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Sivershchyna and Slobozhanschyna directions Russian army shelled Yeline, Medvedivka and Mu...</text:span>
</text:h>
      <text:p text:style-name="P4">
Authors: liveuamap (Language: en)</text:p>
      <text:p text:style-name="P4">
Time: 2023-05-16T-108:38:00</text:p>
      <text:p text:style-name="P4">
Location: Vovchansk (Latitude:50.24051 Longtitude:36.78823)</text:p>
      <text:p text:style-name="P4">
Videos: []</text:p>
      <text:p text:style-name="P4">
Images: []</text:p>
      <text:p text:style-name="P4">
Tags: ["Russia"]</text:p>
      <text:p text:style-name="P4">
Id: 22563269</text:p>
      <!--METADATA-->
      <text:p text:style-name="P4">
At sivershchyna and slBozhanschyna directions Russian Army Shelled Yeline, Medvedivka and Muravyi of Chernihiv Region; VOVKIVKA, Manukhivka, Stukalivka, Iskryskivschyna, Volfyne, Shpyl and Stepok of Sumy Region, Also Kozacha Lopan, Heptyvka, LuykyaantsTSTSTSTSTSTSTSTSTSS Zemlyanky, Starytsyaof Kharkiv Region, - General Staff of Armed Forces of Ukraine Says in Themoring Report</text:p>
      <text:p text:style-name="P4">
News Collection Link:(https://liveuamap.com/en/2023/16-may-at-sivershchyna-and-slobozhanschyna-directions-russian)</text:p>
      <text:p text:style-name="P4">
News Source: <text:a xlink:type="simple" xlink:href="https://t.me/lumsrc/4798" text:style-name="Internet_20_link" text:visited-style-name="Visited_20_Internet_20_Link">
https://t.me/lumsrc/4798</text:a>
</text:p>
      <!--NEWS-->
      <text:h text:style-name="P10" text:outline-level="1">
<text:span text:style-name="T4">
AT Kupyansk Directive Russian Army Welled Dvorichansk, Kamyanka, Krasnoye Pershe, Mitrofanivka ...</text:span>
</text:h>
      <text:p text:style-name="P4">
Authors: liveuamap (Language: en)</text:p>
      <text:p text:style-name="P4">
Time: 2023-05-16T-110:38:00</text:p>
      <text:p text:style-name="P4">
Location: Kupiansk (Latitude:49.6364 Longtitude:37.92)</text:p>
      <text:p text:style-name="P4">
Videos: []</text:p>
      <text:p text:style-name="P4">
Images: []</text:p>
      <text:p text:style-name="P4">
Tags: ["Russia"]</text:p>
      <text:p text:style-name="P4">
Id: 22563268</text:p>
      <!--METADATA-->
      <text:p text:style-name="P4">
At Kupiansk direction Russian army shelled Dvorichanske, Kamyanka, KrasnePershe, Mytrofanivka, Fyholivka, Novomlynsk, Dvorichna, Zapadne, Kindrashivka,Kupyansk, Kyslivka, Tabayivka, Berestove of Kharkiv region and Stelmakhivka ofLuhansk region. Russian aviation conducted airstrike at Kyslivka, - GeneralStaff of Armed Forces of Ukraine says in the morning report</text:p>
      <text:p text:style-name="P4">
News Collection Link: <text:a xlink:type="simple" xlink:href="https://liveuamap.com/en/2023/16-may-at-kupiansk-direction-russian-army-shelled-dvorichanske" text:style-name="Internet_20_link" text:visited-style-name="Visited_20_Internet_20_Link">
https://liveuamap.com/en/2023/16-may-at-kupiansk-direction-russian-army-shelled-dvorichanske</text:a>
</text:p>
      <text:p text:style-name="P4">
News Source: <text:a xlink:type="simple" xlink:href="https://t.me/lumsrc/4799" text:style-name="Internet_20_link" text:visited-style-name="Visited_20_Internet_20_Link">
https://t.me/lumsrc/4799</text:a>
</text:p>
      <!--NEWS-->
      <text:h text:style-name="P10" text:outline-level="1">
<text:span text:style-name="T4">
At Lyman direction Russian army shelled Makiyivka and Bilohorivka of Luhansk region and Verkh...</text:span>
</text:h>
      <text:p text:style-name="P4">
Authors: liveuamap (Language: en)</text:p>
      <text:p text:style-name="P4">
Time: 2023-05-16T-112:38:00</text:p>
      <text:p text:style-name="P4">
Location: Bakhmut (Latitude:48.80573 Longtitude:38.24753)</text:p>
      <text:p text:style-name="P4">
Videos: []</text:p>
      <text:p text:style-name="P4">
Images: []</text:p>
      <text:p text:style-name="P4">
Tags: ["Russia"]</text:p>
      <text:p text:style-name="P4">
Id: 22563267</text:p>
      <!--METADATA-->
      <text:p text:style-name="P4">
At Lyman direction Russian army shelled Makiyivka and Bilohorivka of Luhanskregion and Verkhnokamyanske and Spirne of Donetsk region. Russian aviationconducted airstrike at Spirne, - General Staff of Armed Forces of Ukraine saysin the morning report</text:p>
      <text:p text:style-name="P4">
News Collection Link: <text:a xlink:type="simple" xlink:href="https://liveuamap.com/en/2023/16-may-at-lyman-direction-russian-army-shelled-makiyivka" text:style-name="Internet_20_link" text:visited-style-name="Visited_20_Internet_20_Link">
https://liveuamap.com/en/2023/16-may-at-lyman-direction-russian-army-shelled-makiyivka</text:a>
</text:p>
      <text:p text:style-name="P4">
News Source: <text:a xlink:type="simple" xlink:href="https://t.me/lumsrc/4800" text:style-name="Internet_20_link" text:visited-style-name="Visited_20_Internet_20_Link">
https://t.me/lumsrc/4800</text:a>
</text:p>
      <!--NEWS-->
      <text:h text:style-name="P10" text:outline-level="1">
<text:span text:style-name="T4">
JSU Bakhmut Directio Rusian of the Army Shelled Grigorivka, Bogdanivka, Bakhmut, Ivanivske, Stuposh ...</text:span>
</text:h>
      <text:p text:style-name="P4">
Authors: liveuamap (Language: en)</text:p>
      <text:p text:style-name="P4">
Time: 2023-05-16T-114:38:00</text:p>
      <text:p text:style-name="P4">
Location: Novhorods'ke, Donetsk Oblast (Latitude:48.33478 Longtitude:37.84635)</text:p>
      <text:p text:style-name="P4">
Videos: []</text:p>
      <text:p text:style-name="P4">
Images: []</text:p>
      <text:p text:style-name="P4">
Tags: ["Russia"]</text:p>
      <text:p text:style-name="P4">
Id: 22563266</text:p>
      <!--METADATA-->
      <text:p text:style-name="P4">
At Bakhmut Direction Russian Army Shelled Hryhorivka, Bohdanivka, Bakhmut, Ivanivske, Stupochky, Druzhba, Oleksandro-Shultyne, Pivnichne, Pivnichne, Pivniechne, Pivniene, Pivnie, Pivnne, Pivnne, Pivnne, Pivnne, Pivnie, Pivnie F Donetsk Region, - General Staff of Armedforces of Ukraine Says in the Morning Report</text:p>
      <text:p text:style-name="P4">
News Collection Link:(https://liveuamap.com/en/2023/16-may-at-bakhmut-direction-russian-army-shelled-hryhorivka)</text:p>
      <text:p text:style-name="P4">
News Source: <text:a xlink:type="simple" xlink:href="https://t.me/lumsrc/4801" text:style-name="Internet_20_link" text:visited-style-name="Visited_20_Internet_20_Link">
https://t.me/lumsrc/4801</text:a>
</text:p>
      <!--NEWS-->
      <text:h text:style-name="P10" text:outline-level="1">
<text:span text:style-name="T4">
JSC Avdiivka Directio Rusian of the Army Shelled Steppe, Lastochkin, Avdiivka, Pervomaisk And ...</text:span>
</text:h>
      <text:p text:style-name="P4">
Authors: liveuamap (Language: en)</text:p>
      <text:p text:style-name="P4">
Time: 2023-05-16T-116:38:00</text:p>
      <text:p text:style-name="P4">
Location: Donetsk Oblast (Latitude:48.1268 Longtitude:37.77374)</text:p>
      <text:p text:style-name="P4">
Videos: []</text:p>
      <text:p text:style-name="P4">
Images: []</text:p>
      <text:p text:style-name="P4">
Tags: ["Russia"]</text:p>
      <text:p text:style-name="P4">
Id: 22563265</text:p>
      <!--METADATA-->
      <text:p text:style-name="P4">
At Avdiyivka direction Russian army shelled Stepove, Lastochkyne, Avdiyivka,Pervomayske and Karlivka of Donetsk region. Russian aviation conductedairstrikes at Avdiyivka, - General Staff of Armed Forces of Ukraine says inthe morning report</text:p>
      <text:p text:style-name="P4">
News Collection Link: <text:a xlink:type="simple" xlink:href="https://liveuamap.com/en/2023/16-may-at-avdiyivka-direction-russian-army-shelled-stepove" text:style-name="Internet_20_link" text:visited-style-name="Visited_20_Internet_20_Link">
https://liveuamap.com/en/2023/16-may-at-avdiyivka-direction-russian-army-shelled-stepove</text:a>
</text:p>
      <text:p text:style-name="P4">
News Source: <text:a xlink:type="simple" xlink:href="https://t.me/lumsrc/4802" text:style-name="Internet_20_link" text:visited-style-name="Visited_20_Internet_20_Link">
https://t.me/lumsrc/4802</text:a>
</text:p>
      <!--NEWS-->
      <text:h text:style-name="P10" text:outline-level="1">
<text:span text:style-name="T4">
JSC Marinka Directio Rusian Army Shelled Krasnogorivka, Acute, St. George, Marinka And ...</text:span>
</text:h>
      <text:p text:style-name="P4">
Authors: liveuamap (Language: en)</text:p>
      <text:p text:style-name="P4">
Time: 2023-05-16T-118:38:00</text:p>
      <text:p text:style-name="P4">
Location: Donetsk (Latitude:47.85498 Longtitude:37.47385)</text:p>
      <text:p text:style-name="P4">
Videos: []</text:p>
      <text:p text:style-name="P4">
Images: []</text:p>
      <text:p text:style-name="P4">
Tags: ["Russia"]</text:p>
      <text:p text:style-name="P4">
Id: 22563261</text:p>
      <!--METADATA-->
      <text:p text:style-name="P4">
At Maryinka direction Russian army shelled Krasnohorivka, Hostre, Heorhiyivka,Maryinka and Novomykhaylivka of Donetsk region, - General Staff of ArmedForces of Ukraine says in the morning report</text:p>
      <text:p text:style-name="P4">
News Collection Link: <text:a xlink:type="simple" xlink:href="https://liveuamap.com/en/2023/16-may-at-maryinka-direction-russian-army-shelled-krasnohorivka" text:style-name="Internet_20_link" text:visited-style-name="Visited_20_Internet_20_Link">
https://liveuamap.com/en/2023/16-may-at-maryinka-direction-russian-army-shelled-krasnohorivka</text:a>
</text:p>
      <text:p text:style-name="P4">
News Source: <text:a xlink:type="simple" xlink:href="https://t.me/lumsrc/4803" text:style-name="Internet_20_link" text:visited-style-name="Visited_20_Internet_20_Link">
https://t.me/lumsrc/4803</text:a>
</text:p>
      <!--NEWS-->
      <text:h text:style-name="P10" text:outline-level="1">
<text:span text:style-name="T4">
JSC Shakhtarskoe Directio Rusian of the Army Shelled Kalledar, Wondering, Novoukrainka And And Shah ...</text:span>
</text:h>
      <text:p text:style-name="P4">
Authors: liveuamap (Language: en)</text:p>
      <text:p text:style-name="P4">
Time: 2023-05-16T-120:38:00</text:p>
      <text:p text:style-name="P4">
Location: Velyka Novosilka (Latitude:47.85832 Longtitude:37.00281)</text:p>
      <text:p text:style-name="P4">
Videos: []</text:p>
      <text:p text:style-name="P4">
Images: []</text:p>
      <text:p text:style-name="P4">
Tags: ["Russia"]</text:p>
      <text:p text:style-name="P4">
Id: 22563254</text:p>
      <!--METADATA-->
      <text:p text:style-name="P4">
At Shakhtarske direction Russian army shelled Vuhledar, Prechystivka,Novoukrayinka and Shakhtarske, - General Staff of Armed Forces of Ukraine saysin the morning report</text:p>
      <text:p text:style-name="P4">
News Collection Link: <text:a xlink:type="simple" xlink:href="https://liveuamap.com/en/2023/16-may-at-shakhtarske-direction-russian-army-shelled-vuhledar" text:style-name="Internet_20_link" text:visited-style-name="Visited_20_Internet_20_Link">
https://liveuamap.com/en/2023/16-may-at-shakhtarske-direction-russian-army-shelled-vuhledar</text:a>
</text:p>
      <text:p text:style-name="P4">
News Source: <text:a xlink:type="simple" xlink:href="https://t.me/lumsrc/4804" text:style-name="Internet_20_link" text:visited-style-name="Visited_20_Internet_20_Link">
https://t.me/lumsrc/4804</text:a>
</text:p>
      <!--NEWS-->
      <text:h text:style-name="P10" text:outline-level="1">
<text:span text:style-name="T4">
At Zaporizhzhia and Kherson directions Russian army shelled Burlatske, Vilne Pole, Novopil of...</text:span>
</text:h>
      <text:p text:style-name="P4">
Authors: liveuamap (Language: en)</text:p>
      <text:p text:style-name="P4">
Time: 2023-05-16T-122:38:00</text:p>
      <text:p text:style-name="P4">
Location: Novopavlivsk (Latitude:47.87214 Longtitude:36.67889)</text:p>
      <text:p text:style-name="P4">
Videos: []</text:p>
      <text:p text:style-name="P4">
Images: []</text:p>
      <text:p text:style-name="P4">
Tags: ["Russia"]</text:p>
      <text:p text:style-name="P4">
Id: 22563251</text:p>
      <!--METADATA-->
      <text:p text:style-name="P4">
At Zaporizhzhia and Kherson directions Russian army shelled Burlatske, VilnePole, Novopil of Donetsk region; Olhivske, Malynivka, Huliaipole, Zaliznychne,Huliaipilske, Bilohirya, Mala Tokmachka, Orikhiv and Kamyanske of Zaporizhzhiaregion; Nikopol of Dnipropetrovsk region, also Kherson city. Russian aviationconducted airstrikes at Vilne Pole of Donetsk region; Mala Tokmachka ofZaporizhzhia region and Stanislav and Kizomys of Kherson region, - GeneralStaff of Armed Forces of Ukraine says in the morning report</text:p>
      <text:p text:style-name="P4">
News Collection Link: <text:a xlink:type="simple" xlink:href="https://liveuamap.com/en/2023/16-may-at-zaporizhzhia-and-kherson-directions-russian-army" text:style-name="Internet_20_link" text:visited-style-name="Visited_20_Internet_20_Link">
https://liveuamap.com/en/2023/16-may-at-zaporizhzhia-and-kherson-directions-russian-army</text:a>
</text:p>
      <text:p text:style-name="P4">
News Source: <text:a xlink:type="simple" xlink:href="https://t.me/lumsrc/4805" text:style-name="Internet_20_link" text:visited-style-name="Visited_20_Internet_20_Link">
https://t.me/lumsrc/4805</text:a>
</text:p>
      <!--NEWS-->
      <text:h text:style-name="P10" text:outline-level="1">
<text:span text:style-name="T4">
Russian forces conducting offensive actions at Kupyansk, Bakhmut, Avdiivka and Maryinka direc...</text:span>
</text:h>
      <text:p text:style-name="P4">
Authors: liveuamap (Language: en)</text:p>
      <text:p text:style-name="P4">
Time: 2023-05-16T-124:38:00</text:p>
      <text:p text:style-name="P4">
Location: Donetsk Oblast (Latitude:48.126 Longtitude:37.73649)</text:p>
      <text:p text:style-name="P4">
Videos: []</text:p>
      <text:p text:style-name="P4">
Images: []</text:p>
      <text:p text:style-name="P4">
Tags: ["Russia"]</text:p>
      <text:p text:style-name="P4">
Id: 22563249</text:p>
      <!--METADATA-->
      <text:p text:style-name="P4">
Russian forces conducting offensive actions at Kupyansk, Bakhmut, Avdiivka andMaryinka directions. Ukrainian military had 49 combat engagements with andRussian forces. Russian forces attempting to advance near Masutivka andNovoselivske, Bakhmut and Ivanivske, Maryinka, Avdiyivka, - General Staff ofArmed Forces of Ukraine says in the morning report</text:p>
      <text:p text:style-name="P4">
News Collection Link: <text:a xlink:type="simple" xlink:href="https://liveuamap.com/en/2023/16-may-russian-forces-conducting-offensive-actions-at-kupyansk" text:style-name="Internet_20_link" text:visited-style-name="Visited_20_Internet_20_Link">
https://liveuamap.com/en/2023/16-may-russian-forces-conducting-offensive-actions-at-kupyansk</text:a>
</text:p>
      <text:p text:style-name="P4">
News Source: <text:a xlink:type="simple" xlink:href="https://t.me/lumsrc/4806" text:style-name="Internet_20_link" text:visited-style-name="Visited_20_Internet_20_Link">
https://t.me/lumsrc/4806</text:a>
</text:p>
      <!--NEWS-->
      <text:h text:style-name="P10" text:outline-level="1">
<text:span text:style-name="T4">
Kyiv(22:09). Red Alert: aerial threat. Sirens sounding. Take cover now!</text:span>
</text:h>
      <text:p text:style-name="P4">
Authors: liveuamap (Language: en)</text:p>
      <text:p text:style-name="P4">
Time: 2023-05-16T-73:09:00</text:p>
      <text:p text:style-name="P4">
Location: Kyiv (Latitude:50.44343 Longtitude:30.53022)</text:p>
      <text:p text:style-name="P4">
Videos: []</text:p>
      <text:p text:style-name="P4">
Images: []</text:p>
      <text:p text:style-name="P4">
Tags: ["Europe", "Central and Eastern Europe"]</text:p>
      <text:p text:style-name="P4">
Id: 22563376</text:p>
      <!--METADATA-->
      <text:p text:style-name="P4">
Kyiv(22:09). Red Alert: aerial threat. Sirens sounding. Take cover now!</text:p>
      <text:p text:style-name="P4">
News Collection Link: <text:a xlink:type="simple" xlink:href="https://liveuamap.com/en/2023/16-may-kyiv2209-red-alert-aerial-threat-sireng" text:style-name="Internet_20_link" text:visited-style-name="Visited_20_Internet_20_Link">
https://liveuamap.com/en/2023/16-may-kyiv2209-red-alert-aerial-threat-sireng</text:a>
</text:p>
      <text:p text:style-name="P4">
News Source: <text:a xlink:type="simple" xlink:href="https://t.me/KyivCityOfficial/6708" text:style-name="Internet_20_link" text:visited-style-name="Visited_20_Internet_20_Link">
https://t.me/KyivCityOfficial/6708</text:a>
</text:p>
      <!--NEWS-->
      <text:h text:style-name="P10" text:outline-level="1">
<text:span text:style-name="T4">
Kharkiv, Kharkivska Oblast(20:47). Red Alert: aerial threat. Sirens sounding. Take cover now!</text:span>
</text:h>
      <text:p text:style-name="P4">
Authors: liveuamap (Language: en)</text:p>
      <text:p text:style-name="P4">
Time: 2023-05-16T-83:49:00</text:p>
      <text:p text:style-name="P4">
Location: Kharkiv (Latitude:49.98086 Longtitude:36.25356)</text:p>
      <text:p text:style-name="P4">
Videos: []</text:p>
      <text:p text:style-name="P4">
Images: []</text:p>
      <text:p text:style-name="P4">
Tags: ["Europe", "Central and Eastern Europe"]</text:p>
      <text:p text:style-name="P4">
Id: 22563344</text:p>
      <!--METADATA-->
      <text:p text:style-name="P4">
Kharkiv, Kharkiv region(20:47). Red Alert: aerial threat. Sirens sounding.Take cover now!</text:p>
      <text:p text:style-name="P4">
News Collection Link: <text:a xlink:type="simple" xlink:href="https://liveuamap.com/en/2023/16-may-kharkiv-kharkivska-oblast2047-red-alerg" text:style-name="Internet_20_link" text:visited-style-name="Visited_20_Internet_20_Link">
https://liveuamap.com/en/2023/16-may-kharkiv-kharkivska-oblast2047-red-alerg</text:a>
</text:p>
      <text:p text:style-name="P4">
News Source: <text:a xlink:type="simple" xlink:href="https://t.me/air_alert_ua/45588" text:style-name="Internet_20_link" text:visited-style-name="Visited_20_Internet_20_Link">
https://t.me/air_alert_ua/45588</text:a>
</text:p>
      <!--NEWS-->
      <text:h text:style-name="P10" text:outline-level="1">
<text:span text:style-name="T4">
Odeska Oblast(23:48). Red Alert: aerial threat. Sirens sounding. Take cover now!</text:span>
</text:h>
      <text:p text:style-name="P4">
Authors: liveuamap (Language: en)</text:p>
      <text:p text:style-name="P4">
Time: 2023-05-16T17:49:00</text:p>
      <text:p text:style-name="P4">
Location: Odeska Oblast (Latitude:46.74995 Longtitude:30.2502)</text:p>
      <text:p text:style-name="P4">
Videos: []</text:p>
      <text:p text:style-name="P4">
Images: []</text:p>
      <text:p text:style-name="P4">
Tags: ["Europe", "Central and Eastern Europe"]</text:p>
      <text:p text:style-name="P4">
Id: 22563383</text:p>
      <!--METADATA-->
      <text:p text:style-name="P4">
Odesa region(23:48). Red Alert: aerial threat. Sirens sounding. Take covernow!</text:p>
      <text:p text:style-name="P4">
News Collection Link: <text:a xlink:type="simple" xlink:href="https://liveuamap.com/en/2023/16-may-odeska-oblast2348-red-alert-aerial-thrg" text:style-name="Internet_20_link" text:visited-style-name="Visited_20_Internet_20_Link">
https://liveuamap.com/en/2023/16-may-odeska-oblast2348-red-alert-aerial-thrg</text:a>
</text:p>
      <text:p text:style-name="P4">
News Source: <text:a xlink:type="simple" xlink:href="https://t.me/suspilneodesa/23267" text:style-name="Internet_20_link" text:visited-style-name="Visited_20_Internet_20_Link">
https://t.me/suspilneodesa/23267</text:a>
</text:p>
      <!--NEWS-->
      <text:h text:style-name="P10" text:outline-level="1">
<text:span text:style-name="T4">
Nikolaev, Mykolaiv region, Kherson, Kherson region (23:48). Red Alrt: Aerial Tchretate. WITH...</text:span>
</text:h>
      <text:p text:style-name="P4">
Authors: liveuamap (Language: en)</text:p>
      <text:p text:style-name="P4">
Time: 2023-05-16T17:50:00</text:p>
      <text:p text:style-name="P4">
Location: Mykolaiv (Latitude:46.94876 Longtitude:32.00615)</text:p>
      <text:p text:style-name="P4">
Videos: []</text:p>
      <text:p text:style-name="P4">
Images: []</text:p>
      <text:p text:style-name="P4">
Tags: ["Europe", "Central and Eastern Europe"]</text:p>
      <text:p text:style-name="P4">
Id: 22563385</text:p>
      <!--METADATA-->
      <text:p text:style-name="P4">
Nikolaev, Mykolaiv region, Kherson, Kherson region(23:48). Red Alert:aerial threat. Sirens sounding. Take cover now!</text:p>
      <text:p text:style-name="P4">
News Collection Link: <text:a xlink:type="simple" xlink:href="https://liveuamap.com/en/2023/16-may-mykolaiv-mykolayivska-oblast-kherson-kg" text:style-name="Internet_20_link" text:visited-style-name="Visited_20_Internet_20_Link">
https://liveuamap.com/en/2023/16-may-mykolaiv-mykolayivska-oblast-kherson-kg</text:a>
</text:p>
      <text:p text:style-name="P4">
News Source: <text:a xlink:type="simple" xlink:href="https://t.me/air_alert_ua/45625" text:style-name="Internet_20_link" text:visited-style-name="Visited_20_Internet_20_Link">
https://t.me/air_alert_ua/45625</text:a>
</text:p>
      <!--NEWS-->
      <text:h text:style-name="P10" text:outline-level="1">
<text:span text:style-name="T4">
Cherkasy region, Vinnytsia region, Kirovohrad region (23:58). Red Alrt: Aerial Tchretate. Si...</text:span>
</text:h>
      <text:p text:style-name="P4">
Authors: liveuamap (Language: en)</text:p>
      <text:p text:style-name="P4">
Time: 2023-05-16T17:59:00</text:p>
      <text:p text:style-name="P4">
Location: Cherkaska Oblast (Latitude:49.25000000 Longtitude:31.33333000)</text:p>
      <text:p text:style-name="P4">
Videos: []</text:p>
      <text:p text:style-name="P4">
Images: []</text:p>
      <text:p text:style-name="P4">
Tags: ["Europe", "Central and Eastern Europe"]</text:p>
      <text:p text:style-name="P4">
Id: 22563386</text:p>
      <!--METADATA-->
      <text:p text:style-name="P4">
Cherkasy region, Vinnitsk region, Kirovohrad region(23:58). Red Alert:aerial threat. Sirens sounding. Take cover now!</text:p>
      <text:p text:style-name="P4">
News Collection Link: <text:a xlink:type="simple" xlink:href="https://liveuamap.com/en/2023/16-may-cherkaska-oblast-vinnytska-oblast-kirog" text:style-name="Internet_20_link" text:visited-style-name="Visited_20_Internet_20_Link">
https://liveuamap.com/en/2023/16-may-cherkaska-oblast-vinnytska-oblast-kirog</text:a>
</text:p>
      <text:p text:style-name="P4">
News Source: <text:a xlink:type="simple" xlink:href="https://t.me/air_alert_ua/45628" text:style-name="Internet_20_link" text:visited-style-name="Visited_20_Internet_20_Link">
https://t.me/air_alert_ua/45628</text:a>
</text:p>
      <!--NEWS-->
      <text:h text:style-name="P10" text:outline-level="1">
<text:span text:style-name="T4">
Poltavska Oblast(01:00). Red Alert: aerial threat. Sirens sounding. Take cover now!</text:span>
</text:h>
      <text:p text:style-name="P4">
Authors: liveuamap (Language: en)</text:p>
      <text:p text:style-name="P4">
Time: 2023-05-16T19:01:00</text:p>
      <text:p text:style-name="P4">
Location: Poltavska Oblast (Latitude:49.47772 Longtitude:33.81896)</text:p>
      <text:p text:style-name="P4">
Videos: []</text:p>
      <text:p text:style-name="P4">
Images: []</text:p>
      <text:p text:style-name="P4">
Tags: ["Europe", "Central and Eastern Europe"]</text:p>
      <text:p text:style-name="P4">
Id: 22563388</text:p>
      <!--METADATA-->
      <text:p text:style-name="P4">
Poltava(01:00). Red Alert: aerial threat. Sirens sounding. Take covernow!</text:p>
      <text:p text:style-name="P4">
News Collection Link: <text:a xlink:type="simple" xlink:href="https://liveuamap.com/en/2023/16-may-poltavska-oblast0100-red-alert-aerial-g" text:style-name="Internet_20_link" text:visited-style-name="Visited_20_Internet_20_Link">
https://liveuamap.com/en/2023/16-may-poltavska-oblast0100-red-alert-aerial-g</text:a>
</text:p>
      <text:p text:style-name="P4">
News Source: <text:a xlink:type="simple" xlink:href="https://t.me/suspilnepoltava/11184" text:style-name="Internet_20_link" text:visited-style-name="Visited_20_Internet_20_Link">
https://t.me/suspilnepoltava/11184</text:a>
</text:p>
      <!--NEWS-->
      <text:h text:style-name="P10" text:outline-level="1">
<text:span text:style-name="T4">
Kharkiv, Kharkiv region, Dnipro, Dnipropetrovsk region, Donetsk region (01:01). Red Alrt: ...</text:span>
</text:h>
      <text:p text:style-name="P4">
Authors: liveuamap (Language: en)</text:p>
      <text:p text:style-name="P4">
Time: 2023-05-16T19:02:00</text:p>
      <text:p text:style-name="P4">
Location: Kharkiv (Latitude:49.98076 Longtitude:36.25226)</text:p>
      <text:p text:style-name="P4">
Videos: []</text:p>
      <text:p text:style-name="P4">
Images: []</text:p>
      <text:p text:style-name="P4">
Tags: ["Europe", "Central and Eastern Europe"]</text:p>
      <text:p text:style-name="P4">
Id: 22563389</text:p>
      <!--METADATA-->
      <text:p text:style-name="P4">
Kharkiv, Kharkiv region, Dnipro, Dnipropetrovsk region, Donetsk block(01:01). Red Alert: aerial threat. Sirens sounding. Take cover now!</text:p>
      <text:p text:style-name="P4">
News Collection Link: <text:a xlink:type="simple" xlink:href="https://liveuamap.com/en/2023/16-may-kharkiv-kharkivska-oblast-dnipro-dniprg" text:style-name="Internet_20_link" text:visited-style-name="Visited_20_Internet_20_Link">
https://liveuamap.com/en/2023/16-may-kharkiv-kharkivska-oblast-dnipro-dniprg</text:a>
</text:p>
      <text:p text:style-name="P4">
News Source: <text:a xlink:type="simple" xlink:href="https://t.me/air_alert_ua/45645" text:style-name="Internet_20_link" text:visited-style-name="Visited_20_Internet_20_Link">
https://t.me/air_alert_ua/45645</text:a>
</text:p>
      <!--NEWS-->
      <text:h text:style-name="P10" text:outline-level="1">
<text:span text:style-name="T4">
Zaporizka Oblast(01:03). Red Alert: aerial threat. Sirens sounding. Take cover now!</text:span>
</text:h>
      <text:p text:style-name="P4">
Authors: liveuamap (Language: en)</text:p>
      <text:p text:style-name="P4">
Time: 2023-05-16T19:04:00</text:p>
      <text:p text:style-name="P4">
Location: Zaporizka Oblast (Latitude:47.612331 Longtitude:35.764841)</text:p>
      <text:p text:style-name="P4">
Videos: []</text:p>
      <text:p text:style-name="P4">
Images: []</text:p>
      <text:p text:style-name="P4">
Tags: ["Europe", "Central and Eastern Europe"]</text:p>
      <text:p text:style-name="P4">
Id: 22563390</text:p>
      <!--METADATA-->
      <text:p text:style-name="P4">
Zaporizhzhia region(01:03). Red Alert: aerial threat. Sirens sounding. Take covernow!</text:p>
      <text:p text:style-name="P4">
News Collection Link: <text:a xlink:type="simple" xlink:href="https://liveuamap.com/en/2023/16-may-zaporizka-oblast0103-red-alert-aerial-g" text:style-name="Internet_20_link" text:visited-style-name="Visited_20_Internet_20_Link">
https://liveuamap.com/en/2023/16-may-zaporizka-oblast0103-red-alert-aerial-g</text:a>
</text:p>
      <text:p text:style-name="P4">
News Source: <text:a xlink:type="simple" xlink:href="https://t.me/air_alert_ua/45646" text:style-name="Internet_20_link" text:visited-style-name="Visited_20_Internet_20_Link">
https://t.me/air_alert_ua/45646</text:a>
</text:p>
      <!--NEWS-->
      <text:h text:style-name="P10" text:outline-level="1">
<text:span text:style-name="T4">
Zaporizka Oblast(02:51). Red Alert: aerial threat. Sirens sounding. Take cover now!</text:span>
</text:h>
      <text:p text:style-name="P4">
Authors: liveuamap (Language: en)</text:p>
      <text:p text:style-name="P4">
Time: 2023-05-16T20:51:00</text:p>
      <text:p text:style-name="P4">
Location: Zaporizka Oblast (Latitude:47.611751 Longtitude:35.765111)</text:p>
      <text:p text:style-name="P4">
Videos: []</text:p>
      <text:p text:style-name="P4">
Images: []</text:p>
      <text:p text:style-name="P4">
Tags: ["Europe", "Central and Eastern Europe"]</text:p>
      <text:p text:style-name="P4">
Id: 22563391</text:p>
      <!--METADATA-->
      <text:p text:style-name="P4">
Zaporizhzhia region(02:51). Red Alert: aerial threat. Sirens sounding. Take covernow!</text:p>
      <text:p text:style-name="P4">
News Collection Link: <text:a xlink:type="simple" xlink:href="https://liveuamap.com/en/2023/17-may-zaporizka-oblast0251-red-alert-aerial-g" text:style-name="Internet_20_link" text:visited-style-name="Visited_20_Internet_20_Link">
https://liveuamap.com/en/2023/17-may-zaporizka-oblast0251-red-alert-aerial-g</text:a>
</text:p>
      <text:p text:style-name="P4">
News Source: <text:a xlink:type="simple" xlink:href="https://t.me/air_alert_ua/45652" text:style-name="Internet_20_link" text:visited-style-name="Visited_20_Internet_20_Link">
https://t.me/air_alert_ua/45652</text:a>
</text:p>
      <!--NEWS-->
      <text:h text:style-name="P10" text:outline-level="1">
<text:span text:style-name="T4">
Kherson, Khersonska Oblast(03:09). Red Alert: aerial threat. Sirens sounding. Take cover now!</text:span>
</text:h>
      <text:p text:style-name="P4">
Authors: liveuamap (Language: en)</text:p>
      <text:p text:style-name="P4">
Time: 2023-05-16T21:15:00</text:p>
      <text:p text:style-name="P4">
Location: Kherson (Latitude:46.65502 Longtitude:32.6179)</text:p>
      <text:p text:style-name="P4">
Videos: []</text:p>
      <text:p text:style-name="P4">
Images: []</text:p>
      <text:p text:style-name="P4">
Tags: ["Europe", "Central and Eastern Europe"]</text:p>
      <text:p text:style-name="P4">
Id: 22563392</text:p>
      <!--METADATA-->
      <text:p text:style-name="P4">
Kherson, Kherson region(03:09). Red Alert: aerial threat. Sirens sounding.Take cover now!</text:p>
      <text:p text:style-name="P4">
News Collection Link: <text:a xlink:type="simple" xlink:href="https://liveuamap.com/en/2023/17-may-kherson-khersonska-oblast0309-red-alerg" text:style-name="Internet_20_link" text:visited-style-name="Visited_20_Internet_20_Link">
https://liveuamap.com/en/2023/17-may-kherson-khersonska-oblast0309-red-alerg</text:a>
</text:p>
      <text:p text:style-name="P4">
News Source: <text:a xlink:type="simple" xlink:href="https://t.me/air_alert_ua/45653" text:style-name="Internet_20_link" text:visited-style-name="Visited_20_Internet_20_Link">
https://t.me/air_alert_ua/45653</text:a>
</text:p>
      <!--NEWS-->
      <text:h text:style-name="P10" text:outline-level="1">
<text:span text:style-name="T4">
Donetsk Oblast(04:05). Red Alert: aerial threat. Sirens sounding. Take cover now!</text:span>
</text:h>
      <text:p text:style-name="P4">
Authors: liveuamap (Language: en)</text:p>
      <text:p text:style-name="P4">
Time: 2023-05-16T22:06:00</text:p>
      <text:p text:style-name="P4">
Location: Donetsk Oblast (Latitude:48.72708 Longtitude:37.57765)</text:p>
      <text:p text:style-name="P4">
Videos: []</text:p>
      <text:p text:style-name="P4">
Images: []</text:p>
      <text:p text:style-name="P4">
Tags: ["Europe", "Central and Eastern Europe"]</text:p>
      <text:p text:style-name="P4">
Id: 22563393</text:p>
      <!--METADATA-->
      <text:p text:style-name="P4">
Donetsk Oblast(04:05). Red Alert: aerial threat. Sirens sounding. Take covernow!</text:p>
      <text:p text:style-name="P4">
News Collection Link: <text:a xlink:type="simple" xlink:href="https://liveuamap.com/en/2023/17-may-donetsk-oblast0405-red-alert-aerial-thg" text:style-name="Internet_20_link" text:visited-style-name="Visited_20_Internet_20_Link">
https://liveuamap.com/en/2023/17-may-donetsk-oblast0405-red-alert-aerial-thg</text:a>
</text:p>
      <text:p text:style-name="P4">
News Source: <text:a xlink:type="simple" xlink:href="https://t.me/air_alert_ua/45656" text:style-name="Internet_20_link" text:visited-style-name="Visited_20_Internet_20_Link">
https://t.me/air_alert_ua/45656</text:a>
</text:p>
      <!--NEWS-->
      <text:h text:style-name="P10" text:outline-level="1">
<text:span text:style-name="T4">
Kharkiv, Kharkivska Oblast(05:01). Red Alert: aerial threat. Sirens sounding. Take cover now!</text:span>
</text:h>
      <text:p text:style-name="P4">
Authors: liveuamap (Language: en)</text:p>
      <text:p text:style-name="P4">
Time: 2023-05-16T23:02:00</text:p>
      <text:p text:style-name="P4">
Location: Kharkiv (Latitude:49.98081000 Longtitude:36.25272000)</text:p>
      <text:p text:style-name="P4">
Videos: []</text:p>
      <text:p text:style-name="P4">
Images: []</text:p>
      <text:p text:style-name="P4">
Tags: ["Europe", "Central and Eastern Europe"]</text:p>
      <text:p text:style-name="P4">
Id: 22563394</text:p>
      <!--METADATA-->
      <text:p text:style-name="P4">
Kharkiv, Kharkiv region(05:01). Red Alert: aerial threat. Sirens sounding.Take cover now!</text:p>
      <text:p text:style-name="P4">
News Collection Link: <text:a xlink:type="simple" xlink:href="https://liveuamap.com/en/2023/17-may-kharkiv-kharkivska-oblast0501-red-alerg" text:style-name="Internet_20_link" text:visited-style-name="Visited_20_Internet_20_Link">
https://liveuamap.com/en/2023/17-may-kharkiv-kharkivska-oblast0501-red-alerg</text:a>
</text:p>
      <text:p text:style-name="P4">
News Source: <text:a xlink:type="simple" xlink:href="https://t.me/air_alert_ua/45658" text:style-name="Internet_20_link" text:visited-style-name="Visited_20_Internet_20_Link">
https://t.me/air_alert_ua/45658</text:a>
</text:p>
      <!--NEWS-->
      <text:h text:style-name="P10" text:outline-level="1">
<text:span text:style-name="T4">
Artillerymen of the Navy of the Armed Forces of Ukraine destroyed Russian 2C4 "Tulip"</text:span>
</text:h>
      <text:p text:style-name="P4">
Author: ['АРМІЯINFORM']</text:p>
      <text:p text:style-name="P4">
Time: 2023-05-16T37:00:00-04:00</text:p>
      <text:p text:style-name="P4">
Description: Ukrainian Vіsysovo Service in the back of the pipe was zeded 240-mm minem 2s4 “Tulip” ... War with Ukraine 2022, war with Ukraine Latest News today, News War with Ukraine 2022 The last ones for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tuyflpan.jpg" text:style-name="Internet_20_link" text:visited-style-name="Visited_20_Internet_20_Link">
tuyflpan.jpg</text:a>
']</text:p>
      <text:p text:style-name="P4">
Tags: ['STOPRUSSIA', 'АГРЕСІЯ РФ', 'ВТОРГНЕННЯ РФ', 'ТЮЛЬПАН']</text:p>
      <text:p text:style-name="P4">
Category: News</text:p>
      <!--METADATA-->
      <text:p text:style-name="P4">
<draw:frame draw:style-name="fr1" draw:name="Image2" text:anchor-type="as-char" svg:width="6.9236in" svg:height="3.892787in" draw:z-index="0">
<draw:image xlink:href="../Images/AРМІЯINFORM/2023-05-16T37-00-00-04-00/tuyflpan.jpg" xlink:type="simple" xlink:show="embed" xlink:actuate="onLoad" draw:mime-type="image/jpeg"/>
</draw:frame>
Illustrative photo</text:p>
      <text:p text:style-name="P4">
Ukrainian servicemen destroyed the 240-mm mortar 2C4 "tulip" of the Russian occupation army-the car tried to escape from the "eyes" of our defenders, but the acillery artillerymen with a high precision shot destroying equipment.</text:p>
      <text:p text:style-name="P4">
News Source: <text:a xlink:type="simple" xlink:href="https://armyinform.com.ua/2023/05/16/artylerysty-vms-zs-ukrayiny-znyshhyly-rosijskyj-2s4-tyulpan/" text:style-name="Internet_20_link" text:visited-style-name="Visited_20_Internet_20_Link">
https://armyinform.com.ua/2023/05/16/artylerysty-vms-zs-ukrayiny-znyshhyly-rosijskyj-2s4-tyulpan/</text:a>
</text:p>
      <!--NEWS-->
      <text:h text:style-name="P10" text:outline-level="1">
<text:span text:style-name="T4">
Ukrainians in Abu Dhabi will hold a large-scale event for embroidery day</text:span>
</text:h>
      <text:p text:style-name="P4">
Author: ['АРМІЯINFORM']</text:p>
      <text:p text:style-name="P4">
Time: 2023-05-16T38:00:00-04:00</text:p>
      <text:p text:style-name="P4">
Description: Ukrainian Zhinocha izhitivati in the oi request for the culture of Ukryanka Vishivanka: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6986699_555181159878251_5172262503197863323_n.jpg" text:style-name="Internet_20_link" text:visited-style-name="Visited_20_Internet_20_Link">
346986699_555181159878251_5172262503197863323_n.jpg</text:a>
']</text:p>
      <text:p text:style-name="P4">
Tags: ['ДЕНЬ ВИШИВАНКИ', 'ДЕНЬ ВИШИВАНКИ В ОАЕ', 'ОАЕ', 'УКРАЇНСЬКА ДІАСПОРА']</text:p>
      <text:p text:style-name="P4">
Category: News</text:p>
      <!--METADATA-->
      <text:p text:style-name="P4">
<draw:frame draw:style-name="fr1" draw:name="Image3" text:anchor-type="as-char" svg:width="6.9236in" svg:height="5.804039in" draw:z-index="0">
<draw:image xlink:href="../Images/AРМІЯINFORM/2023-05-16T38-00-00-04-00/346986699_555181159878251_5172262503197863323_n.jpg" xlink:type="simple" xlink:show="embed" xlink:actuate="onLoad" draw:mime-type="image/jpeg"/>
</draw:frame>
The Ukrainian Women's Initiative to the UAE invites the cultural event "Ukrainian-Savivanka: in a century to the present", which will take place on May 21 in Abu-Dabiz occasion of Embroidery Day. About this <text:a xlink:type="simple" xlink:href="https://www.facebook.com/Ukrainianwomen.me/posts/pfbid034NrTm2ikWiYWcW5wj5woYdGVnsQVygPbwjXJBaPsEgkx5qJrp1KuCQj4dVadH3Gil" text:style-name="Internet_20_link" text:visited-style-name="Visited_20_Internet_20_Link">
it is referred</text:a>
On the Facebook page of the Ukrainian women's initiative in the UAE.</text:p>
      <text:p text:style-name="P4">
The event combines workshops, lectures and folklore performances, through which will be able to learn about Ukrainian culture, traditions, and Ukrainian. The event is open and free of charge for the participation of representatives of nationalities.</text:p>
      <text:p text:style-name="P4">
“On the occasion of Vyshivanka Day, on May 21, 2023, the Ukrainian women's female in the UAE invites the Ukrainian Vyshivanka to the UAE. The event combines workshops, lectures and folklorevis, through which visitors will be able to learn about Ukrainian culture, traditions, and Ukrainian embroidery in particular.</text:p>
      <text:p text:style-name="P4">
Visitors and participants will be able to enjoy the exhibition of Ukrainian embroideries, performances of children's and adult creative teams and, of course, try to master in the mastery of traditional Ukrainian embroidery and the creation of a doll-motivated framework of two free workshops, ”the message reads.</text:p>
      <text:p text:style-name="P4">
It is noted that the event will be supported by Abu Dhabi Creative Hub, Embassy of Ukraine in the UAE, the Red Viburnum ensemble, Ukrainian schools of WABU-Dhabi "Sofia" and "Divosvit".</text:p>
      <text:p text:style-name="P4">
“The event is open and free to participate in all nationalities. Therefore, we invite Ukrainians, foreigners and locks to learn more about Ukrainian culture and its traditions, ”the message reads.</text:p>
      <text:p text:style-name="P4">
It is also reported that master classes are designed for 14+ audience. They need a preliminary registration at the link, which is indicated by the organization of the organizers. The main language of the event will be English.</text:p>
      <text:p text:style-name="P4">
Visitors are also offered a dress code: “We encourage Urainets and foreigners(who have embroidery)come in embroidery. At the same time, please adhere to a local dress code(Closed shoulders and clothing clothing, opasseal tissue).</text:p>
      <text:p text:style-name="P4">
З нетерпінням чекаємо на зустріч!», — зазначають оргнаізатори.</text:p>
      <text:p text:style-name="P4">
News Source: <text:a xlink:type="simple" xlink:href="https://armyinform.com.ua/2023/05/16/ukrayinczi-v-abu-dabi-provedut-masshtabnu-podiyu-do-dnya-vyshyvanky/" text:style-name="Internet_20_link" text:visited-style-name="Visited_20_Internet_20_Link">
https://armyinform.com.ua/2023/05/16/ukrayinczi-v-abu-dabi-provedut-masshtabnu-podiyu-do-dnya-vyshyvanky/</text:a>
</text:p>
      <!--NEWS-->
      <text:h text:style-name="P10" text:outline-level="1">
<text:span text:style-name="T4">
Estonian sappers are ready to help Ukraine in demining territories</text:span>
</text:h>
      <text:p text:style-name="P4">
Author: ['АРМІЯINFORM']</text:p>
      <text:p text:style-name="P4">
Time: 2023-05-16T39:00:00-04:00</text:p>
      <text:p text:style-name="P4">
Description: ESTONSIKI SARENS OF READY OF READY, SCHOTO VIKHAITS IN KONAINA TA DOPOMAGATIS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mceu-89297240411684153913672.jpg" text:style-name="Internet_20_link" text:visited-style-name="Visited_20_Internet_20_Link">
mceu-89297240411684153913672.jpg</text:a>
']</text:p>
      <text:p text:style-name="P4">
Tags: ['ЕСТОНІЯ', 'ІГОР КЛИМЕНКО', 'ЛАУРІ ЛЯЕНЕМЕТС', 'МВС ЕСТОНІЇ', 'МВС УКРАЇН']</text:p>
      <text:p text:style-name="P4">
Category: News</text:p>
      <!--METADATA-->
      <text:p text:style-name="P4">
<draw:frame draw:style-name="fr1" draw:name="Image4" text:anchor-type="as-char" svg:width="6.9236in" svg:height="4.558037in" draw:z-index="0">
<draw:image xlink:href="../Images/AРМІЯINFORM/2023-05-16T39-00-00-04-00/mceu-89297240411684153913672.jpg" xlink:type="simple" xlink:show="embed" xlink:actuate="onLoad" draw:mime-type="image/jpeg"/>
</draw:frame>
The Estonian sappers are in full readiness to leave our territories to Ukraine. This was stated during a meeting with the Minister of International Affairs of Ukraine Igor Klimenko by the Head of the Ministry of Internal Affairs of Estonia Laurilyaemetts, <text:a xlink:type="simple" xlink:href="https://mvs.gov.ua/uk/news/igor-klimenko-mvs-gotuje-kompleks-zaxodiv-abi-minimizuvati-vikliki-iaki-cekatimut-krayinu-pislia-zaversennia-viini" text:style-name="Internet_20_link" text:visited-style-name="Visited_20_Internet_20_Link">
informs</text:a>
The press service of the Ministry of Internal Affairs of Ukraine.</text:p>
      <text:p text:style-name="P4">
“Estonian sappers have a full willingness to go to Ukraine to help change the territories,” said Lauri Laenemets.</text:p>
      <text:p text:style-name="P4">
In turn, the head of the Ministry of Internal Affairs of Ukraine Igor Klimenko said during the meeting that about a thousand MIA sappers are engaged in the prompt demining of Ukraine. They have already managed to change and dispose of about half a million and dangerous objects since the beginning of the war, however, Ukraine continues to resolve themselves as one of the most substantial countries in the world.</text:p>
      <text:p text:style-name="P4">
Igor Klimenko thanked the Estonian colleagues for the comprehensive support of Ukraine with a full -scale invasion of Russia and stressed that Ukraine is constantly holding a contact with the Estonia authorities.</text:p>
      <text:p text:style-name="P4">
He also told the Minister of Internal Affairs of Estonia Lauri Laememets, in addition to constant fighting in Ukraine, the Ministry of Internal Affairs prepares a special law to form a security environment after the end of the war.</text:p>
      <ul>
        <li>
We appealed to the Estonia Government to assist the Ukrainian Interior Ministry in order to form a safe environment after the end of hostilities in our Ukraine. We try to take the best in every country and we are grateful to Estonia with the feedback that we get every time, - said Igor Klimenko.</li>
      </ul>
      <text:p text:style-name="P4">
He also explained that Ukrainian investigators continue to document Russia's novations daily in Ukraine.</text:p>
      <text:p text:style-name="P4">
In his turn, Estonia Minister Lauri Laenemets noted that Estonia supports Ukraine and that Russian criminals should be held reference.</text:p>
      <ul>
        <li>
We support the efforts of Ukraine to create a special tribunal to bring to justice all military criminals. We are confident that existing pressure on Russia will intensify, - said the head of the Ministry of Internal Affairs of Estonia.</li>
      </ul>
      <text:p text:style-name="P4">
He also thanked the Ukrainian people for the struggle and noted that the safety of all Europe depends on peace.According to him, he personally and all the Estonia government will make every effort to help Ukraine even more.</text:p>
      <ul>
        <li>
We support the efforts of Ukraine to create a special tribunal to bring to justice all military criminals. We are confident that existing pressure on Russia will intensify, - said the head of the Ministry of Internal Affairs of Estonia.</li>
      </ul>
      <text:p text:style-name="P4">
News Source: <text:a xlink:type="simple" xlink:href="https://armyinform.com.ua/2023/05/16/estonski-sapery-gotovi-dopomogty-ukrayini-u-rozminuvanni-terytorij/" text:style-name="Internet_20_link" text:visited-style-name="Visited_20_Internet_20_Link">
https://armyinform.com.ua/2023/05/16/estonski-sapery-gotovi-dopomogty-ukrayini-u-rozminuvanni-terytorij/</text:a>
</text:p>
      <!--NEWS-->
      <text:h text:style-name="P10" text:outline-level="1">
<text:span text:style-name="T4">
The Russian Federation will not calm down as long as it exists in the current limits - Alexei Danilov</text:span>
</text:h>
      <text:p text:style-name="P4">
Author: ['АРМІЯINFORM']</text:p>
      <text:p text:style-name="P4">
Time: 2023-05-16T40:00:00-04:00</text:p>
      <text:p text:style-name="P4">
Description: The Russian Federation is a shameless Lider for Kilkista of the Monastery of Conflikt, I do not argue, ... The war with Ukraine 2022, the war with Ukraine is the latest news today, the News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47094697_143386455384204_6070686055080527656_n.jpg" text:style-name="Internet_20_link" text:visited-style-name="Visited_20_Internet_20_Link">
347094697_143386455384204_6070686055080527656_n.jpg</text:a>
']</text:p>
      <text:p text:style-name="P4">
Tags: ['ОЛЕКСІЙ ДАНІЛОВ', 'РНБО']</text:p>
      <text:p text:style-name="P4">
Category: News</text:p>
      <!--METADATA-->
      <text:p text:style-name="P4">
<draw:frame draw:style-name="fr1" draw:name="Image5" text:anchor-type="as-char" svg:width="6.9236in" svg:height="4.615733in" draw:z-index="0">
<draw:image xlink:href="../Images/AРМІЯINFORM/2023-05-16T40-00-00-04-00/347094697_143386455384204_6070686055080527656_n.jpg" xlink:type="simple" xlink:show="embed" xlink:actuate="onLoad" draw:mime-type="image/jpeg"/>
</draw:frame>
Sekretarz Rady Bezpieczeństwa Narodowego and Obry Ukrainian Ołeksij DaniłowPodczas Wywiadu W Kijowie, UKRAINA, 22 MarCA 2023</text:p>
      <text:p text:style-name="P4">
The Russian Federation is an indisputable leader in the number of conflicts in the world, and it is not possible as long as exists in the current limits. This was emphasized by the Secretaries of National Security and Defense of Ukraine Alexey Danilov in an interview for the Facts of the Week on ICTV on Monday, May 15, 2023.</text:p>
      <text:p text:style-name="P4">
“Chechnya is occupied by the Russian Federation today. In 2008, Putin committed an act of aggression on a non -volatile Georgia. In the summer of 2014, the Russian Military SPRK BUK destroyed aircraft. In 2014, the Russians invaded our country ... ” - reminded Vavdanilov.</text:p>
      <text:p text:style-name="P4">
Unfortunately, the NSDC secretary noted, the civilized world then "worried, worried, but did not make any decisions regarding the aggressor country."</text:p>
      <text:p text:style-name="P4">
To date, he emphasized, "there is no decision on the future of Russia after war" because it "is a hostage of illusions about Russia's power through nuclear potential."</text:p>
      <text:p text:style-name="P4">
"If someone believes that Russia should stay in the same form in which it is a Blado of War, after our victory, then the question of activation of Russian swinging, imperialism," said Alexei Danilov, adding that then RFProtrotag will succeed in aggression about aggression another country. "They will calm down if they exist within the limits in which they exist," he saved.</text:p>
      <text:p text:style-name="P4">
News Source: <text:a xlink:type="simple" xlink:href="https://armyinform.com.ua/2023/05/16/rf-ne-zaspokoyitsya-dopoky-isnuvatyme-v-nynishnih-mezhah-oleksij-danilov/" text:style-name="Internet_20_link" text:visited-style-name="Visited_20_Internet_20_Link">
https://armyinform.com.ua/2023/05/16/rf-ne-zaspokoyitsya-dopoky-isnuvatyme-v-nynishnih-mezhah-oleksij-danilov/</text:a>
</text:p>
      <!--NEWS-->
      <text:h text:style-name="P10" text:outline-level="1">
<text:span text:style-name="T4">
More than 150,000 occupiers remain in the temporarily occupied territories of southern Ukraine</text:span>
</text:h>
      <text:p text:style-name="P4">
Author: ['АРМІЯINFORM']</text:p>
      <text:p text:style-name="P4">
Time: 2023-05-16T41:00:00-04:00</text:p>
      <text:p text:style-name="P4">
Description: The power-agresor of Rosiya Primusovovo to write the cyville in the population of perpetual Teritors ... The war with Ukraine 2022, the war with Ukraine is the latest news today, the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20230515-01.jpg" text:style-name="Internet_20_link" text:visited-style-name="Visited_20_Internet_20_Link">
20230515-01.jpg</text:a>
']</text:p>
      <text:p text:style-name="P4">
Tags: ['ГУР МО УКРАЇНИ']</text:p>
      <text:p text:style-name="P4">
Category: News</text:p>
      <!--METADATA-->
      <text:p text:style-name="P4">
<draw:frame draw:style-name="fr1" draw:name="Image6" text:anchor-type="as-char" svg:width="6.9236in" svg:height="4.367638in" draw:z-index="0">
<draw:image xlink:href="../Images/AРМІЯINFORM/2023-05-16T41-00-00-04-00/20230515-01.jpg" xlink:type="simple" xlink:show="embed" xlink:actuate="onLoad" draw:mime-type="image/jpeg"/>
</draw:frame>
The aggressor state of Russia forcibly exports civilian population from the occupied territories of Kherson and Zaporizhzhya regions, including the staff of the captured AAP in Energodar.</text:p>
      <text:p text:style-name="P4">
“It is about people who either deliberately worked on the aggressor or were forced to do. They are told that hostilities will soon begin, that this territory will be fired and bombed, so they will convince and work with the Russians, ”said Andrey Chernyak, a representative of the RBC-Ukraine.</text:p>
      <text:p text:style-name="P4">
According to a representative of the military intelligence of Ukraine, the so-called evacuation of the packed territories of southern Ukraine, Russians use as a screen to carry counterintelligence and filtration measures: “They, first, are bad that the population can observe their preparation for battles-that is, certain counterintelligence measures. It is also filtration, because, first of all, there is a forced export of the pro -Ukrainian population. And thirdly, the Russians are afraid of holding in these territories of some guerrilla movement and internal resistance, ”Andrey Chernyak said.</text:p>
      <text:p text:style-name="P4">
At the same time a representative of the GUR of the Ministry of Defense of Ukraine <text:a xlink:type="simple" xlink:href="https://www.rbc.ua/rus/news/zhest-dobroyi-voli-chi-pochali-rosiyani-tikati-1684096645.html" text:style-name="Internet_20_link" text:visited-style-name="Visited_20_Internet_20_Link">
reported</text:a>
that the removal of Russian combat units from Zaporizhzhya, or from the Kherson regions, is not being recorded. In the occupied territories of these two regions, there are now approximately 152 thousand personnel of enemy troops, and all their actions indicate that they are preparing a pre -defense.</text:p>
      <text:p text:style-name="P4">
News Source: <text:a xlink:type="simple" xlink:href="https://armyinform.com.ua/2023/05/16/na-okupovanyh-terytoriyah-pivdnya-ukrayiny-zalyshayetsya-ponad-150-tysyach-okupantiv/" text:style-name="Internet_20_link" text:visited-style-name="Visited_20_Internet_20_Link">
https://armyinform.com.ua/2023/05/16/na-okupovanyh-terytoriyah-pivdnya-ukrayiny-zalyshayetsya-ponad-150-tysyach-okupantiv/</text:a>
</text:p>
      <!--NEWS-->
      <text:h text:style-name="P10" text:outline-level="1">
<text:span text:style-name="T4">
With the assistance of the Ministry of Reintegration, a number of international humanitarian conventions have been translated</text:span>
</text:h>
      <text:p text:style-name="P4">
Author: ['АРМІЯINFORM']</text:p>
      <text:p text:style-name="P4">
Time: 2023-05-16T42:00:00-04:00</text:p>
      <text:p text:style-name="P4">
Description: For an ethnic stagnation to the practice of the norms of the minute humanitarian law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1-51-1.jpg" text:style-name="Internet_20_link" text:visited-style-name="Visited_20_Internet_20_Link">
1-51-1.jpg</text:a>
']</text:p>
      <text:p text:style-name="P4">
Tags: []</text:p>
      <text:p text:style-name="P4">
Category: News</text:p>
      <!--METADATA-->
      <text:p text:style-name="P4">
<draw:frame draw:style-name="fr1" draw:name="Image7" text:anchor-type="as-char" svg:width="6.9236in" svg:height="4.038767in" draw:z-index="0">
<draw:image xlink:href="../Images/AРМІЯINFORM/2023-05-16T42-00-00-04-00/1-51-1.jpg" xlink:type="simple" xlink:show="embed" xlink:actuate="onLoad" draw:mime-type="image/jpeg"/>
</draw:frame>
For the effective application of the rules of international humanitarian right -wing, the translation of 29 existing international houses in Ukraine organized the rules of international humanitarian right. About this <text:a xlink:type="simple" xlink:href="https://minre.gov.ua/2023/05/15/za-spryyannya-minreintegracziyi-zdijsneno-pereklad-nyzky-konvenczij-z-mizhnarodnogo-gumanitarnogo-prava/" text:style-name="Internet_20_link" text:visited-style-name="Visited_20_Internet_20_Link">
reported</text:a>
On the Ministry of Reintegration.</text:p>
      <text:p text:style-name="P4">
<text:span text:style-name="T4">
 Among them, including: </text:span>
</text:p>
      <text:p text:style-name="P4">
_– protocols to Geneva Conventions concerning the protection of victims of international and international armed conflict; _</text:p>
      <text:p text:style-name="P4">
_– Convention on the prevention of and punishment for a crime of genocide; _</text:p>
      <text:p text:style-name="P4">
_– Protocol on the protection of cultural values in case of armed conflict; _</text:p>
      <text:p text:style-name="P4">
_– the Convention on the Prohibition or Restriction of the Use of Certain Types of Common Medical Officials that may be considered to be excessive damage or have a non -selective effect; _</text:p>
      <text:p text:style-name="P4">
_- UN Statute and the Statute of the International Court of Justice of the United Nations; _</text:p>
      <text:p text:style-name="P4">
_– Convention on improving the fate of the wounded and patients in active armies; _</text:p>
      <text:p text:style-name="P4">
_– Geneva Convention on the Treatment of Prisoners of Pursuing; _</text:p>
      <text:p text:style-name="P4">
_– Convention on the protection of civilian population during the war; _</text:p>
      <text:p text:style-name="P4">
_– protocol on the ban on the use of suffocating, poisonous or other gases, and also by bacteriological methods of warfare; _</text:p>
      <text:p text:style-name="P4">
<text:span text:style-name="T5">
– Protocol on the ban or restriction of the use of mines, min-traps and other devices.</text:span>
</text:p>
      <text:p text:style-name="P4">
This was necessary because the majority of these documents in Ukraine did not have a translation in Ukraine, or had an outdated, still Soviet version. This did not allow the right to apply these norms by Ukrainian lawyers, military and authorities.</text:p>
      <text:p text:style-name="P4">
The translation was carried out by LLC "Pro-Consulting", with which the Ministry of reintegration has relevant a memorandum.</text:p>
      <text:p text:style-name="P4">
Documents, which are more than 200 pages of texts, have already been sent to the Foreign Ministry for the official approval.</text:p>
      <text:p text:style-name="P4">
News Source: <text:a xlink:type="simple" xlink:href="https://armyinform.com.ua/2023/05/16/za-spryyannya-minreintegracziyi-zdijsneno-pereklad-nyzky-konvenczij-z-mizhnarodnogo-gumanitarnogo-prava/" text:style-name="Internet_20_link" text:visited-style-name="Visited_20_Internet_20_Link">
https://armyinform.com.ua/2023/05/16/za-spryyannya-minreintegracziyi-zdijsneno-pereklad-nyzky-konvenczij-z-mizhnarodnogo-gumanitarnogo-prava/</text:a>
</text:p>
      <!--NEWS-->
      <text:h text:style-name="P10" text:outline-level="1">
<text:span text:style-name="T4">
“The Wagnerovtsy car drove up. I don't know where my Oksana is now " - cross -country gor</text:span>
</text:h>
      <text:p text:style-name="P4">
Author: ['АРМІЯINFORM']</text:p>
      <text:p text:style-name="P4">
Time: 2023-05-16T43:00:00-04:00</text:p>
      <text:p text:style-name="P4">
Description: Zhinka (cyvil) in telephone Rozmovі Rozmovіd about Vikranny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text:p>
      <text:p text:style-name="P4">
Category: News</text:p>
      <!--METADATA-->
      <text:p text:style-name="P4">
Woman(Civil)From Severodonetsk in a telephone conversation tells the vanquishing of "Wagnets" of two civilians and illegal appropriation.</text:p>
      <text:p text:style-name="P4">
News Source: <text:a xlink:type="simple" xlink:href="https://armyinform.com.ua/2023/05/16/pod%d1%8aehala-mashyna-vagnerovczev-ya-ne-znayu-gde-moya-oksana-teper-perehoplennya-gur/" text:style-name="Internet_20_link" text:visited-style-name="Visited_20_Internet_20_Link">
https://armyinform.com.ua/2023/05/16/pod%d1%8aehala-mashyna-vagnerovczev-ya-ne-znayu-gde-moya-oksana-teper-perehoplennya-gur/</text:a>
</text:p>
      <!--NEWS-->
      <text:h text:style-name="P10" text:outline-level="1">
<text:span text:style-name="T4">
Missile troops and artillery of defense forces struck 3 management points, 5 stations of the IP and a warehouse with ammunition of Russians</text:span>
</text:h>
      <text:p text:style-name="P4">
Author: ['АРМІЯINFORM']</text:p>
      <text:p text:style-name="P4">
Time: 2023-05-16T44:00:00-04:00</text:p>
      <text:p text:style-name="P4">
Description: About the General Headquarters of the ZS Ukrainian. “Avіaatsіya defense forces for Persian Dob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Tags: ['STOPRUSSIA', 'АГРЕСІЯ РФ', 'ВТОРГНЕННЯ РФ', 'ГШ ЗСУ', 'ХРОНІКА ОБОРОНИ']</text:p>
      <text:p text:style-name="P4">
Category: News</text:p>
      <!--METADATA-->
      <text:p text:style-name="P4">
<draw:frame draw:style-name="fr1" draw:name="Image8" text:anchor-type="as-char" svg:width="6.9236in" svg:height="3.80798in" draw:z-index="0">
<draw:image xlink:href="../Images/AРМІЯINFORM/2023-05-16T44-00-00-04-00/raketni-vijska-ta-artyleriya-nazemnyh-ugrupovan-vijsk.jpg" xlink:type="simple" xlink:show="embed" xlink:actuate="onLoad" draw:mime-type="image/jpeg"/>
</draw:frame>
Illustrative Photo <text:span text:style-name="T4">
 🔥 The situation of the Russian invasion </text:span>
</text:p>
      <text:p text:style-name="P4">
About it <text:a xlink:type="simple" xlink:href="https://www.facebook.com/GeneralStaff.ua/posts/pfbid028MHhpMPaV3WsNBYTyVg7XQkxSN7By19R61FnUTagCm5Ksv18eyFCWp7B5DCFAgqvl" text:style-name="Internet_20_link" text:visited-style-name="Visited_20_Internet_20_Link">
reports</text:a>
The General Staff of the Armed Forces of Ukraine.</text:p>
      <text:p text:style-name="P4">
“Aviation of defense forces over the past day has struck 9 beats in the areas of concentration of personal staff and military equipment of the enemy, as well as 7-on the anti-aircraft missile complexes of the enemy. 6 shock UAVs of different types were destroyed. The units of missile troops and artillery struck 3 management points, 5 districts of living force, 4 artillery units at fire positions, anti-aircraft missile complex, 5 stations of electronic warfare, as well as storage of the enemy. Support the Armed Forces!Let's win!Glory to Ukraine!”, - he goes in the message.</text:p>
      <text:p text:style-name="P4">
News Source: <text:a xlink:type="simple" xlink:href="https://armyinform.com.ua/2023/05/16/raketni-vijska-i-artyleriya-syl-oborony-vrazyly-3-punkty-upravlinnya-5-stanczij-reb-ta-sklad-z-boyeprypasamy-rosiyan/" text:style-name="Internet_20_link" text:visited-style-name="Visited_20_Internet_20_Link">
https://armyinform.com.ua/2023/05/16/raketni-vijska-i-artyleriya-syl-oborony-vrazyly-3-punkty-upravlinnya-5-stanczij-reb-ta-sklad-z-boyeprypasamy-rosiyan/</text:a>
</text:p>
      <!--NEWS-->
      <text:h text:style-name="P10" text:outline-level="1">
<text:span text:style-name="T4">
The occupiers again inflicted a massive blow to Ukraine, used missiles of different types again</text:span>
</text:h>
      <text:p text:style-name="P4">
Author: ['АРМІЯINFORM']</text:p>
      <text:p text:style-name="P4">
Time: 2023-05-16T45:00:00-04:00</text:p>
      <text:p text:style-name="P4">
Description: About the General Headquarters of the ZS Ukrainian. “The chotirist of forty sorts of forty ... War with Ukraine 2022, the war with Ukraine is the latest news today, the news war with Ukraine 2022 last today, will there be a war between Ukraine and Russia and when, there will be a war with Ukraine in 2022, it will be or not, it will be, whether the war with Ukraine in the near future says, the war with Ukraine, Ukrainian news today, Ukrainian news in Ukrainian media in Russian</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ГШ ЗСУ']</text:p>
      <text:p text:style-name="P4">
Category: News</text:p>
      <!--METADATA-->
      <text:p text:style-name="P4">
<draw:frame draw:style-name="fr1" draw:name="Image9" text:anchor-type="as-char" svg:width="6.9236in" svg:height="3.893007in" draw:z-index="0">
<draw:image xlink:href="../Images/AРМІЯINFORM/2023-05-16T45-00-00-04-00/raketnyj-udar.jpg" xlink:type="simple" xlink:show="embed" xlink:actuate="onLoad" draw:mime-type="image/jpeg"/>
</draw:frame>
<text:span text:style-name="T4">
 🔥 Situation on Russian invasion </text:span>
</text:p>
      <text:p text:style-name="P4">
About it <text:a xlink:type="simple" xlink:href="https://www.facebook.com/GeneralStaff.ua/posts/pfbid028MHhpMPaV3WsNBYTyVg7XQkxSN7By19R61FnUTagCm5Ksv18eyFCWp7B5DCFAgqvl" text:style-name="Internet_20_link" text:visited-style-name="Visited_20_Internet_20_Link">
reports</text:a>
The General Staff of the Armed Forces of Ukraine.</text:p>
      <text:p text:style-name="P4">
“The four hundred forty -seven days of large -scale armed aggression of the Russian Federation against our country began.</text:p>
      <text:p text:style-name="P4">
This day, the enemy again struck a massive blow to Ukraine, used receipts of various types. Detailed information will be provided later.</text:p>
      <text:p text:style-name="P4">
During the last day, 2 missile strokes were recorded on Konstantinovka of Donetsk region with the use of the enemy of the S-300 ZRK. In addition, the Russian Federation has completed 48 aircraft blows and made more than 50 shelling of rocket launchers.</text:p>
      <text:p text:style-name="P4">
The likelihood of further rocket and aviation strikes throughout Ukraine is high, because the enemy does not stop the tactics of terror, ”the testimony reads.</text:p>
      <text:p text:style-name="P4">
News Source: <text:a xlink:type="simple" xlink:href="https://armyinform.com.ua/2023/05/16/cziyeyi-doby-okupanty-znovu-zavdaly-masovanogo-udaru-po-ukrayini-zastosuvaly-rakety-riznyh-typiv/" text:style-name="Internet_20_link" text:visited-style-name="Visited_20_Internet_20_Link">
https://armyinform.com.ua/2023/05/16/cziyeyi-doby-okupanty-znovu-zavdaly-masovanogo-udaru-po-ukrayini-zastosuvaly-rakety-riznyh-typiv/</text:a>
</text:p>
      <!--NEWS-->
      <text:h text:style-name="P10" text:outline-level="1">
<text:span text:style-name="T4">
49 combat clashes took place in 4 sections of the front last day</text:span>
</text:h>
      <text:p text:style-name="P4">
Author: ['АРМІЯINFORM']</text:p>
      <text:p text:style-name="P4">
Time: 2023-05-16T46:00:00-04:00</text:p>
      <text:p text:style-name="P4">
Description: About the General Headquarters of the ZS Ukrainian. “The opponent of ZoServzhu is basic ... The war with Ukraine 2022, the war with Ukraine is the latest news today, the war with Ukraine 2022 is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5/346602943_930746711458657_3803960496336145141_n.jpg" text:style-name="Internet_20_link" text:visited-style-name="Visited_20_Internet_20_Link">
346602943_930746711458657_3803960496336145141_n.jpg</text:a>
']</text:p>
      <text:p text:style-name="P4">
Tags: ['STOPRUSSIA', 'АГРЕСІЯ РФ', 'ВТОРГНЕННЯ РФ', 'ГШ ЗСУ']</text:p>
      <text:p text:style-name="P4">
Category: News</text:p>
      <!--METADATA-->
      <text:p text:style-name="P4">
<draw:frame draw:style-name="fr1" draw:name="Image10" text:anchor-type="as-char" svg:width="6.9236in" svg:height="4.622945in" draw:z-index="0">
<draw:image xlink:href="../Images/AРМІЯINFORM/2023-05-16T46-00-00-04-00/346602943_930746711458657_3803960496336145141_n.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8MHhpMPaV3WsNBYTyVg7XQkxSN7By19R61FnUTagCm5Ksv18eyFCWp7B5DCFAgqvl" text:style-name="Internet_20_link" text:visited-style-name="Visited_20_Internet_20_Link">
reports</text:a>
The General Staff of the Armed Forces of Ukraine.</text:p>
      <text:p text:style-name="P4">
“The enemy concentrates major efforts in Liman, Bakhmut, Avdiiv and Mariinsky. Last day, 49 fighting occurred in these areas of the front. Bakhmut and Marinka are overwhelmed at the epicenter of hostilities.</text:p>
      <text:p text:style-name="P4">
<text:span text:style-name="T4">
 In Volyn and Polissya directions </text:span>
 Signs of formation of offensive groups of the enemy were not detected.</text:p>
      <text:p text:style-name="P4">
<text:span text:style-name="T4">
 In the Siversky and Slobozhansky directions </text:span>
 the enemy carried out mortar Taartilerian shelling of settlements Yeline, Medvedivka and Muravuj Chernyhiv region; Vovkivka, Manukhivka, Stukalivka, Iskryskivshchyna, Volfine, Switches and Steppes of Sumy Region, as well as Cossack Lopan, Goptivka, Lukyanka, Gatyshche, Budarki, Unbearable, Round, Dandelion, Older in Kharkiv Region.</text:p>
      <text:p text:style-name="P4">
<text:span text:style-name="T4">
 In the Kupyansk direction </text:span>
 the enemy does not stop attempting to improve tactical. Last day, unsuccessful offensive actions in the areas of Masutivka Tanovoselivsky. He struck the Kyslivka area. The artillery taminomet shellings were suffered by Dvorychanskoe, Kamianka, Krasne First, Mitrofanivka, Fygolovka, Novomlinsk, two -year, Western, Kindrashivka, Kupyansk, Kyslivka, Tabaivka, Berestovo, Kharkiv region and Stelmakhmachivka region.</text:p>
      <text:p text:style-name="P4">
<text:span text:style-name="T4">
 In the Liman direction </text:span>
 during the last day the enemy of offensive actions was not. He struck the air strike in the dispute area. Artillery shelling was, in particular, Makeevka and Bigorivka of the Luhansk region Ivrovhnokamyanskoye and controversial - Donetsk.</text:p>
      <text:p text:style-name="P4">
<text:span text:style-name="T4">
 In the Bakhmut direction </text:span>
 The enemy continues to take offensive actions. There is a weighted battle for Bakhmut. In addition, during the past day, the enemy of the vibrant offensive actions in the direction of the settlement of Ivanivske. Grigorivka, Bogdanivka, Bakhmut, Ivanivske, Stupochka, Friendship, Alexander-Shultine, North, Zalizh, Petrovka, Tolni York York, Donetsk region were injured.<text:span text:style-name="T4">
 In the Mariinsky direction </text:span>
 Defense units reflected numerous attacks in the area of Marinka. At the same time, hostile shellings were exposed to Krasnovorivka, Acute, St. George, Marinka and Novomikhailivka of Donetsk region.</text:p>
      <text:p text:style-name="P4">
<text:span text:style-name="T4">
 In the mineral direction </text:span>
 during the last day the enemy made the shelter. Among them - coal, Prychistivka, Novoukrainka Tashakhtarske.</text:p>
      <text:p text:style-name="P4">
<text:span text:style-name="T4">
 In the Zaporizhzhya and Kherson directions </text:span>
 the enemy continues the Valioron actions. Caused aviation blows to the settlements of Vilne of Poldonetsk region; Little Tokmachka - Zaporizhzhya and Stanislav and Kizomis Nakherson region. Among that, he fired the settlements of Burlatske, Vilnepole, Novopol of Donetsk region; Olgivske, Malynivka, Gulyaypole, Railway, Gulyaypil, Belogorye, Mala Tokmachka, Orikhiv and Kamyanskzapozhye region; Nikopol of Dnipropetrovsk region, as well as cities, ”the message reads.</text:p>
      <text:p text:style-name="P4">
News Source: <text:a xlink:type="simple" xlink:href="https://armyinform.com.ua/2023/05/16/na-4-dilyankah-frontu-mynuloyi-doby-vidbulosya-49-bojovyh-zitknen/" text:style-name="Internet_20_link" text:visited-style-name="Visited_20_Internet_20_Link">
https://armyinform.com.ua/2023/05/16/na-4-dilyankah-frontu-mynuloyi-doby-vidbulosya-49-bojovyh-zitknen/</text:a>
</text:p>
      <!--NEWS-->
      <text:h text:style-name="P10" text:outline-level="1">
<text:span text:style-name="T4">
In Donetsk, Rashists continue to use schools to base their equipment and soldiers</text:span>
</text:h>
      <text:p text:style-name="P4">
Author: ['АРМІЯINFORM']</text:p>
      <text:p text:style-name="P4">
Time: 2023-05-16T47:00:00-04:00</text:p>
      <text:p text:style-name="P4">
Description: About the General Headquarters of the ZS Ukrainian. “The opponent of the I was sung ... The war with Ukraine 2022, the war with Ukraine is the latest news today, the news war with Ukraine 2022 The last for today, will there be a war between Ukraine and Russia and when, the war with Ukraine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2/04/foto-navkolo-shkoly_6.jpg" text:style-name="Internet_20_link" text:visited-style-name="Visited_20_Internet_20_Link">
foto-navkolo-shkoly_6.jpg</text:a>
']</text:p>
      <text:p text:style-name="P4">
Tags: []</text:p>
      <text:p text:style-name="P4">
Category: News</text:p>
      <!--METADATA-->
      <text:p text:style-name="P4">
<draw:frame draw:style-name="fr1" draw:name="Image11" text:anchor-type="as-char" svg:width="6.9236in" svg:height="4.615733in" draw:z-index="0">
<draw:image xlink:href="../Images/AРМІЯINFORM/2023-05-16T47-00-00-04-00/foto-navkolo-shkoly_6.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28MHhpMPaV3WsNBYTyVg7XQkxSN7By19R61FnUTagCm5Ksv18eyFCWp7B5DCFAgqvl" text:style-name="Internet_20_link" text:visited-style-name="Visited_20_Internet_20_Link">
reports</text:a>
The General Staff of the Armed Forces of Ukraine.</text:p>
      <text:p text:style-name="P4">
“The enemy continues to cynically use the educational establishments of temporarily -corrected settlements for their own purposes. Thus, the buildings of one of the local schools of the city of Yasinovat of Donetsk region, Russian invaders are used to display personnel. In the courtyard of the school hidden military equipment, basements serve as shelter, ”the message reads.</text:p>
      <text:p text:style-name="P4">
News Source: <text:a xlink:type="simple" xlink:href="https://armyinform.com.ua/2023/05/16/na-donechchyni-rashysty-prodovzhuyut-vykorystovuvaty-shkoly-dlya-bazuvannya-svoyeyi-tehniky-ta-soldat/" text:style-name="Internet_20_link" text:visited-style-name="Visited_20_Internet_20_Link">
https://armyinform.com.ua/2023/05/16/na-donechchyni-rashysty-prodovzhuyut-vykorystovuvaty-shkoly-dlya-bazuvannya-svoyeyi-tehniky-ta-soldat/</text:a>
</text:p>
      <!--NEWS-->
      <text:h text:style-name="P10" text:outline-level="1">
<text:span text:style-name="T4">
Ukrainian defenders per day eliminated more than 500 invaders, destroyed 13 artisplants and 12 BBM</text:span>
</text:h>
      <text:p text:style-name="P4">
Author: ['АРМІЯINFORM']</text:p>
      <text:p text:style-name="P4">
Time: 2023-05-16T48:00:00-04:00</text:p>
      <text:p text:style-name="P4">
Description: Zagalni Boyov, take the enemy on 02/24/22 to 05/16/23 Orintovo to become: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7148123a-7f0f-43dc-b3e8-9894ac49552f-scaled.jpg" text:style-name="Internet_20_link" text:visited-style-name="Visited_20_Internet_20_Link">
7148123a-7f0f-43dc-b3e8-9894ac49552f-scaled.jpg</text:a>
']</text:p>
      <text:p text:style-name="P4">
Tags: ['STOPRUSSIA', 'АГРЕСІЯ РФ', 'ВТОРГНЕННЯ РФ', 'ВТРАТИ ВОРОГА', 'ГШ ЗСУ']</text:p>
      <text:p text:style-name="P4">
Category: News</text:p>
      <!--METADATA-->
      <text:p text:style-name="P4">
<draw:frame draw:style-name="fr1" draw:name="Image12" text:anchor-type="as-char" svg:width="6.9236in" svg:height="6.969757in" draw:z-index="0">
<draw:image xlink:href="../Images/AРМІЯINFORM/2023-05-16T48-00-00-04-00/7148123a-7f0f-43dc-b3e8-9894ac49552f-scaled.jpg" xlink:type="simple" xlink:show="embed" xlink:actuate="onLoad" draw:mime-type="image/jpeg"/>
</draw:frame>
The total fighting loss of the enemy from 24.02.22 to 16.05.23 will be orientated:</text:p>
      <text:p text:style-name="P4">
<text:span text:style-name="T4">
<text:span text:style-name="T5">
 Personnel - </text:span>
* 199980(+520)persons eliminated</text:span>
<text:span text:style-name="T5">
 tanks - </text:span>
<text:span text:style-name="T5">
 3762(+3)</text:span>
<text:span text:style-name="T4">
 combat armored vehicles - </text:span>
 7348(+12)<text:span text:style-name="T4">
<text:span text:style-name="T5">
 Artillery Systems - </text:span>
<text:span text:style-name="T5">
 3150(+13)</text:span>
 </text:span>
 RSZV - <text:span text:style-name="T4">
 562(0)</text:span>
<text:span text:style-name="T5">
 air defense - </text:span>
<text:span text:style-name="T5">
 316(0)</text:span>
<text:span text:style-name="T4">
 aircraft - </text:span>
 308(0)<text:span text:style-name="T4">
<text:span text:style-name="T5">
 helicopters - </text:span>
* 294(0)</text:span>
<text:span text:style-name="T5">
 UAV Operative Tactical Level-</text:span>
<text:span text:style-name="T5">
 2732(+12)</text:span>
<text:span text:style-name="T4">
 Winged missiles - </text:span>
 973(0)<text:span text:style-name="T4">
<text:span text:style-name="T5">
 ships / boats - </text:span>
* 18(0)</text:span>
<text:span text:style-name="T5">
 Automobile equipment and tanks - </text:span>
<text:span text:style-name="T5">
 6048(+14)</text:span>
<text:span text:style-name="T4">
 SPECIAL TECHANGE - </text:span>
 410(+3)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16.05.23.</text:p>
      <text:p text:style-name="P4">
News Source: <text:a xlink:type="simple" xlink:href="https://armyinform.com.ua/2023/05/16/ukrayinski-zahysnyky-za-dobu-likviduvaly-ponad-500-okupantiv-znyshhyly-13-artsystem-i-12-bbm/" text:style-name="Internet_20_link" text:visited-style-name="Visited_20_Internet_20_Link">
https://armyinform.com.ua/2023/05/16/ukrayinski-zahysnyky-za-dobu-likviduvaly-ponad-500-okupantiv-znyshhyly-13-artsystem-i-12-bbm/</text:a>
</text:p>
      <!--NEWS-->
      <text:h text:style-name="P10" text:outline-level="1">
<text:span text:style-name="T4">
In Uzhgorod, a meeting of representatives of the coordination headquarters with families of captive defenders took place</text:span>
</text:h>
      <text:p text:style-name="P4">
Author: ['АРМІЯINFORM']</text:p>
      <text:p text:style-name="P4">
Time: 2023-05-16T49:00:00-04:00</text:p>
      <text:p text:style-name="P4">
Description: Zakhidniy Region Center of the Coordinatial Headquarters of the Poleni Z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16285e02-eba7-486c-9f83-de3bb9570de7.jpg" text:style-name="Internet_20_link" text:visited-style-name="Visited_20_Internet_20_Link">
16285e02-eba7-486c-9f83-de3bb9570de7.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13" text:anchor-type="as-char" svg:width="6.9236in" svg:height="4.723915in" draw:z-index="0">
<draw:image xlink:href="../Images/AРМІЯINFORM/2023-05-16T49-00-00-04-00/16285e02-eba7-486c-9f83-de3bb9570de7.jpg" xlink:type="simple" xlink:show="embed" xlink:actuate="onLoad" draw:mime-type="image/jpeg"/>
</draw:frame>
The Western Regional Center of the Coordination Staff on the behavior of the Warm -Headed County meeting with the families of prisoners and the missing persons of military personnel in Uzhgorod.</text:p>
      <text:p text:style-name="P4">
About it <text:a xlink:type="simple" xlink:href="https://t.me/Koord_shtab/1056" text:style-name="Internet_20_link" text:visited-style-name="Visited_20_Internet_20_Link">
reports</text:a>
Coordination headquarters of inquiries for the treatment of prisoners of war.</text:p>
      <text:p text:style-name="P4">
Representatives of the National Police of Ukraine, advisor of the commissioner for persons who have missed for special specialized, representative of the Ombudsman, Transcarpathian Regional Shopping Center, Security Service of Ukraine joined the event.(The combined center), International Committee of the Red Cross and military units.</text:p>
      <text:p text:style-name="P4">
During the meeting, the head of the Western Regional Center Anna Kuzuta was awarding that relatives of prisoners and missing persons to register with a personal office on the coordination staff site. Challenges and promptly assist the families and missing defenders.</text:p>
      <text:p text:style-name="P4">
"Priority and the highest value to the state and for us are every person, every life, every fighter," said the deputy chairman of the Transcarpathian Ovapetro Dobromilsky. - All families have difficult stories, so the approach of help should be individual. We gathered here to find out each individual fall and answer the questions of families of servicemen. "</text:p>
      <text:p text:style-name="P4">
During the meeting they discussed the features of social protection of families, the work of the second register of persons missing in special circumstances, the functioning of warranty lines of support, the provision of free legal and psychological assistance.</text:p>
      <text:p text:style-name="P4">
News Source: <text:a xlink:type="simple" xlink:href="https://armyinform.com.ua/2023/05/16/v-uzhgorodi-vidbulasya-vyyizna-zustrich-predstavnykiv-koordynaczijnogo-shtabu-z-rodynamy-polonenyh-zahysnykiv/" text:style-name="Internet_20_link" text:visited-style-name="Visited_20_Internet_20_Link">
https://armyinform.com.ua/2023/05/16/v-uzhgorodi-vidbulasya-vyyizna-zustrich-predstavnykiv-koordynaczijnogo-shtabu-z-rodynamy-polonenyh-zahysnykiv/</text:a>
</text:p>
      <!--NEWS-->
      <text:h text:style-name="P10" text:outline-level="1">
<text:span text:style-name="T4">
The air defense forces destroyed all 18 rockets that the Russian Federation attacked Ukraine - the Commander -in -Chief of the Armed Forces</text:span>
</text:h>
      <text:p text:style-name="P4">
Author: ['АРМІЯINFORM']</text:p>
      <text:p text:style-name="P4">
Time: 2023-05-16T50:00:00-04:00</text:p>
      <text:p text:style-name="P4">
Description: Suphi of the holf defense of the in force of the Write of the Ukrainian, the VSI 18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_5411139639244342142_y-e1684215174149.jpg" text:style-name="Internet_20_link" text:visited-style-name="Visited_20_Internet_20_Link">
photo_5411139639244342142_y-e1684215174149.jpg</text:a>
']</text:p>
      <text:p text:style-name="P4">
Tags: ['ВАЛЕРІЙ ЗАЛУЖНИЙ', 'ГОЛОВНОКОМАНДУВАЧ ЗБРОЙНИХ СИЛ УКРАЇНИ', 'РАКЕТНИЙ УДАР']</text:p>
      <text:p text:style-name="P4">
Category: News</text:p>
      <!--METADATA-->
      <text:p text:style-name="P4">
<draw:frame draw:style-name="fr1" draw:name="Image14" text:anchor-type="as-char" svg:width="6.9236in" svg:height="5.36579in" draw:z-index="0">
<draw:image xlink:href="../Images/AРМІЯINFORM/2023-05-16T50-00-00-04-00/photo_5411139639244342142_y-e1684215174149.jpg" xlink:type="simple" xlink:show="embed" xlink:actuate="onLoad" draw:mime-type="image/jpeg"/>
</draw:frame>
The forces and means of air defense of the Air Forces of the Armed Forces of Ukraine destroyed all the 18th rockets that the enemy released across Ukraine on the night of May 16.</text:p>
      <text:p text:style-name="P4">
About it <text:a xlink:type="simple" xlink:href="https://t.me/CinCAFU/498" text:style-name="Internet_20_link" text:visited-style-name="Visited_20_Internet_20_Link">
reported</text:a>
The Commander -in -Chief of the Armed Forces of the Armed Forces of Ukraine General Waleriy Zaluzhny.</text:p>
      <text:p text:style-name="P4">
“Around 03:30 on May 16, 2023, Russian invaders attacked Ukraine from a policy, southern and eastern directions 18 rockets of different types of air, maritime and ground base.</text:p>
      <text:p text:style-name="P4">
Six aerobalist missiles were released from six MiG-31K aircraft <text:span text:style-name="T4">
 X-47m2 "Dagger" </text:span>
, 9 winged missiles <text:span text:style-name="T4">
 Caliber </text:span>
-from ships in the Black Sea and three-rocket-based landing <text:span text:style-name="T4">
(S-400, "Iskander-M" </text:span>
)», - the testimony reads.</text:p>
      <text:p text:style-name="P4">
In addition, the Ukrainian defenders destroyed all shock drones and UAVs.</text:p>
      <text:p text:style-name="P4">
“On the night of May 16, the enemy attacked the shock drones of the Shahd-136/131, as well as conducted air intelligence with three drones of the operative-tactical level-" Orlan-10 ", Supersam. All - destroyed!” - added General Valeriusluzhny.</text:p>
      <text:p text:style-name="P4">
News Source: <text:a xlink:type="simple" xlink:href="https://armyinform.com.ua/2023/05/16/syly-ppo-znyshhyly-usi-18-raket-yakymy-rf-atakuvala-ukrayinu-golovnokomanduvach-zsu/" text:style-name="Internet_20_link" text:visited-style-name="Visited_20_Internet_20_Link">
https://armyinform.com.ua/2023/05/16/syly-ppo-znyshhyly-usi-18-raket-yakymy-rf-atakuvala-ukrayinu-golovnokomanduvach-zsu/</text:a>
</text:p>
      <!--NEWS-->
      <text:h text:style-name="P10" text:outline-level="1">
<text:span text:style-name="T4">
Aviation of Defense Forces per day struck 13 strokes on enemy concentration areas</text:span>
</text:h>
      <text:p text:style-name="P4">
Author: ['АРМІЯINFORM']</text:p>
      <text:p text:style-name="P4">
Time: 2023-05-16T88:00:00-04:00</text:p>
      <text:p text:style-name="P4">
Description: About the General Headquarters of the ZS Ukrainian. - AvIACII of Defense Forces for Dob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a xlink:type="simple" xlink:href="https://armyinform.com.ua/wp-content/uploads/2023/05/a4a862dff717c265.jpg" text:style-name="Internet_20_link" text:visited-style-name="Visited_20_Internet_20_Link">
a4a862dff717c265.jpg</text:a>
']</text:p>
      <text:p text:style-name="P4">
Tags: ['STOPRUSSIA', 'АГРЕСІЯ РФ', 'ВТОРГНЕННЯ РФ', 'ГШ ЗСУ', 'ХРОНІКА ОБОРОНИ']</text:p>
      <text:p text:style-name="P4">
Category: News</text:p>
      <!--METADATA-->
      <text:p text:style-name="P4">
<draw:frame draw:style-name="fr1" draw:name="Image15" text:anchor-type="as-char" svg:width="6.9236in" svg:height="3.894525in" draw:z-index="0">
<draw:image xlink:href="../Images/AРМІЯINFORM/2023-05-16T88-00-00-04-00/a4a862dff717c265.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w5mxYphJxX3DbYxuU86s23oPtQh6KWGCdn9XM4CaD1RazMKGNUF7YVpRhmLqitcTl" text:style-name="Internet_20_link" text:visited-style-name="Visited_20_Internet_20_Link">
reports</text:a>
General SC of the Armed Forces of Ukraine.</text:p>
      <text:p text:style-name="P4">
-Aviation of defense forces per day made 13 beats in the areas of concentration of personal staff and military equipment of the enemy, as well as 3-on the anti-aircraft missile complexes of the enemy. During this day, our defenders destroyed 1 Iranian shock UAV Shahd and 2 reconnaissance drones, - the Vesta said.</text:p>
      <text:p text:style-name="P4">
At the same time, the units of rocket troops and artillery struck 5 areas of concentration of power, 3 radio electronic wrestling stations, 2 ammunition warehouses and 1 point of fuel and lubricants.</text:p>
      <text:p text:style-name="P4">
News Source: <text:a xlink:type="simple" xlink:href="https://armyinform.com.ua/2023/05/16/aviacziya-syl-oborony-za-dobu-zavdala-13-udariv-po-rajonah-zoseredzhennya-protyvnyka/" text:style-name="Internet_20_link" text:visited-style-name="Visited_20_Internet_20_Link">
https://armyinform.com.ua/2023/05/16/aviacziya-syl-oborony-za-dobu-zavdala-13-udariv-po-rajonah-zoseredzhennya-protyvnyka/</text:a>
</text:p>
      <!--NEWS-->
      <text:h text:style-name="P10" text:outline-level="1">
<text:span text:style-name="T4">
There were 44 fighting collisions in the four sections of the front during the day</text:span>
</text:h>
      <text:p text:style-name="P4">
Author: ['АРМІЯINFORM']</text:p>
      <text:p text:style-name="P4">
Time: 2023-05-16T90:00:00-04:00</text:p>
      <text:p text:style-name="P4">
Description: About the General Headquarters of the ZS Ukrainian. - The opponent is a sinking of ZoSEREDZHUVATI ... The war with Ukraine 2022, the war with Ukraine is the latest news today, the news war with Ukraine 2022 The last for today, whether the war between Ukraine and Russia will be, when, the war with Ukraine in 2022 will be or not, will there be or not, will it be The war with Ukraine in the near future says, the war with Ukraine, Ukrainian news today, Ukrainian news in Ukrainian media in Russian</text:p>
      <text:p text:style-name="P4">
Images: ['<text:a xlink:type="simple" xlink:href="https://armyinform.com.ua/wp-content/uploads/2023/05/347154990_205620921805602_6739583036793195360_n-1024x682-1.webp" text:style-name="Internet_20_link" text:visited-style-name="Visited_20_Internet_20_Link">
347154990_205620921805602_6739583036793195360_n-1024x682-1.webp</text:a>
']</text:p>
      <text:p text:style-name="P4">
Tags: ['STOPRUSSIA', 'АГРЕСІЯ РФ', 'ВТОРГНЕННЯ РФ', 'ГШ ЗСУ', 'ХРОНІКА ОБОРОНИ']</text:p>
      <text:p text:style-name="P4">
Category: News</text:p>
      <!--METADATA-->
      <text:p text:style-name="P4">
<draw:frame draw:style-name="fr1" draw:name="Image16" text:anchor-type="as-char" svg:width="6.9236in" svg:height="4.611226in" draw:z-index="0">
<draw:image xlink:href="../ConvertedIMGs/AРМІЯINFORM/2023-05-16T90-00-00-04-00/347154990_205620921805602_6739583036793195360_n-1024x682-1.png" xlink:type="simple" xlink:show="embed" xlink:actuate="onLoad" draw:mime-type="image/png"/>
</draw:frame>
Illustrative Photo <text:span text:style-name="T4">
 🔥 Situation on Russian invasion </text:span>
</text:p>
      <text:p text:style-name="P4">
About it <text:a xlink:type="simple" xlink:href="https://www.facebook.com/GeneralStaff.ua/posts/pfbid0w5mxYphJxX3DbYxuU86s23oPtQh6KWGCdn9XM4CaD1RazMKGNUF7YVpRhmLqitcTl" text:style-name="Internet_20_link" text:visited-style-name="Visited_20_Internet_20_Link">
reports</text:a>
General SC of the Armed Forces of Ukraine.</text:p>
      <ul>
        <li>
The enemy continues to concentrate the main efforts on the Liman, Bakhmut, Avdiiv and Mariinsky directions. During the day there were 44 combat clashes in these areas of the front. Bakhmut and Marinka remain at the epicenter of the fighting, - the message reads.</li>
      </ul>
      <text:p text:style-name="P4">
News Source: <text:a xlink:type="simple" xlink:href="https://armyinform.com.ua/2023/05/16/na-4-dilyankah-frontu-protyagom-doby-vidbulosya-44-bojovyh-zitknen/" text:style-name="Internet_20_link" text:visited-style-name="Visited_20_Internet_20_Link">
https://armyinform.com.ua/2023/05/16/na-4-dilyankah-frontu-protyagom-doby-vidbulosya-44-bojovyh-zitknen/</text:a>
</text:p>
      <!--NEWS-->
      <text:h text:style-name="P10" text:outline-level="1">
<text:span text:style-name="T4">
Circumstation Circumstances: What should you know</text:span>
</text:h>
      <text:p text:style-name="P4">
Author: ['Володимир Поліщук']</text:p>
      <text:p text:style-name="P4">
Time: 2023-05-16T92:00:00-04:00</text:p>
      <text:p text:style-name="P4">
Description: Fakhivovets of the coordinating center of the Nadannya Diano Diana Babayan Rospovil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golovne-foto-poranenyj.jpg" text:style-name="Internet_20_link" text:visited-style-name="Visited_20_Internet_20_Link">
golovne-foto-poranenyj.jpg</text:a>
', '<text:a xlink:type="simple" xlink:href="https://armyinform.com.ua/wp-content/uploads/2023/05/raport-obstavyny-poranennya.png" text:style-name="Internet_20_link" text:visited-style-name="Visited_20_Internet_20_Link">
raport-obstavyny-poranennya.png</text:a>
', '<text:a xlink:type="simple" xlink:href="https://armyinform.com.ua/wp-content/uploads/2023/05/skarga-1-150x150.png" text:style-name="Internet_20_link" text:visited-style-name="Visited_20_Internet_20_Link">
skarga-1-150x150.png</text:a>
', '<text:a xlink:type="simple" xlink:href="https://armyinform.com.ua/wp-content/uploads/2023/05/skarga-2-150x150.png" text:style-name="Internet_20_link" text:visited-style-name="Visited_20_Internet_20_Link">
skarga-2-150x150.png</text:a>
', '<text:a xlink:type="simple" xlink:href="https://armyinform.com.ua/wp-content/uploads/2023/05/zrazok-dovidky.png" text:style-name="Internet_20_link" text:visited-style-name="Visited_20_Internet_20_Link">
zrazok-dovidky.png</text:a>
']</text:p>
      <text:p text:style-name="P4">
Tags: ['STOPRUSSIA', 'АДВОКАТ ІГОР СЄРКОВ', 'БОЙОВА ТРАВМА']</text:p>
      <text:p text:style-name="P4">
Category: News</text:p>
      <!--METADATA-->
      <text:p text:style-name="P4">
<draw:frame draw:style-name="fr1" draw:name="Image17" text:anchor-type="as-char" svg:width="6.9236in" svg:height="4.597513in" draw:z-index="0">
<draw:image xlink:href="../Images/AРМІЯINFORM/2023-05-16T92-00-00-04-00/golovne-foto-poranenyj.jpg" xlink:type="simple" xlink:show="embed" xlink:actuate="onLoad" draw:mime-type="image/jpeg"/>
</draw:frame>
Diana Baboyanfor Coordinating Center Specialist Diana BaboyanForm Correspondent on how to get a military serviceman <text:span text:style-name="T4">
 a certificate of injury </text:span>
 - a document that is the basis for compensation for the damage:</text:p>
      <text:p text:style-name="P4">
<text:span text:style-name="T4">
 Background. </text:span>
 <text:span text:style-name="T5">
bid with the Law of Ukraine "</text:span>
 <text:a xlink:type="simple" xlink:href="https://zakon.rada.gov.ua/laws/show/3551-12#Text" text:style-name="Internet_20_link" text:visited-style-name="Visited_20_Internet_20_Link">
<text:span text:style-name="T5">
Po status of war veterans, guarantees of their social protection</text:span>
</text:a>
<text:span text:style-name="T5">
 »Soldiers are given a certificate of the circumstances of the injury(In case of such circumstances), which confirms the fact of participation of the person in the fighting</text:span>
 - _ defense of theka region and his right to receive social guarantees._</text:p>
      <text:p text:style-name="P4">
“In order to obtain this document, a serviceman must submit a report of the department of the unit or to the medical institution that provided him with a medical assistance.</text:p>
      <text:h text:style-name="P12" text:outline-level="3">
<text:span text:style-name="T4">
<text:span text:style-name="T4">
 Do you need to inform your military unit? </text:span>
</text:span>
</text:h>
      <text:p text:style-name="P4">
The representative of the medical institution must in a documentary form report the referral of the military with the injury to the commander of the military unit. However, in order to get the announcement in the unauthorized abandonment of the military unit, the serviceman should notify his or her stay on the middle commander and the deputy commander on his own.</text:p>
      <text:h text:style-name="P12" text:outline-level="3">
<text:span text:style-name="T4">
<text:span text:style-name="T4">
 Where is the treatment? </text:span>
</text:span>
</text:h>
      <text:p text:style-name="P4">
Depending on the severity of the injury, treatment may continue in a specialized Medical Bloc in the military unit, the military institutions of the Ministry of Health(military hospitals)or in civilian medical institutions.</text:p>
      <text:h text:style-name="P12" text:outline-level="3">
<text:span text:style-name="T4">
<text:span text:style-name="T4">
 Why is this document important? </text:span>
</text:span>
</text:h>
      <text:p text:style-name="P4">
Each of the factors in this document influences the conclusion of the VLK and MSEC and on sparse cash assistance in case of establishment of a disability group or part of disability. The conditions of injury, as well as the place and time of its undergoing and elimination of the fact that the injury was affected by alcohol or drug intoxication.</text:p>
      <text:p text:style-name="P4">
Read also:</text:p>
      <text:p text:style-name="P4">
<text:a xlink:type="simple" xlink:href="https://armyinform.com.ua/2023/04/03/pravyla-vyplaty-groshovogo-zabezpechennya-vijskovosluzhbovczyam-na-period-likuvannya/" text:style-name="Internet_20_link" text:visited-style-name="Visited_20_Internet_20_Link">
<text:span text:style-name="T4">
 Payment Rules </text:span>
 <text:span text:style-name="T4">
 </text:span>
 to servicemen for the <text:span text:style-name="T4">
** treatment </text:span>
</text:a>
### <text:span text:style-name="T4">
 How to get help? </text:span>
</text:p>
      <text:p text:style-name="P4">
Submit a report in the name of your commander independently or through a military-medical institution where the military is treated. The report should be added to the report on the enclosure of injury in an arbitrary form. If one of the comrades used to see how you were injured, it is worthwhile to write such explanations.*!However, in some other falls it can be extended up to two months._</text:p>
      <text:p text:style-name="P4">
<draw:frame draw:style-name="fr1" draw:name="Image18" text:anchor-type="as-char" svg:width="6.9236in" svg:height="7.119551in" draw:z-index="0">
<draw:image xlink:href="../Images/AРМІЯINFORM/2023-05-16T92-00-00-04-00/raport-obstavyny-poranennya.png" xlink:type="simple" xlink:show="embed" xlink:actuate="onLoad" draw:mime-type="image/png"/>
</draw:frame>
Report form for a certificate of injury circumstances</text:p>
      <text:h text:style-name="P12" text:outline-level="3">
<text:span text:style-name="T4">
<text:span text:style-name="T4">
 What to do if you are denied? </text:span>
</text:span>
</text:h>
      <text:p text:style-name="P4">
Require the commander to provide a written refusal to a report with an explanation of the cause of the refusal. It is worth applying for a complaint to the Higher Command or the Post -Law Order of the Armed Forces within one month from the date of receipt.</text:p>
      <text:p text:style-name="P4">
<text:a xlink:type="simple" xlink:href="https://armyinform.com.ua/wp-content/uploads/2023/05/skarga-1.png" text:style-name="Internet_20_link" text:visited-style-name="Visited_20_Internet_20_Link">
!(Images/AРМІЯINFORM/2023-05-16T92-00-00-04-00/skarga-1-150x150.png)</text:a>
A sample complaint due to non -receipt(Injuries)</text:p>
      <text:p text:style-name="P4">
<text:a xlink:type="simple" xlink:href="https://armyinform.com.ua/wp-content/uploads/2023/05/skarga-2.png" text:style-name="Internet_20_link" text:visited-style-name="Visited_20_Internet_20_Link">
<draw:frame draw:style-name="fr1" draw:name="Image19" text:anchor-type="as-char" svg:width="6.9236in" svg:height="6.9236in" draw:z-index="0">
<draw:image xlink:href="../Images/AРМІЯINFORM/2023-05-16T92-00-00-04-00/skarga-2-150x150.png" xlink:type="simple" xlink:show="embed" xlink:actuate="onLoad" draw:mime-type="image/png"/>
</draw:frame>
</text:a>
Military lawyer Igor Serkov from the first day of a large -scale war went to the forces of Terroboron, then to other units of the Armed Forces. For his own position in the physical and informational confrontation of the enemy, the base "[Nemezid] got to the enemy.(https://nemez1da.ru/spravochnik/voenizirovannye/serkov-igor-evgenevich-s%d1%94rkov-igor-%d1%94vgenovich/)», Which according to Rushist, the Ukrnatsists".</text:p>
      <text:p text:style-name="P4">
Only a week ago, he received the status of a person with a disability of group II as a result, so from his own experience knows that a certificate of injury and other necessary medical documents is closely related to the subsequent receipt of a group of disability and the status of a person with a disability as a result of war.</text:p>
      <text:p text:style-name="P4">
Colonel Serkov emphasized the correspondent of the information agency, and it is necessary to collect the necessary medical documents very carefully, to pay attention to Nate that all medical documents have the corresponding signatures of doctors, officials of medical institutions.</text:p>
      <text:p text:style-name="P4">
<draw:frame draw:style-name="fr1" draw:name="Image20" text:anchor-type="as-char" svg:width="6.9236in" svg:height="8.424344in" draw:z-index="0">
<draw:image xlink:href="../Images/AРМІЯINFORM/2023-05-16T92-00-00-04-00/zrazok-dovidky.png" xlink:type="simple" xlink:show="embed" xlink:actuate="onLoad" draw:mime-type="image/png"/>
</draw:frame>
A sample certificate of injury circumstances(Injuries)** If you have a legal question, call to the Number System Contact Center: 0 800 213 103.</text:p>
      <text:p text:style-name="P4">
<text:span text:style-name="T4">
 number to call with Telegram: https://t.me/+380677213103</text:span>
*</text:p>
      <text:p text:style-name="P4">
<text:span text:style-name="T4">
 You can also write a lawyer in telegrams(“Receive Consultation” button): &lt;https://t.me/legalaidukrainebot&gt;
 </text:span>
</text:p>
      <text:p text:style-name="P4">
<text:span text:style-name="T4">
 or contact the Legal Aid Bureau: &lt;https://bit.ly/bpd_buro&gt;
 </text:span>
</text:p>
      <text:p text:style-name="P4">
News Source: <text:a xlink:type="simple" xlink:href="https://armyinform.com.ua/2023/05/16/dovidka-pro-obstavyny-travmy-shho-treba-znaty/" text:style-name="Internet_20_link" text:visited-style-name="Visited_20_Internet_20_Link">
https://armyinform.com.ua/2023/05/16/dovidka-pro-obstavyny-travmy-shho-treba-znaty/</text:a>
</text:p>
      <!--NEWS-->
      <text:h text:style-name="P10" text:outline-level="1">
<text:span text:style-name="T4">
Night missile attack and its consequences became a leitmotif of discussions in pro-Russian telegrams-Anna Malyar</text:span>
</text:h>
      <text:p text:style-name="P4">
Author: ['АРМІЯINFORM']</text:p>
      <text:p text:style-name="P4">
Time: 2023-05-16T93:00:00-04:00</text:p>
      <text:p text:style-name="P4">
Description: The Minoborities of the Russian Federation also made it possible to declare that the meta attack was reached by the I. Rosiyskі ... War with Ukraine 2022, War with Ukraine latest news today, News War with Ukraine 2022 last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photo_2022-09-03_15-44-29-e1684259093104.jpg" text:style-name="Internet_20_link" text:visited-style-name="Visited_20_Internet_20_Link">
photo_2022-09-03_15-44-29-e1684259093104.jpg</text:a>
']</text:p>
      <text:p text:style-name="P4">
Tags: ['STOPRUSSIA', 'АГРЕСІЯ РФ', 'ГАННА МАЛЯР']</text:p>
      <text:p text:style-name="P4">
Category: News</text:p>
      <!--METADATA-->
      <text:p text:style-name="P4">
<draw:frame draw:style-name="fr1" draw:name="Image21" text:anchor-type="as-char" svg:width="6.9236in" svg:height="5.603789in" draw:z-index="0">
<draw:image xlink:href="../Images/AРМІЯINFORM/2023-05-16T93-00-00-04-00/photo_2022-09-03_15-44-29-e1684259093104.jpg" xlink:type="simple" xlink:show="embed" xlink:actuate="onLoad" draw:mime-type="image/jpeg"/>
</draw:frame>
The Ministry of Defense of the Russian Federation has already stated that the purpose of the attack has been achieved and all the goals are affected. Russian TG channels are actively disseminating information about the alleged destruction of batteriepatriot by one rocket "dagger". There are also reports in which the authors went generous and wrote that 2 more Iris-T units were also destroyed.</text:p>
      <text:p text:style-name="P4">
About it in Telegram channel <text:a xlink:type="simple" xlink:href="https://t.me/annamaliar" text:style-name="Internet_20_link" text:visited-style-name="Visited_20_Internet_20_Link">
wrote</text:a>
Deputy Minister of Defense of Ukraine Anna Malyar.</text:p>
      <ul>
        <li>
Such reports of the Russian Federation promote its narrative about the military power of the state. It is worth noting that the unchanged information background of the narrative of the Russian Federation remains the coverage of the situation around Bakhmut and other cities with squeezing actions at the front, where, according to authors reports from the Russian Federation, they occupy successful successes, - the message reads.</li>
      </ul>
      <text:p text:style-name="P4">
Anna Malyar also noted that the spread of the above narratives has a certainmet - to hide the fact that in fact Russia is afraid of the Ukrainian contrast. Manipulations in the information space are aimed at creating a mythical image of the invincibility of the Russian superpower and intimidation of the international and Ukrainian community.</text:p>
      <text:p text:style-name="P4">
News Source: <text:a xlink:type="simple" xlink:href="https://armyinform.com.ua/2023/05/16/nichna-raketna-ataka-ta-yiyi-naslidky-staly-lejtmotyvom-obgovoren-v-prorosijskyh-telegram-kanalah-ganna-malyar/" text:style-name="Internet_20_link" text:visited-style-name="Visited_20_Internet_20_Link">
https://armyinform.com.ua/2023/05/16/nichna-raketna-ataka-ta-yiyi-naslidky-staly-lejtmotyvom-obgovoren-v-prorosijskyh-telegram-kanalah-ganna-malyar/</text:a>
</text:p>
      <!--NEWS-->
      <text:h text:style-name="P10" text:outline-level="1">
<text:span text:style-name="T4">
Together with the partners of Ukraine we will make protection against terror as strong as possible - the appeal of the President of Ukraine</text:span>
</text:h>
      <text:p text:style-name="P4">
Author: ['АРМІЯINFORM']</text:p>
      <text:p text:style-name="P4">
Time: 2023-05-16T97:00:00-04:00</text:p>
      <text:p text:style-name="P4">
Description: “Before Usim, I want to pry the all the Zahisniki and the Zakhisnitsys of the Nashny sky. Hero, heroes!... War with Ukraine 2022, War with Ukraine latest news today, News War with Ukraine 2022 Last for today, will there be a war between Ukraine and Russia and when, the war with Ukraine in 2022 will be or not, will be whether the war with Ukraine in the near future says, the war with Ukraine, Ukrainian news today, Ukrainian news in Ukrainian media in Russian</text:p>
      <text:p text:style-name="P4">
Images: ['<text:a xlink:type="simple" xlink:href="https://armyinform.com.ua/wp-content/uploads/2023/05/4d4e4fe7b643052eccbc90d993204e21_1684265321_extra_large.jpeg" text:style-name="Internet_20_link" text:visited-style-name="Visited_20_Internet_20_Link">
4d4e4fe7b643052eccbc90d993204e21_1684265321_extra_large.jpeg</text:a>
']</text:p>
      <text:p text:style-name="P4">
Tags: ['STOPRUSSIA', 'АГРЕСІЯ РФ', 'ВОЛОДИМИР ЗЕЛЕНСЬКИЙ']</text:p>
      <text:p text:style-name="P4">
Category: News</text:p>
      <!--METADATA-->
      <text:p text:style-name="P4">
<draw:frame draw:style-name="fr1" draw:name="Image22" text:anchor-type="as-char" svg:width="6.9236in" svg:height="4.116255in" draw:z-index="0">
<draw:image xlink:href="../Images/AРМІЯINFORM/2023-05-16T97-00-00-04-00/4d4e4fe7b643052eccbc90d993204e21_1684265321_extra_large.jpeg" xlink:type="simple" xlink:show="embed" xlink:actuate="onLoad" draw:mime-type="image/jpeg"/>
</draw:frame>
“First of all, I want to thank all the defenders and defenders of our sky. Thank you, heroes!Eighteen out of eighteen rockets are shot down. That is why we work constantly with visits that will bring more opportunities, still Patriot, Iris-T, Crotale, Hawk, Nasams. Thank you again and again to all our partners in the world, who assembled our country with the relevant systems of protection of the sky, ” - about Ceper President of Ukraine Volodymyr Zelenskyy <text:a xlink:type="simple" xlink:href="https://www.president.gov.ua/news/razom-iz-partnerami-ukrayini-zrobimo-zahist-vid-teroru-maksi-82937" text:style-name="Internet_20_link" text:visited-style-name="Visited_20_Internet_20_Link">
said</text:a>
In his address.</text:p>
      <text:p text:style-name="P4">
-Yesterday we agreed in Britain with Rishi, Mr. Prime Minister, we will work on a coalition of fighters-training, planes, results. A good start of the coalition!Thank you all!- says the address.</text:p>
      <text:p text:style-name="P4">
The President of Ukraine also noted that it is important to say another thing.</text:p>
      <ul>
        <li>
We need to remember what efforts such weapons are worth for Ukraine. How many times, energy, arguments, meetings, information work gave us to build such aircraft system. This is a tremendous work ... And I thank everyone and everyone who is involved in it!At all levels. Day after day, month after month, the Maganda acted for the sake of protecting the sky. Once we heard thatpatriot is allegedly unrealistic. And now they are, Patriot.</li>
      </ul>
      <text:p text:style-name="P4">
And this is not all that we will provide for Ukraine!We - together with partners of Ukraine - will make protection against terror as strong as possible.</text:p>
      <text:p text:style-name="P4">
Today, since the morning, the first question after returning from a business trip. There were reports of commander of operational directions, the head of the Committee, the officials responsible for defense, intelligence.</text:p>
      <text:p text:style-name="P4">
The report of General Sirsky is very important - on the situation on the Bakhmut Napryamka. I thank all our soldiers there, every soldier, sergeant, officer who do superhuman things in this direction. Well done!</text:p>
      <text:p text:style-name="P4">
And especially I want to mention the 5th separate assault brigade, paratroopers "Eighty" and soldiers of the 57th separate infantry brigade. Your courage, your determination and your success in destroying the enemy are extremely important!Thank you!He participated - online - in the work of the Council of Europe Summit, which works today. All countries of free Europe, the strong leaders of our Europe ... Thank you for the support of our country and called for 100%to act together to be protected - all Ukraine, all of Europe, all the free world - 100%. No terrorists, no terrorists gun and no blackmail of terrorists are innocent threatening freedom!</text:p>
      <text:p text:style-name="P4">
He held several meetings today about international events - we do everything to our soldiers even more opportunities to make the end of this war with a victory even closer.</text:p>
      <text:p text:style-name="P4">
We prepare news for Ukraine!Glory to each of our warrior!Glory to everyone who helps!_Glory to Ukraine!- said Vladimir Zelensky.</text:p>
      <text:p text:style-name="P4">
News Source: <text:a xlink:type="simple" xlink:href="https://armyinform.com.ua/2023/05/16/razom-iz-partneramy-ukrayiny-zrobymo-zahyst-vid-teroru-maksymalno-micznym-zvernennya-prezydenta-volodymyra-zelenskogo/" text:style-name="Internet_20_link" text:visited-style-name="Visited_20_Internet_20_Link">
https://armyinform.com.ua/2023/05/16/razom-iz-partneramy-ukrayiny-zrobymo-zahyst-vid-teroru-maksymalno-micznym-zvernennya-prezydenta-volodymyra-zelenskogo/</text:a>
</text:p>
      <!--NEWS-->
      <text:h text:style-name="P10" text:outline-level="1">
<text:span text:style-name="T4">
Ukrainian artillerymen destroyed a self -propelled gun of the occupiers 2C5</text:span>
</text:h>
      <text:p text:style-name="P4">
Author: ['АРМІЯINFORM']</text:p>
      <text:p text:style-name="P4">
Time: 2023-05-16T98:00:00-04:00</text:p>
      <text:p text:style-name="P4">
Description: Garmashі, an ethnhentic zenate of Kilkіst PoloPantiv, he was dumbfounded by the Garmat Percopulsione ... War with Ukraine 2022, the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p>
      <text:p text:style-name="P4">
Tags: ['STOPRUSSIA', 'АГРЕСІЯ РФ', 'ВТОРГНЕННЯ РФ', 'ХРОНІКА ОБОРОНИ']</text:p>
      <text:p text:style-name="P4">
Category: News</text:p>
      <!--METADATA-->
      <text:p text:style-name="P4">
The guns, effectively reducing the number of invaders, destroyed the 2C5 self -propelled gun, which in turn took with it another warrior, struck by her ammunition at a distance of 70 meters.</text:p>
      <text:p text:style-name="P4">
The expression "we do not brown" played with new colors.</text:p>
      <text:p text:style-name="P4">
Source: <text:a xlink:type="simple" xlink:href="https://www.facebook.com/operationalcommandwest" text:style-name="Internet_20_link" text:visited-style-name="Visited_20_Internet_20_Link">
Operational Command "West"</text:a>
</text:p>
      <text:p text:style-name="P4">
News Source: <text:a xlink:type="simple" xlink:href="https://armyinform.com.ua/2023/05/16/ukrayinski-artylerysty-znyshhyly-samohidnu-garmatu-okupantiv-2s5/" text:style-name="Internet_20_link" text:visited-style-name="Visited_20_Internet_20_Link">
https://armyinform.com.ua/2023/05/16/ukrayinski-artylerysty-znyshhyly-samohidnu-garmatu-okupantiv-2s5/</text:a>
</text:p>
      <!--NEWS-->
      <text:h text:style-name="P10" text:outline-level="1">
<text:span text:style-name="T4">
War, Reconstruction, Economy: The White House named the topics about Ukraine for discussion at the G7 summit</text:span>
</text:h>
      <text:p text:style-name="P4">
Authors: Ukrinform (Person)</text:p>
      <text:p text:style-name="P4">
Publisher: Укринформ (Organization)</text:p>
      <text:p text:style-name="P4">
Published Time: 2023-05-17T-14:59:00+03:00</text:p>
      <text:p text:style-name="P4">
Modified Time: 2023-05-17T23:59:00+03:00</text:p>
      <text:p text:style-name="P4">
Description: In addition to the situation on the front and continuation of international support of Ukraine, G7 leaders will discuss opportunities to strengthen the negotiation positions of Kyiv to complete the war, as well as the reconstruction of Ukrainian infrastructure. - Ukrinform.</text:p>
      <text:p text:style-name="P4">
Images: ["<text:a xlink:type="simple" xlink:href="https://static.ukrinform.com/photos/2022_02/thumb_files/630_360_1644169650-867.jpg" text:style-name="Internet_20_link" text:visited-style-name="Visited_20_Internet_20_Link">
630_360_16441...</text:a>
"]</text:p>
      <text:p text:style-name="P4">
Tags: ['США', 'Україна', 'Білий дім', 'Війна з Росією', 'Саміт G7']</text:p>
      <text:p text:style-name="P4">
Type: Article</text:p>
      <!--METADATA-->
      <text:p text:style-name="P4">
<draw:frame draw:style-name="fr1" draw:name="Image23" text:anchor-type="as-char" svg:width="6.9236in" svg:height="3.956343in" draw:z-index="0">
<draw:image xlink:href="../Images/yкринформ/2023-05-17T-14-59-00-03-00/630_360_1644169650-867.jpg" xlink:type="simple" xlink:show="embed" xlink:actuate="onLoad" draw:mime-type="image/jpeg"/>
</draw:frame>
In addition to the settlement on the front and the continuation of international support of Ukraine, G7 leaders will enhance opportunities to strengthen Kyiv's negotiation positions for completion, as well as the issue of reconstruction of Ukrainian infrastructure.</text:p>
      <text:p text:style-name="P4">
This was said on Wednesday during a briefing for journalists, the White House Advisor of National Security Jake Sullivan, Ukrinform correspondent reports.</text:p>
      <text:p text:style-name="P4">
"First of all, it is obvious that the war in Ukraine, the invasion of Russia into Ukraine is a central place and will become an important topic for discussions," Sullivan said.</text:p>
      <text:p text:style-name="P4">
He added that the situation on the battlefield will be discussed. In addition, according to its words, it will be about realization <text:a xlink:type="simple" xlink:href="https://www.ukrinform.ua/tag-sankcii" text:style-name="Internet_20_link" text:visited-style-name="Visited_20_Internet_20_Link">
</text:a>
, as well as the steps that will be taken together in the G7 countries in this direction, in that number, the detection of loopholes and the schemes of bypassing restrictions, as well as increased pressure from NACF during the near future.</text:p>
      <text:p text:style-name="P4">
<text:span text:style-name="T4">
 Read also: </text:span>
 <text:a xlink:type="simple" xlink:href="https://www.ukrinform.ua/rubric-economy/3709231-na-samiti-g7-mozut-ogolositi-pro-ekonomicnu-dopomogu-ukraini-zmi.html" text:style-name="Internet_20_link" text:visited-style-name="Visited_20_Internet_20_Link">
<text:span text:style-name="T4">
 Summit </text:span>
</text:a>
"They(G7 leaders - ed.)They will also talk about reconstruction, the economic humanitarian support of Ukraine and how to create appropriate conditions for progress on the battlefield, forming progress over a possible table, if and when Ukraine is ready to do so in the future, ”the US Presidential advisor.</text:p>
      <text:p text:style-name="P4">
As reported by Ukrinform, <text:a xlink:type="simple" xlink:href="https://www.ukrinform.ua/rubric-polytics/3708511-lideri-g7-obgovorat-pidtrimku-ukraini-ta-pritagnenna-rf-do-vidpovidi-bilij-dim.html" text:style-name="Internet_20_link" text:visited-style-name="Visited_20_Internet_20_Link">
</text:a>
It should take place in the period 19-21 in the Japanese city of Hiroshima.</text:p>
      <text:p text:style-name="P4">
News Source: <text:a xlink:type="simple" xlink:href="https://www.ukrinform.ua/rubric-polytics/3710684-vijna-vidbudova-ekonomika-bilij-dim-nazvav-temi-sodo-ukraini-dla-obgovorenna-na-samiti-g7.html" text:style-name="Internet_20_link" text:visited-style-name="Visited_20_Internet_20_Link">
https://www.ukrinform.ua/rubric-polytics/3710684-vijna-vidbudova-ekonomika-bilij-dim-nazvav-temi-sodo-ukraini-dla-obgovorenna-na-samiti-g7.html</text:a>
</text:p>
      <!--NEWS-->
      <text:h text:style-name="P10" text:outline-level="1">
<text:span text:style-name="T4">
In Australia in an accident with a bus, 18 children were injured</text:span>
</text:h>
      <text:p text:style-name="P4">
Authors: Ukrinform (Person)</text:p>
      <text:p text:style-name="P4">
Publisher: Укринформ (Organization)</text:p>
      <text:p text:style-name="P4">
Published Time: 2023-05-17T-152:35:00+03:00</text:p>
      <text:p text:style-name="P4">
Modified Time: 2023-05-17T15:35:00+03:00</text:p>
      <text:p text:style-name="P4">
Description: A group of young school children was injured as a result of a bus accident in the Australian Melbourne. - Ukrinform.</text:p>
      <text:p text:style-name="P4">
Images: ["<text:a xlink:type="simple" xlink:href="https://static.ukrinform.com/photos/2023_05/thumb_files/630_360_1684326540-539.png" text:style-name="Internet_20_link" text:visited-style-name="Visited_20_Internet_20_Link">
630_360_16843...</text:a>
"]</text:p>
      <text:p text:style-name="P4">
Tags: ['Австралія', 'Діти', 'ДТП', 'Автобус']</text:p>
      <text:p text:style-name="P4">
Type: Article</text:p>
      <!--METADATA-->
      <text:p text:style-name="P4">
<draw:frame draw:style-name="fr1" draw:name="Image24" text:anchor-type="as-char" svg:width="6.9236in" svg:height="3.956343in" draw:z-index="0">
<draw:image xlink:href="../Images/yкринформ/2023-05-17T-152-35-00-03-00/630_360_1684326540-539.png" xlink:type="simple" xlink:show="embed" xlink:actuate="onLoad" draw:mime-type="image/png"/>
</draw:frame>
The brunt of the younger school age was injured as a result of the bus accident of the Vavstralian Melbourne bus.</text:p>
      <text:p text:style-name="P4">
As Ukrinform reports, it reports <text:a xlink:type="simple" xlink:href="https://www.bbc.com/news/world-australia-65606211" text:style-name="Internet_20_link" text:visited-style-name="Visited_20_Internet_20_Link">
</text:a>
.</text:p>
      <text:p text:style-name="P4">
The bus transported 45 students. According to police, he has a backlash behind him, causing the bus to spread.</text:p>
      <text:p text:style-name="P4">
18 <text:a xlink:type="simple" xlink:href="https://www.ukrinform.ua/tag-diti" text:style-name="Internet_20_link" text:visited-style-name="Visited_20_Internet_20_Link">
</text:a>
The ages of 5 to 11 were brought to the hospital, many were provided with surgical assistance by one child in intensive care.</text:p>
      <text:p text:style-name="P4">
The truck driver was charged with a dangerous car, which caused severe injuries.</text:p>
      <text:p text:style-name="P4">
<text:span text:style-name="T4">
 Read also: </text:span>
 <text:a xlink:type="simple" xlink:href="https://www.ukrinform.ua/rubric-society/3707912-za-i-kvartal-roku-v-ukraini-cerez-dtp-zaginuli-26-ditej.html" text:style-name="Internet_20_link" text:visited-style-name="Visited_20_Internet_20_Link">
<text:span text:style-name="T4">
 accident </text:span>
</text:a>
It is noted that road safety indicators in Australia of the lower compared to other countries with developed economy. Country occupies the 20th place from 36 OECD countries(Organization of Economic Cooperation and Development- Ed.)By mortality rate on highways.  Photo: ABC News</text:p>
      <text:p text:style-name="P4">
News Source: <text:a xlink:type="simple" xlink:href="https://www.ukrinform.ua/rubric-world/3710487-v-avstralii-u-dtp-z-avtobusom-postrazdali-18-ditej.html" text:style-name="Internet_20_link" text:visited-style-name="Visited_20_Internet_20_Link">
https://www.ukrinform.ua/rubric-world/3710487-v-avstralii-u-dtp-z-avtobusom-postrazdali-18-ditej.html</text:a>
</text:p>
      <!--NEWS-->
      <text:h text:style-name="P10" text:outline-level="1">
<text:span text:style-name="T4">
In Germany, the creation of a register of losses is an important base for reconstruction of Ukraine</text:span>
</text:h>
      <text:p text:style-name="P4">
Authors: Ukrinform (Person)</text:p>
      <text:p text:style-name="P4">
Publisher: Укринформ (Organization)</text:p>
      <text:p text:style-name="P4">
Published Time: 2023-05-17T-154:35:00+03:00</text:p>
      <text:p text:style-name="P4">
Modified Time: 2023-05-17T15:35:00+03:00</text:p>
      <text:p text:style-name="P4">
Description: In Germany, they welcome the creation of a register of losses caused to Ukraine by aggression of the Russian Federation. - Ukrinform.</text:p>
      <text:p text:style-name="P4">
Images: ["<text:a xlink:type="simple" xlink:href="https://static.ukrinform.com/photos/2023_05/thumb_files/630_360_1684314773-558.jpeg" text:style-name="Internet_20_link" text:visited-style-name="Visited_20_Internet_20_Link">
630_360_16843...</text:a>
"]</text:p>
      <text:p text:style-name="P4">
Tags: ['Німеччина', 'Україна', 'Відбудова', 'Реєстр збитків']</text:p>
      <text:p text:style-name="P4">
Type: Article</text:p>
      <!--METADATA-->
      <text:p text:style-name="P4">
<draw:frame draw:style-name="fr1" draw:name="Image25" text:anchor-type="as-char" svg:width="6.9236in" svg:height="3.956343in" draw:z-index="0">
<draw:image xlink:href="../Images/yкринформ/2023-05-17T-154-35-00-03-00/630_360_1684314773-558.jpeg" xlink:type="simple" xlink:show="embed" xlink:actuate="onLoad" draw:mime-type="image/jpeg"/>
</draw:frame>
Urimechina congratulate the register of losses caused to Ukraine by aggression of the Russian Federation.</text:p>
      <text:p text:style-name="P4">
The spokeswoman for the Federal Goffmann at a briefing was said this, reports Ukrinform correspondent.</text:p>
      <text:p text:style-name="P4">
“We welcome that such a registry is created. The harm caused to Ukraine by the Russian aggressive war should be documented. This will become an important base for the more reconstruction of Ukraine or for a discussion of compensation, ” - Sazalavoffmann.</text:p>
      <text:p text:style-name="P4">
She added that <text:a xlink:type="simple" xlink:href="https://www.ukrinform.ua/tag-nimeccina" text:style-name="Internet_20_link" text:visited-style-name="Visited_20_Internet_20_Link">
</text:a>
and other states with Ukraine develop mechanisms for compensation for aggression of harm. It is predicted that frozen assets of Russian citizens who are involved or supported or supported will be directed to these purposes.</text:p>
      <text:p text:style-name="P4">
<text:span text:style-name="T4">
 Read also: </text:span>
 <text:a xlink:type="simple" xlink:href="https://www.ukrinform.ua/rubric-polytics/3710320-smigal-u-rejkaviku-usi-rosijski-voenni-zlocinci-budut-pritagnuti-do-vidpovidalnosti.html" text:style-name="Internet_20_link" text:visited-style-name="Visited_20_Internet_20_Link">
</text:a>
According to the German Ministry of Economy, as of April 12 in Germany of frozen Russian assets for 5.23 billion euros.</text:p>
      <text:p text:style-name="P4">
As it was reported, at the Council of Europe Summit in Reykjavik <text:a xlink:type="simple" xlink:href="https://www.ukrinform.ua/rubric-polytics/3710382-na-samiti-radi-evropi-stvorili-reestr-zbitkiv-ukraini-vid-agresii-rf.html" text:style-name="Internet_20_link" text:visited-style-name="Visited_20_Internet_20_Link">
</text:a>
caused by Ukrainian aggression.</text:p>
      <text:p text:style-name="P4">
German Chancellor Olaf Scholtz called the register one of the most familiar tasks of the summit.</text:p>
      <text:p text:style-name="P4">
News Source: <text:a xlink:type="simple" xlink:href="https://www.ukrinform.ua/rubric-vidbudova/3710492-u-frn-nazvali-stvorenna-reestru-zbitkiv-vazlivou-bazou-dla-vidbudovi-ukraini.html" text:style-name="Internet_20_link" text:visited-style-name="Visited_20_Internet_20_Link">
https://www.ukrinform.ua/rubric-vidbudova/3710492-u-frn-nazvali-stvorenna-reestru-zbitkiv-vazlivou-bazou-dla-vidbudovi-ukraini.html</text:a>
</text:p>
      <!--NEWS-->
      <text:h text:style-name="P10" text:outline-level="1">
<text:span text:style-name="T4">
Elections in Turkey: Media released Erdogan's strategies and rugging to the second round</text:span>
</text:h>
      <text:p text:style-name="P4">
Authors: Ukrinform (Person)</text:p>
      <text:p text:style-name="P4">
Publisher: Укринформ (Organization)</text:p>
      <text:p text:style-name="P4">
Published Time: 2023-05-17T-16:43:00+03:00</text:p>
      <text:p text:style-name="P4">
Modified Time: 2023-05-17T23:43:00+03:00</text:p>
      <text:p text:style-name="P4">
Description: Before the second round of presidential elections in Turkey, the incumbent President Erdogan will visit the earthquake area and focus on television programs, the candidate from the opposition of the rugge will work more on the ground. - Ukrinform.</text:p>
      <text:p text:style-name="P4">
Images: ["<text:a xlink:type="simple" xlink:href="https://static.ukrinform.com/photos/2022_07/thumb_files/630_360_1656891223-699.jpg" text:style-name="Internet_20_link" text:visited-style-name="Visited_20_Internet_20_Link">
630_360_16568...</text:a>
"]</text:p>
      <text:p text:style-name="P4">
Tags: ['Вибори', 'Туреччина', 'Вибори у Туреччині']</text:p>
      <text:p text:style-name="P4">
Type: Article</text:p>
      <!--METADATA-->
      <text:p text:style-name="P4">
<draw:frame draw:style-name="fr1" draw:name="Image26" text:anchor-type="as-char" svg:width="6.9236in" svg:height="3.956343in" draw:z-index="0">
<draw:image xlink:href="../Images/yкринформ/2023-05-17T-16-43-00-03-00/630_360_1656891223-699.jpg" xlink:type="simple" xlink:show="embed" xlink:actuate="onLoad" draw:mime-type="image/jpeg"/>
</draw:frame>
Presidential elections in Turkey, the incumbent President Erdogan, deploy an earthquake area and focus on television programs, the candidate of the rugging rugge will work more on the ground.</text:p>
      <text:p text:style-name="P4">
About it reports Ukrinform with reference to <text:a xlink:type="simple" xlink:href="https://www.trthaber.com/haber/gundem/liderlerin-ikinci-tur-stratejileri-belli-oldu-767969.html" text:style-name="Internet_20_link" text:visited-style-name="Visited_20_Internet_20_Link">
</text:a>
"President Erdogan is expected to carry out series to the earthquake area before the election, and also plans to go to seats and hold some provinces protections," the TV channel reports.</text:p>
      <text:p text:style-name="P4">
The pro -government party also plans to hold election events in Ankara, Istanbulita Izmiri.</text:p>
      <text:p text:style-name="P4">
It is noted that Erdogan President will emphasize on "stability" and "integrity" in discourses before the second round, explaining that the system should not be worn in a new period, subject to receiving the People's Alliance with the People's Alliance(pro -government)most in parliament.</text:p>
      <text:p text:style-name="P4">
<text:span text:style-name="T4">
 Read also: </text:span>
 <text:a xlink:type="simple" xlink:href="https://www.ukrinform.ua/rubric-world/3710117-majbutne-tureccini-viznacatimut-u-drugomu-turi.html" text:style-name="Internet_20_link" text:visited-style-name="Visited_20_Internet_20_Link">
<text:span text:style-name="T4">
 Turkey </text:span>
</text:a>
Authorized President, Candidate of National Alliance(Opposition)Kilichdaroglu Kilicdarogl will take part in <text:a xlink:type="simple" xlink:href="https://www.ukrinform.ua/tag-vibori" text:style-name="Internet_20_link" text:visited-style-name="Visited_20_Internet_20_Link">
</text:a>
focusing on the fight against terrorism.</text:p>
      <text:p text:style-name="P4">
“Preference will be given to strategic places. Also, a businesswoman is planned to the earthquake area, ”the TV channel announces.</text:p>
      <text:p text:style-name="P4">
As reported by Ukrinform, <text:a xlink:type="simple" xlink:href="https://www.ukrinform.ua/rubric-world/3709536-u-tureccini-ogolosili-datu-drugogo-turu-prezidentskih-viboriv.html" text:style-name="Internet_20_link" text:visited-style-name="Visited_20_Internet_20_Link">
</text:a>
</text:p>
      <text:p text:style-name="P4">
News Source: <text:a xlink:type="simple" xlink:href="https://www.ukrinform.ua/rubric-world/3710513-vibori-v-tureccini-zmi-opriludnili-strategii-erdogana-ta-kilicdaroglu-do-drugogo-turu.html" text:style-name="Internet_20_link" text:visited-style-name="Visited_20_Internet_20_Link">
https://www.ukrinform.ua/rubric-world/3710513-vibori-v-tureccini-zmi-opriludnili-strategii-erdogana-ta-kilicdaroglu-do-drugogo-turu.html</text:a>
</text:p>
      <!--NEWS-->
      <text:h text:style-name="P10" text:outline-level="1">
<text:span text:style-name="T4">
Kharkiv, Kharkivska Oblast(18:30). Red Alert: aerial threat. Sirens sounding. Take cover now!</text:span>
</text:h>
      <text:p text:style-name="P4">
Authors: liveuamap (Language: en)</text:p>
      <text:p text:style-name="P4">
Time: 2023-05-17T-17:31:00</text:p>
      <text:p text:style-name="P4">
Location: Kharkiv (Latitude:49.98109 Longtitude:36.25397)</text:p>
      <text:p text:style-name="P4">
Videos: []</text:p>
      <text:p text:style-name="P4">
Images: []</text:p>
      <text:p text:style-name="P4">
Tags: ["Europe", "Central and Eastern Europe"]</text:p>
      <text:p text:style-name="P4">
Id: 22563510</text:p>
      <!--METADATA-->
      <text:p text:style-name="P4">
Kharkiv, Kharkiv region(18:30). Red Alert: aerial threat. Sirens sounding.Take cover now!</text:p>
      <text:p text:style-name="P4">
News Collection Link: <text:a xlink:type="simple" xlink:href="https://liveuamap.com/en/2023/17-may-kharkiv-kharkivska-oblast1830-red-alerg" text:style-name="Internet_20_link" text:visited-style-name="Visited_20_Internet_20_Link">
https://liveuamap.com/en/2023/17-may-kharkiv-kharkivska-oblast1830-red-alerg</text:a>
</text:p>
      <text:p text:style-name="P4">
News Source: <text:a xlink:type="simple" xlink:href="https://t.me/suspilnekharkiv/24921" text:style-name="Internet_20_link" text:visited-style-name="Visited_20_Internet_20_Link">
https://t.me/suspilnekharkiv/24921</text:a>
</text:p>
      <!--NEWS-->
      <text:h text:style-name="P10" text:outline-level="1">
<text:span text:style-name="T4">
Energoatom handed Mi-2 to the military helicopter</text:span>
</text:h>
      <text:p text:style-name="P4">
Authors: Ukrinform (Person)</text:p>
      <text:p text:style-name="P4">
Publisher: Укринформ (Organization)</text:p>
      <text:p text:style-name="P4">
Published Time: 2023-05-17T-18:37:00+03:00</text:p>
      <text:p text:style-name="P4">
Modified Time: 2023-05-17T23:37:00+03:00</text:p>
      <text:p text:style-name="P4">
Description: The Armed Forces received the Mi-2 Guhril, which was previously owned by Energoatom. - Ukrinform.</text:p>
      <text:p text:style-name="P4">
Images: ["<text:a xlink:type="simple" xlink:href="https://static.ukrinform.com/photos/2023_05/thumb_files/630_360_1684333722-866.jpeg" text:style-name="Internet_20_link" text:visited-style-name="Visited_20_Internet_20_Link">
630_360_16843...</text:a>
", "<text:a xlink:type="simple" xlink:href="https://static.ukrinform.com/photos/2023_05/1684333722-250.jpeg" text:style-name="Internet_20_link" text:visited-style-name="Visited_20_Internet_20_Link">
1684333722-25...</text:a>
", "<text:a xlink:type="simple" xlink:href="https://static.ukrinform.com/photos/2023_05/1684333722-975.jpeg" text:style-name="Internet_20_link" text:visited-style-name="Visited_20_Internet_20_Link">
1684333722-97...</text:a>
", "<text:a xlink:type="simple" xlink:href="https://static.ukrinform.com/photos/2023_05/1684333722-509.jpeg" text:style-name="Internet_20_link" text:visited-style-name="Visited_20_Internet_20_Link">
1684333722-50...</text:a>
"]</text:p>
      <text:p text:style-name="P4">
Tags: ['Енергоатом', 'ЗСУ', 'Вертоліт']</text:p>
      <text:p text:style-name="P4">
Type: Article</text:p>
      <!--METADATA-->
      <text:p text:style-name="P4">
<draw:frame draw:style-name="fr1" draw:name="Image27" text:anchor-type="as-char" svg:width="6.9236in" svg:height="3.956343in" draw:z-index="0">
<draw:image xlink:href="../Images/yкринформ/2023-05-17T-18-37-00-03-00/630_360_1684333722-866.jpeg" xlink:type="simple" xlink:show="embed" xlink:actuate="onLoad" draw:mime-type="image/jpeg"/>
</draw:frame>
The Mi-2 screws, which previously belonged to Energoatom, were drained.</text:p>
      <text:p text:style-name="P4">
About it in <text:a xlink:type="simple" xlink:href="https://t.me/VA_Kyiv/1729" text:style-name="Internet_20_link" text:visited-style-name="Visited_20_Internet_20_Link">
</text:a>
The press service of the Kyiv City Military Administration reported, Ukrinform reports.</text:p>
      <text:p text:style-name="P4">
As it is noted, the Aviation forces were handed over to the director of the enterprise Petrocotin. He wished that this helicopter helped the defenders to release the landlord, in particular <text:a xlink:type="simple" xlink:href="https://www.ukrinform.ua/tag-zaporizka-aes" text:style-name="Internet_20_link" text:visited-style-name="Visited_20_Internet_20_Link">
</text:a>
 .</text:p>
      <text:p text:style-name="P4">
<draw:frame draw:style-name="fr1" draw:name="Image28" text:anchor-type="as-char" svg:width="6.9236in" svg:height="4.59009in" draw:z-index="0">
<draw:image xlink:href="../Images/yкринформ/2023-05-17T-18-37-00-03-00/1684333722-250.jpeg" xlink:type="simple" xlink:show="embed" xlink:actuate="onLoad" draw:mime-type="image/jpeg"/>
</draw:frame>
In his turn, the head of the Kyiv City Military Administration, Sergeipopko, stressed that all means and strength, especially technical.</text:p>
      <text:p text:style-name="P4">
<text:span text:style-name="T4">
 Read also: </text:span>
 <text:a xlink:type="simple" xlink:href="https://www.ukrinform.ua/rubric-ato/3710035-nimeccina-peredala-ukraini-se-34-pikapi-dla-vijskovih.html" text:style-name="Internet_20_link" text:visited-style-name="Visited_20_Internet_20_Link">
<text:span text:style-name="T4">
 POPACE </text:span>
</text:a>
“Therefore, every unit of equipment, and even more so as a screw, is a vagodo -assistance to the Armed Forces of Ukraine. I believe that this helicopter will serve our warriors and will help to bring peace in Ukraine after our victory!”</text:p>
      <text:p text:style-name="P4">
<draw:frame draw:style-name="fr1" draw:name="Image29" text:anchor-type="as-char" svg:width="6.9236in" svg:height="4.615733in" draw:z-index="0">
<draw:image xlink:href="../Images/yкринформ/2023-05-17T-18-37-00-03-00/1684333722-975.jpeg" xlink:type="simple" xlink:show="embed" xlink:actuate="onLoad" draw:mime-type="image/jpeg"/>
</draw:frame>
<draw:frame draw:style-name="fr1" draw:name="Image30" text:anchor-type="as-char" svg:width="6.9236in" svg:height="4.615733in" draw:z-index="0">
<draw:image xlink:href="../Images/yкринформ/2023-05-17T-18-37-00-03-00/1684333722-509.jpeg" xlink:type="simple" xlink:show="embed" xlink:actuate="onLoad" draw:mime-type="image/jpeg"/>
</draw:frame>
As reported by Ukrinform, earlier President of "Energoatom" Petro Kotin, the head of the trade union organization of the company Alexei Lich and the General Directorivne NPP Pavlo Kovtonyuk <text:a xlink:type="simple" xlink:href="https://www.ukrinform.ua/rubric-ato/3705122-energoatom-peredav-vijskovim-visim-pozaslahovikiv.html" text:style-name="Internet_20_link" text:visited-style-name="Visited_20_Internet_20_Link">
</text:a>
National Guards, which protect nuclear objects and representatives of the Armed Forces of Eighthwater.</text:p>
      <text:p text:style-name="P4">
<text:span text:style-name="T5">
Foto: kmw</text:span>
</text:p>
      <text:p text:style-name="P4">
News Source: <text:a xlink:type="simple" xlink:href="https://www.ukrinform.ua/rubric-ato/3710564-energoatom-peredav-vijskovim-vertolit-mi2.html" text:style-name="Internet_20_link" text:visited-style-name="Visited_20_Internet_20_Link">
https://www.ukrinform.ua/rubric-ato/3710564-energoatom-peredav-vijskovim-vertolit-mi2.html</text:a>
</text:p>
      <!--NEWS-->
      <text:h text:style-name="P10" text:outline-level="1">
<text:span text:style-name="T4">
The United States congratulated the continuation of the "grain agreement" and reproached Russia for its behavior</text:span>
</text:h>
      <text:p text:style-name="P4">
Authors: Ukrinform (Person)</text:p>
      <text:p text:style-name="P4">
Publisher: Укринформ (Organization)</text:p>
      <text:p text:style-name="P4">
Published Time: 2023-05-17T-20:26:00+03:00</text:p>
      <text:p text:style-name="P4">
Modified Time: 2023-05-17T23:26:00+03:00</text:p>
      <text:p text:style-name="P4">
Description: Official Washington congratulated the continuation of the Black Sea Grain Agreement and at the same time emphasized that Russia should stop obstructing this initiative and put an end to the war in Ukraine. - Ukrinform.</text:p>
      <text:p text:style-name="P4">
Images: ["<text:a xlink:type="simple" xlink:href="https://static.ukrinform.com/photos/2022_10/thumb_files/630_360_1666031974-150.jpg" text:style-name="Internet_20_link" text:visited-style-name="Visited_20_Internet_20_Link">
630_360_16660...</text:a>
"]</text:p>
      <text:p text:style-name="P4">
Tags: ['США', 'Україна', 'Агресія РФ', 'Держдеп', 'Росія', 'зерновий коридор']</text:p>
      <text:p text:style-name="P4">
Type: Article</text:p>
      <!--METADATA-->
      <text:p text:style-name="P4">
<draw:frame draw:style-name="fr1" draw:name="Image31" text:anchor-type="as-char" svg:width="6.9236in" svg:height="3.956343in" draw:z-index="0">
<draw:image xlink:href="../Images/yкринформ/2023-05-17T-20-26-00-03-00/630_360_1666031974-150.jpg" xlink:type="simple" xlink:show="embed" xlink:actuate="onLoad" draw:mime-type="image/jpeg"/>
</draw:frame>
Official Vashington congratulated the continuation of the Black Sea Grain Agreement and simultaneously signed that Russia should stop obstructing this initiative, as well as to put the end of the war in Ukraine.</text:p>
      <text:p text:style-name="P4">
The relevant statement was made on Wednesday during a briefing in Washington, the US Department of State Department Vedant Patel, reports his own correspondent.</text:p>
      <text:p text:style-name="P4">
“First of all, we welcome the announcement of President Erdogan on the continuation of the Sea Grain Initiative. As we said earlier, we strongly support the efforts of the UN and Turkey on an agreement that supports the world prices for food and <text:a xlink:type="simple" xlink:href="https://www.ukrinform.ua/tag-zerno" text:style-name="Internet_20_link" text:visited-style-name="Visited_20_Internet_20_Link">
</text:a>
at a low level, ”the State Department representative said.</text:p>
      <text:p text:style-name="P4">
He also reminded how personally US Secretary of State Anthony Blinken has repeatedly declared that the world should not persuade Moscowing the use of famine in the world as weapons in the war against Ukraine every few weeks.</text:p>
      <text:p text:style-name="P4">
<text:span text:style-name="T4">
 Read also: </text:span>
 <text:a xlink:type="simple" xlink:href="https://www.ukrinform.ua/rubric-world/3710649-gensek-oon-prodovzenna-zernovoi-ugodi-e-garnou-novinou-dla-svitu.html" text:style-name="Internet_20_link" text:visited-style-name="Visited_20_Internet_20_Link">
</text:a>
"We should not remind Russia that it stopped preventing the verification in order to allow the grain to come to the vulnerable population that makes the need for it," the Patel said.</text:p>
      <text:p text:style-name="P4">
He stressed that the Black Sea Grain Initiative is needed by the world.</text:p>
      <text:p text:style-name="P4">
"Moreover, the world requires Russia to cease its illegal anti-Ukraine war, which would allow farmers to return to their fields, which returned to the bug-in agricultural products into a normal channel and in a short-term significantly improved global food safety," the USE has said.</text:p>
      <text:p text:style-name="P4">
<text:span text:style-name="T4">
 Read also: </text:span>
 <text:a xlink:type="simple" xlink:href="https://www.ukrinform.ua/rubric-economy/3709670-ssa-pro-blokuvanna-zernovoi-ugodi-putin-uzav-u-zarucniki-narodi-aki-poterpaut-vid-golodu.html" text:style-name="Internet_20_link" text:visited-style-name="Visited_20_Internet_20_Link">
<text:span text:style-name="T4">
 grain </text:span>
</text:a>
As reported by Ukrinform, Turkish President Recep Tayyip Erdogan on Wednesday <text:a xlink:type="simple" xlink:href="https://www.ukrinform.ua/rubric-economy/3710574-zernovu-ugodu-prodovzili-na-dva-misaci.html" text:style-name="Internet_20_link" text:visited-style-name="Visited_20_Internet_20_Link">
</text:a>
that the action of the Black Sea Grain Agreement was extended on the two. He also noted that the Russian side promised not to interfere with the departure of Turkish ships to the ports of Nikolaev and Olbia.</text:p>
      <text:p text:style-name="P4">
News Source: <text:a xlink:type="simple" xlink:href="https://www.ukrinform.ua/rubric-world/3710653-ssa-privitali-prodovzenna-zernovoi-ugodi-j-doriknuli-rosii-za-ii-povedinku.html" text:style-name="Internet_20_link" text:visited-style-name="Visited_20_Internet_20_Link">
https://www.ukrinform.ua/rubric-world/3710653-ssa-privitali-prodovzenna-zernovoi-ugodi-j-doriknuli-rosii-za-ii-povedinku.html</text:a>
</text:p>
      <!--NEWS-->
      <text:h text:style-name="P10" text:outline-level="1">
<text:span text:style-name="T4">
Ukraine is spreading air alarm</text:span>
</text:h>
      <text:p text:style-name="P4">
Authors: Ukrinform (Person)</text:p>
      <text:p text:style-name="P4">
Publisher: Укринформ (Organization)</text:p>
      <text:p text:style-name="P4">
Published Time: 2023-05-17T-22:22:00+03:00</text:p>
      <text:p text:style-name="P4">
Modified Time: 2023-05-17T23:22:00+03:00</text:p>
      <text:p text:style-name="P4">
Description: Air alarm has been announced in Kyiv and nine regions of Ukraine.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text:p>
      <text:p text:style-name="P4">
Type: Article</text:p>
      <!--METADATA-->
      <text:p text:style-name="P4">
<draw:frame draw:style-name="fr1" draw:name="Image32" text:anchor-type="as-char" svg:width="6.9236in" svg:height="3.956343in" draw:z-index="0">
<draw:image xlink:href="../Images/yкринформ/2023-05-17T-22-22-00-03-00/630_360_1645871571-868.jpg" xlink:type="simple" xlink:show="embed" xlink:actuate="onLoad" draw:mime-type="image/jpeg"/>
</draw:frame>
In Kiev, nine regions of Ukraine have been alarmed.</text:p>
      <text:p text:style-name="P4">
The alarm in the capital was informed by KSCA in <text:a xlink:type="simple" xlink:href="https://t.me/KyivCityOfficial/6714" text:style-name="Internet_20_link" text:visited-style-name="Visited_20_Internet_20_Link">
</text:a>
, reports Ukrinform.</text:p>
      <text:p text:style-name="P4">
"In Kiev declared <text:a xlink:type="simple" xlink:href="https://www.ukrinform.ua/tag-povitrana-trivoga" text:style-name="Internet_20_link" text:visited-style-name="Visited_20_Internet_20_Link">
</text:a>
!</text:p>
      <text:p text:style-name="P4">
Besides, as evidenced by <text:a xlink:type="simple" xlink:href="https://map.ukrainealarm.com/" text:style-name="Internet_20_link" text:visited-style-name="Visited_20_Internet_20_Link">
</text:a>
Air alarm, alarm has now been announced in Kyiv, Zhytomyr, Cherkasy, Kirovograd, Poltava, Dnipropetrovsk, Zaporizhia, Donetsk Ilugansk regions.</text:p>
      <text:p text:style-name="P4">
<text:span text:style-name="T4">
 Read also: </text:span>
 <text:a xlink:type="simple" xlink:href="https://www.ukrinform.ua/rubric-ato/3710414-v-ofisi-prezidenta-zaavlaut-so-efektivnist-patriot-stala-velikim-geopoliticnim-udarom-po-rosii.html" text:style-name="Internet_20_link" text:visited-style-name="Visited_20_Internet_20_Link">
</text:a>
As reported by Ukrinform, earlier air alarm <text:a xlink:type="simple" xlink:href="https://www.ukrinform.ua/rubric-ato/3710674-v-odesi-ogolosili-povitranu-trivogu-zmi-povidomlaut-pro-vibuhi.html" text:style-name="Internet_20_link" text:visited-style-name="Visited_20_Internet_20_Link">
</text:a>
The media reported a series of explosions</text:p>
      <text:p text:style-name="P4">
News Source: <text:a xlink:type="simple" xlink:href="https://www.ukrinform.ua/rubric-ato/3710682-ukrainou-siritsa-povitrana-trivoga.html" text:style-name="Internet_20_link" text:visited-style-name="Visited_20_Internet_20_Link">
https://www.ukrinform.ua/rubric-ato/3710682-ukrainou-siritsa-povitrana-trivoga.html</text:a>
</text:p>
      <!--NEWS-->
      <text:h text:style-name="P10" text:outline-level="1">
<text:span text:style-name="T4">
The US will evaluate the risks and decide which combat systems to transfer to Ukraine - State Department</text:span>
</text:h>
      <text:p text:style-name="P4">
Authors: Ukrinform (Person)</text:p>
      <text:p text:style-name="P4">
Publisher: Укринформ (Organization)</text:p>
      <text:p text:style-name="P4">
Published Time: 2023-05-17T-24:17:00+03:00</text:p>
      <text:p text:style-name="P4">
Modified Time: 2023-05-17T23:17:00+03:00</text:p>
      <text:p text:style-name="P4">
Description: The United States, together with partners, will continue to evaluate the development of the situation in Ukraine and, on the basis of this, make decisions that can be given to the Ukrainian forces in the future for effective struggle. - Ukrinform.</text:p>
      <text:p text:style-name="P4">
Images: ["<text:a xlink:type="simple" xlink:href="https://static.ukrinform.com/photos/2019_02/thumb_files/630_360_1550947989-503.jpg" text:style-name="Internet_20_link" text:visited-style-name="Visited_20_Internet_20_Link">
630_360_15509...</text:a>
"]</text:p>
      <text:p text:style-name="P4">
Tags: ['США', 'Україна', 'Держдеп', 'Військова техніка']</text:p>
      <text:p text:style-name="P4">
Type: Article</text:p>
      <!--METADATA-->
      <text:p text:style-name="P4">
<draw:frame draw:style-name="fr1" draw:name="Image33" text:anchor-type="as-char" svg:width="6.9236in" svg:height="3.956343in" draw:z-index="0">
<draw:image xlink:href="../Images/yкринформ/2023-05-17T-24-17-00-03-00/630_360_1550947989-503.jpg" xlink:type="simple" xlink:show="embed" xlink:actuate="onLoad" draw:mime-type="image/jpeg"/>
</draw:frame>
Combining with the partners will continue to evaluate the development of the situation in Ukraine and to make this basis that combat systems can be given to Ukrainian forces in the future for effective struggle.</text:p>
      <text:p text:style-name="P4">
This was stated on Wednesday by the State Department Vedant Patel, commenting on Britain and the Netherlands to create an international coalition for Ukraine, Ukrinform correspondent reports.</text:p>
      <text:p text:style-name="P4">
“A number of countries are actively involved in the wider efforts to strengthen the apparatus of security Ukrainian partners. The United States, apparently, at each stage of the conflict, used the means that our Ukrainian partners have the means necessary for the protection of their territory and integrity, ”the US Deputy District State Administration said.</text:p>
      <text:p text:style-name="P4">
He recalled that in recent times, great attention has been paid to the reinforcement of the protrusion of Ukraine. “And now we see how our Ukrainian partners are successfully used by these tools <text:a xlink:type="simple" xlink:href="https://www.ukrinform.ua/tag-ppo" text:style-name="Internet_20_link" text:visited-style-name="Visited_20_Internet_20_Link">
</text:a>
”,- said Patel.</text:p>
      <text:p text:style-name="P4">
At the same time, he expressed his readiness to cooperate with partners on additional assets that may be allocated in the future.</text:p>
      <text:p text:style-name="P4">
<text:span text:style-name="T4">
 Read also: </text:span>
 <text:a xlink:type="simple" xlink:href="https://www.ukrinform.ua/rubric-ato/3710657-ssa-gotuut-paket-dopomogi-ukraini-na-60-milardiv.html" text:style-name="Internet_20_link" text:visited-style-name="Visited_20_Internet_20_Link">
<text:span text:style-name="T4">
 Package </text:span>
 <text:span text:style-name="T4">
 Help </text:span>
</text:a>
"We will continue to evaluate - taking into account the situation and circumstances in the field of security places - what systems make sense," - said a representative of the State Department.</text:p>
      <text:p text:style-name="P4">
He emphasized that the US and other partners of Ukraine seek to hold its effective battle systems as soon as possible.</text:p>
      <text:p text:style-name="P4">
As reported by Ukrinform, on Wednesday Prime Ministers of the United Kingdom, Risha Sakaki of the Netherlands Mark Rutte <text:a xlink:type="simple" xlink:href="https://www.ukrinform.ua/rubric-ato/3710188-britania-i-niderlandi-spilno-pracuvatimut-nad-stvorennam-koalicii-vinisuvaciv-dla-ukraini.html" text:style-name="Internet_20_link" text:visited-style-name="Visited_20_Internet_20_Link">
</text:a>
that will work on the creation of the International Coalition of Fighters for Ukraine.</text:p>
      <text:p text:style-name="P4">
News Source: <text:a xlink:type="simple" xlink:href="https://www.ukrinform.ua/rubric-ato/3710681-ssa-ocinuvatimut-riziki-i-virisuvatimut-aki-bojovi-sistemi-peredavati-ukraini-derzdep.html" text:style-name="Internet_20_link" text:visited-style-name="Visited_20_Internet_20_Link">
https://www.ukrinform.ua/rubric-ato/3710681-ssa-ocinuvatimut-riziki-i-virisuvatimut-aki-bojovi-sistemi-peredavati-ukraini-derzdep.html</text:a>
</text:p>
      <!--NEWS-->
      <text:h text:style-name="P10" text:outline-level="1">
<text:span text:style-name="T4">
The President thanked Korea, France and Estonia for the support of Ukraine and condemnation of Russian aggression</text:span>
</text:h>
      <text:p text:style-name="P4">
Authors: Ukrinform (Person)</text:p>
      <text:p text:style-name="P4">
Publisher: Укринформ (Organization)</text:p>
      <text:p text:style-name="P4">
Published Time: 2023-05-17T-26:10:00+03:00</text:p>
      <text:p text:style-name="P4">
Modified Time: 2023-05-17T23:10:00+03:00</text:p>
      <text:p text:style-name="P4">
Description: President of Ukraine Volodymyr Zelensky considers a successful visit to the Ukrainian delegation to the Republic of Korea.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Естонія', 'Франція', 'Корея', 'Зеленський']</text:p>
      <text:p text:style-name="P4">
Type: Article</text:p>
      <!--METADATA-->
      <text:p text:style-name="P4">
<draw:frame draw:style-name="fr1" draw:name="Image34" text:anchor-type="as-char" svg:width="6.9236in" svg:height="3.956343in" draw:z-index="0">
<draw:image xlink:href="../Images/yкринформ/2023-05-17T-26-10-00-03-00/630_360_1682451261-591.jpeg" xlink:type="simple" xlink:show="embed" xlink:actuate="onLoad" draw:mime-type="image/jpeg"/>
</draw:frame>
President of Ukraine Volodymyr Zelensky considers a successful visit to the Ukrainian delegation to the Republic of Korea.</text:p>
      <text:p text:style-name="P4">
This was stated in the evening <text:a xlink:type="simple" xlink:href="https://www.youtube.com/watch" text:style-name="Internet_20_link" text:visited-style-name="Visited_20_Internet_20_Link">
</text:a>
President Volodymyr Zelenskyy, reports Ukrinform.</text:p>
      <text:p text:style-name="P4">
*!(http://https://t.me/OP_UA/9518)"It happened - and quite successfully - the visit of the Ukrainian delegation to the Republic of Korea.Koreovtsi, the first lady of Ukraine. There were meetings, negotiations of different level For the clear expression of Russian aggression and support of global efforts for the sake of peace, "said <text:a xlink:type="simple" xlink:href="https://www.ukrinform.ua/tag-zelenskij" text:style-name="Internet_20_link" text:visited-style-name="Visited_20_Internet_20_Link">
</text:a>
.</text:p>
      <text:p text:style-name="P4">
The Head of State also expressed gratitude to the Senate of France, who voted on May 17 for recognition of the famine of the 32-33 years by the genocide of the Ukrainian Narode.</text:p>
      <text:p text:style-name="P4">
<text:span text:style-name="T4">
 Read also: </text:span>
 <text:a xlink:type="simple" xlink:href="https://www.ukrinform.ua/rubric-polytics/3710604-specpredstavnik-kitau-zustrilisa-z-kulebou-v-kievi-govorili-pro-pripinenna-vijni.html" text:style-name="Internet_20_link" text:visited-style-name="Visited_20_Internet_20_Link">
</text:a>
"I want to thank the parliamentarians of the two European countries separately. The Senate of France has voted for recognition of the famine of the 32-33 years of the genocide-Ukrainian people. I am grateful to everyone and anyone who supported this decision.</text:p>
      <text:p text:style-name="P4">
In addition, the President expressed gratitude to the Estonia Parliament. What adopted to support Ukraine's desire to become a full member of NATO and urge to support this decision. "I thank the whole Estonian people, the whole political class of Estonia for such clear support for our joint -hero -Atlantic security," Zelensky emphasized.</text:p>
      <text:p text:style-name="P4">
In addition, he reported that there is an important decision of the Council of Europe: the summary of the summit held in Iceland, the support of the Ukrainian formula peace was recorded. "And it is important that Europe is so consolidated for the sake of a honest plan. Thank you for all the leaders of our Europe and every state of the Council of Europe," the Head of State said.</text:p>
      <text:p text:style-name="P4">
<text:span text:style-name="T4">
 Read also: </text:span>
 <text:a xlink:type="simple" xlink:href="https://www.ukrinform.ua/rubric-ato/3710596-francia-dumae-nad-peredaceu-ukraini-dalekobijnih-raket-le-monde.html" text:style-name="Internet_20_link" text:visited-style-name="Visited_20_Internet_20_Link">
<text:span text:style-name="T4">
 France </text:span>
</text:a>
In his opinion, on the basis of such consolidation, we will continue to construct the possibilities of the terrorist state and to continue this aggression and the rosemonist to increase our opportunities to return justice, to release our landlords, and to save our people.</text:p>
      <text:p text:style-name="P4">
News Source: <text:a xlink:type="simple" xlink:href="https://www.ukrinform.ua/rubric-polytics/3710680-prezident-podakuvav-korei-francii-ta-estonii-za-pidtrimku-ukraini-ta-zasudzenna-agresii-rf.html" text:style-name="Internet_20_link" text:visited-style-name="Visited_20_Internet_20_Link">
https://www.ukrinform.ua/rubric-polytics/3710680-prezident-podakuvav-korei-francii-ta-estonii-za-pidtrimku-ukraini-ta-zasudzenna-agresii-rf.html</text:a>
</text:p>
      <!--NEWS-->
      <text:h text:style-name="P10" text:outline-level="1">
<text:span text:style-name="T4">
Hurricane in Ankara destroyed the minaret of the mosques, the woman was injured</text:span>
</text:h>
      <text:p text:style-name="P4">
Authors: Ukrinform (Person)</text:p>
      <text:p text:style-name="P4">
Publisher: Укринформ (Organization)</text:p>
      <text:p text:style-name="P4">
Published Time: 2023-05-17T-29:56:00+03:00</text:p>
      <text:p text:style-name="P4">
Modified Time: 2023-05-17T22:56:00+03:00</text:p>
      <text:p text:style-name="P4">
Description: A powerful hurricane with a shower that happened in Ankara today, torn the roofs from the buildings and destroyed the minarets of the mosquita, one person was injured. - Ukrinform.</text:p>
      <text:p text:style-name="P4">
Images: ["<text:a xlink:type="simple" xlink:href="https://static.ukrinform.com/photos/2023_05/thumb_files/630_360_1684353637-917.jpg" text:style-name="Internet_20_link" text:visited-style-name="Visited_20_Internet_20_Link">
630_360_16843...</text:a>
"]</text:p>
      <text:p text:style-name="P4">
Tags: ['Мечеть', 'Туреччина', 'Ураган']</text:p>
      <text:p text:style-name="P4">
Type: Article</text:p>
      <!--METADATA-->
      <text:p text:style-name="P4">
<draw:frame draw:style-name="fr1" draw:name="Image35" text:anchor-type="as-char" svg:width="6.9236in" svg:height="3.956343in" draw:z-index="0">
<draw:image xlink:href="../Images/yкринформ/2023-05-17T-29-56-00-03-00/630_360_1684353637-917.jpg" xlink:type="simple" xlink:show="embed" xlink:actuate="onLoad" draw:mime-type="image/jpeg"/>
</draw:frame>
The downpour, which happened today in Ankara, tore the roofs from the buildings, the minaret of the mosquita, one person was injured.</text:p>
      <text:p text:style-name="P4">
About it reports Ukrinform with reference to <text:a xlink:type="simple" xlink:href="https://www.trthaber.com/haber/turkiye/ankarada-firtina-etkili-oldu-cami-minareleri-yikildi-768104.html" text:style-name="Internet_20_link" text:visited-style-name="Visited_20_Internet_20_Link">
</text:a>
.</text:p>
      <text:p text:style-name="P4">
“During the rain and a hurricane in Ankar, part of the roof of the building, which destroyed the central mosque of Etimesut, destroyed. As a result of the fall, a woman who passed by. The affected woman was taken to <text:a xlink:type="simple" xlink:href="https://www.ukrinform.ua/tag-bolnica" text:style-name="Internet_20_link" text:visited-style-name="Visited_20_Internet_20_Link">
</text:a>
», - reports the TV channel.</text:p>
      <text:p text:style-name="P4">
Also damaged vehicles parked nearby.</text:p>
      <text:p text:style-name="P4">
The mosque minaret was destroyed in the Chaole area, torn the roof of the Nastmubul Highway. The roof fragments damaged the roof of the adjacent building.</text:p>
      <text:p text:style-name="P4">
<text:span text:style-name="T4">
 Read also: </text:span>
 <text:a xlink:type="simple" xlink:href="https://www.ukrinform.ua/rubric-world/3710128-kilkist-zertv-ciklonu-mokko-u-manmi-zrosla-do-32.html" text:style-name="Internet_20_link" text:visited-style-name="Visited_20_Internet_20_Link">
</text:a>
The governor of Ankara has warned the negative effects that may be drained and strong wind gusts. The statement states that in the areas of Nallennyk, Bapazari, Hyadul, Kiziljakham, Chamider, Chubuk, Caulika, strongly and thunderstorms are expected, and there is a threat of sudden floods and climbing villages.</text:p>
      <text:p text:style-name="P4">
As reported by Ukrinform, in the summer of last year a strong storm, which was drawn in heavy rainfall, <text:a xlink:type="simple" xlink:href="https://www.ukrinform.ua/amp/rubric-world/3504971-potuznij-uragan-v-ankari-zrivav-dahi-ta-valiv-dereva-e-zagiblij.html" text:style-name="Internet_20_link" text:visited-style-name="Visited_20_Internet_20_Link">
</text:a>
Significant destruction and flooding in Ankara, one person died.</text:p>
      <text:p text:style-name="P4">
<text:span text:style-name="T5">
Foto: ̇ha</text:span>
</text:p>
      <text:p text:style-name="P4">
News Source: <text:a xlink:type="simple" xlink:href="https://www.ukrinform.ua/rubric-world/3710678-uragan-v-ankari-zrujnuvav-minareti-mecetej-postrazdala-zinka.html" text:style-name="Internet_20_link" text:visited-style-name="Visited_20_Internet_20_Link">
https://www.ukrinform.ua/rubric-world/3710678-uragan-v-ankari-zrujnuvav-minareti-mecetej-postrazdala-zinka.html</text:a>
</text:p>
      <!--NEWS-->
      <text:h text:style-name="P10" text:outline-level="1">
<text:span text:style-name="T4">
Polish Foreign Ministry: NATO Membership will be a security guarantee in Europe</text:span>
</text:h>
      <text:p text:style-name="P4">
Authors: Ukrinform (Person)</text:p>
      <text:p text:style-name="P4">
Publisher: Укринформ (Organization)</text:p>
      <text:p text:style-name="P4">
Published Time: 2023-05-17T-31:45:00+03:00</text:p>
      <text:p text:style-name="P4">
Modified Time: 2023-05-17T22:45:00+03:00</text:p>
      <text:p text:style-name="P4">
Description: NATO membership will be a guarantee of security in Europe. The Alliance Summit should make a decision on the political and practical integration of Ukraine with the Alliance. - Ukrinform.</text:p>
      <text:p text:style-name="P4">
Images: ["<text:a xlink:type="simple" xlink:href="https://static.ukrinform.com/photos/2023_05/thumb_files/630_360_1684261562-570.jpg" text:style-name="Internet_20_link" text:visited-style-name="Visited_20_Internet_20_Link">
630_360_16842...</text:a>
"]</text:p>
      <text:p text:style-name="P4">
Tags: ['Європа', 'НАТО', 'Польща', 'Україна', 'Гарантії безпеки']</text:p>
      <text:p text:style-name="P4">
Type: Article</text:p>
      <!--METADATA-->
      <text:p text:style-name="P4">
<draw:frame draw:style-name="fr1" draw:name="Image36" text:anchor-type="as-char" svg:width="6.9236in" svg:height="3.956343in" draw:z-index="0">
<draw:image xlink:href="../Images/yкринформ/2023-05-17T-31-45-00-03-00/630_360_1684261562-570.jpg" xlink:type="simple" xlink:show="embed" xlink:actuate="onLoad" draw:mime-type="image/jpeg"/>
</draw:frame>
NATO's membership will be a guarantee of security in Europe. The Vilnius Summitian should make a decision on political and practical integration of Ukraine with the Alliance.</text:p>
      <text:p text:style-name="P4">
This was stated in a comment by Ukrinform by Polish Foreign Ministry Lukash Yasin.</text:p>
      <text:p text:style-name="P4">
According to him, Poland was, is and will be a strong supporter of Ukraine as soon as possible.</text:p>
      <text:p text:style-name="P4">
"Only Ukraine's membership in the North Atlantic Alliance will become a guarantee of long-term stability and security in Europe," Yasina said.</text:p>
      <text:p text:style-name="P4">
He noted that in Poland they are aware that the position of Warsaw, unfortunately, is shared by Neus allies in NATO.</text:p>
      <text:p text:style-name="P4">
<text:span text:style-name="T4">
 Read also: </text:span>
 <text:a xlink:type="simple" xlink:href="https://www.ukrinform.ua/rubric-polytics/3710669-ukraina-mae-sansi-vstupiti-v-nato-do-zaversenna-vijni-volker.html" text:style-name="Internet_20_link" text:visited-style-name="Visited_20_Internet_20_Link">
<text:span text:style-name="T4">
 NATO </text:span>
</text:a>
“That is why we do our best to dispel the doubts of those capitals that preferred to the Euro -Atlantic integration of Kyiv into an indefinite future. At the same time, we can imagine a scenario for which no decisions aimed at deepening the integration of Ukraine -NATO both in the Vilnius Summit were not fascinating both in the Vilnius Summit, ”the Ministry of Foreign Affairs of the RP emphasized.</text:p>
      <text:p text:style-name="P4">
It was reported that in July 2023 in Vilnius there will be a summit <text:a xlink:type="simple" xlink:href="https://www.ukrinform.ua/tag-nato" text:style-name="Internet_20_link" text:visited-style-name="Visited_20_Internet_20_Link">
</text:a>
, during which Ukraine expects to maintain a clearer position of the Allies on the future membership of the country in Nattot to hear certain security guarantees for a while while this intention to membership in Ntone becomes a reality.</text:p>
      <text:p text:style-name="P4">
_ Photo: Pap/Piotr Nowak _</text:p>
      <text:p text:style-name="P4">
News Source: <text:a xlink:type="simple" xlink:href="https://www.ukrinform.ua/rubric-polytics/3710675-mzs-polsi-clenstvo-ukraini-v-nato-bude-garantieu-bezpeki-v-evropi.html" text:style-name="Internet_20_link" text:visited-style-name="Visited_20_Internet_20_Link">
https://www.ukrinform.ua/rubric-polytics/3710675-mzs-polsi-clenstvo-ukraini-v-nato-bude-garantieu-bezpeki-v-evropi.html</text:a>
</text:p>
      <!--NEWS-->
      <text:h text:style-name="P10" text:outline-level="1">
<text:span text:style-name="T4">
Zelensky: Even more consolidation of the world is required to pressure Russia</text:span>
</text:h>
      <text:p text:style-name="P4">
Authors: Ukrinform (Person)</text:p>
      <text:p text:style-name="P4">
Publisher: Укринформ (Organization)</text:p>
      <text:p text:style-name="P4">
Published Time: 2023-05-17T-33:37:00+03:00</text:p>
      <text:p text:style-name="P4">
Modified Time: 2023-05-17T22:37:00+03:00</text:p>
      <text:p text:style-name="P4">
Description: The next shelling of Sumy region, Chernihiv region, Dnipropetrovsk, Zaporizhzhya region, Donbass - all this again and again proves that even more consolidation of the world is needed to pressure on Russia. - Ukrinform.</text:p>
      <text:p text:style-name="P4">
Images: ["<text:a xlink:type="simple" xlink:href="https://static.ukrinform.com/photos/2023_04/thumb_files/630_360_1682862659-378.jpeg" text:style-name="Internet_20_link" text:visited-style-name="Visited_20_Internet_20_Link">
630_360_16828...</text:a>
"]</text:p>
      <text:p text:style-name="P4">
Tags: ['Обстріл', 'Зеленський', 'Війна з Росією', '#stoprussia']</text:p>
      <text:p text:style-name="P4">
Type: Article</text:p>
      <!--METADATA-->
      <text:p text:style-name="P4">
<draw:frame draw:style-name="fr1" draw:name="Image37" text:anchor-type="as-char" svg:width="6.9236in" svg:height="3.956343in" draw:z-index="0">
<draw:image xlink:href="../Images/yкринформ/2023-05-17T-33-37-00-03-00/630_360_1682862659-378.jpeg" xlink:type="simple" xlink:show="embed" xlink:actuate="onLoad" draw:mime-type="image/jpeg"/>
</draw:frame>
Regular -executives of Sumy region, Chernihiv region, Dnipropetrovsk, Zaporizhzhya region, Donbass - all this again and again proves that more than more consolidation of the world is needed for pressure on Russia.</text:p>
      <text:p text:style-name="P4">
He emphasized this in the evening <text:a xlink:type="simple" xlink:href="https://www.youtube.com/watch" text:style-name="Internet_20_link" text:visited-style-name="Visited_20_Internet_20_Link">
</text:a>
President Volodymyr Zelenskyy, reports Ukrinform.</text:p>
      <text:p text:style-name="P4">
<text:span text:style-name="T5">
Viso: <text:a xlink:type="simple" xlink:href="https://t.me/OP_UA/9518" text:style-name="Internet_20_link" text:visited-style-name="Visited_20_Internet_20_Link">
</text:a>
</text:span>
</text:p>
      <text:p text:style-name="P4">
<text:span text:style-name="T4">
 _ Dear Ukrainians!_ </text:span>
</text:p>
      <text:p text:style-name="P4">
Today, the Russian shelling of our Kherson region has taken another child's life. He was called Vsevolod. In July, he should be six years old. My sympathy for relatives and loved ones!</text:p>
      <text:p text:style-name="P4">
It was another artillery strike of terrorists. People just were on the street of a regular store.</text:p>
      <text:p text:style-name="P4">
Regular <text:a xlink:type="simple" xlink:href="https://www.ukrinform.ua/tag-obstril" text:style-name="Internet_20_link" text:visited-style-name="Visited_20_Internet_20_Link">
</text:a>
Sumy region, Chernihiv region, Dnipropetrovsk region, Zaporizhzhya region, Donbass - all this again and renewed that even more consolidation of the world is needed to pressure on Russia, even more power for our soldiers to destroy every position of terrorists, even more support for our people to save lives and lives. return safety for our cities and villages.</text:p>
      <text:p text:style-name="P4">
Today, he held several preparatory meetings on new steps to strengthen our defense and our international positions.</text:p>
      <text:p text:style-name="P4">
It took place - and quite successfully - the visit of the Ukrainian delegation to the Republic of Korea.Koreovtsi, the first lady of Ukraine. There were meetings, negotiations of different levels, the appeal of Elena to the people of Korea and all peoples of the region at the significant forum "Asian leadership". I thank Mr. President of the Republic of Korea for the clear expression of Russian aggression and supporting global efforts for peace.</text:p>
      <text:p text:style-name="P4">
There is an important decision of the Council of Europe: in the final resolution of the summit held by Vistland, the support of the Ukrainian formula of peace was recorded. And it is important that the Europa is so consolidated for the sake of an honest peace plan. Thank you for all the leaders of our Europe and every state of the Council of Europe.</text:p>
      <text:p text:style-name="P4">
On the basis of such consolidation, we will continue to limit the capabilities of the terrorist to continue this aggression and will continue to increase our can return justice, liberate our land, and save our people.</text:p>
      <text:p text:style-name="P4">
I want to thank the parliamentarians of two European countries separately.</text:p>
      <text:p text:style-name="P4">
The Senate of France today voted in favor of recognizing the famine of the 32-33 years of the Ukrainian people. I am grateful to everyone and everyone who supported the shrill. Strengthening the historical truth is the mission of the strong.Thank you all who help us protect our people, our Ukraine and life in general!</text:p>
      <text:p text:style-name="P4">
Glory to all our soldiers, who are now in battle, on combat missions and combatants!Glory to everyone and anyone who is now at the epicenter of hostilities in a nurtured country and the insulation does not allow the enemy to step. I thank you, warriors!</text:p>
      <text:p text:style-name="P4">
<text:span text:style-name="T4">
<text:span text:style-name="T5">
Glory to Ukraine!</text:span>
 </text:span>
</text:p>
      <text:p text:style-name="P4">
News Source: <text:a xlink:type="simple" xlink:href="https://www.ukrinform.ua/rubric-ato/3710676-zelenskij-potribno-se-bilse-konsolidacii-svitu-dla-tisku-na-rosiu.html" text:style-name="Internet_20_link" text:visited-style-name="Visited_20_Internet_20_Link">
https://www.ukrinform.ua/rubric-ato/3710676-zelenskij-potribno-se-bilse-konsolidacii-svitu-dla-tisku-na-rosiu.html</text:a>
</text:p>
      <!--NEWS-->
      <text:h text:style-name="P10" text:outline-level="1">
<text:span text:style-name="T4">
Chernihivska Oblast(13:19). Red Alert: aerial threat. Sirens sounding. Take cover now!</text:span>
</text:h>
      <text:p text:style-name="P4">
Authors: liveuamap (Language: en)</text:p>
      <text:p text:style-name="P4">
Time: 2023-05-17T-35:20:00</text:p>
      <text:p text:style-name="P4">
Location: Chernihivska Oblast (Latitude:51.33333000 Longtitude:32.00000000)</text:p>
      <text:p text:style-name="P4">
Videos: []</text:p>
      <text:p text:style-name="P4">
Images: []</text:p>
      <text:p text:style-name="P4">
Tags: ["Europe", "Central and Eastern Europe"]</text:p>
      <text:p text:style-name="P4">
Id: 22563496</text:p>
      <!--METADATA-->
      <text:p text:style-name="P4">
Chernihiv region(13:19). Red Alert: aerial threat. Sirens sounding. Takecover now!</text:p>
      <text:p text:style-name="P4">
News Collection Link: <text:a xlink:type="simple" xlink:href="https://liveuamap.com/en/2023/17-may-chernihivska-oblast1319-red-alert-aerig" text:style-name="Internet_20_link" text:visited-style-name="Visited_20_Internet_20_Link">
https://liveuamap.com/en/2023/17-may-chernihivska-oblast1319-red-alert-aerig</text:a>
</text:p>
      <text:p text:style-name="P4">
News Source: <text:a xlink:type="simple" xlink:href="https://t.me/suspilnechernihiv/18663" text:style-name="Internet_20_link" text:visited-style-name="Visited_20_Internet_20_Link">
https://t.me/suspilnechernihiv/18663</text:a>
</text:p>
      <!--NEWS-->
      <text:h text:style-name="P10" text:outline-level="1">
<text:span text:style-name="T4">
For five years the world has been waiting for a new temperature record for the last three centuries - WMO</text:span>
</text:h>
      <text:p text:style-name="P4">
Authors: Ukrinform (Person)</text:p>
      <text:p text:style-name="P4">
Publisher: Укринформ (Organization)</text:p>
      <text:p text:style-name="P4">
Published Time: 2023-05-17T-35:24:00+03:00</text:p>
      <text:p text:style-name="P4">
Modified Time: 2023-05-17T22:24:00+03:00</text:p>
      <text:p text:style-name="P4">
Description: The global temperature is likely to increase to record levels over the next five years through greenhouse gases and the natural phenomenon of Eln-Nignyo-the warming of the Pacific and air in the equatorial zone near the shores of Ecuador, Peru and Chile, which lasts for half a year. - Ukrinform.</text:p>
      <text:p text:style-name="P4">
Images: ["<text:a xlink:type="simple" xlink:href="https://static.ukrinform.com/photos/2020_01/thumb_files/630_360_1578997624-813.jpg" text:style-name="Internet_20_link" text:visited-style-name="Visited_20_Internet_20_Link">
630_360_15789...</text:a>
"]</text:p>
      <text:p text:style-name="P4">
Tags: ['Зміна клімату', 'Глобальне потепління']</text:p>
      <text:p text:style-name="P4">
Type: Article</text:p>
      <!--METADATA-->
      <text:p text:style-name="P4">
<draw:frame draw:style-name="fr1" draw:name="Image38" text:anchor-type="as-char" svg:width="6.9236in" svg:height="3.956343in" draw:z-index="0">
<draw:image xlink:href="../Images/yкринформ/2023-05-17T-35-24-00-03-00/630_360_1578997624-813.jpg" xlink:type="simple" xlink:show="embed" xlink:actuate="onLoad" draw:mime-type="image/jpeg"/>
</draw:frame>
Globalnatemperia is likely to grow to record levels over the next five years through greenhouse gases and the natural phenomenon of Eln-Ninio-the warming of the Pacific and Air in the Equatorial Zone near the shores of Ecuador, Peru and Chile, which is half a year.</text:p>
      <text:p text:style-name="P4">
According to Ukrinform, this was reported on Wednesday <text:a xlink:type="simple" xlink:href="https://public.wmo.int/en/media/press-release/global-temperatures-set-reach-new-records-next-five-years" text:style-name="Internet_20_link" text:visited-style-name="Visited_20_Internet_20_Link">
</text:a>
 (Вов).</text:p>
      <text:p text:style-name="P4">
З імовірністю 66% середньорічна глобальна температура в проміжку між 2023 та2027 роками підніметься принаймні протягом одного року більш як на 1,5°Cпорівняно з доіндустріальним періодом. І щонайменше один із цих п'яти років зімовірністю 98% буде найтеплішими за всю історію спостережень (More than 300 years).</text:p>
      <text:p text:style-name="P4">
Очікується, що, крім змін, спричинених діяльністю людини, у найближчі місяціна <text:a xlink:type="simple" xlink:href="https://www.ukrinform.ua/tag-klimat" text:style-name="Internet_20_link" text:visited-style-name="Visited_20_Internet_20_Link">
 </text:a>
The phenomenon of El-Nignyo will influence. “Tsatimet far -reaching consequences for health, food safety, water management and the environment. We must be ready, ”said Professor Petter Taalas, Secretary General of WMO.</text:p>
      <text:p text:style-name="P4">
<text:span text:style-name="T4">
 Read also: </text:span>
 <text:a xlink:type="simple" xlink:href="https://www.ukrinform.ua/rubric-world/3699440-naselenna-u-vsomu-sviti-strazdae-vid-ekstremalnih-pogodnih-i-klimaticnih-avis-vmo.html" text:style-name="Internet_20_link" text:visited-style-name="Visited_20_Internet_20_Link">
<text:span text:style-name="T4">
 population </text:span>
 <text:span text:style-name="T4">
 </text:span>
 <text:span text:style-name="T4">
 </text:span>
 <text:span text:style-name="T4">
 </text:span>
 <text:span text:style-name="T4">
 </text:span>
 suffering <text:span text:style-name="T4">
 </text:span>
 <text:span text:style-name="T4">
 from </text:span>
<text:span text:style-name="T4">
 Extreme </text:span>
 <text:span text:style-name="T4">
 weather </text:span>
 <text:span text:style-name="T4">
 </text:span>
 climatic <text:span text:style-name="T4">
 </text:span>
 <text:span text:style-name="T4">
 </text:span>
 <text:span text:style-name="T4">
 phenomena </text:span>
 <text:span text:style-name="T4">
 WMO </text:span>
</text:a>
It is noted that the average global temperature in 2022 was higher than 1.15 ° C for the average 1850-1900. During the last three years, the tennation of warming has partially restrained the opposite to El-Ninio phenomenon-lan-nigna(cooling water and atmosphere in the same part of the Pacific Ocean). Алецьогоріч із березня охолодження змінюється на потепління.</text:p>
      <text:p text:style-name="P4">
Прогнозується, що середньорічна глобальна приповерхнева температура між 2023 і2027 роками буде на 1,1–1,8°C вища, ніж у середньому за 1850–1900 роки. Цейпоказник використовується як базовий, оскільки тоді не було викидів парниковихгазів.</text:p>
      <text:p text:style-name="P4">
Як повідомляв, <text:a xlink:type="simple" xlink:href="https://www.ukrinform.ua/rubric-world/3705983-v-azii-fiksuut-novi-temperaturni-rekordi-na-tli-zmini-klimatu.html" text:style-name="Internet_20_link" text:visited-style-name="Visited_20_Internet_20_Link">
 </text:a>
, just above 44 degrees Celsius, while experts predict that it will soon be exacerbated due to climate change.</text:p>
      <text:p text:style-name="P4">
News Source: <text:a xlink:type="simple" xlink:href="https://www.ukrinform.ua/rubric-world/3710673-protagom-pati-rokiv-svit-cekae-novij-temperaturnij-rekord-ostannih-troh-stolit-vmo.html" text:style-name="Internet_20_link" text:visited-style-name="Visited_20_Internet_20_Link">
https://www.ukrinform.ua/rubric-world/3710673-protagom-pati-rokiv-svit-cekae-novij-temperaturnij-rekord-ostannih-troh-stolit-vmo.html</text:a>
</text:p>
      <!--NEWS-->
      <text:h text:style-name="P10" text:outline-level="1">
<text:span text:style-name="T4">
Russians in a day 16 times fired at Sumy Region border</text:span>
</text:h>
      <text:p text:style-name="P4">
Authors: Ukrinform (Person)</text:p>
      <text:p text:style-name="P4">
Publisher: Укринформ (Organization)</text:p>
      <text:p text:style-name="P4">
Published Time: 2023-05-17T-37:15:00+03:00</text:p>
      <text:p text:style-name="P4">
Modified Time: 2023-05-17T22:15:00+03:00</text:p>
      <text:p text:style-name="P4">
Description: During the day, the Russians carried out 16 shelling of the Sumy region border, more than 180 explosions were recorded. - Ukrinform.</text:p>
      <text:p text:style-name="P4">
Images: ["<text:a xlink:type="simple" xlink:href="https://static.ukrinform.com/photos/2017_02/thumb_files/630_360_1486210150-9834.jpg" text:style-name="Internet_20_link" text:visited-style-name="Visited_20_Internet_20_Link">
630_360_14862...</text:a>
"]</text:p>
      <text:p text:style-name="P4">
Tags: ['Обстріл', 'Сумщина', 'Російські військові', 'Війна з Росією']</text:p>
      <text:p text:style-name="P4">
Type: Article</text:p>
      <!--METADATA-->
      <text:p text:style-name="P4">
<draw:frame draw:style-name="fr1" draw:name="Image39" text:anchor-type="as-char" svg:width="6.9236in" svg:height="3.956343in" draw:z-index="0">
<draw:image xlink:href="../Images/yкринформ/2023-05-17T-37-15-00-03-00/630_360_1486210150-9834.jpg" xlink:type="simple" xlink:show="embed" xlink:actuate="onLoad" draw:mime-type="image/jpeg"/>
</draw:frame>
During the day, the Russians carried out 16 shelling of the border of Sumy region, recorded over 180 explosions.</text:p>
      <text:p text:style-name="P4">
According to Ukrinform, the Sumy Regional Military Administration reports in <text:a xlink:type="simple" xlink:href="https://t.me/Sumy_news_ODA/16226" text:style-name="Internet_20_link" text:visited-style-name="Visited_20_Internet_20_Link">
</text:a>
 .</text:p>
      <text:p text:style-name="P4">
<text:a xlink:type="simple" xlink:href="https://www.ukrinform.ua/tag-obstril" text:style-name="Internet_20_link" text:visited-style-name="Visited_20_Internet_20_Link">
 </text:a>
Bilopilsk, Novoslobidskaya, Seredi-Budsk and ZNOB-Novgorod communities.</text:p>
      <text:p text:style-name="P4">
In the Belopil community, the enemy beat the mortar - 28 hits and fired AGS - 85 explosions.</text:p>
      <text:p text:style-name="P4">
In the ZNOB-Novgorod community, Artobstil was recorded-four explosions, mortar shelling-10 explosions and shelling of the Grad RSSU-22 explosions.</text:p>
      <text:p text:style-name="P4">
<text:span text:style-name="T4">
 Read also: </text:span>
 <text:a xlink:type="simple" xlink:href="https://www.ukrinform.ua/rubric-ato/3710641-zagarbniki-za-den-trici-obstrilali-nikopolskij-rajon.html" text:style-name="Internet_20_link" text:visited-style-name="Visited_20_Internet_20_Link">
<text:span text:style-name="T4">
 firing </text:span>
</text:a>
The enemy fired at the Novoslobid community from mortars - four explosions.</text:p>
      <text:p text:style-name="P4">
"The firing of an apartment building took place. Another private house was damaged. When trying to extinguish the fire, civilians were firing of small arms. Information about the victims did not receive," - said the news.</text:p>
      <text:p text:style-name="P4">
There was also an shelling of community settlements with AGS - 20 explosions.</text:p>
      <text:p text:style-name="P4">
<text:span text:style-name="T4">
 Read also: </text:span>
 <text:a xlink:type="simple" xlink:href="https://www.ukrinform.ua/rubric-ato/3710610-rosiani-atakuvali-ohtirku-sahedom.html" text:style-name="Internet_20_link" text:visited-style-name="Visited_20_Internet_20_Link">
</text:a>
In the mid -and -Buds community, Russians gatted from mortar - four explosions of tustwoln artillery - two explosions.</text:p>
      <text:p text:style-name="P4">
As reported by Ukrinform, over the last month <text:a xlink:type="simple" xlink:href="https://www.ukrinform.ua/rubric-regions/3710331-za-ostannij-misac-vijska-rff-ponad-400-raziv-obstrilali-sumsinu.html" text:style-name="Internet_20_link" text:visited-style-name="Visited_20_Internet_20_Link">
</text:a>
Sumy region more than 400 times.</text:p>
      <text:p text:style-name="P4">
<text:span text:style-name="T5">
Foto: Max Avdeev for Buzzfeed News</text:span>
</text:p>
      <text:p text:style-name="P4">
News Source: <text:a xlink:type="simple" xlink:href="https://www.ukrinform.ua/rubric-ato/3710671-rosiani-za-den-16-raziv-obstrilali-prikordonna-sumsini.html" text:style-name="Internet_20_link" text:visited-style-name="Visited_20_Internet_20_Link">
https://www.ukrinform.ua/rubric-ato/3710671-rosiani-za-den-16-raziv-obstrilali-prikordonna-sumsini.html</text:a>
</text:p>
      <!--NEWS-->
      <text:h text:style-name="P10" text:outline-level="1">
<text:span text:style-name="T4">
Zaporizka Oblast(13:19). Red Alert: aerial threat. Sirens sounding. Take cover now!</text:span>
</text:h>
      <text:p text:style-name="P4">
Authors: liveuamap (Language: en)</text:p>
      <text:p text:style-name="P4">
Time: 2023-05-17T-37:20:00</text:p>
      <text:p text:style-name="P4">
Location: Zaporizka Oblast (Latitude:47.611931 Longtitude:35.764991)</text:p>
      <text:p text:style-name="P4">
Videos: []</text:p>
      <text:p text:style-name="P4">
Images: []</text:p>
      <text:p text:style-name="P4">
Tags: ["Europe", "Central and Eastern Europe"]</text:p>
      <text:p text:style-name="P4">
Id: 22563495</text:p>
      <!--METADATA-->
      <text:p text:style-name="P4">
Zaporizhzhia region(13:19). Red Alert: aerial threat. Sirens sounding. Take covernow!</text:p>
      <text:p text:style-name="P4">
News Collection Link: <text:a xlink:type="simple" xlink:href="https://liveuamap.com/en/2023/17-may-zaporizka-oblast1319-red-alert-aerial-g" text:style-name="Internet_20_link" text:visited-style-name="Visited_20_Internet_20_Link">
https://liveuamap.com/en/2023/17-may-zaporizka-oblast1319-red-alert-aerial-g</text:a>
</text:p>
      <text:p text:style-name="P4">
News Source: <text:a xlink:type="simple" xlink:href="https://t.me/suspilnezaporizhzhya/12907" text:style-name="Internet_20_link" text:visited-style-name="Visited_20_Internet_20_Link">
https://t.me/suspilnezaporizhzhya/12907</text:a>
</text:p>
      <!--NEWS-->
      <text:h text:style-name="P10" text:outline-level="1">
<text:span text:style-name="T4">
In Odessa declared air alarm, the media reported explosions</text:span>
</text:h>
      <text:p text:style-name="P4">
Authors: Ukrinform (Person)</text:p>
      <text:p text:style-name="P4">
Publisher: Укринформ (Organization)</text:p>
      <text:p text:style-name="P4">
Published Time: 2023-05-17T-39:13:00+03:00</text:p>
      <text:p text:style-name="P4">
Modified Time: 2023-05-17T22:13:00+03:00</text:p>
      <text:p text:style-name="P4">
Description: Air anxiety is declared in Odessa.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Одеса', 'Вибух', 'Війна з Росією', 'Сергій Братчук']</text:p>
      <text:p text:style-name="P4">
Type: Article</text:p>
      <!--METADATA-->
      <text:p text:style-name="P4">
<draw:frame draw:style-name="fr1" draw:name="Image40" text:anchor-type="as-char" svg:width="6.9236in" svg:height="3.956343in" draw:z-index="0">
<draw:image xlink:href="../Images/yкринформ/2023-05-17T-39-13-00-03-00/630_360_1645871571-868.jpg" xlink:type="simple" xlink:show="embed" xlink:actuate="onLoad" draw:mime-type="image/jpeg"/>
</draw:frame>
In Odessa Air Air Anxiety.</text:p>
      <text:p text:style-name="P4">
He wrote about it in <text:a xlink:type="simple" xlink:href="https://t.me/Bratchuk_Sergey/39077" text:style-name="Internet_20_link" text:visited-style-name="Visited_20_Internet_20_Link">
</text:a>
The head of Odessa Ovasergiy Bratchuk, reports Ukrinform.</text:p>
      <text:p text:style-name="P4">
"<text:a xlink:type="simple" xlink:href="https://www.ukrinform.ua/tag-povitrana-trivoga" text:style-name="Internet_20_link" text:visited-style-name="Visited_20_Internet_20_Link">
</text:a>
Everyone in the shelter, "Bratchuk wrote.</text:p>
      <text:p text:style-name="P4">
He later urged not to film air defense.</text:p>
      <text:p text:style-name="P4">
<text:span text:style-name="T4">
 Read also: </text:span>
 <text:a xlink:type="simple" xlink:href="https://www.ukrinform.ua/rubric-other_news/3710322-zdatnist-ukrainskoi-ppo-zbivati-kindzali-stala-dla-rosii-nespodivankou-britanska-rozvidka.html" text:style-name="Internet_20_link" text:visited-style-name="Visited_20_Internet_20_Link">
<text:span text:style-name="T4">
 air defense </text:span>
</text:a>
At the same time, public reports in <text:a xlink:type="simple" xlink:href="https://t.me/suspilnenews/20835" text:style-name="Internet_20_link" text:visited-style-name="Visited_20_Internet_20_Link">
</text:a>
that the contents for 20 minutes are explosions.</text:p>
      <text:p text:style-name="P4">
News Source: <text:a xlink:type="simple" xlink:href="https://www.ukrinform.ua/rubric-ato/3710674-v-odesi-ogolosili-povitranu-trivogu-zmi-povidomlaut-pro-vibuhi.html" text:style-name="Internet_20_link" text:visited-style-name="Visited_20_Internet_20_Link">
https://www.ukrinform.ua/rubric-ato/3710674-v-odesi-ogolosili-povitranu-trivogu-zmi-povidomlaut-pro-vibuhi.html</text:a>
</text:p>
      <!--NEWS-->
      <text:h text:style-name="P10" text:outline-level="1">
<text:span text:style-name="T4">
Ukrainian Yarmolenko was distinguished by a goal in the match against "Al-Passra" Dubai</text:span>
</text:h>
      <text:p text:style-name="P4">
Authors: Ukrinform (Person)</text:p>
      <text:p text:style-name="P4">
Publisher: Укринформ (Organization)</text:p>
      <text:p text:style-name="P4">
Published Time: 2023-05-17T-41:07:03+03:00</text:p>
      <text:p text:style-name="P4">
Modified Time: 2023-05-17T22:07:03+03:00</text:p>
      <text:p text:style-name="P4">
Description: Ukrainian striker Al-Yana Andriy Yarmolenko was scored in the first match of the semifinals of the UAE League Cup against Dubai. - Ukrinform.</text:p>
      <text:p text:style-name="P4">
Images: ["<text:a xlink:type="simple" xlink:href="https://static.ukrinform.com/photos/2023_05/thumb_files/630_360_1684350366-671.jpg" text:style-name="Internet_20_link" text:visited-style-name="Visited_20_Internet_20_Link">
630_360_16843...</text:a>
"]</text:p>
      <text:p text:style-name="P4">
Tags: ['Ярмоленко']</text:p>
      <text:p text:style-name="P4">
Type: Article</text:p>
      <!--METADATA-->
      <text:p text:style-name="P4">
<draw:frame draw:style-name="fr1" draw:name="Image41" text:anchor-type="as-char" svg:width="6.9236in" svg:height="3.956343in" draw:z-index="0">
<draw:image xlink:href="../Images/yкринформ/2023-05-17T-41-07-03-03-00/630_360_1684350366-671.jpg" xlink:type="simple" xlink:show="embed" xlink:actuate="onLoad" draw:mime-type="image/jpeg"/>
</draw:frame>
Ukrainian striker Al-Yana Andriy Yarmolenko was distinguished by the goal in the first top of the semi-finals of the UAE League Cup against Al-Protn Dubai.</text:p>
      <text:p text:style-name="P4">
In the 59th minute the football player sold a penalty, opening the account, reports Ukrinform.</text:p>
      <text:p text:style-name="P4">
As a result, Al-Ain won with a score of 4: 1. In another pair of semi-finalists, Al-Jazira will meet Al-Sharzha.</text:p>
      <text:p text:style-name="P4">
<text:span text:style-name="T4">
 Read also: </text:span>
 <text:a xlink:type="simple" xlink:href="https://www.ukrinform.ua/rubric-diaspora/3710479-v-oae-vidbuvsa-futbolnij-matc-miz-ukrainskimi-skolami-sofia-ta-divosvit.html" text:style-name="Internet_20_link" text:visited-style-name="Visited_20_Internet_20_Link">
<text:span text:style-name="T4">
 Football </text:span>
</text:a>
The exact blow was the 12th for the 33-year-old player this season for the club.</text:p>
      <text:p text:style-name="P4">
Photo: al-Ain</text:p>
      <text:p text:style-name="P4">
News Source: <text:a xlink:type="simple" xlink:href="https://www.ukrinform.ua/rubric-sports/3710668-ukrainec-armolenko-vidznacivsa-golom-v-matci-proti-alnasra-dubaj.html" text:style-name="Internet_20_link" text:visited-style-name="Visited_20_Internet_20_Link">
https://www.ukrinform.ua/rubric-sports/3710668-ukrainec-armolenko-vidznacivsa-golom-v-matci-proti-alnasra-dubaj.html</text:a>
</text:p>
      <!--NEWS-->
      <text:h text:style-name="P10" text:outline-level="1">
<text:span text:style-name="T4">
Ukraine has a chance to join NATO before the end of the war - Volker</text:span>
</text:h>
      <text:p text:style-name="P4">
Authors: Ukrinform (Person)</text:p>
      <text:p text:style-name="P4">
Publisher: Укринформ (Organization)</text:p>
      <text:p text:style-name="P4">
Published Time: 2023-05-17T-43:07:00+03:00</text:p>
      <text:p text:style-name="P4">
Modified Time: 2023-05-17T22:07:00+03:00</text:p>
      <text:p text:style-name="P4">
Description: Ukraine's accession to the North Atlantic Alliance is not excluded until the end of the war in the country. - Ukrinform.</text:p>
      <text:p text:style-name="P4">
Images: ["<text:a xlink:type="simple" xlink:href="https://static.ukrinform.com/photos/2023_05/thumb_files/630_360_1684344053-295.jpg" text:style-name="Internet_20_link" text:visited-style-name="Visited_20_Internet_20_Link">
630_360_16843...</text:a>
"]</text:p>
      <text:p text:style-name="P4">
Tags: ['НАТО', 'США', 'Україна', 'Волкер']</text:p>
      <text:p text:style-name="P4">
Type: Article</text:p>
      <!--METADATA-->
      <text:p text:style-name="P4">
<draw:frame draw:style-name="fr1" draw:name="Image42" text:anchor-type="as-char" svg:width="6.9236in" svg:height="3.956343in" draw:z-index="0">
<draw:image xlink:href="../Images/yкринформ/2023-05-17T-43-07-00-03-00/630_360_1684344053-295.jpg" xlink:type="simple" xlink:show="embed" xlink:actuate="onLoad" draw:mime-type="image/jpeg"/>
</draw:frame>
Ukraine's accession to the North Atlantic Alliance is not excluded and the dosing of the war in the country.</text:p>
      <text:p text:style-name="P4">
The former US State Department Special Representative of Ukraine Kurt Volker said this during a briefing in Odessa, Ukrinform reports.</text:p>
      <text:p text:style-name="P4">
“As for whether Ukraine can join <text:a xlink:type="simple" xlink:href="https://www.ukrinform.ua/tag-nato" text:style-name="Internet_20_link" text:visited-style-name="Visited_20_Internet_20_Link">
</text:a>
Until the end of the war, it is worth looking at Germany, which joined Donato, being a divided country when the eastern part of Germany was a collection of the USSR, ”Volker said.</text:p>
      <text:p text:style-name="P4">
<text:span text:style-name="T4">
 Read also: </text:span>
 <text:a xlink:type="simple" xlink:href="https://www.ukrinform.ua/rubric-polytics/3710540-parlament-estonii-uhvaliv-zaavu-na-pidtrimku-clenstva-ukraini-v-nato.html" text:style-name="Internet_20_link" text:visited-style-name="Visited_20_Internet_20_Link">
<text:span text:style-name="T4">
 NATO </text:span>
</text:a>
He suggested that Ukraine's accession to NATO could be completed. Perhaps Article Fifth will be applied only to the territories that will be controlled by Kiev, Volker.</text:p>
      <text:p text:style-name="P4">
“How and when the war is over is unknown. It can be something similar as it occurs in Korea. Korea is divided into two parts - the northern and southern Ivs is still in a state of war, ”the US State Department expanser added.</text:p>
      <text:p text:style-name="P4">
In September, the United States is planning to declare <text:a xlink:type="simple" xlink:href="https://www.ukrinform.ua/rubric-ato/3710657-ssa-gotuut-paket-dopomogi-ukraini-na-60-milardiv.html" text:style-name="Internet_20_link" text:visited-style-name="Visited_20_Internet_20_Link">
</text:a>
Ukraine for 2024.</text:p>
      <text:p text:style-name="P4">
News Source: <text:a xlink:type="simple" xlink:href="https://www.ukrinform.ua/rubric-polytics/3710669-ukraina-mae-sansi-vstupiti-v-nato-do-zaversenna-vijni-volker.html" text:style-name="Internet_20_link" text:visited-style-name="Visited_20_Internet_20_Link">
https://www.ukrinform.ua/rubric-polytics/3710669-ukraina-mae-sansi-vstupiti-v-nato-do-zaversenna-vijni-volker.html</text:a>
</text:p>
      <!--NEWS-->
      <text:h text:style-name="P10" text:outline-level="1">
<text:span text:style-name="T4">
The State Department commented on Russia's recognition by sponsor of terrorism</text:span>
</text:h>
      <text:p text:style-name="P4">
Authors: Ukrinform (Person)</text:p>
      <text:p text:style-name="P4">
Publisher: Укринформ (Organization)</text:p>
      <text:p text:style-name="P4">
Published Time: 2023-05-17T-45:01:00+03:00</text:p>
      <text:p text:style-name="P4">
Modified Time: 2023-05-17T22:01:00+03:00</text:p>
      <text:p text:style-name="P4">
Description: Following the ambiguous Secretary of State, Anthony Blinken, in the Senate about the possibility of Russia's recognition by the state-sponsor of terrorism, the US Foreign Policy Office commented on its official position on this issue. - Ukrinform.</text:p>
      <text:p text:style-name="P4">
Images: ["<text:a xlink:type="simple" xlink:href="https://static.ukrinform.com/photos/2018_03/thumb_files/630_360_1521097272-9495.jpg" text:style-name="Internet_20_link" text:visited-style-name="Visited_20_Internet_20_Link">
630_360_15210...</text:a>
"]</text:p>
      <text:p text:style-name="P4">
Tags: ['США', 'Тероризм', 'Держдеп', 'Росія']</text:p>
      <text:p text:style-name="P4">
Type: Article</text:p>
      <!--METADATA-->
      <text:p text:style-name="P4">
<draw:frame draw:style-name="fr1" draw:name="Image43" text:anchor-type="as-char" svg:width="6.9236in" svg:height="3.956343in" draw:z-index="0">
<draw:image xlink:href="../Images/yкринформ/2023-05-17T-45-01-00-03-00/630_360_1521097272-9495.jpg" xlink:type="simple" xlink:show="embed" xlink:actuate="onLoad" draw:mime-type="image/jpeg"/>
</draw:frame>
The afternoon was stated by the Secretary of State Anthony Blinken in the Senate about the possibility of exporting Russia by the state-sponsor of terrorism, and the US foreign policy agreed on this issue on this issue.</text:p>
      <text:p text:style-name="P4">
The relevant statement was made on Wednesday by the deputy spokesman of the State Department Swedent Patel, reports his own correspondent of Ukrinform.</text:p>
      <text:p text:style-name="P4">
"I do not have any updates about this," - said the State Department in response to the question whether the agency is working in the direction of Russia's existence by the state -existence <text:a xlink:type="simple" xlink:href="https://www.ukrinform.ua/tag-terorizm" text:style-name="Internet_20_link" text:visited-style-name="Visited_20_Internet_20_Link">
</text:a>
.</text:p>
      <text:p text:style-name="P4">
He also noted that there are many public assessments that the assignment of a Russian-speaking state-existence of terrorism will significantly affect the ability of non-governmental tane commercial organizations to work in the region. "So, of course, we will be very careful about it," the State Department representative said.</text:p>
      <text:p text:style-name="P4">
<text:span text:style-name="T4">
 Read also: </text:span>
 <text:a xlink:type="simple" xlink:href="https://www.ukrinform.ua/rubric-polytics/3590403-kuleba-pripuskae-so-deaki-kraini-viznaut-rf-derzavouteroristom.html" text:style-name="Internet_20_link" text:visited-style-name="Visited_20_Internet_20_Link">
</text:a>
He also recalled that the United States, along with other countries, introduced against RFbezeprecedent restrictions.</text:p>
      <text:p text:style-name="P4">
"We have taken measures to hold the Russian Federation with the help of sanctions, export control and other measures that, as we see, really affect the Russian economy," the State Department representative said.</text:p>
      <text:p text:style-name="P4">
He also pointed out that transnational corporations leave Russia, decide not to do business in this country.</text:p>
      <text:p text:style-name="P4">
<text:span text:style-name="T4">
 Read also: </text:span>
 <text:a xlink:type="simple" xlink:href="https://www.ukrinform.ua/rubric-polytics/3583500-rinkevics-vazlivo-abi-evrosouz-viznav-rosiu-derzavousponsorom-terorizmu.html" text:style-name="Internet_20_link" text:visited-style-name="Visited_20_Internet_20_Link">
</text:a>
"We see clear public reports on the reduction of the Russian economy and know that our actions have effect and real influence, so we will continue to do it," the representative of the American department.</text:p>
      <text:p text:style-name="P4">
As reported by Ukrinform, the day before US Secretary of State Anthony Blinken during the hearing in the Senate did not exclude the possibility of recognizing Russia <text:a xlink:type="simple" xlink:href="https://www.ukrinform.ua/rubric-world/3710218-blinken-ne-viklucae-mozlivosti-viznanna-rosii-derzavousponsorom-terorizmu.html" text:style-name="Internet_20_link" text:visited-style-name="Visited_20_Internet_20_Link">
</text:a>
</text:p>
      <text:p text:style-name="P4">
News Source: <text:a xlink:type="simple" xlink:href="https://www.ukrinform.ua/rubric-world/3710666-derzdep-prokomentuvav-mozlivist-viznanna-rosii-derzavousponsorom-terorizmu.html" text:style-name="Internet_20_link" text:visited-style-name="Visited_20_Internet_20_Link">
https://www.ukrinform.ua/rubric-world/3710666-derzdep-prokomentuvav-mozlivist-viznanna-rosii-derzavousponsorom-terorizmu.html</text:a>
</text:p>
      <!--NEWS-->
      <text:h text:style-name="P10" text:outline-level="1">
<text:span text:style-name="T4">
At Sivershchyna and Slobozhanschyna directions Russian army shelled Zaliznyy Mist, Hremyach a...</text:span>
</text:h>
      <text:p text:style-name="P4">
Authors: liveuamap (Language: en)</text:p>
      <text:p text:style-name="P4">
Time: 2023-05-17T-47:39:00</text:p>
      <text:p text:style-name="P4">
Location: Vovchansk (Latitude:50.42478 Longtitude:37.41239)</text:p>
      <text:p text:style-name="P4">
Videos: []</text:p>
      <text:p text:style-name="P4">
Images: []</text:p>
      <text:p text:style-name="P4">
Tags: ["Russia"]</text:p>
      <text:p text:style-name="P4">
Id: 22563483</text:p>
      <!--METADATA-->
      <text:p text:style-name="P4">
At sivershchyna and slBozhanschyna directions Russian army Shelled Zaliznyymist, Hremyach and Muravyi of Chernihiv Region; Romashkove, Stari Vyrky, Iskryskivschyna, Volfyne, Kindratyvka, Sadky, Zapsillya, Myropillya, Velykarybyotsya of Sumy Region, ALOPAN, KOZACHACHAChane Pletenivka, Nesterne, Kruhle, Zemlyanky, Starytsya and Budarky of Kharkivregion, - General Staff of ARMED FORCES OF UKRAINE SAYS IN THE MORNING REPORT</text:p>
      <text:p text:style-name="P4">
News Collection Link:(https://liveuamap.com/en/2023/17-may-at-sivershchyna-and-slobozhanschyna-directions-russian)</text:p>
      <text:p text:style-name="P4">
News Source: <text:a xlink:type="simple" xlink:href="https://t.me/lumsrc/4808" text:style-name="Internet_20_link" text:visited-style-name="Visited_20_Internet_20_Link">
https://t.me/lumsrc/4808</text:a>
</text:p>
      <!--NEWS-->
      <text:h text:style-name="P10" text:outline-level="1">
<text:span text:style-name="T4">
In Poland, the International Court will also take Mishustin and Lavrov</text:span>
</text:h>
      <text:p text:style-name="P4">
Authors: Ukrinform (Person)</text:p>
      <text:p text:style-name="P4">
Publisher: Укринформ (Organization)</text:p>
      <text:p text:style-name="P4">
Published Time: 2023-05-17T-48:51:00+03:00</text:p>
      <text:p text:style-name="P4">
Modified Time: 2023-05-17T21:51:00+03:00</text:p>
      <text:p text:style-name="P4">
Description: The President of Russian President Vladimir Putin and the Children's Ombudsmenka of Maria Lviv-Belva in Poland is considered a "significant step" in bringing to justice also other higher representatives of the Russian authorities. - Ukrinform.</text:p>
      <text:p text:style-name="P4">
Images: ["<text:a xlink:type="simple" xlink:href="https://static.ukrinform.com/photos/2022_02/thumb_files/630_360_1644926663-578.jpg" text:style-name="Internet_20_link" text:visited-style-name="Visited_20_Internet_20_Link">
630_360_16449...</text:a>
"]</text:p>
      <text:p text:style-name="P4">
Tags: ['лавров', 'Польща', 'Трибунал', 'Росія', 'Воєнні злочини', 'Мішустін']</text:p>
      <text:p text:style-name="P4">
Type: Article</text:p>
      <!--METADATA-->
      <text:p text:style-name="P4">
<draw:frame draw:style-name="fr1" draw:name="Image44" text:anchor-type="as-char" svg:width="6.9236in" svg:height="3.956343in" draw:z-index="0">
<draw:image xlink:href="../Images/yкринформ/2023-05-17T-48-51-00-03-00/630_360_1644926663-578.jpg" xlink:type="simple" xlink:show="embed" xlink:actuate="onLoad" draw:mime-type="image/jpeg"/>
</draw:frame>
The publication of the orders for the arrest of Russian President Vladimir Putin and the children's Ombudsmenkaria of Lviv-Bielova in Poland is considered a "significant step" in the reference of other higher representatives of the Russian authorities.</text:p>
      <text:p text:style-name="P4">
It is, in particular, about the head of the Russian government Mikhail Mishustin and Minister of Foreign Affairs Sergey Lavrov. This was stated in a comment by Ukrinform spokesman of the Ministry of Foreign Affairs of Polishilukash Yasin.</text:p>
      <text:p text:style-name="P4">
“Poland considers this a significant step towards holding individual criminal responsibility for international senior management crimes <text:a xlink:type="simple" xlink:href="https://www.ukrinform.ua/tag-rosia" text:style-name="Internet_20_link" text:visited-style-name="Visited_20_Internet_20_Link">
</text:a>
, as well as a clear symbolic and legal signal that the ISS can and will take measures against the highest officials of the Russian Federation, including the so -called three, that is, the head of state, the Prime Minister and the Minister of Foreign Affairs, ”Yasina said.</text:p>
      <text:p text:style-name="P4">
He noted that in Poland they are aware that there is one category of crimes from which all began - the crime of Russia's aggression against Ukraine - and it lies with the extra -urists of the ISS. Therefore, Poland supports and is working on the creation of a new international court on the crime of Russia's aggression against Ukraine, without a clear indication of the way it is created and authority.</text:p>
      <text:p text:style-name="P4">
<text:span text:style-name="T4">
 Read also: </text:span>
 <text:a xlink:type="simple" xlink:href="https://www.ukrinform.ua/rubric-ato/3710523-prezident-latvii-na-samiti-radi-evropi-zaklikav-stvoriti-putinskij-tribunal.html" text:style-name="Internet_20_link" text:visited-style-name="Visited_20_Internet_20_Link">
<text:span text:style-name="T4">
 tribunal </text:span>
</text:a>
"We view this as a prerequisite for a strong peace in the future,"- summed up.</text:p>
      <text:p text:style-name="P4">
It is known that in March the judge of the International Criminal Court(MKS)The arrest of Russian President Vladimir Putin and the Russian Children's Ombudsmenkaria of Lviv-Bielova were issued. The President of Russia and the President of the Russian Federation of the child's statements are suspected of war crimes - illegal deportation of the population, including children, from the occupied territory of Ukraine, at least on February 24, 2022.</text:p>
      <text:p text:style-name="P4">
<text:span text:style-name="T5">
Foto: JEAN-CHRISTOPHE BOT/DPA</text:span>
</text:p>
      <text:p text:style-name="P4">
News Source: <text:a xlink:type="simple" xlink:href="https://www.ukrinform.ua/rubric-world/3710662-u-polsi-ocikuut-so-miznarodnij-sud-vizmetsa-takoz-za-misustina-j-lavrova.html" text:style-name="Internet_20_link" text:visited-style-name="Visited_20_Internet_20_Link">
https://www.ukrinform.ua/rubric-world/3710662-u-polsi-ocikuut-so-miznarodnij-sud-vizmetsa-takoz-za-misustina-j-lavrova.html</text:a>
</text:p>
      <!--NEWS-->
      <text:h text:style-name="P10" text:outline-level="1">
<text:span text:style-name="T4">
AT Kupyansk Directive Russian Army Welled Dvorichansk, Kamyanka, Krasnoye Persher, Fonolivka, ...</text:span>
</text:h>
      <text:p text:style-name="P4">
Authors: liveuamap (Language: en)</text:p>
      <text:p text:style-name="P4">
Time: 2023-05-17T-49:39:00</text:p>
      <text:p text:style-name="P4">
Location: Kharkiv, Kharkiv Oblast (Latitude:49.60326 Longtitude:37.87846)</text:p>
      <text:p text:style-name="P4">
Videos: []</text:p>
      <text:p text:style-name="P4">
Images: []</text:p>
      <text:p text:style-name="P4">
Tags: ["Russia"]</text:p>
      <text:p text:style-name="P4">
Id: 22563482</text:p>
      <!--METADATA-->
      <text:p text:style-name="P4">
At Kupiansk direction Russian army shelled Dvorichanske, Kamyanka, KrasnePershe, Fyholivka, Novomlynsk, Dvorichna, Masutivka, Kindrashivka, Kupyansk,Kyslivka, Tabayivka, Berestove of Kharkiv region and Stelmakhivka of Luhanskregion. Russian aviation conducted airstrikes at Budarky, Vilshana, Kyslivka,Kotlyarivka and Tabayivka of Kharkiv region, - General Staff of Armed Forcesof Ukraine says in the morning report</text:p>
      <text:p text:style-name="P4">
News Collection Link: <text:a xlink:type="simple" xlink:href="https://liveuamap.com/en/2023/17-may-at-kupiansk-direction-russian-army-shelled-dvorichanske" text:style-name="Internet_20_link" text:visited-style-name="Visited_20_Internet_20_Link">
https://liveuamap.com/en/2023/17-may-at-kupiansk-direction-russian-army-shelled-dvorichanske</text:a>
</text:p>
      <text:p text:style-name="P4">
News Source: <text:a xlink:type="simple" xlink:href="https://t.me/lumsrc/4809" text:style-name="Internet_20_link" text:visited-style-name="Visited_20_Internet_20_Link">
https://t.me/lumsrc/4809</text:a>
</text:p>
      <!--NEWS-->
      <text:h text:style-name="P10" text:outline-level="1">
<text:span text:style-name="T4">
There is no rocket carrier in the Black and Azov Seas, but the enemy can prepare an attack - Humeniuk</text:span>
</text:h>
      <text:p text:style-name="P4">
Authors: Ukrinform (Person)</text:p>
      <text:p text:style-name="P4">
Publisher: Укринформ (Organization)</text:p>
      <text:p text:style-name="P4">
Published Time: 2023-05-17T-50:48:00+03:00</text:p>
      <text:p text:style-name="P4">
Modified Time: 2023-05-17T21:48:00+03:00</text:p>
      <text:p text:style-name="P4">
Description: There is no rocket carrier in the Black and Azov Sea, but it is likely that the enemy is preparing for attack. - Ukrinform.</text:p>
      <text:p text:style-name="P4">
Images: ["<text:a xlink:type="simple" xlink:href="https://static.ukrinform.com/photos/2023_03/thumb_files/630_360_1678431971-142.jpeg" text:style-name="Internet_20_link" text:visited-style-name="Visited_20_Internet_20_Link">
630_360_16784...</text:a>
"]</text:p>
      <text:p text:style-name="P4">
Tags: [' Чорне море', 'Азовське море', 'Війна з Росією', 'Єдині новини', 'Наталія Гуменюк']</text:p>
      <text:p text:style-name="P4">
Type: Article</text:p>
      <!--METADATA-->
      <text:p text:style-name="P4">
<draw:frame draw:style-name="fr1" draw:name="Image45" text:anchor-type="as-char" svg:width="6.9236in" svg:height="3.956343in" draw:z-index="0">
<draw:image xlink:href="../Images/yкринформ/2023-05-17T-50-48-00-03-00/630_360_1678431971-142.jpeg" xlink:type="simple" xlink:show="embed" xlink:actuate="onLoad" draw:mime-type="image/jpeg"/>
</draw:frame>
There is no rocket carrier in the Black and Azov Sea, but it is important that the enemy is preparing for attack.</text:p>
      <text:p text:style-name="P4">
Natalia Humeniuk, the head of the United Nations, reported this on the air of the only news.</text:p>
      <text:p text:style-name="P4">
“After two days of fruitful work on the territory of Ukraine, the rocket launchers were invited to the base points for reserves. And now the shipping in both seas - black and Azov - is 8 ships. Vasovsky is one ship, in black - the rest, ”Gumeniuk said.</text:p>
      <text:p text:style-name="P4">
<text:span text:style-name="T4">
 Read also: </text:span>
 <text:a xlink:type="simple" xlink:href="https://www.ukrinform.ua/rubric-ato/3710142-genstab-utocniv-dani-pro-nicnu-ataku-ukrainski-zahisniki-znisili-25-raket.html" text:style-name="Internet_20_link" text:visited-style-name="Visited_20_Internet_20_Link">
<text:span text:style-name="T4">
 attack </text:span>
</text:a>
At the same time, she noted that it is not the first time they were removed from the points for the first night by the ships already equipped and ready for attacks. “Irrigation of some enemy aviation activity, you can predict the probability of repetition of a restless night. So I do not want to scare anyone, but I warn you to respond to signals <text:a xlink:type="simple" xlink:href="https://www.ukrinform.ua/tag-povitrana-trivoga" text:style-name="Internet_20_link" text:visited-style-name="Visited_20_Internet_20_Link">
</text:a>
», - said the head of the press center.</text:p>
      <text:p text:style-name="P4">
As reported by Ukrinform, the day before, 11 Russian ships were overwhelmed in the Black Sea, including two carriers of winged rockets "Caliber".</text:p>
      <text:p text:style-name="P4">
News Source: <text:a xlink:type="simple" xlink:href="https://www.ukrinform.ua/rubric-ato/3710665-raketonosiiv-u-cornomu-ta-azovskomu-morah-nemae-ale-vorog-moze-gotuvati-ataku-gumenuk.html" text:style-name="Internet_20_link" text:visited-style-name="Visited_20_Internet_20_Link">
https://www.ukrinform.ua/rubric-ato/3710665-raketonosiiv-u-cornomu-ta-azovskomu-morah-nemae-ale-vorog-moze-gotuvati-ataku-gumenuk.html</text:a>
</text:p>
      <!--NEWS-->
      <text:h text:style-name="P10" text:outline-level="1">
<text:span text:style-name="T4">
At Lyman direction Russian army shelled Makiyivka, Nevske, Bilohorivka of Luhansk region and ...</text:span>
</text:h>
      <text:p text:style-name="P4">
Authors: liveuamap (Language: en)</text:p>
      <text:p text:style-name="P4">
Time: 2023-05-17T-51:39:00</text:p>
      <text:p text:style-name="P4">
Location: Lyman (Latitude:48.34265 Longtitude:37.24266)</text:p>
      <text:p text:style-name="P4">
Videos: []</text:p>
      <text:p text:style-name="P4">
Images: []</text:p>
      <text:p text:style-name="P4">
Tags: ["Russia"]</text:p>
      <text:p text:style-name="P4">
Id: 22563481</text:p>
      <!--METADATA-->
      <text:p text:style-name="P4">
At Lyman direction Russian army shelled Makiyivka, Nevske, Bilohorivka ofLuhansk region and Verkhnokamyanske, Torske and Spirne of Donetsk region.Russian aviation conducted airstrikes at Bilohorivka of Luhansk region andSpirne, Siversk and Chervone of Donetsk region, - General Staff of ArmedForces of Ukraine says in the morning report</text:p>
      <text:p text:style-name="P4">
News Collection Link: <text:a xlink:type="simple" xlink:href="https://liveuamap.com/en/2023/17-may-at-lyman-direction-russian-army-shelled-makiyivka" text:style-name="Internet_20_link" text:visited-style-name="Visited_20_Internet_20_Link">
https://liveuamap.com/en/2023/17-may-at-lyman-direction-russian-army-shelled-makiyivka</text:a>
</text:p>
      <text:p text:style-name="P4">
News Source: <text:a xlink:type="simple" xlink:href="https://t.me/lumsrc/4810" text:style-name="Internet_20_link" text:visited-style-name="Visited_20_Internet_20_Link">
https://t.me/lumsrc/4810</text:a>
</text:p>
      <!--NEWS-->
      <text:h text:style-name="P10" text:outline-level="1">
<text:span text:style-name="T4">
In Lugansk several explosions were heard - the media</text:span>
</text:h>
      <text:p text:style-name="P4">
Authors: Ukrinform (Person)</text:p>
      <text:p text:style-name="P4">
Publisher: Укринформ (Organization)</text:p>
      <text:p text:style-name="P4">
Published Time: 2023-05-17T-52:44:00+03:00</text:p>
      <text:p text:style-name="P4">
Modified Time: 2023-05-17T21:44:00+03:00</text:p>
      <text:p text:style-name="P4">
Description: In the temporarily occupied Lugansk, explosions came again. - Ukrinform.</text:p>
      <text:p text:style-name="P4">
Images: ["<text:a xlink:type="simple" xlink:href="https://static.ukrinform.com/photos/2023_05/thumb_files/630_360_1684349338-508.jpg" text:style-name="Internet_20_link" text:visited-style-name="Visited_20_Internet_20_Link">
630_360_16843...</text:a>
", "<text:a xlink:type="simple" xlink:href="https://static.ukrinform.com/photos/2023_05/1684349319-143.jpg" text:style-name="Internet_20_link" text:visited-style-name="Visited_20_Internet_20_Link">
1684349319-14...</text:a>
"]</text:p>
      <text:p text:style-name="P4">
Tags: ['Окупація', 'Вибух', 'Луганськ', 'Війна з Росією']</text:p>
      <text:p text:style-name="P4">
Type: Article</text:p>
      <!--METADATA-->
      <text:p text:style-name="P4">
<draw:frame draw:style-name="fr1" draw:name="Image46" text:anchor-type="as-char" svg:width="6.9236in" svg:height="3.956343in" draw:z-index="0">
<draw:image xlink:href="../Images/yкринформ/2023-05-17T-52-44-00-03-00/630_360_1684349338-508.jpg" xlink:type="simple" xlink:show="embed" xlink:actuate="onLoad" draw:mime-type="image/jpeg"/>
</draw:frame>
The explosions were erupted in the occupied Lugansk again.</text:p>
      <text:p text:style-name="P4">
According to Ukrinform, Radio Liberty reports in <text:a xlink:type="simple" xlink:href="https://t.me/radiosvoboda/41005" text:style-name="Internet_20_link" text:visited-style-name="Visited_20_Internet_20_Link">
</text:a>
.</text:p>
      <text:p text:style-name="P4">
"There have been several explosions in the occupied Lugansk occupied. The pillar of thick black smoke is visible, which is rising over the explosions.</text:p>
      <text:p text:style-name="P4">
<draw:frame draw:style-name="fr1" draw:name="Image47" text:anchor-type="as-char" svg:width="6.9236in" svg:height="7.816968in" draw:z-index="0">
<draw:image xlink:href="../Images/yкринформ/2023-05-17T-52-44-00-03-00/1684349319-143.jpg" xlink:type="simple" xlink:show="embed" xlink:actuate="onLoad" draw:mime-type="image/jpeg"/>
</draw:frame>
The publication notes that earlier the power of the so -called "LNR" reported <text:a xlink:type="simple" xlink:href="https://www.ukrinform.ua/tag-vibuh" text:style-name="Internet_20_link" text:visited-style-name="Visited_20_Internet_20_Link">
</text:a>
in the city on May 12, 13 and 15. According to information, the plant in the center of Lugansk and several other objects of Ukrainian missiles Storm Shadow of British production.</text:p>
      <text:p text:style-name="P4">
<text:span text:style-name="T4">
 Read also: </text:span>
 <text:a xlink:type="simple" xlink:href="https://www.ukrinform.ua/rubric-ato/3710572-v-okupovanomu-enakievo-prolunav-vibuh.html" text:style-name="Internet_20_link" text:visited-style-name="Visited_20_Internet_20_Link">
<text:span text:style-name="T4">
 yenak </text:span>
</text:a>
As reported by Ukrinform, in the occupied city of Yenakiyevo in Donetsk region <text:a xlink:type="simple" xlink:href="https://www.ukrinform.ua/rubric-ato/3710572-v-okupovanomu-enakievo-prolunav-vibuh.html" text:style-name="Internet_20_link" text:visited-style-name="Visited_20_Internet_20_Link">
</text:a>
A powerful explosion.</text:p>
      <text:p text:style-name="P4">
_ Photo: social networks_</text:p>
      <text:p text:style-name="P4">
News Source: <text:a xlink:type="simple" xlink:href="https://www.ukrinform.ua/rubric-regions/3710663-u-lugansku-prolunali-kilka-vibuhiv-zmi.html" text:style-name="Internet_20_link" text:visited-style-name="Visited_20_Internet_20_Link">
https://www.ukrinform.ua/rubric-regions/3710663-u-lugansku-prolunali-kilka-vibuhiv-zmi.html</text:a>
</text:p>
      <!--NEWS-->
      <text:h text:style-name="P10" text:outline-level="1">
<text:span text:style-name="T4">
JSC Bakhmut Directio Rusian Army Shelled Grigorivka, Bogdanivka, Bakhmut, Ivanivske, times ...</text:span>
</text:h>
      <text:p text:style-name="P4">
Authors: liveuamap (Language: en)</text:p>
      <text:p text:style-name="P4">
Time: 2023-05-17T-53:39:00</text:p>
      <text:p text:style-name="P4">
Location: Toretsk, Donetsk Oblast (Latitude:48.39319 Longtitude:37.8582)</text:p>
      <text:p text:style-name="P4">
Videos: []</text:p>
      <text:p text:style-name="P4">
Images: []</text:p>
      <text:p text:style-name="P4">
Tags: ["Russia"]</text:p>
      <text:p text:style-name="P4">
Id: 22563480</text:p>
      <!--METADATA-->
      <text:p text:style-name="P4">
At Bakhmut direction Russian army shelled Hryhorivka, Bohdanivka, Bakhmut,Ivanivske, Chasiv Yar, Stupochky, Pivnichne and Toretsk of Donetsk region.Russian aviation conducted airstrikes at Bohdanivka, Bakhmut, Ivanivske andToretsk, - General Staff of Armed Forces of Ukraine says in the morning report</text:p>
      <text:p text:style-name="P4">
News Collection Link: <text:a xlink:type="simple" xlink:href="https://liveuamap.com/en/2023/17-may-at-bakhmut-direction-russian-army-shelled-hryhorivka" text:style-name="Internet_20_link" text:visited-style-name="Visited_20_Internet_20_Link">
https://liveuamap.com/en/2023/17-may-at-bakhmut-direction-russian-army-shelled-hryhorivka</text:a>
</text:p>
      <text:p text:style-name="P4">
News Source: <text:a xlink:type="simple" xlink:href="https://t.me/lumsrc/4811" text:style-name="Internet_20_link" text:visited-style-name="Visited_20_Internet_20_Link">
https://t.me/lumsrc/4811</text:a>
</text:p>
      <!--NEWS-->
      <text:h text:style-name="P10" text:outline-level="1">
<text:span text:style-name="T4">
Prince Harry and Megan almost got into an accident - they were pursued by paparazzi</text:span>
</text:h>
      <text:p text:style-name="P4">
Authors: Ukrinform (Person)</text:p>
      <text:p text:style-name="P4">
Publisher: Укринформ (Organization)</text:p>
      <text:p text:style-name="P4">
Published Time: 2023-05-17T-54:43:28+03:00</text:p>
      <text:p text:style-name="P4">
Modified Time: 2023-05-17T21:43:28+03:00</text:p>
      <text:p text:style-name="P4">
Description: Prince Harry and his wife, Megan, barely evaded his car crash because of the aggressive pursuit of the paparazzi in New York. - Ukrinform.</text:p>
      <text:p text:style-name="P4">
Images: ["<text:a xlink:type="simple" xlink:href="https://static.ukrinform.com/photos/2023_05/thumb_files/630_360_1684348634-620.png" text:style-name="Internet_20_link" text:visited-style-name="Visited_20_Internet_20_Link">
630_360_16843...</text:a>
"]</text:p>
      <text:p text:style-name="P4">
Tags: ['Аварія', 'ДТП', 'Нью-Йорк', 'Принц Гаррі', 'Меган Маркл']</text:p>
      <text:p text:style-name="P4">
Type: Article</text:p>
      <!--METADATA-->
      <text:p text:style-name="P4">
<draw:frame draw:style-name="fr1" draw:name="Image48" text:anchor-type="as-char" svg:width="6.9236in" svg:height="3.956343in" draw:z-index="0">
<draw:image xlink:href="../Images/yкринформ/2023-05-17T-54-43-28-03-00/630_360_1684348634-620.png" xlink:type="simple" xlink:show="embed" xlink:actuate="onLoad" draw:mime-type="image/png"/>
</draw:frame>
Prince Harrry and his wife Megan barely evaded the accident on his own car aggressive pursuit of the paparazzi in New York.</text:p>
      <text:p text:style-name="P4">
The incident happened on Wednesday, reports Ukrinform with reference to <text:a xlink:type="simple" xlink:href="https://edition.cnn.com/2023/05/17/americas/harry-meghan-car-crash-intl/index.html" text:style-name="Internet_20_link" text:visited-style-name="Visited_20_Internet_20_Link">
</text:a>
.</text:p>
      <text:p text:style-name="P4">
“The pair was followed by paparazzi, but <text:a xlink:type="simple" xlink:href="https://www.ukrinform.ua/tag-dtp" text:style-name="Internet_20_link" text:visited-style-name="Visited_20_Internet_20_Link">
</text:a>
(with the participation of the Duke and Duchess of Sussex - ed.)It was possible touched, ” - said the channel with reference to the source in law enforcement.</text:p>
      <text:p text:style-name="P4">
The incident occurred after Harry accompanied Megan at the Woman of Vision Awards, which took place in New York. It is reported that the Earl and Duchess of Sussex also traveled to Mother Megan, Dorigland.</text:p>
      <text:p text:style-name="P4">
<text:span text:style-name="T4">
 Read also: </text:span>
 <text:a xlink:type="simple" xlink:href="https://www.ukrinform.ua/rubric-world/3677202-princa-garri-ta-megan-poprosili-zvilniti-rezidenciu-frogmor-kotedz.html" text:style-name="Internet_20_link" text:visited-style-name="Visited_20_Internet_20_Link">
</text:a>
The spokesman of the couple reported in an official statement that Prince Harry and his wife were megany in the "almost catastrophic" automobile pursuit. "This ruthless pursuit, which lasted for more than two hours, has led to numerous clashes involving other drivers on the road, pedestrians and two New York police officers," - said the advocacy.</text:p>
      <text:p text:style-name="P4">
Meanwhile, the source in law enforcement reported that on Tuesday, the crowd was watching Megan and Harry on cars, motorcycles and scooters.</text:p>
      <text:p text:style-name="P4">
Photo: Kevin Mazur/Getty Images</text:p>
      <text:p text:style-name="P4">
News Source: <text:a xlink:type="simple" xlink:href="https://www.ukrinform.ua/rubric-world/3710660-princ-garri-i-megan-led-ne-potrapili-v-avariu-ih-peresliduvali-paparaci.html" text:style-name="Internet_20_link" text:visited-style-name="Visited_20_Internet_20_Link">
https://www.ukrinform.ua/rubric-world/3710660-princ-garri-i-megan-led-ne-potrapili-v-avariu-ih-peresliduvali-paparaci.html</text:a>
</text:p>
      <!--NEWS-->
      <text:h text:style-name="P10" text:outline-level="1">
<text:span text:style-name="T4">
JSC Avdiivka Directio Rusian Army Shelled Novokalinova, Berdyshi, Steppe, Avdiivka, First ...</text:span>
</text:h>
      <text:p text:style-name="P4">
Authors: liveuamap (Language: en)</text:p>
      <text:p text:style-name="P4">
Time: 2023-05-17T-55:39:00</text:p>
      <text:p text:style-name="P4">
Location: Donetsk Oblast (Latitude:48.12211 Longtitude:37.76524)</text:p>
      <text:p text:style-name="P4">
Videos: []</text:p>
      <text:p text:style-name="P4">
Images: []</text:p>
      <text:p text:style-name="P4">
Tags: ["Russia"]</text:p>
      <text:p text:style-name="P4">
Id: 22563479</text:p>
      <!--METADATA-->
      <text:p text:style-name="P4">
At Avdiyivka direction Russian army shelled Novokalynove, Berdychi, Stepove,Avdiyivka, Pervomayske, Nevelske and Karlivka of Donetsk region. Russianaviation conducted airstrikes at Avdiyivka and Vodyane, - General Staff ofArmed Forces of Ukraine says in the morning report</text:p>
      <text:p text:style-name="P4">
News Collection Link: <text:a xlink:type="simple" xlink:href="https://liveuamap.com/en/2023/17-may-at-avdiyivka-direction-russian-army-shelled-novokalynove" text:style-name="Internet_20_link" text:visited-style-name="Visited_20_Internet_20_Link">
https://liveuamap.com/en/2023/17-may-at-avdiyivka-direction-russian-army-shelled-novokalynove</text:a>
</text:p>
      <text:p text:style-name="P4">
News Source: <text:a xlink:type="simple" xlink:href="https://t.me/lumsrc/4812" text:style-name="Internet_20_link" text:visited-style-name="Visited_20_Internet_20_Link">
https://t.me/lumsrc/4812</text:a>
</text:p>
      <!--NEWS-->
      <text:h text:style-name="P10" text:outline-level="1">
<text:span text:style-name="T4">
Schmigal in the fields of the Council of Europe Summit met with leaders of more than 30 countries and organizations</text:span>
</text:h>
      <text:p text:style-name="P4">
Authors: Ukrinform (Person)</text:p>
      <text:p text:style-name="P4">
Publisher: Укринформ (Organization)</text:p>
      <text:p text:style-name="P4">
Published Time: 2023-05-17T-56:30:07+03:00</text:p>
      <text:p text:style-name="P4">
Modified Time: 2023-05-17T21:30:07+03:00</text:p>
      <text:p text:style-name="P4">
Description: Prime Minister Denis Shmigal held a meeting with heads of more than 30 states and organizations to consolidate Ukraine's efforts to win Ukraine as part of the Council of Europe Summit in Reykjavik. - Ukrinform.</text:p>
      <text:p text:style-name="P4">
Images: ["<text:a xlink:type="simple" xlink:href="https://static.ukrinform.com/photos/2023_05/thumb_files/630_360_1684348164-448.jpg" text:style-name="Internet_20_link" text:visited-style-name="Visited_20_Internet_20_Link">
630_360_16843...</text:a>
"]</text:p>
      <text:p text:style-name="P4">
Tags: ['Ісландія', 'Саміт', 'Рада Європи', 'Шмигаль']</text:p>
      <text:p text:style-name="P4">
Type: Article</text:p>
      <!--METADATA-->
      <text:p text:style-name="P4">
<draw:frame draw:style-name="fr1" draw:name="Image49" text:anchor-type="as-char" svg:width="6.9236in" svg:height="3.956343in" draw:z-index="0">
<draw:image xlink:href="../Images/yкринформ/2023-05-17T-56-30-07-03-00/630_360_1684348164-448.jpg" xlink:type="simple" xlink:show="embed" xlink:actuate="onLoad" draw:mime-type="image/jpeg"/>
</draw:frame>
Prime Minister Denis Shmigal held more than 30 states and organizations to consolidate the efforts of Ukraine as part of the Council of Europe Summit in Reykjavik.</text:p>
      <text:p text:style-name="P4">
He reported this in <text:a xlink:type="simple" xlink:href="https://t.me/Denys_Smyhal/5254" text:style-name="Internet_20_link" text:visited-style-name="Visited_20_Internet_20_Link">
</text:a>
, reports Ukrinform.</text:p>
      <text:p text:style-name="P4">
“The Summit of the Heads of State and Government of the Council of Europe has become a unique communication site to consolidate the efforts of partners for the sake of Ukraine's victory. The summit has met with leaders, presidents and prime ministers of more than 30 countries and organizations, including Emmanuel Macron, Andrzej Duda, Georgeumelon, Charles Michel. They talked about the long -term support of our country with conservation von der Lyen, Olaf Scholtz and Prime Minister of Norway Jonas Garomster, ” - said <text:a xlink:type="simple" xlink:href="https://www.ukrinform.ua/tag-smigal" text:style-name="Internet_20_link" text:visited-style-name="Visited_20_Internet_20_Link">
</text:a>
.</text:p>
      <text:p text:style-name="P4">
He also said that he had the opportunity to personally thank the Prime Minister Richa Sakna and the Prime Minister of the Netherlands Mark Rutte to work together to work together on providing Ukraine with a combat air-potential, and about the willingness to teach Ukrainians to pilot F-16 also declared Belgium Alexander.</text:p>
      <text:p text:style-name="P4">
<text:span text:style-name="T4">
 Read also: </text:span>
 <text:a xlink:type="simple" xlink:href="https://www.ukrinform.ua/rubric-polytics/3710560-smigal-obgovoriv-iz-gensekom-radi-evropi-kroki-neobhidni-dla-peremogi-ukraini.html" text:style-name="Internet_20_link" text:visited-style-name="Visited_20_Internet_20_Link">
<text:span text:style-name="T4">
 shmigal </text:span>
</text:a>
In addition, the head of government thanked Denmark Prime Minister Matte Fredericksen for a $ 1 billion assistance fund.</text:p>
      <text:p text:style-name="P4">
According to him, meetings with the head of the Government of Portugaliantoniou was also held with money and representatives of Spain on military-technical support.</text:p>
      <text:p text:style-name="P4">
Schmigal noted that the specific renewal projects in the Kyiv region were discussed by the Albania Spacer, and with the Head of Croatia, Andrey Plenkovich - aid in humanitarian demining. The head of the Ukrainian Government also was awarded further decisions, which were laid at the Council of Europe Summit, the President of Latvia Egils Levits, in particular, they agreed to make efforts, the time of the presidency of his country in the CoE to complete the creation of a special offense against Russia's aggression. “During plenary sessions and bilateral meetings, they showed their readiness to provide Ukraine with a long time. We combine efforts to establish justice and strengthen security in Europe, ”Shmigal added.<text:span text:style-name="T4">
 Read also: </text:span>
 <text:a xlink:type="simple" xlink:href="https://www.ukrinform.ua/rubric-polytics/3710538-smigal-u-rejkaviku-zustrivsa-iz-poslom-stativ-v-oon-i-podakuvav-za-sistemi-ppo.html" text:style-name="Internet_20_link" text:visited-style-name="Visited_20_Internet_20_Link">
<text:span text:style-name="T4">
 shmigal </text:span>
</text:a>
In the final declaration of the summit of state and governments, 46 participating countries were assured of the continuation of Ukraine's support "as much as it will be necessary", and supported the principles of the Ukrainian formula of peace and declared the prosecution of punishment of the Russian Federation for crime.</text:p>
      <text:p text:style-name="P4">
The CoE participants called on Russia immediately and unconditionally to withdraw all their troops of Zuzraina, Georgia and Moldova.</text:p>
      <text:p text:style-name="P4">
<text:span text:style-name="T5">
Foto: Denis Shmigal, Facebook</text:span>
</text:p>
      <text:p text:style-name="P4">
News Source: <text:a xlink:type="simple" xlink:href="https://www.ukrinform.ua/rubric-polytics/3710658-smigal-na-polah-samitu-radi-evropi-zustrivsa-z-kerivnikami-ponad-30-krain-ta-organizacij.html" text:style-name="Internet_20_link" text:visited-style-name="Visited_20_Internet_20_Link">
https://www.ukrinform.ua/rubric-polytics/3710658-smigal-na-polah-samitu-radi-evropi-zustrivsa-z-kerivnikami-ponad-30-krain-ta-organizacij.html</text:a>
</text:p>
      <!--NEWS-->
      <text:h text:style-name="P10" text:outline-level="1">
<text:span text:style-name="T4">
At Maryinka direction Russian army shelled Krasnohorivka, Hostre, Maryinka and Pobyeda of Don...</text:span>
</text:h>
      <text:p text:style-name="P4">
Authors: liveuamap (Language: en)</text:p>
      <text:p text:style-name="P4">
Time: 2023-05-17T-57:39:00</text:p>
      <text:p text:style-name="P4">
Location: Donetsk Oblast (Latitude:47.91542 Longtitude:37.46235)</text:p>
      <text:p text:style-name="P4">
Videos: []</text:p>
      <text:p text:style-name="P4">
Images: []</text:p>
      <text:p text:style-name="P4">
Tags: ["Russia"]</text:p>
      <text:p text:style-name="P4">
Id: 22563478</text:p>
      <!--METADATA-->
      <text:p text:style-name="P4">
At Maryinka direction Russian army shelled Krasnohorivka, Hostre, Maryinka andPobyeda of Donetsk region. Russian aviation conducted airstrike atKrasnohorivka, - General Staff of Armed Forces of Ukraine says in the morningreport</text:p>
      <text:p text:style-name="P4">
News Collection Link: <text:a xlink:type="simple" xlink:href="https://liveuamap.com/en/2023/17-may-at-maryinka-direction-russian-army-shelled-krasnohorivka" text:style-name="Internet_20_link" text:visited-style-name="Visited_20_Internet_20_Link">
https://liveuamap.com/en/2023/17-may-at-maryinka-direction-russian-army-shelled-krasnohorivka</text:a>
</text:p>
      <text:p text:style-name="P4">
News Source: <text:a xlink:type="simple" xlink:href="https://t.me/lumsrc/4813" text:style-name="Internet_20_link" text:visited-style-name="Visited_20_Internet_20_Link">
https://t.me/lumsrc/4813</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5-17T-58:30:00+03:00</text:p>
      <text:p text:style-name="P4">
Modified Time: 2023-05-17T21:30: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50" text:anchor-type="as-char" svg:width="6.9236in" svg:height="3.956343in" draw:z-index="0">
<draw:image xlink:href="../Images/yкринформ/2023-05-17T-58-30-00-03-00/630_360_1645107758-865.jpg" xlink:type="simple" xlink:show="embed" xlink:actuate="onLoad" draw:mime-type="image/jpeg"/>
</draw:frame>
Ukrainian National Information Agency "Ukrinform" is a editor/editor to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At Shakhtarske direction Russian army shelled Novomykhaylivka, Paraskoviyivka, Vuhledar, Prec...</text:span>
</text:h>
      <text:p text:style-name="P4">
Authors: liveuamap (Language: en)</text:p>
      <text:p text:style-name="P4">
Time: 2023-05-17T-59:39:00</text:p>
      <text:p text:style-name="P4">
Location: Vuhledar, Donetsk Oblast (Latitude:47.78064 Longtitude:37.24606)</text:p>
      <text:p text:style-name="P4">
Videos: []</text:p>
      <text:p text:style-name="P4">
Images: []</text:p>
      <text:p text:style-name="P4">
Tags: ["Russia"]</text:p>
      <text:p text:style-name="P4">
Id: 22563477</text:p>
      <!--METADATA-->
      <text:p text:style-name="P4">
At Shakhtarske direction Russian army shelled Novomykhaylivka, Paraskoviyivka,Vuhledar, Prechystivka and Novoukrayinka of Donetsk region. Russian aviationconducted airstrikes at Vuhledar and Velyka Novosilka, - General Staff ofArmed Forces of Ukraine says in the morning report</text:p>
      <text:p text:style-name="P4">
News Collection Link: <text:a xlink:type="simple" xlink:href="https://liveuamap.com/en/2023/17-may-at-shakhtarske-direction-russian-army-shelled-novomykhaylivka" text:style-name="Internet_20_link" text:visited-style-name="Visited_20_Internet_20_Link">
https://liveuamap.com/en/2023/17-may-at-shakhtarske-direction-russian-army-shelled-novomykhaylivka</text:a>
</text:p>
      <text:p text:style-name="P4">
News Source: <text:a xlink:type="simple" xlink:href="https://t.me/lumsrc/4814" text:style-name="Internet_20_link" text:visited-style-name="Visited_20_Internet_20_Link">
https://t.me/lumsrc/4814</text:a>
</text:p>
      <!--NEWS-->
      <text:h text:style-name="P10" text:outline-level="1">
<text:span text:style-name="T4">
EU ambassadors have agreed the date of future elections to the European Parliament</text:span>
</text:h>
      <text:p text:style-name="P4">
Authors: Ukrinform (Person)</text:p>
      <text:p text:style-name="P4">
Publisher: Укринформ (Organization)</text:p>
      <text:p text:style-name="P4">
Published Time: 2023-05-17T-60:28:00+03:00</text:p>
      <text:p text:style-name="P4">
Modified Time: 2023-05-17T21:28:00+03:00</text:p>
      <text:p text:style-name="P4">
Description: The EU Permanent Committee at the Corper II level has agreed to give elections to the European Parliament, which should take place next year. - Ukrinform.</text:p>
      <text:p text:style-name="P4">
Images: ["<text:a xlink:type="simple" xlink:href="https://static.ukrinform.com/photos/2019_07/thumb_files/630_360_1563445603-194.jpg" text:style-name="Internet_20_link" text:visited-style-name="Visited_20_Internet_20_Link">
630_360_15634...</text:a>
"]</text:p>
      <text:p text:style-name="P4">
Tags: ['Європарламент', 'Євросоюз', 'Вибори']</text:p>
      <text:p text:style-name="P4">
Type: Article</text:p>
      <!--METADATA-->
      <text:p text:style-name="P4">
<draw:frame draw:style-name="fr1" draw:name="Image51" text:anchor-type="as-char" svg:width="6.9236in" svg:height="3.956343in" draw:z-index="0">
<draw:image xlink:href="../Images/yкринформ/2023-05-17T-60-28-00-03-00/630_360_1563445603-194.jpg" xlink:type="simple" xlink:show="embed" xlink:actuate="onLoad" draw:mime-type="image/jpeg"/>
</draw:frame>
EU Committee on Ambassador EU Committee(Coreper 2)He agreed to give the election to the European Parliament, which should take place next year.</text:p>
      <text:p text:style-name="P4">
This was reported in the Swedish chairmanship in the EU in <text:a xlink:type="simple" xlink:href="https://twitter.com/sweden2023eu" text:style-name="Internet_20_link" text:visited-style-name="Visited_20_Internet_20_Link">
</text:a>
, reports Ukrinform.</text:p>
      <text:p text:style-name="P4">
“Ambassadors <text:a xlink:type="simple" xlink:href="https://www.ukrinform.ua/tag-evrosouz" text:style-name="Internet_20_link" text:visited-style-name="Visited_20_Internet_20_Link">
</text:a>
They have just agreed to establish the next elections to the European Parliament from 6 to 9 June 2024, ”the post reads.</text:p>
      <text:p text:style-name="P4">
<text:span text:style-name="T4">
 Read also: </text:span>
 <text:a xlink:type="simple" xlink:href="https://www.ukrinform.ua/rubric-world/3707325-francia-proponue-evroparlamentu-pereihati-u-novu-budivlu-u-strasburzi.html" text:style-name="Internet_20_link" text:visited-style-name="Visited_20_Internet_20_Link">
<text:span text:style-name="T4">
 European Parliament </text:span>
</text:a>
As it was reported, elections to the European Parliament are held once every five years, in this number of deputies from each of the Member States is determined by its population.</text:p>
      <text:p text:style-name="P4">
News Source: <text:a xlink:type="simple" xlink:href="https://www.ukrinform.ua/rubric-world/3710547-posli-es-pogodili-datu-majbutnih-viboriv-do-evroparlamentu.html" text:style-name="Internet_20_link" text:visited-style-name="Visited_20_Internet_20_Link">
https://www.ukrinform.ua/rubric-world/3710547-posli-es-pogodili-datu-majbutnih-viboriv-do-evroparlamentu.html</text:a>
</text:p>
      <!--NEWS-->
      <text:h text:style-name="P10" text:outline-level="1">
<text:span text:style-name="T4">
At Zaporizhzhia and Kherson directions Russian army shelled Olhivske, Malynivka, Huliaipole, ...</text:span>
</text:h>
      <text:p text:style-name="P4">
Authors: liveuamap (Language: en)</text:p>
      <text:p text:style-name="P4">
Time: 2023-05-17T-61:39:00</text:p>
      <text:p text:style-name="P4">
Location: Kherson (Latitude:46.56078 Longtitude:32.33398)</text:p>
      <text:p text:style-name="P4">
Videos: []</text:p>
      <text:p text:style-name="P4">
Images: []</text:p>
      <text:p text:style-name="P4">
Tags: ["Russia"]</text:p>
      <text:p text:style-name="P4">
Id: 22563476</text:p>
      <!--METADATA-->
      <text:p text:style-name="P4">
At Zaporizhzhia and Kherson directions Russian army shelled Olhivske,Malynivka, Huliaipole, Zaliznychne, Huliaipilske, Bilohirya, Scherbaky,Stepove and Kamyanske of Zaporizhzhia region, also Tokarivka, Molodizhne andKizomys of Kherson region and Kherson city. Russian aviation conductedairstrikes at Vremivka of Donetsk region, Mala Tokmachka, Novodanylivka ofZaporizhzhia region and Beryslav and Kizomys of Kherson region, - GeneralStaff of Armed Forces of Ukraine says in the morning report</text:p>
      <text:p text:style-name="P4">
News Collection Link: <text:a xlink:type="simple" xlink:href="https://liveuamap.com/en/2023/17-may-at-zaporizhzhia-and-kherson-directions-russian-army" text:style-name="Internet_20_link" text:visited-style-name="Visited_20_Internet_20_Link">
https://liveuamap.com/en/2023/17-may-at-zaporizhzhia-and-kherson-directions-russian-army</text:a>
</text:p>
      <text:p text:style-name="P4">
News Source: <text:a xlink:type="simple" xlink:href="https://t.me/lumsrc/4815" text:style-name="Internet_20_link" text:visited-style-name="Visited_20_Internet_20_Link">
https://t.me/lumsrc/4815</text:a>
</text:p>
      <!--NEWS-->
      <text:h text:style-name="P10" text:outline-level="1">
<text:span text:style-name="T4">
US prepare a $ 60 billion assistance package</text:span>
</text:h>
      <text:p text:style-name="P4">
Authors: Ukrinform (Person)</text:p>
      <text:p text:style-name="P4">
Publisher: Укринформ (Organization)</text:p>
      <text:p text:style-name="P4">
Published Time: 2023-05-17T-62:27:50+03:00</text:p>
      <text:p text:style-name="P4">
Modified Time: 2023-05-17T21:27:50+03:00</text:p>
      <text:p text:style-name="P4">
Description: In September, the United States is planning to declare a package of assistance to Ukraine for 2024. - Ukrinform.</text:p>
      <text:p text:style-name="P4">
Images: ["<text:a xlink:type="simple" xlink:href="https://static.ukrinform.com/photos/2023_02/thumb_files/630_360_1676889541-543.jpg" text:style-name="Internet_20_link" text:visited-style-name="Visited_20_Internet_20_Link">
630_360_16768...</text:a>
", "<text:a xlink:type="simple" xlink:href="https://static.ukrinform.com/photos/2023_05/1684344103-435.jpg" text:style-name="Internet_20_link" text:visited-style-name="Visited_20_Internet_20_Link">
1684344103-43...</text:a>
"]</text:p>
      <text:p text:style-name="P4">
Tags: ['США', 'Україна', 'Волкер', 'допомога']</text:p>
      <text:p text:style-name="P4">
Type: Article</text:p>
      <!--METADATA-->
      <text:p text:style-name="P4">
<draw:frame draw:style-name="fr1" draw:name="Image52" text:anchor-type="as-char" svg:width="6.9236in" svg:height="3.956343in" draw:z-index="0">
<draw:image xlink:href="../Images/yкринформ/2023-05-17T-62-27-50-03-00/630_360_1676889541-543.jpg" xlink:type="simple" xlink:show="embed" xlink:actuate="onLoad" draw:mime-type="image/jpeg"/>
</draw:frame>
In September, they plan to declare a package of assistance to Ukraine for 2024.</text:p>
      <text:p text:style-name="P4">
The former Special Representative of the State Department for Ukraine Kurt Volker reported this during a briefing in Odessa, Ukrinform reports.</text:p>
      <text:p text:style-name="P4">
“In the fall, we will introduce another package of assistance that will support Ukraine in 2024. We are currently discussing this package of $ 60 billion, which I will be introduced in September. The package is planned to reconcile the pre -presidential election in <text:a xlink:type="simple" xlink:href="https://www.ukrinform.ua/tag-ssa" text:style-name="Internet_20_link" text:visited-style-name="Visited_20_Internet_20_Link">
</text:a>
", - declared Volcer.</text:p>
      <text:p text:style-name="P4">
<draw:frame draw:style-name="fr1" draw:name="Image53" text:anchor-type="as-char" svg:width="6.9236in" svg:height="4.615733in" draw:z-index="0">
<draw:image xlink:href="../Images/yкринформ/2023-05-17T-62-27-50-03-00/1684344103-435.jpg" xlink:type="simple" xlink:show="embed" xlink:actuate="onLoad" draw:mime-type="image/jpeg"/>
</draw:frame>
The US State Department Exprecator added that the US has enough money to support the Armed Forces counter -offensive, which should begin in early summer and last fall.</text:p>
      <text:p text:style-name="P4">
<text:span text:style-name="T4">
 Read also: </text:span>
 <text:a xlink:type="simple" xlink:href="https://www.ukrinform.ua/rubric-ato/3709532-urad-nimeccini-pocav-formuvati-paket-vijskovoi-dopomogi-ukraini.html" text:style-name="Internet_20_link" text:visited-style-name="Visited_20_Internet_20_Link">
<text:span text:style-name="T4">
 Helping </text:span>
</text:a>
As it was reported, Volker said earlier that the funds that will be used for the reconstruction of Ukraine should come to a specially created fund. Also, in his opinion, it is necessary to create a special executive organ that will regulate the process of restoration of Ukraine »</text:p>
      <text:p text:style-name="P4">
The process of post -war <text:a xlink:type="simple" xlink:href="https://www.ukrinform.ua/rubric-vidbudova/3710635-vidbudova-ukraini-moze-zaversitisa-do-lita-2026-roku-volker.html" text:style-name="Internet_20_link" text:visited-style-name="Visited_20_Internet_20_Link">
</text:a>
According to experts, Ukraine should end by June2026.</text:p>
      <text:p text:style-name="P4">
News Source: <text:a xlink:type="simple" xlink:href="https://www.ukrinform.ua/rubric-ato/3710657-ssa-gotuut-paket-dopomogi-ukraini-na-60-milardiv.html" text:style-name="Internet_20_link" text:visited-style-name="Visited_20_Internet_20_Link">
https://www.ukrinform.ua/rubric-ato/3710657-ssa-gotuut-paket-dopomogi-ukraini-na-60-milardiv.html</text:a>
</text:p>
      <!--NEWS-->
      <text:h text:style-name="P10" text:outline-level="1">
<text:span text:style-name="T4">
Odeska Oblast(20:51). Red Alert: aerial threat. Sirens sounding. Take cover now!</text:span>
</text:h>
      <text:p text:style-name="P4">
Authors: liveuamap (Language: en)</text:p>
      <text:p text:style-name="P4">
Time: 2023-05-17T-6:52:00</text:p>
      <text:p text:style-name="P4">
Location: Odeska Oblast (Latitude:46.7506 Longtitude:30.25064)</text:p>
      <text:p text:style-name="P4">
Videos: []</text:p>
      <text:p text:style-name="P4">
Images: []</text:p>
      <text:p text:style-name="P4">
Tags: ["Europe", "Central and Eastern Europe"]</text:p>
      <text:p text:style-name="P4">
Id: 22563574</text:p>
      <!--METADATA-->
      <text:p text:style-name="P4">
Odesa region(20:51). Red Alert: aerial threat. Sirens sounding. Take covernow!</text:p>
      <text:p text:style-name="P4">
News Collection Link: <text:a xlink:type="simple" xlink:href="https://liveuamap.com/en/2023/17-may-odeska-oblast2051-red-alert-aerial-thrg" text:style-name="Internet_20_link" text:visited-style-name="Visited_20_Internet_20_Link">
https://liveuamap.com/en/2023/17-may-odeska-oblast2051-red-alert-aerial-thrg</text:a>
</text:p>
      <text:p text:style-name="P4">
News Source: <text:a xlink:type="simple" xlink:href="https://t.me/suspilneodesa/23292" text:style-name="Internet_20_link" text:visited-style-name="Visited_20_Internet_20_Link">
https://t.me/suspilneodesa/23292</text:a>
</text:p>
      <!--NEWS-->
      <text:h text:style-name="P10" text:outline-level="1">
<text:span text:style-name="T4">
Seoul will appear in South Korea, Ukrainian -language audiohyde - Zelenskaya</text:span>
</text:h>
      <text:p text:style-name="P4">
Authors: Ukrinform (Person)</text:p>
      <text:p text:style-name="P4">
Publisher: Укринформ (Organization)</text:p>
      <text:p text:style-name="P4">
Published Time: 2023-05-17T-89:15:00+03:00</text:p>
      <text:p text:style-name="P4">
Modified Time: 2023-05-17T19:15:00+03:00</text:p>
      <text:p text:style-name="P4">
Description: Ukraine and the capital of the Republic of Korea have signed a memorandum on the start of works on launching the first in the Republic of Korea of the Ukrainian-language audiohystium, which will work in the cultural and artistic complex "Sedzhon". - Ukrinform.</text:p>
      <text:p text:style-name="P4">
Images: ["<text:a xlink:type="simple" xlink:href="https://static.ukrinform.com/photos/2023_05/thumb_files/630_360_1684339759-421.jpg" text:style-name="Internet_20_link" text:visited-style-name="Visited_20_Internet_20_Link">
630_360_16843...</text:a>
", "<text:a xlink:type="simple" xlink:href="https://static.ukrinform.com/photos/2023_05/1684339665-540.jpeg" text:style-name="Internet_20_link" text:visited-style-name="Visited_20_Internet_20_Link">
1684339665-54...</text:a>
", "<text:a xlink:type="simple" xlink:href="https://static.ukrinform.com/photos/2023_05/1684339664-476.jpeg" text:style-name="Internet_20_link" text:visited-style-name="Visited_20_Internet_20_Link">
1684339664-47...</text:a>
"]</text:p>
      <text:p text:style-name="P4">
Tags: ['Корея', 'Україна', 'Олена Зеленська', 'Аудіогід']</text:p>
      <text:p text:style-name="P4">
Type: Article</text:p>
      <!--METADATA-->
      <text:p text:style-name="P4">
<draw:frame draw:style-name="fr1" draw:name="Image54" text:anchor-type="as-char" svg:width="6.9236in" svg:height="3.956343in" draw:z-index="0">
<draw:image xlink:href="../Images/yкринформ/2023-05-17T-89-15-00-03-00/630_360_1684339759-421.jpg" xlink:type="simple" xlink:show="embed" xlink:actuate="onLoad" draw:mime-type="image/jpeg"/>
</draw:frame>
The capital of the Republic of Korea has signed a memorandum on the start of works on launching in the Republic of Korea of the Ukrainian-language audiohystium, which will operate the Cedzhon-art and artistic complex.</text:p>
      <text:p text:style-name="P4">
This was reported by President's wife Olena Zelensk in <text:a xlink:type="simple" xlink:href="https://t.me/FirstLadyOfUkraine/3148" text:style-name="Internet_20_link" text:visited-style-name="Visited_20_Internet_20_Link">
</text:a>
, reports Ukrinform.</text:p>
      <text:p text:style-name="P4">
“It was a council today to visit the City Hall of Seul to sign a Memorandum of Ukraine in the Republic of Korea and the City Hall on the cooperation of cultural and artistic exchanges, in particular on the implementation of the Ukrainian -language audio guidance in the largest cultural and artist.</text:p>
      <text:p text:style-name="P4">
<draw:frame draw:style-name="fr1" draw:name="Image55" text:anchor-type="as-char" svg:width="6.9236in" svg:height="4.622144in" draw:z-index="0">
<draw:image xlink:href="../Images/yкринформ/2023-05-17T-89-15-00-03-00/1684339665-540.jpeg" xlink:type="simple" xlink:show="embed" xlink:actuate="onLoad" draw:mime-type="image/jpeg"/>
</draw:frame>
According to her, this year, immediately after the renovation, the first respects of Korea Ukrainian -language audiohyde should appear.</text:p>
      <text:p text:style-name="P4">
<text:span text:style-name="T4">
 Read also: </text:span>
 <text:a xlink:type="simple" xlink:href="https://www.ukrinform.ua/rubric-polytics/3709879-zelenska-u-seuli-zustrilasa-iz-prezidentom-pivdennoi-korei.html" text:style-name="Internet_20_link" text:visited-style-name="Visited_20_Internet_20_Link">
<text:span text:style-name="T4">
 Korea </text:span>
</text:a>
Zelenskaya said that in Sedjon there are the largest theater in the country, the Seul's Opera, the Gallery of the Art Forum, the collective arts are presented.</text:p>
      <text:p text:style-name="P4">
"Here, in the Republic of Korea, they say that even little rain can soak clothes. So the discovery of our audiohyde will be the beginning of a great important partition for our cultures to get acquainted more deeply with each other," - President's Presaranuzhina.</text:p>
      <text:p text:style-name="P4">
<draw:frame draw:style-name="fr1" draw:name="Image56" text:anchor-type="as-char" svg:width="6.9236in" svg:height="4.615733in" draw:z-index="0">
<draw:image xlink:href="../Images/yкринформ/2023-05-17T-89-15-00-03-00/1684339664-476.jpeg" xlink:type="simple" xlink:show="embed" xlink:actuate="onLoad" draw:mime-type="image/jpeg"/>
</draw:frame>
She also reminded that in the early 2000s, the support of the culture with a steady priority for the Republic of Korea and now the result is already visible when the Korean wave-music, cinema, subculture-impresses the whole world.</text:p>
      <text:p text:style-name="P4">
<text:span text:style-name="T4">
 Read also: </text:span>
 <text:a xlink:type="simple" xlink:href="https://www.ukrinform.ua/rubric-economy/3710271-ukraina-zalucit-do-8-milardiv-vid-korei-za-pilgovimi-umovami.html" text:style-name="Internet_20_link" text:visited-style-name="Visited_20_Internet_20_Link">
<text:span text:style-name="T4">
 Korea </text:span>
</text:a>
“I am sure that in the modern world, the geographical distance does not matter - we have a lot in common. After all, the most important thing is that the centrality of both of ours <text:a xlink:type="simple" xlink:href="https://www.ukrinform.ua/tag-kultura" text:style-name="Internet_20_link" text:visited-style-name="Visited_20_Internet_20_Link">
</text:a>
"Man and his right to freedom," Zelenska added.</text:p>
      <text:p text:style-name="P4">
Video: <text:a xlink:type="simple" xlink:href="https://t.me/FirstLadyOfUkraine/3157" text:style-name="Internet_20_link" text:visited-style-name="Visited_20_Internet_20_Link">
</text:a>
As it was reported, the first lady of Ukraine is on a visit to the Republic of Korea, where she participated in the conference "Asian leadership. Era of turbulence: the path of release and innovation".</text:p>
      <text:p text:style-name="P4">
<text:span text:style-name="T5">
Foto in the text: Elena Zelenskaya Telegram</text:span>
</text:p>
      <text:p text:style-name="P4">
News Source: <text:a xlink:type="simple" xlink:href="https://www.ukrinform.ua/rubric-culture/3710614-u-seuli-zavitsa-persij-u-pivdennij-korei-ukrainomovnij-audiogid-zelenska.html" text:style-name="Internet_20_link" text:visited-style-name="Visited_20_Internet_20_Link">
https://www.ukrinform.ua/rubric-culture/3710614-u-seuli-zavitsa-persij-u-pivdennij-korei-ukrainomovnij-audiogid-zelenska.html</text:a>
</text:p>
      <!--NEWS-->
      <text:h text:style-name="P10" text:outline-level="1">
<text:span text:style-name="T4">
General Staff of Armed Forces of Ukraine estimates Russian losses at 200590</text:span>
</text:h>
      <text:p text:style-name="P4">
Authors: liveuamap (Language: en)</text:p>
      <text:p text:style-name="P4">
Time: 2023-05-17T01:49:00</text:p>
      <text:p text:style-name="P4">
Location: Kyiv, Kyiv city (Latitude:50.44426 Longtitude:30.52914)</text:p>
      <text:p text:style-name="P4">
Videos: []</text:p>
      <text:p text:style-name="P4">
Images: ["<text:a xlink:type="simple" xlink:href="https://liveuamap.com/pics/2023/05/17/22563438_0.jpg" text:style-name="Internet_20_link" text:visited-style-name="Visited_20_Internet_20_Link">
22563438_0.jpg</text:a>
"]</text:p>
      <text:p text:style-name="P4">
Tags: ["Europe", "Central and Eastern Europe"]</text:p>
      <text:p text:style-name="P4">
Id: 22563438</text:p>
      <!--METADATA-->
      <text:p text:style-name="P4">
General Staff of Armed Forces of Ukraine estimates Russian losses at 200590</text:p>
      <text:p text:style-name="P4">
<draw:frame draw:style-name="fr1" draw:name="Image57" text:anchor-type="as-char" svg:width="6.9236in" svg:height="9.200797in" draw:z-index="0">
<draw:image xlink:href="../Images/liveuamap/2023-05-17T01-49-00/22563438_0.jpg" xlink:type="simple" xlink:show="embed" xlink:actuate="onLoad" draw:mime-type="image/jpeg"/>
</draw:frame>
News Collection Link: <text:a xlink:type="simple" xlink:href="https://liveuamap.com/en/2023/17-may-general-staff-of-armed-forces-of-ukraine-estimates" text:style-name="Internet_20_link" text:visited-style-name="Visited_20_Internet_20_Link">
https://liveuamap.com/en/2023/17-may-general-staff-of-armed-forces-of-ukraine-estimates</text:a>
</text:p>
      <text:p text:style-name="P4">
News Source: <text:a xlink:type="simple" xlink:href="https://t.me/GeneralStaffZSU/7841" text:style-name="Internet_20_link" text:visited-style-name="Visited_20_Internet_20_Link">
https://t.me/GeneralStaffZSU/7841</text:a>
</text:p>
      <!--NEWS-->
      <text:h text:style-name="P10" text:outline-level="1">
<text:span text:style-name="T4">
Drone dropped 2 explosive devices at border guards checkpoint in Schebekine of Belgorod region</text:span>
</text:h>
      <text:p text:style-name="P4">
Authors: liveuamap (Language: en)</text:p>
      <text:p text:style-name="P4">
Time: 2023-05-17T01:51:00</text:p>
      <text:p text:style-name="P4">
Location: Kharkiv Oblast (Latitude:50.35242 Longtitude:36.92213)</text:p>
      <text:p text:style-name="P4">
Videos: []</text:p>
      <text:p text:style-name="P4">
Images: []</text:p>
      <text:p text:style-name="P4">
Tags: ["Russia", "Central and Eastern Europe"]</text:p>
      <text:p text:style-name="P4">
Id: 22563460</text:p>
      <!--METADATA-->
      <text:p text:style-name="P4">
Drone dropped 2 explosive devices at border guards checkpoint in Schebekine ofBelgorod region</text:p>
      <text:p text:style-name="P4">
News Collection Link: <text:a xlink:type="simple" xlink:href="https://liveuamap.com/en/2023/17-may-drone-dropped-2-explosive-devices-at-border-guards" text:style-name="Internet_20_link" text:visited-style-name="Visited_20_Internet_20_Link">
https://liveuamap.com/en/2023/17-may-drone-dropped-2-explosive-devices-at-border-guards</text:a>
</text:p>
      <text:p text:style-name="P4">
News Source: <text:a xlink:type="simple" xlink:href="https://t.me/bbbreaking/155595" text:style-name="Internet_20_link" text:visited-style-name="Visited_20_Internet_20_Link">
https://t.me/bbbreaking/155595</text:a>
</text:p>
      <!--NEWS-->
      <text:h text:style-name="P10" text:outline-level="1">
<text:span text:style-name="T4">
Donetsk Oblast(08:49). Red Alert: aerial threat. Sirens sounding. Take cover now!</text:span>
</text:h>
      <text:p text:style-name="P4">
Authors: liveuamap (Language: en)</text:p>
      <text:p text:style-name="P4">
Time: 2023-05-17T02:50:00</text:p>
      <text:p text:style-name="P4">
Location: Donetsk Oblast (Latitude:48.72744 Longtitude:37.5781)</text:p>
      <text:p text:style-name="P4">
Videos: []</text:p>
      <text:p text:style-name="P4">
Images: []</text:p>
      <text:p text:style-name="P4">
Tags: ["Europe", "Central and Eastern Europe"]</text:p>
      <text:p text:style-name="P4">
Id: 22563458</text:p>
      <!--METADATA-->
      <text:p text:style-name="P4">
Donetsk Oblast(08:49). Red Alert: aerial threat. Sirens sounding. Take covernow!</text:p>
      <text:p text:style-name="P4">
News Collection Link: <text:a xlink:type="simple" xlink:href="https://liveuamap.com/en/2023/17-may-donetsk-oblast0849-red-alert-aerial-thg" text:style-name="Internet_20_link" text:visited-style-name="Visited_20_Internet_20_Link">
https://liveuamap.com/en/2023/17-may-donetsk-oblast0849-red-alert-aerial-thg</text:a>
</text:p>
      <text:p text:style-name="P4">
News Source: <text:a xlink:type="simple" xlink:href="https://t.me/air_alert_ua/45661" text:style-name="Internet_20_link" text:visited-style-name="Visited_20_Internet_20_Link">
https://t.me/air_alert_ua/45661</text:a>
</text:p>
      <!--NEWS-->
      <text:h text:style-name="P10" text:outline-level="1">
<text:span text:style-name="T4">
Russian army shelled a hospital in Beryslav</text:span>
</text:h>
      <text:p text:style-name="P4">
Authors: liveuamap (Language: en)</text:p>
      <text:p text:style-name="P4">
Time: 2023-05-17T03:10:45</text:p>
      <text:p text:style-name="P4">
Location: Kherson (Latitude:46.83741 Longtitude:33.41423)</text:p>
      <text:p text:style-name="P4">
Videos: []</text:p>
      <text:p text:style-name="P4">
Images: ["<text:a xlink:type="simple" xlink:href="https://liveuamap.com/pics/2023/05/17/22563459_0.jpg" text:style-name="Internet_20_link" text:visited-style-name="Visited_20_Internet_20_Link">
22563459_0.jpg</text:a>
", "<text:a xlink:type="simple" xlink:href="https://liveuamap.com/pics/2023/05/17/22563459_1.jpg" text:style-name="Internet_20_link" text:visited-style-name="Visited_20_Internet_20_Link">
22563459_1.jpg</text:a>
", "<text:a xlink:type="simple" xlink:href="https://liveuamap.com/pics/2023/05/17/22563459_2.jpg" text:style-name="Internet_20_link" text:visited-style-name="Visited_20_Internet_20_Link">
22563459_2.jpg</text:a>
", "<text:a xlink:type="simple" xlink:href="https://liveuamap.com/pics/2023/05/17/22563459_3.jpg" text:style-name="Internet_20_link" text:visited-style-name="Visited_20_Internet_20_Link">
22563459_3.jpg</text:a>
", "<text:a xlink:type="simple" xlink:href="https://liveuamap.com/pics/2023/05/17/22563459_4.jpg" text:style-name="Internet_20_link" text:visited-style-name="Visited_20_Internet_20_Link">
22563459_4.jpg</text:a>
", "<text:a xlink:type="simple" xlink:href="https://liveuamap.com/pics/2023/05/17/22563459_5.jpg" text:style-name="Internet_20_link" text:visited-style-name="Visited_20_Internet_20_Link">
22563459_5.jpg</text:a>
", "<text:a xlink:type="simple" xlink:href="https://liveuamap.com/pics/2023/05/17/22563459_6.jpg" text:style-name="Internet_20_link" text:visited-style-name="Visited_20_Internet_20_Link">
22563459_6.jpg</text:a>
"]</text:p>
      <text:p text:style-name="P4">
Tags: ["Europe", "Central and Eastern Europe"]</text:p>
      <text:p text:style-name="P4">
Id: 22563459</text:p>
      <!--METADATA-->
      <text:p text:style-name="P4">
Russian army shelled a hospital in Beryslav</text:p>
      <text:p text:style-name="P4">
<draw:frame draw:style-name="fr1" draw:name="Image58" text:anchor-type="as-char" svg:width="6.9236in" svg:height="5.210009in" draw:z-index="0">
<draw:image xlink:href="../Images/liveuamap/2023-05-17T03-10-45/22563459_0.jpg" xlink:type="simple" xlink:show="embed" xlink:actuate="onLoad" draw:mime-type="image/jpeg"/>
</draw:frame>
<draw:frame draw:style-name="fr1" draw:name="Image59" text:anchor-type="as-char" svg:width="6.9236in" svg:height="9.200797in" draw:z-index="0">
<draw:image xlink:href="../Images/liveuamap/2023-05-17T03-10-45/22563459_1.jpg" xlink:type="simple" xlink:show="embed" xlink:actuate="onLoad" draw:mime-type="image/jpeg"/>
</draw:frame>
<draw:frame draw:style-name="fr1" draw:name="Image60" text:anchor-type="as-char" svg:width="6.9236in" svg:height="9.231467in" draw:z-index="0">
<draw:image xlink:href="../Images/liveuamap/2023-05-17T03-10-45/22563459_2.jpg" xlink:type="simple" xlink:show="embed" xlink:actuate="onLoad" draw:mime-type="image/jpeg"/>
</draw:frame>
<draw:frame draw:style-name="fr1" draw:name="Image61" text:anchor-type="as-char" svg:width="6.9236in" svg:height="9.231467in" draw:z-index="0">
<draw:image xlink:href="../Images/liveuamap/2023-05-17T03-10-45/22563459_3.jpg" xlink:type="simple" xlink:show="embed" xlink:actuate="onLoad" draw:mime-type="image/jpeg"/>
</draw:frame>
<draw:frame draw:style-name="fr1" draw:name="Image62" text:anchor-type="as-char" svg:width="6.9236in" svg:height="5.210009in" draw:z-index="0">
<draw:image xlink:href="../Images/liveuamap/2023-05-17T03-10-45/22563459_4.jpg" xlink:type="simple" xlink:show="embed" xlink:actuate="onLoad" draw:mime-type="image/jpeg"/>
</draw:frame>
<draw:frame draw:style-name="fr1" draw:name="Image63" text:anchor-type="as-char" svg:width="6.9236in" svg:height="5.210009in" draw:z-index="0">
<draw:image xlink:href="../Images/liveuamap/2023-05-17T03-10-45/22563459_5.jpg" xlink:type="simple" xlink:show="embed" xlink:actuate="onLoad" draw:mime-type="image/jpeg"/>
</draw:frame>
<draw:frame draw:style-name="fr1" draw:name="Image64" text:anchor-type="as-char" svg:width="6.9236in" svg:height="5.210009in" draw:z-index="0">
<draw:image xlink:href="../Images/liveuamap/2023-05-17T03-10-45/22563459_6.jpg" xlink:type="simple" xlink:show="embed" xlink:actuate="onLoad" draw:mime-type="image/jpeg"/>
</draw:frame>
News Collection Link: <text:a xlink:type="simple" xlink:href="https://liveuamap.com/en/2023/17-may-russian-army-shelled-a-hospital-in-beryslav" text:style-name="Internet_20_link" text:visited-style-name="Visited_20_Internet_20_Link">
https://liveuamap.com/en/2023/17-may-russian-army-shelled-a-hospital-in-beryslav</text:a>
</text:p>
      <text:p text:style-name="P4">
News Source: <text:a xlink:type="simple" xlink:href="https://t.me/hueviyherson/39546" text:style-name="Internet_20_link" text:visited-style-name="Visited_20_Internet_20_Link">
https://t.me/hueviyherson/39546</text:a>
</text:p>
      <!--NEWS-->
      <text:h text:style-name="P10" text:outline-level="1">
<text:span text:style-name="T4">
According to Russian media Ukrainian army used tank on the border near Staryy Khutir of Belgo...</text:span>
</text:h>
      <text:p text:style-name="P4">
Authors: liveuamap (Language: en)</text:p>
      <text:p text:style-name="P4">
Time: 2023-05-17T03:18:00</text:p>
      <text:p text:style-name="P4">
Location: Belgorod (Latitude:50.23394 Longtitude:37.62067)</text:p>
      <text:p text:style-name="P4">
Videos: []</text:p>
      <text:p text:style-name="P4">
Images: []</text:p>
      <text:p text:style-name="P4">
Tags: ["Russia", "Central and Eastern Europe"]</text:p>
      <text:p text:style-name="P4">
Id: 22563461</text:p>
      <!--METADATA-->
      <text:p text:style-name="P4">
According to Russian media Ukrainian army used tank on the border near StaryyKhutir of Belgorod region for the first time</text:p>
      <text:p text:style-name="P4">
News Collection Link: <text:a xlink:type="simple" xlink:href="https://liveuamap.com/en/2023/17-may-according-to-russian-media-ukrainian-army-used-tank" text:style-name="Internet_20_link" text:visited-style-name="Visited_20_Internet_20_Link">
https://liveuamap.com/en/2023/17-may-according-to-russian-media-ukrainian-army-used-tank</text:a>
</text:p>
      <text:p text:style-name="P4">
News Source: <text:a xlink:type="simple" xlink:href="https://t.me/breakingmash/44086" text:style-name="Internet_20_link" text:visited-style-name="Visited_20_Internet_20_Link">
https://t.me/breakingmash/44086</text:a>
</text:p>
      <!--NEWS-->
      <text:h text:style-name="P10" text:outline-level="1">
<text:span text:style-name="T4">
Russian army conducted 31 missile strikes, 57 airstrikes and over 96 shelling with MLRS again...</text:span>
</text:h>
      <text:p text:style-name="P4">
Authors: liveuamap (Language: en)</text:p>
      <text:p text:style-name="P4">
Time: 2023-05-17T04:39:00</text:p>
      <text:p text:style-name="P4">
Location: Kupiansk (Latitude:49.76658 Longtitude:37.55024)</text:p>
      <text:p text:style-name="P4">
Videos: []</text:p>
      <text:p text:style-name="P4">
Images: []</text:p>
      <text:p text:style-name="P4">
Tags: ["Russia"]</text:p>
      <text:p text:style-name="P4">
Id: 22563484</text:p>
      <!--METADATA-->
      <text:p text:style-name="P4">
Russian army conducted 31 missile strikes, 57 airstrikes and over 96 shellingwith MLRS against settlements across Ukraine, including Kostyantynivka ofDonetsk, Mykolayiv, Dvorichna, Vovchansk and Tyschenkivka of Kharkiv region, -General Staff of Armed Forces of Ukraine says in the morning report</text:p>
      <text:p text:style-name="P4">
News Collection Link: <text:a xlink:type="simple" xlink:href="https://liveuamap.com/en/2023/17-may-russian-army-conducted-31-missile-strikes-57-airstrikes" text:style-name="Internet_20_link" text:visited-style-name="Visited_20_Internet_20_Link">
https://liveuamap.com/en/2023/17-may-russian-army-conducted-31-missile-strikes-57-airstrikes</text:a>
</text:p>
      <text:p text:style-name="P4">
News Source: <text:a xlink:type="simple" xlink:href="https://t.me/lumsrc/4807" text:style-name="Internet_20_link" text:visited-style-name="Visited_20_Internet_20_Link">
https://t.me/lumsrc/4807</text:a>
</text:p>
      <!--NEWS-->
      <text:h text:style-name="P10" text:outline-level="1">
<text:span text:style-name="T4">
Russian forces conducting offensive actions at Lyman, Bakhmut, Avdiivka and Maryinka directio...</text:span>
</text:h>
      <text:p text:style-name="P4">
Authors: liveuamap (Language: en)</text:p>
      <text:p text:style-name="P4">
Time: 2023-05-17T04:45:26</text:p>
      <text:p text:style-name="P4">
Location: Marinka, Donetsk Oblast (Latitude:47.93785 Longtitude:37.4996)</text:p>
      <text:p text:style-name="P4">
Videos: []</text:p>
      <text:p text:style-name="P4">
Images: []</text:p>
      <text:p text:style-name="P4">
Tags: ["Russia"]</text:p>
      <text:p text:style-name="P4">
Id: 22563475</text:p>
      <!--METADATA-->
      <text:p text:style-name="P4">
Russian forces conducting offensive actions at Lyman, Bakhmut, Avdiivka andMaryinka directions. Ukrainian military had 55 combat engagements with andRussian forces. Russian forces attempting to advance near Masutivka of Kharkivregion and Novoselivske and Stelmakhivka, Bilohorivka of Luhansk region,Bakhmut, Ivanivske, Maryinka, - General Staff of Armed Forces of Ukraine saysin the morning report</text:p>
      <text:p text:style-name="P4">
News Collection Link: <text:a xlink:type="simple" xlink:href="https://liveuamap.com/en/2023/17-may-russian-forces-conducting-offensive-actions-at-lyman" text:style-name="Internet_20_link" text:visited-style-name="Visited_20_Internet_20_Link">
https://liveuamap.com/en/2023/17-may-russian-forces-conducting-offensive-actions-at-lyman</text:a>
</text:p>
      <text:p text:style-name="P4">
News Source: <text:a xlink:type="simple" xlink:href="https://t.me/lumsrc/4816" text:style-name="Internet_20_link" text:visited-style-name="Visited_20_Internet_20_Link">
https://t.me/lumsrc/4816</text:a>
</text:p>
      <!--NEWS-->
      <text:h text:style-name="P10" text:outline-level="1">
<text:span text:style-name="T4">
In Reykjavik, at the summit of the Council of Europe, 43 states signed a declaration on the c...</text:span>
</text:h>
      <text:p text:style-name="P4">
Authors: liveuamap (Language: en)</text:p>
      <text:p text:style-name="P4">
Time: 2023-05-17T05:53:54</text:p>
      <text:p text:style-name="P4">
Location: Reykjavík (Latitude:64.14736 Longtitude:-21.9424)</text:p>
      <text:p text:style-name="P4">
Videos: []</text:p>
      <text:p text:style-name="P4">
Images: ["<text:a xlink:type="simple" xlink:href="https://liveuamap.com/pics/2023/05/17/22563489_0.jpg" text:style-name="Internet_20_link" text:visited-style-name="Visited_20_Internet_20_Link">
22563489_0.jpg</text:a>
", "<text:a xlink:type="simple" xlink:href="https://liveuamap.com/pics/2023/05/17/22563489_1.jpg" text:style-name="Internet_20_link" text:visited-style-name="Visited_20_Internet_20_Link">
22563489_1.jpg</text:a>
"]</text:p>
      <text:p text:style-name="P4">
Tags: []</text:p>
      <text:p text:style-name="P4">
Id: 22563489</text:p>
      <!--METADATA-->
      <text:p text:style-name="P4">
In Reykjavik, at the summit of the Council of Europe, 43 states signed adeclaration on the creation of a Register of Damages Caused by Russia'sAggression Against Ukraine</text:p>
      <text:p text:style-name="P4">
<draw:frame draw:style-name="fr1" draw:name="Image66" text:anchor-type="as-char" svg:width="6.9236in" svg:height="4.612849in" draw:z-index="0">
<draw:image xlink:href="../Images/liveuamap/2023-05-17T05-53-54/22563489_1.jpg" xlink:type="simple" xlink:show="embed" xlink:actuate="onLoad" draw:mime-type="image/jpeg"/>
</draw:frame>
News Collection Link: <text:a xlink:type="simple" xlink:href="https://liveuamap.com/en/2023/17-may-in-reykjavik-at-the-summit-of-the-council-of-europe" text:style-name="Internet_20_link" text:visited-style-name="Visited_20_Internet_20_Link">
https://liveuamap.com/en/2023/17-may-in-reykjavik-at-the-summit-of-the-council-of-europe</text:a>
</text:p>
      <text:p text:style-name="P4">
News Source: <text:a xlink:type="simple" xlink:href="https://t.me/channel24_ua/88636" text:style-name="Internet_20_link" text:visited-style-name="Visited_20_Internet_20_Link">
https://t.me/channel24_ua/88636</text:a>
</text:p>
      <!--NEWS-->
      <text:h text:style-name="P10" text:outline-level="1">
<text:span text:style-name="T4">
Kharkiv, Kharkiv region, Dnipro, Dnipropetrovsk region (12: Secondary School). Red Alrt: Aerial Tchretate. ...</text:span>
</text:h>
      <text:p text:style-name="P4">
Authors: liveuamap (Language: en)</text:p>
      <text:p text:style-name="P4">
Time: 2023-05-17T06:37:00</text:p>
      <text:p text:style-name="P4">
Location: Kharkiv (Latitude:49.98205 Longtitude:36.25223)</text:p>
      <text:p text:style-name="P4">
Videos: []</text:p>
      <text:p text:style-name="P4">
Images: []</text:p>
      <text:p text:style-name="P4">
Tags: ["Europe", "Central and Eastern Europe"]</text:p>
      <text:p text:style-name="P4">
Id: 22563492</text:p>
      <!--METADATA-->
      <text:p text:style-name="P4">
Kharkiv, Kharkiv region, Dnipro, Dnipropetrovsk region(12:36). Red Alert:aerial threat. Sirens sounding. Take cover now!</text:p>
      <text:p text:style-name="P4">
News Collection Link: <text:a xlink:type="simple" xlink:href="https://liveuamap.com/en/2023/17-may-kharkiv-kharkivska-oblast-dnipro-dniprg" text:style-name="Internet_20_link" text:visited-style-name="Visited_20_Internet_20_Link">
https://liveuamap.com/en/2023/17-may-kharkiv-kharkivska-oblast-dnipro-dniprg</text:a>
</text:p>
      <text:p text:style-name="P4">
News Source: <text:a xlink:type="simple" xlink:href="https://t.me/air_alert_ua/45666" text:style-name="Internet_20_link" text:visited-style-name="Visited_20_Internet_20_Link">
https://t.me/air_alert_ua/45666</text:a>
</text:p>
      <!--NEWS-->
      <text:h text:style-name="P10" text:outline-level="1">
<text:span text:style-name="T4">
Donetsk Oblast(12:45). Red Alert: aerial threat. Sirens sounding. Take cover now!</text:span>
</text:h>
      <text:p text:style-name="P4">
Authors: liveuamap (Language: en)</text:p>
      <text:p text:style-name="P4">
Time: 2023-05-17T06:46:00</text:p>
      <text:p text:style-name="P4">
Location: Donetsk Oblast (Latitude:48.72658 Longtitude:37.57865)</text:p>
      <text:p text:style-name="P4">
Videos: []</text:p>
      <text:p text:style-name="P4">
Images: []</text:p>
      <text:p text:style-name="P4">
Tags: ["Europe", "Central and Eastern Europe"]</text:p>
      <text:p text:style-name="P4">
Id: 22563493</text:p>
      <!--METADATA-->
      <text:p text:style-name="P4">
Donetsk Oblast(12:45). Red Alert: aerial threat. Sirens sounding. Take covernow!</text:p>
      <text:p text:style-name="P4">
News Collection Link: <text:a xlink:type="simple" xlink:href="https://liveuamap.com/en/2023/17-may-donetsk-oblast1245-red-alert-aerial-thg" text:style-name="Internet_20_link" text:visited-style-name="Visited_20_Internet_20_Link">
https://liveuamap.com/en/2023/17-may-donetsk-oblast1245-red-alert-aerial-thg</text:a>
</text:p>
      <text:p text:style-name="P4">
News Source: <text:a xlink:type="simple" xlink:href="https://t.me/air_alert_ua/45667" text:style-name="Internet_20_link" text:visited-style-name="Visited_20_Internet_20_Link">
https://t.me/air_alert_ua/45667</text:a>
</text:p>
      <!--NEWS-->
      <text:h text:style-name="P10" text:outline-level="1">
<text:span text:style-name="T4">
Kirovohradska Oblast(13:18). Red Alert: aerial threat. Sirens sounding. Take cover now!</text:span>
</text:h>
      <text:p text:style-name="P4">
Authors: liveuamap (Language: en)</text:p>
      <text:p text:style-name="P4">
Time: 2023-05-17T07:19:00</text:p>
      <text:p text:style-name="P4">
Location: Kirovohradska Oblast (Latitude:48.50000000 Longtitude:32.00000000)</text:p>
      <text:p text:style-name="P4">
Videos: []</text:p>
      <text:p text:style-name="P4">
Images: []</text:p>
      <text:p text:style-name="P4">
Tags: ["Europe", "Central and Eastern Europe"]</text:p>
      <text:p text:style-name="P4">
Id: 22563494</text:p>
      <!--METADATA-->
      <text:p text:style-name="P4">
Kirovohrad region(13:18). Red Alert: aerial threat. Sirens sounding. Takecover now!</text:p>
      <text:p text:style-name="P4">
News Collection Link: <text:a xlink:type="simple" xlink:href="https://liveuamap.com/en/2023/17-may-kirovohradska-oblast1318-red-alert-aerg" text:style-name="Internet_20_link" text:visited-style-name="Visited_20_Internet_20_Link">
https://liveuamap.com/en/2023/17-may-kirovohradska-oblast1318-red-alert-aerg</text:a>
</text:p>
      <text:p text:style-name="P4">
News Source: <text:a xlink:type="simple" xlink:href="https://t.me/air_alert_ua/45670" text:style-name="Internet_20_link" text:visited-style-name="Visited_20_Internet_20_Link">
https://t.me/air_alert_ua/45670</text:a>
</text:p>
      <!--NEWS-->
      <text:h text:style-name="P10" text:outline-level="1">
<text:span text:style-name="T4">
Poltavska Oblast(13:19). Red Alert: aerial threat. Sirens sounding. Take cover now!</text:span>
</text:h>
      <text:p text:style-name="P4">
Authors: liveuamap (Language: en)</text:p>
      <text:p text:style-name="P4">
Time: 2023-05-17T07:20:00</text:p>
      <text:p text:style-name="P4">
Location: Poltavska Oblast (Latitude:49.4765 Longtitude:33.81924)</text:p>
      <text:p text:style-name="P4">
Videos: []</text:p>
      <text:p text:style-name="P4">
Images: []</text:p>
      <text:p text:style-name="P4">
Tags: ["Europe", "Central and Eastern Europe"]</text:p>
      <text:p text:style-name="P4">
Id: 22563497</text:p>
      <!--METADATA-->
      <text:p text:style-name="P4">
Poltava(13:19). Red Alert: aerial threat. Sirens sounding. Take covernow!</text:p>
      <text:p text:style-name="P4">
News Collection Link: <text:a xlink:type="simple" xlink:href="https://liveuamap.com/en/2023/17-may-poltavska-oblast1319-red-alert-aerial-g" text:style-name="Internet_20_link" text:visited-style-name="Visited_20_Internet_20_Link">
https://liveuamap.com/en/2023/17-may-poltavska-oblast1319-red-alert-aerial-g</text:a>
</text:p>
      <text:p text:style-name="P4">
News Source: <text:a xlink:type="simple" xlink:href="https://t.me/suspilnepoltava/11189" text:style-name="Internet_20_link" text:visited-style-name="Visited_20_Internet_20_Link">
https://t.me/suspilnepoltava/11189</text:a>
</text:p>
      <!--NEWS-->
      <text:h text:style-name="P10" text:outline-level="1">
<text:span text:style-name="T4">
Sumska Oblast(13:22). Red Alert: aerial threat. Sirens sounding. Take cover now!</text:span>
</text:h>
      <text:p text:style-name="P4">
Authors: liveuamap (Language: en)</text:p>
      <text:p text:style-name="P4">
Time: 2023-05-17T07:24:00</text:p>
      <text:p text:style-name="P4">
Location: Sumska Oblast (Latitude:51.00000000 Longtitude:34.00000000)</text:p>
      <text:p text:style-name="P4">
Videos: []</text:p>
      <text:p text:style-name="P4">
Images: []</text:p>
      <text:p text:style-name="P4">
Tags: ["Europe", "Central and Eastern Europe"]</text:p>
      <text:p text:style-name="P4">
Id: 22563498</text:p>
      <!--METADATA-->
      <text:p text:style-name="P4">
Sumy region(13:22). Red Alert: aerial threat. Sirens sounding. Take covernow!</text:p>
      <text:p text:style-name="P4">
News Collection Link: <text:a xlink:type="simple" xlink:href="https://liveuamap.com/en/2023/17-may-sumska-oblast1322-red-alert-aerial-thrg" text:style-name="Internet_20_link" text:visited-style-name="Visited_20_Internet_20_Link">
https://liveuamap.com/en/2023/17-may-sumska-oblast1322-red-alert-aerial-thrg</text:a>
</text:p>
      <text:p text:style-name="P4">
News Source: <text:a xlink:type="simple" xlink:href="https://t.me/air_alert_ua/45678" text:style-name="Internet_20_link" text:visited-style-name="Visited_20_Internet_20_Link">
https://t.me/air_alert_ua/45678</text:a>
</text:p>
      <!--NEWS-->
      <text:h text:style-name="P10" text:outline-level="1">
<text:span text:style-name="T4">
Dnipro, Dnipropetrovsk region, Kharkiv, Kharkiv region (13:19). Red Alrt: Aerial Tchretate. ...</text:span>
</text:h>
      <text:p text:style-name="P4">
Authors: liveuamap (Language: en)</text:p>
      <text:p text:style-name="P4">
Time: 2023-05-17T07:27:00</text:p>
      <text:p text:style-name="P4">
Location: Dnipro (Latitude:48.45979 Longtitude:35.0381)</text:p>
      <text:p text:style-name="P4">
Videos: []</text:p>
      <text:p text:style-name="P4">
Images: []</text:p>
      <text:p text:style-name="P4">
Tags: ["Europe", "Central and Eastern Europe"]</text:p>
      <text:p text:style-name="P4">
Id: 22563499</text:p>
      <!--METADATA-->
      <text:p text:style-name="P4">
Dnipro, Dnipropetrovsk region, Kharkiv, Kharkiv region(13:19). Red Alert:aerial threat. Sirens sounding. Take cover now!</text:p>
      <text:p text:style-name="P4">
News Collection Link: <text:a xlink:type="simple" xlink:href="https://liveuamap.com/en/2023/17-may-dnipro-dnipropetrovska-oblast-kharkiv-g" text:style-name="Internet_20_link" text:visited-style-name="Visited_20_Internet_20_Link">
https://liveuamap.com/en/2023/17-may-dnipro-dnipropetrovska-oblast-kharkiv-g</text:a>
</text:p>
      <text:p text:style-name="P4">
News Source: <text:a xlink:type="simple" xlink:href="https://t.me/air_alert_ua/45673" text:style-name="Internet_20_link" text:visited-style-name="Visited_20_Internet_20_Link">
https://t.me/air_alert_ua/45673</text:a>
</text:p>
      <!--NEWS-->
      <text:h text:style-name="P10" text:outline-level="1">
<text:span text:style-name="T4">
Zaporizka Oblast(14:06). Red Alert: aerial threat. Sirens sounding. Take cover now!</text:span>
</text:h>
      <text:p text:style-name="P4">
Authors: liveuamap (Language: en)</text:p>
      <text:p text:style-name="P4">
Time: 2023-05-17T08:10:00</text:p>
      <text:p text:style-name="P4">
Location: Zaporizka Oblast (Latitude:47.612411 Longtitude:35.765191)</text:p>
      <text:p text:style-name="P4">
Videos: []</text:p>
      <text:p text:style-name="P4">
Images: []</text:p>
      <text:p text:style-name="P4">
Tags: ["Europe", "Central and Eastern Europe"]</text:p>
      <text:p text:style-name="P4">
Id: 22563500</text:p>
      <!--METADATA-->
      <text:p text:style-name="P4">
Zaporizhzhia region(14:06). Red Alert: aerial threat. Sirens sounding. Take covernow!</text:p>
      <text:p text:style-name="P4">
News Collection Link: <text:a xlink:type="simple" xlink:href="https://liveuamap.com/en/2023/17-may-zaporizka-oblast1406-red-alert-aerial-g" text:style-name="Internet_20_link" text:visited-style-name="Visited_20_Internet_20_Link">
https://liveuamap.com/en/2023/17-may-zaporizka-oblast1406-red-alert-aerial-g</text:a>
</text:p>
      <text:p text:style-name="P4">
News Source: <text:a xlink:type="simple" xlink:href="https://t.me/air_alert_ua/45687" text:style-name="Internet_20_link" text:visited-style-name="Visited_20_Internet_20_Link">
https://t.me/air_alert_ua/45687</text:a>
</text:p>
      <!--NEWS-->
      <text:h text:style-name="P10" text:outline-level="1">
<text:span text:style-name="T4">
Kherson, Khersonska Oblast(14:23). Red Alert: aerial threat. Sirens sounding. Take cover now!</text:span>
</text:h>
      <text:p text:style-name="P4">
Authors: liveuamap (Language: en)</text:p>
      <text:p text:style-name="P4">
Time: 2023-05-17T08:25:00</text:p>
      <text:p text:style-name="P4">
Location: Kherson (Latitude:46.65541 Longtitude:32.61848)</text:p>
      <text:p text:style-name="P4">
Videos: []</text:p>
      <text:p text:style-name="P4">
Images: []</text:p>
      <text:p text:style-name="P4">
Tags: ["Europe", "Central and Eastern Europe"]</text:p>
      <text:p text:style-name="P4">
Id: 22563501</text:p>
      <!--METADATA-->
      <text:p text:style-name="P4">
Kherson, Kherson region(14:23). Red Alert: aerial threat. Sirens sounding.Take cover now!</text:p>
      <text:p text:style-name="P4">
News Collection Link: <text:a xlink:type="simple" xlink:href="https://liveuamap.com/en/2023/17-may-kherson-khersonska-oblast1423-red-alerg" text:style-name="Internet_20_link" text:visited-style-name="Visited_20_Internet_20_Link">
https://liveuamap.com/en/2023/17-may-kherson-khersonska-oblast1423-red-alerg</text:a>
</text:p>
      <text:p text:style-name="P4">
News Source: <text:a xlink:type="simple" xlink:href="https://t.me/air_alert_ua/45689" text:style-name="Internet_20_link" text:visited-style-name="Visited_20_Internet_20_Link">
https://t.me/air_alert_ua/45689</text:a>
</text:p>
      <!--NEWS-->
      <text:h text:style-name="P10" text:outline-level="1">
<text:span text:style-name="T4">
1 child killed as result of shelling in Zelenivka village of Kherson region, 2 more person wo...</text:span>
</text:h>
      <text:p text:style-name="P4">
Authors: liveuamap (Language: en)</text:p>
      <text:p text:style-name="P4">
Time: 2023-05-17T09:48:44</text:p>
      <text:p text:style-name="P4">
Location: Kharkiv, Kharkiv Oblast (Latitude:46.71536 Longtitude:32.64313)</text:p>
      <text:p text:style-name="P4">
Videos: []</text:p>
      <text:p text:style-name="P4">
Images: []</text:p>
      <text:p text:style-name="P4">
Tags: ["Europe", "Central and Eastern Europe"]</text:p>
      <text:p text:style-name="P4">
Id: 22563502</text:p>
      <!--METADATA-->
      <text:p text:style-name="P4">
1 child killed as result of shelling in Zelenivka village of Kherson region, 2more person wounded</text:p>
      <text:p text:style-name="P4">
News Collection Link: <text:a xlink:type="simple" xlink:href="https://liveuamap.com/en/2023/17-may-1-child-killed-as-result-of-shelling-in-zelenivka" text:style-name="Internet_20_link" text:visited-style-name="Visited_20_Internet_20_Link">
https://liveuamap.com/en/2023/17-may-1-child-killed-as-result-of-shelling-in-zelenivka</text:a>
</text:p>
      <text:p text:style-name="P4">
News Source: <text:a xlink:type="simple" xlink:href="https://t.me/suspilnenews/20825" text:style-name="Internet_20_link" text:visited-style-name="Visited_20_Internet_20_Link">
https://t.me/suspilnenews/20825</text:a>
</text:p>
      <!--NEWS-->
      <text:h text:style-name="P10" text:outline-level="1">
<text:span text:style-name="T4">
Donetsk Oblast(15:50). Red Alert: aerial threat. Sirens sounding. Take cover now!</text:span>
</text:h>
      <text:p text:style-name="P4">
Authors: liveuamap (Language: en)</text:p>
      <text:p text:style-name="P4">
Time: 2023-05-17T09:53:00</text:p>
      <text:p text:style-name="P4">
Location: Donetsk Oblast (Latitude:48.72811 Longtitude:37.57719)</text:p>
      <text:p text:style-name="P4">
Videos: []</text:p>
      <text:p text:style-name="P4">
Images: []</text:p>
      <text:p text:style-name="P4">
Tags: ["Europe", "Central and Eastern Europe"]</text:p>
      <text:p text:style-name="P4">
Id: 22563503</text:p>
      <!--METADATA-->
      <text:p text:style-name="P4">
Donetsk Oblast(15:50). Red Alert: aerial threat. Sirens sounding. Take covernow!</text:p>
      <text:p text:style-name="P4">
News Collection Link: <text:a xlink:type="simple" xlink:href="https://liveuamap.com/en/2023/17-may-donetsk-oblast1550-red-alert-aerial-thg" text:style-name="Internet_20_link" text:visited-style-name="Visited_20_Internet_20_Link">
https://liveuamap.com/en/2023/17-may-donetsk-oblast1550-red-alert-aerial-thg</text:a>
</text:p>
      <text:p text:style-name="P4">
News Source: <text:a xlink:type="simple" xlink:href="https://t.me/air_alert_ua/45693" text:style-name="Internet_20_link" text:visited-style-name="Visited_20_Internet_20_Link">
https://t.me/air_alert_ua/45693</text:a>
</text:p>
      <!--NEWS-->
      <text:h text:style-name="P10" text:outline-level="1">
<text:span text:style-name="T4">
Damage to a Patriot air defense system following a Russian missile attack near Kyiv is minima...</text:span>
</text:h>
      <text:p text:style-name="P4">
Authors: liveuamap (Language: en)</text:p>
      <text:p text:style-name="P4">
Time: 2023-05-17T09:56:32</text:p>
      <text:p text:style-name="P4">
Location: Kyiv, Kyiv city (Latitude:50.45018 Longtitude:30.56105)</text:p>
      <text:p text:style-name="P4">
Videos: []</text:p>
      <text:p text:style-name="P4">
Images: []</text:p>
      <text:p text:style-name="P4">
Tags: ["Russia", "Europe"]</text:p>
      <text:p text:style-name="P4">
Id: 22563505</text:p>
      <!--METADATA-->
      <text:p text:style-name="P4">
Damage to a Patriot air defense system following a Russian missile attack nearKyiv is minimal, three US officials tell CNN. US sent inspectors to examinethe system on Tuesday and system itself remains functional, the officials said</text:p>
      <text:p text:style-name="P4">
News Collection Link: <text:a xlink:type="simple" xlink:href="https://liveuamap.com/en/2023/17-may-damage-to-a-patriot-air-defense-system-following-a" text:style-name="Internet_20_link" text:visited-style-name="Visited_20_Internet_20_Link">
https://liveuamap.com/en/2023/17-may-damage-to-a-patriot-air-defense-system-following-a</text:a>
</text:p>
      <text:p text:style-name="P4">
News Source: <text:a xlink:type="simple" xlink:href="https://twitter.com/jimsciutto/status/1658828384602865667" text:style-name="Internet_20_link" text:visited-style-name="Visited_20_Internet_20_Link">
https://twitter.com/jimsciutto/status/1658828384602865667</text:a>
</text:p>
      <!--NEWS-->
      <text:h text:style-name="P10" text:outline-level="1">
<text:span text:style-name="T4">
Erdogan: With the efforts of our country it was decided to extend the Black Sea Grain Corrido...</text:span>
</text:h>
      <text:p text:style-name="P4">
Authors: liveuamap (Language: en)</text:p>
      <text:p text:style-name="P4">
Time: 2023-05-17T10:17:28</text:p>
      <text:p text:style-name="P4">
Location: Ankara (Latitude:39.92948 Longtitude:32.79642)</text:p>
      <text:p text:style-name="P4">
Videos: []</text:p>
      <text:p text:style-name="P4">
Images: []</text:p>
      <text:p text:style-name="P4">
Tags: ["Turkey", "Russia"]</text:p>
      <text:p text:style-name="P4">
Id: 22563507</text:p>
      <!--METADATA-->
      <text:p text:style-name="P4">
Erdogan: With the efforts of our country it was decided to extend the BlackSea Grain Corridor Agreement for another 2 months, also agreed Russia will notprevent the exit of Turkish ships in Mykolaiv and Olvia Ports</text:p>
      <text:p text:style-name="P4">
News Collection Link: <text:a xlink:type="simple" xlink:href="https://liveuamap.com/en/2023/17-may-erdogan-with-the-efforts-of-our-country-it-was-decided" text:style-name="Internet_20_link" text:visited-style-name="Visited_20_Internet_20_Link">
https://liveuamap.com/en/2023/17-may-erdogan-with-the-efforts-of-our-country-it-was-decided</text:a>
</text:p>
      <text:p text:style-name="P4">
News Source: <text:a xlink:type="simple" xlink:href="https://twitter.com/RTErdogan/status/1658836616855666689" text:style-name="Internet_20_link" text:visited-style-name="Visited_20_Internet_20_Link">
https://twitter.com/RTErdogan/status/1658836616855666689</text:a>
</text:p>
      <!--NEWS-->
      <text:h text:style-name="P10" text:outline-level="1">
<text:span text:style-name="T4">
Russian Foreign Ministry confirms extension of Black Sea Grain agreement</text:span>
</text:h>
      <text:p text:style-name="P4">
Authors: liveuamap (Language: en)</text:p>
      <text:p text:style-name="P4">
Time: 2023-05-17T11:06:53</text:p>
      <text:p text:style-name="P4">
Location: Moskva, Moscow (Latitude:55.74489 Longtitude:37.58389)</text:p>
      <text:p text:style-name="P4">
Videos: []</text:p>
      <text:p text:style-name="P4">
Images: []</text:p>
      <text:p text:style-name="P4">
Tags: ["Russia", "Trade Wars"]</text:p>
      <text:p text:style-name="P4">
Id: 22563508</text:p>
      <!--METADATA-->
      <text:p text:style-name="P4">
Russian Foreign Ministry confirms extension of Black Sea Grain agreement</text:p>
      <text:p text:style-name="P4">
News Collection Link: <text:a xlink:type="simple" xlink:href="https://liveuamap.com/en/2023/17-may-russian-foreign-ministry-confirms-extension-of-black" text:style-name="Internet_20_link" text:visited-style-name="Visited_20_Internet_20_Link">
https://liveuamap.com/en/2023/17-may-russian-foreign-ministry-confirms-extension-of-black</text:a>
</text:p>
      <text:p text:style-name="P4">
News Source: <text:a xlink:type="simple" xlink:href="https://t.me/rusbrief/117987" text:style-name="Internet_20_link" text:visited-style-name="Visited_20_Internet_20_Link">
https://t.me/rusbrief/117987</text:a>
</text:p>
      <!--NEWS-->
      <text:h text:style-name="P10" text:outline-level="1">
<text:span text:style-name="T4">
Donetsk Oblast(17:32). Red Alert: aerial threat. Sirens sounding. Take cover now!</text:span>
</text:h>
      <text:p text:style-name="P4">
Authors: liveuamap (Language: en)</text:p>
      <text:p text:style-name="P4">
Time: 2023-05-17T11:33:00</text:p>
      <text:p text:style-name="P4">
Location: Donetsk Oblast (Latitude:48.72766 Longtitude:37.57933)</text:p>
      <text:p text:style-name="P4">
Videos: []</text:p>
      <text:p text:style-name="P4">
Images: []</text:p>
      <text:p text:style-name="P4">
Tags: ["Europe", "Central and Eastern Europe"]</text:p>
      <text:p text:style-name="P4">
Id: 22563509</text:p>
      <!--METADATA-->
      <text:p text:style-name="P4">
Donetsk Oblast(17:32). Red Alert: aerial threat. Sirens sounding. Take covernow!</text:p>
      <text:p text:style-name="P4">
News Collection Link: <text:a xlink:type="simple" xlink:href="https://liveuamap.com/en/2023/17-may-donetsk-oblast1732-red-alert-aerial-thg" text:style-name="Internet_20_link" text:visited-style-name="Visited_20_Internet_20_Link">
https://liveuamap.com/en/2023/17-may-donetsk-oblast1732-red-alert-aerial-thg</text:a>
</text:p>
      <text:p text:style-name="P4">
News Source: <text:a xlink:type="simple" xlink:href="https://t.me/air_alert_ua/45695" text:style-name="Internet_20_link" text:visited-style-name="Visited_20_Internet_20_Link">
https://t.me/air_alert_ua/45695</text:a>
</text:p>
      <!--NEWS-->
      <text:h text:style-name="P10" text:outline-level="1">
<text:span text:style-name="T4">
Poltavska Oblast(18:30). Red Alert: aerial threat. Sirens sounding. Take cover now!</text:span>
</text:h>
      <text:p text:style-name="P4">
Authors: liveuamap (Language: en)</text:p>
      <text:p text:style-name="P4">
Time: 2023-05-17T12:31:00</text:p>
      <text:p text:style-name="P4">
Location: Poltavska Oblast (Latitude:49.47599 Longtitude:33.8196)</text:p>
      <text:p text:style-name="P4">
Videos: []</text:p>
      <text:p text:style-name="P4">
Images: []</text:p>
      <text:p text:style-name="P4">
Tags: ["Europe", "Central and Eastern Europe"]</text:p>
      <text:p text:style-name="P4">
Id: 22563511</text:p>
      <!--METADATA-->
      <text:p text:style-name="P4">
Poltava(18:30). Red Alert: aerial threat. Sirens sounding. Take covernow!</text:p>
      <text:p text:style-name="P4">
News Collection Link: <text:a xlink:type="simple" xlink:href="https://liveuamap.com/en/2023/17-may-poltavska-oblast1830-red-alert-aerial-g" text:style-name="Internet_20_link" text:visited-style-name="Visited_20_Internet_20_Link">
https://liveuamap.com/en/2023/17-may-poltavska-oblast1830-red-alert-aerial-g</text:a>
</text:p>
      <text:p text:style-name="P4">
News Source: <text:a xlink:type="simple" xlink:href="https://t.me/suspilnepoltava/11197" text:style-name="Internet_20_link" text:visited-style-name="Visited_20_Internet_20_Link">
https://t.me/suspilnepoltava/11197</text:a>
</text:p>
      <!--NEWS-->
      <text:h text:style-name="P10" text:outline-level="1">
<text:span text:style-name="T4">
Dnipro, Dnipropetrovska Oblast(18:30). Red Alert: aerial threat. Sirens sounding. Take cover ...</text:span>
</text:h>
      <text:p text:style-name="P4">
Authors: liveuamap (Language: en)</text:p>
      <text:p text:style-name="P4">
Time: 2023-05-17T12:32:00</text:p>
      <text:p text:style-name="P4">
Location: Dnipro (Latitude:48.45883 Longtitude:35.0376)</text:p>
      <text:p text:style-name="P4">
Videos: []</text:p>
      <text:p text:style-name="P4">
Images: []</text:p>
      <text:p text:style-name="P4">
Tags: ["Europe", "Central and Eastern Europe"]</text:p>
      <text:p text:style-name="P4">
Id: 22563512</text:p>
      <!--METADATA-->
      <text:p text:style-name="P4">
Dnipro, Dnipropetrovsk region(18:30). Red Alert: aerial threat. Sirenssounding. Take cover now!</text:p>
      <text:p text:style-name="P4">
News Collection Link: <text:a xlink:type="simple" xlink:href="https://liveuamap.com/en/2023/17-may-dnipro-dnipropetrovska-oblast1830-red-g" text:style-name="Internet_20_link" text:visited-style-name="Visited_20_Internet_20_Link">
https://liveuamap.com/en/2023/17-may-dnipro-dnipropetrovska-oblast1830-red-g</text:a>
</text:p>
      <text:p text:style-name="P4">
News Source: <text:a xlink:type="simple" xlink:href="https://t.me/air_alert_ua/45698" text:style-name="Internet_20_link" text:visited-style-name="Visited_20_Internet_20_Link">
https://t.me/air_alert_ua/45698</text:a>
</text:p>
      <!--NEWS-->
      <text:h text:style-name="P10" text:outline-level="1">
<text:span text:style-name="T4">
Explosions were reported in Luhansk</text:span>
</text:h>
      <text:p text:style-name="P4">
Authors: liveuamap (Language: en)</text:p>
      <text:p text:style-name="P4">
Time: 2023-05-17T13:34:49</text:p>
      <text:p text:style-name="P4">
Location: Luhans'k, Luhans'ka oblast (Latitude:48.55093 Longtitude:39.29089)</text:p>
      <text:p text:style-name="P4">
Videos: []</text:p>
      <text:p text:style-name="P4">
Images: ["<text:a xlink:type="simple" xlink:href="https://liveuamap.com/pics/2023/05/17/22563558_0.jpg" text:style-name="Internet_20_link" text:visited-style-name="Visited_20_Internet_20_Link">
22563558_0.jpg</text:a>
", "<text:a xlink:type="simple" xlink:href="https://liveuamap.com/pics/2023/05/17/22563558_1.jpg" text:style-name="Internet_20_link" text:visited-style-name="Visited_20_Internet_20_Link">
22563558_1.jpg</text:a>
"]</text:p>
      <text:p text:style-name="P4">
Tags: []</text:p>
      <text:p text:style-name="P4">
Id: 22563558</text:p>
      <!--METADATA-->
      <text:p text:style-name="P4">
Explosions were reported in Luhansk</text:p>
      <text:p text:style-name="P4">
<draw:frame draw:style-name="fr1" draw:name="Image67" text:anchor-type="as-char" svg:width="6.9236in" svg:height="3.704126in" draw:z-index="0">
<draw:image xlink:href="../Images/liveuamap/2023-05-17T13-34-49/22563558_0.jpg" xlink:type="simple" xlink:show="embed" xlink:actuate="onLoad" draw:mime-type="image/jpeg"/>
</draw:frame>
<draw:frame draw:style-name="fr1" draw:name="Image68" text:anchor-type="as-char" svg:width="6.9236in" svg:height="3.90318in" draw:z-index="0">
<draw:image xlink:href="../Images/liveuamap/2023-05-17T13-34-49/22563558_1.jpg" xlink:type="simple" xlink:show="embed" xlink:actuate="onLoad" draw:mime-type="image/jpeg"/>
</draw:frame>
News Collection Link: <text:a xlink:type="simple" xlink:href="https://liveuamap.com/en/2023/17-may-explosions-were-reported-in-luhansk" text:style-name="Internet_20_link" text:visited-style-name="Visited_20_Internet_20_Link">
https://liveuamap.com/en/2023/17-may-explosions-were-reported-in-luhansk</text:a>
</text:p>
      <text:p text:style-name="P4">
News Source: <text:a xlink:type="simple" xlink:href="https://t.me/Donbas_Operativniy/39518" text:style-name="Internet_20_link" text:visited-style-name="Visited_20_Internet_20_Link">
https://t.me/Donbas_Operativniy/39518</text:a>
</text:p>
      <!--NEWS-->
      <text:h text:style-name="P10" text:outline-level="1">
<text:span text:style-name="T4">
Poltavska Oblast(19:41). Red Alert: aerial threat. Sirens sounding. Take cover now!</text:span>
</text:h>
      <text:p text:style-name="P4">
Authors: liveuamap (Language: en)</text:p>
      <text:p text:style-name="P4">
Time: 2023-05-17T13:41:00</text:p>
      <text:p text:style-name="P4">
Location: Poltavska Oblast (Latitude:49.47825 Longtitude:33.8182)</text:p>
      <text:p text:style-name="P4">
Videos: []</text:p>
      <text:p text:style-name="P4">
Images: []</text:p>
      <text:p text:style-name="P4">
Tags: ["Europe", "Central and Eastern Europe"]</text:p>
      <text:p text:style-name="P4">
Id: 22563560</text:p>
      <!--METADATA-->
      <text:p text:style-name="P4">
Poltava(19:41). Red Alert: aerial threat. Sirens sounding. Take covernow!</text:p>
      <text:p text:style-name="P4">
News Collection Link: <text:a xlink:type="simple" xlink:href="https://liveuamap.com/en/2023/17-may-poltavska-oblast1941-red-alert-aerial-g" text:style-name="Internet_20_link" text:visited-style-name="Visited_20_Internet_20_Link">
https://liveuamap.com/en/2023/17-may-poltavska-oblast1941-red-alert-aerial-g</text:a>
</text:p>
      <text:p text:style-name="P4">
News Source: <text:a xlink:type="simple" xlink:href="https://t.me/suspilnepoltava/11200" text:style-name="Internet_20_link" text:visited-style-name="Visited_20_Internet_20_Link">
https://t.me/suspilnepoltava/11200</text:a>
</text:p>
      <!--NEWS-->
      <text:h text:style-name="P10" text:outline-level="1">
<text:span text:style-name="T4">
Donetsk Oblast, Kirovohradska Oblast(19:41). Red Alert: aerial threat. Sirens sounding. Take ...</text:span>
</text:h>
      <text:p text:style-name="P4">
Authors: liveuamap (Language: en)</text:p>
      <text:p text:style-name="P4">
Time: 2023-05-17T13:42:00</text:p>
      <text:p text:style-name="P4">
Location: Donetsk Oblast (Latitude:48.72679 Longtitude:37.57933)</text:p>
      <text:p text:style-name="P4">
Videos: []</text:p>
      <text:p text:style-name="P4">
Images: []</text:p>
      <text:p text:style-name="P4">
Tags: ["Europe", "Central and Eastern Europe"]</text:p>
      <text:p text:style-name="P4">
Id: 22563561</text:p>
      <!--METADATA-->
      <text:p text:style-name="P4">
Donetsk region, Kirovohrad region(19:41). Red Alert: aerial threat. Sirenssounding. Take cover now!</text:p>
      <text:p text:style-name="P4">
News Collection Link: <text:a xlink:type="simple" xlink:href="https://liveuamap.com/en/2023/17-may-donetsk-oblast-kirovohradska-oblast194g" text:style-name="Internet_20_link" text:visited-style-name="Visited_20_Internet_20_Link">
https://liveuamap.com/en/2023/17-may-donetsk-oblast-kirovohradska-oblast194g</text:a>
</text:p>
      <text:p text:style-name="P4">
News Source: <text:a xlink:type="simple" xlink:href="https://t.me/air_alert_ua/45706" text:style-name="Internet_20_link" text:visited-style-name="Visited_20_Internet_20_Link">
https://t.me/air_alert_ua/45706</text:a>
</text:p>
      <!--NEWS-->
      <text:h text:style-name="P10" text:outline-level="1">
<text:span text:style-name="T4">
Dnipro, Dnipropetrovska Oblast(19:43). Red Alert: aerial threat. Sirens sounding. Take cover ...</text:span>
</text:h>
      <text:p text:style-name="P4">
Authors: liveuamap (Language: en)</text:p>
      <text:p text:style-name="P4">
Time: 2023-05-17T13:45:00</text:p>
      <text:p text:style-name="P4">
Location: Dnipro (Latitude:48.4603 Longtitude:35.03913)</text:p>
      <text:p text:style-name="P4">
Videos: []</text:p>
      <text:p text:style-name="P4">
Images: []</text:p>
      <text:p text:style-name="P4">
Tags: ["Europe", "Central and Eastern Europe"]</text:p>
      <text:p text:style-name="P4">
Id: 22563562</text:p>
      <!--METADATA-->
      <text:p text:style-name="P4">
Dnipro, Dnipropetrovsk region(19:43). Red Alert: aerial threat. Sirenssounding. Take cover now!</text:p>
      <text:p text:style-name="P4">
News Collection Link: <text:a xlink:type="simple" xlink:href="https://liveuamap.com/en/2023/17-may-dnipro-dnipropetrovska-oblast1943-red-g" text:style-name="Internet_20_link" text:visited-style-name="Visited_20_Internet_20_Link">
https://liveuamap.com/en/2023/17-may-dnipro-dnipropetrovska-oblast1943-red-g</text:a>
</text:p>
      <text:p text:style-name="P4">
News Source: <text:a xlink:type="simple" xlink:href="https://t.me/air_alert_ua/45707" text:style-name="Internet_20_link" text:visited-style-name="Visited_20_Internet_20_Link">
https://t.me/air_alert_ua/45707</text:a>
</text:p>
      <!--NEWS-->
      <text:h text:style-name="P10" text:outline-level="1">
<text:span text:style-name="T4">
Donetsk Oblast(20:31). Red Alert: aerial threat. Sirens sounding. Take cover now!</text:span>
</text:h>
      <text:p text:style-name="P4">
Authors: liveuamap (Language: en)</text:p>
      <text:p text:style-name="P4">
Time: 2023-05-17T14:33:00</text:p>
      <text:p text:style-name="P4">
Location: Donetsk Oblast (Latitude:48.72719 Longtitude:37.57893)</text:p>
      <text:p text:style-name="P4">
Videos: []</text:p>
      <text:p text:style-name="P4">
Images: []</text:p>
      <text:p text:style-name="P4">
Tags: ["Europe", "Central and Eastern Europe"]</text:p>
      <text:p text:style-name="P4">
Id: 22563570</text:p>
      <!--METADATA-->
      <text:p text:style-name="P4">
Donetsk Oblast(20:31). Red Alert: aerial threat. Sirens sounding. Take covernow!</text:p>
      <text:p text:style-name="P4">
News Collection Link: <text:a xlink:type="simple" xlink:href="https://liveuamap.com/en/2023/17-may-donetsk-oblast2031-red-alert-aerial-thg" text:style-name="Internet_20_link" text:visited-style-name="Visited_20_Internet_20_Link">
https://liveuamap.com/en/2023/17-may-donetsk-oblast2031-red-alert-aerial-thg</text:a>
</text:p>
      <text:p text:style-name="P4">
News Source: <text:a xlink:type="simple" xlink:href="https://t.me/air_alert_ua/45712" text:style-name="Internet_20_link" text:visited-style-name="Visited_20_Internet_20_Link">
https://t.me/air_alert_ua/45712</text:a>
</text:p>
      <!--NEWS-->
      <text:h text:style-name="P10" text:outline-level="1">
<text:span text:style-name="T4">
Mykolaiv, Mykolaiv region, Kharkiv, Kharkiv region, Kherson, Kherson region (20:52) ....</text:span>
</text:h>
      <text:p text:style-name="P4">
Authors: liveuamap (Language: en)</text:p>
      <text:p text:style-name="P4">
Time: 2023-05-17T14:52:00</text:p>
      <text:p text:style-name="P4">
Location: Mykolaiv (Latitude:46.94866 Longtitude:32.00639)</text:p>
      <text:p text:style-name="P4">
Videos: []</text:p>
      <text:p text:style-name="P4">
Images: []</text:p>
      <text:p text:style-name="P4">
Tags: ["Europe", "Central and Eastern Europe"]</text:p>
      <text:p text:style-name="P4">
Id: 22563575</text:p>
      <!--METADATA-->
      <text:p text:style-name="P4">
Nikolaev, Mykolaiv region, Kharkiv, Kharkiv region, Kherson, Khersonska region(20:52). Red Alert: aerial threat. Sirens sounding. Take cover now!</text:p>
      <text:p text:style-name="P4">
News Collection Link: <text:a xlink:type="simple" xlink:href="https://liveuamap.com/en/2023/17-may-mykolaiv-mykolayivska-oblast-kharkiv-kg" text:style-name="Internet_20_link" text:visited-style-name="Visited_20_Internet_20_Link">
https://liveuamap.com/en/2023/17-may-mykolaiv-mykolayivska-oblast-kharkiv-kg</text:a>
</text:p>
      <text:p text:style-name="P4">
News Source: <text:a xlink:type="simple" xlink:href="https://t.me/air_alert_ua/45717" text:style-name="Internet_20_link" text:visited-style-name="Visited_20_Internet_20_Link">
https://t.me/air_alert_ua/45717</text:a>
</text:p>
      <!--NEWS-->
      <text:h text:style-name="P10" text:outline-level="1">
<text:span text:style-name="T4">
Explosions reported in Odesa</text:span>
</text:h>
      <text:p text:style-name="P4">
Authors: liveuamap (Language: en)</text:p>
      <text:p text:style-name="P4">
Time: 2023-05-17T15:02:33</text:p>
      <text:p text:style-name="P4">
Location: Odesa, Odessa Oblast (Latitude:46.50655 Longtitude:30.75193)</text:p>
      <text:p text:style-name="P4">
Videos: []</text:p>
      <text:p text:style-name="P4">
Images: []</text:p>
      <text:p text:style-name="P4">
Tags: []</text:p>
      <text:p text:style-name="P4">
Id: 22563576</text:p>
      <!--METADATA-->
      <text:p text:style-name="P4">
Explosions reported in Odesa</text:p>
      <text:p text:style-name="P4">
News Collection Link: <text:a xlink:type="simple" xlink:href="https://liveuamap.com/en/2023/17-may-explosions-reported-in-odesa" text:style-name="Internet_20_link" text:visited-style-name="Visited_20_Internet_20_Link">
https://liveuamap.com/en/2023/17-may-explosions-reported-in-odesa</text:a>
</text:p>
      <text:p text:style-name="P4">
News Source: <text:a xlink:type="simple" xlink:href="https://t.me/mykolaivskaODA/5084" text:style-name="Internet_20_link" text:visited-style-name="Visited_20_Internet_20_Link">
https://t.me/mykolaivskaODA/5084</text:a>
</text:p>
      <!--NEWS-->
      <text:h text:style-name="P10" text:outline-level="1">
<text:span text:style-name="T4">
The European Gymnastics Championship started in Azerbaijan</text:span>
</text:h>
      <text:p text:style-name="P4">
Authors: Ukrinform (Person)</text:p>
      <text:p text:style-name="P4">
Publisher: Укринформ (Organization)</text:p>
      <text:p text:style-name="P4">
Published Time: 2023-05-17T15:03:08+03:00</text:p>
      <text:p text:style-name="P4">
Modified Time: 2023-05-17T15:03:08+03:00</text:p>
      <text:p text:style-name="P4">
Description: In Baku (Azerbaijan) on Wednesday, May 17, the European Gymnastics Championship began. - Ukrinform.</text:p>
      <text:p text:style-name="P4">
Images: ["<text:a xlink:type="simple" xlink:href="https://static.ukrinform.com/photos/2023_05/thumb_files/630_360_1684324900-332.jpg" text:style-name="Internet_20_link" text:visited-style-name="Visited_20_Internet_20_Link">
630_360_16843...</text:a>
"]</text:p>
      <text:p text:style-name="P4">
Tags: ['Гімнастика']</text:p>
      <text:p text:style-name="P4">
Type: Article</text:p>
      <!--METADATA-->
      <text:p text:style-name="P4">
<draw:frame draw:style-name="fr1" draw:name="Image69" text:anchor-type="as-char" svg:width="6.9236in" svg:height="3.956343in" draw:z-index="0">
<draw:image xlink:href="../Images/yкринформ/2023-05-17T15-03-08-03-00/630_360_1684324900-332.jpg" xlink:type="simple" xlink:show="embed" xlink:actuate="onLoad" draw:mime-type="image/jpeg"/>
</draw:frame>
In bak(Azerbaijan)On Wednesday, May 17, the European Gymnastics Championship began.</text:p>
      <text:p text:style-name="P4">
15 Grace is represented by Ukraine: three will perform in personal competitions(Victoria Onoprienko, Pauline Karika and Polina Gorodnich), six - groups among adults and juniors, reports Ukrinform.</text:p>
      <text:p text:style-name="P4">
During the Continental Championship, 12 sets of awards are played: Five Personal(in all -around and finals in individual species), three - in adult iconore groups(in all -around and finals)But one is in the team championship.</text:p>
      <text:p text:style-name="P4">
The results of the Euro-2023 will determine the participants of the World Cup, which will take place on August 23-27 in Spanish Valencia.</text:p>
      <text:p text:style-name="P4">
<text:span text:style-name="T4">
 Read also: </text:span>
 <text:a xlink:type="simple" xlink:href="https://www.ukrinform.ua/rubric-sports/3708254-miznarodna-federacia-gimnastiki-zalisila-v-sili-nedopusk-rosian-i-bilorusiv.html" text:style-name="Internet_20_link" text:visited-style-name="Visited_20_Internet_20_Link">
<text:span text:style-name="T4">
 gymnastics </text:span>
</text:a>
The European Championship in the Azerbaijani capital will end on May 21.</text:p>
      <text:p text:style-name="P4">
In the photo: Victoria Onoprienko(FIG - International Gymnastics Federation).</text:p>
      <text:p text:style-name="P4">
News Source: <text:a xlink:type="simple" xlink:href="https://www.ukrinform.ua/rubric-sports/3710472-cempionat-evropi-z-hudoznoi-gimnastiki-startuvav-u-azerbajdzani.html" text:style-name="Internet_20_link" text:visited-style-name="Visited_20_Internet_20_Link">
https://www.ukrinform.ua/rubric-sports/3710472-cempionat-evropi-z-hudoznoi-gimnastiki-startuvav-u-azerbajdzani.html</text:a>
</text:p>
      <!--NEWS-->
      <text:h text:style-name="P10" text:outline-level="1">
<text:span text:style-name="T4">
Grain Agreement agreed to continue - Bloomberg</text:span>
</text:h>
      <text:p text:style-name="P4">
Authors: Ukrinform (Person)</text:p>
      <text:p text:style-name="P4">
Publisher: Укринформ (Organization)</text:p>
      <text:p text:style-name="P4">
Published Time: 2023-05-17T15:05:23+03:00</text:p>
      <text:p text:style-name="P4">
Modified Time: 2023-05-17T15:05:23+03:00</text:p>
      <text:p text:style-name="P4">
Description: According to Turkish officials, an agreement that allows Ukraine to export a crop from key ports through the Black Sea will continue, and Russia has so far agreed to remain in the agreement. - Ukrinform.</text:p>
      <text:p text:style-name="P4">
Images: ["<text:a xlink:type="simple" xlink:href="https://static.ukrinform.com/photos/2023_04/thumb_files/630_360_1680511197-485.jpg" text:style-name="Internet_20_link" text:visited-style-name="Visited_20_Internet_20_Link">
630_360_16805...</text:a>
"]</text:p>
      <text:p text:style-name="P4">
Tags: ['Зерно', ' Чорне море', 'Росія', 'зерновий коридор']</text:p>
      <text:p text:style-name="P4">
Type: Article</text:p>
      <!--METADATA-->
      <text:p text:style-name="P4">
<draw:frame draw:style-name="fr1" draw:name="Image70" text:anchor-type="as-char" svg:width="6.9236in" svg:height="3.956343in" draw:z-index="0">
<draw:image xlink:href="../Images/yкринформ/2023-05-17T15-05-23-03-00/630_360_1680511197-485.jpg" xlink:type="simple" xlink:show="embed" xlink:actuate="onLoad" draw:mime-type="image/jpeg"/>
</draw:frame>
According to the Turkish officials, an agreement that allows Ukraine to export the crop of seat ports through the Black Sea will be continued, and Russia has yet agreed to resolve in the agreement.</text:p>
      <text:p text:style-name="P4">
According to Ukrinform, the agency reports <text:a xlink:type="simple" xlink:href="https://www.bloomberg.com/news/articles/2023-05-17/ukraine-grain-deal-is-set-to-be-extended-turkish-officials-say" text:style-name="Internet_20_link" text:visited-style-name="Visited_20_Internet_20_Link">
</text:a>
.</text:p>
      <text:p text:style-name="P4">
The agreement concluded through Turkey and the United Nations will retain an open large trade route against the backdrop of Russia's war in Ukraine in Ukraine will grow the global food supply.</text:p>
      <text:p text:style-name="P4">
Moscow threatened to withdraw from the agreement unless obstacles to its own harvest and fertilizers were eliminated.</text:p>
      <text:p text:style-name="P4">
The announcement is expected on Wednesday, said officials who refused to call it because the information is confidential.</text:p>
      <text:p text:style-name="P4">
<text:span text:style-name="T4">
 Read also: </text:span>
 <text:a xlink:type="simple" xlink:href="https://www.ukrinform.ua/rubric-economy/3710374-ostanne-sudno-u-mezah-zernovoi-ugodi-zalisilo-ukrainskij-port.html" text:style-name="Internet_20_link" text:visited-style-name="Visited_20_Internet_20_Link">
<text:span text:style-name="T4">
 grain </text:span>
</text:a>
The Deputy Ministry of Infrastructure of Ukraine Yuriy Vaskov has not yet reveled the agreement, noting in SMS that it is too early to comment.</text:p>
      <text:p text:style-name="P4">
Earlier, a spokesman for the Kremlin Dmitry Peskov during a selector meeting with a journalist, to declare nothing yet, and that Russia would announce its decision in the next time.</text:p>
      <text:p text:style-name="P4">
As reported by Ukrinform, on March 18, 2023 Ukraine, the United States and Turkey have agreed to continue the Initiatives for Safe Abstracting Agricultural Products through the Black Sea. According to the Viceremier-Minister for Recovery-Minister of Community Development, Territories and Infrastructure Oleksandra Kubrakov, the agreement was extended for 120 days. At the same time, the Russian side states that the agreement will be valid until May 18 this year.</text:p>
      <text:p text:style-name="P4">
According to the Ministry of Defense, as of May 8, 2023 for inspection of vital waters <text:a xlink:type="simple" xlink:href="https://www.ukrinform.ua/tag-tureccina" text:style-name="Internet_20_link" text:visited-style-name="Visited_20_Internet_20_Link">
</text:a>
90 Vuden expected, of which 62 were ships that go under loading. Inspections of both the incoming and outgoing fleet were suspended due to the actions of the Russian side.</text:p>
      <text:p text:style-name="P4">
<text:span text:style-name="T4">
 Read also: </text:span>
 <text:a xlink:type="simple" xlink:href="https://www.ukrinform.ua/rubric-economy/3709650-rosia-spekulue-na-zernovij-ugodi-ii-vlasnij-eksport-podvoivsa-kislica-v-oon.html" text:style-name="Internet_20_link" text:visited-style-name="Visited_20_Internet_20_Link">
</text:a>
In Istanbul on May 11, two -day negotiations on the Black Sea Grain Society at the level of Deputy Ministers of Defense ended. The negotiations were agreed in the same format in the near future.</text:p>
      <text:p text:style-name="P4">
News Source: <text:a xlink:type="simple" xlink:href="https://www.ukrinform.ua/rubric-economy/3710474-zernovu-ugodu-domovilisa-prodovziti-bloomberg.html" text:style-name="Internet_20_link" text:visited-style-name="Visited_20_Internet_20_Link">
https://www.ukrinform.ua/rubric-economy/3710474-zernovu-ugodu-domovilisa-prodovziti-bloomberg.html</text:a>
</text:p>
      <!--NEWS-->
      <text:h text:style-name="P10" text:outline-level="1">
<text:span text:style-name="T4">
Russia and Iran signed the Railway Corridor Agreement</text:span>
</text:h>
      <text:p text:style-name="P4">
Authors: Ukrinform (Person)</text:p>
      <text:p text:style-name="P4">
Publisher: Укринформ (Organization)</text:p>
      <text:p text:style-name="P4">
Published Time: 2023-05-17T15:13:54+03:00</text:p>
      <text:p text:style-name="P4">
Modified Time: 2023-05-17T15:13:54+03:00</text:p>
      <text:p text:style-name="P4">
Description: Iran and the Russian Federation signed an agreement on financing and construction of the Iranian railway line within the framework of the international transport project "North-South", which will be a competitor of the Suez Canal. - Ukrinform.</text:p>
      <text:p text:style-name="P4">
Images: ["<text:a xlink:type="simple" xlink:href="https://static.ukrinform.com/photos/2023_04/thumb_files/630_360_1682395902-573.jpg" text:style-name="Internet_20_link" text:visited-style-name="Visited_20_Internet_20_Link">
630_360_16823...</text:a>
"]</text:p>
      <text:p text:style-name="P4">
Tags: ['Іран', 'Залізниця', 'Росія']</text:p>
      <text:p text:style-name="P4">
Type: Article</text:p>
      <!--METADATA-->
      <text:p text:style-name="P4">
<draw:frame draw:style-name="fr1" draw:name="Image71" text:anchor-type="as-char" svg:width="6.9236in" svg:height="3.956343in" draw:z-index="0">
<draw:image xlink:href="../Images/yкринформ/2023-05-17T15-13-54-03-00/630_360_1682395902-573.jpg" xlink:type="simple" xlink:show="embed" xlink:actuate="onLoad" draw:mime-type="image/jpeg"/>
</draw:frame>
Iran and the RFF signature the Financing and Construction Agreement of the Iranian Railway Line of the International North-South Transport Project, which will be the competition of the Suez Canal.</text:p>
      <text:p text:style-name="P4">
According to Ukrinform, the agency reports <text:a xlink:type="simple" xlink:href="https://www.reuters.com/world/russias-putin-irans-raisi-oversee-railway-deal-signing-2023-05-17/" text:style-name="Internet_20_link" text:visited-style-name="Visited_20_Internet_20_Link">
</text:a>
.</text:p>
      <text:p text:style-name="P4">
As it is noted, under the signing of the agreement with the help of a video leader Vladimir Putin and his Iranian colleague Ibrahim Raisi.</text:p>
      <text:p text:style-name="P4">
The rash-an affair rail is regarded as an important link in the corridor intended for India's connection, <text:a xlink:type="simple" xlink:href="https://www.ukrinform.ua/tag-iran" text:style-name="Internet_20_link" text:visited-style-name="Visited_20_Internet_20_Link">
</text:a>
, The Russian Federation, Azerbaijanuta in other countries by rail and sea - a route that, according to Moscow, can compete with the Suez Canal, as the main world trade trading.</text:p>
      <text:p text:style-name="P4">
"The unique North-South Transport Artery, part of which will be the railway-recent, will help to diversify global transport flows significantly," Putin sees.</text:p>
      <text:p text:style-name="P4">
He also said that a 162 km railway along the coast of the Kamakaspian Sea will help to connect Russian ports on the Baltic Sea of Strazh ports in the Indian Ocean and the Persian Gulf.</text:p>
      <text:p text:style-name="P4">
<text:span text:style-name="T4">
 Read also: </text:span>
 <text:a xlink:type="simple" xlink:href="https://www.ukrinform.ua/rubric-economy/3710238-v-irani-zaavlaut-pro-masstabnu-dilovu-zustric-iz-predstavnikami-rosijskih-energokompanij.html" text:style-name="Internet_20_link" text:visited-style-name="Visited_20_Internet_20_Link">
<text:span text:style-name="T4">
 Iran </text:span>
</text:a>
"Undoubtedly, this Agreement is an important and strategic step in cooperation between Tehran and Moscow," Raisi said.</text:p>
      <text:p text:style-name="P4">
As it was reported, the Coordinator of the White House National Security Council John Kirby stated that the United States revealed new signs that Iran continues to sell fighters, as well as other weapons of Russia despite the ban, in particular, the UN Security Council resolution.</text:p>
      <text:p text:style-name="P4">
News Source: <text:a xlink:type="simple" xlink:href="https://www.ukrinform.ua/rubric-world/3710477-rosia-ta-iran-pidpisali-ugodu-pro-budivnictvo-zaliznicnogo-koridoru.html" text:style-name="Internet_20_link" text:visited-style-name="Visited_20_Internet_20_Link">
https://www.ukrinform.ua/rubric-world/3710477-rosia-ta-iran-pidpisali-ugodu-pro-budivnictvo-zaliznicnogo-koridoru.html</text:a>
</text:p>
      <!--NEWS-->
      <text:h text:style-name="P10" text:outline-level="1">
<text:span text:style-name="T4">
More explosions reported in Odesa</text:span>
</text:h>
      <text:p text:style-name="P4">
Authors: liveuamap (Language: en)</text:p>
      <text:p text:style-name="P4">
Time: 2023-05-17T15:14:26</text:p>
      <text:p text:style-name="P4">
Location: Odesa, Odessa Oblast (Latitude:46.49956 Longtitude:30.75073)</text:p>
      <text:p text:style-name="P4">
Videos: []</text:p>
      <text:p text:style-name="P4">
Images: []</text:p>
      <text:p text:style-name="P4">
Tags: ["Europe", "Central and Eastern Europe"]</text:p>
      <text:p text:style-name="P4">
Id: 22563577</text:p>
      <!--METADATA-->
      <text:p text:style-name="P4">
More explosions reported in Odesa</text:p>
      <text:p text:style-name="P4">
News Collection Link: <text:a xlink:type="simple" xlink:href="https://liveuamap.com/en/2023/17-may-more-explosions-reported-in-odesa" text:style-name="Internet_20_link" text:visited-style-name="Visited_20_Internet_20_Link">
https://liveuamap.com/en/2023/17-may-more-explosions-reported-in-odesa</text:a>
</text:p>
      <text:p text:style-name="P4">
News Source: <text:a xlink:type="simple" xlink:href="https://t.me/OdessaDumskayaNet/55848" text:style-name="Internet_20_link" text:visited-style-name="Visited_20_Internet_20_Link">
https://t.me/OdessaDumskayaNet/55848</text:a>
</text:p>
      <!--NEWS-->
      <text:h text:style-name="P10" text:outline-level="1">
<text:span text:style-name="T4">
The invaders acknowledged that there would be no resort season in Crimea - Tashev</text:span>
</text:h>
      <text:p text:style-name="P4">
Authors: Ukrinform (Person)</text:p>
      <text:p text:style-name="P4">
Publisher: Укринформ (Organization)</text:p>
      <text:p text:style-name="P4">
Published Time: 2023-05-17T15:19:00+03:00</text:p>
      <text:p text:style-name="P4">
Modified Time: 2023-05-17T15:19:00+03:00</text:p>
      <text:p text:style-name="P4">
Description: Occupation administrations in the temporarily occupied Crimea have recognized that there would be no resort season on the peninsula. - Ukrinform.</text:p>
      <text:p text:style-name="P4">
Images: ["<text:a xlink:type="simple" xlink:href="https://static.ukrinform.com/photos/2023_05/thumb_files/630_360_1683122171-688.jpg" text:style-name="Internet_20_link" text:visited-style-name="Visited_20_Internet_20_Link">
630_360_16831...</text:a>
"]</text:p>
      <text:p text:style-name="P4">
Tags: ['Крим', 'Курортний сезон', 'Літо', 'Таміла Ташева', 'Єдині новини']</text:p>
      <text:p text:style-name="P4">
Type: Article</text:p>
      <!--METADATA-->
      <text:p text:style-name="P4">
<draw:frame draw:style-name="fr1" draw:name="Image72" text:anchor-type="as-char" svg:width="6.9236in" svg:height="3.956343in" draw:z-index="0">
<draw:image xlink:href="../Images/yкринформ/2023-05-17T15-19-00-03-00/630_360_1683122171-688.jpg" xlink:type="simple" xlink:show="embed" xlink:actuate="onLoad" draw:mime-type="image/jpeg"/>
</draw:frame>
The occupation administrations in the temporarily occupied Crimea have recognized that there would be no half -worm.</text:p>
      <text:p text:style-name="P4">
A permanent representative of the President of Ukraine to the Crimea Tamil Tashev said on the air of the Telernorphone "Unified News", Ukrinform reports.</text:p>
      <text:p text:style-name="P4">
“There will be no resort season, the occupation administrations have been recognized. They, in particular, stated that they would give some grants for tour operators to alleviate them. There are no tourists, people are on the contrary, ” - said the official.</text:p>
      <text:p text:style-name="P4">
She noted that the so -called head of the "Ministry of Transport" stated that new checkpoints were installed on the bridge through the Kerch Strait.</text:p>
      <text:p text:style-name="P4">
Video: Telearaphone "One News"</text:p>
      <text:p text:style-name="P4">
<text:span text:style-name="T4">
 Read also: </text:span>
 <text:a xlink:type="simple" xlink:href="https://www.ukrinform.ua/rubric-crimea/3709400-demoralizacia-zagarbnikiv-u-krimu-posiluvatimetsa-cijgoz.html" text:style-name="Internet_20_link" text:visited-style-name="Visited_20_Internet_20_Link">
<text:span text:style-name="T4">
 demoralization </text:span>
 <text:span text:style-name="T4">
 invaders </text:span>
 <text:span text:style-name="T4">
 Crimea </text:span>
<text:span text:style-name="T4">
 enhanced </text:span>
 <text:span text:style-name="T4">
 Chygoz </text:span>
 **</text:a>
“Allegedly six minutes such a check is ongoing. This means that the invaders began to work with a passenger traffic moving from the peninsula, and it is sufficient. People say that <text:a xlink:type="simple" xlink:href="https://www.ukrinform.ua/tag-ppo" text:style-name="Internet_20_link" text:visited-style-name="Visited_20_Internet_20_Link">
</text:a>
cannot protect them that there were many arrivals in military facilities. However, they go non -cotton because of "cotton", but also because they do not want to serve in Rosarmia, " - said.</text:p>
      <text:p text:style-name="P4">
As it was reported, according to the head of the GUR Ministry of Defense Kiril Budanov, from the west Ukrainian units to the Crimea <text:a xlink:type="simple" xlink:href="https://www.ukrinform.ua/rubric-crimea/3710334-iz-zahodom-zsu-do-krimu-pribicniki-rosii-zalisat-pivostriv-paromnou-perepravou-budanov.html" text:style-name="Internet_20_link" text:visited-style-name="Visited_20_Internet_20_Link">
</text:a>
</text:p>
      <text:p text:style-name="P4">
News Source: <text:a xlink:type="simple" xlink:href="https://www.ukrinform.ua/rubric-crimea/3710481-zagarbniki-viznali-so-kurortnogo-sezonu-v-krimu-ne-bude-taseva.html" text:style-name="Internet_20_link" text:visited-style-name="Visited_20_Internet_20_Link">
https://www.ukrinform.ua/rubric-crimea/3710481-zagarbniki-viznali-so-kurortnogo-sezonu-v-krimu-ne-bude-taseva.html</text:a>
</text:p>
      <!--NEWS-->
      <text:h text:style-name="P10" text:outline-level="1">
<text:span text:style-name="T4">
In Serbia, farmers are striking - demand to increase subsidies</text:span>
</text:h>
      <text:p text:style-name="P4">
Authors: Ukrinform (Person)</text:p>
      <text:p text:style-name="P4">
Publisher: Укринформ (Organization)</text:p>
      <text:p text:style-name="P4">
Published Time: 2023-05-17T15:25:00+03:00</text:p>
      <text:p text:style-name="P4">
Modified Time: 2023-05-17T15:25:00+03:00</text:p>
      <text:p text:style-name="P4">
Description: After the failure of the Government, the Serbian Farm Trade Unions have announced a strike and intend to block the roads until their demands are fulfilled. - Ukrinform.</text:p>
      <text:p text:style-name="P4">
Images: ["<text:a xlink:type="simple" xlink:href="https://static.ukrinform.com/photos/2023_05/thumb_files/630_360_1684326503-304.png" text:style-name="Internet_20_link" text:visited-style-name="Visited_20_Internet_20_Link">
630_360_16843...</text:a>
"]</text:p>
      <text:p text:style-name="P4">
Tags: ['Сербія', 'Страйк', 'Субсидія', 'Фермер']</text:p>
      <text:p text:style-name="P4">
Type: Article</text:p>
      <!--METADATA-->
      <text:p text:style-name="P4">
<draw:frame draw:style-name="fr1" draw:name="Image73" text:anchor-type="as-char" svg:width="6.9236in" svg:height="3.956343in" draw:z-index="0">
<draw:image xlink:href="../Images/yкринформ/2023-05-17T15-25-00-03-00/630_360_1684326503-304.png" xlink:type="simple" xlink:show="embed" xlink:actuate="onLoad" draw:mime-type="image/png"/>
</draw:frame>
After the failure of the government, the Serbian Ferrmer trade unions have announced a strike and intend to block the roads until their lives have been fulfilled.</text:p>
      <text:p text:style-name="P4">
About it reports <text:a xlink:type="simple" xlink:href="https://balkaninsight.com/2023/05/17/serbian-farmers-to-block-roads-in-struggle-for-increased-subsidies/" text:style-name="Internet_20_link" text:visited-style-name="Visited_20_Internet_20_Link">
</text:a>
, reports Ukrinform.</text:p>
      <text:p text:style-name="P4">
"The blocking has begun this morning and will last several hours a day until our requirements are fulfilled," said the "Initiative of Highlands of Serbian Farmers" Joka Churchich.</text:p>
      <text:p text:style-name="P4">
According to him, in several cities farmers brought their equipment to roads, blocking traffic.</text:p>
      <text:p text:style-name="P4">
Some dairy producers have stated that milk would be released in protest.</text:p>
      <text:p text:style-name="P4">
<text:span text:style-name="T4">
 Read also: </text:span>
 <text:a xlink:type="simple" xlink:href="https://www.ukrinform.ua/rubric-economy/3709286-na-kordoni-z-polseu-rozblokuvali-punkt-propusku-agodin-dorogusk.html" text:style-name="Internet_20_link" text:visited-style-name="Visited_20_Internet_20_Link">
</text:a>
Last week, seven farm associations were unable to agree with Prime Minister Ana Brnabich.</text:p>
      <text:p text:style-name="P4">
Farmers demand an increase in subsidies per hectare of arable land, setting up a bundle <text:a xlink:type="simple" xlink:href="https://www.ukrinform.ua/tag-moloko" text:style-name="Internet_20_link" text:visited-style-name="Visited_20_Internet_20_Link">
</text:a>
at 20 dinars(EUR 0.17)instead of 15 dinars(EUR 0.13)as well as setting a minimum purchase of milk in 78 dinars(EUR 0.67)per liter plus VAT.</text:p>
      <text:p text:style-name="P4">
They also ask not to calculate the excise duty and VAT on diesel.</text:p>
      <text:p text:style-name="P4">
News Source: <text:a xlink:type="simple" xlink:href="https://www.ukrinform.ua/rubric-world/3710485-u-serbii-strajkuut-fermeri-vimagaut-zbilsiti-subsidii.html" text:style-name="Internet_20_link" text:visited-style-name="Visited_20_Internet_20_Link">
https://www.ukrinform.ua/rubric-world/3710485-u-serbii-strajkuut-fermeri-vimagaut-zbilsiti-subsidii.html</text:a>
</text:p>
      <!--NEWS-->
      <text:h text:style-name="P10" text:outline-level="1">
<text:span text:style-name="T4">
The turnover approached $ 34 billion: which countries and what Ukraine is trading</text:span>
</text:h>
      <text:p text:style-name="P4">
Authors: Ukrinform (Person)</text:p>
      <text:p text:style-name="P4">
Publisher: Укринформ (Organization)</text:p>
      <text:p text:style-name="P4">
Published Time: 2023-05-17T15:27:04+03:00</text:p>
      <text:p text:style-name="P4">
Modified Time: 2023-05-17T15:27:04+03:00</text:p>
      <text:p text:style-name="P4">
Description: In January-April 2023, the turnover was $ 33.7 billion. Most of all Ukraine exported to Poland, imported to China. - Ukrinform.</text:p>
      <text:p text:style-name="P4">
Images: ["<text:a xlink:type="simple" xlink:href="https://static.ukrinform.com/photos/2020_11/thumb_files/630_360_1605016071-606.png" text:style-name="Internet_20_link" text:visited-style-name="Visited_20_Internet_20_Link">
630_360_16050...</text:a>
", "<text:a xlink:type="simple" xlink:href="https://static.ukrinform.com/photos/2023_05/1684326295-224.jpg" text:style-name="Internet_20_link" text:visited-style-name="Visited_20_Internet_20_Link">
1684326295-22...</text:a>
"]</text:p>
      <text:p text:style-name="P4">
Tags: None</text:p>
      <text:p text:style-name="P4">
Type: Article</text:p>
      <!--METADATA-->
      <text:p text:style-name="P4">
<draw:frame draw:style-name="fr1" draw:name="Image74" text:anchor-type="as-char" svg:width="6.9236in" svg:height="3.956343in" draw:z-index="0">
<draw:image xlink:href="../Images/yкринформ/2023-05-17T15-27-04-03-00/630_360_1605016071-606.png" xlink:type="simple" xlink:show="embed" xlink:actuate="onLoad" draw:mime-type="image/png"/>
</draw:frame>
In January-April 2023, the turnover was $ 33.7 billion. Most of Ukraine exported to Poland, imported to China.</text:p>
      <text:p text:style-name="P4">
According to Ukrinform, the State Customs Service in [] reports it(https://t.me/UkraineCustoms/2273?fbclid=IwAR2e8YXTUtFzDEqb8sVTbmW0TDTStIxmlE-rBFwBivxL2EU2uwowj89VOXA)"For 4 months of 2023, the turnover amounted to $ 33.7 billion. In January - April 20123, goods were imported in Ukraine worth $ 20.3 billion, and exported - at $ 13.3 billion for $ 13.3 billion," the statement said.</text:p>
      <text:p text:style-name="P4">
This is taxed <text:a xlink:type="simple" xlink:href="https://www.ukrinform.ua/tag-import" text:style-name="Internet_20_link" text:visited-style-name="Visited_20_Internet_20_Link">
</text:a>
amounted to $ 16.2lrd, which is 80% of the total volume of imported goods. Tax reception per 1 kg of taxable imports in January-March 2023 amounted to $ 0.45/kg, which is 57% more than in the same period of 2022.</text:p>
      <text:p text:style-name="P4">
<text:span text:style-name="T4">
 Read also: </text:span>
 <text:a xlink:type="simple" xlink:href="https://www.ukrinform.ua/rubric-economy/3704263-ukraina-i-es-domovilisa-prodovziti-ekonomicnij-bezviz-ise-na-rik-smigal.html" text:style-name="Internet_20_link" text:visited-style-name="Visited_20_Internet_20_Link">
</text:a>
Countries most imported goods to Ukraine: China - $ 3.2 billion, Poland - $ 2.1 billion and Turkey - $ 1.5 billion. Exported from Ukraine most Poland - by $ 1.9 billion, Romania - by $ 1.33 billion, China-$ 1.3 billion. Summary of goods imported in January-April 2023 69% of the product categories of goods: machines, equipment and transport-$ 5.8 billion, fuel and energy goods-$ 4.5 billion, chemical industry products - $ 3.8 billion.</text:p>
      <text:p text:style-name="P4">
The three most exported goods from Ukraine included: food products - $ 8.5 billion, metals and products of them - $ 1.3 billion, machines, Tatransport equipment - $ 1 billion.</text:p>
      <text:p text:style-name="P4">
<draw:frame draw:style-name="fr1" draw:name="Image75" text:anchor-type="as-char" svg:width="6.9236in" svg:height="9.78279in" draw:z-index="0">
<draw:image xlink:href="../Images/yкринформ/2023-05-17T15-27-04-03-00/1684326295-224.jpg" xlink:type="simple" xlink:show="embed" xlink:actuate="onLoad" draw:mime-type="image/jpeg"/>
</draw:frame>
In the customs clearance of exports of goods for which the export duty was established, the Dobujet paid UAH 356.4 million.</text:p>
      <text:p text:style-name="P4">
As reported by Ukrinform, in January-March 2023, the turnover of Ukraine established $ 25.8 billion, which is 7% less than in the same period last year.</text:p>
      <text:p text:style-name="P4">
News Source: <text:a xlink:type="simple" xlink:href="https://www.ukrinform.ua/rubric-economy/3710483-tovaroobig-nablizivsa-do-34-milardiv-z-akimi-krainami-i-cim-torgue-ukraina.html" text:style-name="Internet_20_link" text:visited-style-name="Visited_20_Internet_20_Link">
https://www.ukrinform.ua/rubric-economy/3710483-tovaroobig-nablizivsa-do-34-milardiv-z-akimi-krainami-i-cim-torgue-ukraina.html</text:a>
</text:p>
      <!--NEWS-->
      <text:h text:style-name="P10" text:outline-level="1">
<text:span text:style-name="T4">
Russia will be a source of instability for Moldova for many years - Sandu</text:span>
</text:h>
      <text:p text:style-name="P4">
Authors: Ukrinform (Person)</text:p>
      <text:p text:style-name="P4">
Publisher: Укринформ (Organization)</text:p>
      <text:p text:style-name="P4">
Published Time: 2023-05-17T15:28:00+03:00</text:p>
      <text:p text:style-name="P4">
Modified Time: 2023-05-17T15:28:00+03:00</text:p>
      <text:p text:style-name="P4">
Description: Russia will remain a source of instability in the region for many years. - Ukrinform.</text:p>
      <text:p text:style-name="P4">
Images: ["<text:a xlink:type="simple" xlink:href="https://static.ukrinform.com/photos/2021_07/thumb_files/630_360_1626700108-443.jpeg" text:style-name="Internet_20_link" text:visited-style-name="Visited_20_Internet_20_Link">
630_360_16267...</text:a>
"]</text:p>
      <text:p text:style-name="P4">
Tags: ['Молдова', 'Санду', 'Війна з Росією']</text:p>
      <text:p text:style-name="P4">
Type: Article</text:p>
      <!--METADATA-->
      <text:p text:style-name="P4">
<draw:frame draw:style-name="fr1" draw:name="Image76" text:anchor-type="as-char" svg:width="6.9236in" svg:height="3.956343in" draw:z-index="0">
<draw:image xlink:href="../Images/yкринформ/2023-05-17T15-28-00-03-00/630_360_1626700108-443.jpeg" xlink:type="simple" xlink:show="embed" xlink:actuate="onLoad" draw:mime-type="image/jpeg"/>
</draw:frame>
The Russian will be a source of instability in the region for many years.</text:p>
      <text:p text:style-name="P4">
According to the Ukrinform correspondent, Moldova Moldova President Majasanda said in her speech at the Council of Europe Summit in Reykjavik.</text:p>
      <text:p text:style-name="P4">
“Aggressive <text:a xlink:type="simple" xlink:href="https://www.ukrinform.ua/tag-vijna" text:style-name="Internet_20_link" text:visited-style-name="Visited_20_Internet_20_Link">
</text:a>
Russia against Ukraine has arranged the entire European continent. But nothing can be compared to the destruction of Ukraine. We feel shock waves of war on that bicordon. We have become the object of Russian hybrid methods aimed at allotment of our democracy. Aggression, solved by Russia against Ukraine, influenced our national security and created an unstable environment, "she said.</text:p>
      <text:p text:style-name="P4">
Sandu assured that Moldova "keeps defense against destabilization efforts and will continue to do so."</text:p>
      <text:p text:style-name="P4">
"Our democracy relies on strong political will. But it cannot self-make the extent of the challenges we are facing. .</text:p>
      <text:p text:style-name="P4">
<text:span text:style-name="T4">
 Read also: </text:span>
 <text:a xlink:type="simple" xlink:href="https://www.ukrinform.ua/rubric-world/3707825-rosia-sodo-moldovi-zastosovue-batig-a-sodo-gruzii-pranik-ekspert.html" text:style-name="Internet_20_link" text:visited-style-name="Visited_20_Internet_20_Link">
<text:span text:style-name="T4">
 Moldov </text:span>
</text:a>
In her speech, she thanked her friends and partners, "who are solidarity with my country and, above all, joint and several." "It's time to be loud and clear that no one stands over the law. Moldova joins <text:a xlink:type="simple" xlink:href="https://www.ukrinform.ua/rubric-other_news/3710386-na-samiti-radi-evropi-stvorili-reestr-zbitkiv-ukraini-vid-agresii-rf.html" text:style-name="Internet_20_link" text:visited-style-name="Visited_20_Internet_20_Link">
</text:a>
. Continue to help Ukraine, continue to help Moldova so that together we can continue to protect our democracy and European values, "Sandu called.</text:p>
      <text:p text:style-name="P4">
As reported by Ukrinform, at the Summit of the Council of Europe in Reykjavik 43 countries and the Etravricated Agreement on the creation of a register of losses caused to Ukraine by aggression of the Russian Federation.</text:p>
      <text:p text:style-name="P4">
The loss register is created as a platform for intergovernmental cooperation, which operates the Winstitutional Frame of the Council of Europe. The register is a legal entity in accordance with the pre -national legislation of the Kingdom of the Netherlands and Ukraine and is located in the Netherlands.</text:p>
      <text:p text:style-name="P4">
<text:span text:style-name="T4">
 Read also: </text:span>
 <text:a xlink:type="simple" xlink:href="https://www.ukrinform.ua/rubric-vidbudova/3707241-moldova-nadast-ukraini-elektroobladnanna-majze-na-130-tisac.html" text:style-name="Internet_20_link" text:visited-style-name="Visited_20_Internet_20_Link">
<text:span text:style-name="T4">
 Moldov </text:span>
</text:a>
</text:p>
      <text:p text:style-name="P4">
Any Member State or Observer of the Council of Europe and the European Union, as well as any other state that voted for the UN HAP resolution dated November 14, 2022 may join the Register.</text:p>
      <text:p text:style-name="P4">
News Source: <text:a xlink:type="simple" xlink:href="https://www.ukrinform.ua/rubric-world/3710484-rosia-bude-dzerelom-nestabilnosti-dla-moldovi-na-dovgi-roki-sandu.html" text:style-name="Internet_20_link" text:visited-style-name="Visited_20_Internet_20_Link">
https://www.ukrinform.ua/rubric-world/3710484-rosia-bude-dzerelom-nestabilnosti-dla-moldovi-na-dovgi-roki-sandu.html</text:a>
</text:p>
      <!--NEWS-->
      <text:h text:style-name="P10" text:outline-level="1">
<text:span text:style-name="T4">
Dnipro, Dnipropetrovska Oblast(21:28). Red Alert: aerial threat. Sirens sounding. Take cover ...</text:span>
</text:h>
      <text:p text:style-name="P4">
Authors: liveuamap (Language: en)</text:p>
      <text:p text:style-name="P4">
Time: 2023-05-17T15:30:00</text:p>
      <text:p text:style-name="P4">
Location: Dnipro (Latitude:48.45930000 Longtitude:35.03865000)</text:p>
      <text:p text:style-name="P4">
Videos: []</text:p>
      <text:p text:style-name="P4">
Images: []</text:p>
      <text:p text:style-name="P4">
Tags: ["Europe", "Central and Eastern Europe"]</text:p>
      <text:p text:style-name="P4">
Id: 22563578</text:p>
      <!--METADATA-->
      <text:p text:style-name="P4">
Dnipro, Dnipropetrovsk region(21:28). Red Alert: aerial threat. Sirenssounding. Take cover now!</text:p>
      <text:p text:style-name="P4">
News Collection Link: <text:a xlink:type="simple" xlink:href="https://liveuamap.com/en/2023/17-may-dnipro-dnipropetrovska-oblast2128-red-g" text:style-name="Internet_20_link" text:visited-style-name="Visited_20_Internet_20_Link">
https://liveuamap.com/en/2023/17-may-dnipro-dnipropetrovska-oblast2128-red-g</text:a>
</text:p>
      <text:p text:style-name="P4">
News Source: <text:a xlink:type="simple" xlink:href="https://t.me/air_alert_ua/45719" text:style-name="Internet_20_link" text:visited-style-name="Visited_20_Internet_20_Link">
https://t.me/air_alert_ua/45719</text:a>
</text:p>
      <!--NEWS-->
      <text:h text:style-name="P10" text:outline-level="1">
<text:span text:style-name="T4">
The “gasoline scheme” for 2 billion: Ukrtatnafta's excluder declared another suspicion</text:span>
</text:h>
      <text:p text:style-name="P4">
Authors: Ukrinform (Person)</text:p>
      <text:p text:style-name="P4">
Publisher: Укринформ (Organization)</text:p>
      <text:p text:style-name="P4">
Published Time: 2023-05-17T15:31:32+03:00</text:p>
      <text:p text:style-name="P4">
Modified Time: 2023-05-17T15:31:32+03:00</text:p>
      <text:p text:style-name="P4">
Description: Law enforcement officers reported suspicion to one of the former heads of the Ukrainian oil refining company in the seizure of someone else's property in the conditions of martial law for a total amount of more than UAH 2 billion. - Ukrinform.</text:p>
      <text:p text:style-name="P4">
Images: ["<text:a xlink:type="simple" xlink:href="https://static.ukrinform.com/photos/2023_05/thumb_files/630_360_1684326202-631.jpg" text:style-name="Internet_20_link" text:visited-style-name="Visited_20_Internet_20_Link">
630_360_16843...</text:a>
"]</text:p>
      <text:p text:style-name="P4">
Tags: ['нафта', 'Укртатнафта', 'Офіс генпрокурора', 'Бюро економічної безпеки']</text:p>
      <text:p text:style-name="P4">
Type: Article</text:p>
      <!--METADATA-->
      <text:p text:style-name="P4">
<draw:frame draw:style-name="fr1" draw:name="Image77" text:anchor-type="as-char" svg:width="6.9236in" svg:height="3.956343in" draw:z-index="0">
<draw:image xlink:href="../Images/yкринформ/2023-05-17T15-31-32-03-00/630_360_1684326202-631.jpg" xlink:type="simple" xlink:show="embed" xlink:actuate="onLoad" draw:mime-type="image/jpeg"/>
</draw:frame>
Law enforcement officers reported suspicion to one of the former heads of the Ukrainian Professional Company in the seizure of another's property in the conditions of martial law, an amount of more than UAH 2 billion.</text:p>
      <text:p text:style-name="P4">
As Ukrinform reports, it reports in <text:a xlink:type="simple" xlink:href="https://t.me/pgo_gov_ua/12228" text:style-name="Internet_20_link" text:visited-style-name="Visited_20_Internet_20_Link">
</text:a>
Office of the Prosecutor General.</text:p>
      <text:p text:style-name="P4">
“Under the procedural guidance of the Attorney General's Office former Officer of the First Deputy Head of the Board of Oil Refereeing Company(2019-2022.)reported suspicion of seizing another's property by a collusion of a group of persons in martial law, in particularly large sizes(Part 5 of Art. 191 of the Criminal Code of Ukraine)”, - it is a testament.</text:p>
      <text:p text:style-name="P4">
According to the investigation, the officials of the oil refining company took possession of the sironaft for a total amount of more than UAH 2 billion.</text:p>
      <text:p text:style-name="P4">
<text:span text:style-name="T4">
 Read also: </text:span>
 <text:a xlink:type="simple" xlink:href="https://www.ukrinform.ua/rubric-economy/3690983-pidozra-kolisnomu-menedzeru-ukrtatnafti-u-beb-povidomili-detali.html" text:style-name="Internet_20_link" text:visited-style-name="Visited_20_Internet_20_Link">
<text:span text:style-name="T4">
 Ukrtatnaft </text:span>
</text:a>
They illegally moved it from customs warehouses with the help of network -imagorial oil pipelines into the territory of the oil refinery for processing the receipt of light petroleum products, which were subsequently implemented to non -determined persons.</text:p>
      <text:p text:style-name="P4">
The suspect was chosen by a pre -trial detention measure.</text:p>
      <text:p text:style-name="P4">
At the Economic Security Bureau <text:a xlink:type="simple" xlink:href="https://esbu.gov.ua/news/ekskerivnyku-ukrtatnafty-povidomleno-pro-novu-pidozru-u-pryvlasnenni-palyva-na-2-mlrd-hrn" text:style-name="Internet_20_link" text:visited-style-name="Visited_20_Internet_20_Link">
</text:a>
, which is about another suspicion of seizing someone else's property for the former duties of the first deputy chairman of the board of Ukrtatnafta(2019-2022).</text:p>
      <text:p text:style-name="P4">
<text:span text:style-name="T4">
Читайте також:</text:span>
 <text:a xlink:type="simple" xlink:href="https://www.ukrinform.ua/rubric-economy/3678840-sprava-ukrnafti-ta-ukrtatnafti-sud-zaarestuvav-ekskerivnika-kompanii-ta-viluciv-naftoprodukti.html" text:style-name="Internet_20_link" text:visited-style-name="Visited_20_Internet_20_Link">
 <text:span text:style-name="T4">
Укртатнаф</text:span>
 </text:a>
As it was reported earlier, Bab detectives reported the suspicion of the former duties of the first deputy chairman of the board of PJSC "Ukrtatnafta" with a wicked evasion of payment of excise tax for January-February 2022. Also, the former chief accountant of the oil refinery was informed of suspicion of aiding or her intentional evasion of payment taxable tax for January 2022 for the amount of more than UAH 605 million.</text:p>
      <text:p text:style-name="P4">
Baby detectives have already provided compensation for UAH 605 million in the aforementioned criminal proceedings. The funds have already been received to the state budget.</text:p>
      <text:p text:style-name="P4">
News Source: <text:a xlink:type="simple" xlink:href="https://www.ukrinform.ua/rubric-economy/3710489-benzinova-shema-na-2-milardi-ekskerivniku-ukrtatnafti-ogolosili-se-odnu-pidozru.html" text:style-name="Internet_20_link" text:visited-style-name="Visited_20_Internet_20_Link">
https://www.ukrinform.ua/rubric-economy/3710489-benzinova-shema-na-2-milardi-ekskerivniku-ukrtatnafti-ogolosili-se-odnu-pidozru.html</text:a>
</text:p>
      <!--NEWS-->
      <text:h text:style-name="P10" text:outline-level="1">
<text:span text:style-name="T4">
Poltavska Oblast, Kirovohradska Oblast(21:31). Red Alert: aerial threat. Sirens sounding. Tak...</text:span>
</text:h>
      <text:p text:style-name="P4">
Authors: liveuamap (Language: en)</text:p>
      <text:p text:style-name="P4">
Time: 2023-05-17T15:32:00</text:p>
      <text:p text:style-name="P4">
Location: Poltavska Oblast (Latitude:49.47705000 Longtitude:33.81866000)</text:p>
      <text:p text:style-name="P4">
Videos: []</text:p>
      <text:p text:style-name="P4">
Images: []</text:p>
      <text:p text:style-name="P4">
Tags: ["Europe", "Central and Eastern Europe"]</text:p>
      <text:p text:style-name="P4">
Id: 22563579</text:p>
      <!--METADATA-->
      <text:p text:style-name="P4">
Poltava region, Kirovohrad region(21:31). Red Alert: aerial threat.Sirens sounding. Take cover now!</text:p>
      <text:p text:style-name="P4">
News Collection Link: <text:a xlink:type="simple" xlink:href="https://liveuamap.com/en/2023/17-may-poltavska-oblast-kirovohradska-oblast2g" text:style-name="Internet_20_link" text:visited-style-name="Visited_20_Internet_20_Link">
https://liveuamap.com/en/2023/17-may-poltavska-oblast-kirovohradska-oblast2g</text:a>
</text:p>
      <text:p text:style-name="P4">
News Source: <text:a xlink:type="simple" xlink:href="https://t.me/air_alert_ua/45721" text:style-name="Internet_20_link" text:visited-style-name="Visited_20_Internet_20_Link">
https://t.me/air_alert_ua/45721</text:a>
</text:p>
      <!--NEWS-->
      <text:h text:style-name="P10" text:outline-level="1">
<text:span text:style-name="T4">
The decision to grant Ukraine F -16 depends on the US - the Ministers of Defense of Britain and Germany</text:span>
</text:h>
      <text:p text:style-name="P4">
Authors: Ukrinform (Person)</text:p>
      <text:p text:style-name="P4">
Publisher: Укринформ (Organization)</text:p>
      <text:p text:style-name="P4">
Published Time: 2023-05-17T15:34:00+03:00</text:p>
      <text:p text:style-name="P4">
Modified Time: 2023-05-17T15:34:00+03:00</text:p>
      <text:p text:style-name="P4">
Description: The United Kingdom and Germany cannot transfer F-16 fighters to Ukraine, the decision to transfer such machines depends on the US. - Ukrinform.</text:p>
      <text:p text:style-name="P4">
Images: ["<text:a xlink:type="simple" xlink:href="https://static.ukrinform.com/photos/2015_11/thumb_files/630_360_1446829545-6581-foto-wikipediaorg.jpg" text:style-name="Internet_20_link" text:visited-style-name="Visited_20_Internet_20_Link">
630_360_14468...</text:a>
"]</text:p>
      <text:p text:style-name="P4">
Tags: ['Британія', 'Літак', 'Німеччина', 'США', 'Війна з Росією']</text:p>
      <text:p text:style-name="P4">
Type: Article</text:p>
      <!--METADATA-->
      <text:p text:style-name="P4">
<draw:frame draw:style-name="fr1" draw:name="Image78" text:anchor-type="as-char" svg:width="6.9236in" svg:height="3.956343in" draw:z-index="0">
<draw:image xlink:href="../Images/yкринформ/2023-05-17T15-34-00-03-00/630_360_1446829545-6581-foto-wikipediaorg.jpg" xlink:type="simple" xlink:show="embed" xlink:actuate="onLoad" draw:mime-type="image/jpeg"/>
</draw:frame>
The United Kingdom and Germany cannot transfer the F-16 Ukrainians, the decision to transfer such machines depends on the United States.</text:p>
      <text:p text:style-name="P4">
This was stated by the Ministers of Defense of Germany and the United Kingdom, Boris Pistorius and Benwolles at a press conference in Berlin after the negotiations, correspondenttukinform reports.</text:p>
      <text:p text:style-name="P4">
"There is no F-16 in the United Kingdom, but we can help preparation of pilots," Wolles said.</text:p>
      <text:p text:style-name="P4">
According to him, now it is not about the transfer of aircraft, but about the creation of platform.</text:p>
      <text:p text:style-name="P4">
In his turn, Pistorius stated: “<text:a xlink:type="simple" xlink:href="https://www.ukrinform.ua/tag-nimeccina" text:style-name="Internet_20_link" text:visited-style-name="Visited_20_Internet_20_Link">
</text:a>
... не відіграє активної ролі у такій коаліції або альянсі, адже не має нілітаків, ні відповідної компетенції… Це не те питання, яке вирішується уБерліні, воно вирішується у Білому домі».</text:p>
      <text:p text:style-name="P4">
<text:span text:style-name="T4">
Читайте також:</text:span>
 <text:a xlink:type="simple" xlink:href="https://www.ukrinform.ua/rubric-ato/3710470-nimeccina-zaavila-so-ne-bere-ucasti-u-peregovorah-pro-stvorenna-aviacijnoi-koalicii-dla-ukraini.html" text:style-name="Internet_20_link" text:visited-style-name="Visited_20_Internet_20_Link">
 </text:a>
According to him, Germany prefers the transfer of such weapons that can be applied immediately. At this time, the most popular are tanks, PPOs, ammunition.</text:p>
      <text:p text:style-name="P4">
At the same time, Wallace added that the current discussion is important in terms of the signal for the Rossi's readiness of Western partners to give Ukraine everything she plays. “We do not fold our hands, we are not split, we are more united than any; We did not weaken, we became stronger, ”the British minister said.</text:p>
      <text:p text:style-name="P4">
<text:span text:style-name="T4">
 Read also: </text:span>
 <text:a xlink:type="simple" xlink:href="https://www.ukrinform.ua/rubric-ato/3710412-duda-polsa-gotova-pidtrimati-navcanna-ukrainskih-pilotiv-na-f16.html" text:style-name="Internet_20_link" text:visited-style-name="Visited_20_Internet_20_Link">
</text:a>
As it was reported, the Britain's government has announced that this summer the teaching of Ukrainian pilots will begin.</text:p>
      <text:p text:style-name="P4">
News Source: <text:a xlink:type="simple" xlink:href="https://www.ukrinform.ua/rubric-ato/3710496-risenna-pro-nadanna-ukraini-f16-zalezit-vid-ssa-ministri-oboroni-britanii-i-nimeccini.html" text:style-name="Internet_20_link" text:visited-style-name="Visited_20_Internet_20_Link">
https://www.ukrinform.ua/rubric-ato/3710496-risenna-pro-nadanna-ukraini-f16-zalezit-vid-ssa-ministri-oboroni-britanii-i-nimeccini.html</text:a>
</text:p>
      <!--NEWS-->
      <text:h text:style-name="P10" text:outline-level="1">
<text:span text:style-name="T4">
A football match was held in the UAE between the Ukrainian schools "Sofia" and "Divosvit"</text:span>
</text:h>
      <text:p text:style-name="P4">
Authors: Ukrinform (Person)</text:p>
      <text:p text:style-name="P4">
Publisher: Укринформ (Organization)</text:p>
      <text:p text:style-name="P4">
Published Time: 2023-05-17T15:35:00+03:00</text:p>
      <text:p text:style-name="P4">
Modified Time: 2023-05-17T15:35:00+03:00</text:p>
      <text:p text:style-name="P4">
Description: The UAE hosted a football match between the Ukrainian schools "Sofia" (Dubai) and the school "Divosvit" (Abu Dhabi) with the participation of Ukrainian football stars Sergei Rebrov, Andriy Yarmolenko and Mikhail Sokolovsky. - Ukrinform.</text:p>
      <text:p text:style-name="P4">
Images: ["<text:a xlink:type="simple" xlink:href="https://static.ukrinform.com/photos/2023_05/thumb_files/630_360_1684326344-263.jpg" text:style-name="Internet_20_link" text:visited-style-name="Visited_20_Internet_20_Link">
630_360_16843...</text:a>
", "<text:a xlink:type="simple" xlink:href="https://static.ukrinform.com/photos/2023_05/1684326391-348.jpg" text:style-name="Internet_20_link" text:visited-style-name="Visited_20_Internet_20_Link">
1684326391-34...</text:a>
", "<text:a xlink:type="simple" xlink:href="https://static.ukrinform.com/photos/2023_05/1684326455-501.jpg" text:style-name="Internet_20_link" text:visited-style-name="Visited_20_Internet_20_Link">
1684326455-50...</text:a>
", "<text:a xlink:type="simple" xlink:href="https://static.ukrinform.com/photos/2023_05/1684326480-802.jpg" text:style-name="Internet_20_link" text:visited-style-name="Visited_20_Internet_20_Link">
1684326480-80...</text:a>
", "<text:a xlink:type="simple" xlink:href="https://static.ukrinform.com/photos/2023_05/1684326552-712.jpg" text:style-name="Internet_20_link" text:visited-style-name="Visited_20_Internet_20_Link">
1684326552-71...</text:a>
", "<text:a xlink:type="simple" xlink:href="https://static.ukrinform.com/photos/2023_05/1684326575-552.jpg" text:style-name="Internet_20_link" text:visited-style-name="Visited_20_Internet_20_Link">
1684326575-55...</text:a>
", "<text:a xlink:type="simple" xlink:href="https://static.ukrinform.com/photos/2023_05/1684326614-109.jpeg" text:style-name="Internet_20_link" text:visited-style-name="Visited_20_Internet_20_Link">
1684326614-10...</text:a>
", "<text:a xlink:type="simple" xlink:href="https://static.ukrinform.com/photos/2023_05/1684326737-132.jpg" text:style-name="Internet_20_link" text:visited-style-name="Visited_20_Internet_20_Link">
1684326737-13...</text:a>
", "<text:a xlink:type="simple" xlink:href="https://static.ukrinform.com/photos/2023_05/1684326809-442.jpg" text:style-name="Internet_20_link" text:visited-style-name="Visited_20_Internet_20_Link">
1684326809-44...</text:a>
", "<text:a xlink:type="simple" xlink:href="https://static.ukrinform.com/photos/2023_05/1684326836-120.jpg" text:style-name="Internet_20_link" text:visited-style-name="Visited_20_Internet_20_Link">
1684326836-12...</text:a>
", "<text:a xlink:type="simple" xlink:href="https://static.ukrinform.com/photos/2023_05/1684326853-533.jpg" text:style-name="Internet_20_link" text:visited-style-name="Visited_20_Internet_20_Link">
1684326853-53...</text:a>
"]</text:p>
      <text:p text:style-name="P4">
Tags: ['Діаспора', 'Діти', 'Футбол', 'ОАЕ', 'Школа']</text:p>
      <text:p text:style-name="P4">
Type: Article</text:p>
      <!--METADATA-->
      <text:p text:style-name="P4">
<draw:frame draw:style-name="fr1" draw:name="Image79" text:anchor-type="as-char" svg:width="6.9236in" svg:height="3.956343in" draw:z-index="0">
<draw:image xlink:href="../Images/yкринформ/2023-05-17T15-35-00-03-00/630_360_1684326344-263.jpg" xlink:type="simple" xlink:show="embed" xlink:actuate="onLoad" draw:mime-type="image/jpeg"/>
</draw:frame>
A football match between the Ukrainian schools "Sofia" was oed(Dubai)and the Divosvit School(Abu Dhabi)With the participation of Ukrainian football stars, Sergei Rebrov, Andriy Yarmolenko and Mikhail Sokolovsky.</text:p>
      <text:p text:style-name="P4">
As Ukrinform reports, the publication [] reported this(https://ukrdubai.com/articles/286890/nikita-rebrov-ta-ivan-yarmolenko-vidznachilisya-golami-v-matchi-mizh-komandami-ukrainskih-shkil-oae?fbclid=IwAR1-VuIG-nWi6sRAfFMZ97biNgYqk2kbns6qZoH6GjqqXlUuKHrxx60kiYE) .</text:p>
      <text:p text:style-name="P4">
<draw:frame draw:style-name="fr1" draw:name="Image80" text:anchor-type="as-char" svg:width="6.9236in" svg:height="4.037085in" draw:z-index="0">
<draw:image xlink:href="../Images/yкринформ/2023-05-17T15-35-00-03-00/1684326391-348.jpg" xlink:type="simple" xlink:show="embed" xlink:actuate="onLoad" draw:mime-type="image/jpeg"/>
</draw:frame>
The third secretary of the Embassy of Ukraine in the UAE Vitaliy Fedyanin noted that this event was a true holiday of Ukrainian football in the United Arab Emirates.</text:p>
      <text:p text:style-name="P4">
<draw:frame draw:style-name="fr1" draw:name="Image81" text:anchor-type="as-char" svg:width="6.9236in" svg:height="4.705484in" draw:z-index="0">
<draw:image xlink:href="../Images/yкринформ/2023-05-17T15-35-00-03-00/1684326455-501.jpg" xlink:type="simple" xlink:show="embed" xlink:actuate="onLoad" draw:mime-type="image/jpeg"/>
</draw:frame>
The arbiter of the match was the head coach of the children's football Academy Dynamo Dubaidenis Sokolovsky.</text:p>
      <text:p text:style-name="P4">
<draw:frame draw:style-name="fr1" draw:name="Image82" text:anchor-type="as-char" svg:width="6.9236in" svg:height="4.615733in" draw:z-index="0">
<draw:image xlink:href="../Images/yкринформ/2023-05-17T15-35-00-03-00/1684326480-802.jpg" xlink:type="simple" xlink:show="embed" xlink:actuate="onLoad" draw:mime-type="image/jpeg"/>
</draw:frame>
In a tense match, the victory with a score of 5: 4 was won by the Sofia School.</text:p>
      <text:p text:style-name="P4">
After the duel, the players of both teams received medals and certificates with signedball.</text:p>
      <text:p text:style-name="P4">
<draw:frame draw:style-name="fr1" draw:name="Image83" text:anchor-type="as-char" svg:width="6.9236in" svg:height="4.602335in" draw:z-index="0">
<draw:image xlink:href="../Images/yкринформ/2023-05-17T15-35-00-03-00/1684326552-712.jpg" xlink:type="simple" xlink:show="embed" xlink:actuate="onLoad" draw:mime-type="image/jpeg"/>
</draw:frame>
Also, Sergei Rebrov, Andriy Yarmolenko and Denis Sokolovsky noted the gates of players from both teams that best manifested themselves during the match: Maxim Little and Abdall at Abu Dhabi, Nikita Rebrov, Timurafedulov and Antoine Hitarda from the Dubai team.</text:p>
      <text:p text:style-name="P4">
<draw:frame draw:style-name="fr1" draw:name="Image84" text:anchor-type="as-char" svg:width="6.9236in" svg:height="7.65202in" draw:z-index="0">
<draw:image xlink:href="../Images/yкринформ/2023-05-17T15-35-00-03-00/1684326575-552.jpg" xlink:type="simple" xlink:show="embed" xlink:actuate="onLoad" draw:mime-type="image/jpeg"/>
</draw:frame>
Andriy Yarmolenko shared his impressions of the children's duel.</text:p>
      <text:p text:style-name="P4">
Denis Sokolovsky said that he was glad to act as the arbitrator</text:p>
      <text:p text:style-name="P4">
"Also pleasant and unexpected was a meeting on the Arabian land of two-day players of Shakhtar-my dad, Mikhail Sokolovsky, who played in 70-80, and Sergei Rebrov, who started his career in miners in the 1990s," he said .</text:p>
      <text:p text:style-name="P4">
<draw:frame draw:style-name="fr1" draw:name="Image85" text:anchor-type="as-char" svg:width="6.9236in" svg:height="4.743948in" draw:z-index="0">
<draw:image xlink:href="../Images/yкринформ/2023-05-17T15-35-00-03-00/1684326614-109.jpeg" xlink:type="simple" xlink:show="embed" xlink:actuate="onLoad" draw:mime-type="image/jpeg"/>
</draw:frame>
Denis noted that both teams played very well and tried to show their best abilities.</text:p>
      <text:p text:style-name="P4">
<draw:frame draw:style-name="fr1" draw:name="Image86" text:anchor-type="as-char" svg:width="6.9236in" svg:height="4.585631in" draw:z-index="0">
<draw:image xlink:href="../Images/yкринформ/2023-05-17T15-35-00-03-00/1684326737-132.jpg" xlink:type="simple" xlink:show="embed" xlink:actuate="onLoad" draw:mime-type="image/jpeg"/>
</draw:frame>
</text:p>
      <text:p text:style-name="P4">
<draw:frame draw:style-name="fr1" draw:name="Image87" text:anchor-type="as-char" svg:width="6.9236in" svg:height="5.327326in" draw:z-index="0">
<draw:image xlink:href="../Images/yкринформ/2023-05-17T15-35-00-03-00/1684326809-442.jpg" xlink:type="simple" xlink:show="embed" xlink:actuate="onLoad" draw:mime-type="image/jpeg"/>
</draw:frame>
Impressions of the match coach of the team of the school "Divosvit" Stoyanych Yakimovsky Zakedonia.</text:p>
      <text:p text:style-name="P4">
“First of all, we thank the Sofia team for the wonderful organization and a fantastic mattress. For children, it was an opportunity to meet with such super -stars as the relict Yarmolenko, which gave them inspiration for further development. Unfortunately, they have been a match, but I am proud of our team of 6-11-year-old players, because every other than a maximum of effort to win. We will focus even more on development, we will train even more, and we hope to achieve the best results of a tank time, ”he said.</text:p>
      <text:p text:style-name="P4">
<draw:frame draw:style-name="fr1" draw:name="Image88" text:anchor-type="as-char" svg:width="6.9236in" svg:height="4.223193in" draw:z-index="0">
<draw:image xlink:href="../Images/yкринформ/2023-05-17T15-35-00-03-00/1684326836-120.jpg" xlink:type="simple" xlink:show="embed" xlink:actuate="onLoad" draw:mime-type="image/jpeg"/>
</draw:frame>
The Divosvita Director Tatiana Atab noted that the participants of the parties were in this event that Ukraine wins, as it was written on a holiday cake from Bakemart, which the players were happy to tasted after our boost match.</text:p>
      <text:p text:style-name="P4">
<draw:frame draw:style-name="fr1" draw:name="Image89" text:anchor-type="as-char" svg:width="6.9236in" svg:height="5.091085in" draw:z-index="0">
<draw:image xlink:href="../Images/yкринформ/2023-05-17T15-35-00-03-00/1684326853-533.jpg" xlink:type="simple" xlink:show="embed" xlink:actuate="onLoad" draw:mime-type="image/jpeg"/>
</draw:frame>
Recall, last year <text:a xlink:type="simple" xlink:href="https://www.ukrinform.ua/rubric-diaspora/3489996-vidomij-futbolist-i-trener-zustrivsa-z-ucnami-ukrainskih-skil-v-oae.html" text:style-name="Internet_20_link" text:visited-style-name="Visited_20_Internet_20_Link">
</text:a>
Sergiyrebrov with students of Ukrainian schools "Divosvit" and "Sofia".</text:p>
      <text:p text:style-name="P4">
_Foto: "Emirates Today", Ukrainian School at the UAE "Sofia" _</text:p>
      <text:p text:style-name="P4">
News Source: <text:a xlink:type="simple" xlink:href="https://www.ukrinform.ua/rubric-diaspora/3710479-v-oae-vidbuvsa-futbolnij-matc-miz-ukrainskimi-skolami-sofia-ta-divosvit.html" text:style-name="Internet_20_link" text:visited-style-name="Visited_20_Internet_20_Link">
https://www.ukrinform.ua/rubric-diaspora/3710479-v-oae-vidbuvsa-futbolnij-matc-miz-ukrainskimi-skolami-sofia-ta-divosvit.html</text:a>
</text:p>
      <!--NEWS-->
      <text:h text:style-name="P10" text:outline-level="1">
<text:span text:style-name="T4">
Zaporizka Oblast(21:37). Red Alert: aerial threat. Sirens sounding. Take cover now!</text:span>
</text:h>
      <text:p text:style-name="P4">
Authors: liveuamap (Language: en)</text:p>
      <text:p text:style-name="P4">
Time: 2023-05-17T15:38:00</text:p>
      <text:p text:style-name="P4">
Location: Zaporizka Oblast (Latitude:47.612021 Longtitude:35.765261)</text:p>
      <text:p text:style-name="P4">
Videos: []</text:p>
      <text:p text:style-name="P4">
Images: []</text:p>
      <text:p text:style-name="P4">
Tags: ["Europe", "Central and Eastern Europe"]</text:p>
      <text:p text:style-name="P4">
Id: 22563580</text:p>
      <!--METADATA-->
      <text:p text:style-name="P4">
Zaporizhzhia region(21:37). Red Alert: aerial threat. Sirens sounding. Take covernow!</text:p>
      <text:p text:style-name="P4">
News Collection Link: <text:a xlink:type="simple" xlink:href="https://liveuamap.com/en/2023/17-may-zaporizka-oblast2137-red-alert-aerial-g" text:style-name="Internet_20_link" text:visited-style-name="Visited_20_Internet_20_Link">
https://liveuamap.com/en/2023/17-may-zaporizka-oblast2137-red-alert-aerial-g</text:a>
</text:p>
      <text:p text:style-name="P4">
News Source: <text:a xlink:type="simple" xlink:href="https://t.me/air_alert_ua/45725" text:style-name="Internet_20_link" text:visited-style-name="Visited_20_Internet_20_Link">
https://t.me/air_alert_ua/45725</text:a>
</text:p>
      <!--NEWS-->
      <text:h text:style-name="P10" text:outline-level="1">
<text:span text:style-name="T4">
More than a thousand civilians remain in Avdiivka - defense forces</text:span>
</text:h>
      <text:p text:style-name="P4">
Authors: Ukrinform (Person)</text:p>
      <text:p text:style-name="P4">
Publisher: Укринформ (Organization)</text:p>
      <text:p text:style-name="P4">
Published Time: 2023-05-17T15:40:00+03:00</text:p>
      <text:p text:style-name="P4">
Modified Time: 2023-05-17T15:40:00+03:00</text:p>
      <text:p text:style-name="P4">
Description: More than a thousand civilian citizens remain in Avdiivka in Donetsk region, and the city's chaotic shelling is ongoing with Russian troops. - Ukrinform.</text:p>
      <text:p text:style-name="P4">
Images: ["<text:a xlink:type="simple" xlink:href="https://static.ukrinform.com/photos/2023_04/thumb_files/630_360_1682412691-196.png" text:style-name="Internet_20_link" text:visited-style-name="Visited_20_Internet_20_Link">
630_360_16824...</text:a>
"]</text:p>
      <text:p text:style-name="P4">
Tags: ['Авдіївка', 'Війна з Росією', 'Єдині новини']</text:p>
      <text:p text:style-name="P4">
Type: Article</text:p>
      <!--METADATA-->
      <text:p text:style-name="P4">
<draw:frame draw:style-name="fr1" draw:name="Image90" text:anchor-type="as-char" svg:width="6.9236in" svg:height="3.956343in" draw:z-index="0">
<draw:image xlink:href="../Images/yкринформ/2023-05-17T15-40-00-03-00/630_360_1682412691-196.png" xlink:type="simple" xlink:show="embed" xlink:actuate="onLoad" draw:mime-type="image/png"/>
</draw:frame>
More than a thousand civilian citizens remain in Avdiwin Donetsk region, and the city's chaotic units of Russian troops continue.</text:p>
      <text:p text:style-name="P4">
According to Ukrinform, the Unified Press Center of Defense forces of Tavriysky Valeriyshchn's Defense Forces.</text:p>
      <text:p text:style-name="P4">
“There are people in Avdiivka, more than a thousand. There is a "point of indomitable", a stock of food, the Internet. The chaotic shelling of the city is ongoing, although they have become smaller at the first review. Intelligence says that in trenches the minimum amount of infantry(enemy - ed.), the movement of technology also decreased, the shelling is mainly changing, but the drones in the sky fly regularly and our anti -aircraft guns hunt them, ”Shershn said.</text:p>
      <text:p text:style-name="P4">
<text:span text:style-name="T4">
 Read also: </text:span>
 <text:a xlink:type="simple" xlink:href="https://www.ukrinform.ua/rubric-ato/3710137-zsu-vidbili-ataki-v-rajoni-marinki-na-shodi-vidbulosa-44-bojovih-zitknenna.html" text:style-name="Internet_20_link" text:visited-style-name="Visited_20_Internet_20_Link">
</text:a>
Commenting on the situation in the Tavriya direction, Shershn noted that it was laid with controlled defense forces. There were 493 hostilities a day there.</text:p>
      <text:p text:style-name="P4">
“Here everything is controlled, unchanged, the enemy continues the assault of the Avdeevsky direction, has active revolution in the Novopavlovsky, Orikhiv directions. Over the past day, the enemy attacked our positions 16 times, having repelled, departed ... 493 enemy shelling was recorded in the Tavriya direction. In particular, in the Zaporizhzhya direction 120, Donetsk - 373. The enemy made 9 aviation blows, 4 strikes of the uniforms, ”the spokesman informed.</text:p>
      <text:p text:style-name="P4">
According to him, in the center of storms of the enemy - Marinka, the situation is tamped by the fact that there are practically no whole buildings in the city. Among the ruins there are street fights.</text:p>
      <text:p text:style-name="P4">
<text:span text:style-name="T4">
 Read also: </text:span>
 <text:a xlink:type="simple" xlink:href="https://www.ukrinform.ua/rubric-ato/3709616-bahmut-ta-marinka-zalisautsa-v-epicentri-bojovih-dij-na-shodi-za-dobu-37-zitknen.html" text:style-name="Internet_20_link" text:visited-style-name="Visited_20_Internet_20_Link">
</text:a>
Shershn also stressed that because of the tough fights, Marinka was called "Minibhmut".</text:p>
      <text:p text:style-name="P4">
As reported by Ukrinform, the forces of Tavriya's defense during the herself were completed more than a thousand fire tasks and <text:a xlink:type="simple" xlink:href="https://www.ukrinform.ua/rubric-ato/3710358-zsu-znisili-na-tavrijskomu-napramku-majze-rotu-zagarbnikiv-i-ponad-20-odinic-tehniki.html" text:style-name="Internet_20_link" text:visited-style-name="Visited_20_Internet_20_Link">
</text:a>
<text:span text:style-name="T5">
Foto: Konstantin Liber</text:span>
</text:p>
      <text:p text:style-name="P4">
News Source: <text:a xlink:type="simple" xlink:href="https://www.ukrinform.ua/rubric-ato/3710517-v-avdiivci-zalisaetsa-ponad-tisaca-civilnih-sili-oboroni.html" text:style-name="Internet_20_link" text:visited-style-name="Visited_20_Internet_20_Link">
https://www.ukrinform.ua/rubric-ato/3710517-v-avdiivci-zalisaetsa-ponad-tisaca-civilnih-sili-oboroni.html</text:a>
</text:p>
      <!--NEWS-->
      <text:h text:style-name="P10" text:outline-level="1">
<text:span text:style-name="T4">
Donetsk Oblast(21:44). Red Alert: aerial threat. Sirens sounding. Take cover now!</text:span>
</text:h>
      <text:p text:style-name="P4">
Authors: liveuamap (Language: en)</text:p>
      <text:p text:style-name="P4">
Time: 2023-05-17T15:45:00</text:p>
      <text:p text:style-name="P4">
Location: Donetsk Oblast (Latitude:48.72686 Longtitude:37.57897)</text:p>
      <text:p text:style-name="P4">
Videos: []</text:p>
      <text:p text:style-name="P4">
Images: []</text:p>
      <text:p text:style-name="P4">
Tags: ["Europe", "Central and Eastern Europe"]</text:p>
      <text:p text:style-name="P4">
Id: 22563581</text:p>
      <!--METADATA-->
      <text:p text:style-name="P4">
Donetsk Oblast(21:44). Red Alert: aerial threat. Sirens sounding. Take covernow!</text:p>
      <text:p text:style-name="P4">
News Collection Link: <text:a xlink:type="simple" xlink:href="https://liveuamap.com/en/2023/17-may-donetsk-oblast2144-red-alert-aerial-thg" text:style-name="Internet_20_link" text:visited-style-name="Visited_20_Internet_20_Link">
https://liveuamap.com/en/2023/17-may-donetsk-oblast2144-red-alert-aerial-thg</text:a>
</text:p>
      <text:p text:style-name="P4">
News Source: <text:a xlink:type="simple" xlink:href="https://t.me/air_alert_ua/45726" text:style-name="Internet_20_link" text:visited-style-name="Visited_20_Internet_20_Link">
https://t.me/air_alert_ua/45726</text:a>
</text:p>
      <!--NEWS-->
      <text:h text:style-name="P10" text:outline-level="1">
<text:span text:style-name="T4">
Russia's decision to attack Ukraine turned the world upside down - Hungary President</text:span>
</text:h>
      <text:p text:style-name="P4">
Authors: Ukrinform (Person)</text:p>
      <text:p text:style-name="P4">
Publisher: Укринформ (Organization)</text:p>
      <text:p text:style-name="P4">
Published Time: 2023-05-17T15:49:53+03:00</text:p>
      <text:p text:style-name="P4">
Modified Time: 2023-05-17T15:49:53+03:00</text:p>
      <text:p text:style-name="P4">
Description: Hungary President Catalin Novak condemned the "crazy decision of Russia to attack Ukraine" and emphasized the need to punish all involved in military crimes in Ukraine. - Ukrinform.</text:p>
      <text:p text:style-name="P4">
Images: ["<text:a xlink:type="simple" xlink:href="https://static.ukrinform.com/photos/2023_03/thumb_files/630_360_1680145632-881.jpg" text:style-name="Internet_20_link" text:visited-style-name="Visited_20_Internet_20_Link">
630_360_16801...</text:a>
"]</text:p>
      <text:p text:style-name="P4">
Tags: ['Угорщина', 'Україна', 'Війна з Росією']</text:p>
      <text:p text:style-name="P4">
Type: Article</text:p>
      <!--METADATA-->
      <text:p text:style-name="P4">
<draw:frame draw:style-name="fr1" draw:name="Image91" text:anchor-type="as-char" svg:width="6.9236in" svg:height="3.956343in" draw:z-index="0">
<draw:image xlink:href="../Images/yкринформ/2023-05-17T15-49-53-03-00/630_360_1680145632-881.jpg" xlink:type="simple" xlink:show="embed" xlink:actuate="onLoad" draw:mime-type="image/jpeg"/>
</draw:frame>
Hungary President Catalin Novak condemned the "crazy decision of Russia by the Mother of Ukraine" and emphasized the need for punishment of all involved in military races in Ukraine.</text:p>
      <text:p text:style-name="P4">
According to the Ukrinform correspondent, Novak said this in a speech on the Samotirad of Europe in Reykjavik.</text:p>
      <text:p text:style-name="P4">
"There is a cruel war on the European continent, a peaceful way of our lives is an attack. The crazy decision of Russia to attack Ukraine, a direct neighbor <text:a xlink:type="simple" xlink:href="https://www.ukrinform.ua/tag-ugorsina" text:style-name="Internet_20_link" text:visited-style-name="Visited_20_Internet_20_Link">
</text:a>
, our world turned upside down. Therefore, we must take a single and solidification: armed attack and aggression against a sovereign state are unacceptable.</text:p>
      <text:p text:style-name="P4">
President Hungary emphasized the need to achieve a "fair liberty" - "when all the conditions of a just peace, not only the cessation, but also a true long -term peace, which will be accompanied by reconciliation, will be met."</text:p>
      <text:p text:style-name="P4">
<text:span text:style-name="T4">
 Read also: </text:span>
 <text:a xlink:type="simple" xlink:href="https://www.ukrinform.ua/rubric-economy/3709952-ugorsina-zbilsila-termin-tranzitu-ukrainskih-tovariv.html" text:style-name="Internet_20_link" text:visited-style-name="Visited_20_Internet_20_Link">
<text:span text:style-name="T4">
 Hungarian </text:span>
</text:a>
As reported by Ukrinform, at the Council of Europe Summit in Reykjavik <text:a xlink:type="simple" xlink:href="https://www.ukrinform.ua/rubric-polytics/3710382-na-samiti-radi-evropi-stvorili-reestr-zbitkiv-ukraini-vid-agresii-rf.html" text:style-name="Internet_20_link" text:visited-style-name="Visited_20_Internet_20_Link">
</text:a>
, caused by the Ukrainian agency of the Russian Federation.</text:p>
      <text:p text:style-name="P4">
The loss register is created as a platform for intergovernmental cooperation, which operates the Winstitutional Frame of the Council of Europe. The register is a legal entity in accordance with the pre -national legislation of the Kingdom of the Netherlands and Ukraine and is located in the Netherlands.</text:p>
      <text:p text:style-name="P4">
It receives and processes information on the requirements for damages of thadoxes, is the first component of the future international compensation mechanism to be created by a separate international treaty in Ukraine's cooperation. The claims and compensation fund will be created next.</text:p>
      <text:p text:style-name="P4">
Any Member State or Observer of the Council of Europe and the European Union, as well as any other state that voted for the UN HAP resolution dated November 14, 2022 may join the Register.</text:p>
      <text:p text:style-name="P4">
News Source: <text:a xlink:type="simple" xlink:href="https://www.ukrinform.ua/rubric-ato/3710500-risenna-rosii-napasti-na-ukrainu-perevernulo-svit-z-nig-na-golovu-prezidentka-ugorsini.html" text:style-name="Internet_20_link" text:visited-style-name="Visited_20_Internet_20_Link">
https://www.ukrinform.ua/rubric-ato/3710500-risenna-rosii-napasti-na-ukrainu-perevernulo-svit-z-nig-na-golovu-prezidentka-ugorsini.html</text:a>
</text:p>
      <!--NEWS-->
      <text:h text:style-name="P10" text:outline-level="1">
<text:span text:style-name="T4">
The prosecutor insists on the detention of Knyazev, because not the whole amount of bribe was found</text:span>
</text:h>
      <text:p text:style-name="P4">
Authors: Ukrinform (Person)</text:p>
      <text:p text:style-name="P4">
Publisher: Укринформ (Organization)</text:p>
      <text:p text:style-name="P4">
Published Time: 2023-05-17T15:50:00+03:00</text:p>
      <text:p text:style-name="P4">
Modified Time: 2023-05-17T15:50:00+03:00</text:p>
      <text:p text:style-name="P4">
Description: Law enforcement officers did not find the entire amount of bribe, and therefore the Supreme Court expert Vsevolod Knyazev should be detained until the consent of the High Council of Justice for his detention, so that he thus does not interfere with the search for material evidence. - Ukrinform.</text:p>
      <text:p text:style-name="P4">
Images: ["<text:a xlink:type="simple" xlink:href="https://static.ukrinform.com/photos/2022_06/thumb_files/630_360_1656312685-809.jpg" text:style-name="Internet_20_link" text:visited-style-name="Visited_20_Internet_20_Link">
630_360_16563...</text:a>
"]</text:p>
      <text:p text:style-name="P4">
Tags: ['Хабар', 'Князєв', 'Прокуратура', 'Верховний Суд', 'Боротьба з корупцією']</text:p>
      <text:p text:style-name="P4">
Type: Article</text:p>
      <!--METADATA-->
      <text:p text:style-name="P4">
<draw:frame draw:style-name="fr1" draw:name="Image92" text:anchor-type="as-char" svg:width="6.9236in" svg:height="3.956343in" draw:z-index="0">
<draw:image xlink:href="../Images/yкринформ/2023-05-17T15-50-00-03-00/630_360_1656312685-809.jpg" xlink:type="simple" xlink:show="embed" xlink:actuate="onLoad" draw:mime-type="image/jpeg"/>
</draw:frame>
Law enforcement officers did not find the entire amount of bribe, and therefore the expert of the Supreme Judov Ssevolod Knyazev should be detained until the consent of the High Council of Justice of the highest detention, so that he thus does not interfere with the search for material.</text:p>
      <text:p text:style-name="P4">
The prosecutor of the Specialized Anti -Corruption Prosecutor's Office Alexander in the High Anti -Corruption Court has said this, where the complaint for the detention of Knyazev is being considered, Ukrinform correspondent reports.</text:p>
      <text:p text:style-name="P4">
"The purpose of detention is to ensure the preservation of physical evidence. It is reached before this time, namely, the funds that were the subject of undue benefit received by Knyazezev were found and presented under the supervisory law enforcement officers," he said.</text:p>
      <text:p text:style-name="P4">
<text:span text:style-name="T4">
 Read also: </text:span>
 <text:a xlink:type="simple" xlink:href="https://www.ukrinform.ua/rubric-society/3710463-prokuratura-napravila-do-vrp-podanna-pro-dozvil-na-arest-knazeva.html" text:style-name="Internet_20_link" text:visited-style-name="Visited_20_Internet_20_Link">
<text:span text:style-name="T4">
 prince </text:span>
</text:a>
Omelchenko noted that during <text:a xlink:type="simple" xlink:href="https://www.ukrinform.ua/tag-obsuk" text:style-name="Internet_20_link" text:visited-style-name="Visited_20_Internet_20_Link">
</text:a>
The princely interrupted the conduct of investigative actions, in particular, he grabbed his phone in the detective inamagranged someone to call, so in the opinion of the investigation, in the case of release of Knyazev, he may interfere with the search for material evidence.</text:p>
      <text:p text:style-name="P4">
"The money was received by prince for further transfer to the judges of the Supreme Court, the atom is the risk that these funds can be in other persons, whom we now proceed to involvement in a criminal offense, and by times the search for these funds is every reason to say that the number of suspects can be expanded ", - said the prosecutor.</text:p>
      <text:p text:style-name="P4">
<text:span text:style-name="T4">
 Read also: </text:span>
 <text:a xlink:type="simple" xlink:href="https://www.ukrinform.ua/rubric-society/3710458-knazeva-ne-mali-prava-zatrimuvati-bez-zgodi-vrp-advokat.html" text:style-name="Internet_20_link" text:visited-style-name="Visited_20_Internet_20_Link">
<text:span text:style-name="T4">
 Knyazev </text:span>
</text:a>
At the same time, the detective of the National Corruption Bureau reported at the court session that law enforcement officers searched about 20 judges that are part of the Grand Chamber of the Supreme Court, and during these investigatives it was possible to find certain amounts.</text:p>
      <text:p text:style-name="P4">
"During the simultaneous search of about 20 judges of the Supreme Court, certain amounts - I will voice their names - were also found," the detective said.</text:p>
      <text:p text:style-name="P4">
According to the detective, the investigation cannot find $ 350,000 at the moment, which were the subject of undue benefit.</text:p>
      <text:p text:style-name="P4">
According to Prosecutor Omelchenko, Knyazev was detained legally for 72 hours, and the end of this time the investigation hopes to obtain consent from the High Chief of Justice to keep him detention.Upon granting such a permit, the SAP will send a request to the Wax to elect him a convoy.</text:p>
      <text:p text:style-name="P4">
May 15 <text:a xlink:type="simple" xlink:href="https://www.ukrinform.ua/rubric-society/3709683-nabu-i-sap-vikrili-masstabnu-korupciu-u-verhovnomu-sudi.html" text:style-name="Internet_20_link" text:visited-style-name="Visited_20_Internet_20_Link">
</text:a>
Obtaining an wrongful mansion and judges of the Supreme Court. The law enforcement officers of the detainee at that time the head of the Knyazev Armed Forces and withdrew $ 2.7 million.</text:p>
      <text:p text:style-name="P4">
News Source: <text:a xlink:type="simple" xlink:href="https://www.ukrinform.ua/rubric-society/3710504-prokuror-napolagae-na-zatrimanni-knazeva-bo-ne-vsu-sumu-habara-vdalosa-znajti.html" text:style-name="Internet_20_link" text:visited-style-name="Visited_20_Internet_20_Link">
https://www.ukrinform.ua/rubric-society/3710504-prokuror-napolagae-na-zatrimanni-knazeva-bo-ne-vsu-sumu-habara-vdalosa-znajti.html</text:a>
</text:p>
      <!--NEWS-->
      <text:h text:style-name="P10" text:outline-level="1">
<text:span text:style-name="T4">
In IMi urge to change the provisions of the bill concerning advertising in the media</text:span>
</text:h>
      <text:p text:style-name="P4">
Authors: Ukrinform (Person)</text:p>
      <text:p text:style-name="P4">
Publisher: Укринформ (Organization)</text:p>
      <text:p text:style-name="P4">
Published Time: 2023-05-17T15:52:47+03:00</text:p>
      <text:p text:style-name="P4">
Modified Time: 2023-05-17T15:52:47+03:00</text:p>
      <text:p text:style-name="P4">
Description: Oksana Romanyuk, director of the Media Institute (IMI), emphasizes that when updating advertising legislation in Ukraine, it is necessary to change the provisions concerning the advertising in the media. - Ukrinform.</text:p>
      <text:p text:style-name="P4">
Images: ["<text:a xlink:type="simple" xlink:href="https://static.ukrinform.com/photos/2023_05/thumb_files/630_360_1684318479-511.jpg" text:style-name="Internet_20_link" text:visited-style-name="Visited_20_Internet_20_Link">
630_360_16843...</text:a>
"]</text:p>
      <text:p text:style-name="P4">
Tags: ['Реклама', 'Законопроєкт', 'Медіа', 'Інститут масової інформації ']</text:p>
      <text:p text:style-name="P4">
Type: Article</text:p>
      <!--METADATA-->
      <text:p text:style-name="P4">
<draw:frame draw:style-name="fr1" draw:name="Image93" text:anchor-type="as-char" svg:width="6.9236in" svg:height="3.956343in" draw:z-index="0">
<draw:image xlink:href="../Images/yкринформ/2023-05-17T15-52-47-03-00/630_360_1684318479-511.jpg" xlink:type="simple" xlink:show="embed" xlink:actuate="onLoad" draw:mime-type="image/jpeg"/>
</draw:frame>
The Director of the Media Institute(Them)Oksana Romanyuk emphasizes that in the renewal of advertising legislation in Ukraine, it is necessary to change the provisions concerning the development of advertising in the media.</text:p>
      <text:p text:style-name="P4">
She said this in a comment to Ukrinform.</text:p>
      <text:p text:style-name="P4">
"We have concerns about this document, because there is not a very understanding of the advertising of the regional media. The fact is that regional media often function as a FOP, and in this law(On amendment to <text:a xlink:type="simple" xlink:href="https://www.ukrinform.ua/tag-zakon" text:style-name="Internet_20_link" text:visited-style-name="Visited_20_Internet_20_Link">
</text:a>
Ukraine "On Advertising" - Ed.)It is stated that advertising is only allowed if it is paid a legal entity. It turns out a conflict that can cause a very large number of regional media. We urge to replace in this article(Articles 13 - Ed.)Definition of "legal entities of Ukraine" on "residents of Ukraine" or to remove this norm at all, " - said IMI Director.</text:p>
      <text:p text:style-name="P4">
In her opinion, if the bill is approved in its current form, it is negative to the media market, because regional media will not be able to earn Nazi.</text:p>
      <text:p text:style-name="P4">
As reported by Ukrinform, <text:a xlink:type="simple" xlink:href="https://www.ukrinform.ua/tag-verhovna-rada" text:style-name="Internet_20_link" text:visited-style-name="Visited_20_Internet_20_Link">
</text:a>
On the first reading of the law "On Amendments to the Law of Ukraine" On Advertising "on the Implementation of European Legislation of European Legislation of Ukraine by the implementation of certain provisions of certain provisions of acquisiece in the field of audiovisual advertising in the first reading.(European Convention on Cross -Border Gency, European Parliament Directive and Council 2010/13/EC Provisionalvisual Media Services of March 10, 2010 as amended(EU)2018/1808 dated 14 November 2018)and to some other laws ”(№9206).</text:p>
      <text:p text:style-name="P4">
<text:span text:style-name="T4">
Читайте також:</text:span>
 <text:a xlink:type="simple" xlink:href="https://www.ukrinform.ua/rubric-society/3710468-v-imi-poasnili-comu-zakon-pro-media-ne-zapracuvav-napovnu-e-kilka-nuansiv.html" text:style-name="Internet_20_link" text:visited-style-name="Visited_20_Internet_20_Link">
 </text:a>
The bill, in particular, provides for the supplement of Article 13 of the Law "On Advertising" by the provisions under which the broadcast(Retranslation)advertising rollers of the Tatele Proda contained in audio or audiovisual media programs(Retrans)On the territory of Ukraine is allowed only if for their broadcasting(Retranslation)and television sales paid to the legal entity of Ukraine, regardless of the method of broadcasting(Retranslation).</text:p>
      <text:p text:style-name="P4">
News Source: <text:a xlink:type="simple" xlink:href="https://www.ukrinform.ua/rubric-society/3710501-v-imi-zaklikaut-zminiti-polozenna-zakonoproektu-aki-stosuutsa-reklami-v-media.html" text:style-name="Internet_20_link" text:visited-style-name="Visited_20_Internet_20_Link">
https://www.ukrinform.ua/rubric-society/3710501-v-imi-zaklikaut-zminiti-polozenna-zakonoproektu-aki-stosuutsa-reklami-v-media.html</text:a>
</text:p>
      <!--NEWS-->
      <text:h text:style-name="P10" text:outline-level="1">
<text:span text:style-name="T4">
The Russian War is an attack against the basic principles of the Council of Europe - von der Lyen</text:span>
</text:h>
      <text:p text:style-name="P4">
Authors: Ukrinform (Person)</text:p>
      <text:p text:style-name="P4">
Publisher: Укринформ (Organization)</text:p>
      <text:p text:style-name="P4">
Published Time: 2023-05-17T15:58:00+03:00</text:p>
      <text:p text:style-name="P4">
Modified Time: 2023-05-17T15:58:00+03:00</text:p>
      <text:p text:style-name="P4">
Description: Having solved a brutal invasion of Ukraine, Russia is trying to deny the right of Ukrainians to choose their own future, and it will be responsible for crimes in Ukraine. - Ukrinform.</text:p>
      <text:p text:style-name="P4">
Images: ["<text:a xlink:type="simple" xlink:href="https://static.ukrinform.com/photos/2023_02/thumb_files/630_360_1675438580-335.jpg" text:style-name="Internet_20_link" text:visited-style-name="Visited_20_Internet_20_Link">
630_360_16754...</text:a>
"]</text:p>
      <text:p text:style-name="P4">
Tags: ['Воєнні злочини', 'Фон дер Ляєн', 'Війна з Росією']</text:p>
      <text:p text:style-name="P4">
Type: Article</text:p>
      <!--METADATA-->
      <text:p text:style-name="P4">
<draw:frame draw:style-name="fr1" draw:name="Image94" text:anchor-type="as-char" svg:width="6.9236in" svg:height="3.956343in" draw:z-index="0">
<draw:image xlink:href="../Images/yкринформ/2023-05-17T15-58-00-03-00/630_360_1675438580-335.jpg" xlink:type="simple" xlink:show="embed" xlink:actuate="onLoad" draw:mime-type="image/jpeg"/>
</draw:frame>
Having solved the brutal invasion of Ukraine, Russia tries to interpret the right of Ukrainians to choose their own future, and it was consistent with crimes in Ukraine.</text:p>
      <text:p text:style-name="P4">
This was stated in Reykjavik during a speech at the Council of Europe Summit by the head of Ursula von Der Lyen, Ukrinform correspondent reports.</text:p>
      <text:p text:style-name="P4">
“We gathered today against the background of Russian invaders <text:a xlink:type="simple" xlink:href="https://www.ukrinform.ua/tag-vijna" text:style-name="Internet_20_link" text:visited-style-name="Visited_20_Internet_20_Link">
</text:a>
against Ukraine. Russia refuses to identify the democratic right of the people of Ukraine to be the owners of their own. The Russian war is an attack against everything we oppose here, Urada. This is an attack against its basic principles. Moreover, it is important that we combine forces to protect, develop and promote democracy. We are around Ukraine. The attackers should be held accountable, and the register of harm can and will play an important role in this, ” - emphasized the Der Lyen.</text:p>
      <text:p text:style-name="P4">
She noted that the strengthening of democracy always begins with her own home, Assam Democracy can never be perceived as a given, it requires constant hard work. At the same time, according to the President of the European Commission, it is risky that democracy can roll back, is quite real.</text:p>
      <text:p text:style-name="P4">
<text:span text:style-name="T4">
 Read also: </text:span>
 <text:a xlink:type="simple" xlink:href="https://www.ukrinform.ua/rubric-world/3710484-rosia-bude-dzerelom-nestabilnosti-dla-moldovi-na-dovgi-roki-sandu.html" text:style-name="Internet_20_link" text:visited-style-name="Visited_20_Internet_20_Link">
<text:span text:style-name="T4">
 Sandu </text:span>
</text:a>
It is for this reason that the European Union conducts careful monitoring of law in all Member States and makes appropriate reports every year. The EU also promotes new initiatives to ensure equality for its citizens, new rules in the fight against corruption, and more. For the first time in history, the act of freedom of the media is accepted. In the context of such efforts, EU cooperation with Radoevrop plays a major role in the work on improving democracy.</text:p>
      <text:p text:style-name="P4">
Von der Liaien has confirmed the intent of the EU to join the European Convention on the Right -Light "as soon as possible" and continue to strengthen the democratic foundations of the entire European Union.<text:span text:style-name="T4">
 Read also: </text:span>
 <text:a xlink:type="simple" xlink:href="https://www.ukrinform.ua/rubric-polytics/3710382-na-samiti-radi-evropi-stvorili-reestr-zbitkiv-ukraini-vid-agresii-rf.html" text:style-name="Internet_20_link" text:visited-style-name="Visited_20_Internet_20_Link">
<text:span text:style-name="T4">
 Register </text:span>
</text:a>
She recalled that the first summit of the Council of Europe took place 30 years ago, a display of the fall of the "iron curtain". Then all European countries agreed to work together to promote democratic values as the best way to protect peace in Europe. Then, as now, the war cannot be imagined in a community that is close in spirit.</text:p>
      <text:p text:style-name="P4">
As it was reported, on May 17, the Summit of Europe continues in Reykjavik, participants consider the most important global problems and issues of international relations, including the consequences of Russia's military aggression against Ukraine.</text:p>
      <text:p text:style-name="P4">
News Source: <text:a xlink:type="simple" xlink:href="https://www.ukrinform.ua/rubric-polytics/3710505-rosia-zaperecue-pravo-ukraini-na-majbutne-i-vidpovidatime-za-svoi-zlocini-fon-der-laen.html" text:style-name="Internet_20_link" text:visited-style-name="Visited_20_Internet_20_Link">
https://www.ukrinform.ua/rubric-polytics/3710505-rosia-zaperecue-pravo-ukraini-na-majbutne-i-vidpovidatime-za-svoi-zlocini-fon-der-laen.html</text:a>
</text:p>
      <!--NEWS-->
      <text:h text:style-name="P10" text:outline-level="1">
<text:span text:style-name="T4">
Google will delete accounts that have not been used for at least two years</text:span>
</text:h>
      <text:p text:style-name="P4">
Authors: Ukrinform (Person)</text:p>
      <text:p text:style-name="P4">
Publisher: Укринформ (Organization)</text:p>
      <text:p text:style-name="P4">
Published Time: 2023-05-17T16:00:35+03:00</text:p>
      <text:p text:style-name="P4">
Modified Time: 2023-05-17T16:00:35+03:00</text:p>
      <text:p text:style-name="P4">
Description: Google has announced that since December 2023 it will start deleting accounts that have been inactive for at least two years. - Ukrinform.</text:p>
      <text:p text:style-name="P4">
Images: ["<text:a xlink:type="simple" xlink:href="https://static.ukrinform.com/photos/2019_03/thumb_files/630_360_1553098741-454.jpg" text:style-name="Internet_20_link" text:visited-style-name="Visited_20_Internet_20_Link">
630_360_15530...</text:a>
"]</text:p>
      <text:p text:style-name="P4">
Tags: ['Google', 'Технології']</text:p>
      <text:p text:style-name="P4">
Type: Article</text:p>
      <!--METADATA-->
      <text:p text:style-name="P4">
<draw:frame draw:style-name="fr1" draw:name="Image95" text:anchor-type="as-char" svg:width="6.9236in" svg:height="3.956343in" draw:z-index="0">
<draw:image xlink:href="../Images/yкринформ/2023-05-17T16-00-35-03-00/630_360_1553098741-454.jpg" xlink:type="simple" xlink:show="embed" xlink:actuate="onLoad" draw:mime-type="image/jpeg"/>
</draw:frame>
Goooggle has announced that since December 2023 will start deleting accounts that were inactive for at least two years.</text:p>
      <text:p text:style-name="P4">
About it reports Ukrinform with reference to the press release of the company.</text:p>
      <text:p text:style-name="P4">
It is noted that such an innovation is related to the intentions of the company to protect users, because if the account has been unused for a long time, it is likely to be broken.</text:p>
      <text:p text:style-name="P4">
This is due to the fact that forgotten or uncontrolled accounts are often neoped or re -use passwords that could be broken and tuned for two -factor authentication for them, so the account is undergoing fewer security checks.</text:p>
      <text:p text:style-name="P4">
<text:span text:style-name="T4">
 Read also: </text:span>
 <text:a xlink:type="simple" xlink:href="https://www.ukrinform.ua/rubric-technology/3707634-google-prezentuvala-tri-novih-pristroi-pixel.html" text:style-name="Internet_20_link" text:visited-style-name="Visited_20_Internet_20_Link">
<text:span text:style-name="T4">
 Google </text:span>
</text:a>
The internal analysis of the company shows that abandoned accounts are expected 10 times less likely to customize a two -stage check, rather than active accounts. This means that these accounts are often vulnerable, and sometimes the account is compromised, it can be used for something: from theft of personal data to the transfer of unwanted or even harmful content, such as spam, in <text:a xlink:type="simple" xlink:href="https://www.ukrinform.ua/tag-google" text:style-name="Internet_20_link" text:visited-style-name="Visited_20_Internet_20_Link">
</text:a>
.</text:p>
      <text:p text:style-name="P4">
“To reduce this risk, we update our policy on inactive accounting records from Google to 2 years in all our products. Starting from the end of this year, if the Google Account has not been used or has not been entitled for at least 2 years, we can delete the account and its contents, including content at Google Workspace(Gmail, documents, disk, Meet, calendar), Youtube and Google Photos, ”the statement said.</text:p>
      <text:p text:style-name="P4">
Policy only applies to Google personal accounts and will not affect the entry of organizations, such as school or enterprise.</text:p>
      <text:p text:style-name="P4">
<text:span text:style-name="T4">
 Read also: </text:span>
 <text:a xlink:type="simple" xlink:href="https://www.ukrinform.ua/rubric-technology/3704818-google-dodast-sini-galocki-dla-koristuvaciv-gmail.html" text:style-name="Internet_20_link" text:visited-style-name="Visited_20_Internet_20_Link">
<text:span text:style-name="T4">
 Google </text:span>
</text:a>
It is noted that the company will start deleting inactive accounts from December.Googogle will send users several warnings and block accounts in stages.</text:p>
      <text:p text:style-name="P4">
"The easiest way to maintain Google account activity is at least once every 2 years," the company added.</text:p>
      <text:p text:style-name="P4">
To save your account, you will need to log in to your Google Account, read your email, watch a video, or do any other action.</text:p>
      <text:p text:style-name="P4">
News Source: <text:a xlink:type="simple" xlink:href="https://www.ukrinform.ua/rubric-technology/3710506-google-vidalatime-akaunti-akimi-ne-koristuvalisa-sonajmense-dva-roki.html" text:style-name="Internet_20_link" text:visited-style-name="Visited_20_Internet_20_Link">
https://www.ukrinform.ua/rubric-technology/3710506-google-vidalatime-akaunti-akimi-ne-koristuvalisa-sonajmense-dva-roki.html</text:a>
</text:p>
      <!--NEWS-->
      <text:h text:style-name="P10" text:outline-level="1">
<text:span text:style-name="T4">
Imi urged law enforcement officers to prioritize crime investigation against journalists</text:span>
</text:h>
      <text:p text:style-name="P4">
Authors: Ukrinform (Person)</text:p>
      <text:p text:style-name="P4">
Publisher: Укринформ (Organization)</text:p>
      <text:p text:style-name="P4">
Published Time: 2023-05-17T16:00:48+03:00</text:p>
      <text:p text:style-name="P4">
Modified Time: 2023-05-17T16:00:48+03:00</text:p>
      <text:p text:style-name="P4">
Description: The Executive Director of the Institute of Mass Media (IMI) Oksana Romanyuk called on law enforcement agencies to investigate crimes against journalists with a priority because it is important. - Ukrinform.</text:p>
      <text:p text:style-name="P4">
Images: ["<text:a xlink:type="simple" xlink:href="https://static.ukrinform.com/photos/2023_05/thumb_files/630_360_1684318479-511.jpg" text:style-name="Internet_20_link" text:visited-style-name="Visited_20_Internet_20_Link">
630_360_16843...</text:a>
"]</text:p>
      <text:p text:style-name="P4">
Tags: ['Обстріл', 'Журналіст', 'Війна з Росією']</text:p>
      <text:p text:style-name="P4">
Type: Article</text:p>
      <!--METADATA-->
      <text:p text:style-name="P4">
<draw:frame draw:style-name="fr1" draw:name="Image96" text:anchor-type="as-char" svg:width="6.9236in" svg:height="3.956343in" draw:z-index="0">
<draw:image xlink:href="../Images/yкринформ/2023-05-17T16-00-48-03-00/630_360_1684318479-511.jpg" xlink:type="simple" xlink:show="embed" xlink:actuate="onLoad" draw:mime-type="image/jpeg"/>
</draw:frame>
Officer(Them)Oksana Romanyuk urged the law enforcement agencies to investigate crimes against the journalist, because it is important.</text:p>
      <text:p text:style-name="P4">
She said this at a press conference in Ukrinform.</text:p>
      <text:p text:style-name="P4">
"Despite the fact that there is a huge burden on law enforcement agencies now, we still make the authorities investigate the attacks on journalists, make a challenge and act promptly, because it is important for our society," Romanyuk said.</text:p>
      <text:p text:style-name="P4">
She added that several important sites have been held with the authorities recently, which discussed such issues.</text:p>
      <text:p text:style-name="P4">
“We now see three key areas of investigations. First, investigation of agricultural crimes about media. Let me remind you that as of today we have registered over 500 such cases. More than 230 editions of Ukrainian media have closed, they were either destroyed or destroyed or captured by the Russians. The second direction is the investigation of attacks committed by internal aggressors. A month ago, five were injured when the events near Pechersk <text:a xlink:type="simple" xlink:href="https://www.ukrinform.ua/tag-kiivska-lavra" text:style-name="Internet_20_link" text:visited-style-name="Visited_20_Internet_20_Link">
</text:a>
, last week, the injured person in Poltava from the attack. The third direction is punishment for propagandists, ”the IMI director added.</text:p>
      <text:p text:style-name="P4">
<text:span text:style-name="T4">
 Read also: </text:span>
 <text:a xlink:type="simple" xlink:href="https://www.ukrinform.ua/rubric-society/3710427-reporteri-bez-kordoniv-j-nadali-pracuvatimut-nad-vizvolennam-z-polonu-zurnalista-hiluka.html" text:style-name="Internet_20_link" text:visited-style-name="Visited_20_Internet_20_Link">
<text:span text:style-name="T4">
 journal </text:span>
</text:a>
Romanyuk also thanked the international organizations, including the "Reporters of borders" for the support of Ukraine. After all, this indicates that journalism is a need. “We hope that this visit(representatives of the organization - ed.)It will also give impetus to the development and support of independent media, ”she added.</text:p>
      <text:p text:style-name="P4">
As reported by Ukrinform, the International Non -Governmental Organization "Reporters of Bezroads" <text:a xlink:type="simple" xlink:href="https://www.ukrinform.ua/rubric-society/3710422-reporteri-bez-kordoniv-zareestruvali-ponad-50-vipadkiv-obstriliv-zurnalistiv.html" text:style-name="Internet_20_link" text:visited-style-name="Visited_20_Internet_20_Link">
</text:a>
, when the artillery fire went to journalists, it was done predominantly.</text:p>
      <text:p text:style-name="P4">
News Source: <text:a xlink:type="simple" xlink:href="https://www.ukrinform.ua/rubric-society/3710507-imi-zaklikalo-pravoohoronciv-zrobiti-prioritetom-rozsliduvanna-zlociniv-proti-zurnalistiv.html" text:style-name="Internet_20_link" text:visited-style-name="Visited_20_Internet_20_Link">
https://www.ukrinform.ua/rubric-society/3710507-imi-zaklikalo-pravoohoronciv-zrobiti-prioritetom-rozsliduvanna-zlociniv-proti-zurnalistiv.html</text:a>
</text:p>
      <!--NEWS-->
      <text:h text:style-name="P10" text:outline-level="1">
<text:span text:style-name="T4">
Formula-1: The Italian stage of the Grand Prix of Emilia-Romagna was canceled</text:span>
</text:h>
      <text:p text:style-name="P4">
Authors: Ukrinform (Person)</text:p>
      <text:p text:style-name="P4">
Publisher: Укринформ (Organization)</text:p>
      <text:p text:style-name="P4">
Published Time: 2023-05-17T16:06:24+03:00</text:p>
      <text:p text:style-name="P4">
Modified Time: 2023-05-17T16:06:24+03:00</text:p>
      <text:p text:style-name="P4">
Description: The Directorate of the Formula-1 Automobile Training Championship reported that it was decided not to hold the Emilia-Romany Grand Prix, which was to take place in the next weekend on May 21-22.</text:p>
      <text:p text:style-name="P4">
— Укрінформ.: </text:p>
      <text:p text:style-name="P4">
Images: ["<text:a xlink:type="simple" xlink:href="https://static.ukrinform.com/photos/2023_05/thumb_files/630_360_1684328742-492.jpg" text:style-name="Internet_20_link" text:visited-style-name="Visited_20_Internet_20_Link">
630_360_16843...</text:a>
"]</text:p>
      <text:p text:style-name="P4">
Tags: ['Формула-1']</text:p>
      <text:p text:style-name="P4">
Type: Article</text:p>
      <!--METADATA-->
      <text:p text:style-name="P4">
<draw:frame draw:style-name="fr1" draw:name="Image97" text:anchor-type="as-char" svg:width="6.9236in" svg:height="3.956343in" draw:z-index="0">
<draw:image xlink:href="../Images/yкринформ/2023-05-17T16-06-24-03-00/630_360_1684328742-492.jpg" xlink:type="simple" xlink:show="embed" xlink:actuate="onLoad" draw:mime-type="image/jpeg"/>
</draw:frame>
The Formula-1 Automobile Training Directorate reported that the adoption of the Emilia Romany Grand Prix, which was to take place on May 21-22.</text:p>
      <text:p text:style-name="P4">
The cause of such a radical <text:a xlink:type="simple" xlink:href="https://www.formula1.com/en/latest/article.breaking-update-on-the-emilia-romagna-grand-prix-at-imola.14xk8GLh2Lr8wBGdJqhxnO.html" text:style-name="Internet_20_link" text:visited-style-name="Visited_20_Internet_20_Link">
</text:a>
He became heavy rainfall in the Grand Prix, which led to the floods, Ukrinform reports.</text:p>
      <text:p text:style-name="P4">
According to the President of Formula-1, Stefano Domenikali, the decision to cancel the world championship was made after consultation with the region's authorities by the Tappods of the Sports Ministry of Italy.</text:p>
      <text:p text:style-name="P4">
<text:span text:style-name="T4">
 Read also: </text:span>
 <text:a xlink:type="simple" xlink:href="https://www.ukrinform.ua/rubric-sports/3702794-formula1-granpri-azerbajdzanu2023-peres-vigrav-gonku.html" text:style-name="Internet_20_link" text:visited-style-name="Visited_20_Internet_20_Link">
<text:span text:style-name="T4">
 formula </text:span>
</text:a>
The President of the International Federation of Moraport Mohammed Ben Sulayeus the decision of the Grand Prix of Italy approved and supported.</text:p>
      <text:p text:style-name="P4">
Photo: Getty Images/Global Images Ukraine.</text:p>
      <text:p text:style-name="P4">
News Source: <text:a xlink:type="simple" xlink:href="https://www.ukrinform.ua/rubric-sports/3710508-formula1-italijskij-etap-granpri-emiliiromani-skasovano.html" text:style-name="Internet_20_link" text:visited-style-name="Visited_20_Internet_20_Link">
https://www.ukrinform.ua/rubric-sports/3710508-formula1-italijskij-etap-granpri-emiliiromani-skasovano.html</text:a>
</text:p>
      <!--NEWS-->
      <text:h text:style-name="P10" text:outline-level="1">
<text:span text:style-name="T4">
Cherkaska Oblast(22:06). Red Alert: aerial threat. Sirens sounding. Take cover now!</text:span>
</text:h>
      <text:p text:style-name="P4">
Authors: liveuamap (Language: en)</text:p>
      <text:p text:style-name="P4">
Time: 2023-05-17T16:07:00</text:p>
      <text:p text:style-name="P4">
Location: Cherkaska Oblast (Latitude:49.24975 Longtitude:31.33346)</text:p>
      <text:p text:style-name="P4">
Videos: []</text:p>
      <text:p text:style-name="P4">
Images: []</text:p>
      <text:p text:style-name="P4">
Tags: ["Europe", "Central and Eastern Europe"]</text:p>
      <text:p text:style-name="P4">
Id: 22563582</text:p>
      <!--METADATA-->
      <text:p text:style-name="P4">
Cherkas(22:06). Red Alert: aerial threat. Sirens sounding. Take covernow!</text:p>
      <text:p text:style-name="P4">
News Collection Link: <text:a xlink:type="simple" xlink:href="https://liveuamap.com/en/2023/17-may-cherkaska-oblast2206-red-alert-aerial-g" text:style-name="Internet_20_link" text:visited-style-name="Visited_20_Internet_20_Link">
https://liveuamap.com/en/2023/17-may-cherkaska-oblast2206-red-alert-aerial-g</text:a>
</text:p>
      <text:p text:style-name="P4">
News Source: <text:a xlink:type="simple" xlink:href="https://t.me/air_alert_ua/45727" text:style-name="Internet_20_link" text:visited-style-name="Visited_20_Internet_20_Link">
https://t.me/air_alert_ua/45727</text:a>
</text:p>
      <!--NEWS-->
      <text:h text:style-name="P10" text:outline-level="1">
<text:span text:style-name="T4">
The court has increased the bail</text:span>
</text:h>
      <text:p text:style-name="P4">
Authors: Ukrinform (Person)</text:p>
      <text:p text:style-name="P4">
Publisher: Укринформ (Organization)</text:p>
      <text:p text:style-name="P4">
Published Time: 2023-05-17T16:08:00+03:00</text:p>
      <text:p text:style-name="P4">
Modified Time: 2023-05-17T16:08:00+03:00</text:p>
      <text:p text:style-name="P4">
Description: The Appeal Chamber of the Supreme Anti -Corruption Court has increased the pledge of one of the former acting director of the Odessa Port Plant, suspected of involvement in the appropriation of UAH 500 million to state -owned enterprises. - Ukrinform.</text:p>
      <text:p text:style-name="P4">
Images: ["<text:a xlink:type="simple" xlink:href="https://static.ukrinform.com/photos/2023_05/thumb_files/630_360_1684328811-968.jpg" text:style-name="Internet_20_link" text:visited-style-name="Visited_20_Internet_20_Link">
630_360_16843...</text:a>
"]</text:p>
      <text:p text:style-name="P4">
Tags: ['ФДМУ', 'ОПЗ', 'Застава']</text:p>
      <text:p text:style-name="P4">
Type: Article</text:p>
      <!--METADATA-->
      <text:p text:style-name="P4">
<draw:frame draw:style-name="fr1" draw:name="Image98" text:anchor-type="as-char" svg:width="6.9236in" svg:height="3.956343in" draw:z-index="0">
<draw:image xlink:href="../Images/yкринформ/2023-05-17T16-08-00-03-00/630_360_1684328811-968.jpg" xlink:type="simple" xlink:show="embed" xlink:actuate="onLoad" draw:mime-type="image/jpeg"/>
</draw:frame>
The Appeal Way of the Supreme Anti -Corruption Court has increased the pledge of one outward acting director of the Odessa Port Plant, suspected of involvement in the appropriation of UAH 500 million, which depended on state -owned enterprises.</text:p>
      <text:p text:style-name="P4">
The specialized anti -corruption prosecutor's office reported in <text:a xlink:type="simple" xlink:href="https://t.me/sap_gov_ua/1393" text:style-name="Internet_20_link" text:visited-style-name="Visited_20_Internet_20_Link">
</text:a>
He reports Ukrinform.</text:p>
      <text:p text:style-name="P4">
According to the SAP, the person involved is one of the participants of the criminal organization, which has been consistent with the funds of state-owned enterprises, in particular, the Odessa Port Plant and a united mining and chemical company.</text:p>
      <text:p text:style-name="P4">
According to the court decision, the pledge was increased from UAH 5.904 million to UAH 20.130 million.</text:p>
      <text:p text:style-name="P4">
As reported, law enforcement officers exposed a criminal group, which, in 2019-2021, appropriated more than UAH 500 million in funds due to state-owned enterprises, in particular the Odessa Port Plant and a United Mining and Chemical Company.</text:p>
      <text:p text:style-name="P4">
<text:span text:style-name="T4">
 Read also: </text:span>
 <text:a xlink:type="simple" xlink:href="https://www.ukrinform.ua/rubric-society/3687054-sud-obrav-zapobiznij-zahid-ucasniku-ugrupuvanna-ake-ocoluvav-kolisnij-golova-fondu-derzmajna.html" text:style-name="Internet_20_link" text:visited-style-name="Visited_20_Internet_20_Link">
</text:a>
At the head of the criminal group was the former head of the State Property Fund. To him and nine other participants in March this year <text:a xlink:type="simple" xlink:href="https://www.ukrinform.ua/rubric-economy/3686008-sprava-na-500-miljoniv-eksgolovu-fondu-derzmajna-pidozruut-u-stvorenni-zlocinnogo-ugrupuvanna.html" text:style-name="Internet_20_link" text:visited-style-name="Visited_20_Internet_20_Link">
</text:a>
. Among the persons involved are two people who performed the Director of the Odessa Port Plant at different periods.</text:p>
      <text:p text:style-name="P4">
On May 8, the court in absentia elected one of the suspects of OPP excluders in the form of detention.</text:p>
      <text:p text:style-name="P4">
<text:span text:style-name="T5">
Foto: sap</text:span>
</text:p>
      <text:p text:style-name="P4">
News Source: <text:a xlink:type="simple" xlink:href="https://www.ukrinform.ua/rubric-economy/3710509-sud-ucetvero-zbilsiv-zastavu-ekskerivniku-odeskogo-priportovogo-zavodu.html" text:style-name="Internet_20_link" text:visited-style-name="Visited_20_Internet_20_Link">
https://www.ukrinform.ua/rubric-economy/3710509-sud-ucetvero-zbilsiv-zastavu-ekskerivniku-odeskogo-priportovogo-zavodu.html</text:a>
</text:p>
      <!--NEWS-->
      <text:h text:style-name="P10" text:outline-level="1">
<text:span text:style-name="T4">
The Kolomyia Museum showed Bukovinka's clothing of 19-20 centuries</text:span>
</text:h>
      <text:p text:style-name="P4">
Authors: Ukrinform (Person)</text:p>
      <text:p text:style-name="P4">
Publisher: Укринформ (Organization)</text:p>
      <text:p text:style-name="P4">
Published Time: 2023-05-17T16:11:57+03:00</text:p>
      <text:p text:style-name="P4">
Modified Time: 2023-05-17T16:11:57+03:00</text:p>
      <text:p text:style-name="P4">
Description: In Kolomyia in the Carpathian region at the National Museum of Folk Art of Hutsulshchyna and Pokuttya opened the exhibition "From Bukovina Crossen", in which the Bukovynian clothing of 19-20 centuries from the private collection of ethnographer Mykola Shkriblyak was opened. - Ukrinform.</text:p>
      <text:p text:style-name="P4">
Images: ["<text:a xlink:type="simple" xlink:href="https://static.ukrinform.com/photos/2023_05/thumb_files/630_360_1684328894-538.jpg" text:style-name="Internet_20_link" text:visited-style-name="Visited_20_Internet_20_Link">
630_360_16843...</text:a>
"]</text:p>
      <text:p text:style-name="P4">
Tags: ['Музей', 'Прикарпаття', 'Коломия', 'Костюм']</text:p>
      <text:p text:style-name="P4">
Type: Article</text:p>
      <!--METADATA-->
      <text:p text:style-name="P4">
<draw:frame draw:style-name="fr1" draw:name="Image99" text:anchor-type="as-char" svg:width="6.9236in" svg:height="3.956343in" draw:z-index="0">
<draw:image xlink:href="../Images/yкринформ/2023-05-17T16-11-57-03-00/630_360_1684328894-538.jpg" xlink:type="simple" xlink:show="embed" xlink:actuate="onLoad" draw:mime-type="image/jpeg"/>
</draw:frame>
The Kolomyin Prykarpattya at the National Museum of Folk Art of Hutsulshchyna and Pokuttya opened the exhibition "From Bukovina Crossen", in which the exposition of the Bukovina clothing of 19-20 centuries from the private collection of ethnographer Mykola Shkriblyak.</text:p>
      <text:p text:style-name="P4">
About it reports a local television company <text:a xlink:type="simple" xlink:href="https://www.ntktv.ua/news/u_kolomyyi_prezentuvaly_vystavku_z_personal%60noyi_kolektsiyi_mykoly_shkriblyaka_video/" text:style-name="Internet_20_link" text:visited-style-name="Visited_20_Internet_20_Link">
</text:a>
, reports Ukrinform.</text:p>
      <text:p text:style-name="P4">
«In Kolomyia presented an exhibition from a personal collection of ethnographer, master of art, Honored Worker of Arts of Ukraine, Director -Bukukovinsky Center <text:a xlink:type="simple" xlink:href="https://www.ukrinform.ua/tag-kultura" text:style-name="Internet_20_link" text:visited-style-name="Visited_20_Internet_20_Link">
</text:a>
And the arts of Shkriblyak. Almost 300 works are presented in the exhibition halls of the National Museum, in particular, the clothing of the Bukovinians of the late XIX - during the twentieth centuries from all -ethnographic regions of the region, ”the message reads.</text:p>
      <text:p text:style-name="P4">
According to Mykola Shkriblyak, his collection opens the traditions of four -ethnic regions of Bukovina. Ethnographer notes that clothing at that time was created by women and for women. Among the exhibits that in the museum can see for the first time, there are more than 60 abruptness(the type of female headdress - ed).Найдавнішій - понад 150 років.</text:p>
      <text:p text:style-name="P4">
<text:span text:style-name="T4">
Читайте також:</text:span>
 <text:a xlink:type="simple" xlink:href="https://www.ukrinform.ua/rubric-diaspora/3709551-u-tallinni-vidbudetsa-ukrainskij-festival-visivanka-obednue.html" text:style-name="Internet_20_link" text:visited-style-name="Visited_20_Internet_20_Link">
 </text:a>
"These are unique things that were woven before the Second World War," - assuresetnographer.</text:p>
      <text:p text:style-name="P4">
Also in the exposition you can see a variety of women's and male belts, stock and Bukovina Tysters, which have recently been included in the National Lisa of intangible Cultural Heritage of Ukraine.</text:p>
      <text:p text:style-name="P4">
Timer is a traditional woven bag that is worn over the shoulder. The most ancient types of weaving are used for its preparation.</text:p>
      <text:p text:style-name="P4">
News Source: <text:a xlink:type="simple" xlink:href="https://www.ukrinform.ua/rubric-culture/3710511-u-kolomijskomu-muzei-pokazali-odag-bukovinciv-1920-stolit.html" text:style-name="Internet_20_link" text:visited-style-name="Visited_20_Internet_20_Link">
https://www.ukrinform.ua/rubric-culture/3710511-u-kolomijskomu-muzei-pokazali-odag-bukovinciv-1920-stolit.html</text:a>
</text:p>
      <!--NEWS-->
      <text:h text:style-name="P10" text:outline-level="1">
<text:span text:style-name="T4">
Zankovetskaya Theater Artists on touring in Britain raised money for military doctors</text:span>
</text:h>
      <text:p text:style-name="P4">
Authors: Ukrinform (Person)</text:p>
      <text:p text:style-name="P4">
Publisher: Укринформ (Organization)</text:p>
      <text:p text:style-name="P4">
Published Time: 2023-05-17T16:13:22+03:00</text:p>
      <text:p text:style-name="P4">
Modified Time: 2023-05-17T16:13:22+03:00</text:p>
      <text:p text:style-name="P4">
Description: The Maria Zankovetska National Theater has performed on the UK and Ireland stages, the funds raised during the tour will be transferred to military doctors from Lviv region for the purchase of "ambulance". - Ukrinform.</text:p>
      <text:p text:style-name="P4">
Images: ["<text:a xlink:type="simple" xlink:href="https://static.ukrinform.com/photos/2023_05/thumb_files/630_360_1684328189-749.jpeg" text:style-name="Internet_20_link" text:visited-style-name="Visited_20_Internet_20_Link">
630_360_16843...</text:a>
", "<text:a xlink:type="simple" xlink:href="https://static.ukrinform.com/photos/2023_05/1684328189-345.jpeg" text:style-name="Internet_20_link" text:visited-style-name="Visited_20_Internet_20_Link">
1684328189-34...</text:a>
", "<text:a xlink:type="simple" xlink:href="https://static.ukrinform.com/photos/2023_05/1684328190-986.jpeg" text:style-name="Internet_20_link" text:visited-style-name="Visited_20_Internet_20_Link">
1684328190-98...</text:a>
", "<text:a xlink:type="simple" xlink:href="https://static.ukrinform.com/photos/2023_05/1684328189-835.jpeg" text:style-name="Internet_20_link" text:visited-style-name="Visited_20_Internet_20_Link">
1684328189-83...</text:a>
", "<text:a xlink:type="simple" xlink:href="https://static.ukrinform.com/photos/2023_05/1684328190-135.jpeg" text:style-name="Internet_20_link" text:visited-style-name="Visited_20_Internet_20_Link">
1684328190-13...</text:a>
"]</text:p>
      <text:p text:style-name="P4">
Tags: ['Британія', 'Благодійність', 'Гастролі', 'Театр Заньковецької']</text:p>
      <text:p text:style-name="P4">
Type: Article</text:p>
      <!--METADATA-->
      <text:p text:style-name="P4">
<draw:frame draw:style-name="fr1" draw:name="Image100" text:anchor-type="as-char" svg:width="6.9236in" svg:height="3.956343in" draw:z-index="0">
<draw:image xlink:href="../Images/yкринформ/2023-05-17T16-13-22-03-00/630_360_1684328189-749.jpeg" xlink:type="simple" xlink:show="embed" xlink:actuate="onLoad" draw:mime-type="image/jpeg"/>
</draw:frame>
The Maria Zankovetska National Theater has performed on the stages of the Great Britain and Ireland, the funds raised during the tours will be transferred to the public doctors from the Lviv region for the purchase of "fast".</text:p>
      <text:p text:style-name="P4">
According to Ukrinform, the Ministry of Culture and Information Policy reports in <text:a xlink:type="simple" xlink:href="https://t.me/mkipu/6119" text:style-name="Internet_20_link" text:visited-style-name="Visited_20_Internet_20_Link">
</text:a>
“From April 28 to April 30, a charity tour of the Mariazankovetsky Creative Group of the Theater and Ireland with Natalkapoltavka was held,” the message reads.</text:p>
      <text:p text:style-name="P4">
<draw:frame draw:style-name="fr1" draw:name="Image101" text:anchor-type="as-char" svg:width="6.9236in" svg:height="4.615733in" draw:z-index="0">
<draw:image xlink:href="../Images/yкринформ/2023-05-17T16-13-22-03-00/1684328189-345.jpeg" xlink:type="simple" xlink:show="embed" xlink:actuate="onLoad" draw:mime-type="image/jpeg"/>
</draw:frame>
In particular, on April 28, the actors played the play in Manchester in the Dnipro People's House, April 29 - in Dublin(Ireland), at the Tommy Leddy Theater.</text:p>
      <text:p text:style-name="P4">
<draw:frame draw:style-name="fr1" draw:name="Image102" text:anchor-type="as-char" svg:width="6.9236in" svg:height="4.615733in" draw:z-index="0">
<draw:image xlink:href="../Images/yкринформ/2023-05-17T16-13-22-03-00/1684328190-986.jpeg" xlink:type="simple" xlink:show="embed" xlink:actuate="onLoad" draw:mime-type="image/jpeg"/>
</draw:frame>
On April 30 in London, Natalka Poltavka represented Ukraine in <text:a xlink:type="simple" xlink:href="https://www.ukrinform.ua/tag-teatr" text:style-name="Internet_20_link" text:visited-style-name="Visited_20_Internet_20_Link">
</text:a>
With the 200-year history of CLAPHAM GRAND. The stations of this theater were the celebrity of the opera and for a long time actor Nimogokino Charlie Chaplin.</text:p>
      <text:p text:style-name="P4">
<draw:frame draw:style-name="fr1" draw:name="Image103" text:anchor-type="as-char" svg:width="6.9236in" svg:height="4.615733in" draw:z-index="0">
<draw:image xlink:href="../Images/yкринформ/2023-05-17T16-13-22-03-00/1684328189-835.jpeg" xlink:type="simple" xlink:show="embed" xlink:actuate="onLoad" draw:mime-type="image/jpeg"/>
</draw:frame>
Tickets for all performances were sold long before the arrival of the actors.</text:p>
      <text:p text:style-name="P4">
<draw:frame draw:style-name="fr1" draw:name="Image104" text:anchor-type="as-char" svg:width="6.9236in" svg:height="4.615733in" draw:z-index="0">
<draw:image xlink:href="../Images/yкринформ/2023-05-17T16-13-22-03-00/1684328190-135.jpeg" xlink:type="simple" xlink:show="embed" xlink:actuate="onLoad" draw:mime-type="image/jpeg"/>
</draw:frame>
For tour, the theater made a profit of 8,000 pounds.</text:p>
      <text:p text:style-name="P4">
<text:span text:style-name="T4">
 Read also: </text:span>
 <text:a xlink:type="simple" xlink:href="https://www.ukrinform.ua/rubric-culture/3688903-nacionalna-kapela-dudarik-zibrala-200-tisac-dla-zsu-u-polsi-ta-latvii.html" text:style-name="Internet_20_link" text:visited-style-name="Visited_20_Internet_20_Link">
</text:a>
As reported by Ukrinform, the charity inclusive concert project "opened life", which took place in Lviv and Ternopil, with the participation of the Maria Zankovetsky Orchestrual Theater and blind soloists from all over Ukraine, <text:a xlink:type="simple" xlink:href="https://www.ukrinform.ua/rubric-culture/3709559-pid-cas-inkluzivnih-koncertiv-u-lvovi-ta-ternopoli-zibrali-400-tisac-griven-dla-zsu.html" text:style-name="Internet_20_link" text:visited-style-name="Visited_20_Internet_20_Link">
</text:a>
.</text:p>
      <text:p text:style-name="P4">
<text:span text:style-name="T5">
Foto: mkip</text:span>
</text:p>
      <text:p text:style-name="P4">
News Source: <text:a xlink:type="simple" xlink:href="https://www.ukrinform.ua/rubric-culture/3710512-artisti-teatru-zankoveckoi-na-gastrolah-u-britanii-zibrali-grosi-dla-vijskovih-medikiv.html" text:style-name="Internet_20_link" text:visited-style-name="Visited_20_Internet_20_Link">
https://www.ukrinform.ua/rubric-culture/3710512-artisti-teatru-zankoveckoi-na-gastrolah-u-britanii-zibrali-grosi-dla-vijskovih-medikiv.html</text:a>
</text:p>
      <!--NEWS-->
      <text:h text:style-name="P10" text:outline-level="1">
<text:span text:style-name="T4">
A six -year -old girl whose parents were captured for a long time was returned to Ukraine from the Russian Federation</text:span>
</text:h>
      <text:p text:style-name="P4">
Authors: Ukrinform (Person)</text:p>
      <text:p text:style-name="P4">
Publisher: Укринформ (Organization)</text:p>
      <text:p text:style-name="P4">
Published Time: 2023-05-17T16:18:15+03:00</text:p>
      <text:p text:style-name="P4">
Modified Time: 2023-05-17T16:18:15+03:00</text:p>
      <text:p text:style-name="P4">
Description: In Ukraine, a six -year -old girl whose parents had been in Russian captivity was able to return from the Russian Federation. - Ukrinform.</text:p>
      <text:p text:style-name="P4">
Images: ["<text:a xlink:type="simple" xlink:href="https://static.ukrinform.com/photos/2023_05/thumb_files/630_360_1684329219-134.jpg" text:style-name="Internet_20_link" text:visited-style-name="Visited_20_Internet_20_Link">
630_360_16843...</text:a>
"]</text:p>
      <text:p text:style-name="P4">
Tags: ['Діти', 'Омбудсмен', 'Полонені', 'Війна з Росією']</text:p>
      <text:p text:style-name="P4">
Type: Article</text:p>
      <!--METADATA-->
      <text:p text:style-name="P4">
<draw:frame draw:style-name="fr1" draw:name="Image105" text:anchor-type="as-char" svg:width="6.9236in" svg:height="3.956343in" draw:z-index="0">
<draw:image xlink:href="../Images/yкринформ/2023-05-17T16-18-15-03-00/630_360_1684329219-134.jpg" xlink:type="simple" xlink:show="embed" xlink:actuate="onLoad" draw:mime-type="image/jpeg"/>
</draw:frame>
The Russian Federation was able to return a six -year -old girl whose parents were in Russian captivity.</text:p>
      <text:p text:style-name="P4">
According to Ukrinform, the Commissioner of the Verkhovna Rada for Human Rights Dmitry Lubinets reported in <text:a xlink:type="simple" xlink:href="https://www.facebook.com/dmytro.lubinets/posts/pfbid02jKRvkZrNusjsX8WNhVXxzoe1JAoU7kx5eiCYfwKf42Q7JUFregm7Uo2iWGK69aV1l" text:style-name="Internet_20_link" text:visited-style-name="Visited_20_Internet_20_Link">
</text:a>
<text:a xlink:type="simple" xlink:href="https://www.facebook.com/dmytro.lubinets/posts/pfbid02jKRvkZrNusjsX8WNhVXxzoe1JAoU7kx5eiCYfwKf42Q7JUFregm7Uo2iWGK69aV1l" text:style-name="Internet_20_link" text:visited-style-name="Visited_20_Internet_20_Link">
</text:a>
<text:a xlink:type="simple" xlink:href="https://www.facebook.com/dmytro.lubinets/posts/pfbid02jKRvkZrNusjsX8WNhVXxzoe1JAoU7kx5eiCYfwKf42Q7JUFregm7Uo2iWGK69aV1l" text:style-name="Internet_20_link" text:visited-style-name="Visited_20_Internet_20_Link">
</text:a>
"Children should have a happy future!Ukrainian children can only be happy with their family in their native land.</text:p>
      <text:p text:style-name="P4">
The child returned to the parents who have been in the Russian militia for a long time. Mother and Father are the military who were captured in their hometown <text:a xlink:type="simple" xlink:href="https://www.ukrinform.ua/tag-mariupol" text:style-name="Internet_20_link" text:visited-style-name="Visited_20_Internet_20_Link">
</text:a>
Protecting it from Russian.</text:p>
      <text:p text:style-name="P4">
"After liberation from captivity, the girl's mother went to the office of the Ombudsman in the return of her daughter. Thanks to the interaction of the Ukrainian Ombudsman, the employees of the Ukrainian Ombudsman Secretariat and the Russian Ombudsman managed to convey the little Ukrainian," Lubinets said.</text:p>
      <text:p text:style-name="P4">
<text:span text:style-name="T4">
 Read also: </text:span>
 <text:a xlink:type="simple" xlink:href="https://www.ukrinform.ua/rubric-ato/3710273-rosijska-armia-poranila-v-ukraini-vze-977-ditej.html" text:style-name="Internet_20_link" text:visited-style-name="Visited_20_Internet_20_Link">
<text:span text:style-name="T4">
 children </text:span>
</text:a>
According to him, the full family is now in Ukraine and happy that it has been reunited.</text:p>
      <text:p text:style-name="P4">
As reported by Ukrinform, Executive Director of BO Save Ukraine, Commissioner of the President of Ukraine for the Rights of the Child in 2014-2021 Mykola Kuleba stated that <text:a xlink:type="simple" xlink:href="https://www.ukrinform.ua/rubric-society/3707887-povertati-ditej-z-rosii-stalo-nabagato-vazce-mikola-kuleba.html" text:style-name="Internet_20_link" text:visited-style-name="Visited_20_Internet_20_Link">
</text:a>
Because they are witnessing the crime of the Genocide of the Ukrainian people who are investigating the International Criminal Court.</text:p>
      <text:p text:style-name="P4">
News Source: <text:a xlink:type="simple" xlink:href="https://www.ukrinform.ua/rubric-society/3710516-v-ukrainu-z-rf-povernuli-sestiricnu-divcinku-batki-akoi-trivalij-cas-buli-u-poloni.html" text:style-name="Internet_20_link" text:visited-style-name="Visited_20_Internet_20_Link">
https://www.ukrinform.ua/rubric-society/3710516-v-ukrainu-z-rf-povernuli-sestiricnu-divcinku-batki-akoi-trivalij-cas-buli-u-poloni.html</text:a>
</text:p>
      <!--NEWS-->
      <text:h text:style-name="P10" text:outline-level="1">
<text:span text:style-name="T4">
President of Latvia at the Council of Europe Summit urged to create a "Putin" tribunal</text:span>
</text:h>
      <text:p text:style-name="P4">
Authors: Ukrinform (Person)</text:p>
      <text:p text:style-name="P4">
Publisher: Укринформ (Organization)</text:p>
      <text:p text:style-name="P4">
Published Time: 2023-05-17T16:20:00+03:00</text:p>
      <text:p text:style-name="P4">
Modified Time: 2023-05-17T16:20:00+03:00</text:p>
      <text:p text:style-name="P4">
Description: There are no legal obstacles to create a special tribunal about the crime of Russian aggression against Ukraine, only political will is required. - Ukrinform.</text:p>
      <text:p text:style-name="P4">
Images: ["<text:a xlink:type="simple" xlink:href="https://static.ukrinform.com/photos/2023_05/thumb_files/630_360_1684329942-987.jpg" text:style-name="Internet_20_link" text:visited-style-name="Visited_20_Internet_20_Link">
630_360_16843...</text:a>
"]</text:p>
      <text:p text:style-name="P4">
Tags: ['Латвія', 'Путін', 'Трибунал', 'Рада Європи', 'Левітс']</text:p>
      <text:p text:style-name="P4">
Type: Article</text:p>
      <!--METADATA-->
      <text:p text:style-name="P4">
<draw:frame draw:style-name="fr1" draw:name="Image106" text:anchor-type="as-char" svg:width="6.9236in" svg:height="3.956343in" draw:z-index="0">
<draw:image xlink:href="../Images/yкринформ/2023-05-17T16-20-00-03-00/630_360_1684329942-987.jpg" xlink:type="simple" xlink:show="embed" xlink:actuate="onLoad" draw:mime-type="image/jpeg"/>
</draw:frame>
For the creation of a special tribunal about the crime of aggression of the Russian Federation against Ukraine is non -legal obstacles, only political will is required.</text:p>
      <text:p text:style-name="P4">
According to Ukrinform correspondent, Latvia President Egilslevit said in his speech at the Council of Europe Summit in Reykjavik.</text:p>
      <text:p text:style-name="P4">
"Today, Russia enters a bloody page into European history. Aggressive war is the greatest international crime. Unfortunately, the International Criminal Court has no jurisdiction in this case. And this is an unbearable gap in international law," he said.</text:p>
      <text:p text:style-name="P4">
The Latvian President added that that is why he proposed to create an ad hoc tribunal in Ukraine immediately after a full -scale maintenance of the Russian Federation in Ukraine. "This is necessary for three reasons: first, to distinguish between justice for Ukraine, secondly, to support the standards of international law achieved after the Second World War, which prohibits aggressive wars, and, thirdly, not to undermine confidence in our democratic values," he added.</text:p>
      <text:p text:style-name="P4">
<text:span text:style-name="T4">
 Read also: </text:span>
 <text:a xlink:type="simple" xlink:href="https://www.ukrinform.ua/rubric-world/3710214-komitet-palati-predstavnikiv-ssa-pidtrimav-rezoluciu-sodo-spectribunalu-dla-rosii.html" text:style-name="Internet_20_link" text:visited-style-name="Visited_20_Internet_20_Link">
<text:span text:style-name="T4">
 special tribunal </text:span>
</text:a>
Levitus noted that Latvia and dozens of other states are already working jointly with the United Nations on the creation of an international special tribium on Russian crime of aggression.</text:p>
      <text:p text:style-name="P4">
"It is legally possible. All that is needed is only political will. I urge all over, colleagues, join this initiative," he said.</text:p>
      <text:p text:style-name="P4">
The Latvian President also stressed that Russia should compensate for Ukraine for all losses during aggression. "And so I congratulate the decision on the creation of registries caused by Russia's aggression against Ukraine," he added.</text:p>
      <text:p text:style-name="P4">
<text:span text:style-name="T4">
 Read also: </text:span>
 <text:a xlink:type="simple" xlink:href="https://www.ukrinform.ua/rubric-world/3706529-putin-povinen-postati-pered-miznarodnim-tribunalom-avstrijskij-deputat.html" text:style-name="Internet_20_link" text:visited-style-name="Visited_20_Internet_20_Link">
<text:span text:style-name="T4">
 tribunal </text:span>
</text:a>
As reported by Ukrinform, at the Council of Europe Summit in Reykjavik <text:a xlink:type="simple" xlink:href="https://www.ukrinform.ua/rubric-polytics/3710382-na-samiti-radi-evropi-stvorili-reestr-zbitkiv-ukraini-vid-agresii-rf.html" text:style-name="Internet_20_link" text:visited-style-name="Visited_20_Internet_20_Link">
</text:a>
, caused by the Ukrainian agency of the Russian Federation.</text:p>
      <text:p text:style-name="P4">
The loss register is created as a platform for intergovernmental cooperation, which operates the Winstitutional Frame of the Council of Europe.</text:p>
      <text:p text:style-name="P4">
Also, Ukraine, together with partners, promotes the creation of a special tribunal to criminal responsibility of the leadership of Russian Federation for committing a crime of aggression against Ukraine._ Photo: Twitter / Rigas_pils _</text:p>
      <text:p text:style-name="P4">
News Source: <text:a xlink:type="simple" xlink:href="https://www.ukrinform.ua/rubric-ato/3710523-prezident-latvii-na-samiti-radi-evropi-zaklikav-stvoriti-putinskij-tribunal.html" text:style-name="Internet_20_link" text:visited-style-name="Visited_20_Internet_20_Link">
https://www.ukrinform.ua/rubric-ato/3710523-prezident-latvii-na-samiti-radi-evropi-zaklikav-stvoriti-putinskij-tribunal.html</text:a>
</text:p>
      <!--NEWS-->
      <text:h text:style-name="P10" text:outline-level="1">
<text:span text:style-name="T4">
Kyiv(22:19). Red Alert: aerial threat. Sirens sounding. Take cover now!</text:span>
</text:h>
      <text:p text:style-name="P4">
Authors: liveuamap (Language: en)</text:p>
      <text:p text:style-name="P4">
Time: 2023-05-17T16:20:00</text:p>
      <text:p text:style-name="P4">
Location: Kyiv (Latitude:50.44343 Longtitude:30.53022)</text:p>
      <text:p text:style-name="P4">
Videos: []</text:p>
      <text:p text:style-name="P4">
Images: []</text:p>
      <text:p text:style-name="P4">
Tags: ["Europe", "Central and Eastern Europe"]</text:p>
      <text:p text:style-name="P4">
Id: 22563583</text:p>
      <!--METADATA-->
      <text:p text:style-name="P4">
Kyiv(22:19). Red Alert: aerial threat. Sirens sounding. Take cover now!</text:p>
      <text:p text:style-name="P4">
News Collection Link: <text:a xlink:type="simple" xlink:href="https://liveuamap.com/en/2023/17-may-kyiv2219-red-alert-aerial-threat-sireng" text:style-name="Internet_20_link" text:visited-style-name="Visited_20_Internet_20_Link">
https://liveuamap.com/en/2023/17-may-kyiv2219-red-alert-aerial-threat-sireng</text:a>
</text:p>
      <text:p text:style-name="P4">
News Source: <text:a xlink:type="simple" xlink:href="https://t.me/KyivCityOfficial/6714" text:style-name="Internet_20_link" text:visited-style-name="Visited_20_Internet_20_Link">
https://t.me/KyivCityOfficial/6714</text:a>
</text:p>
      <!--NEWS-->
      <text:h text:style-name="P10" text:outline-level="1">
<text:span text:style-name="T4">
Zhytomyr, Zhytomyr region, Kiev region (22:21). Red Alrt: Aerial Tchretate. Sirens Sounding. ...</text:span>
</text:h>
      <text:p text:style-name="P4">
Authors: liveuamap (Language: en)</text:p>
      <text:p text:style-name="P4">
Time: 2023-05-17T16:23:00</text:p>
      <text:p text:style-name="P4">
Location: Zhytomyr (Latitude:50.26487000 Longtitude:28.67669000)</text:p>
      <text:p text:style-name="P4">
Videos: []</text:p>
      <text:p text:style-name="P4">
Images: []</text:p>
      <text:p text:style-name="P4">
Tags: ["Europe", "Central and Eastern Europe"]</text:p>
      <text:p text:style-name="P4">
Id: 22563584</text:p>
      <!--METADATA-->
      <text:p text:style-name="P4">
Zhytomyr, Zhytomyr region, Kyiv region(22:21). Red Alert: aerial threat.Sirens sounding. Take cover now!</text:p>
      <text:p text:style-name="P4">
News Collection Link: <text:a xlink:type="simple" xlink:href="https://liveuamap.com/en/2023/17-may-zhytomyr-zhytomyrska-oblast-kyiv-oblasg" text:style-name="Internet_20_link" text:visited-style-name="Visited_20_Internet_20_Link">
https://liveuamap.com/en/2023/17-may-zhytomyr-zhytomyrska-oblast-kyiv-oblasg</text:a>
</text:p>
      <text:p text:style-name="P4">
News Source: <text:a xlink:type="simple" xlink:href="https://t.me/air_alert_ua/45730" text:style-name="Internet_20_link" text:visited-style-name="Visited_20_Internet_20_Link">
https://t.me/air_alert_ua/45730</text:a>
</text:p>
      <!--NEWS-->
      <text:h text:style-name="P10" text:outline-level="1">
<text:span text:style-name="T4">
"Reporters without borders" advise Ukraine to take eight steps to develop free media</text:span>
</text:h>
      <text:p text:style-name="P4">
Authors: Ukrinform (Person)</text:p>
      <text:p text:style-name="P4">
Publisher: Укринформ (Organization)</text:p>
      <text:p text:style-name="P4">
Published Time: 2023-05-17T16:24:28+03:00</text:p>
      <text:p text:style-name="P4">
Modified Time: 2023-05-17T16:24:28+03:00</text:p>
      <text:p text:style-name="P4">
Description: The International Organization "Reporters without borders" has made recommendations to Ukraine on the further development of free media. - Ukrinform.</text:p>
      <text:p text:style-name="P4">
Images: ["<text:a xlink:type="simple" xlink:href="https://static.ukrinform.com/photos/2023_05/thumb_files/630_360_1684318546-604.jpg" text:style-name="Internet_20_link" text:visited-style-name="Visited_20_Internet_20_Link">
630_360_16843...</text:a>
", "<text:a xlink:type="simple" xlink:href="https://static.ukrinform.com/photos/2023_05/1684318441-667.jpg" text:style-name="Internet_20_link" text:visited-style-name="Visited_20_Internet_20_Link">
1684318441-66...</text:a>
"]</text:p>
      <text:p text:style-name="P4">
Tags: ['Журналіст', 'Репортери без кордонів', 'Медіа']</text:p>
      <text:p text:style-name="P4">
Type: Article</text:p>
      <!--METADATA-->
      <text:p text:style-name="P4">
<draw:frame draw:style-name="fr1" draw:name="Image107" text:anchor-type="as-char" svg:width="6.9236in" svg:height="3.956343in" draw:z-index="0">
<draw:image xlink:href="../Images/yкринформ/2023-05-17T16-24-28-03-00/630_360_1684318546-604.jpg" xlink:type="simple" xlink:show="embed" xlink:actuate="onLoad" draw:mime-type="image/jpeg"/>
</draw:frame>
The international organization "Reporters without borders" has made recommendations to Ukraine on the more development of free media.</text:p>
      <text:p text:style-name="P4">
The Secretary General of Reporters without borders, Christoph Deluar, said the Posconference in Ukrinform.</text:p>
      <text:p text:style-name="P4">
“We have come to protect the media and provide specific tashli solutions. We want to present what we consider a road card for the development of free media. And this should be a help for the reconstruction of the Media Democratic environment in Ukraine. We recommend the President Zelensky and his office to introduce chickpeas, ”Deluar said.</text:p>
      <text:p text:style-name="P4">
<draw:frame draw:style-name="fr1" draw:name="Image108" text:anchor-type="as-char" svg:width="6.9236in" svg:height="4.615733in" draw:z-index="0">
<draw:image xlink:href="../Images/yкринформ/2023-05-17T16-24-28-03-00/1684318441-667.jpg" xlink:type="simple" xlink:show="embed" xlink:actuate="onLoad" draw:mime-type="image/jpeg"/>
</draw:frame>
In general, "Reporters without borders" advise the authorities to take eight steps to develop the situation. First of all, they propose to reduce discrimination in the topics of the world. To do this, it is necessary to improve the process of accreditation, not to introduce <text:a xlink:type="simple" xlink:href="https://www.ukrinform.ua/tag-zurnalist" text:style-name="Internet_20_link" text:visited-style-name="Visited_20_Internet_20_Link">
</text:a>
to the "Black Mainted".</text:p>
      <text:p text:style-name="P4">
They drew attention to the need to include on equal terms all Ukrainian channels in the broadcasting of the "Uniform News" telephony. They are advised to guarantee the regulators of broadcasting regulators, to ensure the financing of journalistic activity during the war and to restore the media space after its completion, actively attracting international funds. The President is proposed to introduce the full financing of a state broadcasting body.</text:p>
      <text:p text:style-name="P4">
<text:span text:style-name="T4">
 Read also: </text:span>
 <text:a xlink:type="simple" xlink:href="https://www.ukrinform.ua/rubric-society/3710507-imi-zaklikalo-pravoohoronciv-zrobiti-prioritetom-rozsliduvanna-zlociniv-proti-zurnalistiv.html" text:style-name="Internet_20_link" text:visited-style-name="Visited_20_Internet_20_Link">
</text:a>
Representatives of the organization also advise to regulate the issue of media transparency, to implement new initiatives. “In the globalized space, freedom of expression must be continued, but to balance between it and reliable information. This is a new regulatory policy aimed at the information of the information space. We recommend that the Ukrainian government track this structure, ”Deluar added.</text:p>
      <text:p text:style-name="P4">
According to Ukrinform, reporters without borders recorded over 50 cases when artillery fire was heading for journalists, and it was done intentionally.</text:p>
      <text:p text:style-name="P4">
News Source: <text:a xlink:type="simple" xlink:href="https://www.ukrinform.ua/rubric-society/3710518-reporteri-bez-kordoniv-radat-ukraini-zrobiti-visim-krokiv-dla-rozvitku-vilnih-media.html" text:style-name="Internet_20_link" text:visited-style-name="Visited_20_Internet_20_Link">
https://www.ukrinform.ua/rubric-society/3710518-reporteri-bez-kordoniv-radat-ukraini-zrobiti-visim-krokiv-dla-rozvitku-vilnih-media.html</text:a>
</text:p>
      <!--NEWS-->
      <text:h text:style-name="P10" text:outline-level="1">
<text:span text:style-name="T4">
In Kiev presented the book "Ukraine: Journalists on the front line"</text:span>
</text:h>
      <text:p text:style-name="P4">
Authors: Ukrinform (Person)</text:p>
      <text:p text:style-name="P4">
Publisher: Укринформ (Organization)</text:p>
      <text:p text:style-name="P4">
Published Time: 2023-05-17T16:25:00+03:00</text:p>
      <text:p text:style-name="P4">
Modified Time: 2023-05-17T16:25:00+03:00</text:p>
      <text:p text:style-name="P4">
Description: In Kyiv presented the publication "Ukraine: Journalists on the front line", dedicated to media people who defend the country both on the information front and on the battlefield. - Ukrinform.</text:p>
      <text:p text:style-name="P4">
Images: ["<text:a xlink:type="simple" xlink:href="https://static.ukrinform.com/photos/2023_05/thumb_files/630_360_1684330450-342.jpg" text:style-name="Internet_20_link" text:visited-style-name="Visited_20_Internet_20_Link">
630_360_16843...</text:a>
", "<text:a xlink:type="simple" xlink:href="https://static.ukrinform.com/photos/2023_05/1684330450-395.jpg" text:style-name="Internet_20_link" text:visited-style-name="Visited_20_Internet_20_Link">
1684330450-39...</text:a>
", "<text:a xlink:type="simple" xlink:href="https://static.ukrinform.com/photos/2023_05/1684330628-998.jpg" text:style-name="Internet_20_link" text:visited-style-name="Visited_20_Internet_20_Link">
1684330628-99...</text:a>
", "<text:a xlink:type="simple" xlink:href="https://static.ukrinform.com/photos/2023_05/1684330694-398.jpg" text:style-name="Internet_20_link" text:visited-style-name="Visited_20_Internet_20_Link">
1684330694-39...</text:a>
"]</text:p>
      <text:p text:style-name="P4">
Tags: ['Книги', 'Журналіст', 'Війна з Росією']</text:p>
      <text:p text:style-name="P4">
Type: Article</text:p>
      <!--METADATA-->
      <text:p text:style-name="P4">
<draw:frame draw:style-name="fr1" draw:name="Image109" text:anchor-type="as-char" svg:width="6.9236in" svg:height="3.956343in" draw:z-index="0">
<draw:image xlink:href="../Images/yкринформ/2023-05-17T16-25-00-03-00/630_360_1684330450-342.jpg" xlink:type="simple" xlink:show="embed" xlink:actuate="onLoad" draw:mime-type="image/jpeg"/>
</draw:frame>
In Kiev, the publication "Ukraine: Journalists on the front line" was dedicated to the Edited, who defend the country both on the information front and on the polyb.</text:p>
      <text:p text:style-name="P4">
The presentation of the book was held in Ukrinform.</text:p>
      <text:p text:style-name="P4">
"This chronicle of Ukrainian journalism, heroism and courage of Ukrainian journalists is an important event. It is the document that confirms that the absolute majority of Ukrainian media and Ukrainian journalists today on the forefront of Ukraine. The head of the National Union of Journalists of Ukraine Sergiytomylenko said.</text:p>
      <text:p text:style-name="P4">
<draw:frame draw:style-name="fr1" draw:name="Image110" text:anchor-type="as-char" svg:width="6.9236in" svg:height="4.615733in" draw:z-index="0">
<draw:image xlink:href="../Images/yкринформ/2023-05-17T16-25-00-03-00/1684330450-395.jpg" xlink:type="simple" xlink:show="embed" xlink:actuate="onLoad" draw:mime-type="image/jpeg"/>
</draw:frame>
According to him, a third of Ukrainian media has been suspended through war, but the information field is held through journalists, and despite all the challenges, journalists fulfill their duty. "Today, it is the media and journalists who give everyone to everyone that his history will be heard.</text:p>
      <text:p text:style-name="P4">
<text:span text:style-name="T4">
 Read also: </text:span>
 <text:a xlink:type="simple" xlink:href="https://www.ukrinform.ua/rubric-society/3682758-zlocini-rf-proti-zurnalistiv-policia-vidkrila-56-sprav-vid-pocatku-vtorgnenna.html" text:style-name="Internet_20_link" text:visited-style-name="Visited_20_Internet_20_Link">
</text:a>
The head of the Department of Social Communications of the Educational and Scientific Institute of Taras Shevchenko National University of Kyiv Yuriybondar noted that this publication was arranged for a long time, because it was enough to prepare special materials for books for books and employment. He noted that the heroes of this <text:a xlink:type="simple" xlink:href="https://www.ukrinform.ua/tag-kniga" text:style-name="Internet_20_link" text:visited-style-name="Visited_20_Internet_20_Link">
</text:a>
- people with position, and this position of Ukraine's prohibition.</text:p>
      <text:p text:style-name="P4">
<draw:frame draw:style-name="fr1" draw:name="Image111" text:anchor-type="as-char" svg:width="6.9236in" svg:height="4.615733in" draw:z-index="0">
<draw:image xlink:href="../Images/yкринформ/2023-05-17T16-25-00-03-00/1684330628-998.jpg" xlink:type="simple" xlink:show="embed" xlink:actuate="onLoad" draw:mime-type="image/jpeg"/>
</draw:frame>
"These are warriors, these are those who put the pen, put the camera off, put a microphone and took to the hands, protects our country in the trenches," Bondar added.</text:p>
      <text:p text:style-name="P4">
The deputy chairman of the NSFU of the NSFU Alla Malienko noted that it is necessary to record and show the society of journalists who make heroic actions.</text:p>
      <text:p text:style-name="P4">
<draw:frame draw:style-name="fr1" draw:name="Image112" text:anchor-type="as-char" svg:width="6.9236in" svg:height="4.615733in" draw:z-index="0">
<draw:image xlink:href="../Images/yкринформ/2023-05-17T16-25-00-03-00/1684330694-398.jpg" xlink:type="simple" xlink:show="embed" xlink:actuate="onLoad" draw:mime-type="image/jpeg"/>
</draw:frame>
"When we were preparing this book, there was no surprise to the actions of both ordinary Ukrainians and our colleagues. There was only a capture of our young colleagues," she said.<text:span text:style-name="T4">
 Read also: </text:span>
 <text:a xlink:type="simple" xlink:href="https://www.ukrinform.ua/rubric-culture/3706893-u-kievi-prezentuvali-dokumentalnij-film-ta-knigu-skripleni-krovu.html" text:style-name="Internet_20_link" text:visited-style-name="Visited_20_Internet_20_Link">
<text:span text:style-name="T4">
 Book </text:span>
</text:a>
The book is designed for information professionals, professional journalists and those who plan to master this profession, as well as for wide collapsters.</text:p>
      <text:p text:style-name="P4">
The publication has become a continuation of the book "Journalists in the War". There will be stories about the events of the so -called hybrid war, since 2014.</text:p>
      <text:p text:style-name="P4">
As reported, <text:a xlink:type="simple" xlink:href="https://www.ukrinform.ua/rubric-society/3707261-u-kievi-prezentuvali-knigu-prisvacenu-pamati-leonida-kravcuka.html" text:style-name="Internet_20_link" text:visited-style-name="Visited_20_Internet_20_Link">
</text:a>
which is dedicated to the memory of the first President of Ukraine.</text:p>
      <text:p text:style-name="P4">
News Source: <text:a xlink:type="simple" xlink:href="https://www.ukrinform.ua/rubric-society/3710529-u-kievi-prezentuvali-knigu-ukraina-zurnalisti-na-peredovij.html" text:style-name="Internet_20_link" text:visited-style-name="Visited_20_Internet_20_Link">
https://www.ukrinform.ua/rubric-society/3710529-u-kievi-prezentuvali-knigu-ukraina-zurnalisti-na-peredovij.html</text:a>
</text:p>
      <!--NEWS-->
      <text:h text:style-name="P10" text:outline-level="1">
<text:span text:style-name="T4">
More than 120 forest recreational points will be built in Ukraine</text:span>
</text:h>
      <text:p text:style-name="P4">
Authors: Ukrinform (Person)</text:p>
      <text:p text:style-name="P4">
Publisher: Укринформ (Organization)</text:p>
      <text:p text:style-name="P4">
Published Time: 2023-05-17T16:27:11+03:00</text:p>
      <text:p text:style-name="P4">
Modified Time: 2023-05-17T16:27:11+03:00</text:p>
      <text:p text:style-name="P4">
Description: In Ukraine, the program of creation of forest recreational points will start, within which more than 120 recreation areas are planned to be equipped with SE Forests of Ukraine. The estimated amount of investment will reach UAH 100 million. - Ukrinform.</text:p>
      <text:p text:style-name="P4">
Images: ["<text:a xlink:type="simple" xlink:href="https://static.ukrinform.com/photos/2023_05/thumb_files/630_360_1684329795-206.jpeg" text:style-name="Internet_20_link" text:visited-style-name="Visited_20_Internet_20_Link">
630_360_16843...</text:a>
", "<text:a xlink:type="simple" xlink:href="https://static.ukrinform.com/photos/2023_05/1684329795-182.jpeg" text:style-name="Internet_20_link" text:visited-style-name="Visited_20_Internet_20_Link">
1684329795-18...</text:a>
", "<text:a xlink:type="simple" xlink:href="https://static.ukrinform.com/photos/2023_05/1684329796-965.jpeg" text:style-name="Internet_20_link" text:visited-style-name="Visited_20_Internet_20_Link">
1684329796-96...</text:a>
", "<text:a xlink:type="simple" xlink:href="https://static.ukrinform.com/photos/2023_05/1684329795-253.jpeg" text:style-name="Internet_20_link" text:visited-style-name="Visited_20_Internet_20_Link">
1684329795-25...</text:a>
"]</text:p>
      <text:p text:style-name="P4">
Tags: ['Ліс', 'Відпочинок', 'Юрій Болоховець']</text:p>
      <text:p text:style-name="P4">
Type: Article</text:p>
      <!--METADATA-->
      <text:p text:style-name="P4">
<draw:frame draw:style-name="fr1" draw:name="Image113" text:anchor-type="as-char" svg:width="6.9236in" svg:height="3.956343in" draw:z-index="0">
<draw:image xlink:href="../Images/yкринформ/2023-05-17T16-27-11-03-00/630_360_1684329795-206.jpeg" xlink:type="simple" xlink:show="embed" xlink:actuate="onLoad" draw:mime-type="image/jpeg"/>
</draw:frame>
In the Ukrainian is the program of creation of forest recreational points, within which more than 120 recreation areas are planned to be equipped with Lisyukuzuvika State Enterprise. Estimated summaries will reach 100 million UAH.</text:p>
      <text:p text:style-name="P4">
According to Ukrinform, he reported in. at. CEO(https://lb.ua/blog/yurii_bolokhovets/555680_bezpechniy_vidpochinok_lisi_chi.html?fbclid=IwAR34_8m8rEF__WA7uSO7gU_7ax-3fUuVg7Sh37OqKaz_c0G6P8qCeguk2VU).</text:p>
      <text:p text:style-name="P4">
«Цього року ДП «Ліси України» планує побудувати понад 120 об’єктів по всійкраїні. З них майже два десятки — це комплекси дозвілля з повноюінфраструктурою, водою, електроенергією», - розповів Болоховець.</text:p>
      <text:p text:style-name="P4">
<draw:frame draw:style-name="fr1" draw:name="Image114" text:anchor-type="as-char" svg:width="6.9236in" svg:height="4.597703in" draw:z-index="0">
<draw:image xlink:href="../Images/yкринформ/2023-05-17T16-27-11-03-00/1684329795-182.jpeg" xlink:type="simple" xlink:show="embed" xlink:actuate="onLoad" draw:mime-type="image/jpeg"/>
</draw:frame>
According to him, this will be the first in the history of Ukrainian <text:a xlink:type="simple" xlink:href="https://www.ukrinform.ua/tag-lis" text:style-name="Internet_20_link" text:visited-style-name="Visited_20_Internet_20_Link">
</text:a>
Economics program of development of recreation all -Ukrainian level, developed by a team of specialists.</text:p>
      <text:p text:style-name="P4">
In particular, it is planned to create five classes of leisure centers - from small ones to complexes with full infrastructure. Project will be drawn on a modular principle on the basis of typical small architectural forms. The pilot project will be launched on the basis of the metropolitan forest office.</text:p>
      <text:p text:style-name="P4">
<draw:frame draw:style-name="fr1" draw:name="Image115" text:anchor-type="as-char" svg:width="6.9236in" svg:height="3.894525in" draw:z-index="0">
<draw:image xlink:href="../Images/yкринформ/2023-05-17T16-27-11-03-00/1684329796-965.jpeg" xlink:type="simple" xlink:show="embed" xlink:actuate="onLoad" draw:mime-type="image/jpeg"/>
</draw:frame>
To date, the branches of SE "Forests of Ukraine" are already carrying out work on clearing and building plots for construction, communications.</text:p>
      <text:p text:style-name="P4">
For information of the head of the state enterprise, it is planned to spend more than 100 million UAH for the implementation of the program.</text:p>
      <text:p text:style-name="P4">
<text:span text:style-name="T4">
 Read also: </text:span>
 <text:a xlink:type="simple" xlink:href="https://www.ukrinform.ua/rubric-economy/3707984-v-ukraini-perevikonali-plan-posadki-derev-za-programou-zelena-kraina.html" text:style-name="Internet_20_link" text:visited-style-name="Visited_20_Internet_20_Link">
</text:a>
“We are currently investing our own financial resources because we believe in this project, we know that this format works and produces results. However, we are already beginning to search for foreign investment, interaction with international partners of Ukraine, ” - said Bolokhovets.</text:p>
      <text:p text:style-name="P4">
<draw:frame draw:style-name="fr1" draw:name="Image116" text:anchor-type="as-char" svg:width="6.9236in" svg:height="3.894525in" draw:z-index="0">
<draw:image xlink:href="../Images/yкринформ/2023-05-17T16-27-11-03-00/1684329795-253.jpeg" xlink:type="simple" xlink:show="embed" xlink:actuate="onLoad" draw:mime-type="image/jpeg"/>
</draw:frame>
In his opinion, such objects can become self -sufficient if you choose the right location and effectively manage.</text:p>
      <text:p text:style-name="P4">
As it was reported, in Ukraine <text:a xlink:type="simple" xlink:href="https://www.ukrinform.ua/rubric-economy/3709081-iz-1-cervna-v-ukraini-zapracue-elektronnij-lisorubnij-kvitok.html" text:style-name="Internet_20_link" text:visited-style-name="Visited_20_Internet_20_Link">
</text:a>
and a certificate of origin of wood.</text:p>
      <text:p text:style-name="P4">
<text:span text:style-name="T5">
Foto provided by Yuri Bolokhovets</text:span>
</text:p>
      <text:p text:style-name="P4">
News Source: <text:a xlink:type="simple" xlink:href="https://www.ukrinform.ua/rubric-economy/3710521-v-ukraini-zbuduut-ponad-120-lisovih-rekreacijnih-punktiv.html" text:style-name="Internet_20_link" text:visited-style-name="Visited_20_Internet_20_Link">
https://www.ukrinform.ua/rubric-economy/3710521-v-ukraini-zbuduut-ponad-120-lisovih-rekreacijnih-punktiv.html</text:a>
</text:p>
      <!--NEWS-->
      <text:h text:style-name="P10" text:outline-level="1">
<text:span text:style-name="T4">
Under Bakhmut died a veteran of the US Army - CNN</text:span>
</text:h>
      <text:p text:style-name="P4">
Authors: Ukrinform (Person)</text:p>
      <text:p text:style-name="P4">
Publisher: Укринформ (Organization)</text:p>
      <text:p text:style-name="P4">
Published Time: 2023-05-17T16:28:29+03:00</text:p>
      <text:p text:style-name="P4">
Modified Time: 2023-05-17T16:28:29+03:00</text:p>
      <text:p text:style-name="P4">
Description: The former US Army serviceman Nicolas Meymer died this week as a result of the shelling of Russian artillery in Bakhmut's battle. - Ukrinform.</text:p>
      <text:p text:style-name="P4">
Images: ["<text:a xlink:type="simple" xlink:href="https://static.ukrinform.com/photos/2021_04/thumb_files/630_360_1617451171-445.jpg" text:style-name="Internet_20_link" text:visited-style-name="Visited_20_Internet_20_Link">
630_360_16174...</text:a>
"]</text:p>
      <text:p text:style-name="P4">
Tags: ['Бахмут', 'США', 'Війна з Росією']</text:p>
      <text:p text:style-name="P4">
Type: Article</text:p>
      <!--METADATA-->
      <text:p text:style-name="P4">
<draw:frame draw:style-name="fr1" draw:name="Image117" text:anchor-type="as-char" svg:width="6.9236in" svg:height="3.956343in" draw:z-index="0">
<draw:image xlink:href="../Images/yкринформ/2023-05-17T16-28-29-03-00/630_360_1617451171-445.jpg" xlink:type="simple" xlink:show="embed" xlink:actuate="onLoad" draw:mime-type="image/jpeg"/>
</draw:frame>
The former US Army Serviceman Nicolas Mayer died this week in the first time of Russian artillery in Bakhmut's battles.</text:p>
      <text:p text:style-name="P4">
As Ukrinform reports, it reports <text:a xlink:type="simple" xlink:href="https://edition.cnn.com/europe/live-news/russia-ukraine-war-news-05-17-23/h_8df66b6b9c12680d609a08e421259033" text:style-name="Internet_20_link" text:visited-style-name="Visited_20_Internet_20_Link">
</text:a>
According to Lieutenant Colonel Perry Blackbne, the founder of the non -profit organization of AFGFREE, with whom Meimer cooperated in Ukraine, Nicolas Maymer redeemed in a building in Bakhmut, which collapsed as a result of the Artebil.</text:p>
      <text:p text:style-name="P4">
Blackburn added that the Ukrainians who were with Maimer believed that he was either trapped in a collapsed building, or was killed by a "heavy fire" of Russian artillery.</text:p>
      <text:p text:style-name="P4">
“They occupied the building in which they were, artillery began <text:a xlink:type="simple" xlink:href="https://www.ukrinform.ua/tag-obstril" text:style-name="Internet_20_link" text:visited-style-name="Visited_20_Internet_20_Link">
</text:a>
And the building began to collapse. It is by the way most Americans and Ukrainians who were able to escape there. Unfortunately, Nick failed to escape, ”said CNN American friend Meimer in Ukraine.</text:p>
      <text:p text:style-name="P4">
<text:span text:style-name="T4">
 Read also: </text:span>
 <text:a xlink:type="simple" xlink:href="https://www.ukrinform.ua/rubric-ato/3710237-vorog-j-dali-zoseredzue-zusilla-na-cotiroh-napramkah-za-bahmut-tocatsa-vazki-boi.html" text:style-name="Internet_20_link" text:visited-style-name="Visited_20_Internet_20_Link">
<text:span text:style-name="T4">
 Bakhmut </text:span>
</text:a>
The confirmation of Meimer's death appeared after the head of the Russian -owned military group "Wagner" Yevgeny Prigogin said he showed the body of the American on a video posted in the Wagner Telegram group on Tuesday.</text:p>
      <text:p text:style-name="P4">
As it was reported, the Russian army focuses major efforts in the Liman, Bakhmut, Avdiiv and Marinsky directions, and 55 fighting collisions took place in the day.</text:p>
      <text:p text:style-name="P4">
News Source: <text:a xlink:type="simple" xlink:href="https://www.ukrinform.ua/rubric-ato/3710522-pid-bahmutom-zaginuv-veteran-armii-ssa-cnn.html" text:style-name="Internet_20_link" text:visited-style-name="Visited_20_Internet_20_Link">
https://www.ukrinform.ua/rubric-ato/3710522-pid-bahmutom-zaginuv-veteran-armii-ssa-cnn.html</text:a>
</text:p>
      <!--NEWS-->
      <text:h text:style-name="P10" text:outline-level="1">
<text:span text:style-name="T4">
China's Foreign Ministry: Taiwan's trip Liz Tras did a bear service to her country</text:span>
</text:h>
      <text:p text:style-name="P4">
Authors: Ukrinform (Person)</text:p>
      <text:p text:style-name="P4">
Publisher: Укринформ (Organization)</text:p>
      <text:p text:style-name="P4">
Published Time: 2023-05-17T16:30:00+03:00</text:p>
      <text:p text:style-name="P4">
Modified Time: 2023-05-17T16:30:00+03:00</text:p>
      <text:p text:style-name="P4">
Description: China believes that the former Prime Minister of British Liz Tras, her recent trip to Taiwan made a "bear service" to her country. - Ukrinform.</text:p>
      <text:p text:style-name="P4">
Images: ["<text:a xlink:type="simple" xlink:href="https://static.ukrinform.com/photos/2023_04/thumb_files/630_360_1681869376-396.jpg" text:style-name="Internet_20_link" text:visited-style-name="Visited_20_Internet_20_Link">
630_360_16818...</text:a>
"]</text:p>
      <text:p text:style-name="P4">
Tags: ['Китай', 'Тайвань', 'Ліз Трасс']</text:p>
      <text:p text:style-name="P4">
Type: Article</text:p>
      <!--METADATA-->
      <text:p text:style-name="P4">
<draw:frame draw:style-name="fr1" draw:name="Image118" text:anchor-type="as-char" svg:width="6.9236in" svg:height="3.956343in" draw:z-index="0">
<draw:image xlink:href="../Images/yкринформ/2023-05-17T16-30-00-03-00/630_360_1681869376-396.jpg" xlink:type="simple" xlink:show="embed" xlink:actuate="onLoad" draw:mime-type="image/jpeg"/>
</draw:frame>
China thinks that the former Prime Minister of British Liz Trasses with her recent trip to Taiwan made a "bear service" to her country.</text:p>
      <text:p text:style-name="P4">
This was stated during a briefing by the Ministry of Foreign Affairs of the People's Department of China Van Wenbin, reports Ukrinform's own correspondent.</text:p>
      <text:p text:style-name="P4">
Commenting on a visit by the British politician of the island, Chinese diplomate proclaimed that Taiwan is an integral part of the territory <text:a xlink:type="simple" xlink:href="https://www.ukrinform.ua/tag-kitaj" text:style-name="Internet_20_link" text:visited-style-name="Visited_20_Internet_20_Link">
</text:a>
.</text:p>
      <text:p text:style-name="P4">
"For a former British politician, the use of Taiwan to get attention is only a service to selfish political interests," Van said.</text:p>
      <text:p text:style-name="P4">
<text:span text:style-name="T4">
 Read also: </text:span>
 <text:a xlink:type="simple" xlink:href="https://www.ukrinform.ua/rubric-world/3710277-liz-trass-zaklikala-sunaka-viznati-kitaj-zagrozou-bezpeci.html" text:style-name="Internet_20_link" text:visited-style-name="Visited_20_Internet_20_Link">
<text:span text:style-name="T4">
 China </text:span>
</text:a>
According to him, "the trip of the trust has caused acute criticism throughout Great Britain."</text:p>
      <text:p text:style-name="P4">
"An irresponsible member of the Parliament from the Southwestern Norfolka to make another bear service," the spokesman added.</text:p>
      <text:p text:style-name="P4">
As reported by Ukrinform, former Prime Minister of British Liz TRASS COUNTRY CHAPTER OF THE British Government of Rice Snak <text:a xlink:type="simple" xlink:href="https://www.ukrinform.ua/rubric-world/3710277-liz-trass-zaklikala-sunaka-viznati-kitaj-zagrozou-bezpeci.html" text:style-name="Internet_20_link" text:visited-style-name="Visited_20_Internet_20_Link">
</text:a>
 .</text:p>
      <text:p text:style-name="P4">
News Source: <text:a xlink:type="simple" xlink:href="https://www.ukrinform.ua/rubric-world/3710525-mzs-kitau-poizdkou-na-tajvan-liz-trass-zrobila-vedmezu-poslugu-svoij-kraini.html" text:style-name="Internet_20_link" text:visited-style-name="Visited_20_Internet_20_Link">
https://www.ukrinform.ua/rubric-world/3710525-mzs-kitau-poizdkou-na-tajvan-liz-trass-zrobila-vedmezu-poslugu-svoij-kraini.html</text:a>
</text:p>
      <!--NEWS-->
      <text:h text:style-name="P10" text:outline-level="1">
<text:span text:style-name="T4">
The Estonian Parliament has approved a statement in support of Ukraine's membership in NATO</text:span>
</text:h>
      <text:p text:style-name="P4">
Authors: Ukrinform (Person)</text:p>
      <text:p text:style-name="P4">
Publisher: Укринформ (Organization)</text:p>
      <text:p text:style-name="P4">
Published Time: 2023-05-17T16:51:00+03:00</text:p>
      <text:p text:style-name="P4">
Modified Time: 2023-05-17T16:51:00+03:00</text:p>
      <text:p text:style-name="P4">
Description: Rygicogus Estonia approved a statement to support Ukraine's accession to NATO and stressed the need to take specific and unambiguous steps in this direction at the nearest Alliance summit. - Ukrinform.</text:p>
      <text:p text:style-name="P4">
Images: ["<text:a xlink:type="simple" xlink:href="https://static.ukrinform.com/photos/2023_03/thumb_files/630_360_1678206836-417.jpg" text:style-name="Internet_20_link" text:visited-style-name="Visited_20_Internet_20_Link">
630_360_16782...</text:a>
"]</text:p>
      <text:p text:style-name="P4">
Tags: ['Естонія', 'НАТО', 'Парламент', 'Україна']</text:p>
      <text:p text:style-name="P4">
Type: Article</text:p>
      <!--METADATA-->
      <text:p text:style-name="P4">
<draw:frame draw:style-name="fr1" draw:name="Image119" text:anchor-type="as-char" svg:width="6.9236in" svg:height="3.956343in" draw:z-index="0">
<draw:image xlink:href="../Images/yкринформ/2023-05-17T16-51-00-03-00/630_360_1678206836-417.jpg" xlink:type="simple" xlink:show="embed" xlink:actuate="onLoad" draw:mime-type="image/jpeg"/>
</draw:frame>
Rygicoguistonia approved a statement to support Ukraine's accession to NATO and emphasized the innovance to take specific and unambiguous steps in this direction to the Natay Alliance.</text:p>
      <text:p text:style-name="P4">
About it reports Ukrinform with reference to <text:a xlink:type="simple" xlink:href="https://www.riigikogu.ee/pressiteated/taiskogu/riigikogu-tegi-avalduse-ukraina-nato-liikmesuse-toetuseks/" text:style-name="Internet_20_link" text:visited-style-name="Visited_20_Internet_20_Link">
</text:a>
Parliament.</text:p>
      <text:p text:style-name="P4">
92 deputies of Rygicoga voted in favor of the document with 101. The day before, the statement was bullied by 95 Estonian parliamentarians.</text:p>
      <text:p text:style-name="P4">
In the adopted document, Rygicogu confirms that he considers it absolutely necessary to formulate at the Vilnius Summit <text:a xlink:type="simple" xlink:href="https://www.ukrinform.ua/tag-nato" text:style-name="Internet_20_link" text:visited-style-name="Visited_20_Internet_20_Link">
</text:a>
On July 11-12, the specific and unambiguous steps necessary for Ukraine as soon as possible to NATO, and to send Ukraine to Ukraine.</text:p>
      <text:p text:style-name="P4">
According to the statement, Rygicoga proceeds from the goal set by Member States at a summit in Bucharest in 2008 on Ukraine's accession to the Alliance, and also officially issues an application for NATO accession to NATO on September 30 last year. At the same time, he reminds that Estonia, together with other Baltic Ukrainians, has always expressed support for Ukraine's accession to NATO.</text:p>
      <text:p text:style-name="P4">
Rygicogu emphasizes the need to strongly strengthen the architecture that has served the safety of free and democratic countries in the region, and expresses support to the Ukrainian people, which will be supported for freedom.</text:p>
      <text:p text:style-name="P4">
The Estonia Parliament also recognizes the fact that the victory of Ukraine over Russian federation leading an aggressive war and the further accession of Ukraine to NATO in an intensive way to ensure the world order, strong and security of European democratic countries.</text:p>
      <text:p text:style-name="P4">
<text:span text:style-name="T4">
 Read also: </text:span>
 <text:a xlink:type="simple" xlink:href="https://www.ukrinform.ua/rubric-polytics/3710539-clenstvo-ukraini-v-nato-e-povoennim-pitannam-volles.html" text:style-name="Internet_20_link" text:visited-style-name="Visited_20_Internet_20_Link">
<text:span text:style-name="T4">
 NATO </text:span>
</text:a>
In turn(https://www.facebook.com/stefanchuk.official/posts/pfbid0LCLBP2c7y69zLdYLNnvq9XuFEVjFzj2L64mP47Pv3snS4KDdoLXsb6abFEQPDazel)Rygicogus is the Estonia Parliament for approval of the UNATO MEMBER OFFICE.</text:p>
      <text:p text:style-name="P4">
"Estonia's Rygicogus has accepted a statement on NATO membership in NATO!Parliamentestone recognizes that Ukraine's accession to NATO is the only way to ensure the rules of stable peace and security of democratic European states," he said."I am grateful to every deputy for the support of this extremely important statement," Stefanchuk said. As it was reported, since the beginning of last year, the Estonian Parliament has made five applications and one call to condemn Russia's actions to TAVLOVER SUPPORT OF UKRAINE.</text:p>
      <text:p text:style-name="P4">
News Source: <text:a xlink:type="simple" xlink:href="https://www.ukrinform.ua/rubric-polytics/3710540-parlament-estonii-uhvaliv-zaavu-na-pidtrimku-clenstva-ukraini-v-nato.html" text:style-name="Internet_20_link" text:visited-style-name="Visited_20_Internet_20_Link">
https://www.ukrinform.ua/rubric-polytics/3710540-parlament-estonii-uhvaliv-zaavu-na-pidtrimku-clenstva-ukraini-v-nato.html</text:a>
</text:p>
      <!--NEWS-->
      <text:h text:style-name="P10" text:outline-level="1">
<text:span text:style-name="T4">
The Russians fired a village in Kherson region, a child was killed</text:span>
</text:h>
      <text:p text:style-name="P4">
Authors: Ukrinform (Person)</text:p>
      <text:p text:style-name="P4">
Publisher: Укринформ (Organization)</text:p>
      <text:p text:style-name="P4">
Published Time: 2023-05-17T16:56:00+03:00</text:p>
      <text:p text:style-name="P4">
Modified Time: 2023-05-17T16:56:00+03:00</text:p>
      <text:p text:style-name="P4">
Description: Russian troops fired at the village of Zelenivka of the Kherson region, resulting in a child killed and two more people were injur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Війна з Росією']</text:p>
      <text:p text:style-name="P4">
Type: Article</text:p>
      <!--METADATA-->
      <text:p text:style-name="P4">
<draw:frame draw:style-name="fr1" draw:name="Image120" text:anchor-type="as-char" svg:width="6.9236in" svg:height="3.956343in" draw:z-index="0">
<draw:image xlink:href="../Images/yкринформ/2023-05-17T16-56-00-03-00/630_360_1538997483-946.jpg" xlink:type="simple" xlink:show="embed" xlink:actuate="onLoad" draw:mime-type="image/jpeg"/>
</draw:frame>
Ruskivska fired at the village of Zelenivka of the Kherson region, resulting in a child and two more people wounded.</text:p>
      <text:p text:style-name="P4">
This was reported by Presidential Office Andriy Ermak in <text:a xlink:type="simple" xlink:href="https://t.me/ermaka2022/2697" text:style-name="Internet_20_link" text:visited-style-name="Visited_20_Internet_20_Link">
</text:a>
, reports Ukrinform.</text:p>
      <text:p text:style-name="P4">
“The Russians killed the baby on <text:a xlink:type="simple" xlink:href="https://www.ukrinform.ua/tag-hersonsina" text:style-name="Internet_20_link" text:visited-style-name="Visited_20_Internet_20_Link">
</text:a>
. Celebrated as a result of shelling in Zelenivka. The father brought her to the hospital in his hands. Also, two more people were injured. All of them were near the store. Russian terrorists continue to kill civilians, ”Yermak said.</text:p>
      <text:p text:style-name="P4">
<text:span text:style-name="T4">
 Read also: </text:span>
 <text:a xlink:type="simple" xlink:href="https://www.ukrinform.ua/rubric-regions/3710368-vorog-majze-tri-godini-obstriluvav-selo-na-hersonsini-skidav-boepripasi-z-droniv.html" text:style-name="Internet_20_link" text:visited-style-name="Visited_20_Internet_20_Link">
<text:span text:style-name="T4">
 Hhersonshch </text:span>
</text:a>
According to official data, as of the morning of May 17 in Ukraine as a result of full -scale aggression of the Russian Federation <text:a xlink:type="simple" xlink:href="https://www.ukrinform.ua/rubric-ato/3710273-rosijska-armia-poranila-v-ukraini-vze-977-ditej.html" text:style-name="Internet_20_link" text:visited-style-name="Visited_20_Internet_20_Link">
</text:a>
, another 977 children were injured.</text:p>
      <text:p text:style-name="P4">
News Source: <text:a xlink:type="simple" xlink:href="https://www.ukrinform.ua/rubric-ato/3710543-rosiani-obstrilali-selise-na-hersonsini-zaginula-ditina.html" text:style-name="Internet_20_link" text:visited-style-name="Visited_20_Internet_20_Link">
https://www.ukrinform.ua/rubric-ato/3710543-rosiani-obstrilali-selise-na-hersonsini-zaginula-ditina.html</text:a>
</text:p>
      <!--NEWS-->
      <text:h text:style-name="P10" text:outline-level="1">
<text:span text:style-name="T4">
Shmigal in Reykjavik met with the state ambassador to the UN and thanked for the air defense systems</text:span>
</text:h>
      <text:p text:style-name="P4">
Authors: Ukrinform (Person)</text:p>
      <text:p text:style-name="P4">
Publisher: Укринформ (Organization)</text:p>
      <text:p text:style-name="P4">
Published Time: 2023-05-17T16:56:37+03:00</text:p>
      <text:p text:style-name="P4">
Modified Time: 2023-05-17T16:56:37+03:00</text:p>
      <text:p text:style-name="P4">
Description: Ukraine is counting on further close interaction with the United States to strengthen security and our future victory. - Ukrinform.</text:p>
      <text:p text:style-name="P4">
Images: ["<text:a xlink:type="simple" xlink:href="https://static.ukrinform.com/photos/2023_05/thumb_files/630_360_1684331630-604.jpg" text:style-name="Internet_20_link" text:visited-style-name="Visited_20_Internet_20_Link">
630_360_16843...</text:a>
", "<text:a xlink:type="simple" xlink:href="https://static.ukrinform.com/photos/2023_05/1684331630-903.jpg" text:style-name="Internet_20_link" text:visited-style-name="Visited_20_Internet_20_Link">
1684331630-90...</text:a>
", "<text:a xlink:type="simple" xlink:href="https://static.ukrinform.com/photos/2023_05/1684331630-448.jpg" text:style-name="Internet_20_link" text:visited-style-name="Visited_20_Internet_20_Link">
1684331630-44...</text:a>
"]</text:p>
      <text:p text:style-name="P4">
Tags: ['США', 'Рада Європи', 'Шмигаль']</text:p>
      <text:p text:style-name="P4">
Type: Article</text:p>
      <!--METADATA-->
      <text:p text:style-name="P4">
<draw:frame draw:style-name="fr1" draw:name="Image121" text:anchor-type="as-char" svg:width="6.9236in" svg:height="3.956343in" draw:z-index="0">
<draw:image xlink:href="../Images/yкринформ/2023-05-17T16-56-37-03-00/630_360_1684331630-604.jpg" xlink:type="simple" xlink:show="embed" xlink:actuate="onLoad" draw:mime-type="image/jpeg"/>
</draw:frame>
The Ukraine is considering further close interaction with the United States to strengthen the security and our usual victory.</text:p>
      <text:p text:style-name="P4">
According to Prime Minister Denis Shmigal in <text:a xlink:type="simple" xlink:href="https://t.me/Denys_Smyhal/5241" text:style-name="Internet_20_link" text:visited-style-name="Visited_20_Internet_20_Link">
</text:a>
He emphasized this during a meeting with Uraykiavik with the US Ambassador to the United Nations, a member of the National Security Council and the Shalinda Government Thomas Grinfield.</text:p>
      <text:p text:style-name="P4">
“He expressed gratitude <text:a xlink:type="simple" xlink:href="https://www.ukrinform.ua/tag-ssa" text:style-name="Internet_20_link" text:visited-style-name="Visited_20_Internet_20_Link">
</text:a>
for providing systems to protect the Ukrainian sky. We are counting on further close interaction for safety and our future victory, ”Shmigal wrote.</text:p>
      <text:p text:style-name="P4">
<draw:frame draw:style-name="fr1" draw:name="Image122" text:anchor-type="as-char" svg:width="6.9236in" svg:height="4.615733in" draw:z-index="0">
<draw:image xlink:href="../Images/yкринформ/2023-05-17T16-56-37-03-00/1684331630-903.jpg" xlink:type="simple" xlink:show="embed" xlink:actuate="onLoad" draw:mime-type="image/jpeg"/>
</draw:frame>
<text:span text:style-name="T4">
 Read also: </text:span>
 <text:a xlink:type="simple" xlink:href="https://www.ukrinform.ua/rubric-polytics/3710265-smigal-zaklikav-stvoriti-miznarodnij-mehanizm-vidskoduvanna-zbitkiv-postrazdalim-vid-agresii-rf.html" text:style-name="Internet_20_link" text:visited-style-name="Visited_20_Internet_20_Link">
<text:span text:style-name="T4">
 shmigal </text:span>
</text:a>
He also thanked the United States of America for the support of the creation of registries caused by Russian aggression against Ukraine. The end point is to become an international special tribunal. It will be a joint contribution of justice and the formation of a new world security system, the head of government is convinced.</text:p>
      <text:p text:style-name="P4">
<draw:frame draw:style-name="fr1" draw:name="Image123" text:anchor-type="as-char" svg:width="6.9236in" svg:height="4.615733in" draw:z-index="0">
<draw:image xlink:href="../Images/yкринформ/2023-05-17T16-56-37-03-00/1684331630-448.jpg" xlink:type="simple" xlink:show="embed" xlink:actuate="onLoad" draw:mime-type="image/jpeg"/>
</draw:frame>
Shmigal added that food safety is also an integral part. Vinnna proclaimed the need to continue the initiative of the President of Ukraine Vladimir Grain from Ukraine.</text:p>
      <text:p text:style-name="P4">
Schmigal's meeting with Thomas Grinfield came to the Council of Europe Summit.</text:p>
      <text:p text:style-name="P4">
<text:span text:style-name="T4">
 Read also: </text:span>
 <text:a xlink:type="simple" xlink:href="https://www.ukrinform.ua/rubric-polytics/3710320-smigal-u-rejkaviku-usi-rosijski-voenni-zlocinci-budut-pritagnuti-do-vidpovidalnosti.html" text:style-name="Internet_20_link" text:visited-style-name="Visited_20_Internet_20_Link">
<text:span text:style-name="T4">
 shmigal </text:span>
</text:a>
According to Ukrinform, Prime Minister Smigal, together with the government delegation, participated in the Council of Europe Summit, which began on May 16 in Reykjavik. The Tambul has signed a political declaration on the creation of a register of losses caused by Russia's aggression against Ukraine.</text:p>
      <text:p text:style-name="P4">
More than 40 countries and the European Union have already joined the document, three more countries have expressed their readiness to sign the declaration and undergo internal procedures.</text:p>
      <text:p text:style-name="P4">
<text:span text:style-name="T5">
Foto: Telegram / Denis Shmigal</text:span>
</text:p>
      <text:p text:style-name="P4">
News Source: <text:a xlink:type="simple" xlink:href="https://www.ukrinform.ua/rubric-polytics/3710538-smigal-u-rejkaviku-zustrivsa-iz-poslom-stativ-v-oon-i-podakuvav-za-sistemi-ppo.html" text:style-name="Internet_20_link" text:visited-style-name="Visited_20_Internet_20_Link">
https://www.ukrinform.ua/rubric-polytics/3710538-smigal-u-rejkaviku-zustrivsa-iz-poslom-stativ-v-oon-i-podakuvav-za-sistemi-ppo.html</text:a>
</text:p>
      <!--NEWS-->
      <text:h text:style-name="P10" text:outline-level="1">
<text:span text:style-name="T4">
WACS recognized the prince's detention legally</text:span>
</text:h>
      <text:p text:style-name="P4">
Authors: Ukrinform (Person)</text:p>
      <text:p text:style-name="P4">
Publisher: Укринформ (Organization)</text:p>
      <text:p text:style-name="P4">
Published Time: 2023-05-17T16:57:00+03:00</text:p>
      <text:p text:style-name="P4">
Modified Time: 2023-05-17T16:57:00+03:00</text:p>
      <text:p text:style-name="P4">
Description: The Supreme Anti -Corruption Court refused to satisfy the complaint of the Supreme Court of Vsevolod Knyazev's exchanges on its detention before granting the consent of the High Council of Justice. - Ukrinform.</text:p>
      <text:p text:style-name="P4">
Images: ["<text:a xlink:type="simple" xlink:href="https://static.ukrinform.com/photos/2022_06/thumb_files/630_360_1656312685-809.jpg" text:style-name="Internet_20_link" text:visited-style-name="Visited_20_Internet_20_Link">
630_360_16563...</text:a>
"]</text:p>
      <text:p text:style-name="P4">
Tags: ['Князєв', 'Антикорупційний суд', 'Верховний Суд', 'Боротьба з корупцією', 'Вища рада правосуддя']</text:p>
      <text:p text:style-name="P4">
Type: Article</text:p>
      <!--METADATA-->
      <text:p text:style-name="P4">
<draw:frame draw:style-name="fr1" draw:name="Image124" text:anchor-type="as-char" svg:width="6.9236in" svg:height="3.956343in" draw:z-index="0">
<draw:image xlink:href="../Images/yкринформ/2023-05-17T16-57-00-03-00/630_360_1656312685-809.jpg" xlink:type="simple" xlink:show="embed" xlink:actuate="onLoad" draw:mime-type="image/jpeg"/>
</draw:frame>
The High Anti -Corruption Court refused to satisfy the complaint to the protection of the exchanged court court Vsevolod Knyazev for its detention until the agreed council of justice.</text:p>
      <text:p text:style-name="P4">
Appropriate decision <text:a xlink:type="simple" xlink:href="https://www.youtube.com/watch" text:style-name="Internet_20_link" text:visited-style-name="Visited_20_Internet_20_Link">
</text:a>
Investigative Judge Oleg Fedorov, Ukrinform reports.</text:p>
      <text:p text:style-name="P4">
“The court ruled that the complaint about the detention of Knyazev Vsevolodahergiyevich is denied. The decision is not subject to appeal, ”he read the judge.</text:p>
      <text:p text:style-name="P4">
The full text of the decision will be made public on May 19, the judge said.</text:p>
      <text:p text:style-name="P4">
We will remind, lawyer Vladimir Klochkov insisted in court that law enforcement officers had the right to detain Knyazev without consent <text:a xlink:type="simple" xlink:href="https://www.ukrinform.ua/tag-visa-rada-pravosudda" text:style-name="Internet_20_link" text:visited-style-name="Visited_20_Internet_20_Link">
</text:a>
, and asked to release him.</text:p>
      <text:p text:style-name="P4">
<text:span text:style-name="T4">
 Read also: </text:span>
 <text:a xlink:type="simple" xlink:href="https://www.ukrinform.ua/rubric-society/3710504-prokuror-napolagae-na-zatrimanni-knazeva-bo-ne-vsu-sumu-habara-vdalosa-znajti.html" text:style-name="Internet_20_link" text:visited-style-name="Visited_20_Internet_20_Link">
<text:span text:style-name="T4">
 Knyazev </text:span>
</text:a>
At the same time, prosecutor Oleksandr Omelchenko requested the court to refuse to satisfy the petition. Among other things, because law enforcement officers have not found the entire sum ofhable, and therefore, according to the investigation, the expert of the Armed Forces can interfere with the search for state evidence.</text:p>
      <text:p text:style-name="P4">
The expert of the Armed Forces Vsevolod Knyazev after detention of May 15 and holding at home and at the work of searches is in a temporary detention center. Prosecutors of the SAP prepared for the High Council of Justice to submit to the permission of its detention.</text:p>
      <text:p text:style-name="P4">
The GRP will consider this submission on May 18 at 11 hours. In the case of consent to the maintenance of Knyazev in custody, the SAP will send a request to the WACS for election of his convoy event.</text:p>
      <text:p text:style-name="P4">
May 15 <text:a xlink:type="simple" xlink:href="https://www.ukrinform.ua/rubric-society/3709683-nabu-i-sap-vikrili-masstabnu-korupciu-u-verhovnomu-sudi.html" text:style-name="Internet_20_link" text:visited-style-name="Visited_20_Internet_20_Link">
</text:a>
Obtaining an wrongful mansion and judges of the Supreme Court. Law enforcement officers detained Golovs Knyazev and withdrew $ 2.7 million.</text:p>
      <text:p text:style-name="P4">
News Source: <text:a xlink:type="simple" xlink:href="https://www.ukrinform.ua/rubric-society/3710545-vaks-vidmovivsa-zadovolniti-skargu-zahistu-knazeva-na-jogo-zatrimanna.html" text:style-name="Internet_20_link" text:visited-style-name="Visited_20_Internet_20_Link">
https://www.ukrinform.ua/rubric-society/3710545-vaks-vidmovivsa-zadovolniti-skargu-zahistu-knazeva-na-jogo-zatrimanna.html</text:a>
</text:p>
      <!--NEWS-->
      <text:h text:style-name="P10" text:outline-level="1">
<text:span text:style-name="T4">
Kharkiv, Kharkivska Oblast(23:01). Red Alert: aerial threat. Sirens sounding. Take cover now!</text:span>
</text:h>
      <text:p text:style-name="P4">
Authors: liveuamap (Language: en)</text:p>
      <text:p text:style-name="P4">
Time: 2023-05-17T17:02:00</text:p>
      <text:p text:style-name="P4">
Location: Kharkiv (Latitude:49.97975 Longtitude:36.25149)</text:p>
      <text:p text:style-name="P4">
Videos: []</text:p>
      <text:p text:style-name="P4">
Images: []</text:p>
      <text:p text:style-name="P4">
Tags: ["Europe", "Central and Eastern Europe"]</text:p>
      <text:p text:style-name="P4">
Id: 22563585</text:p>
      <!--METADATA-->
      <text:p text:style-name="P4">
Kharkiv, Kharkiv region(23:01). Red Alert: aerial threat. Sirens sounding.Take cover now!</text:p>
      <text:p text:style-name="P4">
News Collection Link: <text:a xlink:type="simple" xlink:href="https://liveuamap.com/en/2023/17-may-kharkiv-kharkivska-oblast2301-red-alerg" text:style-name="Internet_20_link" text:visited-style-name="Visited_20_Internet_20_Link">
https://liveuamap.com/en/2023/17-may-kharkiv-kharkivska-oblast2301-red-alerg</text:a>
</text:p>
      <text:p text:style-name="P4">
News Source: <text:a xlink:type="simple" xlink:href="https://t.me/air_alert_ua/45737" text:style-name="Internet_20_link" text:visited-style-name="Visited_20_Internet_20_Link">
https://t.me/air_alert_ua/45737</text:a>
</text:p>
      <!--NEWS-->
      <text:h text:style-name="P10" text:outline-level="1">
<text:span text:style-name="T4">
The Ukrainian Center in Vilnius was visited by the First Deputy Chairman of the Verkhovna Rada</text:span>
</text:h>
      <text:p text:style-name="P4">
Authors: Ukrinform (Person)</text:p>
      <text:p text:style-name="P4">
Publisher: Укринформ (Organization)</text:p>
      <text:p text:style-name="P4">
Published Time: 2023-05-17T17:04:00+03:00</text:p>
      <text:p text:style-name="P4">
Modified Time: 2023-05-17T17:04:00+03:00</text:p>
      <text:p text:style-name="P4">
Description: During his visit to Lithuania, the First Deputy Chairman of the Verkhovna Rada of Ukraine Oleksandr Kornienko visited the Ukrainian Center in Vilnius (Ukraineos Centras). - Ukrinform.</text:p>
      <text:p text:style-name="P4">
Images: ["<text:a xlink:type="simple" xlink:href="https://static.ukrinform.com/photos/2023_05/thumb_files/630_360_1684332195-755.jpg" text:style-name="Internet_20_link" text:visited-style-name="Visited_20_Internet_20_Link">
630_360_16843...</text:a>
", "<text:a xlink:type="simple" xlink:href="https://static.ukrinform.com/photos/2023_05/1684332194-801.jpg" text:style-name="Internet_20_link" text:visited-style-name="Visited_20_Internet_20_Link">
1684332194-80...</text:a>
", "<text:a xlink:type="simple" xlink:href="https://static.ukrinform.com/photos/2023_05/1684332195-561.jpg" text:style-name="Internet_20_link" text:visited-style-name="Visited_20_Internet_20_Link">
1684332195-56...</text:a>
"]</text:p>
      <text:p text:style-name="P4">
Tags: ['Діаспора', 'Литва', 'Верховна Рада']</text:p>
      <text:p text:style-name="P4">
Type: Article</text:p>
      <!--METADATA-->
      <text:p text:style-name="P4">
<draw:frame draw:style-name="fr1" draw:name="Image125" text:anchor-type="as-char" svg:width="6.9236in" svg:height="3.956343in" draw:z-index="0">
<draw:image xlink:href="../Images/yкринформ/2023-05-17T17-04-00-03-00/630_360_1684332195-755.jpg" xlink:type="simple" xlink:show="embed" xlink:actuate="onLoad" draw:mime-type="image/jpeg"/>
</draw:frame>
During the Vyazite to Lithuania, the First Deputy Chairman of the Verkhovna Rada of Ukraine Oleksandr Kornienko visited the Ukrainian Center in Vilnius in Vilnius(Ukrainian center).</text:p>
      <text:p text:style-name="P4">
Як передає Укрінформ, про це у <text:a xlink:type="simple" xlink:href="https://www.facebook.com/ukr.embassy.Lithuania/posts/pfbid0ApnwAMHoUQMYrY7TNFn7Dz6UEbgc55wdp5Qd9JGX4MxCNmRzVw4TdV75vWnvjmr4l" text:style-name="Internet_20_link" text:visited-style-name="Visited_20_Internet_20_Link">
</text:a>
The Embassy of Ukraine in Lithuania reported.</text:p>
      <text:p text:style-name="P4">
<draw:frame draw:style-name="fr1" draw:name="Image126" text:anchor-type="as-char" svg:width="6.9236in" svg:height="4.615733in" draw:z-index="0">
<draw:image xlink:href="../Images/yкринформ/2023-05-17T17-04-00-03-00/1684332194-801.jpg" xlink:type="simple" xlink:show="embed" xlink:actuate="onLoad" draw:mime-type="image/jpeg"/>
</draw:frame>
“During the meeting, the head of the Ukrainian Center, the former Ambassador of Lithuania to Vicolagrdas Kumzha, Vice -Rector of the Vytautas Magnus University Vytautas Magnus(Vytautas Magnus University)Algrdas Raslanas, coordinators and volunteer centers told Mr. Alexander Kornienko about the activities of the first similarly open cultural and educational space in EU countries, created by Podpatronat and at the initiative of the first lady of Ukraine, Elena Zelenskaya and the first Lithuania of Lithuania Diana Nausaden.</text:p>
      <text:p text:style-name="P4">
<draw:frame draw:style-name="fr1" draw:name="Image127" text:anchor-type="as-char" svg:width="6.9236in" svg:height="5.1927in" draw:z-index="0">
<draw:image xlink:href="../Images/yкринформ/2023-05-17T17-04-00-03-00/1684332195-561.jpg" xlink:type="simple" xlink:show="embed" xlink:actuate="onLoad" draw:mime-type="image/jpeg"/>
</draw:frame>
In turn, the First Deputy Chairman of the Verkhovna Rada noted tangible support for Lithuanian times displaced citizens of Ukraine, who were forced to leave their homes as a result of a full -scale invasion of the Russian Federation into Ukraine and were in Lithuania.</text:p>
      <text:p text:style-name="P4">
We will remind, the first deputy chairman of the Verkhovna Rada of Ukraine Oleksandr Kornienko interrupted with a working visit in the capital of the Lithuanian Republic on May 10-12.</text:p>
      <text:p text:style-name="P4">
In particular, he <text:a xlink:type="simple" xlink:href="https://www.ukrinform.ua/rubric-polytics/3707803-kornienko-obgovoriv-iz-vicespikerom-sejmasu-litvi-evroatlanticnu-integraciu-ukraini.html" text:style-name="Internet_20_link" text:visited-style-name="Visited_20_Internet_20_Link">
</text:a>
With the Vespicker of the Seimas of the Republic of Lithuania Paulususudargas Euro -Atlantic integration of Ukraine.</text:p>
      <text:p text:style-name="P4">
<text:span text:style-name="T5">
Foto: Embassy of Ukraine in Lithuania / Facebook</text:span>
</text:p>
      <text:p text:style-name="P4">
News Source: <text:a xlink:type="simple" xlink:href="https://www.ukrinform.ua/rubric-diaspora/3710544-ukrainskij-centr-u-vilnusi-vidvidav-persij-zastupnik-golovi-verhovnoi-radi.html" text:style-name="Internet_20_link" text:visited-style-name="Visited_20_Internet_20_Link">
https://www.ukrinform.ua/rubric-diaspora/3710544-ukrainskij-centr-u-vilnusi-vidvidav-persij-zastupnik-golovi-verhovnoi-radi.html</text:a>
</text:p>
      <!--NEWS-->
      <text:h text:style-name="P10" text:outline-level="1">
<text:span text:style-name="T4">
Ukraine's accession to NATO is a post -war issue - Volles</text:span>
</text:h>
      <text:p text:style-name="P4">
Authors: Ukrinform (Person)</text:p>
      <text:p text:style-name="P4">
Publisher: Укринформ (Organization)</text:p>
      <text:p text:style-name="P4">
Published Time: 2023-05-17T17:06:00+03:00</text:p>
      <text:p text:style-name="P4">
Modified Time: 2023-05-17T17:06:00+03:00</text:p>
      <text:p text:style-name="P4">
Description: The issue of NATO's membership in NATO will be resolved after the war is over. - Ukrinform.</text:p>
      <text:p text:style-name="P4">
Images: ["<text:a xlink:type="simple" xlink:href="https://static.ukrinform.com/photos/2022_06/thumb_files/630_360_1654873380-990.jpg" text:style-name="Internet_20_link" text:visited-style-name="Visited_20_Internet_20_Link">
630_360_16548...</text:a>
"]</text:p>
      <text:p text:style-name="P4">
Tags: ['Британія', 'НАТО', 'Україна', 'Війна з Росією', 'Бен Воллес']</text:p>
      <text:p text:style-name="P4">
Type: Article</text:p>
      <!--METADATA-->
      <text:p text:style-name="P4">
<draw:frame draw:style-name="fr1" draw:name="Image128" text:anchor-type="as-char" svg:width="6.9236in" svg:height="3.956343in" draw:z-index="0">
<draw:image xlink:href="../Images/yкринформ/2023-05-17T17-06-00-03-00/630_360_1654873380-990.jpg" xlink:type="simple" xlink:show="embed" xlink:actuate="onLoad" draw:mime-type="image/jpeg"/>
</draw:frame>
The issue of Ukraine's membership in NATO will be resolved after the war is over.</text:p>
      <text:p text:style-name="P4">
This was stated by the Minister of Defense of the United Kingdom Ben Wallace at a press conference by the Skifice Boris Pistorius in Berlin on Wednesday, Ukrinform correspondent reports.</text:p>
      <text:p text:style-name="P4">
“NATO membership in NATO is not being discussed. Ukraine is in Virovian, ”Volles said.</text:p>
      <text:p text:style-name="P4">
He emphasized the importance of strengthening Ukraine's defense capability and the capacity to contain Russia both now and after the war.</text:p>
      <text:p text:style-name="P4">
According to the Minister, a political decision on Ukraine's membership will be made by members <text:a xlink:type="simple" xlink:href="https://www.ukrinform.ua/tag-nato" text:style-name="Internet_20_link" text:visited-style-name="Visited_20_Internet_20_Link">
</text:a>
After the war. The United Kingdom is in favor of providing a road card to Kiev, he added.</text:p>
      <text:p text:style-name="P4">
Volles stressed that the United Kingdom and Germany are leaders in continent to Ukraine support. The weapons transferred to both countries of Ukraine, in particular, play an important role in the battlefield and helped stop the Russian deck, he said.</text:p>
      <text:p text:style-name="P4">
<text:span text:style-name="T4">
 Read also: </text:span>
 <text:a xlink:type="simple" xlink:href="https://www.ukrinform.ua/rubric-polytics/3709585-rezultat-vijni-v-ukraini-viznacit-globalnu-bezpekovu-arhitekturu-prezident-cehii.html" text:style-name="Internet_20_link" text:visited-style-name="Visited_20_Internet_20_Link">
</text:a>
"The United Kingdom and Germany are sending Russia's signal to unacceptability of agression that it cannot win this war, that it has to leave Ukraine alone," the minister stressed.</text:p>
      <text:p text:style-name="P4">
The negotiations of the heads of defense agencies of Germany and the United Kingdom were reported in Berlin on May 17.</text:p>
      <text:p text:style-name="P4">
<text:span text:style-name="T5">
Foto: op</text:span>
</text:p>
      <text:p text:style-name="P4">
News Source: <text:a xlink:type="simple" xlink:href="https://www.ukrinform.ua/rubric-polytics/3710539-clenstvo-ukraini-v-nato-e-povoennim-pitannam-volles.html" text:style-name="Internet_20_link" text:visited-style-name="Visited_20_Internet_20_Link">
https://www.ukrinform.ua/rubric-polytics/3710539-clenstvo-ukraini-v-nato-e-povoennim-pitannam-volles.html</text:a>
</text:p>
      <!--NEWS-->
      <text:h text:style-name="P10" text:outline-level="1">
<text:span text:style-name="T4">
Dnipro, Dnipropetrovska Oblast(23:10). Red Alert: aerial threat. Sirens sounding. Take cover ...</text:span>
</text:h>
      <text:p text:style-name="P4">
Authors: liveuamap (Language: en)</text:p>
      <text:p text:style-name="P4">
Time: 2023-05-17T17:10:00</text:p>
      <text:p text:style-name="P4">
Location: Dnipro (Latitude:48.46003 Longtitude:35.03986)</text:p>
      <text:p text:style-name="P4">
Videos: []</text:p>
      <text:p text:style-name="P4">
Images: []</text:p>
      <text:p text:style-name="P4">
Tags: ["Europe", "Central and Eastern Europe"]</text:p>
      <text:p text:style-name="P4">
Id: 22563586</text:p>
      <!--METADATA-->
      <text:p text:style-name="P4">
Dnipro, Dnipropetrovsk region(23:10). Red Alert: aerial threat. Sirenssounding. Take cover now!</text:p>
      <text:p text:style-name="P4">
News Collection Link: <text:a xlink:type="simple" xlink:href="https://liveuamap.com/en/2023/17-may-dnipro-dnipropetrovska-oblast2310-red-g" text:style-name="Internet_20_link" text:visited-style-name="Visited_20_Internet_20_Link">
https://liveuamap.com/en/2023/17-may-dnipro-dnipropetrovska-oblast2310-red-g</text:a>
</text:p>
      <text:p text:style-name="P4">
News Source: <text:a xlink:type="simple" xlink:href="https://t.me/suspilnednipro/15550" text:style-name="Internet_20_link" text:visited-style-name="Visited_20_Internet_20_Link">
https://t.me/suspilnednipro/15550</text:a>
</text:p>
      <!--NEWS-->
      <text:h text:style-name="P10" text:outline-level="1">
<text:span text:style-name="T4">
Donetsk Oblast(23:09). Red Alert: aerial threat. Sirens sounding. Take cover now!</text:span>
</text:h>
      <text:p text:style-name="P4">
Authors: liveuamap (Language: en)</text:p>
      <text:p text:style-name="P4">
Time: 2023-05-17T17:11:00</text:p>
      <text:p text:style-name="P4">
Location: Donetsk Oblast (Latitude:48.72649 Longtitude:37.57917)</text:p>
      <text:p text:style-name="P4">
Videos: []</text:p>
      <text:p text:style-name="P4">
Images: []</text:p>
      <text:p text:style-name="P4">
Tags: ["Europe", "Central and Eastern Europe"]</text:p>
      <text:p text:style-name="P4">
Id: 22563587</text:p>
      <!--METADATA-->
      <text:p text:style-name="P4">
Donetsk Oblast(23:09). Red Alert: aerial threat. Sirens sounding. Take covernow!</text:p>
      <text:p text:style-name="P4">
News Collection Link: <text:a xlink:type="simple" xlink:href="https://liveuamap.com/en/2023/17-may-donetsk-oblast2309-red-alert-aerial-thg" text:style-name="Internet_20_link" text:visited-style-name="Visited_20_Internet_20_Link">
https://liveuamap.com/en/2023/17-may-donetsk-oblast2309-red-alert-aerial-thg</text:a>
</text:p>
      <text:p text:style-name="P4">
News Source: <text:a xlink:type="simple" xlink:href="https://t.me/air_alert_ua/45739" text:style-name="Internet_20_link" text:visited-style-name="Visited_20_Internet_20_Link">
https://t.me/air_alert_ua/45739</text:a>
</text:p>
      <!--NEWS-->
      <text:h text:style-name="P10" text:outline-level="1">
<text:span text:style-name="T4">
No consumers' shutdowns are not yet planned - DTEK</text:span>
</text:h>
      <text:p text:style-name="P4">
Authors: Ukrinform (Person)</text:p>
      <text:p text:style-name="P4">
Publisher: Укринформ (Organization)</text:p>
      <text:p text:style-name="P4">
Published Time: 2023-05-17T17:12:00+03:00</text:p>
      <text:p text:style-name="P4">
Modified Time: 2023-05-17T17:12:00+03:00</text:p>
      <text:p text:style-name="P4">
Description: During the planned repair work, it is possible to avoid shutdowns from consumer power supply by increasing the generation of TPP and intensification of electricity imports. - Ukrinform.</text:p>
      <text:p text:style-name="P4">
Images: ["<text:a xlink:type="simple" xlink:href="https://static.ukrinform.com/photos/2016_02/thumb_files/630_360_1456760162-5290.jpg" text:style-name="Internet_20_link" text:visited-style-name="Visited_20_Internet_20_Link">
630_360_14567...</text:a>
"]</text:p>
      <text:p text:style-name="P4">
Tags: ['ДТЕК', 'Електроенергія']</text:p>
      <text:p text:style-name="P4">
Type: Article</text:p>
      <!--METADATA-->
      <text:p text:style-name="P4">
<draw:frame draw:style-name="fr1" draw:name="Image129" text:anchor-type="as-char" svg:width="6.9236in" svg:height="3.956343in" draw:z-index="0">
<draw:image xlink:href="../Images/yкринформ/2023-05-17T17-12-00-03-00/630_360_1456760162-5290.jpg" xlink:type="simple" xlink:show="embed" xlink:actuate="onLoad" draw:mime-type="image/jpeg"/>
</draw:frame>
During the planning repair work, the consumer is avoided by increasing electricity supply due to the increase in the generation of TPP and the intensification of import -electric power.</text:p>
      <text:p text:style-name="P4">
Dmitry Sakharuk in [] reported this(https://www.facebook.com/sakharukdv/posts/pfbid02gft36P49naFutwSx2rhjrmbXUQD5GyCWwXm9yy5mDpLdoqMCEXodZyjYA9qUMMBRl)He reports Ukrinform.</text:p>
      <text:p text:style-name="P4">
“No consumer shutdowns are yet planned. Energy stabilizes in the power system by increasing the generation at the TPP of imports of imports during peak hours of consumption, ”the message reads.</text:p>
      <text:p text:style-name="P4">
Currently, Ukraine is in the regime of dynamic export-import crossings from the EU. This is a common practice for the European continent, when at night, at some hours during the day, the country exports excess <text:a xlink:type="simple" xlink:href="https://www.ukrinform.ua/tag-elektroenergia" text:style-name="Internet_20_link" text:visited-style-name="Visited_20_Internet_20_Link">
</text:a>
, and in the afternoon imports.</text:p>
      <text:p text:style-name="P4">
According to Sakharuk, the successful integration of Ukraine in ENTSO-E has given our energy system additional flexibility, so that the country can store exports surplus hours and increase imports during peak consumption hours.</text:p>
      <text:p text:style-name="P4">
This practice will avoid restrictions on the period of repair campaigns on generation.</text:p>
      <text:p text:style-name="P4">
<text:span text:style-name="T4">
 Read also: </text:span>
 <text:a xlink:type="simple" xlink:href="https://www.ukrinform.ua/rubric-economy/3709149-v-opaluvalnij-sezon-ukraina-zajde-zi-znacno-mensim-zapasom-micnosti-dtek.html" text:style-name="Internet_20_link" text:visited-style-name="Visited_20_Internet_20_Link">
<text:span text:style-name="T4">
 DTEK </text:span>
</text:a>
As of May 17, some of the atomic blocks were derived in the planned repairs. There is anactive work at the TPP and TPP in preparation for the next autumn-winter period. All work happens on a schedule, which will allow you to prepare the equipment for high loads during the heating season.</text:p>
      <text:p text:style-name="P4">
As reported, <text:a xlink:type="simple" xlink:href="https://www.ukrinform.ua/rubric-economy/3710393-virobnictva-elektroenergii-dostatno-dla-pokritta-spozivanna-ukrenergo.html" text:style-name="Internet_20_link" text:visited-style-name="Visited_20_Internet_20_Link">
</text:a>
, but due to significant repairs at power plants, the accessible volume of capacity and reserves decreased.</text:p>
      <text:p text:style-name="P4">
News Source: <text:a xlink:type="simple" xlink:href="https://www.ukrinform.ua/rubric-economy/3710548-zodnih-vidklucen-spozivaciv-poki-ne-planuetsa-dtek.html" text:style-name="Internet_20_link" text:visited-style-name="Visited_20_Internet_20_Link">
https://www.ukrinform.ua/rubric-economy/3710548-zodnih-vidklucen-spozivaciv-poki-ne-planuetsa-dtek.html</text:a>
</text:p>
      <!--NEWS-->
      <text:h text:style-name="P10" text:outline-level="1">
<text:span text:style-name="T4">
Shanghai started the World Cup on Luke Shooting Cup</text:span>
</text:h>
      <text:p text:style-name="P4">
Authors: Ukrinform (Person)</text:p>
      <text:p text:style-name="P4">
Publisher: Укринформ (Organization)</text:p>
      <text:p text:style-name="P4">
Published Time: 2023-05-17T17:15:22+03:00</text:p>
      <text:p text:style-name="P4">
Modified Time: 2023-05-17T17:15:22+03:00</text:p>
      <text:p text:style-name="P4">
Description: In Shanghai (China), another stage of the World Luke Shooting Cup has started. - Ukrinform.</text:p>
      <text:p text:style-name="P4">
Images: ["<text:a xlink:type="simple" xlink:href="https://static.ukrinform.com/photos/2023_05/thumb_files/630_360_1684332912-133.jpg" text:style-name="Internet_20_link" text:visited-style-name="Visited_20_Internet_20_Link">
630_360_16843...</text:a>
"]</text:p>
      <text:p text:style-name="P4">
Tags: ['Кубок світу', 'стрільба з лука']</text:p>
      <text:p text:style-name="P4">
Type: Article</text:p>
      <!--METADATA-->
      <text:p text:style-name="P4">
<draw:frame draw:style-name="fr1" draw:name="Image130" text:anchor-type="as-char" svg:width="6.9236in" svg:height="3.956343in" draw:z-index="0">
<draw:image xlink:href="../Images/yкринформ/2023-05-17T17-15-22-03-00/630_360_1684332912-133.jpg" xlink:type="simple" xlink:show="embed" xlink:actuate="onLoad" draw:mime-type="image/jpeg"/>
</draw:frame>
In Shanghai(China)The next stage of the World Luke Shooting Cup began.</text:p>
      <text:p text:style-name="P4">
Athletes play individual and team awards in shooting a classic bow block, Ukrinform reports.</text:p>
      <text:p text:style-name="P4">
<text:span text:style-name="T4">
 Read also: </text:span>
 <text:a xlink:type="simple" xlink:href="https://www.ukrinform.ua/rubric-sports/3703342-kalendar-golovnih-sportivnih-podij-travna-rozpocav-cempionat-svitu-z-boksu.html" text:style-name="Internet_20_link" text:visited-style-name="Visited_20_Internet_20_Link">
</text:a>
The national team of Ukraine does not participate at the Chinese stage of the World Cup, which will spare on May 21.</text:p>
      <text:p text:style-name="P4">
News Source: <text:a xlink:type="simple" xlink:href="https://www.ukrinform.ua/rubric-sports/3710550-u-sanhai-rozpocavsa-etap-kubka-svitu-zi-strilbi-z-luka.html" text:style-name="Internet_20_link" text:visited-style-name="Visited_20_Internet_20_Link">
https://www.ukrinform.ua/rubric-sports/3710550-u-sanhai-rozpocavsa-etap-kubka-svitu-zi-strilbi-z-luka.html</text:a>
</text:p>
      <!--NEWS-->
      <text:h text:style-name="P10" text:outline-level="1">
<text:span text:style-name="T4">
Recover flights to the Russian Federation: Georgian Airways responded to protests under the head office</text:span>
</text:h>
      <text:p text:style-name="P4">
Authors: Ukrinform (Person)</text:p>
      <text:p text:style-name="P4">
Publisher: Укринформ (Organization)</text:p>
      <text:p text:style-name="P4">
Published Time: 2023-05-17T17:18:42+03:00</text:p>
      <text:p text:style-name="P4">
Modified Time: 2023-05-17T17:18:42+03:00</text:p>
      <text:p text:style-name="P4">
Description: Georgian Airways published an open letter in response to protests under her head office against the restoration of direct flights to the Russian Federation, calling protesters "void". - Ukrinform.</text:p>
      <text:p text:style-name="P4">
Images: ["<text:a xlink:type="simple" xlink:href="https://static.ukrinform.com/photos/2023_05/thumb_files/630_360_1684333078-720.png" text:style-name="Internet_20_link" text:visited-style-name="Visited_20_Internet_20_Link">
630_360_16843...</text:a>
"]</text:p>
      <text:p text:style-name="P4">
Tags: ['Авіа', 'Грузія', 'Протест', 'Війна з Росією']</text:p>
      <text:p text:style-name="P4">
Type: Article</text:p>
      <!--METADATA-->
      <text:p text:style-name="P4">
<draw:frame draw:style-name="fr1" draw:name="Image131" text:anchor-type="as-char" svg:width="6.9236in" svg:height="3.953116in" draw:z-index="0">
<draw:image xlink:href="../Images/yкринформ/2023-05-17T17-18-42-03-00/630_360_1684333078-720.png" xlink:type="simple" xlink:show="embed" xlink:actuate="onLoad" draw:mime-type="image/png"/>
</draw:frame>
The Georgian Airways Airlines published an open letter in response to its head office against the restoration of direct flights to the Russian Federation, calling protesters "void".</text:p>
      <text:p text:style-name="P4">
As Ukrinform reports, it reports <text:a xlink:type="simple" xlink:href="https://www.ekhokavkaza.com/a/ruki-prochj-ot-georgian-airways/32415123.html" text:style-name="Internet_20_link" text:visited-style-name="Visited_20_Internet_20_Link">
</text:a>
The reason was negative comments under the announcement of the company, which from May 20 Aviac Company will start flying to <text:a xlink:type="simple" xlink:href="https://www.ukrinform.ua/tag-rosia" text:style-name="Internet_20_link" text:visited-style-name="Visited_20_Internet_20_Link">
</text:a>
If NATO, the moment receives all the necessary permits, as well as a protest action under the Georgian Airways Main.</text:p>
      <text:p text:style-name="P4">
Negative comments appeared at the company. The Georgian Airways press service called all the disagreeable "void" and stressed that a "dirty campaign" was admitted against her.</text:p>
      <text:p text:style-name="P4">
As the agency reports <text:a xlink:type="simple" xlink:href="https://www.newsgeorgia.ge/stranica-georgian-airways-v-fb-v-centre-skandala-posle-objavlenija-o-poletah-v-rossiju-s-20-maja/" text:style-name="Internet_20_link" text:visited-style-name="Visited_20_Internet_20_Link">
</text:a>
 <text:a xlink:type="simple" xlink:href="https://www.newsgeorgia.ge/stranica-georgian-airways-v-fb-v-centre-skandala-posle-objavlenija-o-poletah-v-rossiju-s-20-maja/" text:style-name="Internet_20_link" text:visited-style-name="Visited_20_Internet_20_Link">
 </text:a>
 <text:a xlink:type="simple" xlink:href="https://www.newsgeorgia.ge/stranica-georgian-airways-v-fb-v-centre-skandala-posle-objavlenija-o-poletah-v-rossiju-s-20-maja/" text:style-name="Internet_20_link" text:visited-style-name="Visited_20_Internet_20_Link">
</text:a>
, the audience was shocked. Some suggested that the airline's page was broken - the text of the statement was stagnant and too emotional to the official statement.</text:p>
      <text:p text:style-name="P4">
Many users have criticized the airline, after which the Georgian Airways lubricate the comment mode on their Facebook page.</text:p>
      <text:p text:style-name="P4">
<text:span text:style-name="T4">
 Read also: </text:span>
 <text:a xlink:type="simple" xlink:href="https://www.ukrinform.ua/rubric-world/3710212-derzdep-pro-aviarejsi-rf-do-gruzii-ne-cas-posiluvati-spivpracu-z-rosieu.html" text:style-name="Internet_20_link" text:visited-style-name="Visited_20_Internet_20_Link">
<text:span text:style-name="T4">
 Georgia </text:span>
</text:a>
According to Putin's decree, since May 15, 2023, citizens will enter and leave the Russian Federation without registration of visas on the basis of the identity documents.</text:p>
      <text:p text:style-name="P4">
The ban on air transportation from Russia to Georgia, introduced by a decree of June 21, 2019.</text:p>
      <text:p text:style-name="P4">
Russia stopped airing with Georgia on July 8, 2019 after the incident by the State Duma deputy Sergei Gavrilov.</text:p>
      <text:p text:style-name="P4">
<text:span text:style-name="T5">
Foto: news-group</text:span>
</text:p>
      <text:p text:style-name="P4">
News Source: <text:a xlink:type="simple" xlink:href="https://www.ukrinform.ua/rubric-world/3710553-vidnovlenna-rejsiv-do-rf-u-georgian-airways-vidreaguvali-na-protesti-pid-golovnim-ofisom.html" text:style-name="Internet_20_link" text:visited-style-name="Visited_20_Internet_20_Link">
https://www.ukrinform.ua/rubric-world/3710553-vidnovlenna-rejsiv-do-rf-u-georgian-airways-vidreaguvali-na-protesti-pid-golovnim-ofisom.html</text:a>
</text:p>
      <!--NEWS-->
      <text:h text:style-name="P10" text:outline-level="1">
<text:span text:style-name="T4">
Mykolaiv, Mykolayivska Oblast(23:18). Red Alert: aerial threat. Sirens sounding. Take cover now!</text:span>
</text:h>
      <text:p text:style-name="P4">
Authors: liveuamap (Language: en)</text:p>
      <text:p text:style-name="P4">
Time: 2023-05-17T17:19:00</text:p>
      <text:p text:style-name="P4">
Location: Mykolaiv (Latitude:46.948 Longtitude:32.00618)</text:p>
      <text:p text:style-name="P4">
Videos: []</text:p>
      <text:p text:style-name="P4">
Images: []</text:p>
      <text:p text:style-name="P4">
Tags: ["Europe", "Central and Eastern Europe"]</text:p>
      <text:p text:style-name="P4">
Id: 22563588</text:p>
      <!--METADATA-->
      <text:p text:style-name="P4">
Nikolaev, Mykolaiv region(23:18). Red Alert: aerial threat. Sirenssounding. Take cover now!</text:p>
      <text:p text:style-name="P4">
News Collection Link: <text:a xlink:type="simple" xlink:href="https://liveuamap.com/en/2023/17-may-mykolaiv-mykolayivska-oblast2318-red-ag" text:style-name="Internet_20_link" text:visited-style-name="Visited_20_Internet_20_Link">
https://liveuamap.com/en/2023/17-may-mykolaiv-mykolayivska-oblast2318-red-ag</text:a>
</text:p>
      <text:p text:style-name="P4">
News Source: <text:a xlink:type="simple" xlink:href="https://t.me/air_alert_ua/45741" text:style-name="Internet_20_link" text:visited-style-name="Visited_20_Internet_20_Link">
https://t.me/air_alert_ua/45741</text:a>
</text:p>
      <!--NEWS-->
      <text:h text:style-name="P10" text:outline-level="1">
<text:span text:style-name="T4">
Hungary requires Ukraine to exclude OTP Bank from the War Sponsor List - otherwise it will block EU assistance</text:span>
</text:h>
      <text:p text:style-name="P4">
Authors: Ukrinform (Person)</text:p>
      <text:p text:style-name="P4">
Publisher: Укринформ (Organization)</text:p>
      <text:p text:style-name="P4">
Published Time: 2023-05-17T17:21:00+03:00</text:p>
      <text:p text:style-name="P4">
Modified Time: 2023-05-17T17:21:00+03:00</text:p>
      <text:p text:style-name="P4">
Description: Hungarian Foreign Minister Peter Siyarto confirmed that Budapest will block another tranche of military support for Ukraine as the Hungarian Bank OTP remains on the War Sponsors List. - Ukrinform.</text:p>
      <text:p text:style-name="P4">
Images: ["<text:a xlink:type="simple" xlink:href="https://static.ukrinform.com/photos/2015_10/thumb_files/630_360_1443904567-5893.jpg" text:style-name="Internet_20_link" text:visited-style-name="Visited_20_Internet_20_Link">
630_360_14439...</text:a>
"]</text:p>
      <text:p text:style-name="P4">
Tags: ['Антиросійські санкції', 'Євросоюз', 'Угорщина', 'Україна', 'Зброя', 'Війна з Росією']</text:p>
      <text:p text:style-name="P4">
Type: Article</text:p>
      <!--METADATA-->
      <text:p text:style-name="P4">
<draw:frame draw:style-name="fr1" draw:name="Image132" text:anchor-type="as-char" svg:width="6.9236in" svg:height="3.956343in" draw:z-index="0">
<draw:image xlink:href="../Images/yкринформ/2023-05-17T17-21-00-03-00/630_360_1443904567-5893.jpg" xlink:type="simple" xlink:show="embed" xlink:actuate="onLoad" draw:mime-type="image/jpeg"/>
</draw:frame>
Mzorugor's head Peter Siyarto confirmed that Budapest will block another transsey support for Ukraine as the Hungarian Bank OTP remains a Sponsors of War.</text:p>
      <text:p text:style-name="P4">
He stated this on Wednesday, reports Ukrinform with reference to <text:a xlink:type="simple" xlink:href="https://www.independent.co.uk/news/world/europe/russia-ukraine-putin-war-patriot-missile-system-b2340283.html" text:style-name="Internet_20_link" text:visited-style-name="Visited_20_Internet_20_Link">
</text:a>
.</text:p>
      <text:p text:style-name="P4">
"Hungary will block the next EU military support tranche for Ukraine Tabuda is a new package of sanctions against Russia, if Kiev does not remove the OTP Hungarian Bank from the War Sponsors List, said the Minister of Foreign Machine Highlands Peter Siarto on Wednesday," the statement said.</text:p>
      <text:p text:style-name="P4">
<text:a xlink:type="simple" xlink:href="https://www.ukrinform.ua/tag-ugorsina" text:style-name="Internet_20_link" text:visited-style-name="Visited_20_Internet_20_Link">
</text:a>
did not approve the payment of the next military support for Ukraine provided within the European Foundation(EPF)The EU, said the Hungarian government on Tuesday.</text:p>
      <text:p text:style-name="P4">
<text:span text:style-name="T4">
 Read also: </text:span>
 <text:a xlink:type="simple" xlink:href="https://www.ukrinform.ua/rubric-world/3709659-ugorsina-zablokuvala-500-miljoniv-z-fondu-so-finansue-zbrou-dla-ukraini-zmi.html" text:style-name="Internet_20_link" text:visited-style-name="Visited_20_Internet_20_Link">
<text:span text:style-name="T4">
 Hungary </text:span>
</text:a>
The tranche worth 500 million euros should be paid on May 22. However, Budapestblasting the decision, allegedly demanding "guarantees" that the European Peace Fund would not be used in the future solely to assist Ukraine.</text:p>
      <text:p text:style-name="P4">
It was reported that in early May, the National Agency for Corruption Prevented Hungarian OTP Bank to the list of international sponsors of war.</text:p>
      <text:p text:style-name="P4">
<text:span text:style-name="T4">
 Read also: </text:span>
 <text:a xlink:type="simple" xlink:href="https://www.ukrinform.ua/rubric-world/3704229-ugorsina-prodovzit-nadzvicajnij-stan-cerez-vijnu-v-ukraini.html" text:style-name="Internet_20_link" text:visited-style-name="Visited_20_Internet_20_Link">
<text:span text:style-name="T4">
 Hungary </text:span>
</text:a>
On March 20, the European Council has made a decision to accelerate the supplies for Ukraine and to increase the capabilities of the European Obonron Industry. This decision stipulates that EU countries will supply 1 million artillery ammunition, including shells of caliber 155 mm, for the next 12 months.</text:p>
      <text:p text:style-name="P4">
On May 5, the EU Council finally approved the allocation of EUR 1 billion within the European Peace Fund for the purchase of ammunition and missiles for Ukraine.</text:p>
      <text:p text:style-name="P4">
News Source: <text:a xlink:type="simple" xlink:href="https://www.ukrinform.ua/rubric-polytics/3710555-ugorsina-vimagae-vid-ukraini-vikluciti-bank-otp-zi-spisku-sponsoriv-vijni-inakse-zablokue-dopomogu-es.html" text:style-name="Internet_20_link" text:visited-style-name="Visited_20_Internet_20_Link">
https://www.ukrinform.ua/rubric-polytics/3710555-ugorsina-vimagae-vid-ukraini-vikluciti-bank-otp-zi-spisku-sponsoriv-vijni-inakse-zablokue-dopomogu-es.html</text:a>
</text:p>
      <!--NEWS-->
      <text:h text:style-name="P10" text:outline-level="1">
<text:span text:style-name="T4">
Kherson, Khersonska Oblast(23:22). Red Alert: aerial threat. Sirens sounding. Take cover now!</text:span>
</text:h>
      <text:p text:style-name="P4">
Authors: liveuamap (Language: en)</text:p>
      <text:p text:style-name="P4">
Time: 2023-05-17T17:23:00</text:p>
      <text:p text:style-name="P4">
Location: Kherson (Latitude:46.65581000 Longtitude:32.61780000)</text:p>
      <text:p text:style-name="P4">
Videos: []</text:p>
      <text:p text:style-name="P4">
Images: []</text:p>
      <text:p text:style-name="P4">
Tags: ["Europe", "Central and Eastern Europe"]</text:p>
      <text:p text:style-name="P4">
Id: 22563589</text:p>
      <!--METADATA-->
      <text:p text:style-name="P4">
Kherson, Kherson region(23:22). Red Alert: aerial threat. Sirens sounding.Take cover now!</text:p>
      <text:p text:style-name="P4">
News Collection Link: <text:a xlink:type="simple" xlink:href="https://liveuamap.com/en/2023/17-may-kherson-khersonska-oblast2322-red-alerg" text:style-name="Internet_20_link" text:visited-style-name="Visited_20_Internet_20_Link">
https://liveuamap.com/en/2023/17-may-kherson-khersonska-oblast2322-red-alerg</text:a>
</text:p>
      <text:p text:style-name="P4">
News Source: <text:a xlink:type="simple" xlink:href="https://t.me/air_alert_ua/45745" text:style-name="Internet_20_link" text:visited-style-name="Visited_20_Internet_20_Link">
https://t.me/air_alert_ua/45745</text:a>
</text:p>
      <!--NEWS-->
      <text:h text:style-name="P10" text:outline-level="1">
<text:span text:style-name="T4">
The Defense Ministry and the YouControl Platform signed a memorandum of interaction and cooperation</text:span>
</text:h>
      <text:p text:style-name="P4">
Authors: Ukrinform (Person)</text:p>
      <text:p text:style-name="P4">
Publisher: Укринформ (Organization)</text:p>
      <text:p text:style-name="P4">
Published Time: 2023-05-17T17:29:00+03:00</text:p>
      <text:p text:style-name="P4">
Modified Time: 2023-05-17T17:29:00+03:00</text:p>
      <text:p text:style-name="P4">
Description: The Ministry of Defense of Ukraine and the Ukrainian Analytical online system of YouControl have signed a memorandum on interaction and cooperation. - Ukrinform.</text:p>
      <text:p text:style-name="P4">
Images: ["<text:a xlink:type="simple" xlink:href="https://static.ukrinform.com/photos/2020_01/thumb_files/630_360_1579615071-125.jpg" text:style-name="Internet_20_link" text:visited-style-name="Visited_20_Internet_20_Link">
630_360_15796...</text:a>
"]</text:p>
      <text:p text:style-name="P4">
Tags: ['Міноборони', 'YouControl']</text:p>
      <text:p text:style-name="P4">
Type: Article</text:p>
      <!--METADATA-->
      <text:p text:style-name="P4">
<draw:frame draw:style-name="fr1" draw:name="Image133" text:anchor-type="as-char" svg:width="6.9236in" svg:height="3.956343in" draw:z-index="0">
<draw:image xlink:href="../Images/yкринформ/2023-05-17T17-29-00-03-00/630_360_1579615071-125.jpg" xlink:type="simple" xlink:show="embed" xlink:actuate="onLoad" draw:mime-type="image/jpeg"/>
</draw:frame>
The Ministry of Defense of Ukraine and the Ukrainian analytical online systemYucontrol have signed a memorandum on interaction and cooperation.</text:p>
      <text:p text:style-name="P4">
As Ukrinform reports, it reports <text:a xlink:type="simple" xlink:href="https://www.mil.gov.ua/news/2023/05/17/ministerstvo-oboroni-ukraini-ta-platforma-youcontrol-pidpisali-memorandum-pro-vzaemodiyu-i-spivpraczyu/" text:style-name="Internet_20_link" text:visited-style-name="Visited_20_Internet_20_Link">
</text:a>
"As part of the cooperation, representatives of the internal audit service of the Ministry of Defense, as well as other specialized structural units of the Ministry, will receive access to the services of the system, which allows to form a complete dossier of a large company and FOP of Ukraine on the basis of open data from more than 180 sources", "</text:p>
      <text:p text:style-name="P4">
In addition, YouControl will conduct a training training and appropriate certification of representatives of the internal audit service and other specialized structural units of the Ministry of Defense.</text:p>
      <text:p text:style-name="P4">
Qualitative and efficient use of the capabilities of the information-analytical systemyouControl will help to increase the capabilities of the Ministry of Defense during the monitoring time and risk assessment to provide relevant conclusions about contractors(Relationships of parties, court cases, fiscal data of companies and information on debts, financial and market capacity of the counterparty, etc.).</text:p>
      <text:p text:style-name="P4">
<text:span text:style-name="T4">
Читайте також:</text:span>
 <text:a xlink:type="simple" xlink:href="https://www.ukrinform.ua/rubric-ato/3710430-minoboroni-provelo-perse-zasidanna-komitetu-z-pitan-strategicnogo-planuvanna.html" text:style-name="Internet_20_link" text:visited-style-name="Visited_20_Internet_20_Link">
 <text:span text:style-name="T4">
Міноборони</text:span>
 </text:a>
The Memorandum of Interaction and Cooperation of the Defense Office with the Ukrainian Analytical online system of YouControl from the Ministry of Defense signed the Director of Internal Audit of the Ministry of Defense Colonel Alexandertitkovsky.</text:p>
      <text:p text:style-name="P4">
As reported by Ukrinform, the Defense Ministry invites representatives of the retail <text:a xlink:type="simple" xlink:href="https://www.ukrinform.ua/rubric-economy/3704442-minoboroni-zarosue-ritejleriv-obgovoriti-harcuvanna-vijskovih.html" text:style-name="Internet_20_link" text:visited-style-name="Visited_20_Internet_20_Link">
</text:a>
</text:p>
      <text:p text:style-name="P4">
News Source: <text:a xlink:type="simple" xlink:href="https://www.ukrinform.ua/rubric-society/3710559-minoboroni-ta-platforma-youcontrol-pidpisali-memorandum-pro-vzaemodiu-i-spivpracu.html" text:style-name="Internet_20_link" text:visited-style-name="Visited_20_Internet_20_Link">
https://www.ukrinform.ua/rubric-society/3710559-minoboroni-ta-platforma-youcontrol-pidpisali-memorandum-pro-vzaemodiu-i-spivpracu.html</text:a>
</text:p>
      <!--NEWS-->
      <text:h text:style-name="P10" text:outline-level="1">
<text:span text:style-name="T4">
Shmigal discussed with the Council of Europe Secretary General Steps necessary for Ukraine's victory</text:span>
</text:h>
      <text:p text:style-name="P4">
Authors: Ukrinform (Person)</text:p>
      <text:p text:style-name="P4">
Publisher: Укринформ (Organization)</text:p>
      <text:p text:style-name="P4">
Published Time: 2023-05-17T17:31:14+03:00</text:p>
      <text:p text:style-name="P4">
Modified Time: 2023-05-17T17:31:14+03:00</text:p>
      <text:p text:style-name="P4">
Description: Prime Minister Denis Schmigal discussed in Reykjavika with the Secretary General of the Council of Europe Maria Peychinovich-Burich the next steps to be taken to win Ukraine. - Ukrinform.</text:p>
      <text:p text:style-name="P4">
Images: ["<text:a xlink:type="simple" xlink:href="https://static.ukrinform.com/photos/2023_05/thumb_files/630_360_1684333850-481.jpg" text:style-name="Internet_20_link" text:visited-style-name="Visited_20_Internet_20_Link">
630_360_16843...</text:a>
"]</text:p>
      <text:p text:style-name="P4">
Tags: ['Рада Європи', 'Шмигаль', 'Війна з Росією']</text:p>
      <text:p text:style-name="P4">
Type: Article</text:p>
      <!--METADATA-->
      <text:p text:style-name="P4">
<draw:frame draw:style-name="fr1" draw:name="Image134" text:anchor-type="as-char" svg:width="6.9236in" svg:height="3.956343in" draw:z-index="0">
<draw:image xlink:href="../Images/yкринформ/2023-05-17T17-31-14-03-00/630_360_1684333850-481.jpg" xlink:type="simple" xlink:show="embed" xlink:actuate="onLoad" draw:mime-type="image/jpeg"/>
</draw:frame>
Prime Minister Denis Shmigal discussed in Reykjavika with Secretary-General of Radyupa Maria Peychinovich-Burich the next steps to take to the winning of Ukraine.</text:p>
      <text:p text:style-name="P4">
According to Ukrinform, the head of government wrote about it in <text:a xlink:type="simple" xlink:href="https://t.me/Denys_Smyhal/5244" text:style-name="Internet_20_link" text:visited-style-name="Visited_20_Internet_20_Link">
</text:a>
 <text:a xlink:type="simple" xlink:href="https://t.me/Denys_Smyhal/5244" text:style-name="Internet_20_link" text:visited-style-name="Visited_20_Internet_20_Link">
 </text:a>
“He thanked the Secretary General of the Council of Europe Maria Peychinovich-Burich, which was made in Reykjavik during the CE summit. In particular, the offering of the International Register of Damings of Ukraine caused by Russian aggression. We value the fundamental position of the Council of Europe in counteraction <text:a xlink:type="simple" xlink:href="https://www.ukrinform.ua/tag-rosia" text:style-name="Internet_20_link" text:visited-style-name="Visited_20_Internet_20_Link">
</text:a>
. They discussed the following steps that need to be taken to win Ukraine, ”Shmigal stressed.</text:p>
      <text:p text:style-name="P4">
According to him, Peychinovich-Burich assured that the Council of Europe and overhaul will renovate solidarity with Ukraine and make efforts to hold on to justice.</text:p>
      <text:p text:style-name="P4">
"We are counting on the CE as an important communication platform of European states in order to approach a just peace and to punish the aggressor," said Premier -Minister.</text:p>
      <text:p text:style-name="P4">
<text:span text:style-name="T4">
 Read also: </text:span>
 <text:a xlink:type="simple" xlink:href="https://www.ukrinform.ua/rubric-polytics/3710433-ukraina-ocikue-so-rada-evropi-zajmatime-silnu-poziciu-v-pitanni-agresii-rf-smigal.html" text:style-name="Internet_20_link" text:visited-style-name="Visited_20_Internet_20_Link">
<text:span text:style-name="T4">
 shmigal </text:span>
</text:a>
As reported by Ukrinform, Prime Minister Denis Shmigal met the UN, a member of the National Security Council and the US Government Linda Thomas Grinfield. Expressed gratitude to the US <text:a xlink:type="simple" xlink:href="https://www.ukrinform.ua/rubric-polytics/3710538-smigal-u-rejkaviku-zustrivsa-iz-poslom-stativ-v-oon-i-podakuvav-za-sistemi-ppo.html" text:style-name="Internet_20_link" text:visited-style-name="Visited_20_Internet_20_Link">
</text:a>
To protect the Ukrainian sky and express further close interaction for strengthening security and our usual victory.</text:p>
      <text:p text:style-name="P4">
Schmigal, together with the government delegation, participates in the Council of Europe Summit, which respects on May 16 in Reykjavik. There was a political declaration of prostation of the register of losses caused by Russia's aggression against Ukraine. More than 40 countries and the European Union have already joined the dock, three more countries have expressed their readiness to sign the declaration and undergo internal procedures.</text:p>
      <text:p text:style-name="P4">
News Source: <text:a xlink:type="simple" xlink:href="https://www.ukrinform.ua/rubric-polytics/3710560-smigal-obgovoriv-iz-gensekom-radi-evropi-kroki-neobhidni-dla-peremogi-ukraini.html" text:style-name="Internet_20_link" text:visited-style-name="Visited_20_Internet_20_Link">
https://www.ukrinform.ua/rubric-polytics/3710560-smigal-obgovoriv-iz-gensekom-radi-evropi-kroki-neobhidni-dla-peremogi-ukraini.html</text:a>
</text:p>
      <!--NEWS-->
      <text:h text:style-name="P10" text:outline-level="1">
<text:span text:style-name="T4">
Zavatskaya went out to the quarterfinals of the ITF tournament in Spain</text:span>
</text:h>
      <text:p text:style-name="P4">
Authors: Ukrinform (Person)</text:p>
      <text:p text:style-name="P4">
Publisher: Укринформ (Organization)</text:p>
      <text:p text:style-name="P4">
Published Time: 2023-05-17T17:34:00+03:00</text:p>
      <text:p text:style-name="P4">
Modified Time: 2023-05-17T17:34:00+03:00</text:p>
      <text:p text:style-name="P4">
Description: Katarina Zavatska will play in the 1/4 finals of the International Tennis Federation (ITF) tournament in Madrid (Spain) with a $ 100,000 prize fund - Ukrinform.</text:p>
      <text:p text:style-name="P4">
Images: ["<text:a xlink:type="simple" xlink:href="https://static.ukrinform.com/photos/2023_05/thumb_files/630_360_1684333272-801.jpg" text:style-name="Internet_20_link" text:visited-style-name="Visited_20_Internet_20_Link">
630_360_16843...</text:a>
"]</text:p>
      <text:p text:style-name="P4">
Tags: ['Теніс']</text:p>
      <text:p text:style-name="P4">
Type: Article</text:p>
      <!--METADATA-->
      <text:p text:style-name="P4">
<draw:frame draw:style-name="fr1" draw:name="Image135" text:anchor-type="as-char" svg:width="6.9236in" svg:height="3.956343in" draw:z-index="0">
<draw:image xlink:href="../Images/yкринформ/2023-05-17T17-34-00-03-00/630_360_1684333272-801.jpg" xlink:type="simple" xlink:show="embed" xlink:actuate="onLoad" draw:mime-type="image/jpeg"/>
</draw:frame>
Ukrainian Zavatskaya will play in the 1/4 finals of the International Tennis Federation tournament(ITF)In Madrid(Spain)With a prize fund of $ 100 thousand</text:p>
      <text:p text:style-name="P4">
23-year-old native Lutsk(# 248 of the world rating)In the second circle of a single discharge in 2 hours 45 minutes won a volitional victory over Danishklara's representative Tauson(№126)- 0:6, 7:6(10:8), 6: 1, reports Ukrinform.</text:p>
      <text:p text:style-name="P4">
The ticket to the semi -finals of the competition Zavatskaya is playing with the winner of the match by the inter -server Olga Danilovich(№138)and Spanish Irene Burylio Escoriuel(№268).</text:p>
      <text:p text:style-name="P4">
<text:span text:style-name="T4">
Читайте також:</text:span>
 <text:a xlink:type="simple" xlink:href="https://www.ukrinform.ua/rubric-sports/3710211-kalinina-probilasa-do-pivfinalu-turniru-wta-v-rimi.html" text:style-name="Internet_20_link" text:visited-style-name="Visited_20_Internet_20_Link">
 </text:a>
The Madrid tournament will last until May 21.</text:p>
      <text:p text:style-name="P4">
Photo: btu.org.ua.</text:p>
      <text:p text:style-name="P4">
News Source: <text:a xlink:type="simple" xlink:href="https://www.ukrinform.ua/rubric-sports/3710563-zavacka-vijsla-do-cvertfinalu-turniru-itf-v-ispanii.html" text:style-name="Internet_20_link" text:visited-style-name="Visited_20_Internet_20_Link">
https://www.ukrinform.ua/rubric-sports/3710563-zavacka-vijsla-do-cvertfinalu-turniru-itf-v-ispanii.html</text:a>
</text:p>
      <!--NEWS-->
      <text:h text:style-name="P10" text:outline-level="1">
<text:span text:style-name="T4">
Austria wants to help Kharkiv in reconstruction of the city</text:span>
</text:h>
      <text:p text:style-name="P4">
Authors: Ukrinform (Person)</text:p>
      <text:p text:style-name="P4">
Publisher: Укринформ (Organization)</text:p>
      <text:p text:style-name="P4">
Published Time: 2023-05-17T17:34:10+03:00</text:p>
      <text:p text:style-name="P4">
Modified Time: 2023-05-17T17:34:10+03:00</text:p>
      <text:p text:style-name="P4">
Description: Kharkiv Mayor Igor Terekhov held negotiations with the Austrian Republic Ambassador in Ukraine Aradom Banko, at which the ambassador noted that Austria wants to assist Kharkiv in the reconstruction of the city. - Ukrinform.</text:p>
      <text:p text:style-name="P4">
Images: ["<text:a xlink:type="simple" xlink:href="https://static.ukrinform.com/photos/2022_09/thumb_files/630_360_1663334300-163.jpg" text:style-name="Internet_20_link" text:visited-style-name="Visited_20_Internet_20_Link">
630_360_16633...</text:a>
"]</text:p>
      <text:p text:style-name="P4">
Tags: ['Австрія', 'Харків', 'Відбудова']</text:p>
      <text:p text:style-name="P4">
Type: Article</text:p>
      <!--METADATA-->
      <text:p text:style-name="P4">
<draw:frame draw:style-name="fr1" draw:name="Image136" text:anchor-type="as-char" svg:width="6.9236in" svg:height="3.956343in" draw:z-index="0">
<draw:image xlink:href="../Images/yкринформ/2023-05-17T17-34-10-03-00/630_360_1663334300-163.jpg" xlink:type="simple" xlink:show="embed" xlink:actuate="onLoad" draw:mime-type="image/jpeg"/>
</draw:frame>
Kharkiv Mayor Igor Terekhov held negotiations with the Austrian Republic Extraordinary and Ambassador in Ukraine Aradom Banko, on which the Possol noted that Austria wanted to assist Kharkiv in the reconstruction of the city.</text:p>
      <text:p text:style-name="P4">
This was reported in <text:a xlink:type="simple" xlink:href="https://t.me/citykharkivua/31389" text:style-name="Internet_20_link" text:visited-style-name="Visited_20_Internet_20_Link">
</text:a>
press service of Akharkiv City Council, reports Ukrinform.</text:p>
      <text:p text:style-name="P4">
“We also want to help you reconstruct the city. This also applies to school, isocial housing, ”the ambassador said.</text:p>
      <text:p text:style-name="P4">
According to Arad Bankio, social and accessible life and accessible programs in <text:a xlink:type="simple" xlink:href="https://www.ukrinform.ua/tag-avstria" text:style-name="Internet_20_link" text:visited-style-name="Visited_20_Internet_20_Link">
</text:a>
- one of the best in Europe.</text:p>
      <text:p text:style-name="P4">
The mayor of Kharkiv stressed that the primary task is the fastest reconstruction.</text:p>
      <text:p text:style-name="P4">
<text:span text:style-name="T4">
 Read also: </text:span>
 <text:a xlink:type="simple" xlink:href="https://www.ukrinform.ua/rubric-vidbudova/3710161-varsava-hoce-vidigravati-providnu-rol-u-povoennij-vidbudovi-ukraini-mzs-polsi.html" text:style-name="Internet_20_link" text:visited-style-name="Visited_20_Internet_20_Link">
<text:span text:style-name="T4">
 rebuilding </text:span>
</text:a>
“Today our primary task is to restore Kharkiv as soon as possible. It was bsimatically if one of the German -speaking countries supported us in the reconstruction of the first as destroyed Kharkiv schools, where they were learning German. Of course, Misauasic and in the reconstruction of housing, ”the mayor said.</text:p>
      <text:p text:style-name="P4">
It is noted that during this visit, Austria passed eight generators for Kharkiv schools.</text:p>
      <text:p text:style-name="P4">
As <text:a xlink:type="simple" xlink:href="https://www.ukrinform.ua/rubric-vidbudova/3705594-kompanii-ssa-zacikavleni-v-investuvanni-u-vidbudovu-energeticnoi-infrastrukturi-harkova-mer.html" text:style-name="Internet_20_link" text:visited-style-name="Visited_20_Internet_20_Link">
 </text:a>
Ukrinform, Kharkiv Mayor Igor Terekhov said in the essential telephony "Unified News", which American companies are interested in investing in the reconstruction of energy infrastructure.</text:p>
      <text:p text:style-name="P4">
News Source: <text:a xlink:type="simple" xlink:href="https://www.ukrinform.ua/rubric-vidbudova/3710562-avstria-hoce-dopomagati-harkovu-u-vidbudovi-mista.html" text:style-name="Internet_20_link" text:visited-style-name="Visited_20_Internet_20_Link">
https://www.ukrinform.ua/rubric-vidbudova/3710562-avstria-hoce-dopomagati-harkovu-u-vidbudovi-mista.html</text:a>
</text:p>
      <!--NEWS-->
      <text:h text:style-name="P10" text:outline-level="1">
<text:span text:style-name="T4">
Kirovohradska Oblast(23:35). Red Alert: aerial threat. Sirens sounding. Take cover now!</text:span>
</text:h>
      <text:p text:style-name="P4">
Authors: liveuamap (Language: en)</text:p>
      <text:p text:style-name="P4">
Time: 2023-05-17T17:37:00</text:p>
      <text:p text:style-name="P4">
Location: Kirovohradska Oblast (Latitude:48.49983 Longtitude:31.99999)</text:p>
      <text:p text:style-name="P4">
Videos: []</text:p>
      <text:p text:style-name="P4">
Images: []</text:p>
      <text:p text:style-name="P4">
Tags: ["Europe", "Central and Eastern Europe"]</text:p>
      <text:p text:style-name="P4">
Id: 22563590</text:p>
      <!--METADATA-->
      <text:p text:style-name="P4">
Kirovohrad region(23:35). Red Alert: aerial threat. Sirens sounding. Takecover now!</text:p>
      <text:p text:style-name="P4">
News Collection Link: <text:a xlink:type="simple" xlink:href="https://liveuamap.com/en/2023/17-may-kirovohradska-oblast2335-red-alert-aerg" text:style-name="Internet_20_link" text:visited-style-name="Visited_20_Internet_20_Link">
https://liveuamap.com/en/2023/17-may-kirovohradska-oblast2335-red-alert-aerg</text:a>
</text:p>
      <text:p text:style-name="P4">
News Source: <text:a xlink:type="simple" xlink:href="https://t.me/air_alert_ua/45746" text:style-name="Internet_20_link" text:visited-style-name="Visited_20_Internet_20_Link">
https://t.me/air_alert_ua/45746</text:a>
</text:p>
      <!--NEWS-->
      <text:h text:style-name="P10" text:outline-level="1">
<text:span text:style-name="T4">
Stoltenberg denied counter -offensive statements as a “last chance” for Ukraine</text:span>
</text:h>
      <text:p text:style-name="P4">
Authors: Ukrinform (Person)</text:p>
      <text:p text:style-name="P4">
Publisher: Укринформ (Organization)</text:p>
      <text:p text:style-name="P4">
Published Time: 2023-05-17T17:38:00+03:00</text:p>
      <text:p text:style-name="P4">
Modified Time: 2023-05-17T17:38:00+03:00</text:p>
      <text:p text:style-name="P4">
Description: NATO Secretary General Jens Stoltenberg has denied speculation of Russian propagandists and some Western publications that a future counter -offensive against Russian invaders may be a "last chance" for Ukraine. - Ukrinform.</text:p>
      <text:p text:style-name="P4">
Images: ["<text:a xlink:type="simple" xlink:href="https://static.ukrinform.com/photos/2023_04/thumb_files/630_360_1681986862-519.jpg" text:style-name="Internet_20_link" text:visited-style-name="Visited_20_Internet_20_Link">
630_360_16819...</text:a>
"]</text:p>
      <text:p text:style-name="P4">
Tags: ['НАТО', 'Столтенберг', 'Україна', 'Війна з Росією']</text:p>
      <text:p text:style-name="P4">
Type: Article</text:p>
      <!--METADATA-->
      <text:p text:style-name="P4">
<draw:frame draw:style-name="fr1" draw:name="Image137" text:anchor-type="as-char" svg:width="6.9236in" svg:height="3.956343in" draw:z-index="0">
<draw:image xlink:href="../Images/yкринформ/2023-05-17T17-38-00-03-00/630_360_1681986862-519.jpg" xlink:type="simple" xlink:show="embed" xlink:actuate="onLoad" draw:mime-type="image/jpeg"/>
</draw:frame>
NATO Secretary General Jens Stoltenberg has denied speculation of Russian propagandists and some Western publications that the future counter -offensive of the anti -Russian invaders can be a "last chance" for Ukraine.</text:p>
      <text:p text:style-name="P4">
According to Ukrinform, the NATO head made the relevant statement today for the TV channel <text:a xlink:type="simple" xlink:href="https://www.youtube.com/watch" text:style-name="Internet_20_link" text:visited-style-name="Visited_20_Internet_20_Link">
</text:a>
, precisions outside Russia.</text:p>
      <text:p text:style-name="P4">
Answering the question of whether NATO will continue to support Ukraine if the future offensive is not as successful as expected, the Secretary -General has given a definitely positive answer.</text:p>
      <text:p text:style-name="P4">
“Yes, of course. We will continue to support Ukraine. We have talked about it many times. We have a group of coordination of Ukraine's support, which is collected in Ramstein format. This support will continue as much as it will be necessary. When NATO countries are gathering in Vilnius in July, I expect that they will all confirm that they will continue to support Ukraine, ”Stoltenberg said.</text:p>
      <text:p text:style-name="P4">
In addition, he expressed confidence that during the summit in Vilnius, the decisions to supply "new types of weapons" will be made in Ukraine, as the Secretary of Ukraine is aware of the importance of struggle that Ukraine is leading against Russian enforcement.</text:p>
      <text:p text:style-name="P4">
<text:span text:style-name="T4">
 Read also: </text:span>
 <text:a xlink:type="simple" xlink:href="https://www.ukrinform.ua/rubric-polytics/3709480-stoltenberg-rozpoviv-cogo-ukraini-ocikuvati-vid-lipnevogo-samitu-nato.html" text:style-name="Internet_20_link" text:visited-style-name="Visited_20_Internet_20_Link">
<text:span text:style-name="T4">
 Stoltenberg </text:span>
</text:a>
“If President Putin wins, it could be a tragedy for Ukraine. But there would also be a tragedy for all of us, because then all authoritarian leaders, including Putin, will see that you can use force and violate international law to achieve their goals. We will not forget that the thisaggressive war, which Putin himself was deliberately unleashed. Nobody attacked Russia. Ukraine did not pose any threat to Russia. But President Putin Yaka imagination that he has the right to control neighboring countries. And Russia pays for a high price, ”Stoltenberg added.</text:p>
      <text:p text:style-name="P4">
He expressed his belief that Putin made a great strategic mistake when he began his invasion of Ukraine. The Ukrainians managed to liberate some of the territories around Kiev, Kharkiv and in the south, in the Kherson region. The events will unfold further - Ukraine will decide, the Secretary General said.<text:span text:style-name="T4">
 Read also: </text:span>
 <text:a xlink:type="simple" xlink:href="https://www.ukrinform.ua/rubric-ato/3702435-zelenskij-pro-miznarodnu-dopomogu-pid-cas-vijni-buli-momenti-koli-nas-pidvodili.html" text:style-name="Internet_20_link" text:visited-style-name="Visited_20_Internet_20_Link">
</text:a>
It was reported that in July 2023, a NATO summit will take place in Vilnius, and Ukraine expects to obtain a clearer position of allies of the country's ardent membership in NATO and to hear certain security guarantees for a time until this intention in NATO membership is reality.</text:p>
      <text:p text:style-name="P4">
News Source: <text:a xlink:type="simple" xlink:href="https://www.ukrinform.ua/rubric-ato/3710567-stoltenberg-sprostuvav-zaavi-pro-kontrnastup-ak-ostannij-sans-dla-ukraini.html" text:style-name="Internet_20_link" text:visited-style-name="Visited_20_Internet_20_Link">
https://www.ukrinform.ua/rubric-ato/3710567-stoltenberg-sprostuvav-zaavi-pro-kontrnastup-ak-ostannij-sans-dla-ukraini.html</text:a>
</text:p>
      <!--NEWS-->
      <text:h text:style-name="P10" text:outline-level="1">
<text:span text:style-name="T4">
Atlantic Council confirmed that US exhibit Herbst had symptoms of poisoning</text:span>
</text:h>
      <text:p text:style-name="P4">
Authors: Ukrinform (Person)</text:p>
      <text:p text:style-name="P4">
Publisher: Укринформ (Organization)</text:p>
      <text:p text:style-name="P4">
Published Time: 2023-05-17T17:41:31+03:00</text:p>
      <text:p text:style-name="P4">
Modified Time: 2023-05-17T17:41:31+03:00</text:p>
      <text:p text:style-name="P4">
Description: The influential Atlantic Council Analytical Center has confirmed information about the possible poisoning of one of the largest critics of the Kremlin authorities in 2021 in 2021 by John Herbst, which is currently working in this organization in 2021. - Ukrinform.</text:p>
      <text:p text:style-name="P4">
Images: ["<text:a xlink:type="simple" xlink:href="https://static.ukrinform.com/photos/2020_02/thumb_files/630_360_1581859913-139.jpeg" text:style-name="Internet_20_link" text:visited-style-name="Visited_20_Internet_20_Link">
630_360_15818...</text:a>
"]</text:p>
      <text:p text:style-name="P4">
Tags: ['Гербст', 'Отруєння', 'США']</text:p>
      <text:p text:style-name="P4">
Type: Article</text:p>
      <!--METADATA-->
      <text:p text:style-name="P4">
<draw:frame draw:style-name="fr1" draw:name="Image138" text:anchor-type="as-char" svg:width="6.9236in" svg:height="3.956343in" draw:z-index="0">
<draw:image xlink:href="../Images/yкринформ/2023-05-17T17-41-31-03-00/630_360_1581859913-139.jpeg" xlink:type="simple" xlink:show="embed" xlink:actuate="onLoad" draw:mime-type="image/jpeg"/>
</draw:frame>
More influential Atlantic Council Analytical Center(m. Washington)He confirmed the information of the possible poisoning in 2021 of one of the greatest critics of the Kremlin Vladimakposl of the United States in Ukraine John Herbst, who is currently working in this organization.</text:p>
      <text:p text:style-name="P4">
This is stated in <text:a xlink:type="simple" xlink:href="https://www.atlanticcouncil.org/news/announcements/atlantic-council-statement-on-alleged-poisoning/" text:style-name="Internet_20_link" text:visited-style-name="Visited_20_Internet_20_Link">
</text:a>
The official Atlantic Council on the official -tuned, Ukrinform reports.</text:p>
      <text:p text:style-name="P4">
“Agency news website with reference to several unnamed sources <text:a xlink:type="simple" xlink:href="https://www.ukrinform.ua/rubric-world/3709974-stalo-vidomo-pro-tri-vipadki-otruen-kritikiv-rosijskoi-vladi-zmi.html" text:style-name="Internet_20_link" text:visited-style-name="Visited_20_Internet_20_Link">
</text:a>
that the Herbst Ambassador has been one of four people who have been likely to be poisoned or invaded in the last two years(In the apartment - ed.)Unknown persons related to Russian-specific services, ”the Atlantic Council noted.</text:p>
      <text:p text:style-name="P4">
At the same time, it is confirmed that in April 2021, John Herbst felt symptoms that could indicate <text:a xlink:type="simple" xlink:href="https://www.ukrinform.ua/rubric-world/3709974-stalo-vidomo-pro-tri-vipadki-otruen-kritikiv-rosijskoi-vladi-zmi.html" text:style-name="Internet_20_link" text:visited-style-name="Visited_20_Internet_20_Link">
</text:a>
, in particular, increased levels of toxins in the blood. At that time, doctors assisted the former ambassador, but could not prove that this was a poison. It is also reported that the Ambassador Herbst fully recovered after thisin.</text:p>
      <text:p text:style-name="P4">
Later, Atlantic Council collaborated with the federal law enforcement agencies of this issue, which later also took blood from the Ambassador of Herbst, however, the results of laboratory tests did not find toxic compounds.</text:p>
      <text:p text:style-name="P4">
<text:span text:style-name="T4">
 Read also: </text:span>
 <text:a xlink:type="simple" xlink:href="https://www.ukrinform.ua/rubric-ato/3665175-ukraina-mae-negajno-otrimati-dalekobijnu-artileriu-j-litaki-f16-gerbst.html" text:style-name="Internet_20_link" text:visited-style-name="Visited_20_Internet_20_Link">
<text:span text:style-name="T4">
 Herbst </text:span>
</text:a>
"The health and safety of our staff is the highest priority," said Central Director of the Center Frederick Kempe in this communication, "we contacted the right protection authorities immediately at the time of Ambassador Herbst, but we decided not to publish the test."</text:p>
      <text:p text:style-name="P4">
As reported by Ukrinform, John Herbst served as the fifth extraordinary and plenipotentiary of the United States in Ukraine(2003-2006.). До цього він обіймав багатодипломатичних посад і був, у тому числі, генеральним консулом в Єрусалимі тапослом США в Узбекистані. Наразі він очолює Євразійський центр імені ДінуПатрічіу при Atlantic Council у Вашингтоні. Джон Гербст є одним із провіднихекспертів у США, які аналізують та реагують на загрози з боку Росії СполученимШтатам і Україні.</text:p>
      <text:p text:style-name="P4">
News Source: <text:a xlink:type="simple" xlink:href="https://www.ukrinform.ua/rubric-world/3710569-atlantic-council-pidtverdiv-so-eksposol-ssa-gerbst-mav-simptomi-otruenna.html" text:style-name="Internet_20_link" text:visited-style-name="Visited_20_Internet_20_Link">
https://www.ukrinform.ua/rubric-world/3710569-atlantic-council-pidtverdiv-so-eksposol-ssa-gerbst-mav-simptomi-otruenna.html</text:a>
</text:p>
      <!--NEWS-->
      <text:h text:style-name="P10" text:outline-level="1">
<text:span text:style-name="T4">
The Grain Agreement was extended for two months - until July 18</text:span>
</text:h>
      <text:p text:style-name="P4">
Authors: Ukrinform (Person)</text:p>
      <text:p text:style-name="P4">
Publisher: Укринформ (Organization)</text:p>
      <text:p text:style-name="P4">
Published Time: 2023-05-17T17:44:00+03:00</text:p>
      <text:p text:style-name="P4">
Modified Time: 2023-05-17T17:44:00+03:00</text:p>
      <text:p text:style-name="P4">
Description: The grain agreement was extended for two months. - Ukrinform.</text:p>
      <text:p text:style-name="P4">
Images: ["<text:a xlink:type="simple" xlink:href="https://static.ukrinform.com/photos/2023_02/thumb_files/630_360_1676909362-870.jpg" text:style-name="Internet_20_link" text:visited-style-name="Visited_20_Internet_20_Link">
630_360_16769...</text:a>
"]</text:p>
      <text:p text:style-name="P4">
Tags: ['Україна', 'Зерно', ' Чорне море', 'Туреччина', 'Війна з Росією']</text:p>
      <text:p text:style-name="P4">
Type: Article</text:p>
      <!--METADATA-->
      <text:p text:style-name="P4">
<draw:frame draw:style-name="fr1" draw:name="Image139" text:anchor-type="as-char" svg:width="6.9236in" svg:height="3.956343in" draw:z-index="0">
<draw:image xlink:href="../Images/yкринформ/2023-05-17T17-44-00-03-00/630_360_1676909362-870.jpg" xlink:type="simple" xlink:show="embed" xlink:actuate="onLoad" draw:mime-type="image/jpeg"/>
</draw:frame>
The grain agreement was extended for two months.</text:p>
      <text:p text:style-name="P4">
This was reported by Turkish President Recep Tayip Erdogan on his page in <text:a xlink:type="simple" xlink:href="https://twitter.com/rterdogan/status/1658836616855666689" text:style-name="Internet_20_link" text:visited-style-name="Visited_20_Internet_20_Link">
</text:a>
Ukrinform reports.</text:p>
      <text:p text:style-name="P4">
"I wish that this decision that is vital for the smooth work of global food supply chains, and especially for facilitating the entry of the grain of countries that need it, was useful for all parties," Erdogan wrote.</text:p>
      <text:p text:style-name="P4">
The text stated that it was agreed on the continuation of the agreement for two months for the efforts of Turkey, the support of the Russian and the contribution of the Ukrainian page.</text:p>
      <text:p text:style-name="P4">
<text:span text:style-name="T4">
 Read also: </text:span>
 <text:a xlink:type="simple" xlink:href="https://www.ukrinform.ua/rubric-economy/3709650-rosia-spekulue-na-zernovij-ugodi-ii-vlasnij-eksport-podvoivsa-kislica-v-oon.html" text:style-name="Internet_20_link" text:visited-style-name="Visited_20_Internet_20_Link">
</text:a>
"We will continue our efforts to ensure all the conditions of the agreement of its continuation in the next period," Erdogan assured.</text:p>
      <text:p text:style-name="P4">
He also reported that the Russian side promised not to interfere with the Western ships at the ports of Nikolaev and Olbia.</text:p>
      <text:p text:style-name="P4">
"We hope that we will see the days when the war between Russia and Ukraine will finish first with a constant cease to cease fire and then peace," - writes.</text:p>
      <text:p text:style-name="P4">
The President of Turkey thanked the President of Ukraine, the UN Secretary General and the Presidential Forces in the process of achieving the result.</text:p>
      <text:p text:style-name="P4">
<text:span text:style-name="T4">
 Read also: </text:span>
 <text:a xlink:type="simple" xlink:href="https://www.ukrinform.ua/rubric-economy/3708279-navit-akso-zernovu-ugodu-prodovzat-cina-frahtu-zrostatime-ekspert.html" text:style-name="Internet_20_link" text:visited-style-name="Visited_20_Internet_20_Link">
<text:span text:style-name="T4">
 grain </text:span>
</text:a>
According to the Viceremier-Minister of Recovery-Minister of Development of Communities, Territories and Infrastructure Alexander Kubrakov in <text:a xlink:type="simple" xlink:href="https://www.facebook.com/oleksandr.kubrakov/posts/pfbid0QRcmADjw5zshzcRHomSwugbawDkKCNWxNErmRxbGvbWP1GoGyZjduxCZ4j6bsDn4l" text:style-name="Internet_20_link" text:visited-style-name="Visited_20_Internet_20_Link">
</text:a>
, Grain Agreement, within which Ukraine exports agricultural products over the Morning ports, will operate until July 18, 2023.</text:p>
      <text:p text:style-name="P4">
"The world will continue to receive Ukrainian products thanks to the efforts of our partners under the agreement - Turkey and the UN. We are grateful to partners for the unwavering tactile position that the agreement should work in the future and on the conditions that have signed all parties. I note that the grain was initiative and is valid because Prolonged in March for 120 days, until July 18, " - said.</text:p>
      <text:p text:style-name="P4">
Kubrakov added that within the agreement, Ukraine has already exported 30.4 million tag.The Ministry of Defense Head noted that almost 70 vessels are now expecting Turkey's utary waters, 90% are those who are ready to deliver the production of Ukrainian agrarians to the world.</text:p>
      <text:p text:style-name="P4">
"We welcome the continuation of the initiative, but we emphasize that it should work effectively. This requires eliminating problems that are already created by Russia by sabotage of inspections and registration of a new Flot," Kubrakov stressed.</text:p>
      <text:p text:style-name="P4">
He expressed his hope that the partners would make every effort to ensure that "Grainagogue" starts working on the world's food safety fully, and "in the event it will stop using food as weapons and for blackmail."</text:p>
      <text:p text:style-name="P4">
<text:span text:style-name="T4">
 Read also: </text:span>
 <text:a xlink:type="simple" xlink:href="https://www.ukrinform.ua/rubric-economy/3710343-cogoric-ukraina-moze-posiati-najbilse-aroi-psenici-za-ostanni-12-rokiv.html" text:style-name="Internet_20_link" text:visited-style-name="Visited_20_Internet_20_Link">
</text:a>
As reported by Ukrinform, Ukraine, the United Nations and Turkey, 18, 2023, agreed on the continuation of the "safe transportation of agricultural products through <text:a xlink:type="simple" xlink:href="https://www.ukrinform.ua/tag-corne-more" text:style-name="Internet_20_link" text:visited-style-name="Visited_20_Internet_20_Link">
</text:a>
”. The agreement was extended for 120 days, but in Russia it was stated that the decision would be valid until May 18, 2023.</text:p>
      <text:p text:style-name="P4">
Since April 2023, the Russian side has constantly blocked the implementation of the Grain Agreement. In particular, from May 8 to May 14, 2023, according to the Ukrainian Club of Agrarian Business, no vessel has been inspected to enter the naval ports of Ukraine and no vessel was registered for inspection.</text:p>
      <text:p text:style-name="P4">
News Source: <text:a xlink:type="simple" xlink:href="https://www.ukrinform.ua/rubric-economy/3710574-zernovu-ugodu-prodovzili-na-dva-misaci.html" text:style-name="Internet_20_link" text:visited-style-name="Visited_20_Internet_20_Link">
https://www.ukrinform.ua/rubric-economy/3710574-zernovu-ugodu-prodovzili-na-dva-misaci.html</text:a>
</text:p>
      <!--NEWS-->
      <text:h text:style-name="P10" text:outline-level="1">
<text:span text:style-name="T4">
In occupied Yenakiyev, an explosion came</text:span>
</text:h>
      <text:p text:style-name="P4">
Authors: Ukrinform (Person)</text:p>
      <text:p text:style-name="P4">
Publisher: Укринформ (Organization)</text:p>
      <text:p text:style-name="P4">
Published Time: 2023-05-17T17:45:00+03:00</text:p>
      <text:p text:style-name="P4">
Modified Time: 2023-05-17T17:45:00+03:00</text:p>
      <text:p text:style-name="P4">
Description: A powerful explosion came in the occupied city of Yenakiyevo in Donetsk region. - Ukrinform.</text:p>
      <text:p text:style-name="P4">
Images: ["<text:a xlink:type="simple" xlink:href="https://static.ukrinform.com/photos/2023_05/thumb_files/630_360_1684334709-946.jpeg" text:style-name="Internet_20_link" text:visited-style-name="Visited_20_Internet_20_Link">
630_360_16843...</text:a>
"]</text:p>
      <text:p text:style-name="P4">
Tags: ['Донеччина', 'Вибух', 'Війна з Росією']</text:p>
      <text:p text:style-name="P4">
Type: Article</text:p>
      <!--METADATA-->
      <text:p text:style-name="P4">
<draw:frame draw:style-name="fr1" draw:name="Image140" text:anchor-type="as-char" svg:width="6.9236in" svg:height="3.956343in" draw:z-index="0">
<draw:image xlink:href="../Images/yкринформ/2023-05-17T17-45-00-03-00/630_360_1684334709-946.jpeg" xlink:type="simple" xlink:show="embed" xlink:actuate="onLoad" draw:mime-type="image/jpeg"/>
</draw:frame>
A powerful explosion came in the vocal city of Yenakiyevo in Donetsk region.</text:p>
      <text:p text:style-name="P4">
As Ukrinform reports, about it in <text:a xlink:type="simple" xlink:href="https://t.me/andriyshTime/9768" text:style-name="Internet_20_link" text:visited-style-name="Visited_20_Internet_20_Link">
</text:a>
The mayor of Mariupol mayor Petro Andryushchenko and published a relevant photo from the city, which shows black smoke clubs from the explosion.</text:p>
      <text:p text:style-name="P4">
“Occupied Yenakiyevo meets Ukrainian cotton. Beautiful ... ”, - wroteandryushchenko.</text:p>
      <text:p text:style-name="P4">
About what was heard <text:a xlink:type="simple" xlink:href="https://www.ukrinform.ua/tag-vibuh" text:style-name="Internet_20_link" text:visited-style-name="Visited_20_Internet_20_Link">
</text:a>
In the city, Usoc networks were also reported by residents of Yenakiyevo.</text:p>
      <text:p text:style-name="P4">
<text:span text:style-name="T4">
 Read also: </text:span>
 <text:a xlink:type="simple" xlink:href="https://www.ukrinform.ua/rubric-regions/3708546-pid-cas-bavovni-u-lugansku-buv-poranenij-deputat-rosijskoi-dumi-zmi.html" text:style-name="Internet_20_link" text:visited-style-name="Visited_20_Internet_20_Link">
<text:span text:style-name="T4">
 Cotton </text:span>
</text:a>
As it was reported, in the occupied Lugansk on the evening of May 13 explosions. Local Telegram channels reported the explosion allegedly in the military enlistment office, tambasic Russian military.</text:p>
      <text:p text:style-name="P4">
<text:span text:style-name="T5">
Foto: Andryushchenko Telegram Time</text:span>
</text:p>
      <text:p text:style-name="P4">
News Source: <text:a xlink:type="simple" xlink:href="https://www.ukrinform.ua/rubric-ato/3710572-v-okupovanomu-enakievo-prolunav-vibuh.html" text:style-name="Internet_20_link" text:visited-style-name="Visited_20_Internet_20_Link">
https://www.ukrinform.ua/rubric-ato/3710572-v-okupovanomu-enakievo-prolunav-vibuh.html</text:a>
</text:p>
      <!--NEWS-->
      <text:h text:style-name="P10" text:outline-level="1">
<text:span text:style-name="T4">
5 missiles were launched towards Kharkiv from Belgorod, one reportedly exploded shorty after ...</text:span>
</text:h>
      <text:p text:style-name="P4">
Authors: liveuamap (Language: en)</text:p>
      <text:p text:style-name="P4">
Time: 2023-05-17T17:45:38</text:p>
      <text:p text:style-name="P4">
Location: Belgorod (Latitude:50.64424 Longtitude:36.59306)</text:p>
      <text:p text:style-name="P4">
Videos: []</text:p>
      <text:p text:style-name="P4">
Images: []</text:p>
      <text:p text:style-name="P4">
Tags: ["Russia"]</text:p>
      <text:p text:style-name="P4">
Id: 22563591</text:p>
      <!--METADATA-->
      <text:p text:style-name="P4">
5 missiles were launched towards Kharkiv from Belgorod, one reportedlyexploded shorty after launch</text:p>
      <text:p text:style-name="P4">
News Collection Link: <text:a xlink:type="simple" xlink:href="https://liveuamap.com/en/2023/17-may-5-missiles-were-launched-towards-kharkiv-from-belgorod" text:style-name="Internet_20_link" text:visited-style-name="Visited_20_Internet_20_Link">
https://liveuamap.com/en/2023/17-may-5-missiles-were-launched-towards-kharkiv-from-belgorod</text:a>
</text:p>
      <text:p text:style-name="P4">
News Source: <text:a xlink:type="simple" xlink:href="https://t.me/belgorod_informant/4187" text:style-name="Internet_20_link" text:visited-style-name="Visited_20_Internet_20_Link">
https://t.me/belgorod_informant/4187</text:a>
</text:p>
      <!--NEWS-->
      <text:h text:style-name="P10" text:outline-level="1">
<text:span text:style-name="T4">
Increased Russian aviation activity, multiple bombers airborne</text:span>
</text:h>
      <text:p text:style-name="P4">
Authors: liveuamap (Language: en)</text:p>
      <text:p text:style-name="P4">
Time: 2023-05-17T17:47:56</text:p>
      <text:p text:style-name="P4">
Location: Saratov (Latitude:51.45572 Longtitude:46.02791)</text:p>
      <text:p text:style-name="P4">
Videos: []</text:p>
      <text:p text:style-name="P4">
Images: []</text:p>
      <text:p text:style-name="P4">
Tags: ["Russia"]</text:p>
      <text:p text:style-name="P4">
Id: 22563592</text:p>
      <!--METADATA-->
      <text:p text:style-name="P4">
Increased Russian aviation activity, multiple bombers airborne</text:p>
      <text:p text:style-name="P4">
News Collection Link: <text:a xlink:type="simple" xlink:href="https://liveuamap.com/en/2023/17-may-increased-russian-aviation-activity-multiple-bombers" text:style-name="Internet_20_link" text:visited-style-name="Visited_20_Internet_20_Link">
https://liveuamap.com/en/2023/17-may-increased-russian-aviation-activity-multiple-bombers</text:a>
</text:p>
      <text:p text:style-name="P4">
News Source: <text:a xlink:type="simple" xlink:href="https://t.me/war_monitor/7396" text:style-name="Internet_20_link" text:visited-style-name="Visited_20_Internet_20_Link">
https://t.me/war_monitor/7396</text:a>
</text:p>
      <!--NEWS-->
      <text:h text:style-name="P10" text:outline-level="1">
<text:span text:style-name="T4">
Minisfra has launched a new platform action. Education</text:span>
</text:h>
      <text:p text:style-name="P4">
Authors: Ukrinform (Person)</text:p>
      <text:p text:style-name="P4">
Publisher: Укринформ (Organization)</text:p>
      <text:p text:style-name="P4">
Published Time: 2023-05-17T17:48:00+03:00</text:p>
      <text:p text:style-name="P4">
Modified Time: 2023-05-17T17:48:00+03:00</text:p>
      <text:p text:style-name="P4">
Description: The Ministry of Digital Transformation has launched an Edwement platform. Education, which should become the next stage of the evolution of the project. - Ukrinform.</text:p>
      <text:p text:style-name="P4">
Images: ["<text:a xlink:type="simple" xlink:href="https://static.ukrinform.com/photos/2023_05/thumb_files/630_360_1684335041-718.jpeg" text:style-name="Internet_20_link" text:visited-style-name="Visited_20_Internet_20_Link">
630_360_16843...</text:a>
"]</text:p>
      <text:p text:style-name="P4">
Tags: ['Освіта', 'Україна', 'Мінцифри', 'Додаток “ДІЯ”']</text:p>
      <text:p text:style-name="P4">
Type: Article</text:p>
      <!--METADATA-->
      <text:p text:style-name="P4">
<draw:frame draw:style-name="fr1" draw:name="Image141" text:anchor-type="as-char" svg:width="6.9236in" svg:height="3.956343in" draw:z-index="0">
<draw:image xlink:href="../Images/yкринформ/2023-05-17T17-48-00-03-00/630_360_1684335041-718.jpeg" xlink:type="simple" xlink:show="embed" xlink:actuate="onLoad" draw:mime-type="image/jpeg"/>
</draw:frame>
The Ministry of Digital Transformation has launched Edwement-platformudia. Education, which should become the next stage of the evolution of the projection.</text:p>
      <text:p text:style-name="P4">
According to Ukrinform, the Ministry of Digital Transformation in [] reports it(https://t.me/mintsyfra/4078)“Due to a full -scale war, millions of people have lost their work or business and are forced to start their lives. That is why the action is an action. <text:a xlink:type="simple" xlink:href="https://www.ukrinform.ua/tag-osvita" text:style-name="Internet_20_link" text:visited-style-name="Visited_20_Internet_20_Link">
</text:a>
. Here you can only gain useful digital skills, but also fully master the new professional, ”the message reads.</text:p>
      <text:p text:style-name="P4">
It is noted that the platform will be able to pass the full cycle of obtaining a profession from passing the vocational test to obtain a certificate and work of the in the region.</text:p>
      <text:p text:style-name="P4">
<text:span text:style-name="T4">
 Read also: </text:span>
 <text:a xlink:type="simple" xlink:href="https://www.ukrinform.ua/rubric-society/3701517-mincifri-proponue-vnesti-zmini-do-skilnoi-programi-zadla-pogliblenna-znan-u-sferi-si.html" text:style-name="Internet_20_link" text:visited-style-name="Visited_20_Internet_20_Link">
<text:span text:style-name="T4">
 Ministor </text:span>
</text:a>
"Action. Education is hundreds of educational serials of Edweine-format, more sought-consuming professions in the labor market, simulators with real tasks, podcasts, webinars, guides,"-added in the Minister.</text:p>
      <text:p text:style-name="P4">
As it was reported, in 2020, the Ministry of Defense launched an action.</text:p>
      <text:p text:style-name="P4">
<text:span text:style-name="T5">
Foto: Minisfra</text:span>
</text:p>
      <text:p text:style-name="P4">
News Source: <text:a xlink:type="simple" xlink:href="https://www.ukrinform.ua/rubric-technology/3710576-mincifri-zapustilo-novu-platformu-diaosvita.html" text:style-name="Internet_20_link" text:visited-style-name="Visited_20_Internet_20_Link">
https://www.ukrinform.ua/rubric-technology/3710576-mincifri-zapustilo-novu-platformu-diaosvita.html</text:a>
</text:p>
      <!--NEWS-->
      <text:h text:style-name="P10" text:outline-level="1">
<text:span text:style-name="T4">
Explosions were reported in Kharkiv</text:span>
</text:h>
      <text:p text:style-name="P4">
Authors: liveuamap (Language: en)</text:p>
      <text:p text:style-name="P4">
Time: 2023-05-17T17:48:57</text:p>
      <text:p text:style-name="P4">
Location: Kharkiv,Kharkivs'ka oblast (Latitude:50.02451 Longtitude:36.31531)</text:p>
      <text:p text:style-name="P4">
Videos: []</text:p>
      <text:p text:style-name="P4">
Images: []</text:p>
      <text:p text:style-name="P4">
Tags: ["Europe", "Central and Eastern Europe"]</text:p>
      <text:p text:style-name="P4">
Id: 22563593</text:p>
      <!--METADATA-->
      <text:p text:style-name="P4">
Explosions were reported in Kharkiv</text:p>
      <text:p text:style-name="P4">
News Collection Link: <text:a xlink:type="simple" xlink:href="https://liveuamap.com/en/2023/17-may-explosions-were-reported-in-kharkiv" text:style-name="Internet_20_link" text:visited-style-name="Visited_20_Internet_20_Link">
https://liveuamap.com/en/2023/17-may-explosions-were-reported-in-kharkiv</text:a>
</text:p>
      <text:p text:style-name="P4">
News Source: <text:a xlink:type="simple" xlink:href="https://t.me/suspilnekharkiv/24928" text:style-name="Internet_20_link" text:visited-style-name="Visited_20_Internet_20_Link">
https://t.me/suspilnekharkiv/24928</text:a>
</text:p>
      <!--NEWS-->
      <text:h text:style-name="P10" text:outline-level="1">
<text:span text:style-name="T4">
The SBU identified the person of the Russian commander who ordered the firing of Kherson</text:span>
</text:h>
      <text:p text:style-name="P4">
Authors: Ukrinform (Person)</text:p>
      <text:p text:style-name="P4">
Publisher: Укринформ (Organization)</text:p>
      <text:p text:style-name="P4">
Published Time: 2023-05-17T18:00:24+03:00</text:p>
      <text:p text:style-name="P4">
Modified Time: 2023-05-17T18:00:24+03:00</text:p>
      <text:p text:style-name="P4">
Description: The Security Service of Ukraine established the identity of the commander of the Artillery Regiment of the Army of the Russian Federation, who ordered the shelling of Kherson residential quarters - Ukrinform.</text:p>
      <text:p text:style-name="P4">
Images: ["<text:a xlink:type="simple" xlink:href="https://static.ukrinform.com/photos/2022_12/thumb_files/630_360_1669983394-548.jpg" text:style-name="Internet_20_link" text:visited-style-name="Visited_20_Internet_20_Link">
630_360_16699...</text:a>
"]</text:p>
      <text:p text:style-name="P4">
Tags: ['Херсон', 'СБУ', 'Війна з Росією']</text:p>
      <text:p text:style-name="P4">
Type: Article</text:p>
      <!--METADATA-->
      <text:p text:style-name="P4">
<draw:frame draw:style-name="fr1" draw:name="Image142" text:anchor-type="as-char" svg:width="6.9236in" svg:height="3.956343in" draw:z-index="0">
<draw:image xlink:href="../Images/yкринформ/2023-05-17T18-00-24-03-00/630_360_1669983394-548.jpg" xlink:type="simple" xlink:show="embed" xlink:actuate="onLoad" draw:mime-type="image/jpeg"/>
</draw:frame>
The Service of Ukraine established the identity of the commander of the Artillery Regiment of the Army Sea Federation, who ordered the shelling of Kherson residential quarters</text:p>
      <text:p text:style-name="P4">
As Ukrinform reports, the SBU reports in <text:a xlink:type="simple" xlink:href="https://t.me/SBUkr/8344" text:style-name="Internet_20_link" text:visited-style-name="Visited_20_Internet_20_Link">
</text:a>
"As a result of investigative actions, the identity of another invader, which is attached to massive artobstils, is established <text:a xlink:type="simple" xlink:href="https://www.ukrinform.ua/tag-herson" text:style-name="Internet_20_link" text:visited-style-name="Visited_20_Internet_20_Link">
</text:a>
and the killings of civilians of the city. He turned out to be Lieutenant Colonel Dmitry Zharki-the commander of the 8th separate artillery regiment of the 22nd Army Corpsor troops of the Black Sea Fleet of the Russian Federation, "-the message reads.</text:p>
      <text:p text:style-name="P4">
On December 24, 2022, the invader ordered a fire blow to the central part of Kherson from the BM-21 Grad BM-21 reactive systems, which were laid on the left bank of the Dnieper River.</text:p>
      <text:p text:style-name="P4">
Then the Russians kissed residential buildings, stores, hospital and the point of issuance of humanitarian aid in the central part of the regional center.</text:p>
      <text:p text:style-name="P4">
As a result of hostile shelling, 11 civilians were killed, and 64 more were killed. Most of the victims are women and the elderly.</text:p>
      <text:p text:style-name="P4">
Shortly afterwards, the hot was invited to the Kremlin, where he was celebrated for terror opposite the civilian population of Ukraine.</text:p>
      <text:p text:style-name="P4">
According to the investigation, the military criminal in 2014 took an active part of the imbued Crimea. Subsequently, his regiment began to be stationed on the temporarily occupied territory of the Ukrainian Peninsula.</text:p>
      <text:p text:style-name="P4">
<text:span text:style-name="T4">
 Read also: </text:span>
 <text:a xlink:type="simple" xlink:href="https://www.ukrinform.ua/rubric-regions/3707583-v-ukraini-ogolosili-pidozru-polkovniku-policii-rf-akij-organizuvav-kativnu-na-hersonsini.html" text:style-name="Internet_20_link" text:visited-style-name="Visited_20_Internet_20_Link">
</text:a>
After the start of a full -scale invasion, subordinate units involved on the Southern Front.</text:p>
      <text:p text:style-name="P4">
On the basis of the evidence collected, the investigators of the Security Service informed the attacker propesis under Part 2 of Art. 28 and Part 2 of Art. 438 of the Criminal Code of Ukraine(violation of the laws and customs of war).</text:p>
      <text:p text:style-name="P4">
Як повідомляв Укрінформ, СБУ ідентифікувала комбата Росгвардії, який віддавав<text:a xlink:type="simple" xlink:href="https://www.ukrinform.ua/rubric-ato/3698264-sbu-identifikuvala-kombata-rosgvardii-akij-viddavav-nakaz-truiti-ukrainciv-u-gazovih-kamerah.html" text:style-name="Internet_20_link" text:visited-style-name="Visited_20_Internet_20_Link">
 </text:a>
 <text:a xlink:type="simple" xlink:href="https://www.ukrinform.ua/rubric-ato/3698264-sbu-identifikuvala-kombata-rosgvardii-akij-viddavav-nakaz-truiti-ukrainciv-u-gazovih-kamerah.html" text:style-name="Internet_20_link" text:visited-style-name="Visited_20_Internet_20_Link">
</text:a>
 <text:a xlink:type="simple" xlink:href="https://www.ukrinform.ua/rubric-ato/3698264-sbu-identifikuvala-kombata-rosgvardii-akij-viddavav-nakaz-truiti-ukrainciv-u-gazovih-kamerah.html" text:style-name="Internet_20_link" text:visited-style-name="Visited_20_Internet_20_Link">
</text:a>
In Gas Camera.</text:p>
      <text:p text:style-name="P4">
News Source: <text:a xlink:type="simple" xlink:href="https://www.ukrinform.ua/rubric-society/3710579-sbu-vstanovila-osobu-rosijskogo-komandira-akij-nakazuvav-obstriluvati-herson.html" text:style-name="Internet_20_link" text:visited-style-name="Visited_20_Internet_20_Link">
https://www.ukrinform.ua/rubric-society/3710579-sbu-vstanovila-osobu-rosijskogo-komandira-akij-nakazuvav-obstriluvati-herson.html</text:a>
</text:p>
      <!--NEWS-->
      <text:h text:style-name="P10" text:outline-level="1">
<text:span text:style-name="T4">
Ukraine confiscated the assets of daughter's daughter of the Claborative balance</text:span>
</text:h>
      <text:p text:style-name="P4">
Authors: Ukrinform (Person)</text:p>
      <text:p text:style-name="P4">
Publisher: Укринформ (Organization)</text:p>
      <text:p text:style-name="P4">
Published Time: 2023-05-17T18:13:46+03:00</text:p>
      <text:p text:style-name="P4">
Modified Time: 2023-05-17T18:13:46+03:00</text:p>
      <text:p text:style-name="P4">
Description: The Court of Appeal of the Supreme Anti -Corruption Court has recovered the property of the collaboration between Vladimir Saldo, whom he owns indirectly - through his daughter Irina. - Ukrinform.</text:p>
      <text:p text:style-name="P4">
Images: ["<text:a xlink:type="simple" xlink:href="https://static.ukrinform.com/photos/2015_10/thumb_files/630_360_1444895594-3157.jpg" text:style-name="Internet_20_link" text:visited-style-name="Visited_20_Internet_20_Link">
630_360_14448...</text:a>
"]</text:p>
      <text:p text:style-name="P4">
Tags: ['Херсонщина', 'Антикорупційний суд', 'Сальдо']</text:p>
      <text:p text:style-name="P4">
Type: Article</text:p>
      <!--METADATA-->
      <text:p text:style-name="P4">
<draw:frame draw:style-name="fr1" draw:name="Image143" text:anchor-type="as-char" svg:width="6.9236in" svg:height="3.956343in" draw:z-index="0">
<draw:image xlink:href="../Images/yкринформ/2023-05-17T18-13-46-03-00/630_360_1444895594-3157.jpg" xlink:type="simple" xlink:show="embed" xlink:actuate="onLoad" draw:mime-type="image/jpeg"/>
</draw:frame>
The Court of Appeal of the Supreme Anti -Corruption Court has recovered the property of the co -labier of Vladimir Saldo, whom he owns indirectly - through Donnikirin.</text:p>
      <text:p text:style-name="P4">
According to Ukrinform, the press service of the Ministry of Justice in [] reported this(https://www.facebook.com/minjust.official/posts/pfbid0nmBBwEXEVeezeBgbkKCY96pGpEtLMHrGfit6UXHsWV1rpDYVDGXmQ5yqdVinsfHhl)“The appeal of the Ministry of Justice in the case of the application of sanctions in the form of recovery income of the state of Ukraine of assets of Vladimir Saldo - is satisfied. Thus, the claims of the Ministry of Justice were fully fulfilled by the Chamber of Appeal of the Supreme Anti -Corruption Court. In addition to the state income to the assets indicated by the decision of the 1st instance, assets belonging to VV's balance are collected by the daughter of the Baby IV, - the message reads.</text:p>
      <text:p text:style-name="P4">
<text:span text:style-name="T4">
 Read also: </text:span>
 <text:a xlink:type="simple" xlink:href="https://www.ukrinform.ua/rubric-society/3706626-vaks-konfiskuvav-majno-eksmera-hersona-saldo.html" text:style-name="Internet_20_link" text:visited-style-name="Visited_20_Internet_20_Link">
<text:span text:style-name="T4">
 Balance </text:span>
</text:a>
According to the Ministry of Justice, 55.56% of the authorized capital of the Babko-Avto Limited Liability Company were collected in the state income; 40% of the share capital of the Konka Limited Liability Company.</text:p>
      <text:p text:style-name="P4">
It is reported that “the court session also considered the appeal carg of third parties who did not declare independent requirements for the subject of the dispute, asam: PJSC" Kashtan ", Saldo L.P. and Sinkova VM ”.</text:p>
      <text:p text:style-name="P4">
“The requirements of third parties were to cancel the decision of the High Anti -Corruption Court of May 09, 2023 regarding the collection of assets belonging to the Saldov. indirectly because of his ex -wife, L. Baaldo. The resolution of the appeal of the Supreme Anti -Corruption Court of May 17, 2023 was denied by third parties, ”the ministry reported.</text:p>
      <text:p text:style-name="P4">
As it was reported, on April 13, the Ministry of Justice of Ukraine filed a claim of the High Anti -Corruption Court on <text:a xlink:type="simple" xlink:href="https://www.ukrinform.ua/rubric-society/3695779-minust-podav-pozov-do-vaks-pro-zastosuvanna-sankcij-sodo-kolaboranta-saldo.html" text:style-name="Internet_20_link" text:visited-style-name="Visited_20_Internet_20_Link">
</text:a>
, which during the occupation of Kherson was headed by the so-called civil-civil administration of Kherson region.<text:span text:style-name="T4">
 Read also: </text:span>
 <text:a xlink:type="simple" xlink:href="https://www.ukrinform.ua/rubric-regions/3705792-na-hersonsini-sbu-pri-sprobi-vteci-zatrimala-dvoh-kolaborantiv-batka-j-sina.html" text:style-name="Internet_20_link" text:visited-style-name="Visited_20_Internet_20_Link">
</text:a>
At the same time, the court refused to recover the property, which, according to the Ministry of Justice, Vladimirsaldo owns indirectly, through his daughter, Irina Beldo. The ministry filed an apeat for this decision.</text:p>
      <text:p text:style-name="P4">
News Source: <text:a xlink:type="simple" xlink:href="https://www.ukrinform.ua/rubric-society/3710585-ukraina-konfiskuvala-aktivi-docki-kolaboranta-saldo.html" text:style-name="Internet_20_link" text:visited-style-name="Visited_20_Internet_20_Link">
https://www.ukrinform.ua/rubric-society/3710585-ukraina-konfiskuvala-aktivi-docki-kolaboranta-saldo.html</text:a>
</text:p>
      <!--NEWS-->
      <text:h text:style-name="P10" text:outline-level="1">
<text:span text:style-name="T4">
In Uzhgorod, they said goodbye to the border guard who died in the war</text:span>
</text:h>
      <text:p text:style-name="P4">
Authors: Ukrinform (Person)</text:p>
      <text:p text:style-name="P4">
Publisher: Укринформ (Organization)</text:p>
      <text:p text:style-name="P4">
Published Time: 2023-05-17T18:14:02+03:00</text:p>
      <text:p text:style-name="P4">
Modified Time: 2023-05-17T18:14:02+03:00</text:p>
      <text:p text:style-name="P4">
Description: In Uzhgorod, the whole city was met with a hero-32-year-old headquarters of the SPSU SPSU Viktor Sinka, who died in battle with the Russians in the Donetsk region. - Ukrinform.</text:p>
      <text:p text:style-name="P4">
Images: ["<text:a xlink:type="simple" xlink:href="https://static.ukrinform.com/photos/2023_05/thumb_files/630_360_1684336431-727.jpg" text:style-name="Internet_20_link" text:visited-style-name="Visited_20_Internet_20_Link">
630_360_16843...</text:a>
"]</text:p>
      <text:p text:style-name="P4">
Tags: ['Донеччина', 'Прикордонники', 'Ужгород']</text:p>
      <text:p text:style-name="P4">
Type: Article</text:p>
      <!--METADATA-->
      <text:p text:style-name="P4">
<draw:frame draw:style-name="fr1" draw:name="Image144" text:anchor-type="as-char" svg:width="6.9236in" svg:height="3.956343in" draw:z-index="0">
<draw:image xlink:href="../Images/yкринформ/2023-05-17T18-14-02-03-00/630_360_1684336431-727.jpg" xlink:type="simple" xlink:show="embed" xlink:actuate="onLoad" draw:mime-type="image/jpeg"/>
</draw:frame>
In Uzhgorod, the city was met by a hero-a 32-year-old headquarters of SSSU Viktorasinka, who died in a battle with the Russians in Donetsk region.</text:p>
      <text:p text:style-name="P4">
This was reported in <text:a xlink:type="simple" xlink:href="https://www.facebook.com/permalink.php" text:style-name="Internet_20_link" text:visited-style-name="Visited_20_Internet_20_Link">
</text:a>
Uzhgorod City Council, reports Ukrinform.</text:p>
      <text:p text:style-name="P4">
They said goodbye to the dead hero today, May 17, in Uzhgorod Greek Catholic Cathedral. To pay tribute to the defender came to the townspeople, relatives, relatives and friends of Viktor Sinka, brothers, military.</text:p>
      <text:p text:style-name="P4">
After the funeral liturgy, the mourning tuple went to the Hill of Glory, where he was heromed with military honors.</text:p>
      <text:p text:style-name="P4">
The defender has parents, wife and son.</text:p>
      <text:p text:style-name="P4">
It is noted that Viktor Sinko was born on November 15, 1990 in Uzhgorod. He ended up the local school # 12. He then studied at Svalyava College. The conscript service was held in Lviv as part of the 80th DSH. Victor loved dogs since childhood, so he decided to become a movie engineer.</text:p>
      <text:p text:style-name="P4">
In the early days of Russia's invasion of Ukraine in 2014, without hesitation, there was a volunteer to defend the eastern border - he was a sniper in the border troops.</text:p>
      <text:p text:style-name="P4">
In 2016, Victor went to defend Ukraine from the enemy for the second time. After successful completion of the task, he returned to military service to the special forces of the Schlum. In 2018 he joined the National Academy of State Border Guard Service of Ukraine. Bohdan Khmelnitsky Nasta "Law".</text:p>
      <text:p text:style-name="P4">
The beginning <text:a xlink:type="simple" xlink:href="https://www.ukrinform.ua/tag-vijna" text:style-name="Internet_20_link" text:visited-style-name="Visited_20_Internet_20_Link">
</text:a>
Viktor Sinko met with Icologists at the Academy, where on February 25, 2022 he received a diploma. In a few days, he had already completed combat missions with his brothers.</text:p>
      <text:p text:style-name="P4">
Subsequently, with honor and dedication, Viktor Sinko carried out the defense of the Donetsk region in the Lyman direction. During a brief recovery in the fall of 2022 he joined the Magistracy of the Law Faculty of UzhNU. And in December 20122 he returned to defend the northern borders of our country again. There, Synkovin, he was appointed Deputy Chief of the Border Committee of the Border Command of Rapid Response 7 of the Border Detachment of the State Border Guard Service of Ukraine, with the subsequent adhesion of the next title of "Lieutenant".</text:p>
      <text:p text:style-name="P4">
<text:span text:style-name="T4">
 Read also: </text:span>
 <text:a xlink:type="simple" xlink:href="https://www.ukrinform.ua/rubric-ato/3710522-pid-bahmutom-zaginuv-veteran-armii-ssa-cnn.html" text:style-name="Internet_20_link" text:visited-style-name="Visited_20_Internet_20_Link">
<text:span text:style-name="T4">
 Bakhm </text:span>
</text:a>
</text:p>
      <text:p text:style-name="P4">
On May 12, 2023, the enemy carried out assault actions and firing of the positions of the Armed Forces. Viktor Sinko, performing a combat mission, from injury injured incompatible with life, died on the battlefield near the settlement of Donetsk region.</text:p>
      <text:p text:style-name="P4">
News Source: <text:a xlink:type="simple" xlink:href="https://www.ukrinform.ua/rubric-regions/3710587-v-uzgorodi-poprosalisa-z-prikordonnikom-akij-zaginuv-na-vijni.html" text:style-name="Internet_20_link" text:visited-style-name="Visited_20_Internet_20_Link">
https://www.ukrinform.ua/rubric-regions/3710587-v-uzgorodi-poprosalisa-z-prikordonnikom-akij-zaginuv-na-vijni.html</text:a>
</text:p>
      <!--NEWS-->
      <text:h text:style-name="P10" text:outline-level="1">
<text:span text:style-name="T4">
Johnson promised to speak at Lviv National University</text:span>
</text:h>
      <text:p text:style-name="P4">
Authors: Ukrinform (Person)</text:p>
      <text:p text:style-name="P4">
Publisher: Укринформ (Organization)</text:p>
      <text:p text:style-name="P4">
Published Time: 2023-05-17T18:15:46+03:00</text:p>
      <text:p text:style-name="P4">
Modified Time: 2023-05-17T18:15:46+03:00</text:p>
      <text:p text:style-name="P4">
Description: Boris Johnson wrote a video address to Ivan Franko National University of Lviv, which expressed his gratitude for his honorary title "Doctor Honoris Causa" and promised to come to Lviv. - Ukrinform.</text:p>
      <text:p text:style-name="P4">
Images: ["<text:a xlink:type="simple" xlink:href="https://static.ukrinform.com/photos/2022_08/thumb_files/630_360_1661929204-699.jpeg" text:style-name="Internet_20_link" text:visited-style-name="Visited_20_Internet_20_Link">
630_360_16619...</text:a>
"]</text:p>
      <text:p text:style-name="P4">
Tags: ['Джонсон', 'Львів', 'Візит']</text:p>
      <text:p text:style-name="P4">
Type: Article</text:p>
      <!--METADATA-->
      <text:p text:style-name="P4">
<draw:frame draw:style-name="fr1" draw:name="Image145" text:anchor-type="as-char" svg:width="6.9236in" svg:height="3.956343in" draw:z-index="0">
<draw:image xlink:href="../Images/yкринформ/2023-05-17T18-15-46-03-00/630_360_1661929204-699.jpeg" xlink:type="simple" xlink:show="embed" xlink:actuate="onLoad" draw:mime-type="image/jpeg"/>
</draw:frame>
Borisjonson recorded a video address to Lviv National University of Franko, which expressed his gratitude for his honorary title "Doctor Honoris Causa" and promised to come to Lviv.</text:p>
      <text:p text:style-name="P4">
Video in <text:a xlink:type="simple" xlink:href="https://www.facebook.com/watch/" text:style-name="Internet_20_link" text:visited-style-name="Visited_20_Internet_20_Link">
</text:a>
Publicated by Lviv National University. Ivan Franko, reports Ukrinform.</text:p>
      <text:p text:style-name="P4">
“I appeal to you because I want you to know how moved I am and what a great thing for me is that the University of Lviv has decided to give me honorary doctor Honoris causa. This is an honor that I did not deserve, but I am proud, I am proud to give me. I promise to come to you as fast as possible to get the rank in person, ” - said <text:a xlink:type="simple" xlink:href="https://www.ukrinform.ua/tag-boris-dzonson" text:style-name="Internet_20_link" text:visited-style-name="Visited_20_Internet_20_Link">
</text:a>
.</text:p>
      <text:p text:style-name="P4">
He stressed that in the planned speech to the university community when receiving this honorary title, it will be noted that many people say about the war in Ukraine and about negotiations ... He does not rule out that it is possible, but next condition: "If - and only if - These negotiations will be preceded by the victory of Ukraine, in which the cruel, barbaric and illegal invasion of Vladimir Putin Ukraine will be completely reflected, and his troops are expelled from Ukraine. "</text:p>
      <text:p text:style-name="P4">
According to Johnson, it is very important that the United Kingdom and other countries of the world give Ukraine what it needs and did it as soon as possible to achieve.</text:p>
      <text:p text:style-name="P4">
<text:span text:style-name="T4">
 Read also: </text:span>
 <text:a xlink:type="simple" xlink:href="https://www.ukrinform.ua/rubric-polytics/3691930-dzonson-duda-i-bajden-lideri-simpatij-ukrainciv-zpomiz-inozemnih-politikiv.html" text:style-name="Internet_20_link" text:visited-style-name="Visited_20_Internet_20_Link">
<text:span text:style-name="T4">
 Johnson </text:span>
</text:a>
“In the end, you will fight for all of us, not just for freedom and democracy, which-of course-is very important. Yes, besides, you are fighting for principles around the world, and we should thank you for it, ”the Briton added.</text:p>
      <text:p text:style-name="P4">
The university reminds that on October 4, 2022, the Academic Council of Lviv University awarded the title "Honorary Doctor(Doctor of honor)Ivan Franko National University of Lviv Prime Ministers of Britain(2019-2022)Boris Johnson.</text:p>
      <text:p text:style-name="P4">
News Source: <text:a xlink:type="simple" xlink:href="https://www.ukrinform.ua/rubric-regions/3710588-dzonson-poobicav-vistupiti-u-lvivskomu-nacionalnomu-universiteti.html" text:style-name="Internet_20_link" text:visited-style-name="Visited_20_Internet_20_Link">
https://www.ukrinform.ua/rubric-regions/3710588-dzonson-poobicav-vistupiti-u-lvivskomu-nacionalnomu-universiteti.html</text:a>
</text:p>
      <!--NEWS-->
      <text:h text:style-name="P10" text:outline-level="1">
<text:span text:style-name="T4">
In Kiev there will be a tone harvesting of Protasov Yar - the locals are invited to participate</text:span>
</text:h>
      <text:p text:style-name="P4">
Authors: Ukrinform (Person)</text:p>
      <text:p text:style-name="P4">
Publisher: Укринформ (Organization)</text:p>
      <text:p text:style-name="P4">
Published Time: 2023-05-17T18:24:05+03:00</text:p>
      <text:p text:style-name="P4">
Modified Time: 2023-05-17T18:24:05+03:00</text:p>
      <text:p text:style-name="P4">
Description: Kyiv residents are invited to the toloka-cleaning of the Protas Yar, which will take place this Saturday, May 20. - Ukrinform.</text:p>
      <text:p text:style-name="P4">
Images: ["<text:a xlink:type="simple" xlink:href="https://static.ukrinform.com/photos/2023_05/thumb_files/630_360_1684337016-482.jpg" text:style-name="Internet_20_link" text:visited-style-name="Visited_20_Internet_20_Link">
630_360_16843...</text:a>
"]</text:p>
      <text:p text:style-name="P4">
Tags: ['Фестиваль', 'Толока', 'Київ', 'Прибирання']</text:p>
      <text:p text:style-name="P4">
Type: Article</text:p>
      <!--METADATA-->
      <text:p text:style-name="P4">
<draw:frame draw:style-name="fr1" draw:name="Image146" text:anchor-type="as-char" svg:width="6.9236in" svg:height="3.956343in" draw:z-index="0">
<draw:image xlink:href="../Images/yкринформ/2023-05-17T18-24-05-03-00/630_360_1684337016-482.jpg" xlink:type="simple" xlink:show="embed" xlink:actuate="onLoad" draw:mime-type="image/jpeg"/>
</draw:frame>
The people of Kiev are asked for the sort of harvesting of the protasium ravine, which will take place this Saturday, May 20.</text:p>
      <text:p text:style-name="P4">
About it reports the NGO "Protect the Protasov Yar" in <text:a xlink:type="simple" xlink:href="https://www.facebook.com/save.protas/posts/pfbid02zhgEGN35h4JEpiDKrYYEk6vLwCYfPYm7N3U7THmd2rgQe2kStXUaKwLkaS4fnPbhl" text:style-name="Internet_20_link" text:visited-style-name="Visited_20_Internet_20_Link">
</text:a>
, reports Ukrinform.</text:p>
      <text:p text:style-name="P4">
"On the eve of the opening of the Protasov Yar festival, the memory of Roman Ratushny, we are able to remove and equip a public area on a lawn near the WOG in the Uprotasse Yar," the organizers said.</text:p>
      <text:p text:style-name="P4">
Everyone should bring gloves and garbage bags. The gathering will take place on the Parking Park in front of the Amosov clinic.</text:p>
      <text:p text:style-name="P4">
The Protasov Yar Festival will last from May 27 to September 3.</text:p>
      <text:p text:style-name="P4">
<text:span text:style-name="T4">
 Read also: </text:span>
 <text:a xlink:type="simple" xlink:href="https://www.ukrinform.ua/rubric-kyiv/3710365-u-kievi-riven-vodi-v-dnipri-za-dobu-zbilsivsa-na-22-santimetri.html" text:style-name="Internet_20_link" text:visited-style-name="Visited_20_Internet_20_Link">
<text:span text:style-name="T4">
 Kiev </text:span>
</text:a>
In 2019, Ratushnya Ratushny headed the NGO "Protect the Protasov Yar", which protrudes opposite the construction of high -rise buildings in the park zone of the capital. After Russia's starting to Ukraine, the Town Hall volunteered to the ranks of defense forces. He died in a battle under Razum on June 9, 2022, having fallen into a hostile. They buried Roman Town Hall in the Baykovo Cemetery.</text:p>
      <text:p text:style-name="P4">
<text:span text:style-name="T5">
Opto from social networks</text:span>
</text:p>
      <text:p text:style-name="P4">
News Source: <text:a xlink:type="simple" xlink:href="https://www.ukrinform.ua/rubric-kyiv/3710592-u-kievi-projde-tolokapribiranna-protasovogo-aru-mistan-zaprosuut-do-ucasti.html" text:style-name="Internet_20_link" text:visited-style-name="Visited_20_Internet_20_Link">
https://www.ukrinform.ua/rubric-kyiv/3710592-u-kievi-projde-tolokapribiranna-protasovogo-aru-mistan-zaprosuut-do-ucasti.html</text:a>
</text:p>
      <!--NEWS-->
      <text:h text:style-name="P10" text:outline-level="1">
<text:span text:style-name="T4">
The shelling of the village in Kherson region: the death toll increased to three</text:span>
</text:h>
      <text:p text:style-name="P4">
Authors: Ukrinform (Person)</text:p>
      <text:p text:style-name="P4">
Publisher: Укринформ (Organization)</text:p>
      <text:p text:style-name="P4">
Published Time: 2023-05-17T18:31:00+03:00</text:p>
      <text:p text:style-name="P4">
Modified Time: 2023-05-17T18:31:00+03:00</text:p>
      <text:p text:style-name="P4">
Description: In the village in Kherson region, the number of dead as a result of Russian shelling increased to three people, including a 5 -year -old boy. - Ukrinform.</text:p>
      <text:p text:style-name="P4">
Images: ["<text:a xlink:type="simple" xlink:href="https://static.ukrinform.com/photos/2023_05/thumb_files/630_360_1684337416-191.jpg" text:style-name="Internet_20_link" text:visited-style-name="Visited_20_Internet_20_Link">
630_360_16843...</text:a>
"]</text:p>
      <text:p text:style-name="P4">
Tags: ['Херсонщина', 'Обстріл', 'Війна з Росією']</text:p>
      <text:p text:style-name="P4">
Type: Article</text:p>
      <!--METADATA-->
      <text:p text:style-name="P4">
<draw:frame draw:style-name="fr1" draw:name="Image147" text:anchor-type="as-char" svg:width="6.9236in" svg:height="3.956343in" draw:z-index="0">
<draw:image xlink:href="../Images/yкринформ/2023-05-17T18-31-00-03-00/630_360_1684337416-191.jpg" xlink:type="simple" xlink:show="embed" xlink:actuate="onLoad" draw:mime-type="image/jpeg"/>
</draw:frame>
In the village of Kherson region, the number of deaths of the Russian shelling increased, including a 5 -year -old boy.</text:p>
      <text:p text:style-name="P4">
This was reported by the Attorney General's office in <text:a xlink:type="simple" xlink:href="https://www.facebook.com/pgo.gov.ua/posts/pfbid026DSnazoMPipbmXkJ31mLT16vfkk2USRJXSepTcbTWSpbXuBqDKTY59d7bht8PARtl" text:style-name="Internet_20_link" text:visited-style-name="Visited_20_Internet_20_Link">
</text:a>
He reports Ukrinform.</text:p>
      <text:p text:style-name="P4">
"According to the investigation, on May 17, at about 4:00 pm, the invaders fired at the village of Wherson district. One of the shells kissed near the shop where the local residents were.</text:p>
      <text:p text:style-name="P4">
Another man and a minor guy were injured in varying degrees. The data is specified.</text:p>
      <text:p text:style-name="P4">
<text:span text:style-name="T4">
 Read also: </text:span>
 <text:a xlink:type="simple" xlink:href="https://www.ukrinform.ua/rubric-society/3710579-sbu-vstanovila-osobu-rosijskogo-komandira-akij-nakazuvav-obstriluvati-herson.html" text:style-name="Internet_20_link" text:visited-style-name="Visited_20_Internet_20_Link">
<text:span text:style-name="T4">
 Kherson </text:span>
</text:a>
With the procedural guidance of the Kherson District Prosecutor's Office, a such investigation into the fact of violation of laws and customs began <text:a xlink:type="simple" xlink:href="https://www.ukrinform.ua/tag-vijna" text:style-name="Internet_20_link" text:visited-style-name="Visited_20_Internet_20_Link">
</text:a>
.</text:p>
      <text:p text:style-name="P4">
Law enforcement officers work at the scene to document the next military service committed by the Russian servicemen.</text:p>
      <text:p text:style-name="P4">
As reported by Ukrinform, it was previously known <text:a xlink:type="simple" xlink:href="https://www.ukrinform.ua/rubric-ato/3710543-rosiani-obstrilali-selise-na-hersonsini-zaginula-ditina.html" text:style-name="Internet_20_link" text:visited-style-name="Visited_20_Internet_20_Link">
</text:a>
As a result of the attack by the Russians of the village of Zelenivkerson region.</text:p>
      <text:p text:style-name="P4">
News Source: <text:a xlink:type="simple" xlink:href="https://www.ukrinform.ua/rubric-ato/3710595-obstril-selisa-na-hersonsini-kilkist-zagiblih-zrosla-do-troh.html" text:style-name="Internet_20_link" text:visited-style-name="Visited_20_Internet_20_Link">
https://www.ukrinform.ua/rubric-ato/3710595-obstril-selisa-na-hersonsini-kilkist-zagiblih-zrosla-do-troh.html</text:a>
</text:p>
      <!--NEWS-->
      <text:h text:style-name="P10" text:outline-level="1">
<text:span text:style-name="T4">
France thinks on the transfer to Ukraine long -range missiles - Le Monde</text:span>
</text:h>
      <text:p text:style-name="P4">
Authors: Ukrinform (Person)</text:p>
      <text:p text:style-name="P4">
Publisher: Укринформ (Organization)</text:p>
      <text:p text:style-name="P4">
Published Time: 2023-05-17T18:34:16+03:00</text:p>
      <text:p text:style-name="P4">
Modified Time: 2023-05-17T18:34:16+03:00</text:p>
      <text:p text:style-name="P4">
Description: France does not reject the possibility of transmitting Ukraine missiles to Ukraine SCalp. - Ukrinform.</text:p>
      <text:p text:style-name="P4">
Images: ["<text:a xlink:type="simple" xlink:href="https://static.ukrinform.com/photos/2023_04/thumb_files/630_360_1681376672-908.jpg" text:style-name="Internet_20_link" text:visited-style-name="Visited_20_Internet_20_Link">
630_360_16813...</text:a>
"]</text:p>
      <text:p text:style-name="P4">
Tags: ['Франція', 'Макрон', 'Ракета', 'Зброя', 'Війна з Росією']</text:p>
      <text:p text:style-name="P4">
Type: Article</text:p>
      <!--METADATA-->
      <text:p text:style-name="P4">
<draw:frame draw:style-name="fr1" draw:name="Image148" text:anchor-type="as-char" svg:width="6.9236in" svg:height="3.956343in" draw:z-index="0">
<draw:image xlink:href="../Images/yкринформ/2023-05-17T18-34-16-03-00/630_360_1681376672-908.jpg" xlink:type="simple" xlink:show="embed" xlink:actuate="onLoad" draw:mime-type="image/jpeg"/>
</draw:frame>
France is not offset by the possibility of transferring a major radius of SCalp to Ukraine.</text:p>
      <text:p text:style-name="P4">
According to Ukrinform correspondent, it writes <text:a xlink:type="simple" xlink:href="https://www.lemonde.fr/international/article/2023/05/17/la-france-etudie-la-livraison-de-missiles-scalp-a-l-ukraine_6173709_3210.html" text:style-name="Internet_20_link" text:visited-style-name="Visited_20_Internet_20_Link">
</text:a>
It is noted that in one of the recent interviews, French President Emmanuelmakron said that "all options are being considered", answering the question of the provocibility of supplying SCalp missiles to Ukraine. With <text:a xlink:type="simple" xlink:href="https://www.ukrinform.ua/tag-makron" text:style-name="Internet_20_link" text:visited-style-name="Visited_20_Internet_20_Link">
</text:a>
He stressed that "it is not now unplanned."</text:p>
      <text:p text:style-name="P4">
It should be noted that the SCALP system was jointly developed by France and Great Britain in the 1990s. Its basic range is 250 km, but it can be up to 500 or even 700 km, depending on the modification.</text:p>
      <text:p text:style-name="P4">
Le Monde adds that France has begun to reflect on the transfer of Ukrainian -casealized missiles after the United Kingdom announced it. Storm Shadow British and Ukrainian defenders are already successfully used by Ukrainian defenders.</text:p>
      <text:p text:style-name="P4">
<text:span text:style-name="T4">
 Read also: </text:span>
 <text:a xlink:type="simple" xlink:href="https://www.ukrinform.ua/rubric-ato/3707816-raketa-storm-shadow-dla-ukraini-u-comu-suttevij-proriv.html" text:style-name="Internet_20_link" text:visited-style-name="Visited_20_Internet_20_Link">
</text:a>
"As with all the help of Ukraine, France discusses its consequences with Ukrainian table partners, especially regarding missiles of great radiusudia," - said the interlocutor from Macron's environment.</text:p>
      <text:p text:style-name="P4">
The Britain's government has reported that this summer it would begin <text:a xlink:type="simple" xlink:href="https://www.ukrinform.ua/rubric-ato/3709373-u-britanii-vlitku-rozpocnutsa-navcanna-ukrainskih-pilotiv.html" text:style-name="Internet_20_link" text:visited-style-name="Visited_20_Internet_20_Link">
</text:a>
</text:p>
      <text:p text:style-name="P4">
News Source: <text:a xlink:type="simple" xlink:href="https://www.ukrinform.ua/rubric-ato/3710596-francia-dumae-nad-peredaceu-ukraini-dalekobijnih-raket-le-monde.html" text:style-name="Internet_20_link" text:visited-style-name="Visited_20_Internet_20_Link">
https://www.ukrinform.ua/rubric-ato/3710596-francia-dumae-nad-peredaceu-ukraini-dalekobijnih-raket-le-monde.html</text:a>
</text:p>
      <!--NEWS-->
      <text:h text:style-name="P10" text:outline-level="1">
<text:span text:style-name="T4">
How not to pick up ticks in nature</text:span>
</text:h>
      <text:p text:style-name="P4">
Authors: Ukrinform (Person)</text:p>
      <text:p text:style-name="P4">
Publisher: Укринформ (Organization)</text:p>
      <text:p text:style-name="P4">
Published Time: 2023-05-17T18:38:00+03:00</text:p>
      <text:p text:style-name="P4">
Modified Time: 2023-05-17T18:38:00+03:00</text:p>
      <text:p text:style-name="P4">
Description: From 5 to 12 thousand Europeans, according to WHO, annually suffers from infections transmitted by ticks - Ukrinform.</text:p>
      <text:p text:style-name="P4">
Images: ["<text:a xlink:type="simple" xlink:href="https://static.ukrinform.com/photos/2023_05/thumb_files/630_360_1684337862-114.jpg" text:style-name="Internet_20_link" text:visited-style-name="Visited_20_Internet_20_Link">
630_360_16843...</text:a>
", "<text:a xlink:type="simple" xlink:href="https://static.ukrinform.com/photos/2023_05/1684337834-581.jpg" text:style-name="Internet_20_link" text:visited-style-name="Visited_20_Internet_20_Link">
1684337834-58...</text:a>
"]</text:p>
      <text:p text:style-name="P4">
Tags: None</text:p>
      <text:p text:style-name="P4">
Type: Article</text:p>
      <!--METADATA-->
      <text:p text:style-name="P4">
<draw:frame draw:style-name="fr1" draw:name="Image149" text:anchor-type="as-char" svg:width="6.9236in" svg:height="3.956343in" draw:z-index="0">
<draw:image xlink:href="../Images/yкринформ/2023-05-17T18-38-00-03-00/630_360_1684337862-114.jpg" xlink:type="simple" xlink:show="embed" xlink:actuate="onLoad" draw:mime-type="image/jpeg"/>
</draw:frame>
From 5 to 12 thousand Europeans, according to WHO, annually suffers from tick -transmitted infections<draw:frame draw:style-name="fr1" draw:name="Image150" text:anchor-type="as-char" svg:width="2.25611in" svg:height="10.0in" draw:z-index="0">
<draw:image xlink:href="../Images/yкринформ/2023-05-17T18-38-00-03-00/1684337834-581.jpg" xlink:type="simple" xlink:show="embed" xlink:actuate="onLoad" draw:mime-type="image/jpeg"/>
</draw:frame>
According to media</text:p>
      <text:p text:style-name="P4">
News Source: <text:a xlink:type="simple" xlink:href="https://www.ukrinform.ua/rubric-health/3710597-ak-ne-pidhopiti-klisiv-na-prirodi.html" text:style-name="Internet_20_link" text:visited-style-name="Visited_20_Internet_20_Link">
https://www.ukrinform.ua/rubric-health/3710597-ak-ne-pidhopiti-klisiv-na-prirodi.html</text:a>
</text:p>
      <!--NEWS-->
      <text:h text:style-name="P10" text:outline-level="1">
<text:span text:style-name="T4">
The Summit of the Council of Europe called on Russia to withdraw troops from Ukraine, Moldova and Georgia</text:span>
</text:h>
      <text:p text:style-name="P4">
Authors: Ukrinform (Person)</text:p>
      <text:p text:style-name="P4">
Publisher: Укринформ (Organization)</text:p>
      <text:p text:style-name="P4">
Published Time: 2023-05-17T18:42:00+03:00</text:p>
      <text:p text:style-name="P4">
Modified Time: 2023-05-17T18:42:00+03:00</text:p>
      <text:p text:style-name="P4">
Description: The Heads of State and Government 46 of the Council of Europe participated in Russia immediately and unconditionally withdraw all their troops from Ukraine, Georgia and Moldova. - Ukrinform.</text:p>
      <text:p text:style-name="P4">
Images: ["<text:a xlink:type="simple" xlink:href="https://static.ukrinform.com/photos/2018_04/thumb_files/630_360_1523362436-5260.png" text:style-name="Internet_20_link" text:visited-style-name="Visited_20_Internet_20_Link">
630_360_15233...</text:a>
", "<text:a xlink:type="simple" xlink:href="https://static.ukrinform.com/photos/2023_05/1684338301-687.jpg" text:style-name="Internet_20_link" text:visited-style-name="Visited_20_Internet_20_Link">
1684338301-68...</text:a>
"]</text:p>
      <text:p text:style-name="P4">
Tags: ['Грузія', 'Молдова', 'Україна', 'Агресія РФ', 'Рада Європи', 'Війна з Росією']</text:p>
      <text:p text:style-name="P4">
Type: Article</text:p>
      <!--METADATA-->
      <text:p text:style-name="P4">
<draw:frame draw:style-name="fr1" draw:name="Image151" text:anchor-type="as-char" svg:width="6.9236in" svg:height="3.956343in" draw:z-index="0">
<draw:image xlink:href="../Images/yкринформ/2023-05-17T18-42-00-03-00/630_360_1523362436-5260.png" xlink:type="simple" xlink:show="embed" xlink:actuate="onLoad" draw:mime-type="image/png"/>
</draw:frame>
The Council of Europe's heads and governments and governments called on Russia to immediately withdraw all their troops from Ukraine, Georgia and Moldova.</text:p>
      <text:p text:style-name="P4">
According to Ukrinform, this is stated in the final document of the Summit of the Rada in Iceland "Reykiavik Declaration - united around our values."</text:p>
      <text:p text:style-name="P4">
The document states that the heads of state and governments of the Council of Europe Member States were in Reykjavik on May 16-17, 2023, "to unite Russia's anti-aggressive war against Ukraine and to determine the further priorities of Tanapryamka of the Council of Europe."</text:p>
      <text:p text:style-name="P4">
<text:span text:style-name="T4">
 Read also: </text:span>
 <text:a xlink:type="simple" xlink:href="https://www.ukrinform.ua/rubric-polytics/3710505-rosia-zaperecue-pravo-ukraini-na-majbutne-i-vidpovidatime-za-svoi-zlocini-fon-der-laen.html" text:style-name="Internet_20_link" text:visited-style-name="Visited_20_Internet_20_Link">
</text:a>
It was stated that in its war against Ukraine Russia completely violated the "never again", which built a peaceful project in Europe after the world war. Against this background, the leaders of the member countries of Europe emphasized the "determination to unite around our values and to resist aggressive Russia against Ukraine, which is a screaming violation of the international law of Ivas, which we defend."</text:p>
      <text:p text:style-name="P4">
<draw:frame draw:style-name="fr1" draw:name="Image152" text:anchor-type="as-char" svg:width="6.9236in" svg:height="4.615733in" draw:z-index="0">
<draw:image xlink:href="../Images/yкринформ/2023-05-17T18-42-00-03-00/1684338301-687.jpg" xlink:type="simple" xlink:show="embed" xlink:actuate="onLoad" draw:mime-type="image/jpeg"/>
</draw:frame>
<text:span text:style-name="T5">
Foto: Facebook/Council of Europe</text:span>
</text:p>
      <text:p text:style-name="P4">
"We are solidarity with those who have suffered from Russia's aggressive war against Ukraine's aggression against Georgia, which we condemn the most urgent way. Mykolemiatally urge the Russian Federation to fulfill our international duty and immediately withdraw our troops from Ukraine, Georgia and Republica. conditions. We confirm our unwavering support for our sovereignty, independence and territorial integrity within their international recognized borders, "the document reads.</text:p>
      <text:p text:style-name="P4">
<text:span text:style-name="T4">
 Read also: </text:span>
 <text:a xlink:type="simple" xlink:href="https://www.ukrinform.ua/rubric-polytics/3710382-na-samiti-radi-evropi-stvorili-reestr-zbitkiv-ukraini-vid-agresii-rf.html" text:style-name="Internet_20_link" text:visited-style-name="Visited_20_Internet_20_Link">
</text:a>
The heads of state and governments of 46 countries also stressed that the aggressive war of Russia in the contrary of Ukraine is "not just a violation of international law, but an attack on our ideocracy."</text:p>
      <text:p text:style-name="P4">
As reported by Ukrinform, in the capital of Iceland, on May 16-17, a two-day head of state and governments of 46 member countries of the Council of Europe took place. One of the basic questions of the agenda was the creation of an international register of losses caused <text:a xlink:type="simple" xlink:href="https://www.ukrinform.ua/tag-russian-aggression" text:style-name="Internet_20_link" text:visited-style-name="Visited_20_Internet_20_Link">
</text:a>
 .</text:p>
      <text:p text:style-name="P4">
News Source: <text:a xlink:type="simple" xlink:href="https://www.ukrinform.ua/rubric-world/3710598-samit-radi-evropi-zaklikav-rosiu-vivesti-vijska-z-ukraini-moldovi-ta-gruzii.html" text:style-name="Internet_20_link" text:visited-style-name="Visited_20_Internet_20_Link">
https://www.ukrinform.ua/rubric-world/3710598-samit-radi-evropi-zaklikav-rosiu-vivesti-vijska-z-ukraini-moldovi-ta-gruzii.html</text:a>
</text:p>
      <!--NEWS-->
      <text:h text:style-name="P10" text:outline-level="1">
<text:span text:style-name="T4">
Hockey World Championship: The US national team defeated Austria, Latvia has been wrapped in Norway</text:span>
</text:h>
      <text:p text:style-name="P4">
Authors: Ukrinform (Person)</text:p>
      <text:p text:style-name="P4">
Publisher: Укринформ (Organization)</text:p>
      <text:p text:style-name="P4">
Published Time: 2023-05-17T18:43:00+03:00</text:p>
      <text:p text:style-name="P4">
Modified Time: 2023-05-17T18:43:00+03:00</text:p>
      <text:p text:style-name="P4">
Description: At the 2023 World Cup in Tampere (Finland) and Riga (Latvia), the fights of the fourth circle of the draw began. - Ukrinform.</text:p>
      <text:p text:style-name="P4">
Images: ["<text:a xlink:type="simple" xlink:href="https://static.ukrinform.com/photos/2023_05/thumb_files/630_360_1684338012-935.jpg" text:style-name="Internet_20_link" text:visited-style-name="Visited_20_Internet_20_Link">
630_360_16843...</text:a>
"]</text:p>
      <text:p text:style-name="P4">
Tags: ['Чемпіонат світу', 'хокей']</text:p>
      <text:p text:style-name="P4">
Type: Article</text:p>
      <!--METADATA-->
      <text:p text:style-name="P4">
<draw:frame draw:style-name="fr1" draw:name="Image153" text:anchor-type="as-char" svg:width="6.9236in" svg:height="3.956343in" draw:z-index="0">
<draw:image xlink:href="../Images/yкринформ/2023-05-17T18-43-00-03-00/630_360_1684338012-935.jpg" xlink:type="simple" xlink:show="embed" xlink:actuate="onLoad" draw:mime-type="image/jpeg"/>
</draw:frame>
The World-2023 World Warmake(Finland)and Riga(Latvia)The fights of the fourth circle of draw began.</text:p>
      <text:p text:style-name="P4">
The fourth victory was continued by the US national team, which confidently played the Austrian team - 4: 1(0:0, 2:0, 2:1), reports Ukrinform.</text:p>
      <text:p text:style-name="P4">
In another match Wednesday Latvia took the mountain over Norway - 2: 1(0:0, 2:1, 0:0).</text:p>
      <text:p text:style-name="P4">
Сьогодні також зіграють Канада - Казахстан, Фінляндія - Франція.</text:p>
      <text:p text:style-name="P4">
Четвертий тур завершать 18 травня матчі Угорщина - Швеція, Чехія - Словенія,Данія - Німеччина, Швейцарія - Словаччина.</text:p>
      <text:p text:style-name="P4">
<text:span text:style-name="T5">
Турнірне становище:</text:span>
</text:p>
      <text:p text:style-name="P4">
група А: США - 12 очок (After 4 games). Denmark - 8(3), Sweden - 8(3), Finland - 4(3), France - 3(3), Hungary - 2(3), Austria - 1(4), Germany - 0(3);</text:p>
      <text:p text:style-name="P4">
Group B: Switzerland - 9 points(After 3 games), Canada - 8 points(3), Czech Republic - 7(3). Latvia - 5(4), Slovakia - 4(3), Norway - 4(4), Kazakhstan - 2(3), Slovenia - 0(3).</text:p>
      <text:p text:style-name="P4">
<text:span text:style-name="T4">
Читайте також:</text:span>
 <text:a xlink:type="simple" xlink:href="https://www.ukrinform.ua/rubric-sports/3710208-cempionat-svitu-z-hokeu-peremogi-danii-norvegii-svejcarii-ta-ugorsini.html" text:style-name="Internet_20_link" text:visited-style-name="Visited_20_Internet_20_Link">
 <text:span text:style-name="T4">
хокею</text:span>
 </text:a>
The World Hockey Championship will last until May 28.</text:p>
      <text:p text:style-name="P4">
Photo: AFP.</text:p>
      <text:p text:style-name="P4">
News Source: <text:a xlink:type="simple" xlink:href="https://www.ukrinform.ua/rubric-sports/3710600-cempionat-svitu-z-hokeu-ssa-peremogla-avstriu-latvia-dotisla-norvegiu.html" text:style-name="Internet_20_link" text:visited-style-name="Visited_20_Internet_20_Link">
https://www.ukrinform.ua/rubric-sports/3710600-cempionat-svitu-z-hokeu-ssa-peremogla-avstriu-latvia-dotisla-norvegiu.html</text:a>
</text:p>
      <!--NEWS-->
      <text:h text:style-name="P10" text:outline-level="1">
<text:span text:style-name="T4">
In Russia, the activist was sentenced to seven years of colony - urged Putin's execution</text:span>
</text:h>
      <text:p text:style-name="P4">
Authors: Ukrinform (Person)</text:p>
      <text:p text:style-name="P4">
Publisher: Укринформ (Organization)</text:p>
      <text:p text:style-name="P4">
Published Time: 2023-05-17T18:46:30+03:00</text:p>
      <text:p text:style-name="P4">
Modified Time: 2023-05-17T18:46:30+03:00</text:p>
      <text:p text:style-name="P4">
Description: In Moscow, the 2nd Western District Military Court has appointed 7 years the colonies of the Solidarity Movement activist Mikhail Krieger in the case of "justification of terrorism" and the calls to execute the President of the Russian Federation Vladimir Putin. - Ukrinform.</text:p>
      <text:p text:style-name="P4">
Images: ["<text:a xlink:type="simple" xlink:href="https://static.ukrinform.com/photos/2020_01/thumb_files/630_360_1580208464-821.jpg" text:style-name="Internet_20_link" text:visited-style-name="Visited_20_Internet_20_Link">
630_360_15802...</text:a>
"]</text:p>
      <text:p text:style-name="P4">
Tags: ['Путін', 'Страта', 'Суд', 'Війна з Росією']</text:p>
      <text:p text:style-name="P4">
Type: Article</text:p>
      <!--METADATA-->
      <text:p text:style-name="P4">
<draw:frame draw:style-name="fr1" draw:name="Image154" text:anchor-type="as-char" svg:width="6.9236in" svg:height="3.956343in" draw:z-index="0">
<draw:image xlink:href="../Images/yкринформ/2023-05-17T18-46-30-03-00/630_360_1580208464-821.jpg" xlink:type="simple" xlink:show="embed" xlink:actuate="onLoad" draw:mime-type="image/jpeg"/>
</draw:frame>
In Moscow2, the Western District Military Court has appointed 7 years of colonies of the Solidarity Movement activist Mikhail Kriger in the case of "justification of terrorism" and calling on Russian President Vladimir Putin.</text:p>
      <text:p text:style-name="P4">
About it reports Ukrinform with reference to <text:a xlink:type="simple" xlink:href="https://zona.media/news/2023/05/17/kriger" text:style-name="Internet_20_link" text:visited-style-name="Visited_20_Internet_20_Link">
</text:a>
 <text:a xlink:type="simple" xlink:href="https://zona.media/news/2023/05/17/kriger" text:style-name="Internet_20_link" text:visited-style-name="Visited_20_Internet_20_Link">
</text:a>
Kriger was accused of justifying terrorism and raising hatred with violence. The state defense was asked to appoint a colony.</text:p>
      <text:p text:style-name="P4">
According to the prosecution, Kriger encroached on the lives of employees <text:a xlink:type="simple" xlink:href="https://www.ukrinform.ua/tag-fsb-rf" text:style-name="Internet_20_link" text:visited-style-name="Visited_20_Internet_20_Link">
</text:a>
And he urged Putin's execution because of the releases. The reason for the case, as the activist's associates said, the comments of the activist on Facebook were the comment.</text:p>
      <text:p text:style-name="P4">
“I do not hide my fierce hatred of the regime, the Chekists who set it, and personally to Putin V.V. And believe me when and if I live a release of this gnan, we will fight for the right to participate in this spiritual event, ” - it was commented in 2020, published under the post of Mikhail Zholobitsky, who staged an explosion of the Varhangel Office. Manuurov, who attacked the FSBna Lubyanka building.</text:p>
      <text:p text:style-name="P4">
<text:span text:style-name="T4">
 Read also: </text:span>
 <text:a xlink:type="simple" xlink:href="https://www.ukrinform.ua/rubric-world/3710127-u-moskvi-do-5-rokiv-zasudili-kolumbijca-u-spravi-sodo-fejkiv-pro-rosijsku-armiu.html" text:style-name="Internet_20_link" text:visited-style-name="Visited_20_Internet_20_Link">
<text:span text:style-name="T4">
 fake </text:span>
</text:a>
In the last word, Krieger said that he really dreamed of living to the Putin Analysis. The man also noted that his posts were just a reason for re -examination. According to Kriger, he is judged for "anti -war, and now Ividverto pro -Ukrainian position", which he does not hide.</text:p>
      <text:p text:style-name="P4">
The activist was detained and sent to the pre -trial detention center in November last year.</text:p>
      <text:p text:style-name="P4">
As it was reported, the day before in Moscow <text:a xlink:type="simple" xlink:href="https://www.ukrinform.ua/search-YToxOntzOjU6InF1ZXJ5IjtzOjE2OiLQkNC70YzQsdC10YDRgtC-Ijt9" text:style-name="Internet_20_link" text:visited-style-name="Visited_20_Internet_20_Link">
</text:a>
 <text:a xlink:type="simple" xlink:href="https://www.ukrinform.ua/search-YToxOntzOjU6InF1ZXJ5IjtzOjE2OiLQkNC70YzQsdC10YDRgtC-Ijt9" text:style-name="Internet_20_link" text:visited-style-name="Visited_20_Internet_20_Link">
</text:a>
Alberto Enrikekhiraldo Sarai is up to 5 years 2 months of the colony of the general regime in the case of a proportion of reports with "fakes" about the Russian army.</text:p>
      <text:p text:style-name="P4">
News Source: <text:a xlink:type="simple" xlink:href="https://www.ukrinform.ua/rubric-world/3710601-u-rosii-aktivista-zasudili-do-semi-rokiv-kolonii-zaklikav-stratiti-putina.html" text:style-name="Internet_20_link" text:visited-style-name="Visited_20_Internet_20_Link">
https://www.ukrinform.ua/rubric-world/3710601-u-rosii-aktivista-zasudili-do-semi-rokiv-kolonii-zaklikav-stratiti-putina.html</text:a>
</text:p>
      <!--NEWS-->
      <text:h text:style-name="P10" text:outline-level="1">
<text:span text:style-name="T4">
The Supreme Court filed a lawsuit of the Nikopol Ferroallov plant for new consideration</text:span>
</text:h>
      <text:p text:style-name="P4">
Authors: Ukrinform (Person)</text:p>
      <text:p text:style-name="P4">
Publisher: Укринформ (Organization)</text:p>
      <text:p text:style-name="P4">
Published Time: 2023-05-17T18:47:11+03:00</text:p>
      <text:p text:style-name="P4">
Modified Time: 2023-05-17T18:47:11+03:00</text:p>
      <text:p text:style-name="P4">
Description: The Supreme Court sent a lawsuit for the Nikopol Ferroallav Plant to terminate obligations under four credit agreements with PrivatBank. - Ukrinform.</text:p>
      <text:p text:style-name="P4">
Images: ["<text:a xlink:type="simple" xlink:href="https://static.ukrinform.com/photos/2020_01/thumb_files/630_360_1579711795-664.jpg" text:style-name="Internet_20_link" text:visited-style-name="Visited_20_Internet_20_Link">
630_360_15797...</text:a>
"]</text:p>
      <text:p text:style-name="P4">
Tags: ['Приватбанк', 'Завод', 'Верховний Суд']</text:p>
      <text:p text:style-name="P4">
Type: Article</text:p>
      <!--METADATA-->
      <text:p text:style-name="P4">
<draw:frame draw:style-name="fr1" draw:name="Image155" text:anchor-type="as-char" svg:width="6.9236in" svg:height="3.956343in" draw:z-index="0">
<draw:image xlink:href="../Images/yкринформ/2023-05-17T18-47-11-03-00/630_360_1579711795-664.jpg" xlink:type="simple" xlink:show="embed" xlink:actuate="onLoad" draw:mime-type="image/jpeg"/>
</draw:frame>
The Supreme Court sent a lawsuit for the Nikopol Ferroallov plant to suppress obligations under four credit agreements with Privatbank.</text:p>
      <text:p text:style-name="P4">
According to Ukrinform, this is stated in the Prescribe of PrivatBank, which is in charge of the agency.</text:p>
      <text:p text:style-name="P4">
"On May 17, the Supreme Court partially granted the cassation appeal of Privatbank Official No. 910/12559/20 on the lawsuit of the Nikopol Ferroallov plant, canceled the decision of the first and appellate courts and sent the case for a new review to the Commercial Court of Kyiv," the statement reads.</text:p>
      <text:p text:style-name="P4">
It is noted that in this case the NFF requires the termination of obligations under four -level contracts with <text:a xlink:type="simple" xlink:href="https://www.ukrinform.ua/tag-privatbank" text:style-name="Internet_20_link" text:visited-style-name="Visited_20_Internet_20_Link">
</text:a>
Referring to its full and proper performance. It is a loan that is an element of a complex scheme for withdrawal of funds currently investigated(USA), as a result of the introduction of which Privatbancza has been multimillion -domed material harm.</text:p>
      <text:p text:style-name="P4">
According to PrivatBank, the former owners use the decisions of Ukrainian courts in this case to substantiate the impossibility of considering the American and Israeli claims by the courts of the respective countries, as well as the impossibility of considering US Ministry of Ministry's claims for civilian confiscation of assets.</text:p>
      <text:p text:style-name="P4">
<text:span text:style-name="T4">
 Read also: </text:span>
 <text:a xlink:type="simple" xlink:href="https://www.ukrinform.ua/rubric-economy/3692918-sud-ne-dozvoliv-eksakcioneru-privatbanku-anuluvati-kreditni-dogovori-z-nbu.html" text:style-name="Internet_20_link" text:visited-style-name="Visited_20_Internet_20_Link">
<text:span text:style-name="T4">
 PrivatBank </text:span>
</text:a>
As it was reported, before the nationalization of PrivatBank, the Nikopol Factory Ferroallays became a guarantor on the credit of refinancing, which the National Bank was published by the Privatatbank. Nikopol Ferroallov Plant was pledged to the National Bank Movement(locomotives and semi -drones)worth 40 million UAH.</text:p>
      <text:p text:style-name="P4">
After nationalization, the National Bank intended to repay the debt for credit reference, so he appealed to the guarantor and was already ready to sell the property. On August 28, 2019, the Nikopol Ferroallov Factory concluded a metering agreement with the National Bank and paid him money for refinancing credit. However, the plant began to demand that money from PrivatBank.</text:p>
      <text:p text:style-name="P4">
On January 9, 2020, the economic court of Kyiv obliged PrivatBank to redeem the plant. PrivatBank and the NBU decided to challenge the court decision.</text:p>
      <text:p text:style-name="P4">
News Source: <text:a xlink:type="simple" xlink:href="https://www.ukrinform.ua/rubric-economy/3710602-verhovnij-sud-napraviv-pozov-nikopolskogo-zavodu-ferosplaviv-na-novij-rozglad.html" text:style-name="Internet_20_link" text:visited-style-name="Visited_20_Internet_20_Link">
https://www.ukrinform.ua/rubric-economy/3710602-verhovnij-sud-napraviv-pozov-nikopolskogo-zavodu-ferosplaviv-na-novij-rozglad.html</text:a>
</text:p>
      <!--NEWS-->
      <text:h text:style-name="P10" text:outline-level="1">
<text:span text:style-name="T4">
China's special representative met with a fan in Kiev - talked about ways to stop the war</text:span>
</text:h>
      <text:p text:style-name="P4">
Authors: Ukrinform (Person)</text:p>
      <text:p text:style-name="P4">
Publisher: Укринформ (Organization)</text:p>
      <text:p text:style-name="P4">
Published Time: 2023-05-17T18:51:00+03:00</text:p>
      <text:p text:style-name="P4">
Modified Time: 2023-05-17T18:51:00+03:00</text:p>
      <text:p text:style-name="P4">
Description: A special representative of the Government of the People's Republic of Chinese, Lee Huai, made a visit and met with Foreign Minister Dmitry Kuleba. - Ukrinform.</text:p>
      <text:p text:style-name="P4">
Images: ["<text:a xlink:type="simple" xlink:href="https://static.ukrinform.com/photos/2023_05/thumb_files/630_360_1684338654-504.jpg" text:style-name="Internet_20_link" text:visited-style-name="Visited_20_Internet_20_Link">
630_360_16843...</text:a>
"]</text:p>
      <text:p text:style-name="P4">
Tags: ['Китай', 'Дмитро Кулеба', 'Війна з Росією']</text:p>
      <text:p text:style-name="P4">
Type: Article</text:p>
      <!--METADATA-->
      <text:p text:style-name="P4">
<draw:frame draw:style-name="fr1" draw:name="Image156" text:anchor-type="as-char" svg:width="6.9236in" svg:height="3.956343in" draw:z-index="0">
<draw:image xlink:href="../Images/yкринформ/2023-05-17T18-51-00-03-00/630_360_1684338654-504.jpg" xlink:type="simple" xlink:show="embed" xlink:actuate="onLoad" draw:mime-type="image/jpeg"/>
</draw:frame>
Special Representative of the Government of the People's Republic of Chinese Li Huai made a visit and met with Minister of Foreign Affairs Dmitry Kuleba.</text:p>
      <text:p text:style-name="P4">
This is stated in the message <text:a xlink:type="simple" xlink:href="https://mfa.gov.ua/news/vizit-do-ukrayini-specialnogo-predstavnika-uryadu-kitajskoyi-narodnoyi-respubliki-li-hueya" text:style-name="Internet_20_link" text:visited-style-name="Visited_20_Internet_20_Link">
</text:a>
, reports Ukrinform.</text:p>
      <text:p text:style-name="P4">
The Ministry of Foreign Affairs noted that the trip took place to fulfill the arrangements reached during the telephone conversation of President Vladimir Zelensky and the head of the PRC Sitsinpin. During the visit, a meeting of the Special Representative of the Chinese Government was a meeting of the Foreign Affairs of Ukraine Dmitry Kuleba.</text:p>
      <text:p text:style-name="P4">
During the meeting, the parties discussed topical issues of interaction of Ukraine and <text:a xlink:type="simple" xlink:href="https://www.ukrinform.ua/tag-kitaj" text:style-name="Internet_20_link" text:visited-style-name="Visited_20_Internet_20_Link">
</text:a>
Both bilateral levels and in international organizations, as well as ways of termination of Russian aggression.</text:p>
      <text:p text:style-name="P4">
Kuleba informed in detail the Special Representative of the China Government on the principle of restoring a sustainable and fair peace on the basis of respect for the sovereignty of Ukraine's Tatererial integrity. He stressed that Ukraine did not accept the proposals that would envisage the loss of its territories or freezing a conflict.</text:p>
      <text:p text:style-name="P4">
The Minister noted the importance of China's participation in the implementation of the formula of the Presidential Ukrainian Peace, the Black Sea Grain Initiative, the guarantee of nuclear safety of and other important international efforts.</text:p>
      <text:p text:style-name="P4">
<text:span text:style-name="T4">
 Read also: </text:span>
 <text:a xlink:type="simple" xlink:href="https://www.ukrinform.ua/rubric-world/3710277-liz-trass-zaklikala-sunaka-viznati-kitaj-zagrozou-bezpeci.html" text:style-name="Internet_20_link" text:visited-style-name="Visited_20_Internet_20_Link">
<text:span text:style-name="T4">
 China </text:span>
</text:a>
The parties discussed separately the long -term prospect of the development of bilateral relations between Ukraine and China and agreed to increase the dialogue from the key protoplaces of bilateral and international agenda.</text:p>
      <text:p text:style-name="P4">
As it was reported, on April 26, President Volodymyr Zelenskyy had a telephone conversation with the head of the PRC, Xi Jinping.</text:p>
      <text:p text:style-name="P4">
<text:span text:style-name="T5">
Foto: Foreign Ministry of Ukraine</text:span>
</text:p>
      <text:p text:style-name="P4">
News Source: <text:a xlink:type="simple" xlink:href="https://www.ukrinform.ua/rubric-polytics/3710604-specpredstavnik-kitau-zustrilisa-z-kulebou-v-kievi-govorili-pro-pripinenna-vijni.html" text:style-name="Internet_20_link" text:visited-style-name="Visited_20_Internet_20_Link">
https://www.ukrinform.ua/rubric-polytics/3710604-specpredstavnik-kitau-zustrilisa-z-kulebou-v-kievi-govorili-pro-pripinenna-vijni.html</text:a>
</text:p>
      <!--NEWS-->
      <text:h text:style-name="P10" text:outline-level="1">
<text:span text:style-name="T4">
Ukroboronprom and German RheinMetall announced the creation of a joint venture</text:span>
</text:h>
      <text:p text:style-name="P4">
Authors: Ukrinform (Person)</text:p>
      <text:p text:style-name="P4">
Publisher: Укринформ (Organization)</text:p>
      <text:p text:style-name="P4">
Published Time: 2023-05-17T18:57:03+03:00</text:p>
      <text:p text:style-name="P4">
Modified Time: 2023-05-17T18:57:03+03:00</text:p>
      <text:p text:style-name="P4">
Description: Ukroboronprom State Concern and the German company RheinMetall concluded a strategic partnership agreement through the creation of a joint venture. - Ukrinform.</text:p>
      <text:p text:style-name="P4">
Images: ["<text:a xlink:type="simple" xlink:href="https://static.ukrinform.com/photos/2021_07/thumb_files/630_360_1626534314-566.jpg" text:style-name="Internet_20_link" text:visited-style-name="Visited_20_Internet_20_Link">
630_360_16265...</text:a>
"]</text:p>
      <text:p text:style-name="P4">
Tags: ['Німеччина', 'Укроборонпром', 'Угода', 'Військова техніка']</text:p>
      <text:p text:style-name="P4">
Type: Article</text:p>
      <!--METADATA-->
      <text:p text:style-name="P4">
<draw:frame draw:style-name="fr1" draw:name="Image157" text:anchor-type="as-char" svg:width="6.9236in" svg:height="3.956343in" draw:z-index="0">
<draw:image xlink:href="../Images/yкринформ/2023-05-17T18-57-03-03-00/630_360_1626534314-566.jpg" xlink:type="simple" xlink:show="embed" xlink:actuate="onLoad" draw:mime-type="image/jpeg"/>
</draw:frame>
Ukroboronprom State Concern and the German company RheinMetall have entered into a prostategic partnership agreement through the establishment of a joint venture.</text:p>
      <text:p text:style-name="P4">
About it reports in <text:a xlink:type="simple" xlink:href="https://www.facebook.com/ukroboronprom/posts/pfbid0VSLLkVCtZrvsqkWb2AuUqsBne3KQ9LCZCgnmwG1skkrUFiAbXWo6skfvnUjBtNLcl" text:style-name="Internet_20_link" text:visited-style-name="Visited_20_Internet_20_Link">
</text:a>
The concern press service, Ukrinform reports.</text:p>
      <text:p text:style-name="P4">
"Ukroboronprom State Concern and one of the world leaders of the defense industry - the German company Rheinmetall - have concluded an agreement on strategic partnership. The purpose is to strengthen the defense industry of Ukraine and its national security through the creation of a joint venture, ” - said a testament.</text:p>
      <text:p text:style-name="P4">
According to the agreement, the basis and first step for cooperation is the technical service and repair of armored vehicles transferred to Ukraine. Further, they intend to jointly produce RheinMetall products in Ukraine, as well as developing promising weapons and military technical equipment to the base of a newly created joint venture with the participation of Ukrainian Tanimetan specialists.</text:p>
      <text:p text:style-name="P4">
<text:span text:style-name="T4">
 Read also: </text:span>
 <text:a xlink:type="simple" xlink:href="https://www.ukrinform.ua/rubric-economy/3704776-ukroboronprom-peretvorat-z-koncernu-na-akcionerne-tovaristvo-urad-opriludniv-postanovu.html" text:style-name="Internet_20_link" text:visited-style-name="Visited_20_Internet_20_Link">
<text:span text:style-name="T4">
 Ukroboronprom </text:span>
</text:a>
It is emphasized that the start of work of a joint venture is scheduled for July 2023.</text:p>
      <text:p text:style-name="P4">
It was reported that the German armed company Rheinmetall plans to produce tanks, anti -aircraft systems and ammunition in Ukraine in the future. As a specific example, the company has been declared a few months ago of the planning in Ukraine of the main combat <text:a xlink:type="simple" xlink:href="https://www.ukrinform.ua/tag-tank" text:style-name="Internet_20_link" text:visited-style-name="Visited_20_Internet_20_Link">
</text:a>
Panther type.</text:p>
      <text:p text:style-name="P4">
In early April, it became known that RheinMetall was building a central service in Romania of Western military equipment used by Armed Forces.</text:p>
      <text:p text:style-name="P4">
News Source: <text:a xlink:type="simple" xlink:href="https://www.ukrinform.ua/rubric-economy/3710605-ukroboronprom-ta-nimecka-rheinmetall-ogolosili-pro-stvorenna-spilnogo-pidpriemstva.html" text:style-name="Internet_20_link" text:visited-style-name="Visited_20_Internet_20_Link">
https://www.ukrinform.ua/rubric-economy/3710605-ukroboronprom-ta-nimecka-rheinmetall-ogolosili-pro-stvorenna-spilnogo-pidpriemstva.html</text:a>
</text:p>
      <!--NEWS-->
      <text:h text:style-name="P10" text:outline-level="1">
<text:span text:style-name="T4">
Snigur beat the Frenchman Manzuri at the start of the ITF tournament in Saint-Hoods</text:span>
</text:h>
      <text:p text:style-name="P4">
Authors: Ukrinform (Person)</text:p>
      <text:p text:style-name="P4">
Publisher: Укринформ (Organization)</text:p>
      <text:p text:style-name="P4">
Published Time: 2023-05-17T19:00:00+03:00</text:p>
      <text:p text:style-name="P4">
Modified Time: 2023-05-17T19:00:00+03:00</text:p>
      <text:p text:style-name="P4">
Description: Darya Snigur's Ukrainian began confidently at the International Tennis Federation (ITF) in the French Saint-Godens with a $ 60,000 prize fund-Ukrinform.</text:p>
      <text:p text:style-name="P4">
Images: ["<text:a xlink:type="simple" xlink:href="https://static.ukrinform.com/photos/2023_05/thumb_files/630_360_1684339367-320.jpg" text:style-name="Internet_20_link" text:visited-style-name="Visited_20_Internet_20_Link">
630_360_16843...</text:a>
"]</text:p>
      <text:p text:style-name="P4">
Tags: ['Теніс']</text:p>
      <text:p text:style-name="P4">
Type: Article</text:p>
      <!--METADATA-->
      <text:p text:style-name="P4">
<draw:frame draw:style-name="fr1" draw:name="Image158" text:anchor-type="as-char" svg:width="6.9236in" svg:height="3.956343in" draw:z-index="0">
<draw:image xlink:href="../Images/yкринформ/2023-05-17T19-00-00-03-00/630_360_1684339367-320.jpg" xlink:type="simple" xlink:show="embed" xlink:actuate="onLoad" draw:mime-type="image/jpeg"/>
</draw:frame>
Ukrainian Snigur has confidently started at the International Tennis Federation tournament(ITF)In the French Saint-Hoods with a prize fund of $ 60 thousand.</text:p>
      <text:p text:style-name="P4">
For reaching the second circle of competitions, the Snow Maiden was sown under the 4th number of I5 minutes, the defeat of French representative Yasmin Manzuri - 6: 3, 6: 1, reports Ukrinform.</text:p>
      <text:p text:style-name="P4">
The Snow Maiden permit with the winner of the confrontation between Kathlinkenev from Germany and Russian Sofia Lancere.</text:p>
      <text:p text:style-name="P4">
<text:span text:style-name="T4">
 Read also: </text:span>
 <text:a xlink:type="simple" xlink:href="https://www.ukrinform.ua/rubric-sports/3710174-astremska-probilasa-do-18-finalu-turniru-wta-u-florencii.html" text:style-name="Internet_20_link" text:visited-style-name="Visited_20_Internet_20_Link">
</text:a>
The Saint-Hood tournament will last until May 21.</text:p>
      <text:p text:style-name="P4">
Photo: Getty Images/Global Images Ukraine.</text:p>
      <text:p text:style-name="P4">
News Source: <text:a xlink:type="simple" xlink:href="https://www.ukrinform.ua/rubric-sports/3710607-snigur-peremogla-francuzenku-mansuri-na-starti-turniru-itf-u-sengodens.html" text:style-name="Internet_20_link" text:visited-style-name="Visited_20_Internet_20_Link">
https://www.ukrinform.ua/rubric-sports/3710607-snigur-peremogla-francuzenku-mansuri-na-starti-turniru-itf-u-sengodens.html</text:a>
</text:p>
      <!--NEWS-->
      <text:h text:style-name="P10" text:outline-level="1">
<text:span text:style-name="T4">
The Russians attacked Okhtyrka "Shahamed"</text:span>
</text:h>
      <text:p text:style-name="P4">
Authors: Ukrinform (Person)</text:p>
      <text:p text:style-name="P4">
Publisher: Укринформ (Organization)</text:p>
      <text:p text:style-name="P4">
Published Time: 2023-05-17T19:03:00+03:00</text:p>
      <text:p text:style-name="P4">
Modified Time: 2023-05-17T19:03:00+03:00</text:p>
      <text:p text:style-name="P4">
Description: The invaders on Wednesday struck the drone-Kamikadze Shahd around the city of Okhtyrka, the consequences are clarified. - Ukrinform.</text:p>
      <text:p text:style-name="P4">
Images: ["<text:a xlink:type="simple" xlink:href="https://static.ukrinform.com/photos/2023_01/thumb_files/630_360_1672571799-176.jpeg" text:style-name="Internet_20_link" text:visited-style-name="Visited_20_Internet_20_Link">
630_360_16725...</text:a>
"]</text:p>
      <text:p text:style-name="P4">
Tags: ['Обстріл', 'Дрон', 'Охтирка', 'Війна з Росією', 'Єдині новини']</text:p>
      <text:p text:style-name="P4">
Type: Article</text:p>
      <!--METADATA-->
      <text:p text:style-name="P4">
<draw:frame draw:style-name="fr1" draw:name="Image159" text:anchor-type="as-char" svg:width="6.9236in" svg:height="3.948443in" draw:z-index="0">
<draw:image xlink:href="../Images/yкринформ/2023-05-17T19-03-00-03-00/630_360_1672571799-176.jpeg" xlink:type="simple" xlink:show="embed" xlink:actuate="onLoad" draw:mime-type="image/jpeg"/>
</draw:frame>
The invaders on Wednesday struck Dron-Kamikadze Shahd around the city of Okhtyrka, the consequences are specified.</text:p>
      <text:p text:style-name="P4">
This was reported by the head of Sumy OVA Volodymyr Artyukh on the air of the Teleterna "One News", Ukrinform correspondent reports.</text:p>
      <text:p text:style-name="P4">
"Literally 30 minutes ago, I was told: Okhtyrka was struck in the city" <text:a xlink:type="simple" xlink:href="https://www.ukrinform.ua/tag-dron" text:style-name="Internet_20_link" text:visited-style-name="Visited_20_Internet_20_Link">
</text:a>
”. Now the consequences are clarified by help, ”he said.</text:p>
      <text:p text:style-name="P4">
At the same time, Artyukh recalled that the border of Sumy region with a terrorist state is 560 km, and the Russians fireting the area from aviation, artillery, system-gun fire and more.</text:p>
      <text:p text:style-name="P4">
<text:span text:style-name="T4">
 Read also: </text:span>
 <text:a xlink:type="simple" xlink:href="https://www.ukrinform.ua/rubric-ato/3710043-rf-zapuskala-sahedi-z-branskoi-oblasti-ta-zi-shidnogo-uzberezza-azovskogo-mora-ignat.html" text:style-name="Internet_20_link" text:visited-style-name="Visited_20_Internet_20_Link">
<text:span text:style-name="T4">
 Shahd </text:span>
</text:a>
“Growth goes by the number of shelling. For a month - 439 shellings were. The last week is 110, and in this day - more than 20 shelling on the border in the result, ”the head of the Ova informed.</text:p>
      <text:p text:style-name="P4">
As it was reported, during the last month <text:a xlink:type="simple" xlink:href="https://www.ukrinform.ua/rubric-ato/3710445-vijska-rf-posilili-obstrili-harkivsini-cernigivsini-ta-sumsini.html" text:style-name="Internet_20_link" text:visited-style-name="Visited_20_Internet_20_Link">
</text:a>
Border Kharkiv, Chernihiv and Sumy regions.</text:p>
      <text:p text:style-name="P4">
_ Photo illustrative_</text:p>
      <text:p text:style-name="P4">
News Source: <text:a xlink:type="simple" xlink:href="https://www.ukrinform.ua/rubric-ato/3710610-rosiani-atakuvali-ohtirku-sahedom.html" text:style-name="Internet_20_link" text:visited-style-name="Visited_20_Internet_20_Link">
https://www.ukrinform.ua/rubric-ato/3710610-rosiani-atakuvali-ohtirku-sahedom.html</text:a>
</text:p>
      <!--NEWS-->
      <text:h text:style-name="P10" text:outline-level="1">
<text:span text:style-name="T4">
The Council of Europe calls for other countries to join the Agreement on the Register of Damage of Ukraine from Aggression of the Russian Federation</text:span>
</text:h>
      <text:p text:style-name="P4">
Authors: Ukrinform (Person)</text:p>
      <text:p text:style-name="P4">
Publisher: Укринформ (Organization)</text:p>
      <text:p text:style-name="P4">
Published Time: 2023-05-17T19:08:21+03:00</text:p>
      <text:p text:style-name="P4">
Modified Time: 2023-05-17T19:08:21+03:00</text:p>
      <text:p text:style-name="P4">
Description: The Heads of State and Government 46 of the Council of Europe have assured the continuation of Ukraine's support "as much as it will be needed", and supported the principles of the Ukrainian peace formula and declared the need for punishment of the Russian Federation for crime. - Ukrinform.</text:p>
      <text:p text:style-name="P4">
Images: ["<text:a xlink:type="simple" xlink:href="https://static.ukrinform.com/photos/2023_05/thumb_files/630_360_1684338301-687.jpg" text:style-name="Internet_20_link" text:visited-style-name="Visited_20_Internet_20_Link">
630_360_16843...</text:a>
"]</text:p>
      <text:p text:style-name="P4">
Tags: ['Україна', 'Рада Європи', 'Війна з Росією', 'Реєстр збитків']</text:p>
      <text:p text:style-name="P4">
Type: Article</text:p>
      <!--METADATA-->
      <text:p text:style-name="P4">
<draw:frame draw:style-name="fr1" draw:name="Image160" text:anchor-type="as-char" svg:width="6.9236in" svg:height="3.956343in" draw:z-index="0">
<draw:image xlink:href="../Images/yкринформ/2023-05-17T19-08-21-03-00/630_360_1684338301-687.jpg" xlink:type="simple" xlink:show="embed" xlink:actuate="onLoad" draw:mime-type="image/jpeg"/>
</draw:frame>
The heads of state and governments of 46 member countries of the Council of Europe have assured of continuing the support of Ukraine "as much as it will be needed", as well as supporting the Ukrainian formula of peace and declared the need for punishment of Russia's creation for the crime of aggression.</text:p>
      <text:p text:style-name="P4">
According to Ukrinform, this is stated in the final final document of the Council of Europe in Reykjavik.</text:p>
      <text:p text:style-name="P4">
"We express our full support to Ukraine and its people. We will be as much as we will need. Without attracting the guilty reference, there can be no stable peace, and we support the Fundamental and Sustainable Peace set out in the formula of the Presidentazeline peace," the declaration reads .</text:p>
      <text:p text:style-name="P4">
Against this background, the leaders of the Council of Europe emphasized the universal principle that "for genocide, crimes against humanity and war crimes, including sexual abuse, including rape, are not possible."</text:p>
      <text:p text:style-name="P4">
<text:span text:style-name="T4">
 Read also: </text:span>
 <text:a xlink:type="simple" xlink:href="https://www.ukrinform.ua/rubric-world/3710598-samit-radi-evropi-zaklikav-rosiu-vivesti-vijska-z-ukraini-moldovi-ta-gruzii.html" text:style-name="Internet_20_link" text:visited-style-name="Visited_20_Internet_20_Link">
<text:span text:style-name="T4">
 Summit </text:span>
</text:a>
They also reported the conclusion of the Agreement on the Register of Losses caused by the aggression of the Russian Federation against Ukraine, and invited all other states to join it.</text:p>
      <text:p text:style-name="P4">
"We acknowledge that the register is intended to become the first component of the future comprehensive compensation mechanism, and we express our readiness to work with the international community in the further development Federations to pay the losses caused by this aggressive, " - the document reads.</text:p>
      <text:p text:style-name="P4">
The Sumith of the Council of Europe also congratulated "international efforts aimed at the political and military leadership of the Russian Federation for its aggressive war against Ukraine, as well as the progress of the special tribunal to investigate the crime of aggression." It was established that the Council of Europe "should be involved, if necessary, in relevant consultations and negotiations and to provide a specific expert and technical support for this process."</text:p>
      <text:p text:style-name="P4">
In addition, the document contains a call to the Russian Federation immediately release all civilians, forcibly displaced or illegally deported to the territory of the Russian Federation or stopped areas, including children.Also, the leaders of the Head of State and Government, 46 of the Council of Europe, assured of supporting Ukraine's efforts, including by financing the Timiflement of the Council of Europe Action Plan for Ukraine "Stability, Reconstruction , including through the Council of Europe Development Bank(RE)".</text:p>
      <text:p text:style-name="P4">
<text:span text:style-name="T4">
 Read also: </text:span>
 <text:a xlink:type="simple" xlink:href="https://www.ukrinform.ua/rubric-polytics/3710382-na-samiti-radi-evropi-stvorili-reestr-zbitkiv-ukraini-vid-agresii-rf.html" text:style-name="Internet_20_link" text:visited-style-name="Visited_20_Internet_20_Link">
<text:span text:style-name="T4">
 Register </text:span>
</text:a>
As reported by Ukrinform, in the capital of Iceland, on May 16-17, a two-day head of state and governments of 46 member countries of the Council of Europe took place. One of the basic questions of the agenda was the creation of an international register of losses caused <text:a xlink:type="simple" xlink:href="https://www.ukrinform.ua/tag-russian-aggression" text:style-name="Internet_20_link" text:visited-style-name="Visited_20_Internet_20_Link">
</text:a>
.</text:p>
      <text:p text:style-name="P4">
According to the results of the meeting of the Head of State and Government of the Council of Europe, the Lyclarosis immediately and unconditionally withdraw all its troops from Ukraine, Georgia Tamoldov.</text:p>
      <text:p text:style-name="P4">
<text:span text:style-name="T5">
Foto: Facebook/Council of Europe</text:span>
</text:p>
      <text:p text:style-name="P4">
News Source: <text:a xlink:type="simple" xlink:href="https://www.ukrinform.ua/rubric-polytics/3710611-rada-evropi-zaklikae-insi-kraini-priednatisa-do-ugodi-pro-reestr-zbitkiv-ukraini-vid-agresii-rf.html" text:style-name="Internet_20_link" text:visited-style-name="Visited_20_Internet_20_Link">
https://www.ukrinform.ua/rubric-polytics/3710611-rada-evropi-zaklikae-insi-kraini-priednatisa-do-ugodi-pro-reestr-zbitkiv-ukraini-vid-agresii-rf.html</text:a>
</text:p>
      <!--NEWS-->
      <text:h text:style-name="P10" text:outline-level="1">
<text:span text:style-name="T4">
In Kiev presented a project about the righteous who rescued Jews during World War II</text:span>
</text:h>
      <text:p text:style-name="P4">
Authors: Ukrinform (Person)</text:p>
      <text:p text:style-name="P4">
Publisher: Укринформ (Organization)</text:p>
      <text:p text:style-name="P4">
Published Time: 2023-05-17T19:10:00+03:00</text:p>
      <text:p text:style-name="P4">
Modified Time: 2023-05-17T19:10:00+03:00</text:p>
      <text:p text:style-name="P4">
Description: On the Day of Remembrance of the Ukrainians, who rescued the Jews during the Second World War, the project "I would not be born if ...", where the children of righteous people tell about the feat of their parents. - Ukrinform.</text:p>
      <text:p text:style-name="P4">
Images: ["<text:a xlink:type="simple" xlink:href="https://static.ukrinform.com/photos/2023_05/thumb_files/630_360_1684339920-3569.jpeg" text:style-name="Internet_20_link" text:visited-style-name="Visited_20_Internet_20_Link">
630_360_16843...</text:a>
", "<text:a xlink:type="simple" xlink:href="https://static.ukrinform.com/photos/2023_05/thumb_files/630_360_1684339920-3263.jpeg" text:style-name="Internet_20_link" text:visited-style-name="Visited_20_Internet_20_Link">
630_360_16843...</text:a>
", "<text:a xlink:type="simple" xlink:href="https://static.ukrinform.com/photos/2023_05/thumb_files/630_360_1684339920-1216.jpeg" text:style-name="Internet_20_link" text:visited-style-name="Visited_20_Internet_20_Link">
630_360_16843...</text:a>
", "<text:a xlink:type="simple" xlink:href="https://static.ukrinform.com/photos/2023_05/thumb_files/630_360_1684339920-8863.jpeg" text:style-name="Internet_20_link" text:visited-style-name="Visited_20_Internet_20_Link">
630_360_16843...</text:a>
", "<text:a xlink:type="simple" xlink:href="https://static.ukrinform.com/photos/2023_05/thumb_files/630_360_1684339920-9806.jpeg" text:style-name="Internet_20_link" text:visited-style-name="Visited_20_Internet_20_Link">
630_360_16843...</text:a>
", "<text:a xlink:type="simple" xlink:href="https://static.ukrinform.com/photos/2023_05/thumb_files/630_360_1684339920-5695.jpeg" text:style-name="Internet_20_link" text:visited-style-name="Visited_20_Internet_20_Link">
630_360_16843...</text:a>
", "<text:a xlink:type="simple" xlink:href="https://static.ukrinform.com/photos/2023_05/thumb_files/630_360_1684339921-1997.jpeg" text:style-name="Internet_20_link" text:visited-style-name="Visited_20_Internet_20_Link">
630_360_16843...</text:a>
", "<text:a xlink:type="simple" xlink:href="https://static.ukrinform.com/photos/2023_05/thumb_files/630_360_1684339921-3961.jpeg" text:style-name="Internet_20_link" text:visited-style-name="Visited_20_Internet_20_Link">
630_360_16843...</text:a>
", "<text:a xlink:type="simple" xlink:href="https://static.ukrinform.com/photos/2023_05/thumb_files/630_360_1684339922-2770.jpeg" text:style-name="Internet_20_link" text:visited-style-name="Visited_20_Internet_20_Link">
630_360_16843...</text:a>
", "<text:a xlink:type="simple" xlink:href="https://static.ukrinform.com/photos/2023_05/thumb_files/630_360_1684339922-8867.jpeg" text:style-name="Internet_20_link" text:visited-style-name="Visited_20_Internet_20_Link">
630_360_16843...</text:a>
", "<text:a xlink:type="simple" xlink:href="https://static.ukrinform.com/photos/2023_05/thumb_files/630_360_1684339922-1874.jpeg" text:style-name="Internet_20_link" text:visited-style-name="Visited_20_Internet_20_Link">
630_360_16843...</text:a>
"]</text:p>
      <text:p text:style-name="P4">
Tags: ['Музей', 'Виставка', 'Праведники світу', 'Київ', 'Євреї']</text:p>
      <text:p text:style-name="P4">
Type: Article</text:p>
      <!--METADATA-->
      <text:p text:style-name="P4">
<draw:frame draw:style-name="fr1" draw:name="Image161" text:anchor-type="as-char" svg:width="6.9236in" svg:height="3.956343in" draw:z-index="0">
<draw:image xlink:href="../Images/yкринформ/2023-05-17T19-10-00-03-00/630_360_1684339920-3569.jpeg" xlink:type="simple" xlink:show="embed" xlink:actuate="onLoad" draw:mime-type="image/jpeg"/>
</draw:frame>
Until the Day of Memory of the Ukrainians who rescued the Jews during the Second World War, the Museum opened the project "I would not be born if ...", where the children of righteous tell about the feat of their parents.</text:p>
      <text:p text:style-name="P4">
This was reported by Ukrinform correspondent.</text:p>
      <text:p text:style-name="P4">
"Ukraine for the third year in a row celebrates the Day of Remembrance of Ukrainians who rescued the Yuvrei during the Second World War. This date falls on May 14. For the first time the opportunity to meet to remember all those who sacrifice themselves and their native land, giving on deadly danger, dangerous To assist the tights of occupied Europe, " - said the organizer of the exhibition Julialdenberg.</text:p>
      <text:p text:style-name="P4">
She also emphasized that the righteous is an international concept, and people of different nationalities who lived in the territory of Ukraine in the 1940s.</text:p>
      <text:p text:style-name="P4">
On <text:a xlink:type="simple" xlink:href="https://www.ukrinform.ua/tag-vistavka" text:style-name="Internet_20_link" text:visited-style-name="Visited_20_Internet_20_Link">
</text:a>
10 posters are presented, which depicted different scenes of human interaction during military everyday life. Subfederation Children of the Rescuers left the continuation of the phrase "I was not born ...". In particular, you can read: "I was not born if my grandfather-Ukrainian would not have my grandmother, my grandmother in Cherkasy region."</text:p>
      <text:p text:style-name="P4">
"Once we saved the Jewish lives, and now the whole world saves Ukrainian. And this historium will unfortunately be extended. When we say the slogan" Never again!" .The project is supplemented by short films, where the native people who rescue the heras express their own perception of the feat of parents, and tell how it affected their fate.</text:p>
      <text:p text:style-name="P4">
Visitors will be able to see 12 portraits of Ukrainians who hid Jews, including the photos of Georgy Kornelyuk, Yuri Zaichenko, Anna Zelinskaya, Valentina Sokolova, Leonid Rogalchuk, Nadiya Laznyuk, Sofia Yarova, Oxaniantypchuk. According to the organizer, there are 24 righteous in Kiev now, two more - went abroad.</text:p>
      <text:p text:style-name="P4">
<text:span text:style-name="T4">
 Read also: </text:span>
 <text:a xlink:type="simple" xlink:href="https://www.ukrinform.ua/rubric-culture/3710402-na-vistavciaukcioni-u-varsavi-predstavili-kartini-i-vijskovi-trofei-z-ukraini.html" text:style-name="Internet_20_link" text:visited-style-name="Visited_20_Internet_20_Link">
</text:a>
The event united the rescuers of Jews, their children, as well as respectable persons. In particular, the Deputy Head of MKIP Rostislav Karandeyev, deputies of the Casteine Council Irina Gerashchenko, Deputy Chairman of the KSCA Anna Starostenko, CEO of Directorate for Internal and Humanitarian Policy</text:p>
      <text:p text:style-name="P4">
"The history of the common existence of Ukrainians and Jews on this earth has continued and noble pages - white and black. But the history of salvation by Ukrainians of Jews during the Second World War - one of the brightest pages. People who save the Yuvrev during the Holocaust are true heroes of Ukraine," Brodsky.</text:p>
      <text:p text:style-name="P4">
At the same time, Bilash emphasized that the Ukrainian people, like no other, aware of the need of the Holocaust, as the genocide performed by the Communists also survived.</text:p>
      <text:p text:style-name="P4">
"And today we are courageously and adamant opposition to the genocide of Rashist, the intimidation of the European world," he said.</text:p>
      <text:p text:style-name="P4">
According to Poland's ambassador, such measures are clarified that even during the war, people who, risking their children and the lives of children, save those who, commemorates death.</text:p>
      <text:p text:style-name="P4">
"Evil and hatred do not release us from the personal responsibility of laid neighbors, brothers. On behalf of the Poland government, I bow my head to the pre -Ukrainian righteous and their families," he said.</text:p>
      <text:p text:style-name="P4">
The exhibition will last until May 21. Free entrance.</text:p>
      <text:p text:style-name="P4">
The project was implemented because the UBF "For You" with the support of the World Congress of Ukrainians(SKU)and the Ukrainian World Foundation(USF) (Canada), Organizational Support of VAAD of Ukraine.</text:p>
      <text:p text:style-name="P4">
<text:span text:style-name="T4">
 Read also: </text:span>
 <text:a xlink:type="simple" xlink:href="https://www.ukrinform.ua/rubric-polytics/3709089-metodi-nacistskogo-rezimu-totozni-zvirstvam-rosijskih-zagarbnikiv-mzs.html" text:style-name="Internet_20_link" text:visited-style-name="Visited_20_Internet_20_Link">
</text:a>
</text:p>
      <text:p text:style-name="P4">
The righteous people of the world are the honorary title awarded the state of Israelim, who during the Second World War saved Jews from the destruction, the pointrators of Europe occupied by the Nazis. According to the Memorial "Yad Vashem", the state of January 1, 2022, 2 691 citizens of Ukraine was awarded the title of Righteous Anarods of the World.</text:p>
      <text:p text:style-name="P4">
News Source: <text:a xlink:type="simple" xlink:href="https://www.ukrinform.ua/rubric-kyiv/3710616-u-kievi-prezentuvali-proekt-pro-pravednikiv-aki-ratuvali-evreiv-pid-cas-drugoi-svitovoi-vijni.html" text:style-name="Internet_20_link" text:visited-style-name="Visited_20_Internet_20_Link">
https://www.ukrinform.ua/rubric-kyiv/3710616-u-kievi-prezentuvali-proekt-pro-pravednikiv-aki-ratuvali-evreiv-pid-cas-drugoi-svitovoi-vijni.html</text:a>
</text:p>
      <!--NEWS-->
      <text:h text:style-name="P10" text:outline-level="1">
<text:span text:style-name="T4">
Seoul will appear in South Korea, Ukrainian -language audiohyde - Zelenskaya</text:span>
</text:h>
      <text:p text:style-name="P4">
Authors: Ukrinform (Person)</text:p>
      <text:p text:style-name="P4">
Publisher: Укринформ (Organization)</text:p>
      <text:p text:style-name="P4">
Published Time: 2023-05-17T19:15:00+03:00</text:p>
      <text:p text:style-name="P4">
Modified Time: 2023-05-17T19:15:00+03:00</text:p>
      <text:p text:style-name="P4">
Description: Ukraine and the capital of the Republic of Korea have signed a memorandum on the start of works on launching the first in the Republic of Korea of the Ukrainian-language audiohystium, which will work in the cultural and artistic complex "Sedzhon". - Ukrinform.</text:p>
      <text:p text:style-name="P4">
Images: ["<text:a xlink:type="simple" xlink:href="https://static.ukrinform.com/photos/2023_05/thumb_files/630_360_1684339759-421.jpg" text:style-name="Internet_20_link" text:visited-style-name="Visited_20_Internet_20_Link">
630_360_16843...</text:a>
", "<text:a xlink:type="simple" xlink:href="https://static.ukrinform.com/photos/2023_05/1684339665-540.jpeg" text:style-name="Internet_20_link" text:visited-style-name="Visited_20_Internet_20_Link">
1684339665-54...</text:a>
", "<text:a xlink:type="simple" xlink:href="https://static.ukrinform.com/photos/2023_05/1684339664-476.jpeg" text:style-name="Internet_20_link" text:visited-style-name="Visited_20_Internet_20_Link">
1684339664-47...</text:a>
"]</text:p>
      <text:p text:style-name="P4">
Tags: ['Корея', 'Україна', 'Олена Зеленська', 'Аудіогід']</text:p>
      <text:p text:style-name="P4">
Type: Article</text:p>
      <!--METADATA-->
      <text:p text:style-name="P4">
<draw:frame draw:style-name="fr1" draw:name="Image162" text:anchor-type="as-char" svg:width="6.9236in" svg:height="3.956343in" draw:z-index="0">
<draw:image xlink:href="../Images/yкринформ/2023-05-17T19-15-00-03-00/630_360_1684339759-421.jpg" xlink:type="simple" xlink:show="embed" xlink:actuate="onLoad" draw:mime-type="image/jpeg"/>
</draw:frame>
Ukraine of Tastolytsya of the Republic of Korea has signed a memorandum on the start of works on launching the Ukrainian-language audiohyde in the Republic of Korea of Korea, which will work with the Sedzhon Cultural and Artistic Complex.</text:p>
      <text:p text:style-name="P4">
This was reported by President's wife Olena Zelensk in <text:a xlink:type="simple" xlink:href="https://t.me/FirstLadyOfUkraine/3148" text:style-name="Internet_20_link" text:visited-style-name="Visited_20_Internet_20_Link">
</text:a>
, reports Ukrinform.</text:p>
      <text:p text:style-name="P4">
“It was a council today to visit the City Hall of Seul to sign a Memorandum of Ukraine in the Republic of Korea and the City Hall on the cooperation of cultural and artistic exchanges, in particular on the implementation of the Ukrainian -language audio guidance in the largest cultural and artist.</text:p>
      <text:p text:style-name="P4">
<draw:frame draw:style-name="fr1" draw:name="Image163" text:anchor-type="as-char" svg:width="6.9236in" svg:height="4.622144in" draw:z-index="0">
<draw:image xlink:href="../Images/yкринформ/2023-05-17T19-15-00-03-00/1684339665-540.jpeg" xlink:type="simple" xlink:show="embed" xlink:actuate="onLoad" draw:mime-type="image/jpeg"/>
</draw:frame>
According to her, this year, immediately after the renovation, the first respects of Korea Ukrainian -language audiohyde should appear.</text:p>
      <text:p text:style-name="P4">
<text:span text:style-name="T4">
 Read also: </text:span>
 <text:a xlink:type="simple" xlink:href="https://www.ukrinform.ua/rubric-polytics/3709879-zelenska-u-seuli-zustrilasa-iz-prezidentom-pivdennoi-korei.html" text:style-name="Internet_20_link" text:visited-style-name="Visited_20_Internet_20_Link">
<text:span text:style-name="T4">
 Korea </text:span>
</text:a>
Zelenskaya said that in Sedjon there are the largest theater in the country, the Seul's Opera, the Gallery of the Art Forum, the collective arts are presented.</text:p>
      <text:p text:style-name="P4">
"Here, in the Republic of Korea, they say that even little rain can soak clothes. So the discovery of our audiohyde will be the beginning of a great important partition for our cultures to get acquainted more deeply with each other," - President's Presaranuzhina.</text:p>
      <text:p text:style-name="P4">
<draw:frame draw:style-name="fr1" draw:name="Image164" text:anchor-type="as-char" svg:width="6.9236in" svg:height="4.615733in" draw:z-index="0">
<draw:image xlink:href="../Images/yкринформ/2023-05-17T19-15-00-03-00/1684339664-476.jpeg" xlink:type="simple" xlink:show="embed" xlink:actuate="onLoad" draw:mime-type="image/jpeg"/>
</draw:frame>
She also reminded that in the early 2000s, the support of the culture with a steady priority for the Republic of Korea and now the result is already visible when the Korean wave-music, cinema, subculture-impresses the whole world.</text:p>
      <text:p text:style-name="P4">
<text:span text:style-name="T4">
 Read also: </text:span>
 <text:a xlink:type="simple" xlink:href="https://www.ukrinform.ua/rubric-economy/3710271-ukraina-zalucit-do-8-milardiv-vid-korei-za-pilgovimi-umovami.html" text:style-name="Internet_20_link" text:visited-style-name="Visited_20_Internet_20_Link">
<text:span text:style-name="T4">
 Korea </text:span>
</text:a>
“I am sure that in the modern world, the geographical distance does not matter - we have a lot in common. After all, the most important thing is that the centrality of both of ours <text:a xlink:type="simple" xlink:href="https://www.ukrinform.ua/tag-kultura" text:style-name="Internet_20_link" text:visited-style-name="Visited_20_Internet_20_Link">
</text:a>
"Man and his right to freedom," Zelenska added.</text:p>
      <text:p text:style-name="P4">
Video: <text:a xlink:type="simple" xlink:href="https://t.me/FirstLadyOfUkraine/3157" text:style-name="Internet_20_link" text:visited-style-name="Visited_20_Internet_20_Link">
</text:a>
As it was reported, the first lady of Ukraine is on a visit to the Republic of Korea, where she participated in the conference "Asian leadership. Era of turbulence: the path of release and innovation".</text:p>
      <text:p text:style-name="P4">
<text:span text:style-name="T5">
Foto in the text: Elena Zelenskaya Telegram</text:span>
</text:p>
      <text:p text:style-name="P4">
News Source: <text:a xlink:type="simple" xlink:href="https://www.ukrinform.ua/rubric-culture/3710614-u-seuli-zavitsa-persij-u-pivdennij-korei-ukrainomovnij-audiogid-zelenska.html" text:style-name="Internet_20_link" text:visited-style-name="Visited_20_Internet_20_Link">
https://www.ukrinform.ua/rubric-culture/3710614-u-seuli-zavitsa-persij-u-pivdennij-korei-ukrainomovnij-audiogid-zelenska.html</text:a>
</text:p>
      <!--NEWS-->
      <text:h text:style-name="P10" text:outline-level="1">
<text:span text:style-name="T4">
For Bakhmut there are heavy battles, Marinka also remains at the epicenter of war</text:span>
</text:h>
      <text:p text:style-name="P4">
Authors: Ukrinform (Person)</text:p>
      <text:p text:style-name="P4">
Publisher: Укринформ (Organization)</text:p>
      <text:p text:style-name="P4">
Published Time: 2023-05-17T19:20:41+03:00</text:p>
      <text:p text:style-name="P4">
Modified Time: 2023-05-17T19:20:41+03:00</text:p>
      <text:p text:style-name="P4">
Description: During the day, 25 combat clashes took place in 4 directions. The army of the Russian Federation continues to concentrate the main efforts on the Liman, Bakhmut, Avdiiv and Mariinsky directions. - Ukrinform.</text:p>
      <text:p text:style-name="P4">
Images: ["<text:a xlink:type="simple" xlink:href="https://static.ukrinform.com/photos/2023_04/thumb_files/630_360_1682412643-256.png" text:style-name="Internet_20_link" text:visited-style-name="Visited_20_Internet_20_Link">
630_360_16824...</text:a>
"]</text:p>
      <text:p text:style-name="P4">
Tags: ['Генштаб', 'Обстріл', 'Війна з Росією']</text:p>
      <text:p text:style-name="P4">
Type: Article</text:p>
      <!--METADATA-->
      <text:p text:style-name="P4">
<draw:frame draw:style-name="fr1" draw:name="Image165" text:anchor-type="as-char" svg:width="6.9236in" svg:height="3.956343in" draw:z-index="0">
<draw:image xlink:href="../Images/yкринформ/2023-05-17T19-20-41-03-00/630_360_1682412643-256.png" xlink:type="simple" xlink:show="embed" xlink:actuate="onLoad" draw:mime-type="image/png"/>
</draw:frame>
There were 25 combat clashes in 4 directions. The army of the Russian Federation continues to take the main efforts in the Liman, Bakhmut, Avdiivsky Tamarin directions.</text:p>
      <text:p text:style-name="P4">
This is stated in the summary <text:a xlink:type="simple" xlink:href="https://www.facebook.com/GeneralStaff.ua/posts/pfbid02bGtHQmdAvJy2DqSaMYU7GRC2sLWzA4f9HDVaN6eC8Pcw4iPsUM99GM327Wqqpjafl" text:style-name="Internet_20_link" text:visited-style-name="Visited_20_Internet_20_Link">
</text:a>
, reports Ukrinform.</text:p>
      <text:p text:style-name="P4">
Bakhmut and Marinka remain at the epicenter of the fighting.</text:p>
      <text:p text:style-name="P4">
<text:span text:style-name="T4">
 In the Bakhmut direction </text:span>
 The enemy continues to take offensive actions. There is a weighted battle for Bakhmut. In addition, during the day the Russians conducted unsuccessful successive actions in the direction of the settlement of Ivanivske. Airborne shoes in the areas of Bakhmut, Kurdyumivka were inflicted. From hostile <text:a xlink:type="simple" xlink:href="https://www.ukrinform.ua/tag-obstril" text:style-name="Internet_20_link" text:visited-style-name="Visited_20_Internet_20_Link">
</text:a>
Vasyukivka, Zaliznyanske, Orikhovo-Vasylivka, Novomarka, Grigorivka, Bogdanivka, Bakhmut, Ivanivske, Yar, predict, White Mountain, North, Shuma of Donetsk region were injured.</text:p>
      <text:p text:style-name="P4">
<text:span text:style-name="T4">
 In the Avdeevsky direction </text:span>
 during the day the enemy did not conduct.</text:p>
      <text:p text:style-name="P4">
<text:span text:style-name="T4">
 In the Mariinsky direction </text:span>
 Defense units reflected numerous attacks in the area of Marinka. At the same time, the enemy caused the Aviation Cap on Krasnogorivka and fired at the settlements of Marinka, Paraskovka and Novomikhailivka of Donetsk region.</text:p>
      <text:p text:style-name="P4">
<text:span text:style-name="T4">
 Read also: </text:span>
 <text:a xlink:type="simple" xlink:href="https://www.ukrinform.ua/rubric-ato/3710517-v-avdiivci-zalisaetsa-ponad-tisaca-civilnih-sili-oboroni.html" text:style-name="Internet_20_link" text:visited-style-name="Visited_20_Internet_20_Link">
</text:a>
<text:span text:style-name="T4">
 In the mineral direction </text:span>
 during the day the enemy did not conduct.</text:p>
      <text:p text:style-name="P4">
<text:span text:style-name="T4">
 In Volyn and Polissya directions </text:span>
 - without much change, the Gensity reports.</text:p>
      <text:p text:style-name="P4">
<text:span text:style-name="T4">
 In the Siversky and Slobozhansky directions </text:span>
 the enemy carried out mortar shelters of settlements Visayevka of Chernihiv region; Novovasylivka, Komarivka, Volfina of Sumy region, as well as Guriev Kozachok, Uda, Okip, Budyan, Gatish, Gatan, Gathan, Ustinovka Isarubinka in Kharkiv region.</text:p>
      <text:p text:style-name="P4">
<text:span text:style-name="T4">
 Read also: </text:span>
 <text:a xlink:type="simple" xlink:href="https://www.ukrinform.ua/rubric-ato/3710445-vijska-rf-posilili-obstrili-harkivsini-cernigivsini-ta-sumsini.html" text:style-name="Internet_20_link" text:visited-style-name="Visited_20_Internet_20_Link">
</text:a>
</text:p>
      <text:p text:style-name="P4">
<text:span text:style-name="T4">
 In the Lyman direction </text:span>
 During the day the enemy was able to act in the Raveninevsky Luhansk region. He struck aviation in the areas of Bigorivka, Verkhnomansky and Merry. Makeevka, Nevskoye, Bigorivka of Luhansk region and Torke, Dibrova, Verkhnamyansk and disputed Donetsk region were suffered by artillery shelling.</text:p>
      <text:p text:style-name="P4">
<text:span text:style-name="T4">
 In the Zaporizhzhya and Kherson directions </text:span>
 the enemy continues the Valioron actions. He struck the aviation strike on the settlement of Novopol of Donetsk region and a small Tokmachka in Zaporozhye. However, the Russians fired at 20 settlements. Among them - Vremivka, Novosilka, Green Field, Novopol of Donetsk region; Olgivske, Gulyaipole, Railway, small Tokmachka, Shcherbaki, Steppe and Kamyanskoye of Zaporizhzhya region; Gold Beam, Kachkarivka, Red Lighthouse, Zniivka, Berislav, Tyaginka, Antonivka, Dniprovske, Kizomis, wide beam of Kherson region and the city of Kherson.</text:p>
      <text:p text:style-name="P4">
<text:span text:style-name="T4">
 Read also: </text:span>
 <text:a xlink:type="simple" xlink:href="https://www.ukrinform.ua/rubric-ato/3710610-rosiani-atakuvali-ohtirku-sahedom.html" text:style-name="Internet_20_link" text:visited-style-name="Visited_20_Internet_20_Link">
</text:a>
Aviation of defense forces per day made 14 beats in the areas of concentration of personal staff and military equipment of the enemy, of which 5 were the anti -aircraft missile complexes of the invaders. In addition, during this day, our defenders have closed 2 reconnaissance UAVs of the type "Orlan-10".</text:p>
      <text:p text:style-name="P4">
The departments of rocket troops and artillery were struck by 1 point of management, 6 districts of live force, 2 warehouses of ammunition, 2 warehouses of fuel and lubricants, 1 artillery unit in a firing position, 2 means of proto-protracted defense and 2 more important hostile goals.</text:p>
      <text:p text:style-name="P4">
During the day, the enemy struck 5 rocket strokes in Bakhmut and Kherson by C-300 SPR. In addition, he made 32 aircraft strikes and made more than 40 shelling of rocket launchers on the positions of our Wavorsk and settlements. Unfortunately, there are killed and injured among peacekeepers, private dwellings were damaged, and another civilian and administrative infrastructure is damaged.</text:p>
      <text:p text:style-name="P4">
The likelihood of rocket and aviation strikes throughout Ukraine is high, because the enemy continues to apply terror tactics.</text:p>
      <text:p text:style-name="P4">
<text:span text:style-name="T5">
Foto: Liber Constantine</text:span>
</text:p>
      <text:p text:style-name="P4">
News Source: <text:a xlink:type="simple" xlink:href="https://www.ukrinform.ua/rubric-ato/3710615-za-bahmut-idut-vazki-boi-marinka-takoz-zalisaetsa-v-epicentri-vijni.html" text:style-name="Internet_20_link" text:visited-style-name="Visited_20_Internet_20_Link">
https://www.ukrinform.ua/rubric-ato/3710615-za-bahmut-idut-vazki-boi-marinka-takoz-zalisaetsa-v-epicentri-vijni.html</text:a>
</text:p>
      <!--NEWS-->
      <text:h text:style-name="P10" text:outline-level="1">
<text:span text:style-name="T4">
There are 47 local language programs operating in Ukraine - flint</text:span>
</text:h>
      <text:p text:style-name="P4">
Authors: Ukrinform (Person)</text:p>
      <text:p text:style-name="P4">
Publisher: Укринформ (Organization)</text:p>
      <text:p text:style-name="P4">
Published Time: 2023-05-17T19:25:00+03:00</text:p>
      <text:p text:style-name="P4">
Modified Time: 2023-05-17T19:25:00+03:00</text:p>
      <text:p text:style-name="P4">
Description: There are 47 local Ukrainian language development programs in Ukraine today. - Ukrinform.</text:p>
      <text:p text:style-name="P4">
Images: ["<text:a xlink:type="simple" xlink:href="https://static.ukrinform.com/photos/2023_05/thumb_files/630_360_1683205688-107.jpg" text:style-name="Internet_20_link" text:visited-style-name="Visited_20_Internet_20_Link">
630_360_16832...</text:a>
"]</text:p>
      <text:p text:style-name="P4">
Tags: ['Освіта', 'Українська мова', 'Кремінь']</text:p>
      <text:p text:style-name="P4">
Type: Article</text:p>
      <!--METADATA-->
      <text:p text:style-name="P4">
<draw:frame draw:style-name="fr1" draw:name="Image166" text:anchor-type="as-char" svg:width="6.9236in" svg:height="3.956343in" draw:z-index="0">
<draw:image xlink:href="../Images/yкринформ/2023-05-17T19-25-00-03-00/630_360_1683205688-107.jpg" xlink:type="simple" xlink:show="embed" xlink:actuate="onLoad" draw:mime-type="image/jpeg"/>
</draw:frame>
Ukraine has 47 local Ukrainian language development programs today.</text:p>
      <text:p text:style-name="P4">
About it reports <text:a xlink:type="simple" xlink:href="https://mova-ombudsman.gov.ua/news/v-ukraini-funktsionuie-47-mistsevykh-movnykh-prohram-taras-kremin" text:style-name="Internet_20_link" text:visited-style-name="Visited_20_Internet_20_Link">
</text:a>
The Commissioner for the Defense of the State Language, Ukrinform reports.</text:p>
      <text:p text:style-name="P4">
“47 regional language programs have already been approved and operated in Ukraine, including 17 regional language programs. Most of them were developed and adopted after February 24, 2022, ”said Taras Kremin's protection commissioner during the Verse -Ukrainian Scientific and Practical Conference“ Language and War ”.</text:p>
      <text:p text:style-name="P4">
According to him, due to the fact that the State Program for Promoving Operation has not yet been adopted <text:a xlink:type="simple" xlink:href="https://www.ukrinform.ua/tag-ukrainska-mova" text:style-name="Internet_20_link" text:visited-style-name="Visited_20_Internet_20_Link">
</text:a>
, local governments and local communities are now playing a leading role in the affirmation in all spheres of public life.</text:p>
      <text:p text:style-name="P4">
<text:span text:style-name="T4">
 Read also: </text:span>
 <text:a xlink:type="simple" xlink:href="https://www.ukrinform.ua/rubric-society/3707372-programi-rozvitku-ukrainskoi-movi-maut-buti-na-vsih-deokupovanih-teritoriah-kremin.html" text:style-name="Internet_20_link" text:visited-style-name="Visited_20_Internet_20_Link">
<text:span text:style-name="T4">
 Programs </text:span>
 <text:span text:style-name="T4">
 Development </text:span>
 <text:span text:style-name="T4">
 Ukrainian </text:span>
 <text:span text:style-name="T4">
 </text:span>
 languages <text:span text:style-name="T4">
<text:span text:style-name="T5">
* have </text:span>
* </text:span>
 <text:span text:style-name="T4">
 be </text:span>
 <text:span text:style-name="T4">
 </text:span>
 all <text:span text:style-name="T4">
 </text:span>
 deoccouped <text:span text:style-name="T4">
 </text:span>
 <text:span text:style-name="T4">
 </text:span>
 <text:span text:style-name="T4">
 territories </text:span>
 <text:span text:style-name="T4">
 flint </text:span>
</text:a>
He also reminded that there are already more than 500 free sites in Ukraine to study and improve the Ukrainian language.</text:p>
      <text:p text:style-name="P4">
As reported by Ukrinform, last year <text:a xlink:type="simple" xlink:href="https://www.ukrinform.ua/rubric-society/3704768-torik-kremin-otrimav-ponad-2-800-zvernen-sodo-porusen-movnogo-zakonu.html" text:style-name="Internet_20_link" text:visited-style-name="Visited_20_Internet_20_Link">
</text:a>
, 1 112 of which concerned the service and provision of information about goods and services.</text:p>
      <text:p text:style-name="P4">
News Source: <text:a xlink:type="simple" xlink:href="https://www.ukrinform.ua/rubric-society/3710618-v-ukraini-funkcionue-47-miscevih-movnih-program-kremin.html" text:style-name="Internet_20_link" text:visited-style-name="Visited_20_Internet_20_Link">
https://www.ukrinform.ua/rubric-society/3710618-v-ukraini-funkcionue-47-miscevih-movnih-program-kremin.html</text:a>
</text:p>
      <!--NEWS-->
      <text:h text:style-name="P10" text:outline-level="1">
<text:span text:style-name="T4">
In Crimea on the eve of the Victims of the Genocide Day, the occupiers send warnings to the Crimean Tatars</text:span>
</text:h>
      <text:p text:style-name="P4">
Authors: Ukrinform (Person)</text:p>
      <text:p text:style-name="P4">
Publisher: Укринформ (Organization)</text:p>
      <text:p text:style-name="P4">
Published Time: 2023-05-17T19:31:07+03:00</text:p>
      <text:p text:style-name="P4">
Modified Time: 2023-05-17T19:31:07+03:00</text:p>
      <text:p text:style-name="P4">
Description: In the occupied Crimea, Russian security forces are sent as a warning about the "inadmissibility of violation of the law" during the mass fees on the day of the victims of the genocide of the Crimean Tatar people. - Ukrinform.</text:p>
      <text:p text:style-name="P4">
Images: ["<text:a xlink:type="simple" xlink:href="https://static.ukrinform.com/photos/2022_03/thumb_files/630_360_1648030357-277.jpg" text:style-name="Internet_20_link" text:visited-style-name="Visited_20_Internet_20_Link">
630_360_16480...</text:a>
"]</text:p>
      <text:p text:style-name="P4">
Tags: ['Депортація', 'Кримські татари', 'Окупація Криму']</text:p>
      <text:p text:style-name="P4">
Type: Article</text:p>
      <!--METADATA-->
      <text:p text:style-name="P4">
<draw:frame draw:style-name="fr1" draw:name="Image167" text:anchor-type="as-char" svg:width="6.9236in" svg:height="3.956343in" draw:z-index="0">
<draw:image xlink:href="../Images/yкринформ/2023-05-17T19-31-07-03-00/630_360_1648030357-277.jpg" xlink:type="simple" xlink:show="embed" xlink:actuate="onLoad" draw:mime-type="image/jpeg"/>
</draw:frame>
Russian security forces are sent to the Vokupovan Crimea as a warning about the "inadmissibility of violation of the law" during the mass gathering on the day of memory of the Genocide of the Crimean Tatar people.</text:p>
      <text:p text:style-name="P4">
According to Ukrinform, the Public Association "Crimeancasolydarity" in [] reports it(https://www.facebook.com/crimeansolidarity/?locale=ru_RU)<text:a xlink:type="simple" xlink:href="https://www.radiosvoboda.org/a/news-krym-poperedzehhia/32415891.html" text:style-name="Internet_20_link" text:visited-style-name="Visited_20_Internet_20_Link">
 </text:a>
It is noted that during the day employees of the Crimean FSB and police visited public defenders and activists.</text:p>
      <text:p text:style-name="P4">
In particular, such warnings were read by Kazim Ametov's exponential, activistuzkender Jalyalov, coordinator of the Crimean Solidarity Coordinator.</text:p>
      <text:p text:style-name="P4">
"Activists consider these actions as a pressure and another attempt to intimidate the Crimean Tatar people on the eve of May 18," the statement said.</text:p>
      <text:p text:style-name="P4">
<text:span text:style-name="T4">
 Read also: </text:span>
 <text:a xlink:type="simple" xlink:href="https://www.ukrinform.ua/rubric-crimea/3710084-mustafa-dzemilev-lider-krimskotatarskogo-narodu-narodnij-deputat-ukraini.html" text:style-name="Internet_20_link" text:visited-style-name="Visited_20_Internet_20_Link">
</text:a>
Sight-Osman Karakiyev, a Personic Sayt-Osman, also announced a visit home.</text:p>
      <text:p text:style-name="P4">
"The active position attracts attention, I think that this regular visit is connected with the same," he commented.</text:p>
      <text:p text:style-name="P4">
As it was reported, on May 18 marks 79 years since the deportation of the Crimean Tatars of the Crimean Tatars <text:a xlink:type="simple" xlink:href="https://www.ukrinform.ua/tag-krim" text:style-name="Internet_20_link" text:visited-style-name="Visited_20_Internet_20_Link">
</text:a>
.</text:p>
      <text:p text:style-name="P4">
<text:span text:style-name="T4">
 Read also: </text:span>
 <text:a xlink:type="simple" xlink:href="https://www.ukrinform.ua/rubric-crimea/3710461-sud-v-rf-ogolosiv-viroki-trom-figurantam-spravi-hizbuttahrir-vid-12-do-17-rokiv-turmi.html" text:style-name="Internet_20_link" text:visited-style-name="Visited_20_Internet_20_Link">
</text:a>
According to the resolution of the Verkhovna Rada of Ukraine, the day of May 18 was declared the day of the genocide of the Crimean Tatar people.</text:p>
      <text:p text:style-name="P4">
On May 18, there are mourning measures in Ukraine to commemorate the victim of the Crimean Tatar people from Crimea.</text:p>
      <text:p text:style-name="P4">
News Source: <text:a xlink:type="simple" xlink:href="https://www.ukrinform.ua/rubric-crimea/3710620-u-krimu-naperedodni-dna-pamati-zertv-genocidu-okupanti-rozsilaut-poperedzenna-krimskim-tataram.html" text:style-name="Internet_20_link" text:visited-style-name="Visited_20_Internet_20_Link">
https://www.ukrinform.ua/rubric-crimea/3710620-u-krimu-naperedodni-dna-pamati-zertv-genocidu-okupanti-rozsilaut-poperedzenna-krimskim-tataram.html</text:a>
</text:p>
      <!--NEWS-->
      <text:h text:style-name="P10" text:outline-level="1">
<text:span text:style-name="T4">
Japan will accept for the treatment of wounded Ukrainian military - kyodo</text:span>
</text:h>
      <text:p text:style-name="P4">
Authors: Ukrinform (Person)</text:p>
      <text:p text:style-name="P4">
Publisher: Укринформ (Organization)</text:p>
      <text:p text:style-name="P4">
Published Time: 2023-05-17T19:35:00+03:00</text:p>
      <text:p text:style-name="P4">
Modified Time: 2023-05-17T19:35:00+03:00</text:p>
      <text:p text:style-name="P4">
Description: Japan will accept for the treatment of wounded Ukrainian military in the framework of efforts to support Ukraine and its fight against the invasion of Russia. - Ukrinform.</text:p>
      <text:p text:style-name="P4">
Images: ["<text:a xlink:type="simple" xlink:href="https://static.ukrinform.com/photos/2023_05/thumb_files/630_360_1684341130-479.png" text:style-name="Internet_20_link" text:visited-style-name="Visited_20_Internet_20_Link">
630_360_16843...</text:a>
"]</text:p>
      <text:p text:style-name="P4">
Tags: ['Японія', 'Україна', 'Лікування за кордоном', 'Військові', 'Медична допомога']</text:p>
      <text:p text:style-name="P4">
Type: Article</text:p>
      <!--METADATA-->
      <text:p text:style-name="P4">
<draw:frame draw:style-name="fr1" draw:name="Image168" text:anchor-type="as-char" svg:width="6.9236in" svg:height="3.956343in" draw:z-index="0">
<draw:image xlink:href="../Images/yкринформ/2023-05-17T19-35-00-03-00/630_360_1684341130-479.png" xlink:type="simple" xlink:show="embed" xlink:actuate="onLoad" draw:mime-type="image/png"/>
</draw:frame>
Japan will have received for the treatment of wounded Ukrainian military in the framework of efforts to support Ukraine and its fight against the invasion of Russia.</text:p>
      <text:p text:style-name="P4">
About it reports <text:a xlink:type="simple" xlink:href="https://english.kyodonews.net/news/2023/05/43991dab3e0d-japan-to-accept-wounded-ukrainian-soldiers-for-treatment.html" text:style-name="Internet_20_link" text:visited-style-name="Visited_20_Internet_20_Link">
</text:a>
With reference to sources, Ukrinform reports.</text:p>
      <text:p text:style-name="P4">
According to knowledgeable sources, several Ukrainian military will be accepted by a central hospital of self -defense forces in Tokyo to provide <text:a xlink:type="simple" xlink:href="https://www.ukrinform.ua/tag-medicna-dopomoga" text:style-name="Internet_20_link" text:visited-style-name="Visited_20_Internet_20_Link">
</text:a>
and physiotherapy of the viability month.</text:p>
      <text:p text:style-name="P4">
It is noted that the Government of Japan seeks to demonstrate a stronger commitment before the start of the Great Seven summit, which will begin on May 19. The source in the Japanese government reported that the plan of adoption of wounded military response to Ukraine's request.</text:p>
      <text:p text:style-name="P4">
The plan of Japan on the treatment of wounded military may be discussed during the Superior Defense Minister of Jasukadza Hamada with Ambassador of Ukraine to Japan Sergihim Krasunsky on Thursday, the agency writes.</text:p>
      <text:p text:style-name="P4">
<text:span text:style-name="T4">
 Read also: </text:span>
 <text:a xlink:type="simple" xlink:href="https://www.ukrinform.ua/rubric-ato/3705785-vijskovi-pisla-povernenna-z-polonu-mozut-prohoditi-likuvanna-ta-reabilitaciu-za-kordonom.html" text:style-name="Internet_20_link" text:visited-style-name="Visited_20_Internet_20_Link">
<text:span text:style-name="T4">
 Treatment </text:span>
</text:a>
As reported by Ukrinform, in April the Ministry of Restoration and the Japanese Agency of International Cooperation(JICA) <text:a xlink:type="simple" xlink:href="https://www.ukrinform.ua/rubric-vidbudova/3696065-ukraina-ta-aponia-pidpisali-grantovu-ugodu-pro-vidilenna-400-miljoniv-na-vidbudovu.html" text:style-name="Internet_20_link" text:visited-style-name="Visited_20_Internet_20_Link">
</text:a>
. The funds will be aimed at restoring the critical infrastructure of Ukraine damaged by the result of the war.</text:p>
      <text:p text:style-name="P4">
Since the beginning of this year, Ukraine and Japan have already agreed to allocate more than $ 600 million for the need to renew the state.</text:p>
      <text:p text:style-name="P4">
News Source: <text:a xlink:type="simple" xlink:href="https://www.ukrinform.ua/rubric-society/3710621-aponia-prijme-na-likuvanna-poranenih-ukrainskih-vijskovih-kyodo.html" text:style-name="Internet_20_link" text:visited-style-name="Visited_20_Internet_20_Link">
https://www.ukrinform.ua/rubric-society/3710621-aponia-prijme-na-likuvanna-poranenih-ukrainskih-vijskovih-kyodo.html</text:a>
</text:p>
      <!--NEWS-->
      <text:h text:style-name="P10" text:outline-level="1">
<text:span text:style-name="T4">
An exhibition of urban clothing in the early twentieth century opened in Vinnitsa</text:span>
</text:h>
      <text:p text:style-name="P4">
Authors: Ukrinform (Person)</text:p>
      <text:p text:style-name="P4">
Publisher: Укринформ (Organization)</text:p>
      <text:p text:style-name="P4">
Published Time: 2023-05-17T19:39:00+03:00</text:p>
      <text:p text:style-name="P4">
Modified Time: 2023-05-17T19:39:00+03:00</text:p>
      <text:p text:style-name="P4">
Description: On May 17, the Vinnytsia Regional Museum opened the exhibition "Clothing of Vinnytsia in the early twentieth century", which presents antique models of women's outfit. - Ukrinform.</text:p>
      <text:p text:style-name="P4">
Images: ["<text:a xlink:type="simple" xlink:href="https://static.ukrinform.com/photos/2023_05/thumb_files/630_360_1684341372-7017.jpeg" text:style-name="Internet_20_link" text:visited-style-name="Visited_20_Internet_20_Link">
630_360_16843...</text:a>
", "<text:a xlink:type="simple" xlink:href="https://static.ukrinform.com/photos/2023_05/thumb_files/630_360_1684341371-9465.jpeg" text:style-name="Internet_20_link" text:visited-style-name="Visited_20_Internet_20_Link">
630_360_16843...</text:a>
", "<text:a xlink:type="simple" xlink:href="https://static.ukrinform.com/photos/2023_05/thumb_files/630_360_1684341371-8567.jpeg" text:style-name="Internet_20_link" text:visited-style-name="Visited_20_Internet_20_Link">
630_360_16843...</text:a>
", "<text:a xlink:type="simple" xlink:href="https://static.ukrinform.com/photos/2023_05/thumb_files/630_360_1684341371-7353.jpeg" text:style-name="Internet_20_link" text:visited-style-name="Visited_20_Internet_20_Link">
630_360_16843...</text:a>
", "<text:a xlink:type="simple" xlink:href="https://static.ukrinform.com/photos/2023_05/thumb_files/630_360_1684341371-9988.jpeg" text:style-name="Internet_20_link" text:visited-style-name="Visited_20_Internet_20_Link">
630_360_16843...</text:a>
", "<text:a xlink:type="simple" xlink:href="https://static.ukrinform.com/photos/2023_05/thumb_files/630_360_1684341371-6381.jpeg" text:style-name="Internet_20_link" text:visited-style-name="Visited_20_Internet_20_Link">
630_360_16843...</text:a>
", "<text:a xlink:type="simple" xlink:href="https://static.ukrinform.com/photos/2023_05/thumb_files/630_360_1684341371-2288.jpeg" text:style-name="Internet_20_link" text:visited-style-name="Visited_20_Internet_20_Link">
630_360_16843...</text:a>
", "<text:a xlink:type="simple" xlink:href="https://static.ukrinform.com/photos/2023_05/thumb_files/630_360_1684341372-2520.jpeg" text:style-name="Internet_20_link" text:visited-style-name="Visited_20_Internet_20_Link">
630_360_16843...</text:a>
", "<text:a xlink:type="simple" xlink:href="https://static.ukrinform.com/photos/2023_05/thumb_files/630_360_1684341372-2792.jpeg" text:style-name="Internet_20_link" text:visited-style-name="Visited_20_Internet_20_Link">
630_360_16843...</text:a>
", "<text:a xlink:type="simple" xlink:href="https://static.ukrinform.com/photos/2023_05/thumb_files/630_360_1684341372-8958.jpeg" text:style-name="Internet_20_link" text:visited-style-name="Visited_20_Internet_20_Link">
630_360_16843...</text:a>
"]</text:p>
      <text:p text:style-name="P4">
Tags: ['Історія', 'Одяг', 'Вінниця', 'Виставка']</text:p>
      <text:p text:style-name="P4">
Type: Article</text:p>
      <!--METADATA-->
      <text:p text:style-name="P4">
<draw:frame draw:style-name="fr1" draw:name="Image169" text:anchor-type="as-char" svg:width="6.9236in" svg:height="3.956343in" draw:z-index="0">
<draw:image xlink:href="../Images/yкринформ/2023-05-17T19-39-00-03-00/630_360_1684341372-7017.jpeg" xlink:type="simple" xlink:show="embed" xlink:actuate="onLoad" draw:mime-type="image/jpeg"/>
</draw:frame>
On May 17, the exhibition "Clothing of the early twentieth century" was opened on May 17, which presents antique patterns of women's elaboration on May 17.</text:p>
      <text:p text:style-name="P4">
The Vinnytsia Regional Museum of Local History has informed about it in <text:a xlink:type="simple" xlink:href="https://www.facebook.com/events/775661367518743" text:style-name="Internet_20_link" text:visited-style-name="Visited_20_Internet_20_Link">
</text:a>
, reports Ukrinform.</text:p>
      <text:p text:style-name="P4">
“In the exhibition halls of the Vinnytsia Regional Museum, dedicated to the ethnography of the Immista Eastern Podillya, the opening will take place <text:a xlink:type="simple" xlink:href="https://www.ukrinform.ua/tag-vistavka" text:style-name="Internet_20_link" text:visited-style-name="Visited_20_Internet_20_Link">
</text:a>
From the collection of Mila Povorozniuk "Clothing of the early twentieth century", which presents antique patterns of women's elaboration and 60 photos of Ukrainians more than a century ago ", - the testimony reads.</text:p>
      <text:p text:style-name="P4">
It is noted that in total, 20 copies of more than a century ago are presented in the exposition. The collection can be divided into clothing from chests and masks.Folk clothes(From the chest)- more established in cut and decor, although each collection embroidered shirts have its original features. They are supplemented with the characteristic elements of the museum's ethnographic collection. Clothing is locally on a model of European fashion of the appropriate time. These are items of coatings or home sewing with magazines and wardrobes of more neighboring neighbors.</text:p>
      <text:p text:style-name="P4">
<text:span text:style-name="T4">
 Read also: </text:span>
 <text:a xlink:type="simple" xlink:href="https://www.ukrinform.ua/rubric-culture/3710511-u-kolomijskomu-muzei-pokazali-odag-bukovinciv-1920-stolit.html" text:style-name="Internet_20_link" text:visited-style-name="Visited_20_Internet_20_Link">
</text:a>
The historical atmosphere at the exhibition is provided by the interior created by the collection of furniture, household items and women's accessories from the collection of the Vinnytsia Regional Museum.</text:p>
      <text:p text:style-name="P4">
Collector Mila Povorozniuk, who gave exhibits from her own collection, is a blogger on the history of fashion and the feminist movement, the reconstructor and the promoter of the aesthetics of the costume of past times. It is in ancient clothing on the streets of the city, which made it known in Vinnitsa and beyond.</text:p>
      <text:p text:style-name="P4">
As reported, <text:a xlink:type="simple" xlink:href="https://www.ukrinform.ua/rubric-culture/3710088-u-mikolaevi-vidkrili-vistavku-vidomoi-visivalnici-u-ramkah-ciklu-beregini-ukraini.html" text:style-name="Internet_20_link" text:visited-style-name="Visited_20_Internet_20_Link">
</text:a>
</text:p>
      <text:p text:style-name="P4">
News Source: <text:a xlink:type="simple" xlink:href="https://www.ukrinform.ua/rubric-regions/3710622-u-vinnici-vidkrilasa-vistavka-miskogo-odagu-pocatku-hh-stolitta.html" text:style-name="Internet_20_link" text:visited-style-name="Visited_20_Internet_20_Link">
https://www.ukrinform.ua/rubric-regions/3710622-u-vinnici-vidkrilasa-vistavka-miskogo-odagu-pocatku-hh-stolitta.html</text:a>
</text:p>
      <!--NEWS-->
      <text:h text:style-name="P10" text:outline-level="1">
<text:span text:style-name="T4">
The Czech Republic has canceled the decrees for free provision of land to the Embassy of the Russian Federation</text:span>
</text:h>
      <text:p text:style-name="P4">
Authors: Ukrinform (Person)</text:p>
      <text:p text:style-name="P4">
Publisher: Укринформ (Organization)</text:p>
      <text:p text:style-name="P4">
Published Time: 2023-05-17T19:44:00+03:00</text:p>
      <text:p text:style-name="P4">
Modified Time: 2023-05-17T19:44:00+03:00</text:p>
      <text:p text:style-name="P4">
Description: On Wednesday, the Czech government abolished a number of decrees of Soviet era, which gave the Russian embassy the right of free use of real estate for diplomatic purposes in Prague and other cities. - Ukrinform.</text:p>
      <text:p text:style-name="P4">
Images: ["<text:a xlink:type="simple" xlink:href="https://static.ukrinform.com/photos/2023_05/thumb_files/630_360_1684342331-423.jpg" text:style-name="Internet_20_link" text:visited-style-name="Visited_20_Internet_20_Link">
630_360_16843...</text:a>
"]</text:p>
      <text:p text:style-name="P4">
Tags: ['Чехія', 'Посольство', 'Земля', 'Росія']</text:p>
      <text:p text:style-name="P4">
Type: Article</text:p>
      <!--METADATA-->
      <text:p text:style-name="P4">
<draw:frame draw:style-name="fr1" draw:name="Image170" text:anchor-type="as-char" svg:width="6.9236in" svg:height="3.956343in" draw:z-index="0">
<draw:image xlink:href="../Images/yкринформ/2023-05-17T19-44-00-03-00/630_360_1684342331-423.jpg" xlink:type="simple" xlink:show="embed" xlink:actuate="onLoad" draw:mime-type="image/jpeg"/>
</draw:frame>
The Czech Republic Wednesday has abolished a number of decrees of the Soviet era, which granted the Russian remedy for free use of real estate for the diplomatic purposes of Prague and other cities.</text:p>
      <text:p text:style-name="P4">
About it reports <text:a xlink:type="simple" xlink:href="https://www.reuters.com/world/europe/czechs-cancel-soviet-era-decrees-giving-russian-embassy-free-land-2023-05-17/" text:style-name="Internet_20_link" text:visited-style-name="Visited_20_Internet_20_Link">
</text:a>
, reports Ukrinform.</text:p>
      <text:p text:style-name="P4">
"We have canceled the government's decisions made under the muzzles of the Russian Tanks of our country," said the Czech Foreign Ministry Martin Dvorak, having the invasion of the Warsaw Treaty of 1968, which strengthened the locating board in the country.</text:p>
      <text:p text:style-name="P4">
He stressed that "it cannot be allowed to support the current occupation of Ukraine."</text:p>
      <text:p text:style-name="P4">
In 2021, Prague accused Russian intelligence agents in the involvement of preemptings in the warehouses of weapons in the Czech Republic in 2014, which led to a slim reduction in the staff of the Russian Embassy, which at that time had the largest representative offices in Central Europe, and which continues to work.</text:p>
      <text:p text:style-name="P4">
On Wednesday, the Czech government questioned the order to grant Russia for the use of land in the 1970s and 1980s. These decrees were approved by the communist rulers of the country.</text:p>
      <text:p text:style-name="P4">
Russian <text:a xlink:type="simple" xlink:href="https://www.ukrinform.ua/tag-posolstvo" text:style-name="Internet_20_link" text:visited-style-name="Visited_20_Internet_20_Link">
</text:a>
In Prague, this decision of the Czech Republic has currently unconnected.</text:p>
      <text:p text:style-name="P4">
<text:span text:style-name="T4">
 Read also: </text:span>
 <text:a xlink:type="simple" xlink:href="https://www.ukrinform.ua/rubric-world/3684795-z-kolisnoi-rezidencii-rosijskogo-posla-u-tallinni-znali-gerb-ta-prapor-rf.html" text:style-name="Internet_20_link" text:visited-style-name="Visited_20_Internet_20_Link">
</text:a>
Now Russia will have to pay for land rent, the Czech Foreign Ministry reported.</text:p>
      <text:p text:style-name="P4">
Prague has supported Ukraine since the full -scale invasion of Russia in February 20122 and provides it with military assistance. Last November, the Czech parliament was "acting Russian terrorist." Last month, the government included the Glava of the Russian Orthodox Church of Patriarch Cyril to the National List of Osanctions because of its support of the invasion.</text:p>
      <text:p text:style-name="P4">
As reported, <text:a xlink:type="simple" xlink:href="https://www.ukrinform.ua/rubric-kyiv/3698502-kiivrada-rozirvala-dogovir-orendi-z-posolstvom-rf.html" text:style-name="Internet_20_link" text:visited-style-name="Visited_20_Internet_20_Link">
</text:a>
<text:span text:style-name="T5">
Foto: Wikipedia</text:span>
</text:p>
      <text:p text:style-name="P4">
News Source: <text:a xlink:type="simple" xlink:href="https://www.ukrinform.ua/rubric-world/3710626-cehia-skasuvala-ukazi-pro-bezkostovne-nadanna-zemli-posolstvu-rf.html" text:style-name="Internet_20_link" text:visited-style-name="Visited_20_Internet_20_Link">
https://www.ukrinform.ua/rubric-world/3710626-cehia-skasuvala-ukazi-pro-bezkostovne-nadanna-zemli-posolstvu-rf.html</text:a>
</text:p>
      <!--NEWS-->
      <text:h text:style-name="P10" text:outline-level="1">
<text:span text:style-name="T4">
In Svyatoshinsky Forests found the remains of ammunition "Grad"</text:span>
</text:h>
      <text:p text:style-name="P4">
Authors: Ukrinform (Person)</text:p>
      <text:p text:style-name="P4">
Publisher: Укринформ (Organization)</text:p>
      <text:p text:style-name="P4">
Published Time: 2023-05-17T19:52:05+03:00</text:p>
      <text:p text:style-name="P4">
Modified Time: 2023-05-17T19:52:05+03:00</text:p>
      <text:p text:style-name="P4">
Description: In Svyatoshinsky forestry rescuers of the Kiev Salvation Service found the remains of ammunition "Grad". - Ukrinform.</text:p>
      <text:p text:style-name="P4">
Images: ["<text:a xlink:type="simple" xlink:href="https://static.ukrinform.com/photos/2023_05/thumb_files/630_360_1684342282-613.jpeg" text:style-name="Internet_20_link" text:visited-style-name="Visited_20_Internet_20_Link">
630_360_16843...</text:a>
"]</text:p>
      <text:p text:style-name="P4">
Tags: ['Ракета', 'Київ', 'Боєприпаси', 'РСЗВ']</text:p>
      <text:p text:style-name="P4">
Type: Article</text:p>
      <!--METADATA-->
      <text:p text:style-name="P4">
<draw:frame draw:style-name="fr1" draw:name="Image171" text:anchor-type="as-char" svg:width="6.9236in" svg:height="3.956343in" draw:z-index="0">
<draw:image xlink:href="../Images/yкринформ/2023-05-17T19-52-05-03-00/630_360_1684342282-613.jpeg" xlink:type="simple" xlink:show="embed" xlink:actuate="onLoad" draw:mime-type="image/jpeg"/>
</draw:frame>
The Svyatoshinsky Forestry Rescuers of the Kiev Rescue Service identified the Grad ammunition.</text:p>
      <text:p text:style-name="P4">
According to Ukrinform, the Kyiv City State Administration reports <text:a xlink:type="simple" xlink:href="https://t.me/KyivCityOfficial/6713" text:style-name="Internet_20_link" text:visited-style-name="Visited_20_Internet_20_Link">
</text:a>
.</text:p>
      <text:p text:style-name="P4">
“During the work in the soil, the non -binding part of the release of the Grad RSZV was revealed. This is not the first find in this forest, in the beginning of May, the Kars have already found similar objects in this forestry, ”the presentation reads.</text:p>
      <text:p text:style-name="P4">
<text:span text:style-name="T4">
 Read also: </text:span>
 <text:a xlink:type="simple" xlink:href="https://www.ukrinform.ua/rubric-ato/3709807-na-lugansini-znisili-tri-gradi-z-akih-rosiani-obstriluvali-severodoneck.html" text:style-name="Internet_20_link" text:visited-style-name="Visited_20_Internet_20_Link">
<text:span text:style-name="T4">
 Grad </text:span>
</text:a>
The KSCA reminded that in the detection of fragments <text:a xlink:type="simple" xlink:href="https://www.ukrinform.ua/tag-raketa" text:style-name="Internet_20_link" text:visited-style-name="Visited_20_Internet_20_Link">
</text:a>
, Explosive devices should be called Nanomers "101" and "102".</text:p>
      <text:p text:style-name="P4">
As reported by Ukrinform, the pyrotechnics of the Kyiv Rescue Service on May 1 were surrounded by about 0.5 hectares of the territory of Svyatoshinsky Forestry and found parts of the hostile "hail".</text:p>
      <text:p text:style-name="P4">
News Source: <text:a xlink:type="simple" xlink:href="https://www.ukrinform.ua/rubric-kyiv/3710625-u-svatosinskomu-lisnictvi-viavili-zaliski-vid-boepripasiv-grad.html" text:style-name="Internet_20_link" text:visited-style-name="Visited_20_Internet_20_Link">
https://www.ukrinform.ua/rubric-kyiv/3710625-u-svatosinskomu-lisnictvi-viavili-zaliski-vid-boepripasiv-grad.html</text:a>
</text:p>
      <!--NEWS-->
      <text:h text:style-name="P10" text:outline-level="1">
<text:span text:style-name="T4">
There is no decision in the negotiations for F -16 for Ukraine yet - the Foreign Minister of the Netherlands</text:span>
</text:h>
      <text:p text:style-name="P4">
Authors: Ukrinform (Person)</text:p>
      <text:p text:style-name="P4">
Publisher: Укринформ (Organization)</text:p>
      <text:p text:style-name="P4">
Published Time: 2023-05-17T20:02:52+03:00</text:p>
      <text:p text:style-name="P4">
Modified Time: 2023-05-17T20:02:52+03:00</text:p>
      <text:p text:style-name="P4">
Description: The Minister of Foreign Affairs of the Netherlands Vopke Gucstra said that there is no progress in international negotiations on possible delivery of fighter fighters. - Ukrinform.</text:p>
      <text:p text:style-name="P4">
Images: ["<text:a xlink:type="simple" xlink:href="https://static.ukrinform.com/photos/2022_08/thumb_files/630_360_1661967315-531.jpg" text:style-name="Internet_20_link" text:visited-style-name="Visited_20_Internet_20_Link">
630_360_16619...</text:a>
"]</text:p>
      <text:p text:style-name="P4">
Tags: ['Літак', 'Нідерланди', 'Україна', 'Війна з Росією']</text:p>
      <text:p text:style-name="P4">
Type: Article</text:p>
      <!--METADATA-->
      <text:p text:style-name="P4">
<draw:frame draw:style-name="fr1" draw:name="Image172" text:anchor-type="as-char" svg:width="6.9236in" svg:height="3.956343in" draw:z-index="0">
<draw:image xlink:href="../Images/yкринформ/2023-05-17T20-02-52-03-00/630_360_1661967315-531.jpg" xlink:type="simple" xlink:show="embed" xlink:actuate="onLoad" draw:mime-type="image/jpeg"/>
</draw:frame>
The Netherlands Ministers of the Netherlands, Vopke Gucstra, stated that there is no progress in international changes in the possible delivery of F-16 fighter fighters.</text:p>
      <text:p text:style-name="P4">
About it reports Ukrinform with reference to <text:a xlink:type="simple" xlink:href="https://www.reuters.com/world/europe/dutch-govt-declines-comment-progress-f-16-deliveries-ukraine-2023-05-17/" text:style-name="Internet_20_link" text:visited-style-name="Visited_20_Internet_20_Link">
</text:a>
.</text:p>
      <text:p text:style-name="P4">
"We have not yet reached the decision," he said, answering questions from the Netherlands, Denmark, Belgium, other partners on the possible supply of F -16 to Ukraine.</text:p>
      <text:p text:style-name="P4">
"When we are ready to cross this bridge and we will be ready to report it, we will do it," he emphasized.</text:p>
      <text:p text:style-name="P4">
It was reported that on Tuesday, Prime Minister Risha Sunnaka was argued that he had agreed with his Dutch colleague Mark Rutte "to work over the creation of an international coalition to provide Ukraine with combat capabilities, providing support in everything from training.</text:p>
      <text:p text:style-name="P4">
<text:span text:style-name="T4">
 Read also: </text:span>
 <text:a xlink:type="simple" xlink:href="https://www.ukrinform.ua/rubric-ato/3710282-belgia-zaavila-pro-gotovnist-navcati-ukrainskih-pilotiv-na-f16.html" text:style-name="Internet_20_link" text:visited-style-name="Visited_20_Internet_20_Link">
</text:a>
During the visit of President of Ukraine Vladimir Zelensky to <text:a xlink:type="simple" xlink:href="https://www.ukrinform.ua/tag-niderlandi" text:style-name="Internet_20_link" text:visited-style-name="Visited_20_Internet_20_Link">
</text:a>
Rutte stated that the F-16 fighter fighter negotiations are being promoted.</text:p>
      <text:p text:style-name="P4">
As reported by Ukrinform, <text:a xlink:type="simple" xlink:href="https://www.ukrinform.ua/rubric-ato/3709452-britania-bude-klucovou-castinou-koalicii-z-pidtrimki-povitranih-sil-ukraini-sunak.html" text:style-name="Internet_20_link" text:visited-style-name="Visited_20_Internet_20_Link">
</text:a>
to support the efforts to create new military-air forces in Ukraine in accordance with NATO standard, with F16 aircraft.</text:p>
      <text:p text:style-name="P4">
News Source: <text:a xlink:type="simple" xlink:href="https://www.ukrinform.ua/rubric-world/3710630-u-peregovorah-sodo-f16-dla-ukraini-risenna-poki-nemae-glava-mzs-niderlandiv.html" text:style-name="Internet_20_link" text:visited-style-name="Visited_20_Internet_20_Link">
https://www.ukrinform.ua/rubric-world/3710630-u-peregovorah-sodo-f16-dla-ukraini-risenna-poki-nemae-glava-mzs-niderlandiv.html</text:a>
</text:p>
      <!--NEWS-->
      <text:h text:style-name="P10" text:outline-level="1">
<text:span text:style-name="T4">
Ankara summoned the ambassador after the Turkish journalists' detention in Germany</text:span>
</text:h>
      <text:p text:style-name="P4">
Authors: Ukrinform (Person)</text:p>
      <text:p text:style-name="P4">
Publisher: Укринформ (Organization)</text:p>
      <text:p text:style-name="P4">
Published Time: 2023-05-17T20:09:00+03:00</text:p>
      <text:p text:style-name="P4">
Modified Time: 2023-05-17T20:09:00+03:00</text:p>
      <text:p text:style-name="P4">
Description: Ankara was sentenced to the detention of Turkish journalists of the Frankfurt Office of Sabah in Germany and called an ambassador to the Turkish Foreign Ministry. - Ukrinform.</text:p>
      <text:p text:style-name="P4">
Images: ["<text:a xlink:type="simple" xlink:href="https://static.ukrinform.com/photos/2020_03/thumb_files/630_360_1584366255-563.jpg" text:style-name="Internet_20_link" text:visited-style-name="Visited_20_Internet_20_Link">
630_360_15843...</text:a>
", "<text:a xlink:type="simple" xlink:href="https://static.ukrinform.com/photos/2023_05/1684343520-417.jpeg" text:style-name="Internet_20_link" text:visited-style-name="Visited_20_Internet_20_Link">
1684343520-41...</text:a>
"]</text:p>
      <text:p text:style-name="P4">
Tags: ['МЗС', 'Німеччина', 'Посол', 'Журналіст', 'Туреччина']</text:p>
      <text:p text:style-name="P4">
Type: Article</text:p>
      <!--METADATA-->
      <text:p text:style-name="P4">
<draw:frame draw:style-name="fr1" draw:name="Image173" text:anchor-type="as-char" svg:width="6.9236in" svg:height="3.956343in" draw:z-index="0">
<draw:image xlink:href="../Images/yкринформ/2023-05-17T20-09-00-03-00/630_360_1584366255-563.jpg" xlink:type="simple" xlink:show="embed" xlink:actuate="onLoad" draw:mime-type="image/jpeg"/>
</draw:frame>
In Ankharizudyl, the detention of Turkish journalists of the Frankfurt office of Sabahu Germany and called an ambassador to Turkish Foreign Ministry.</text:p>
      <text:p text:style-name="P4">
According to Ukrinform, this is stated in the statement <text:a xlink:type="simple" xlink:href="https://www.mfa.gov.tr/no_-130_-almanya-da-turk-basin-mensuplarinin-gozaltina-alinmalari-hk.tr.mfa" text:style-name="Internet_20_link" text:visited-style-name="Visited_20_Internet_20_Link">
</text:a>
«Unfounded detention of representatives of the Frankfurt newspaper by the Sabahnian police today(May 17th)It is an act of persecution and intimidation of the Turkish press. We strongly condemn this horrific act, ”the Mstychchyna said.</text:p>
      <text:p text:style-name="P4">
In Ankara expressed expectations for immediate release <text:a xlink:type="simple" xlink:href="https://www.ukrinform.ua/tag-zurnalist" text:style-name="Internet_20_link" text:visited-style-name="Visited_20_Internet_20_Link">
</text:a>
But they believe that they have become a targeted denunciation for their reports on Fetö's activities in Germany.</text:p>
      <text:p text:style-name="P4">
<draw:frame draw:style-name="fr1" draw:name="Image174" text:anchor-type="as-char" svg:width="6.9236in" svg:height="3.247048in" draw:z-index="0">
<draw:image xlink:href="../Images/yкринформ/2023-05-17T20-09-00-03-00/1684343520-417.jpeg" xlink:type="simple" xlink:show="embed" xlink:actuate="onLoad" draw:mime-type="image/jpeg"/>
</draw:frame>
<text:span text:style-name="T5">
Foto: anews.com.tr</text:span>
</text:p>
      <text:p text:style-name="P4">
"Immediately after the first round of successful presidential elections and parliamentary elections on the 28th term, we consider a deliberate act that the German authorized delayed the above mentioned representatives of the press, not even inviting evidence to giving evidence," the statement reads.</text:p>
      <text:p text:style-name="P4">
<text:span text:style-name="T4">
 Read also: </text:span>
 <text:a xlink:type="simple" xlink:href="https://www.ukrinform.ua/rubric-society/3710507-imi-zaklikalo-pravoohoronciv-zrobiti-prioritetom-rozsliduvanna-zlociniv-proti-zurnalistiv.html" text:style-name="Internet_20_link" text:visited-style-name="Visited_20_Internet_20_Link">
<text:span text:style-name="T4">
 journalist </text:span>
</text:a>
It is also noted that the "decisive reaction" was transferred to Germany Vancari, which was called to the Ministry today.</text:p>
      <text:p text:style-name="P4">
The German police were reported to search at the Sabah Franksfurt Titurian newspaper, and detained her representative of Ismail Erel and the Directovidil of Jemil Albai news. Journalists were arrested, allegedly, because of the Fetö complaints, recognized by Turkey by a terrorist organization.</text:p>
      <text:p text:style-name="P4">
According to Welt, the detainee is charged with involvement in the spread of personal data. The publication writes that earlier Sabah, a Turkish edition, which is associated with a reproduction, published the address of journalist Jevher Guven, who is called the Erdogan active critics in Germany.</text:p>
      <text:p text:style-name="P4">
News Source: <text:a xlink:type="simple" xlink:href="https://www.ukrinform.ua/rubric-world/3710632-ankara-viklikala-na-kilim-posla-pisla-zatrimanna-v-nimeccini-tureckih-zurnalistiv.html" text:style-name="Internet_20_link" text:visited-style-name="Visited_20_Internet_20_Link">
https://www.ukrinform.ua/rubric-world/3710632-ankara-viklikala-na-kilim-posla-pisla-zatrimanna-v-nimeccini-tureckih-zurnalistiv.html</text:a>
</text:p>
      <!--NEWS-->
      <text:h text:style-name="P10" text:outline-level="1">
<text:span text:style-name="T4">
The Council of Europe will promote the punishment of the perpetrators of deportation of Ukrainian children in the Russian Federation</text:span>
</text:h>
      <text:p text:style-name="P4">
Authors: Ukrinform (Person)</text:p>
      <text:p text:style-name="P4">
Publisher: Укринформ (Organization)</text:p>
      <text:p text:style-name="P4">
Published Time: 2023-05-17T20:13:02+03:00</text:p>
      <text:p text:style-name="P4">
Modified Time: 2023-05-17T20:13:02+03:00</text:p>
      <text:p text:style-name="P4">
Description: Heads of State and Government 46 of the Council of Europe Member States adopted a "Declaration on the Status of Children in Ukraine", in which, in particular, they pledged to work on the immediate return of children exported to Russia and punishment of guilty of crimes against minors.-Ukrinform.</text:p>
      <text:p text:style-name="P4">
Images: ["<text:a xlink:type="simple" xlink:href="https://static.ukrinform.com/photos/2018_04/thumb_files/630_360_1523362351-3733.jpeg" text:style-name="Internet_20_link" text:visited-style-name="Visited_20_Internet_20_Link">
630_360_15233...</text:a>
"]</text:p>
      <text:p text:style-name="P4">
Tags: ['Депортація', 'Діти', 'Викрадення людей', 'Рада Європи', 'Війна з Росією']</text:p>
      <text:p text:style-name="P4">
Type: Article</text:p>
      <!--METADATA-->
      <text:p text:style-name="P4">
<draw:frame draw:style-name="fr1" draw:name="Image175" text:anchor-type="as-char" svg:width="6.9236in" svg:height="3.956343in" draw:z-index="0">
<draw:image xlink:href="../Images/yкринформ/2023-05-17T20-13-02-03-00/630_360_1523362351-3733.jpeg" xlink:type="simple" xlink:show="embed" xlink:actuate="onLoad" draw:mime-type="image/jpeg"/>
</draw:frame>
The heads of state and governments of 46 member countries of the Council of Europe have approved the Declaration of Children in Ukraine, in which, in particular, they pledged to work as a super-supplement of children exported to Russia and the punishment of the perpetrators of minors.</text:p>
      <text:p text:style-name="P4">
According to Ukrinform, the corresponding declaration is contained in the annex of the Council of Europe Summit in Reykjavik.</text:p>
      <text:p text:style-name="P4">
The Declaration expresses solidarity with the Ukrainian people, "which protects only its sovereign state, but also the principles and values of the Council of Europe", tamns to the Russian Federation "to stop aggression against Ukraine and respect its obligations under international law, including international humanitarian law."</text:p>
      <text:p text:style-name="P4">
Large -scale abuse and human rights abuses of children of Ukraine on the part of the Russian Federation, as well as atticing to civilian objects were sentenced. In addition, a serious concern for the murder, injuries and sexual violence against children was severely concerned, as well as the illegal movement and deportation of Ukrainian children to Russia to Russia or temporarily occupied by Russia, as well as their compulsory retaining.</text:p>
      <text:p text:style-name="P4">
<text:span text:style-name="T4">
 Read also: </text:span>
 <text:a xlink:type="simple" xlink:href="https://www.ukrinform.ua/rubric-diaspora/3710462-u-prazi-vidbuvsa-mars-z-vimogou-povernuti-dodomu-vikradenih-rosieu-ukrainskih-ditej.html" text:style-name="Internet_20_link" text:visited-style-name="Visited_20_Internet_20_Link">
<text:span text:style-name="T4">
 children </text:span>
</text:a>
Emphasizing that all the crimes committed against children should be investigated, and their executors are punished, the Council of Europe pointed to the important decision of the International Criminal Court on the issuance of orders of President Vladimir Putin and the authorized child-Belvo-Beliva. Probable military crimes of illegal deportation and movement of children from temporarily controlled or occupied territories of Ukraine to the Russian Federation. "</text:p>
      <text:p text:style-name="P4">
Heads of State and Government emphasized "the need to intensify efforts at all levels of management in order to guarantee effective protection of rights <text:a xlink:type="simple" xlink:href="https://www.ukrinform.ua/tag-diti" text:style-name="Internet_20_link" text:visited-style-name="Visited_20_Internet_20_Link">
</text:a>
Ukraine under the current conditions "and declared their obligations about this. In addition, it was ready to help the Ukrainian authorities to carry out a comprehensive reform of the children's care system.<text:span text:style-name="T4">
 Read also: </text:span>
 <text:a xlink:type="simple" xlink:href="https://www.ukrinform.ua/rubric-society/3707884-pered-kontrnastupom-zsu-rosiani-masovo-deportuut-ditej-save-ukraine.html" text:style-name="Internet_20_link" text:visited-style-name="Visited_20_Internet_20_Link">
<text:span text:style-name="T4">
 deport </text:span>
</text:a>
The heads of state and governments of 46 countries also pledged to "cooperate with the International Community and support the Ukrainian authorities in order to secure the unheadled return to Ukraine who were illegally displaced by taded from Ukraine to the Russian Federation, Belarus or in the territory temporarily controlled or occupied by the Russian Federation."</text:p>
      <text:p text:style-name="P4">
"We are determined to ensure cooperation and coordination with other international and European organizations, including the organization of civic society, in order to ensure and protect the rights and safety of the thade -protecting of children of Ukraine," the document said.</text:p>
      <text:p text:style-name="P4">
As reported by Ukrinform, the heads of state and governments 46 of the Council of Europe participated in the continuation of Ukraine's support "as much as it will be needed", also supported the principles of the Ukrainian formula of peace and declared the need to punish the leadership of the Russian Federation for the crime of aggression.</text:p>
      <text:p text:style-name="P4">
News Source: <text:a xlink:type="simple" xlink:href="https://www.ukrinform.ua/rubric-polytics/3710634-rada-evropi-spriatime-pokarannu-vinnih-u-deportacii-ukrainskih-ditej-v-rf.html" text:style-name="Internet_20_link" text:visited-style-name="Visited_20_Internet_20_Link">
https://www.ukrinform.ua/rubric-polytics/3710634-rada-evropi-spriatime-pokarannu-vinnih-u-deportacii-ukrainskih-ditej-v-rf.html</text:a>
</text:p>
      <!--NEWS-->
      <text:h text:style-name="P10" text:outline-level="1">
<text:span text:style-name="T4">
Ukraine's reconstruction can end in the summer of 2026 - Volker</text:span>
</text:h>
      <text:p text:style-name="P4">
Authors: Ukrinform (Person)</text:p>
      <text:p text:style-name="P4">
Publisher: Укринформ (Organization)</text:p>
      <text:p text:style-name="P4">
Published Time: 2023-05-17T20:26:00+03:00</text:p>
      <text:p text:style-name="P4">
Modified Time: 2023-05-17T20:26:00+03:00</text:p>
      <text:p text:style-name="P4">
Description: The process of post -war reconstruction of Ukraine according to experts should be completed by June 2026. - Ukrinform.</text:p>
      <text:p text:style-name="P4">
Images: ["<text:a xlink:type="simple" xlink:href="https://static.ukrinform.com/photos/2023_05/thumb_files/630_360_1684344052-748.jpg" text:style-name="Internet_20_link" text:visited-style-name="Visited_20_Internet_20_Link">
630_360_16843...</text:a>
", "<text:a xlink:type="simple" xlink:href="https://static.ukrinform.com/photos/2023_05/1684344103-435.jpg" text:style-name="Internet_20_link" text:visited-style-name="Visited_20_Internet_20_Link">
1684344103-43...</text:a>
", "<text:a xlink:type="simple" xlink:href="https://static.ukrinform.com/photos/2023_05/1684344053-295.jpg" text:style-name="Internet_20_link" text:visited-style-name="Visited_20_Internet_20_Link">
1684344053-29...</text:a>
"]</text:p>
      <text:p text:style-name="P4">
Tags: ['Волкер', 'Відбудова', 'Відновлення України']</text:p>
      <text:p text:style-name="P4">
Type: Article</text:p>
      <!--METADATA-->
      <text:p text:style-name="P4">
<draw:frame draw:style-name="fr1" draw:name="Image176" text:anchor-type="as-char" svg:width="6.9236in" svg:height="3.956343in" draw:z-index="0">
<draw:image xlink:href="../Images/yкринформ/2023-05-17T20-26-00-03-00/630_360_1684344052-748.jpg" xlink:type="simple" xlink:show="embed" xlink:actuate="onLoad" draw:mime-type="image/jpeg"/>
</draw:frame>
The process of Ukraine's reconstruction according to expert calculations should end in 2026.</text:p>
      <text:p text:style-name="P4">
The former Special Representative of the State Department for Ukraine Kurt Volker reported this during a briefing in Odessa, Ukrinform reports.</text:p>
      <text:p text:style-name="P4">
“The issue of Ukraine's restoration has long been discussed among many communities of organizations around the world. It is believed that the completion of this process will build in June 2026, ”Volker said.</text:p>
      <text:p text:style-name="P4">
He also stressed that government representatives <text:a xlink:type="simple" xlink:href="https://www.ukrinform.ua/tag-ssa" text:style-name="Internet_20_link" text:visited-style-name="Visited_20_Internet_20_Link">
</text:a>
But Britain believes that Ukraine should already start recovery processes, as it is part of the path to win.</text:p>
      <text:p text:style-name="P4">
<draw:frame draw:style-name="fr1" draw:name="Image177" text:anchor-type="as-char" svg:width="6.9236in" svg:height="4.615733in" draw:z-index="0">
<draw:image xlink:href="../Images/yкринформ/2023-05-17T20-26-00-03-00/1684344103-435.jpg" xlink:type="simple" xlink:show="embed" xlink:actuate="onLoad" draw:mime-type="image/jpeg"/>
</draw:frame>
“A growing economy is needed, so right now you need to look at how to engage. All this also accelerates Ukraine's accession to NATO and the EU, ”said Volker.</text:p>
      <text:p text:style-name="P4">
<text:span text:style-name="T4">
 Read also: </text:span>
 [<text:span text:style-name="T4">
 Ukraine </text:span>
 <text:span text:style-name="T4">
 </text:span>
 <text:span text:style-name="T4">
 </text:span>
 <text:span text:style-name="T4">
 Recovery </text:span>
 <text:span text:style-name="T4">
 can </text:span>
<text:span text:style-name="T4">
 need </text:span>
 <text:span text:style-name="T4">
 </text:span>
 250 <text:span text:style-name="T4">
 </text:span>
 <text:span text:style-name="T4">
 billions </text:span>
 <text:span text:style-name="T4">
 EBRR </text:span>
(https://www.ukrinform.ua/rubric-vidbudova/3710075-ukraini-dla-vidnovlenna-moze-znadobitis-250-milardiv-ebrr.html)The former representative of the State Department added that, in his opinion, after the war, the Ukrainian will develop rapidly and will become an example of development and in a few years become an innovative "star of Europe".</text:p>
      <text:p text:style-name="P4">
In addition, he said, the funds that will be used for the reconstruction of Ukraine should come to a specially created investment fund.</text:p>
      <text:p text:style-name="P4">
“It is necessary to create an investment fund, which will receive all funds from different enterprises. It is also necessary to create a special executive body, which we can build the process of restoration of Ukraine, ”Volker said.</text:p>
      <text:p text:style-name="P4">
<draw:frame draw:style-name="fr1" draw:name="Image178" text:anchor-type="as-char" svg:width="6.9236in" svg:height="4.615733in" draw:z-index="0">
<draw:image xlink:href="../Images/yкринформ/2023-05-17T20-26-00-03-00/1684344053-295.jpg" xlink:type="simple" xlink:show="embed" xlink:actuate="onLoad" draw:mime-type="image/jpeg"/>
</draw:frame>
He also added that the important source of funding is the arrested Russian -free, frozen in banks that can be used to restore Ukraine and this will be "really a big contribution to investments."</text:p>
      <text:p text:style-name="P4">
As it was reported, in Germany greet the creation <text:a xlink:type="simple" xlink:href="https://www.ukrinform.ua/rubric-vidbudova/3710492-u-frn-nazvali-stvorenna-reestru-zbitkiv-vazlivou-bazou-dla-vidbudovi-ukraini.html" text:style-name="Internet_20_link" text:visited-style-name="Visited_20_Internet_20_Link">
</text:a>
, caused by the Ukrainian agency of the Russian Federation.</text:p>
      <text:p text:style-name="P4">
News Source: <text:a xlink:type="simple" xlink:href="https://www.ukrinform.ua/rubric-vidbudova/3710635-vidbudova-ukraini-moze-zaversitisa-do-lita-2026-roku-volker.html" text:style-name="Internet_20_link" text:visited-style-name="Visited_20_Internet_20_Link">
https://www.ukrinform.ua/rubric-vidbudova/3710635-vidbudova-ukraini-moze-zaversitisa-do-lita-2026-roku-volker.html</text:a>
</text:p>
      <!--NEWS-->
      <text:h text:style-name="P10" text:outline-level="1">
<text:span text:style-name="T4">
In Ukraine tomorrow up to 27 ° warm and almost no precipitation</text:span>
</text:h>
      <text:p text:style-name="P4">
Authors: Ukrinform (Person)</text:p>
      <text:p text:style-name="P4">
Publisher: Укринформ (Organization)</text:p>
      <text:p text:style-name="P4">
Published Time: 2023-05-17T20:35:00+03:00</text:p>
      <text:p text:style-name="P4">
Modified Time: 2023-05-17T20:35:00+03:00</text:p>
      <text:p text:style-name="P4">
Description: On Thursday, May 18, Ukraine is expected in Ukraine, without precipitation, only in the western regions, small short -term rains, thunderstorms. - Ukrinform.</text:p>
      <text:p text:style-name="P4">
Images: ["<text:a xlink:type="simple" xlink:href="https://static.ukrinform.com/photos/2023_05/thumb_files/630_360_1683888614-327.jpg" text:style-name="Internet_20_link" text:visited-style-name="Visited_20_Internet_20_Link">
630_360_16838...</text:a>
"]</text:p>
      <text:p text:style-name="P4">
Tags: ['Дощ', 'Гроза', 'Погода', 'Україна', 'Прогноз', 'Весна']</text:p>
      <text:p text:style-name="P4">
Type: Article</text:p>
      <!--METADATA-->
      <text:p text:style-name="P4">
<draw:frame draw:style-name="fr1" draw:name="Image179" text:anchor-type="as-char" svg:width="6.9236in" svg:height="3.956343in" draw:z-index="0">
<draw:image xlink:href="../Images/yкринформ/2023-05-17T20-35-00-03-00/630_360_1683888614-327.jpg" xlink:type="simple" xlink:show="embed" xlink:actuate="onLoad" draw:mime-type="image/jpeg"/>
</draw:frame>
On Thursday, May 18, Ukraine is expected in Ukraine, without precipitation, only in Western honops are possible small short -term rains, thunderstorms.</text:p>
      <text:p text:style-name="P4">
Ukrinform was reported at the Ukrainian Hydrometeorological Center.</text:p>
      <text:p text:style-name="P4">
Wind Southeast with the transition in the southern and eastern parts of the semi-east, 5-10 m/s.</text:p>
      <text:p text:style-name="P4">
Temperature at night 10-15 °, in the eastern regions 7-12 °; In the daytime 22-27 °, Nazakarpattya and Carpathian region 16-21 °.</text:p>
      <text:p text:style-name="P4">
In Kyiv and Kyiv region on May 18 without precipitation. Temperature in the capital at night 11-13 °, in the daytime 24-26 °; In the area at night 10-15 °, in the afternoon 22-27 °.</text:p>
      <text:p text:style-name="P4">
In the next two days, May 19-20, Ukraine will preserve changing cloudiness, imperhaps, only in the daytime in the western regions, May 19 and in the southern part, 20 herbs also in the northern regions, a small short-term places <text:a xlink:type="simple" xlink:href="https://www.ukrinform.ua/tag-dos" text:style-name="Internet_20_link" text:visited-style-name="Visited_20_Internet_20_Link">
</text:a>
, thunderstorms. Northeast wind, 5-10 m/s.</text:p>
      <text:p text:style-name="P4">
The temperature at night is 10-15 °, in the afternoon 21-26 °.</text:p>
      <text:p text:style-name="P4">
<text:span text:style-name="T4">
 Read also: </text:span>
 <text:a xlink:type="simple" xlink:href="https://www.ukrinform.ua/rubric-world/3699440-naselenna-u-vsomu-sviti-strazdae-vid-ekstremalnih-pogodnih-i-klimaticnih-avis-vmo.html" text:style-name="Internet_20_link" text:visited-style-name="Visited_20_Internet_20_Link">
<text:span text:style-name="T4">
 population </text:span>
 <text:span text:style-name="T4">
 </text:span>
 <text:span text:style-name="T4">
 </text:span>
 <text:span text:style-name="T4">
 </text:span>
 <text:span text:style-name="T4">
 </text:span>
 suffering <text:span text:style-name="T4">
 </text:span>
 <text:span text:style-name="T4">
 from </text:span>
<text:span text:style-name="T4">
 extreme </text:span>
 <text:span text:style-name="T4">
 weather </text:span>
 <text:span text:style-name="T4">
 </text:span>
 climatic <text:span text:style-name="T4">
 </text:span>
 <text:span text:style-name="T4">
 </text:span>
 <text:span text:style-name="T4">
 </text:span>
 <text:span text:style-name="T4">
 </text:span>
 phenomena **</text:a>
In the capital region on May 19-20 without precipitation, only in the afternoon of May 20, locally short-term rain, thunderstorm. The temperature in Kiev at night is 13-15 °, in the afternoon23-25 °; In the area at night 10-15 °, in the afternoon 21-26 °.</text:p>
      <text:p text:style-name="P4">
According to forecasters, May 21-22 at night without significant precipitation, in the afternoon of in Ukraine(In addition to Transcarpathia, May 21 and South, May 22 and Northblast)a slight short -term rain.</text:p>
      <text:p text:style-name="P4">
Temperature at night 10-16 °(May 21 in Transcarpathia and Prykarpattya 7-12 °); Day-25 ° in the afternoon, May 22 in the south and east of the country 15-21 °.</text:p>
      <text:p text:style-name="P4">
In Kyiv and the region on May 21-22 without significant rainfall, only during the afternoon of May 21, a short-term rain. The temperature in the capital at night is 13-15 °, in the afternoon 21-23 °; in the area at night 10-15 °, in the afternoon 19-24 °.</text:p>
      <text:p text:style-name="P4">
News Source: <text:a xlink:type="simple" xlink:href="https://www.ukrinform.ua/rubric-regions/3710554-v-ukraini-zavtra-do-27-tepla-i-majze-bez-opadiv.html" text:style-name="Internet_20_link" text:visited-style-name="Visited_20_Internet_20_Link">
https://www.ukrinform.ua/rubric-regions/3710554-v-ukraini-zavtra-do-27-tepla-i-majze-bez-opadiv.html</text:a>
</text:p>
      <!--NEWS-->
      <text:h text:style-name="P10" text:outline-level="1">
<text:span text:style-name="T4">
Zelensky freed up one and appointed three RDA leaders</text:span>
</text:h>
      <text:p text:style-name="P4">
Authors: Ukrinform (Person)</text:p>
      <text:p text:style-name="P4">
Publisher: Укринформ (Organization)</text:p>
      <text:p text:style-name="P4">
Published Time: 2023-05-17T20:38:38+03:00</text:p>
      <text:p text:style-name="P4">
Modified Time: 2023-05-17T20:38:38+03:00</text:p>
      <text:p text:style-name="P4">
Description: President Volodymyr Zelenskyy dismissed the head of the Nadvirna district state administration and appointed heads of Dniprovskaya, Pavlograd and Mykolaiv Regional State Administration. - Ukrinform.</text:p>
      <text:p text:style-name="P4">
Images: ["<text:a xlink:type="simple" xlink:href="https://static.ukrinform.com/photos/2022_12/thumb_files/630_360_1671115306-366.jpeg" text:style-name="Internet_20_link" text:visited-style-name="Visited_20_Internet_20_Link">
630_360_16711...</text:a>
"]</text:p>
      <text:p text:style-name="P4">
Tags: ['Дніпропетровщина', 'Івано-Франківщина', 'Миколаївщина', 'Призначення', 'Звільнення', 'Зеленський']</text:p>
      <text:p text:style-name="P4">
Type: Article</text:p>
      <!--METADATA-->
      <text:p text:style-name="P4">
<draw:frame draw:style-name="fr1" draw:name="Image180" text:anchor-type="as-char" svg:width="6.9236in" svg:height="3.956343in" draw:z-index="0">
<draw:image xlink:href="../Images/yкринформ/2023-05-17T20-38-38-03-00/630_360_1671115306-366.jpeg" xlink:type="simple" xlink:show="embed" xlink:actuate="onLoad" draw:mime-type="image/jpeg"/>
</draw:frame>
The Presidential Lordir Zelensky dismissed the head of the Nadvirna district state administration and appointed the heads of the Dniprovskaya, Pavlograd Tamikolaevsk Regional State Administration.</text:p>
      <text:p text:style-name="P4">
The relevant orders №85/2023-rp-№88/2023-rp were published on <text:a xlink:type="simple" xlink:href="https://www.president.gov.ua/documents/instructions" text:style-name="Internet_20_link" text:visited-style-name="Visited_20_Internet_20_Link">
</text:a>
, reports Ukrinform.</text:p>
      <text:p text:style-name="P4">
In particular, Volodymyr Pasko was dismissed from the post of chairman of the Nadvirna Regional State Administration of Ivano-Frankivsk region in accordance with his application.</text:p>
      <text:p text:style-name="P4">
<text:span text:style-name="T4">
 Read also: </text:span>
 <text:a xlink:type="simple" xlink:href="https://www.ukrinform.ua/rubric-polytics/3701021-zelenskij-priznaciv-posla-u-kitai.html" text:style-name="Internet_20_link" text:visited-style-name="Visited_20_Internet_20_Link">
<text:span text:style-name="T4">
 Zelensky </text:span>
 <text:span text:style-name="T4">
 assigned </text:span>
</text:a>
At the same time, the President appointed Yuri Yandulsky chairman of the Dniprovskaya Regional State Administration Landel - the head of the Pavlograd Regional State Administration of Dnipropetrovsk region; Mykola Kashuba - the head of the Nikolaev RDA of the Nikolaev area.</text:p>
      <text:p text:style-name="P4">
As reported by Ukrinform, President Vladimir <text:a xlink:type="simple" xlink:href="https://www.ukrinform.ua/tag-zelenskij" text:style-name="Internet_20_link" text:visited-style-name="Visited_20_Internet_20_Link">
</text:a>
Appointed Sergiy Kukht the head of the Skadovsk city military administration of the Skadovsky district of Kherson region.</text:p>
      <text:p text:style-name="P4">
News Source: <text:a xlink:type="simple" xlink:href="https://www.ukrinform.ua/rubric-polytics/3710638-zelenskij-zvilniv-odnogo-i-priznaciv-troh-ocilnikiv-rda.html" text:style-name="Internet_20_link" text:visited-style-name="Visited_20_Internet_20_Link">
https://www.ukrinform.ua/rubric-polytics/3710638-zelenskij-zvilniv-odnogo-i-priznaciv-troh-ocilnikiv-rda.html</text:a>
</text:p>
      <!--NEWS-->
      <text:h text:style-name="P10" text:outline-level="1">
<text:span text:style-name="T4">
In the war against Russia, a pupil of "White Bars" Kolonyuk was killed</text:span>
</text:h>
      <text:p text:style-name="P4">
Authors: Ukrinform (Person)</text:p>
      <text:p text:style-name="P4">
Publisher: Укринформ (Organization)</text:p>
      <text:p text:style-name="P4">
Published Time: 2023-05-17T20:40:00+03:00</text:p>
      <text:p text:style-name="P4">
Modified Time: 2023-05-17T20:40:00+03:00</text:p>
      <text:p text:style-name="P4">
Description: In the battles for Ukraine, a 19-year-old pupil of the Children and Youth School "Changing-White Bars" Alexander Kolonyuk was killed. - Ukrinform.</text:p>
      <text:p text:style-name="P4">
Images: ["<text:a xlink:type="simple" xlink:href="https://static.ukrinform.com/photos/2023_05/thumb_files/630_360_1684345117-464.jpg" text:style-name="Internet_20_link" text:visited-style-name="Visited_20_Internet_20_Link">
630_360_16843...</text:a>
"]</text:p>
      <text:p text:style-name="P4">
Tags: ['хокей', 'Війна з Росією']</text:p>
      <text:p text:style-name="P4">
Type: Article</text:p>
      <!--METADATA-->
      <text:p text:style-name="P4">
<draw:frame draw:style-name="fr1" draw:name="Image181" text:anchor-type="as-char" svg:width="6.9236in" svg:height="3.956343in" draw:z-index="0">
<draw:image xlink:href="../Images/yкринформ/2023-05-17T20-40-00-03-00/630_360_1684345117-464.jpg" xlink:type="simple" xlink:show="embed" xlink:actuate="onLoad" draw:mime-type="image/jpeg"/>
</draw:frame>
In the battles of Zukraine, a 19-year-old pupil of the Children and Youth School "Changing-White Bars" Alexander Kolonyuk was killed.</text:p>
      <text:p text:style-name="P4">
This was reported <text:a xlink:type="simple" xlink:href="https://fhu.com.ua/news/na-fronti-zagynuv-vyhovanecz-bilogo-barsa-oleksandr-kolonyuk/" text:style-name="Internet_20_link" text:visited-style-name="Visited_20_Internet_20_Link">
</text:a>
The Hockey Federation of Ukraine, Ukrinform reports.</text:p>
      <text:p text:style-name="P4">
He was born on October 24, 2003 in Bila Tserkva. Together with the youth team, "White Barca was a bronze medalist of the Ukrainian U-16 Ukrainian Championship in 2018. Oleksandr played the attacker's position.</text:p>
      <text:p text:style-name="P4">
Kolonyuk was a volunteer of the DFTG-1 Bila Tserkva from the first days of existence, then joined the ranks of the A3488 military unit of the Aidar Battalion of the Armed Forces of Ukraine.</text:p>
      <text:p text:style-name="P4">
<text:span text:style-name="T4">
 Read also: </text:span>
 <text:a xlink:type="simple" xlink:href="https://www.ukrinform.ua/rubric-sports/3710600-cempionat-svitu-z-hokeu-ssa-peremogla-avstriu-latvia-dotisla-norvegiu.html" text:style-name="Internet_20_link" text:visited-style-name="Visited_20_Internet_20_Link">
<text:span text:style-name="T4">
 hockey </text:span>
</text:a>
As reported by Ukrinform, from the beginning of the full -scale war of Russia against Ukraine, 228 Ukrainian athletes and coaches have agreed.</text:p>
      <text:p text:style-name="P4">
Photo: FHU</text:p>
      <text:p text:style-name="P4">
News Source: <text:a xlink:type="simple" xlink:href="https://www.ukrinform.ua/rubric-sports/3710639-na-vijni-proti-rosii-zaginuv-vihovanec-bilogo-barsa-kolonuk.html" text:style-name="Internet_20_link" text:visited-style-name="Visited_20_Internet_20_Link">
https://www.ukrinform.ua/rubric-sports/3710639-na-vijni-proti-rosii-zaginuv-vihovanec-bilogo-barsa-kolonuk.html</text:a>
</text:p>
      <!--NEWS-->
      <text:h text:style-name="P10" text:outline-level="1">
<text:span text:style-name="T4">
In Russia, the developers of hypersonic missiles were arrested for the State Council</text:span>
</text:h>
      <text:p text:style-name="P4">
Authors: Ukrinform (Person)</text:p>
      <text:p text:style-name="P4">
Publisher: Укринформ (Organization)</text:p>
      <text:p text:style-name="P4">
Published Time: 2023-05-17T20:45:38+03:00</text:p>
      <text:p text:style-name="P4">
Modified Time: 2023-05-17T20:45:38+03:00</text:p>
      <text:p text:style-name="P4">
Description: The chief researcher of the Institute of Theoretical and Applied Mechanics of the Siberian Department of RAS Valery Zvegintsev, who was engaged in high -speed air gasics, is suspected of the State Pre -Council. - Ukrinform.</text:p>
      <text:p text:style-name="P4">
Images: ["<text:a xlink:type="simple" xlink:href="https://static.ukrinform.com/photos/2018_07/thumb_files/630_360_1531757865-9784.jpg" text:style-name="Internet_20_link" text:visited-style-name="Visited_20_Internet_20_Link">
630_360_15317...</text:a>
", "<text:a xlink:type="simple" xlink:href="https://static.ukrinform.com/photos/2023_05/1684345453-595.png" text:style-name="Internet_20_link" text:visited-style-name="Visited_20_Internet_20_Link">
1684345453-59...</text:a>
"]</text:p>
      <text:p text:style-name="P4">
Tags: ['Арешт', 'Ракета', 'Держзрада', 'Росія']</text:p>
      <text:p text:style-name="P4">
Type: Article</text:p>
      <!--METADATA-->
      <text:p text:style-name="P4">
<draw:frame draw:style-name="fr1" draw:name="Image182" text:anchor-type="as-char" svg:width="6.9236in" svg:height="3.956343in" draw:z-index="0">
<draw:image xlink:href="../Images/yкринформ/2023-05-17T20-45-38-03-00/630_360_1531757865-9784.jpg" xlink:type="simple" xlink:show="embed" xlink:actuate="onLoad" draw:mime-type="image/jpeg"/>
</draw:frame>
The Chief Scientific Fellow of the Institute of Theoretical and Applied Mechanics of Siberian Department of RES Valery Zvegintsev, who was engaged in aero -glazodiamics of great speed, is suspected of the State Executive Committee.</text:p>
      <text:p text:style-name="P4">
According to Ukrinform, this is reported in the open letter of the collective institution on <text:a xlink:type="simple" xlink:href="http://itam.nsc.ru/about/news/2023-05-15.html" text:style-name="Internet_20_link" text:visited-style-name="Visited_20_Internet_20_Link">
</text:a>
CO wounds.</text:p>
      <text:p text:style-name="P4">
Zegintsi - the founder of the laboratory "Aerogazodamics of high speeds", which is laid with hypersonic technologies.</text:p>
      <text:p text:style-name="P4">
“Over the past year, three prominent aerodynamics scholars of our institute-Anatoliy Maslov, Alexander Shiplyuk and Valery Zvegintsev-have been arrested by the suspects in committing a crime under the most severe article of the Criminal Code-[] <text:a xlink:type="simple" xlink:href="https://www.ukrinform.ua/tag-derzzrada" text:style-name="Internet_20_link" text:visited-style-name="Visited_20_Internet_20_Link">
</text:a>
 (Art. 275 of the Criminal Code)”, - said in the letter.</text:p>
      <text:p text:style-name="P4">
<draw:frame draw:style-name="fr1" draw:name="Image183" text:anchor-type="as-char" svg:width="6.9236in" svg:height="3.422009in" draw:z-index="0">
<draw:image xlink:href="../Images/yкринформ/2023-05-17T20-45-38-03-00/1684345453-595.png" xlink:type="simple" xlink:show="embed" xlink:actuate="onLoad" draw:mime-type="image/png"/>
</draw:frame>
<text:span text:style-name="T4">
 Read also: </text:span>
 <text:a xlink:type="simple" xlink:href="https://www.ukrinform.ua/rubric-ato/3710159-nic-zbitih-kindzaliv-ce-dla-rf-vtrata-120-mln-plus-znisena-reputacia.html" text:style-name="Internet_20_link" text:visited-style-name="Visited_20_Internet_20_Link">
</text:a>
It is noted that the results that have been openly represented in recent years have been relevant to fundamental science.</text:p>
      <text:p text:style-name="P4">
Source in the wounds specified <text:a xlink:type="simple" xlink:href="https://www.interfax.ru/russia/901623" text:style-name="Internet_20_link" text:visited-style-name="Visited_20_Internet_20_Link">
</text:a>
which Zvegintsev was detained about three weeks ago for publication on themeas dynamics in a foreign scientific journal. The scientist is arrest.</text:p>
      <text:p text:style-name="P4">
As it was reported, the director of ITPM Shiplyuk was arrested in early August2022, earlier, at the end of June, also on suspicion of the State Executive Council, the Chief Researcher of ITPM Anatoly Maslova was arrested. Both were replaced in the Lefortovo detention center in Moscow. Shiplyuk heads the laboratory "hypersonic technologies", Maslov was engaged in research in industry -erogazodynamics.</text:p>
      <text:p text:style-name="P4">
<text:span text:style-name="T4">
 Read also: </text:span>
 <text:a xlink:type="simple" xlink:href="https://www.ukrinform.ua/rubric-ato/3708555-cnn-stali-vidomi-podrobici-zbitta-kindzala-rosia-namagalasa-znisiti-patriot.html" text:style-name="Internet_20_link" text:visited-style-name="Visited_20_Internet_20_Link">
</text:a>
</text:p>
      <text:p text:style-name="P4">
News Source: <text:a xlink:type="simple" xlink:href="https://www.ukrinform.ua/rubric-world/3710640-u-rosii-rozrobnikiv-giperzvukovih-raket-arestuvali-za-derzzradu.html" text:style-name="Internet_20_link" text:visited-style-name="Visited_20_Internet_20_Link">
https://www.ukrinform.ua/rubric-world/3710640-u-rosii-rozrobnikiv-giperzvukovih-raket-arestuvali-za-derzzradu.html</text:a>
</text:p>
      <!--NEWS-->
      <text:h text:style-name="P10" text:outline-level="1">
<text:span text:style-name="T4">
The invaders fired at the Nikopol district three times a day</text:span>
</text:h>
      <text:p text:style-name="P4">
Authors: Ukrinform (Person)</text:p>
      <text:p text:style-name="P4">
Publisher: Укринформ (Organization)</text:p>
      <text:p text:style-name="P4">
Published Time: 2023-05-17T20:49:00+03:00</text:p>
      <text:p text:style-name="P4">
Modified Time: 2023-05-17T20:49:00+03:00</text:p>
      <text:p text:style-name="P4">
Description: The troops of the Russian Federation fired at the Nikopol district of Dnipropetrovsk region three times. - Ukrinform.</text:p>
      <text:p text:style-name="P4">
Images: ["<text:a xlink:type="simple" xlink:href="https://static.ukrinform.com/photos/2023_05/thumb_files/630_360_1684345587-605.jpeg" text:style-name="Internet_20_link" text:visited-style-name="Visited_20_Internet_20_Link">
630_360_16843...</text:a>
", "<text:a xlink:type="simple" xlink:href="https://static.ukrinform.com/photos/2023_05/1684345524-919.jpeg" text:style-name="Internet_20_link" text:visited-style-name="Visited_20_Internet_20_Link">
1684345524-91...</text:a>
", "<text:a xlink:type="simple" xlink:href="https://static.ukrinform.com/photos/2023_05/1684345625-510.jpeg" text:style-name="Internet_20_link" text:visited-style-name="Visited_20_Internet_20_Link">
1684345625-51...</text:a>
", "<text:a xlink:type="simple" xlink:href="https://static.ukrinform.com/photos/2023_05/1684345668-161.jpeg" text:style-name="Internet_20_link" text:visited-style-name="Visited_20_Internet_20_Link">
1684345668-16...</text:a>
"]</text:p>
      <text:p text:style-name="P4">
Tags: ['Дніпропетровщина', 'Обстріл', 'Війна з Росією']</text:p>
      <text:p text:style-name="P4">
Type: Article</text:p>
      <!--METADATA-->
      <text:p text:style-name="P4">
<draw:frame draw:style-name="fr1" draw:name="Image184" text:anchor-type="as-char" svg:width="6.9236in" svg:height="3.956343in" draw:z-index="0">
<draw:image xlink:href="../Images/yкринформ/2023-05-17T20-49-00-03-00/630_360_1684345587-605.jpeg" xlink:type="simple" xlink:show="embed" xlink:actuate="onLoad" draw:mime-type="image/jpeg"/>
</draw:frame>
The Russian Federation fired at the Nikopol Dnipropetrovsk region three times.</text:p>
      <text:p text:style-name="P4">
According to Ukrinform, the head of the Dnipropetrovsk Regional State Administration Sergey Lisacara reports in <text:a xlink:type="simple" xlink:href="https://t.me/dnipropetrovskaODA/4666" text:style-name="Internet_20_link" text:visited-style-name="Visited_20_Internet_20_Link">
</text:a>
"In the day the enemy three times <text:a xlink:type="simple" xlink:href="https://www.ukrinform.ua/tag-obstril" text:style-name="Internet_20_link" text:visited-style-name="Visited_20_Internet_20_Link">
</text:a>
Ponicopol district in heavy artillery. Got to Mirovskaya and manganese communities, " - the message reads.</text:p>
      <text:p text:style-name="P4">
<draw:frame draw:style-name="fr1" draw:name="Image185" text:anchor-type="as-char" svg:width="6.9236in" svg:height="6.9236in" draw:z-index="0">
<draw:image xlink:href="../Images/yкринформ/2023-05-17T20-49-00-03-00/1684345524-919.jpeg" xlink:type="simple" xlink:show="embed" xlink:actuate="onLoad" draw:mime-type="image/jpeg"/>
</draw:frame>
<draw:frame draw:style-name="fr1" draw:name="Image186" text:anchor-type="as-char" svg:width="6.9236in" svg:height="6.526134in" draw:z-index="0">
<draw:image xlink:href="../Images/yкринформ/2023-05-17T20-49-00-03-00/1684345625-510.jpeg" xlink:type="simple" xlink:show="embed" xlink:actuate="onLoad" draw:mime-type="image/jpeg"/>
</draw:frame>
The Mirovsky community has damaged an apartment building, 11 private estates, an outbuilding, a apiary, two cars, six gas pipelines, and seven linear transmission. And also crushed: post office, two cultural establishments, kindergartens, outpatient clinics, agricultural enterprise and store.</text:p>
      <text:p text:style-name="P4">
<draw:frame draw:style-name="fr1" draw:name="Image187" text:anchor-type="as-char" svg:width="6.9236in" svg:height="6.9236in" draw:z-index="0">
<draw:image xlink:href="../Images/yкринформ/2023-05-17T20-49-00-03-00/1684345668-161.jpeg" xlink:type="simple" xlink:show="embed" xlink:actuate="onLoad" draw:mime-type="image/jpeg"/>
</draw:frame>
<text:span text:style-name="T4">
 Read also: </text:span>
 <text:a xlink:type="simple" xlink:href="https://www.ukrinform.ua/rubric-ato/3710610-rosiani-atakuvali-ohtirku-sahedom.html" text:style-name="Internet_20_link" text:visited-style-name="Visited_20_Internet_20_Link">
</text:a>
The agricultural firm has been trimmed in the Marganets community.</text:p>
      <text:p text:style-name="P4">
Passed without the dead and the victims.</text:p>
      <text:p text:style-name="P4">
As reported by Ukrinform, the army of the Russian Federation <text:a xlink:type="simple" xlink:href="https://www.ukrinform.ua/rubric-ato/3710439-rosijski-zagarbniki-za-dobu-obstrilali-devat-oblastej-ukraini-zvedenna-ova.html" text:style-name="Internet_20_link" text:visited-style-name="Visited_20_Internet_20_Link">
</text:a>
<text:span text:style-name="T5">
Foto: Telegram Sergey Lisak</text:span>
</text:p>
      <text:p text:style-name="P4">
News Source: <text:a xlink:type="simple" xlink:href="https://www.ukrinform.ua/rubric-ato/3710641-zagarbniki-za-den-trici-obstrilali-nikopolskij-rajon.html" text:style-name="Internet_20_link" text:visited-style-name="Visited_20_Internet_20_Link">
https://www.ukrinform.ua/rubric-ato/3710641-zagarbniki-za-den-trici-obstrilali-nikopolskij-rajon.html</text:a>
</text:p>
      <!--NEWS-->
      <text:h text:style-name="P10" text:outline-level="1">
<text:span text:style-name="T4">
The France Senate recognized the Holodomor of 1932-1933 by the genocide of the Ukrainian people</text:span>
</text:h>
      <text:p text:style-name="P4">
Authors: Ukrinform (Person)</text:p>
      <text:p text:style-name="P4">
Publisher: Укринформ (Organization)</text:p>
      <text:p text:style-name="P4">
Published Time: 2023-05-17T20:50:00+03:00</text:p>
      <text:p text:style-name="P4">
Modified Time: 2023-05-17T20:50:00+03:00</text:p>
      <text:p text:style-name="P4">
Description: The Senate of France approved the resolution on recognition of the 1932-1933 famine by the genocide of the Ukrainian people. - Ukrinform.</text:p>
      <text:p text:style-name="P4">
Images: ["<text:a xlink:type="simple" xlink:href="https://static.ukrinform.com/photos/2023_05/thumb_files/630_360_1684346019-439.jpg" text:style-name="Internet_20_link" text:visited-style-name="Visited_20_Internet_20_Link">
630_360_16843...</text:a>
"]</text:p>
      <text:p text:style-name="P4">
Tags: ['Франція', 'Геноцид', 'Голодомор', 'Дмитро Кулеба', 'Зеленський']</text:p>
      <text:p text:style-name="P4">
Type: Article</text:p>
      <!--METADATA-->
      <text:p text:style-name="P4">
<draw:frame draw:style-name="fr1" draw:name="Image188" text:anchor-type="as-char" svg:width="6.9236in" svg:height="3.956343in" draw:z-index="0">
<draw:image xlink:href="../Images/yкринформ/2023-05-17T20-50-00-03-00/630_360_1684346019-439.jpg" xlink:type="simple" xlink:show="embed" xlink:actuate="onLoad" draw:mime-type="image/jpeg"/>
</draw:frame>
Senatfrancia approved the resolution on recognition of the Holodomor of 1932-1933 of the Genocydimonian Ukrainian people.</text:p>
      <text:p text:style-name="P4">
This was reported by the Head of the Ministry of Foreign Affairs of Ukraine Dmitry Kuleb B <text:a xlink:type="simple" xlink:href="https://twitter.com/DmytroKuleba/status/1658884917302788097" text:style-name="Internet_20_link" text:visited-style-name="Visited_20_Internet_20_Link">
</text:a>
, reports Ukrinform.</text:p>
      <text:p text:style-name="P4">
"The Senate of France has just recognized the Holodomor of 1932-1933 by the genocide of the Ukrainian Narode. I am grateful to the French senators for this historical vote, which restores justice and honors the memory of millions of victims. Such crimes should not be repeated and should never be forgotten,"</text:p>
      <text:p text:style-name="P4">
<text:span text:style-name="T4">
 Read also: </text:span>
 <text:a xlink:type="simple" xlink:href="https://www.ukrinform.ua/rubric-polytics/3686433-islandia-viznala-golodomor-genocidom-ukrainskogo-narodu.html" text:style-name="Internet_20_link" text:visited-style-name="Visited_20_Internet_20_Link">
<text:span text:style-name="T4">
 genocide </text:span>
</text:a>
President Volodymyr Zelenskyy called this decision of the Senate of France an important class on the way to the restoration of historical justice.</text:p>
      <text:p text:style-name="P4">
“I congratulate the historical decision of the French Senate to recognize the Holodomor in 1932-1933 by the genocide of the Ukrainian people. I am grateful to all the senators who have been awarded and supported the resolution. Another important step on the path of reference of historical justice and perpetuation of the memory of millions of Ukrainians -quoted famine, ”the Head of State wrote <text:a xlink:type="simple" xlink:href="https://twitter.com/ZelenskyyUa/status/1658887327475695616" text:style-name="Internet_20_link" text:visited-style-name="Visited_20_Internet_20_Link">
</text:a>
As reported by Ukrinform, earlier the lower house of the French Parliament - <text:a xlink:type="simple" xlink:href="https://www.ukrinform.ua/rubric-society/3688710-parlament-francii-viznav-golodomor-genocidom-ukrainskogo-narodu.html" text:style-name="Internet_20_link" text:visited-style-name="Visited_20_Internet_20_Link">
</text:a>
<text:span text:style-name="T5">
Foto: senat.fr</text:span>
</text:p>
      <text:p text:style-name="P4">
News Source: <text:a xlink:type="simple" xlink:href="https://www.ukrinform.ua/rubric-society/3710643-senat-francii-viznav-golodomor-19321933-rokiv-genocidom-ukrainskogo-narodu.html" text:style-name="Internet_20_link" text:visited-style-name="Visited_20_Internet_20_Link">
https://www.ukrinform.ua/rubric-society/3710643-senat-francii-viznav-golodomor-19321933-rokiv-genocidom-ukrainskogo-narodu.html</text:a>
</text:p>
      <!--NEWS-->
      <text:h text:style-name="P10" text:outline-level="1">
<text:span text:style-name="T4">
Maxar showed satellite images of a destroyed Bakhmut</text:span>
</text:h>
      <text:p text:style-name="P4">
Authors: Ukrinform (Person)</text:p>
      <text:p text:style-name="P4">
Publisher: Укринформ (Organization)</text:p>
      <text:p text:style-name="P4">
Published Time: 2023-05-17T21:00:42+03:00</text:p>
      <text:p text:style-name="P4">
Modified Time: 2023-05-17T21:00:42+03:00</text:p>
      <text:p text:style-name="P4">
Description: Maxar Technologies has published a high resolution satellite, comparing the appearance of part of the city in May 2022 and now. - Ukrinform.</text:p>
      <text:p text:style-name="P4">
Images: ["<text:a xlink:type="simple" xlink:href="https://static.ukrinform.com/photos/2023_04/thumb_files/630_360_1682412648-444.png" text:style-name="Internet_20_link" text:visited-style-name="Visited_20_Internet_20_Link">
630_360_16824...</text:a>
", "<text:a xlink:type="simple" xlink:href="https://static.ukrinform.com/photos/2023_05/1684345840-255.jpeg" text:style-name="Internet_20_link" text:visited-style-name="Visited_20_Internet_20_Link">
1684345840-25...</text:a>
", "<text:a xlink:type="simple" xlink:href="https://static.ukrinform.com/photos/2023_05/1684345840-537.jpeg" text:style-name="Internet_20_link" text:visited-style-name="Visited_20_Internet_20_Link">
1684345840-53...</text:a>
", "<text:a xlink:type="simple" xlink:href="https://static.ukrinform.com/photos/2023_05/1684345875-253.jpeg" text:style-name="Internet_20_link" text:visited-style-name="Visited_20_Internet_20_Link">
1684345875-25...</text:a>
", "<text:a xlink:type="simple" xlink:href="https://static.ukrinform.com/photos/2023_05/1684345875-598.jpeg" text:style-name="Internet_20_link" text:visited-style-name="Visited_20_Internet_20_Link">
1684345875-59...</text:a>
", "<text:a xlink:type="simple" xlink:href="https://static.ukrinform.com/photos/2023_05/1684345947-457.jpeg" text:style-name="Internet_20_link" text:visited-style-name="Visited_20_Internet_20_Link">
1684345947-45...</text:a>
", "<text:a xlink:type="simple" xlink:href="https://static.ukrinform.com/photos/2023_05/1684345947-537.jpeg" text:style-name="Internet_20_link" text:visited-style-name="Visited_20_Internet_20_Link">
1684345947-53...</text:a>
", "<text:a xlink:type="simple" xlink:href="https://static.ukrinform.com/photos/2023_05/1684346183-894.jpeg" text:style-name="Internet_20_link" text:visited-style-name="Visited_20_Internet_20_Link">
1684346183-89...</text:a>
", "<text:a xlink:type="simple" xlink:href="https://static.ukrinform.com/photos/2023_05/1684346183-628.jpeg" text:style-name="Internet_20_link" text:visited-style-name="Visited_20_Internet_20_Link">
1684346183-62...</text:a>
"]</text:p>
      <text:p text:style-name="P4">
Tags: ['Бахмут', 'Фото', 'Супутник', 'Війна з Росією', 'Maxar']</text:p>
      <text:p text:style-name="P4">
Type: Article</text:p>
      <!--METADATA-->
      <text:p text:style-name="P4">
<draw:frame draw:style-name="fr1" draw:name="Image189" text:anchor-type="as-char" svg:width="6.9236in" svg:height="3.956343in" draw:z-index="0">
<draw:image xlink:href="../Images/yкринформ/2023-05-17T21-00-42-03-00/630_360_1682412648-444.png" xlink:type="simple" xlink:show="embed" xlink:actuate="onLoad" draw:mime-type="image/png"/>
</draw:frame>
Maxar Technologies has published satellite images with high resolution, comparing the appearance of part of the city in May 2022 and now.</text:p>
      <text:p text:style-name="P4">
About it reports <text:a xlink:type="simple" xlink:href="https://news.sky.com/story/ukraine-war-latest-russia-launches-new-recruiting-push-fears-grain-export-deal-could-be-at-risk-12541713" text:style-name="Internet_20_link" text:visited-style-name="Visited_20_Internet_20_Link">
</text:a>
, reports Ukrinform.</text:p>
      <text:p text:style-name="P4">
It is noted that the pictures show in detail the level of destruction.</text:p>
      <text:p text:style-name="P4">
<draw:frame draw:style-name="fr1" draw:name="Image190" text:anchor-type="as-char" svg:width="6.9236in" svg:height="4.077081in" draw:z-index="0">
<draw:image xlink:href="../Images/yкринформ/2023-05-17T21-00-42-03-00/1684345840-255.jpeg" xlink:type="simple" xlink:show="embed" xlink:actuate="onLoad" draw:mime-type="image/jpeg"/>
</draw:frame>
<draw:frame draw:style-name="fr1" draw:name="Image191" text:anchor-type="as-char" svg:width="6.9236in" svg:height="4.083842in" draw:z-index="0">
<draw:image xlink:href="../Images/yкринформ/2023-05-17T21-00-42-03-00/1684345840-537.jpeg" xlink:type="simple" xlink:show="embed" xlink:actuate="onLoad" draw:mime-type="image/jpeg"/>
</draw:frame>
Maxar stated that “residential buildings, <text:a xlink:type="simple" xlink:href="https://www.ukrinform.ua/tag-skola" text:style-name="Internet_20_link" text:visited-style-name="Visited_20_Internet_20_Link">
</text:a>
, shops and other infrastructure were transformed into smoldering debris. "</text:p>
      <text:p text:style-name="P4">
<draw:frame draw:style-name="fr1" draw:name="Image192" text:anchor-type="as-char" svg:width="6.9236in" svg:height="4.043274in" draw:z-index="0">
<draw:image xlink:href="../Images/yкринформ/2023-05-17T21-00-42-03-00/1684345875-253.jpeg" xlink:type="simple" xlink:show="embed" xlink:actuate="onLoad" draw:mime-type="image/jpeg"/>
</draw:frame>
<draw:frame draw:style-name="fr1" draw:name="Image193" text:anchor-type="as-char" svg:width="6.9236in" svg:height="4.043274in" draw:z-index="0">
<draw:image xlink:href="../Images/yкринформ/2023-05-17T21-00-42-03-00/1684345875-598.jpeg" xlink:type="simple" xlink:show="embed" xlink:actuate="onLoad" draw:mime-type="image/jpeg"/>
</draw:frame>
"The parts of the city, which were surrounded by trees and parks a year ago, were now fully fastened with all vegetation and covered with brownish red dust and debris," the statement said.</text:p>
      <text:p text:style-name="P4">
<draw:frame draw:style-name="fr1" draw:name="Image194" text:anchor-type="as-char" svg:width="6.9236in" svg:height="4.12441in" draw:z-index="0">
<draw:image xlink:href="../Images/yкринформ/2023-05-17T21-00-42-03-00/1684345947-457.jpeg" xlink:type="simple" xlink:show="embed" xlink:actuate="onLoad" draw:mime-type="image/jpeg"/>
</draw:frame>
<draw:frame draw:style-name="fr1" draw:name="Image195" text:anchor-type="as-char" svg:width="6.9236in" svg:height="4.131171in" draw:z-index="0">
<draw:image xlink:href="../Images/yкринформ/2023-05-17T21-00-42-03-00/1684345947-537.jpeg" xlink:type="simple" xlink:show="embed" xlink:actuate="onLoad" draw:mime-type="image/jpeg"/>
</draw:frame>
<text:span text:style-name="T4">
 Read also: </text:span>
 <text:a xlink:type="simple" xlink:href="https://www.ukrinform.ua/rubric-ato/3710064-zsu-zvilnili-blizko-20-km-pid-bahmutom-u-misti-trivaut-vazki-boi-malar.html" text:style-name="Internet_20_link" text:visited-style-name="Visited_20_Internet_20_Link">
<text:span text:style-name="T4">
 Bakhmut </text:span>
</text:a>
</text:p>
      <text:p text:style-name="P4">
<draw:frame draw:style-name="fr1" draw:name="Image196" text:anchor-type="as-char" svg:width="6.9236in" svg:height="4.354295in" draw:z-index="0">
<draw:image xlink:href="../Images/yкринформ/2023-05-17T21-00-42-03-00/1684346183-894.jpeg" xlink:type="simple" xlink:show="embed" xlink:actuate="onLoad" draw:mime-type="image/jpeg"/>
</draw:frame>
<draw:frame draw:style-name="fr1" draw:name="Image197" text:anchor-type="as-char" svg:width="6.9236in" svg:height="4.381341in" draw:z-index="0">
<draw:image xlink:href="../Images/yкринформ/2023-05-17T21-00-42-03-00/1684346183-628.jpeg" xlink:type="simple" xlink:show="embed" xlink:actuate="onLoad" draw:mime-type="image/jpeg"/>
</draw:frame>
According to Ukrinform, according to the General Staff, during the day <text:a xlink:type="simple" xlink:href="https://www.ukrinform.ua/rubric-ato/3710615-za-bahmut-idut-vazki-boi-marinka-takoz-zalisaetsa-v-epicentri-vijni.html" text:style-name="Internet_20_link" text:visited-style-name="Visited_20_Internet_20_Link">
</text:a>
. The army of the Russian Federation continues to take the main efforts in the Liman, Bakhmut, Avdiivsky Tamarin directions.</text:p>
      <text:p text:style-name="P4">
_ First photo: Liber Constantine_</text:p>
      <text:p text:style-name="P4">
<text:span text:style-name="T5">
Foto in the text: Satellite Image © 2023 Maxar Technologies</text:span>
</text:p>
      <text:p text:style-name="P4">
News Source: <text:a xlink:type="simple" xlink:href="https://www.ukrinform.ua/rubric-ato/3710646-maxar-pokazala-suputnikovi-znimki-zrujnovanogo-bahmuta.html" text:style-name="Internet_20_link" text:visited-style-name="Visited_20_Internet_20_Link">
https://www.ukrinform.ua/rubric-ato/3710646-maxar-pokazala-suputnikovi-znimki-zrujnovanogo-bahmuta.html</text:a>
</text:p>
      <!--NEWS-->
      <text:h text:style-name="P10" text:outline-level="1">
<text:span text:style-name="T4">
1+1 media holding calls the world to help liberate journalist Dmitry Khiluk from Russian captivity</text:span>
</text:h>
      <text:p text:style-name="P4">
Authors: Ukrinform (Person)</text:p>
      <text:p text:style-name="P4">
Publisher: Укринформ (Organization)</text:p>
      <text:p text:style-name="P4">
Published Time: 2023-05-17T21:07:48+03:00</text:p>
      <text:p text:style-name="P4">
Modified Time: 2023-05-17T21:07:48+03:00</text:p>
      <text:p text:style-name="P4">
Description: The 1+1 Media Media Group appeals to the international professional community and human rights community to assist the liberation from the Russian captivity of the journalist of the UNIAN Dmitry Khiluk journalist. - Ukrinform.</text:p>
      <text:p text:style-name="P4">
Images: ["<text:a xlink:type="simple" xlink:href="https://static.ukrinform.com/photos/2017_04/thumb_files/630_360_1493036840-7726.jpg" text:style-name="Internet_20_link" text:visited-style-name="Visited_20_Internet_20_Link">
630_360_14930...</text:a>
", "<text:a xlink:type="simple" xlink:href="https://static.ukrinform.com/photos/2020_03/1585673694-884.jpg" text:style-name="Internet_20_link" text:visited-style-name="Visited_20_Internet_20_Link">
1585673694-88...</text:a>
"]</text:p>
      <text:p text:style-name="P4">
Tags: ['Журналіст', 'Телеканал 1+1', 'Дмитро Хилюк']</text:p>
      <text:p text:style-name="P4">
Type: Article</text:p>
      <!--METADATA-->
      <text:p text:style-name="P4">
<draw:frame draw:style-name="fr1" draw:name="Image198" text:anchor-type="as-char" svg:width="6.9236in" svg:height="3.956343in" draw:z-index="0">
<draw:image xlink:href="../Images/yкринформ/2023-05-17T21-07-48-03-00/630_360_1493036840-7726.jpg" xlink:type="simple" xlink:show="embed" xlink:actuate="onLoad" draw:mime-type="image/jpeg"/>
</draw:frame>
The 1+1 Media Media Group appeals to the international professional community of the Treasury Combumity to assist the liberation from the Russian Polonitolist UNIAN Dmitry Khiluk.</text:p>
      <text:p text:style-name="P4">
The relevant statement is published on the site <text:a xlink:type="simple" xlink:href="https://www.unian.ua/society/unian-ta-1-1-media-zvertayutsya-do-mizhnarodnih-ustanov-z-prohannyam-pospriyati-vizvolennyu-zhurnalista-unian-dmitra-hilyuka-z-rosiyskogo-polonu-12260163.html" text:style-name="Internet_20_link" text:visited-style-name="Visited_20_Internet_20_Link">
</text:a>
, reports Ukrinform.</text:p>
      <text:p text:style-name="P4">
“We turn to the Red Cross International Committee(ICCH), to the European Federation of Journalists and International Federationof Journalists, to the European Commission and personally to the President of the European Commission, Ursula von Der Lien, with a request to help Dmitry Hylyuk's liberation in the state.</text:p>
      <text:p text:style-name="P4">
<draw:frame draw:style-name="fr1" draw:name="Image199" text:anchor-type="as-char" svg:width="6.9236in" svg:height="4.378159in" draw:z-index="0">
<draw:image xlink:href="../Images/yкринформ/2023-05-17T21-07-48-03-00/1585673694-884.jpg" xlink:type="simple" xlink:show="embed" xlink:actuate="onLoad" draw:mime-type="image/jpeg"/>
</draw:frame>
The UNIAN journalist, which is part of group 1+1 Media, Dmitry Khiluk has been over a year in Russian captivity. He, together with his father, Vasyl Khiluk, was managed by Russian invaders on March 3, 2022. Eight days later, they were released from arrest, but <text:a xlink:type="simple" xlink:href="https://www.ukrinform.ua/tag-zurnalist" text:style-name="Internet_20_link" text:visited-style-name="Visited_20_Internet_20_Link">
</text:a>
Remained in captivity.</text:p>
      <text:p text:style-name="P4">
According to the media group, as of May 2023, the parents of Dmitry Khiliuk were one of the news of his son - a laconic letter written by him in April last year in one of the Russian prisons.</text:p>
      <text:p text:style-name="P4">
"The official status of Dmitry Khiluk is a civil hostage. According to international law, such people should be returned outside special exchanges. Not harmful to the release process, during the Great War, relevant state structures have recommended that you not advertise information about this case, but now these data have become publicly available and open. We urge the international community to give this situation maximum publicity and make it possible for the aggressor country to release Dmitry Khiluk, as well as all civilians, which she still holds in inhumane conditions in captivity ", -he was voted in 1+1 Media.</text:p>
      <text:p text:style-name="P4">
<text:span text:style-name="T4">
 Read also: </text:span>
 <text:a xlink:type="simple" xlink:href="https://www.ukrinform.ua/rubric-society/3710427-reporteri-bez-kordoniv-j-nadali-pracuvatimut-nad-vizvolennam-z-polonu-zurnalista-hiluka.html" text:style-name="Internet_20_link" text:visited-style-name="Visited_20_Internet_20_Link">
<text:span text:style-name="T4">
 Khiluk </text:span>
</text:a>
</text:p>
      <text:p text:style-name="P4">
As it was reported, Russian invaders abducted Dmitry Khiluk on March 3, 2022 in his native village of Kozarovichi in the north of the Kiev region. He is illegally held in Russian prison.</text:p>
      <text:p text:style-name="P4">
The National Union of Journalists of Ukraine demands from the Russian Federation <text:a xlink:type="simple" xlink:href="https://www.ukrinform.ua/rubric-society/3703982-nszu-v-oon-zaklikala-rosiu-zvilniti-ukrainskogo-zurnalista-dmitra-hiluka.html" text:style-name="Internet_20_link" text:visited-style-name="Visited_20_Internet_20_Link">
</text:a>
.</text:p>
      <text:p text:style-name="P4">
<text:span text:style-name="T4">
 Read also: </text:span>
 <text:a xlink:type="simple" xlink:href="https://www.ukrinform.ua/rubric-ato/3709433-zurnalista-dmitra-hiluka-batki-cekaut-z-polonu-ponad-rik.html" text:style-name="Internet_20_link" text:visited-style-name="Visited_20_Internet_20_Link">
<text:span text:style-name="T4">
 Khiluk </text:span>
</text:a>
The head of the Reporters Office without borders in Eastern Europe and Central Azijanna Kavelier stated that "Reporters without borders" will continue to work on understanding of the journalist of UNIAN Dmitry Khiluk, who is being harvested in Russian captivity and his liberation.</text:p>
      <text:p text:style-name="P4">
News Source: <text:a xlink:type="simple" xlink:href="https://www.ukrinform.ua/rubric-society/3710647-mediaholding-11-zaklikae-svit-dopomogti-zvilniti-zurnalista-dmitra-hiluka-z-rosijskogo-polonu.html" text:style-name="Internet_20_link" text:visited-style-name="Visited_20_Internet_20_Link">
https://www.ukrinform.ua/rubric-society/3710647-mediaholding-11-zaklikae-svit-dopomogti-zvilniti-zurnalista-dmitra-hiluka-z-rosijskogo-polonu.html</text:a>
</text:p>
      <!--NEWS-->
      <text:h text:style-name="P10" text:outline-level="1">
<text:span text:style-name="T4">
UN Secretary General: The continuation of the Grain Agreement is a good news for the world</text:span>
</text:h>
      <text:p text:style-name="P4">
Authors: Ukrinform (Person)</text:p>
      <text:p text:style-name="P4">
Publisher: Укринформ (Organization)</text:p>
      <text:p text:style-name="P4">
Published Time: 2023-05-17T21:13:32+03:00</text:p>
      <text:p text:style-name="P4">
Modified Time: 2023-05-17T21:13:32+03:00</text:p>
      <text:p text:style-name="P4">
Description: UN Secretary General Anthony Guterres congratulated the continuation of the Black Sea Grain Agreement, emphasizing that it is of great importance for global food security. - Ukrinform.</text:p>
      <text:p text:style-name="P4">
Images: ["<text:a xlink:type="simple" xlink:href="https://static.ukrinform.com/photos/2023_03/thumb_files/630_360_1678267117-503.jpg" text:style-name="Internet_20_link" text:visited-style-name="Visited_20_Internet_20_Link">
630_360_16782...</text:a>
"]</text:p>
      <text:p text:style-name="P4">
Tags: ['Експорт', 'Гутерреш', 'ООН', 'Росія', 'зерновий коридор']</text:p>
      <text:p text:style-name="P4">
Type: Article</text:p>
      <!--METADATA-->
      <text:p text:style-name="P4">
<draw:frame draw:style-name="fr1" draw:name="Image200" text:anchor-type="as-char" svg:width="6.9236in" svg:height="3.956343in" draw:z-index="0">
<draw:image xlink:href="../Images/yкринформ/2023-05-17T21-13-32-03-00/630_360_1678267117-503.jpg" xlink:type="simple" xlink:show="embed" xlink:actuate="onLoad" draw:mime-type="image/jpeg"/>
</draw:frame>
UN Secretary General Anthony Guterres congratulated the continuation of the Black Sea Grain Agreement, emphasizing that it is of great importance for global food security.</text:p>
      <text:p text:style-name="P4">
According to Ukrinform correspondent in New York, this is a responsibility to read to journalists on Wednesday.</text:p>
      <text:p text:style-name="P4">
"We have some positive and significant events - confirmation of the Russian Federation with its participation in the Black Sea initiative for another 60 days ... Continues the good news for the world," Guterres said.</text:p>
      <text:p text:style-name="P4">
He added that there are also unresolved issues, but "representatives of Russia, Ukraine, Turkey and the UN will continue to discuss them."</text:p>
      <text:p text:style-name="P4">
<text:span text:style-name="T4">
 Read also: </text:span>
 <text:a xlink:type="simple" xlink:href="https://www.ukrinform.ua/rubric-economy/3710374-ostanne-sudno-u-mezah-zernovoi-ugodi-zalisilo-ukrainskij-port.html" text:style-name="Internet_20_link" text:visited-style-name="Visited_20_Internet_20_Link">
<text:span text:style-name="T4">
 grain </text:span>
</text:a>
Secretary -General expressed the hope that "comprehensively improving, expanding and continuing the initiative" would eventually be achieved, which he outlined in the presidents of three countries.</text:p>
      <text:p text:style-name="P4">
Guterres thanked Turkish President Recep Erdogan for the mediation of the hub, whom he enforces in coordination with the UN.</text:p>
      <text:p text:style-name="P4">
“The importance of the Black Sea initiative - and a parallel memorandum to understand the understanding between the UN and the Russian Federation - is obvious. These agreements have significance for global food security, ”the Secretary General said.</text:p>
      <text:p text:style-name="P4">
Secretary -General recalled that more than 30 millionton foods were exported as part of the initiative, and as soon as the ports of Ukraine came out vessels, which are filled with an oriental food program that transports 30,000 tons <text:a xlink:type="simple" xlink:href="https://www.ukrinform.ua/tag-zerno" text:style-name="Internet_20_link" text:visited-style-name="Visited_20_Internet_20_Link">
</text:a>
, "To feed hungry people are jolt."</text:p>
      <text:p text:style-name="P4">
<text:span text:style-name="T4">
 Read also: </text:span>
 <text:a xlink:type="simple" xlink:href="https://www.ukrinform.ua/rubric-economy/3710343-cogoric-ukraina-moze-posiati-najbilse-aroi-psenici-za-ostanni-12-rokiv.html" text:style-name="Internet_20_link" text:visited-style-name="Visited_20_Internet_20_Link">
</text:a>
According to him, in the last year the world prices for food have fallen by 20%. "And it is important, because it demonstrates that even in the darkest hours there is always a rayady and the opportunity to find solutions that will benefit everyone," - said Haderres.</text:p>
      <text:p text:style-name="P4">
As reported by Ukrinform, Turkish President Recep Tayyip Erdogan on Wednesday <text:a xlink:type="simple" xlink:href="https://www.ukrinform.ua/rubric-economy/3710574-zernovu-ugodu-prodovzili-na-dva-misaci.html" text:style-name="Internet_20_link" text:visited-style-name="Visited_20_Internet_20_Link">
</text:a>
that the action of the Black Sea "Grain Agreement" was extended on two. He also noted that the Russian side promised not to interfere with the departure of Turkish ships to the ports of Nikolaev and Olbia.</text:p>
      <text:p text:style-name="P4">
News Source: <text:a xlink:type="simple" xlink:href="https://www.ukrinform.ua/rubric-world/3710649-gensek-oon-prodovzenna-zernovoi-ugodi-e-garnou-novinou-dla-svitu.html" text:style-name="Internet_20_link" text:visited-style-name="Visited_20_Internet_20_Link">
https://www.ukrinform.ua/rubric-world/3710649-gensek-oon-prodovzenna-zernovoi-ugodi-e-garnou-novinou-dla-svitu.html</text:a>
</text:p>
      <!--NEWS-->
      <text:h text:style-name="P10" text:outline-level="1">
<text:span text:style-name="T4">
Russia has frozen bank accounts of Denmark's diploma accounts</text:span>
</text:h>
      <text:p text:style-name="P4">
Authors: Ukrinform (Person)</text:p>
      <text:p text:style-name="P4">
Publisher: Укринформ (Organization)</text:p>
      <text:p text:style-name="P4">
Published Time: 2023-05-17T21:16:00+03:00</text:p>
      <text:p text:style-name="P4">
Modified Time: 2023-05-17T21:16:00+03:00</text:p>
      <text:p text:style-name="P4">
Description: Denmark's bank accounts in Russia were frozen. - Ukrinform.</text:p>
      <text:p text:style-name="P4">
Images: ["<text:a xlink:type="simple" xlink:href="https://static.ukrinform.com/photos/2016_01/thumb_files/630_360_1452694462-4796.jpg" text:style-name="Internet_20_link" text:visited-style-name="Visited_20_Internet_20_Link">
630_360_14526...</text:a>
"]</text:p>
      <text:p text:style-name="P4">
Tags: ['Банк', 'Данія', 'Росія', 'Активи']</text:p>
      <text:p text:style-name="P4">
Type: Article</text:p>
      <!--METADATA-->
      <text:p text:style-name="P4">
<draw:frame draw:style-name="fr1" draw:name="Image201" text:anchor-type="as-char" svg:width="6.9236in" svg:height="3.956343in" draw:z-index="0">
<draw:image xlink:href="../Images/yкринформ/2023-05-17T21-16-00-03-00/630_360_1452694462-4796.jpg" xlink:type="simple" xlink:show="embed" xlink:actuate="onLoad" draw:mime-type="image/jpeg"/>
</draw:frame>
Denmark's bank accounts in Russia were frozen.</text:p>
      <text:p text:style-name="P4">
About it reports <text:a xlink:type="simple" xlink:href="https://www.reuters.com/world/finnish-embassy-bank-accounts-frozen-russia-foreign-ministry-says-2023-05-17/" text:style-name="Internet_20_link" text:visited-style-name="Visited_20_Internet_20_Link">
</text:a>
With reference to MSSDANI, Ukrinform reports.</text:p>
      <text:p text:style-name="P4">
Ministry of International Affairs <text:a xlink:type="simple" xlink:href="https://www.ukrinform.ua/tag-dania" text:style-name="Internet_20_link" text:visited-style-name="Visited_20_Internet_20_Link">
 </text:a>
stated that the restrictions imposed by the Russian authorities led to the blocking of the Bank cards of the embassy in the Russian Federation.</text:p>
      <text:p text:style-name="P4">
"The increased requirements for documentation before all payments specifically mean that the embassy has been paying salaries for employees for a long time and paying cash accounts," the ministry reported.</text:p>
      <text:p text:style-name="P4">
<text:span text:style-name="T4">
 Read also: </text:span>
 <text:a xlink:type="simple" xlink:href="https://www.ukrinform.ua/rubric-vidbudova/3702157-dania-vidilila-1-milard-na-vidbudovu-ukraini.html" text:style-name="Internet_20_link" text:visited-style-name="Visited_20_Internet_20_Link">
<text:span text:style-name="T4">
 Denmark </text:span>
</text:a>
The Central Bank of Russia did not respond to the request of the Agency on the comment.</text:p>
      <text:p text:style-name="P4">
As reported by Ukrinform, earlier on Wednesday of the Ministry of Foreign Affairs of Finland stated that <text:a xlink:type="simple" xlink:href="https://www.ukrinform.ua/rubric-world/3710459-rosia-zamorozila-bankivski-rahunki-dipmisii-finlandii.html" text:style-name="Internet_20_link" text:visited-style-name="Visited_20_Internet_20_Link">
</text:a>
and cannot be used.</text:p>
      <text:p text:style-name="P4">
The official representative of the Ministry of Foreign Affairs of the Russian Federation Maria Zakharova stated that "these actions are a mirror response to similar restrictions on Russian foreign institutions in this Ukraine."</text:p>
      <text:p text:style-name="P4">
News Source: <text:a xlink:type="simple" xlink:href="https://www.ukrinform.ua/rubric-world/3710650-rosia-zamorozila-bankivski-rahunki-dipmisii-danii.html" text:style-name="Internet_20_link" text:visited-style-name="Visited_20_Internet_20_Link">
https://www.ukrinform.ua/rubric-world/3710650-rosia-zamorozila-bankivski-rahunki-dipmisii-danii.html</text:a>
</text:p>
      <!--NEWS-->
      <text:h text:style-name="P10" text:outline-level="1">
<text:span text:style-name="T4">
In Mariupol, the Russians on the destroyed house were hung a banner with the inscription "Nikto Krome"</text:span>
</text:h>
      <text:p text:style-name="P4">
Authors: Ukrinform (Person)</text:p>
      <text:p text:style-name="P4">
Publisher: Укринформ (Organization)</text:p>
      <text:p text:style-name="P4">
Published Time: 2023-05-17T21:21:00+03:00</text:p>
      <text:p text:style-name="P4">
Modified Time: 2023-05-17T21:21:00+03:00</text:p>
      <text:p text:style-name="P4">
Description: In the temporarily captured Russian army of Mariupol, invaders on their destroyed house, which they prepare for dismantling, installed a banner with a Russian tricolor and the inscription "Nikto Cromea of us". - Ukrinform.</text:p>
      <text:p text:style-name="P4">
Images: ["<text:a xlink:type="simple" xlink:href="https://static.ukrinform.com/photos/2023_05/thumb_files/630_360_1684347487-694.jpeg" text:style-name="Internet_20_link" text:visited-style-name="Visited_20_Internet_20_Link">
630_360_16843...</text:a>
", "<text:a xlink:type="simple" xlink:href="https://static.ukrinform.com/photos/2023_05/1684347487-694.jpeg" text:style-name="Internet_20_link" text:visited-style-name="Visited_20_Internet_20_Link">
1684347487-69...</text:a>
"]</text:p>
      <text:p text:style-name="P4">
Tags: ['Маріуполь', 'Окупація', 'Війна з Росією']</text:p>
      <text:p text:style-name="P4">
Type: Article</text:p>
      <!--METADATA-->
      <text:p text:style-name="P4">
<draw:frame draw:style-name="fr1" draw:name="Image202" text:anchor-type="as-char" svg:width="6.9236in" svg:height="3.956343in" draw:z-index="0">
<draw:image xlink:href="../Images/yкринформ/2023-05-17T21-21-00-03-00/630_360_1684347487-694.jpeg" xlink:type="simple" xlink:show="embed" xlink:actuate="onLoad" draw:mime-type="image/jpeg"/>
</draw:frame>
Timely captured by the Russian army of Mariupoli invaders on the destroyed house they prepare for dismantling, installed a banner with a Russian trimmer and inscription "Nicto Crome us".</text:p>
      <text:p text:style-name="P4">
As Ukrinform reports, about it in <text:a xlink:type="simple" xlink:href="https://t.me/andriyshTime/9769" text:style-name="Internet_20_link" text:visited-style-name="Visited_20_Internet_20_Link">
</text:a>
The mayor of Mariupol informed Petro Andryushchenko and published a photo house.</text:p>
      <text:p text:style-name="P4">
“On the destroyed house prepared for dismantling, there is a banner of Nictocrome us with a tricolor. You do not argue, ”the mayor adviser wrote.</text:p>
      <text:p text:style-name="P4">
<draw:frame draw:style-name="fr1" draw:name="Image203" text:anchor-type="as-char" svg:width="6.9236in" svg:height="6.9236in" draw:z-index="0">
<draw:image xlink:href="../Images/yкринформ/2023-05-17T21-21-00-03-00/1684347487-694.jpeg" xlink:type="simple" xlink:show="embed" xlink:actuate="onLoad" draw:mime-type="image/jpeg"/>
</draw:frame>
As it was reported, May 9 mayor <text:a xlink:type="simple" xlink:href="https://www.ukrinform.ua/tag-mariupol" text:style-name="Internet_20_link" text:visited-style-name="Visited_20_Internet_20_Link">
</text:a>
Vadim Boychenko stated that since the beginning of a full -scale invasion Russian invaders damaged 2208 homes in Mariupol, 50% of them were destroyed.</text:p>
      <text:p text:style-name="P4">
<text:span text:style-name="T4">
 Read also: </text:span>
 <text:a xlink:type="simple" xlink:href="https://www.ukrinform.ua/rubric-regions/3708281-u-mariupoli-rozbili-vstanovlene-rosianami-pogrudda-lenina.html" text:style-name="Internet_20_link" text:visited-style-name="Visited_20_Internet_20_Link">
<text:span text:style-name="T4">
 Mariupe </text:span>
</text:a>
Russia's aggression caused one of the largest humanitarian catastrophes in Mariupol. The city was almost 90% destroyed as a result of enemy shelling, without the normal supply of electricity, water, gas.</text:p>
      <text:p text:style-name="P4">
The invaders turn Mariupol and surrounding settlements into a Russian army's military-logistics hub.</text:p>
      <text:p text:style-name="P4">
News Source: <text:a xlink:type="simple" xlink:href="https://www.ukrinform.ua/rubric-regions/3710654-u-mariupoli-rosiani-na-zrujnovanomu-budinku-vivisili-baner-iz-napisom-nikto-krome-nas.html" text:style-name="Internet_20_link" text:visited-style-name="Visited_20_Internet_20_Link">
https://www.ukrinform.ua/rubric-regions/3710654-u-mariupoli-rosiani-na-zrujnovanomu-budinku-vivisili-baner-iz-napisom-nikto-krome-nas.html</text:a>
</text:p>
      <!--NEWS-->
      <text:h text:style-name="P10" text:outline-level="1">
<text:span text:style-name="T4">
US prepare a $ 60 billion assistance package</text:span>
</text:h>
      <text:p text:style-name="P4">
Authors: Ukrinform (Person)</text:p>
      <text:p text:style-name="P4">
Publisher: Укринформ (Organization)</text:p>
      <text:p text:style-name="P4">
Published Time: 2023-05-17T21:27:50+03:00</text:p>
      <text:p text:style-name="P4">
Modified Time: 2023-05-17T21:27:50+03:00</text:p>
      <text:p text:style-name="P4">
Description: In September, the United States is planning to declare a package of assistance to Ukraine for 2024. - Ukrinform.</text:p>
      <text:p text:style-name="P4">
Images: ["<text:a xlink:type="simple" xlink:href="https://static.ukrinform.com/photos/2023_02/thumb_files/630_360_1676889541-543.jpg" text:style-name="Internet_20_link" text:visited-style-name="Visited_20_Internet_20_Link">
630_360_16768...</text:a>
", "<text:a xlink:type="simple" xlink:href="https://static.ukrinform.com/photos/2023_05/1684344103-435.jpg" text:style-name="Internet_20_link" text:visited-style-name="Visited_20_Internet_20_Link">
1684344103-43...</text:a>
"]</text:p>
      <text:p text:style-name="P4">
Tags: ['США', 'Україна', 'Волкер', 'допомога']</text:p>
      <text:p text:style-name="P4">
Type: Article</text:p>
      <!--METADATA-->
      <text:p text:style-name="P4">
<draw:frame draw:style-name="fr1" draw:name="Image204" text:anchor-type="as-char" svg:width="6.9236in" svg:height="3.956343in" draw:z-index="0">
<draw:image xlink:href="../Images/yкринформ/2023-05-17T21-27-50-03-00/630_360_1676889541-543.jpg" xlink:type="simple" xlink:show="embed" xlink:actuate="onLoad" draw:mime-type="image/jpeg"/>
</draw:frame>
In September, they plan to declare a package of assistance to Ukraine for 2024.</text:p>
      <text:p text:style-name="P4">
The former Special Representative of the State Department for Ukraine Kurt Volker reported this during a briefing in Odessa, Ukrinform reports.</text:p>
      <text:p text:style-name="P4">
“In the fall, we will introduce another package of assistance that will support Ukraine in 2024. We are currently discussing this package of $ 60 billion, which I will be introduced in September. The package is planned to reconcile the pre -presidential election in <text:a xlink:type="simple" xlink:href="https://www.ukrinform.ua/tag-ssa" text:style-name="Internet_20_link" text:visited-style-name="Visited_20_Internet_20_Link">
</text:a>
", - declared Volcer.</text:p>
      <text:p text:style-name="P4">
<draw:frame draw:style-name="fr1" draw:name="Image205" text:anchor-type="as-char" svg:width="6.9236in" svg:height="4.615733in" draw:z-index="0">
<draw:image xlink:href="../Images/yкринформ/2023-05-17T21-27-50-03-00/1684344103-435.jpg" xlink:type="simple" xlink:show="embed" xlink:actuate="onLoad" draw:mime-type="image/jpeg"/>
</draw:frame>
The US State Department Exprecator added that the US has enough money to support the Armed Forces counter -offensive, which should begin in early summer and last fall.</text:p>
      <text:p text:style-name="P4">
<text:span text:style-name="T4">
 Read also: </text:span>
 <text:a xlink:type="simple" xlink:href="https://www.ukrinform.ua/rubric-ato/3709532-urad-nimeccini-pocav-formuvati-paket-vijskovoi-dopomogi-ukraini.html" text:style-name="Internet_20_link" text:visited-style-name="Visited_20_Internet_20_Link">
<text:span text:style-name="T4">
 Helping </text:span>
</text:a>
As it was reported, Volker said earlier that the funds that will be used for the reconstruction of Ukraine should come to a specially created fund. Also, in his opinion, it is necessary to create a special executive organ that will regulate the process of restoration of Ukraine »</text:p>
      <text:p text:style-name="P4">
The process of post -war <text:a xlink:type="simple" xlink:href="https://www.ukrinform.ua/rubric-vidbudova/3710635-vidbudova-ukraini-moze-zaversitisa-do-lita-2026-roku-volker.html" text:style-name="Internet_20_link" text:visited-style-name="Visited_20_Internet_20_Link">
</text:a>
According to experts, Ukraine should end by June2026.</text:p>
      <text:p text:style-name="P4">
News Source: <text:a xlink:type="simple" xlink:href="https://www.ukrinform.ua/rubric-ato/3710657-ssa-gotuut-paket-dopomogi-ukraini-na-60-milardiv.html" text:style-name="Internet_20_link" text:visited-style-name="Visited_20_Internet_20_Link">
https://www.ukrinform.ua/rubric-ato/3710657-ssa-gotuut-paket-dopomogi-ukraini-na-60-milardiv.html</text:a>
</text:p>
      <!--NEWS-->
      <text:h text:style-name="P10" text:outline-level="1">
<text:span text:style-name="T4">
EU ambassadors have agreed the date of future elections to the European Parliament</text:span>
</text:h>
      <text:p text:style-name="P4">
Authors: Ukrinform (Person)</text:p>
      <text:p text:style-name="P4">
Publisher: Укринформ (Organization)</text:p>
      <text:p text:style-name="P4">
Published Time: 2023-05-17T21:28:00+03:00</text:p>
      <text:p text:style-name="P4">
Modified Time: 2023-05-17T21:28:00+03:00</text:p>
      <text:p text:style-name="P4">
Description: The EU Permanent Committee at the Corper II level has agreed to give elections to the European Parliament, which should take place next year. - Ukrinform.</text:p>
      <text:p text:style-name="P4">
Images: ["<text:a xlink:type="simple" xlink:href="https://static.ukrinform.com/photos/2019_07/thumb_files/630_360_1563445603-194.jpg" text:style-name="Internet_20_link" text:visited-style-name="Visited_20_Internet_20_Link">
630_360_15634...</text:a>
"]</text:p>
      <text:p text:style-name="P4">
Tags: ['Європарламент', 'Євросоюз', 'Вибори']</text:p>
      <text:p text:style-name="P4">
Type: Article</text:p>
      <!--METADATA-->
      <text:p text:style-name="P4">
<draw:frame draw:style-name="fr1" draw:name="Image206" text:anchor-type="as-char" svg:width="6.9236in" svg:height="3.956343in" draw:z-index="0">
<draw:image xlink:href="../Images/yкринформ/2023-05-17T21-28-00-03-00/630_360_1563445603-194.jpg" xlink:type="simple" xlink:show="embed" xlink:actuate="onLoad" draw:mime-type="image/jpeg"/>
</draw:frame>
EU Committee on Ambassador EU Committee(Coreper 2)He agreed to give the election to the European Parliament, which should take place next year.</text:p>
      <text:p text:style-name="P4">
This was reported in the Swedish chairmanship in the EU in <text:a xlink:type="simple" xlink:href="https://twitter.com/sweden2023eu" text:style-name="Internet_20_link" text:visited-style-name="Visited_20_Internet_20_Link">
</text:a>
, reports Ukrinform.</text:p>
      <text:p text:style-name="P4">
“Ambassadors <text:a xlink:type="simple" xlink:href="https://www.ukrinform.ua/tag-evrosouz" text:style-name="Internet_20_link" text:visited-style-name="Visited_20_Internet_20_Link">
</text:a>
They have just agreed to establish the next elections to the European Parliament from 6 to 9 June 2024, ”the post reads.</text:p>
      <text:p text:style-name="P4">
<text:span text:style-name="T4">
 Read also: </text:span>
 <text:a xlink:type="simple" xlink:href="https://www.ukrinform.ua/rubric-world/3707325-francia-proponue-evroparlamentu-pereihati-u-novu-budivlu-u-strasburzi.html" text:style-name="Internet_20_link" text:visited-style-name="Visited_20_Internet_20_Link">
<text:span text:style-name="T4">
 European Parliament </text:span>
</text:a>
As it was reported, elections to the European Parliament are held once every five years, in this number of deputies from each of the Member States is determined by its population.</text:p>
      <text:p text:style-name="P4">
News Source: <text:a xlink:type="simple" xlink:href="https://www.ukrinform.ua/rubric-world/3710547-posli-es-pogodili-datu-majbutnih-viboriv-do-evroparlamentu.html" text:style-name="Internet_20_link" text:visited-style-name="Visited_20_Internet_20_Link">
https://www.ukrinform.ua/rubric-world/3710547-posli-es-pogodili-datu-majbutnih-viboriv-do-evroparlamentu.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5-17T21:30:00+03:00</text:p>
      <text:p text:style-name="P4">
Modified Time: 2023-05-17T21:30: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207" text:anchor-type="as-char" svg:width="6.9236in" svg:height="3.956343in" draw:z-index="0">
<draw:image xlink:href="../Images/yкринформ/2023-05-17T21-30-00-03-00/630_360_1645107758-865.jpg" xlink:type="simple" xlink:show="embed" xlink:actuate="onLoad" draw:mime-type="image/jpeg"/>
</draw:frame>
Ukrainian Ukrainian Information Agency "Ukrinform" is looking for an editor/editor for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Schmigal in the fields of the Council of Europe Summit met with leaders of more than 30 countries and organizations</text:span>
</text:h>
      <text:p text:style-name="P4">
Authors: Ukrinform (Person)</text:p>
      <text:p text:style-name="P4">
Publisher: Укринформ (Organization)</text:p>
      <text:p text:style-name="P4">
Published Time: 2023-05-17T21:30:07+03:00</text:p>
      <text:p text:style-name="P4">
Modified Time: 2023-05-17T21:30:07+03:00</text:p>
      <text:p text:style-name="P4">
Description: Prime Minister Denis Shmigal held a meeting with heads of more than 30 states and organizations to consolidate Ukraine's efforts to win Ukraine as part of the Council of Europe Summit in Reykjavik. - Ukrinform.</text:p>
      <text:p text:style-name="P4">
Images: ["<text:a xlink:type="simple" xlink:href="https://static.ukrinform.com/photos/2023_05/thumb_files/630_360_1684348164-448.jpg" text:style-name="Internet_20_link" text:visited-style-name="Visited_20_Internet_20_Link">
630_360_16843...</text:a>
"]</text:p>
      <text:p text:style-name="P4">
Tags: ['Ісландія', 'Саміт', 'Рада Європи', 'Шмигаль']</text:p>
      <text:p text:style-name="P4">
Type: Article</text:p>
      <!--METADATA-->
      <text:p text:style-name="P4">
<draw:frame draw:style-name="fr1" draw:name="Image208" text:anchor-type="as-char" svg:width="6.9236in" svg:height="3.956343in" draw:z-index="0">
<draw:image xlink:href="../Images/yкринформ/2023-05-17T21-30-07-03-00/630_360_1684348164-448.jpg" xlink:type="simple" xlink:show="embed" xlink:actuate="onLoad" draw:mime-type="image/jpeg"/>
</draw:frame>
Prime Minister Denis Shmigal held more than 30 states and organizations to consolidate the efforts of Ukraine as part of the Council of Europe Summit in Reykjavik.</text:p>
      <text:p text:style-name="P4">
He reported this in <text:a xlink:type="simple" xlink:href="https://t.me/Denys_Smyhal/5254" text:style-name="Internet_20_link" text:visited-style-name="Visited_20_Internet_20_Link">
</text:a>
, reports Ukrinform.</text:p>
      <text:p text:style-name="P4">
“The Summit of the Heads of State and Government of the Council of Europe has become a unique communication site to consolidate the efforts of partners for the sake of Ukraine's victory. The summit has met with leaders, presidents and prime ministers of more than 30 countries and organizations, including Emmanuel Macron, Andrzej Duda, Georgeumelon, Charles Michel. They talked about the long -term support of our country with conservation von der Lyen, Olaf Scholtz and Prime Minister of Norway Jonas Garomster, ” - said <text:a xlink:type="simple" xlink:href="https://www.ukrinform.ua/tag-smigal" text:style-name="Internet_20_link" text:visited-style-name="Visited_20_Internet_20_Link">
</text:a>
.</text:p>
      <text:p text:style-name="P4">
He also said that he had the opportunity to personally thank the Prime Minister Richa Sakna and the Prime Minister of the Netherlands Mark Rutte to work together to work together on providing Ukraine with a combat air-potential, and about the willingness to teach Ukrainians to pilot F-16 also declared Belgium Alexander.</text:p>
      <text:p text:style-name="P4">
<text:span text:style-name="T4">
 Read also: </text:span>
 <text:a xlink:type="simple" xlink:href="https://www.ukrinform.ua/rubric-polytics/3710560-smigal-obgovoriv-iz-gensekom-radi-evropi-kroki-neobhidni-dla-peremogi-ukraini.html" text:style-name="Internet_20_link" text:visited-style-name="Visited_20_Internet_20_Link">
<text:span text:style-name="T4">
 shmigal </text:span>
</text:a>
In addition, the head of government thanked Denmark Prime Minister Matte Fredericksen for a $ 1 billion assistance fund.</text:p>
      <text:p text:style-name="P4">
According to him, meetings with the head of the Government of Portugaliantoniou was also held with money and representatives of Spain on military-technical support.</text:p>
      <text:p text:style-name="P4">
Schmigal noted that the specific renewal projects in the Kyiv region were discussed by the Albania Spacer, and with the Head of Croatia, Andrey Plenkovich - aid in humanitarian demining. The head of the Ukrainian Government also was awarded further decisions, which were laid at the Council of Europe Summit, the President of Latvia Egils Levits, in particular, they agreed to make efforts, the time of the presidency of his country in the CoE to complete the creation of a special offense against Russia's aggression. “During plenary sessions and bilateral meetings, they showed their readiness to provide Ukraine with a long time. We combine efforts to establish justice and strengthen security in Europe, ”Shmigal added.<text:span text:style-name="T4">
 Read also: </text:span>
 <text:a xlink:type="simple" xlink:href="https://www.ukrinform.ua/rubric-polytics/3710538-smigal-u-rejkaviku-zustrivsa-iz-poslom-stativ-v-oon-i-podakuvav-za-sistemi-ppo.html" text:style-name="Internet_20_link" text:visited-style-name="Visited_20_Internet_20_Link">
<text:span text:style-name="T4">
 shmigal </text:span>
</text:a>
In the final declaration of the summit of state and governments, 46 participating countries were assured of the continuation of Ukraine's support "as much as it will be necessary", and supported the principles of the Ukrainian formula of peace and declared the prosecution of punishment of the Russian Federation for crime.</text:p>
      <text:p text:style-name="P4">
The CoE participants called on Russia immediately and unconditionally to withdraw all their troops of Zuzraina, Georgia and Moldova.</text:p>
      <text:p text:style-name="P4">
<text:span text:style-name="T5">
Foto: Denis Shmigal, Facebook</text:span>
</text:p>
      <text:p text:style-name="P4">
News Source: <text:a xlink:type="simple" xlink:href="https://www.ukrinform.ua/rubric-polytics/3710658-smigal-na-polah-samitu-radi-evropi-zustrivsa-z-kerivnikami-ponad-30-krain-ta-organizacij.html" text:style-name="Internet_20_link" text:visited-style-name="Visited_20_Internet_20_Link">
https://www.ukrinform.ua/rubric-polytics/3710658-smigal-na-polah-samitu-radi-evropi-zustrivsa-z-kerivnikami-ponad-30-krain-ta-organizacij.html</text:a>
</text:p>
      <!--NEWS-->
      <text:h text:style-name="P10" text:outline-level="1">
<text:span text:style-name="T4">
Prince Harry and Megan almost got into an accident - they were pursued by paparazzi</text:span>
</text:h>
      <text:p text:style-name="P4">
Authors: Ukrinform (Person)</text:p>
      <text:p text:style-name="P4">
Publisher: Укринформ (Organization)</text:p>
      <text:p text:style-name="P4">
Published Time: 2023-05-17T21:43:28+03:00</text:p>
      <text:p text:style-name="P4">
Modified Time: 2023-05-17T21:43:28+03:00</text:p>
      <text:p text:style-name="P4">
Description: Prince Harry and his wife, Megan, barely evaded his car crash because of the aggressive pursuit of the paparazzi in New York. - Ukrinform.</text:p>
      <text:p text:style-name="P4">
Images: ["<text:a xlink:type="simple" xlink:href="https://static.ukrinform.com/photos/2023_05/thumb_files/630_360_1684348634-620.png" text:style-name="Internet_20_link" text:visited-style-name="Visited_20_Internet_20_Link">
630_360_16843...</text:a>
"]</text:p>
      <text:p text:style-name="P4">
Tags: ['Аварія', 'ДТП', 'Нью-Йорк', 'Принц Гаррі', 'Меган Маркл']</text:p>
      <text:p text:style-name="P4">
Type: Article</text:p>
      <!--METADATA-->
      <text:p text:style-name="P4">
<draw:frame draw:style-name="fr1" draw:name="Image209" text:anchor-type="as-char" svg:width="6.9236in" svg:height="3.956343in" draw:z-index="0">
<draw:image xlink:href="../Images/yкринформ/2023-05-17T21-43-28-03-00/630_360_1684348634-620.png" xlink:type="simple" xlink:show="embed" xlink:actuate="onLoad" draw:mime-type="image/png"/>
</draw:frame>
Prince Harrry and his wife Megan barely evaded the accident on his own car aggressive pursuit of the paparazzi in New York.</text:p>
      <text:p text:style-name="P4">
The incident happened on Wednesday, reports Ukrinform with reference to <text:a xlink:type="simple" xlink:href="https://edition.cnn.com/2023/05/17/americas/harry-meghan-car-crash-intl/index.html" text:style-name="Internet_20_link" text:visited-style-name="Visited_20_Internet_20_Link">
</text:a>
.</text:p>
      <text:p text:style-name="P4">
“The pair was followed by paparazzi, but <text:a xlink:type="simple" xlink:href="https://www.ukrinform.ua/tag-dtp" text:style-name="Internet_20_link" text:visited-style-name="Visited_20_Internet_20_Link">
</text:a>
(with the participation of the Duke and Duchess of Sussex - ed.)It was possible touched, ” - said the channel with reference to the source in law enforcement.</text:p>
      <text:p text:style-name="P4">
The incident occurred after Harry accompanied Megan at the Woman of Vision Awards, which took place in New York. It is reported that the Earl and Duchess of Sussex also traveled to Mother Megan, Dorigland.</text:p>
      <text:p text:style-name="P4">
<text:span text:style-name="T4">
 Read also: </text:span>
 <text:a xlink:type="simple" xlink:href="https://www.ukrinform.ua/rubric-world/3677202-princa-garri-ta-megan-poprosili-zvilniti-rezidenciu-frogmor-kotedz.html" text:style-name="Internet_20_link" text:visited-style-name="Visited_20_Internet_20_Link">
</text:a>
The spokesman of the couple reported in an official statement that Prince Harry and his wife were megany in the "almost catastrophic" automobile pursuit. "This ruthless pursuit, which lasted for more than two hours, has led to numerous clashes involving other drivers on the road, pedestrians and two New York police officers," - said the advocacy.</text:p>
      <text:p text:style-name="P4">
Meanwhile, the source in law enforcement reported that on Tuesday, the crowd was watching Megan and Harry on cars, motorcycles and scooters.</text:p>
      <text:p text:style-name="P4">
Photo: Kevin Mazur/Getty Images</text:p>
      <text:p text:style-name="P4">
News Source: <text:a xlink:type="simple" xlink:href="https://www.ukrinform.ua/rubric-world/3710660-princ-garri-i-megan-led-ne-potrapili-v-avariu-ih-peresliduvali-paparaci.html" text:style-name="Internet_20_link" text:visited-style-name="Visited_20_Internet_20_Link">
https://www.ukrinform.ua/rubric-world/3710660-princ-garri-i-megan-led-ne-potrapili-v-avariu-ih-peresliduvali-paparaci.html</text:a>
</text:p>
      <!--NEWS-->
      <text:h text:style-name="P10" text:outline-level="1">
<text:span text:style-name="T4">
In Lugansk several explosions were heard - the media</text:span>
</text:h>
      <text:p text:style-name="P4">
Authors: Ukrinform (Person)</text:p>
      <text:p text:style-name="P4">
Publisher: Укринформ (Organization)</text:p>
      <text:p text:style-name="P4">
Published Time: 2023-05-17T21:44:00+03:00</text:p>
      <text:p text:style-name="P4">
Modified Time: 2023-05-17T21:44:00+03:00</text:p>
      <text:p text:style-name="P4">
Description: In the temporarily occupied Lugansk, explosions came again. - Ukrinform.</text:p>
      <text:p text:style-name="P4">
Images: ["<text:a xlink:type="simple" xlink:href="https://static.ukrinform.com/photos/2023_05/thumb_files/630_360_1684349338-508.jpg" text:style-name="Internet_20_link" text:visited-style-name="Visited_20_Internet_20_Link">
630_360_16843...</text:a>
", "<text:a xlink:type="simple" xlink:href="https://static.ukrinform.com/photos/2023_05/1684349319-143.jpg" text:style-name="Internet_20_link" text:visited-style-name="Visited_20_Internet_20_Link">
1684349319-14...</text:a>
"]</text:p>
      <text:p text:style-name="P4">
Tags: ['Окупація', 'Вибух', 'Луганськ', 'Війна з Росією']</text:p>
      <text:p text:style-name="P4">
Type: Article</text:p>
      <!--METADATA-->
      <text:p text:style-name="P4">
<draw:frame draw:style-name="fr1" draw:name="Image210" text:anchor-type="as-char" svg:width="6.9236in" svg:height="3.956343in" draw:z-index="0">
<draw:image xlink:href="../Images/yкринформ/2023-05-17T21-44-00-03-00/630_360_1684349338-508.jpg" xlink:type="simple" xlink:show="embed" xlink:actuate="onLoad" draw:mime-type="image/jpeg"/>
</draw:frame>
The explosions were erupted in the occupied Lugansk again.</text:p>
      <text:p text:style-name="P4">
According to Ukrinform, Radio Liberty reports in <text:a xlink:type="simple" xlink:href="https://t.me/radiosvoboda/41005" text:style-name="Internet_20_link" text:visited-style-name="Visited_20_Internet_20_Link">
</text:a>
.</text:p>
      <text:p text:style-name="P4">
"There have been several explosions in the occupied Lugansk occupied. The pillar of thick black smoke is visible, which is rising over the explosions.</text:p>
      <text:p text:style-name="P4">
<draw:frame draw:style-name="fr1" draw:name="Image211" text:anchor-type="as-char" svg:width="6.9236in" svg:height="7.816968in" draw:z-index="0">
<draw:image xlink:href="../Images/yкринформ/2023-05-17T21-44-00-03-00/1684349319-143.jpg" xlink:type="simple" xlink:show="embed" xlink:actuate="onLoad" draw:mime-type="image/jpeg"/>
</draw:frame>
The publication notes that earlier the power of the so -called "LNR" reported <text:a xlink:type="simple" xlink:href="https://www.ukrinform.ua/tag-vibuh" text:style-name="Internet_20_link" text:visited-style-name="Visited_20_Internet_20_Link">
</text:a>
in the city on May 12, 13 and 15. According to information, the plant in the center of Lugansk and several other objects of Ukrainian missiles Storm Shadow of British production.</text:p>
      <text:p text:style-name="P4">
<text:span text:style-name="T4">
 Read also: </text:span>
 <text:a xlink:type="simple" xlink:href="https://www.ukrinform.ua/rubric-ato/3710572-v-okupovanomu-enakievo-prolunav-vibuh.html" text:style-name="Internet_20_link" text:visited-style-name="Visited_20_Internet_20_Link">
<text:span text:style-name="T4">
 yenak </text:span>
</text:a>
As reported by Ukrinform, in the occupied city of Yenakiyevo in Donetsk region <text:a xlink:type="simple" xlink:href="https://www.ukrinform.ua/rubric-ato/3710572-v-okupovanomu-enakievo-prolunav-vibuh.html" text:style-name="Internet_20_link" text:visited-style-name="Visited_20_Internet_20_Link">
</text:a>
A powerful explosion.</text:p>
      <text:p text:style-name="P4">
_ Photo: social networks_</text:p>
      <text:p text:style-name="P4">
News Source: <text:a xlink:type="simple" xlink:href="https://www.ukrinform.ua/rubric-regions/3710663-u-lugansku-prolunali-kilka-vibuhiv-zmi.html" text:style-name="Internet_20_link" text:visited-style-name="Visited_20_Internet_20_Link">
https://www.ukrinform.ua/rubric-regions/3710663-u-lugansku-prolunali-kilka-vibuhiv-zmi.html</text:a>
</text:p>
      <!--NEWS-->
      <text:h text:style-name="P10" text:outline-level="1">
<text:span text:style-name="T4">
There is no rocket carrier in the Black and Azov Seas, but the enemy can prepare an attack - Humeniuk</text:span>
</text:h>
      <text:p text:style-name="P4">
Authors: Ukrinform (Person)</text:p>
      <text:p text:style-name="P4">
Publisher: Укринформ (Organization)</text:p>
      <text:p text:style-name="P4">
Published Time: 2023-05-17T21:48:00+03:00</text:p>
      <text:p text:style-name="P4">
Modified Time: 2023-05-17T21:48:00+03:00</text:p>
      <text:p text:style-name="P4">
Description: There is no rocket carrier in the Black and Azov Sea, but it is likely that the enemy is preparing for attack. - Ukrinform.</text:p>
      <text:p text:style-name="P4">
Images: ["<text:a xlink:type="simple" xlink:href="https://static.ukrinform.com/photos/2023_03/thumb_files/630_360_1678431971-142.jpeg" text:style-name="Internet_20_link" text:visited-style-name="Visited_20_Internet_20_Link">
630_360_16784...</text:a>
"]</text:p>
      <text:p text:style-name="P4">
Tags: [' Чорне море', 'Азовське море', 'Війна з Росією', 'Єдині новини', 'Наталія Гуменюк']</text:p>
      <text:p text:style-name="P4">
Type: Article</text:p>
      <!--METADATA-->
      <text:p text:style-name="P4">
<draw:frame draw:style-name="fr1" draw:name="Image212" text:anchor-type="as-char" svg:width="6.9236in" svg:height="3.956343in" draw:z-index="0">
<draw:image xlink:href="../Images/yкринформ/2023-05-17T21-48-00-03-00/630_360_1678431971-142.jpeg" xlink:type="simple" xlink:show="embed" xlink:actuate="onLoad" draw:mime-type="image/jpeg"/>
</draw:frame>
There is no rocket carrier in the Black and Azov Sea, but it is important that the enemy is preparing for attack.</text:p>
      <text:p text:style-name="P4">
Natalia Humeniuk, the head of the United Nations, reported this on the air of the only news.</text:p>
      <text:p text:style-name="P4">
“After two days of fruitful work on the territory of Ukraine, the rocket launchers were invited to the base points for reserves. And now the shipping in both seas - black and Azov - is 8 ships. Vasovsky is one ship, in black - the rest, ”Gumeniuk said.</text:p>
      <text:p text:style-name="P4">
<text:span text:style-name="T4">
 Read also: </text:span>
 <text:a xlink:type="simple" xlink:href="https://www.ukrinform.ua/rubric-ato/3710142-genstab-utocniv-dani-pro-nicnu-ataku-ukrainski-zahisniki-znisili-25-raket.html" text:style-name="Internet_20_link" text:visited-style-name="Visited_20_Internet_20_Link">
<text:span text:style-name="T4">
 attack </text:span>
</text:a>
At the same time, she noted that it is not the first time they were removed from the points for the first night by the ships already equipped and ready for attacks. “Irrigation of some enemy aviation activity, you can predict the probability of repetition of a restless night. So I do not want to scare anyone, but I warn you to respond to signals <text:a xlink:type="simple" xlink:href="https://www.ukrinform.ua/tag-povitrana-trivoga" text:style-name="Internet_20_link" text:visited-style-name="Visited_20_Internet_20_Link">
</text:a>
», - said the head of the press center.</text:p>
      <text:p text:style-name="P4">
As reported by Ukrinform, the day before, 11 Russian ships were overwhelmed in the Black Sea, including two carriers of winged rockets "Caliber".</text:p>
      <text:p text:style-name="P4">
News Source: <text:a xlink:type="simple" xlink:href="https://www.ukrinform.ua/rubric-ato/3710665-raketonosiiv-u-cornomu-ta-azovskomu-morah-nemae-ale-vorog-moze-gotuvati-ataku-gumenuk.html" text:style-name="Internet_20_link" text:visited-style-name="Visited_20_Internet_20_Link">
https://www.ukrinform.ua/rubric-ato/3710665-raketonosiiv-u-cornomu-ta-azovskomu-morah-nemae-ale-vorog-moze-gotuvati-ataku-gumenuk.html</text:a>
</text:p>
      <!--NEWS-->
      <text:h text:style-name="P10" text:outline-level="1">
<text:span text:style-name="T4">
In Poland, the International Court will also take Mishustin and Lavrov</text:span>
</text:h>
      <text:p text:style-name="P4">
Authors: Ukrinform (Person)</text:p>
      <text:p text:style-name="P4">
Publisher: Укринформ (Organization)</text:p>
      <text:p text:style-name="P4">
Published Time: 2023-05-17T21:51:00+03:00</text:p>
      <text:p text:style-name="P4">
Modified Time: 2023-05-17T21:51:00+03:00</text:p>
      <text:p text:style-name="P4">
Description: The President of Russian President Vladimir Putin and the Children's Ombudsmenka of Maria Lviv-Belva in Poland is considered a "significant step" in bringing to justice also other higher representatives of the Russian authorities. - Ukrinform.</text:p>
      <text:p text:style-name="P4">
Images: ["<text:a xlink:type="simple" xlink:href="https://static.ukrinform.com/photos/2022_02/thumb_files/630_360_1644926663-578.jpg" text:style-name="Internet_20_link" text:visited-style-name="Visited_20_Internet_20_Link">
630_360_16449...</text:a>
"]</text:p>
      <text:p text:style-name="P4">
Tags: ['лавров', 'Польща', 'Трибунал', 'Росія', 'Воєнні злочини', 'Мішустін']</text:p>
      <text:p text:style-name="P4">
Type: Article</text:p>
      <!--METADATA-->
      <text:p text:style-name="P4">
<draw:frame draw:style-name="fr1" draw:name="Image213" text:anchor-type="as-char" svg:width="6.9236in" svg:height="3.956343in" draw:z-index="0">
<draw:image xlink:href="../Images/yкринформ/2023-05-17T21-51-00-03-00/630_360_1644926663-578.jpg" xlink:type="simple" xlink:show="embed" xlink:actuate="onLoad" draw:mime-type="image/jpeg"/>
</draw:frame>
The publication of the orders for the arrest of Russian President Vladimir Putin and the children's Ombudsmenkaria of Lviv-Bielova in Poland is considered a "significant step" in the reference of other higher representatives of the Russian authorities.</text:p>
      <text:p text:style-name="P4">
It is, in particular, about the head of the Russian government Mikhail Mishustin and Minister of Foreign Affairs Sergey Lavrov. This was stated in a comment by Ukrinform spokesman of the Ministry of Foreign Affairs of Polishilukash Yasin.</text:p>
      <text:p text:style-name="P4">
“Poland considers this a significant step towards holding individual criminal responsibility for international higher management crimes <text:a xlink:type="simple" xlink:href="https://www.ukrinform.ua/tag-rosia" text:style-name="Internet_20_link" text:visited-style-name="Visited_20_Internet_20_Link">
</text:a>
, as well as a clear symbolic and legal signal that the ISS can and will take measures against the highest officials of the Russian Federation, including the so -called three, that is, the head of state, the Prime Minister and the Minister of Foreign Affairs, ”Yasina said.</text:p>
      <text:p text:style-name="P4">
He noted that in Poland they are aware that there is one category of crimes from which all began - the crime of Russia's aggression against Ukraine - and it lies with the extra -urists of the ISS. Therefore, Poland supports and is working on the creation of a new international court on the crime of Russia's aggression against Ukraine, without a clear indication of the way it is created and authority.</text:p>
      <text:p text:style-name="P4">
<text:span text:style-name="T4">
 Read also: </text:span>
 <text:a xlink:type="simple" xlink:href="https://www.ukrinform.ua/rubric-ato/3710523-prezident-latvii-na-samiti-radi-evropi-zaklikav-stvoriti-putinskij-tribunal.html" text:style-name="Internet_20_link" text:visited-style-name="Visited_20_Internet_20_Link">
<text:span text:style-name="T4">
 tribunal </text:span>
</text:a>
"We view this as a prerequisite for a strong peace in the future,"- summed up.</text:p>
      <text:p text:style-name="P4">
It is known that in March the judge of the International Criminal Court(MKS)The arrest of Russian President Vladimir Putin and the Russian Children's Ombudsmenkaria of Lviv-Bielova were issued. The President of Russia and the President of the Russian Federation of the child's statements are suspected of war crimes - illegal deportation of the population, including children, from the occupied territory of Ukraine, at least on February 24, 2022.</text:p>
      <text:p text:style-name="P4">
<text:span text:style-name="T5">
Foto: JEAN-CHRISTOPHE BOT/DPA</text:span>
</text:p>
      <text:p text:style-name="P4">
News Source: <text:a xlink:type="simple" xlink:href="https://www.ukrinform.ua/rubric-world/3710662-u-polsi-ocikuut-so-miznarodnij-sud-vizmetsa-takoz-za-misustina-j-lavrova.html" text:style-name="Internet_20_link" text:visited-style-name="Visited_20_Internet_20_Link">
https://www.ukrinform.ua/rubric-world/3710662-u-polsi-ocikuut-so-miznarodnij-sud-vizmetsa-takoz-za-misustina-j-lavrova.html</text:a>
</text:p>
      <!--NEWS-->
      <text:h text:style-name="P10" text:outline-level="1">
<text:span text:style-name="T4">
The State Department commented on Russia's recognition by sponsor of terrorism</text:span>
</text:h>
      <text:p text:style-name="P4">
Authors: Ukrinform (Person)</text:p>
      <text:p text:style-name="P4">
Publisher: Укринформ (Organization)</text:p>
      <text:p text:style-name="P4">
Published Time: 2023-05-17T22:01:00+03:00</text:p>
      <text:p text:style-name="P4">
Modified Time: 2023-05-17T22:01:00+03:00</text:p>
      <text:p text:style-name="P4">
Description: Following the ambiguous Secretary of State, Anthony Blinken, in the Senate about the possibility of Russia's recognition by the state-sponsor of terrorism, the US Foreign Policy Office commented on its official position on this issue. - Ukrinform.</text:p>
      <text:p text:style-name="P4">
Images: ["<text:a xlink:type="simple" xlink:href="https://static.ukrinform.com/photos/2018_03/thumb_files/630_360_1521097272-9495.jpg" text:style-name="Internet_20_link" text:visited-style-name="Visited_20_Internet_20_Link">
630_360_15210...</text:a>
"]</text:p>
      <text:p text:style-name="P4">
Tags: ['США', 'Тероризм', 'Держдеп', 'Росія']</text:p>
      <text:p text:style-name="P4">
Type: Article</text:p>
      <!--METADATA-->
      <text:p text:style-name="P4">
<draw:frame draw:style-name="fr1" draw:name="Image214" text:anchor-type="as-char" svg:width="6.9236in" svg:height="3.956343in" draw:z-index="0">
<draw:image xlink:href="../Images/yкринформ/2023-05-17T22-01-00-03-00/630_360_1521097272-9495.jpg" xlink:type="simple" xlink:show="embed" xlink:actuate="onLoad" draw:mime-type="image/jpeg"/>
</draw:frame>
The afternoon was stated by the Secretary of State Anthony Blinken in the Senate about the possibility of exporting Russia by the state-sponsor of terrorism, and the US foreign policy agreed on this issue on this issue.</text:p>
      <text:p text:style-name="P4">
The relevant statement was made on Wednesday by the deputy spokesman of the State Department Swedent Patel, reports his own correspondent of Ukrinform.</text:p>
      <text:p text:style-name="P4">
"I do not have any updates about this," - said the State Department in response to the question whether the agency is working in the direction of Russia's existence by the state -existence <text:a xlink:type="simple" xlink:href="https://www.ukrinform.ua/tag-terorizm" text:style-name="Internet_20_link" text:visited-style-name="Visited_20_Internet_20_Link">
</text:a>
.</text:p>
      <text:p text:style-name="P4">
He also noted that there are many public assessments that the assignment of a Russian-speaking state-existence of terrorism will significantly affect the ability of non-governmental tane commercial organizations to work in the region. "So, of course, we will be very careful about it," the State Department representative said.</text:p>
      <text:p text:style-name="P4">
<text:span text:style-name="T4">
 Read also: </text:span>
 <text:a xlink:type="simple" xlink:href="https://www.ukrinform.ua/rubric-polytics/3590403-kuleba-pripuskae-so-deaki-kraini-viznaut-rf-derzavouteroristom.html" text:style-name="Internet_20_link" text:visited-style-name="Visited_20_Internet_20_Link">
</text:a>
He also recalled that the United States, along with other countries, introduced against RFbezeprecedent restrictions.</text:p>
      <text:p text:style-name="P4">
"We have taken measures to hold the Russian Federation with the help of sanctions, export control and other measures that, as we see, really affect the Russian economy," the State Department representative said.</text:p>
      <text:p text:style-name="P4">
He also pointed out that transnational corporations leave Russia, decide not to do business in this country.</text:p>
      <text:p text:style-name="P4">
<text:span text:style-name="T4">
 Read also: </text:span>
 <text:a xlink:type="simple" xlink:href="https://www.ukrinform.ua/rubric-polytics/3583500-rinkevics-vazlivo-abi-evrosouz-viznav-rosiu-derzavousponsorom-terorizmu.html" text:style-name="Internet_20_link" text:visited-style-name="Visited_20_Internet_20_Link">
</text:a>
"We see clear public reports on the reduction of the Russian economy and know that our actions have effect and real influence, so we will continue to do it," the representative of the American department.</text:p>
      <text:p text:style-name="P4">
As reported by Ukrinform, the day before US Secretary of State Anthony Blinken during the hearing in the Senate did not exclude the possibility of recognizing Russia <text:a xlink:type="simple" xlink:href="https://www.ukrinform.ua/rubric-world/3710218-blinken-ne-viklucae-mozlivosti-viznanna-rosii-derzavousponsorom-terorizmu.html" text:style-name="Internet_20_link" text:visited-style-name="Visited_20_Internet_20_Link">
</text:a>
</text:p>
      <text:p text:style-name="P4">
News Source: <text:a xlink:type="simple" xlink:href="https://www.ukrinform.ua/rubric-world/3710666-derzdep-prokomentuvav-mozlivist-viznanna-rosii-derzavousponsorom-terorizmu.html" text:style-name="Internet_20_link" text:visited-style-name="Visited_20_Internet_20_Link">
https://www.ukrinform.ua/rubric-world/3710666-derzdep-prokomentuvav-mozlivist-viznanna-rosii-derzavousponsorom-terorizmu.html</text:a>
</text:p>
      <!--NEWS-->
      <text:h text:style-name="P10" text:outline-level="1">
<text:span text:style-name="T4">
Ukraine has a chance to join NATO before the end of the war - Volker</text:span>
</text:h>
      <text:p text:style-name="P4">
Authors: Ukrinform (Person)</text:p>
      <text:p text:style-name="P4">
Publisher: Укринформ (Organization)</text:p>
      <text:p text:style-name="P4">
Published Time: 2023-05-17T22:07:00+03:00</text:p>
      <text:p text:style-name="P4">
Modified Time: 2023-05-17T22:07:00+03:00</text:p>
      <text:p text:style-name="P4">
Description: Ukraine's accession to the North Atlantic Alliance is not excluded until the end of the war in the country. - Ukrinform.</text:p>
      <text:p text:style-name="P4">
Images: ["<text:a xlink:type="simple" xlink:href="https://static.ukrinform.com/photos/2023_05/thumb_files/630_360_1684344053-295.jpg" text:style-name="Internet_20_link" text:visited-style-name="Visited_20_Internet_20_Link">
630_360_16843...</text:a>
"]</text:p>
      <text:p text:style-name="P4">
Tags: ['НАТО', 'США', 'Україна', 'Волкер']</text:p>
      <text:p text:style-name="P4">
Type: Article</text:p>
      <!--METADATA-->
      <text:p text:style-name="P4">
<draw:frame draw:style-name="fr1" draw:name="Image215" text:anchor-type="as-char" svg:width="6.9236in" svg:height="3.956343in" draw:z-index="0">
<draw:image xlink:href="../Images/yкринформ/2023-05-17T22-07-00-03-00/630_360_1684344053-295.jpg" xlink:type="simple" xlink:show="embed" xlink:actuate="onLoad" draw:mime-type="image/jpeg"/>
</draw:frame>
Ukraine's accession to the North Atlantic Alliance is not excluded until the end of the war of Ukraine.</text:p>
      <text:p text:style-name="P4">
The former US State Department Special Representative of Ukraine Kurt Volker said this during a briefing in Odessa, Ukrinform reports.</text:p>
      <text:p text:style-name="P4">
“As for whether Ukraine can join <text:a xlink:type="simple" xlink:href="https://www.ukrinform.ua/tag-nato" text:style-name="Internet_20_link" text:visited-style-name="Visited_20_Internet_20_Link">
</text:a>
Until the end of the war, it is worth looking at Germany, which joined Donato, being a divided country when the eastern part of Germany was a collection of the USSR, ”Volker said.</text:p>
      <text:p text:style-name="P4">
<text:span text:style-name="T4">
 Read also: </text:span>
 <text:a xlink:type="simple" xlink:href="https://www.ukrinform.ua/rubric-polytics/3710540-parlament-estonii-uhvaliv-zaavu-na-pidtrimku-clenstva-ukraini-v-nato.html" text:style-name="Internet_20_link" text:visited-style-name="Visited_20_Internet_20_Link">
<text:span text:style-name="T4">
 NATO </text:span>
</text:a>
He suggested that Ukraine's accession to NATO could be completed. Perhaps Article Fifth will be applied only to the territories that will be controlled by Kiev, Volker.</text:p>
      <text:p text:style-name="P4">
“How and when the war is over is unknown. It can be something similar as it occurs in Korea. Korea is divided into two parts - the northern and southern Ivs is still in a state of war, ”the US State Department expanser added.</text:p>
      <text:p text:style-name="P4">
In September, the United States is planning to declare <text:a xlink:type="simple" xlink:href="https://www.ukrinform.ua/rubric-ato/3710657-ssa-gotuut-paket-dopomogi-ukraini-na-60-milardiv.html" text:style-name="Internet_20_link" text:visited-style-name="Visited_20_Internet_20_Link">
</text:a>
Ukraine for 2024.</text:p>
      <text:p text:style-name="P4">
News Source: <text:a xlink:type="simple" xlink:href="https://www.ukrinform.ua/rubric-polytics/3710669-ukraina-mae-sansi-vstupiti-v-nato-do-zaversenna-vijni-volker.html" text:style-name="Internet_20_link" text:visited-style-name="Visited_20_Internet_20_Link">
https://www.ukrinform.ua/rubric-polytics/3710669-ukraina-mae-sansi-vstupiti-v-nato-do-zaversenna-vijni-volker.html</text:a>
</text:p>
      <!--NEWS-->
      <text:h text:style-name="P10" text:outline-level="1">
<text:span text:style-name="T4">
Ukrainian Yarmolenko was distinguished by a goal in the match against "Al-Passra" Dubai</text:span>
</text:h>
      <text:p text:style-name="P4">
Authors: Ukrinform (Person)</text:p>
      <text:p text:style-name="P4">
Publisher: Укринформ (Organization)</text:p>
      <text:p text:style-name="P4">
Published Time: 2023-05-17T22:07:03+03:00</text:p>
      <text:p text:style-name="P4">
Modified Time: 2023-05-17T22:07:03+03:00</text:p>
      <text:p text:style-name="P4">
Description: Ukrainian striker Al-Yana Andriy Yarmolenko was scored in the first match of the semifinals of the UAE League Cup against Dubai. - Ukrinform.</text:p>
      <text:p text:style-name="P4">
Images: ["<text:a xlink:type="simple" xlink:href="https://static.ukrinform.com/photos/2023_05/thumb_files/630_360_1684350366-671.jpg" text:style-name="Internet_20_link" text:visited-style-name="Visited_20_Internet_20_Link">
630_360_16843...</text:a>
"]</text:p>
      <text:p text:style-name="P4">
Tags: ['Ярмоленко']</text:p>
      <text:p text:style-name="P4">
Type: Article</text:p>
      <!--METADATA-->
      <text:p text:style-name="P4">
<draw:frame draw:style-name="fr1" draw:name="Image216" text:anchor-type="as-char" svg:width="6.9236in" svg:height="3.956343in" draw:z-index="0">
<draw:image xlink:href="../Images/yкринформ/2023-05-17T22-07-03-03-00/630_360_1684350366-671.jpg" xlink:type="simple" xlink:show="embed" xlink:actuate="onLoad" draw:mime-type="image/jpeg"/>
</draw:frame>
Ukrainian striker Al-Yana Andriy Yarmolenko was distinguished by the goal in the first top of the semi-finals of the UAE League Cup against Al-Protn Dubai.</text:p>
      <text:p text:style-name="P4">
In the 59th minute the football player sold a penalty, opening the account, reports Ukrinform.</text:p>
      <text:p text:style-name="P4">
As a result, Al-Ain won with a score of 4: 1. In another pair of semi-finalists, Al-Jazira will meet Al-Sharzha.</text:p>
      <text:p text:style-name="P4">
<text:span text:style-name="T4">
 Read also: </text:span>
 <text:a xlink:type="simple" xlink:href="https://www.ukrinform.ua/rubric-diaspora/3710479-v-oae-vidbuvsa-futbolnij-matc-miz-ukrainskimi-skolami-sofia-ta-divosvit.html" text:style-name="Internet_20_link" text:visited-style-name="Visited_20_Internet_20_Link">
<text:span text:style-name="T4">
 Football </text:span>
</text:a>
The exact blow was the 12th for the 33-year-old player this season for the club.</text:p>
      <text:p text:style-name="P4">
Photo: al-Ain</text:p>
      <text:p text:style-name="P4">
News Source: <text:a xlink:type="simple" xlink:href="https://www.ukrinform.ua/rubric-sports/3710668-ukrainec-armolenko-vidznacivsa-golom-v-matci-proti-alnasra-dubaj.html" text:style-name="Internet_20_link" text:visited-style-name="Visited_20_Internet_20_Link">
https://www.ukrinform.ua/rubric-sports/3710668-ukrainec-armolenko-vidznacivsa-golom-v-matci-proti-alnasra-dubaj.html</text:a>
</text:p>
      <!--NEWS-->
      <text:h text:style-name="P10" text:outline-level="1">
<text:span text:style-name="T4">
In Odessa declared air alarm, the media reported explosions</text:span>
</text:h>
      <text:p text:style-name="P4">
Authors: Ukrinform (Person)</text:p>
      <text:p text:style-name="P4">
Publisher: Укринформ (Organization)</text:p>
      <text:p text:style-name="P4">
Published Time: 2023-05-17T22:13:00+03:00</text:p>
      <text:p text:style-name="P4">
Modified Time: 2023-05-17T22:13:00+03:00</text:p>
      <text:p text:style-name="P4">
Description: Air anxiety is declared in Odessa.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Одеса', 'Вибух', 'Війна з Росією', 'Сергій Братчук']</text:p>
      <text:p text:style-name="P4">
Type: Article</text:p>
      <!--METADATA-->
      <text:p text:style-name="P4">
<draw:frame draw:style-name="fr1" draw:name="Image217" text:anchor-type="as-char" svg:width="6.9236in" svg:height="3.956343in" draw:z-index="0">
<draw:image xlink:href="../Images/yкринформ/2023-05-17T22-13-00-03-00/630_360_1645871571-868.jpg" xlink:type="simple" xlink:show="embed" xlink:actuate="onLoad" draw:mime-type="image/jpeg"/>
</draw:frame>
In Odessa Air Air Anxiety.</text:p>
      <text:p text:style-name="P4">
He wrote about it in <text:a xlink:type="simple" xlink:href="https://t.me/Bratchuk_Sergey/39077" text:style-name="Internet_20_link" text:visited-style-name="Visited_20_Internet_20_Link">
</text:a>
The head of Odessa Ovasergiy Bratchuk, reports Ukrinform.</text:p>
      <text:p text:style-name="P4">
"<text:a xlink:type="simple" xlink:href="https://www.ukrinform.ua/tag-povitrana-trivoga" text:style-name="Internet_20_link" text:visited-style-name="Visited_20_Internet_20_Link">
</text:a>
Everyone in the shelter, "Bratchuk wrote.</text:p>
      <text:p text:style-name="P4">
He later urged not to film air defense.</text:p>
      <text:p text:style-name="P4">
<text:span text:style-name="T4">
 Read also: </text:span>
 <text:a xlink:type="simple" xlink:href="https://www.ukrinform.ua/rubric-other_news/3710322-zdatnist-ukrainskoi-ppo-zbivati-kindzali-stala-dla-rosii-nespodivankou-britanska-rozvidka.html" text:style-name="Internet_20_link" text:visited-style-name="Visited_20_Internet_20_Link">
<text:span text:style-name="T4">
 air defense </text:span>
</text:a>
At the same time, public reports in <text:a xlink:type="simple" xlink:href="https://t.me/suspilnenews/20835" text:style-name="Internet_20_link" text:visited-style-name="Visited_20_Internet_20_Link">
</text:a>
that the contents for 20 minutes are explosions.</text:p>
      <text:p text:style-name="P4">
News Source: <text:a xlink:type="simple" xlink:href="https://www.ukrinform.ua/rubric-ato/3710674-v-odesi-ogolosili-povitranu-trivogu-zmi-povidomlaut-pro-vibuhi.html" text:style-name="Internet_20_link" text:visited-style-name="Visited_20_Internet_20_Link">
https://www.ukrinform.ua/rubric-ato/3710674-v-odesi-ogolosili-povitranu-trivogu-zmi-povidomlaut-pro-vibuhi.html</text:a>
</text:p>
      <!--NEWS-->
      <text:h text:style-name="P10" text:outline-level="1">
<text:span text:style-name="T4">
Russians in a day 16 times fired at Sumy Region border</text:span>
</text:h>
      <text:p text:style-name="P4">
Authors: Ukrinform (Person)</text:p>
      <text:p text:style-name="P4">
Publisher: Укринформ (Organization)</text:p>
      <text:p text:style-name="P4">
Published Time: 2023-05-17T22:15:00+03:00</text:p>
      <text:p text:style-name="P4">
Modified Time: 2023-05-17T22:15:00+03:00</text:p>
      <text:p text:style-name="P4">
Description: During the day, the Russians carried out 16 shelling of the Sumy region border, more than 180 explosions were recorded. - Ukrinform.</text:p>
      <text:p text:style-name="P4">
Images: ["<text:a xlink:type="simple" xlink:href="https://static.ukrinform.com/photos/2017_02/thumb_files/630_360_1486210150-9834.jpg" text:style-name="Internet_20_link" text:visited-style-name="Visited_20_Internet_20_Link">
630_360_14862...</text:a>
"]</text:p>
      <text:p text:style-name="P4">
Tags: ['Обстріл', 'Сумщина', 'Російські військові', 'Війна з Росією']</text:p>
      <text:p text:style-name="P4">
Type: Article</text:p>
      <!--METADATA-->
      <text:p text:style-name="P4">
<draw:frame draw:style-name="fr1" draw:name="Image218" text:anchor-type="as-char" svg:width="6.9236in" svg:height="3.956343in" draw:z-index="0">
<draw:image xlink:href="../Images/yкринформ/2023-05-17T22-15-00-03-00/630_360_1486210150-9834.jpg" xlink:type="simple" xlink:show="embed" xlink:actuate="onLoad" draw:mime-type="image/jpeg"/>
</draw:frame>
During the day, the Russians carried out 16 shelling of the border of Sumy region, recorded over 180 explosions.</text:p>
      <text:p text:style-name="P4">
According to Ukrinform, the Sumy Regional Military Administration reports in <text:a xlink:type="simple" xlink:href="https://t.me/Sumy_news_ODA/16226" text:style-name="Internet_20_link" text:visited-style-name="Visited_20_Internet_20_Link">
</text:a>
 .</text:p>
      <text:p text:style-name="P4">
<text:a xlink:type="simple" xlink:href="https://www.ukrinform.ua/tag-obstril" text:style-name="Internet_20_link" text:visited-style-name="Visited_20_Internet_20_Link">
 </text:a>
Bilopilsk, Novoslobidskaya, Seredi-Budsk and ZNOB-Novgorod communities.</text:p>
      <text:p text:style-name="P4">
In the Belopil community, the enemy beat the mortar - 28 hits and fired AGS - 85 explosions.</text:p>
      <text:p text:style-name="P4">
In the Navok-Novgorod community, Artobstil was recorded-four explosions, mortar shelling-10 explosions and shelling with Grad RSSV-22 explosions.</text:p>
      <text:p text:style-name="P4">
<text:span text:style-name="T4">
 Read also: </text:span>
 <text:a xlink:type="simple" xlink:href="https://www.ukrinform.ua/rubric-ato/3710641-zagarbniki-za-den-trici-obstrilali-nikopolskij-rajon.html" text:style-name="Internet_20_link" text:visited-style-name="Visited_20_Internet_20_Link">
<text:span text:style-name="T4">
 firing </text:span>
</text:a>
The enemy fired at the Novoslobid community from mortars - four explosions.</text:p>
      <text:p text:style-name="P4">
"The firing of an apartment building took place. Another private house was damaged. When trying to extinguish the fire, civilians were firing of small arms. Information about the victims did not receive," - said the news.</text:p>
      <text:p text:style-name="P4">
There was also an shelling of community settlements with AGS - 20 explosions.</text:p>
      <text:p text:style-name="P4">
<text:span text:style-name="T4">
 Read also: </text:span>
 <text:a xlink:type="simple" xlink:href="https://www.ukrinform.ua/rubric-ato/3710610-rosiani-atakuvali-ohtirku-sahedom.html" text:style-name="Internet_20_link" text:visited-style-name="Visited_20_Internet_20_Link">
</text:a>
In the mid -and -Buds community, Russians gatted from mortar - four explosions of tustwoln artillery - two explosions.</text:p>
      <text:p text:style-name="P4">
As reported by Ukrinform, over the last month <text:a xlink:type="simple" xlink:href="https://www.ukrinform.ua/rubric-regions/3710331-za-ostannij-misac-vijska-rff-ponad-400-raziv-obstrilali-sumsinu.html" text:style-name="Internet_20_link" text:visited-style-name="Visited_20_Internet_20_Link">
</text:a>
Sumy region more than 400 times.</text:p>
      <text:p text:style-name="P4">
<text:span text:style-name="T5">
Foto: Max Avdeev for Buzzfeed News</text:span>
</text:p>
      <text:p text:style-name="P4">
News Source: <text:a xlink:type="simple" xlink:href="https://www.ukrinform.ua/rubric-ato/3710671-rosiani-za-den-16-raziv-obstrilali-prikordonna-sumsini.html" text:style-name="Internet_20_link" text:visited-style-name="Visited_20_Internet_20_Link">
https://www.ukrinform.ua/rubric-ato/3710671-rosiani-za-den-16-raziv-obstrilali-prikordonna-sumsini.html</text:a>
</text:p>
      <!--NEWS-->
      <text:h text:style-name="P10" text:outline-level="1">
<text:span text:style-name="T4">
For five years the world has been waiting for a new temperature record for the last three centuries - WMO</text:span>
</text:h>
      <text:p text:style-name="P4">
Authors: Ukrinform (Person)</text:p>
      <text:p text:style-name="P4">
Publisher: Укринформ (Organization)</text:p>
      <text:p text:style-name="P4">
Published Time: 2023-05-17T22:24:00+03:00</text:p>
      <text:p text:style-name="P4">
Modified Time: 2023-05-17T22:24:00+03:00</text:p>
      <text:p text:style-name="P4">
Description: The global temperature is likely to increase to record levels over the next five years through greenhouse gases and the natural phenomenon of Eln-Nignyo-the warming of the Pacific and air in the equatorial zone near the shores of Ecuador, Peru and Chile, which lasts for half a year. - Ukrinform.</text:p>
      <text:p text:style-name="P4">
Images: ["<text:a xlink:type="simple" xlink:href="https://static.ukrinform.com/photos/2020_01/thumb_files/630_360_1578997624-813.jpg" text:style-name="Internet_20_link" text:visited-style-name="Visited_20_Internet_20_Link">
630_360_15789...</text:a>
"]</text:p>
      <text:p text:style-name="P4">
Tags: ['Зміна клімату', 'Глобальне потепління']</text:p>
      <text:p text:style-name="P4">
Type: Article</text:p>
      <!--METADATA-->
      <text:p text:style-name="P4">
<draw:frame draw:style-name="fr1" draw:name="Image219" text:anchor-type="as-char" svg:width="6.9236in" svg:height="3.956343in" draw:z-index="0">
<draw:image xlink:href="../Images/yкринформ/2023-05-17T22-24-00-03-00/630_360_1578997624-813.jpg" xlink:type="simple" xlink:show="embed" xlink:actuate="onLoad" draw:mime-type="image/jpeg"/>
</draw:frame>
Globalnatemperia is likely to grow to record levels over the next five years through greenhouse gases and the natural phenomenon of Eln-Ninio-the warming of the Pacific and Air in the Equatorial Zone near the shores of Ecuador, Peru and Chile, which is half a year.</text:p>
      <text:p text:style-name="P4">
According to Ukrinform, this was reported on Wednesday <text:a xlink:type="simple" xlink:href="https://public.wmo.int/en/media/press-release/global-temperatures-set-reach-new-records-next-five-years" text:style-name="Internet_20_link" text:visited-style-name="Visited_20_Internet_20_Link">
</text:a>
 (Вов).</text:p>
      <text:p text:style-name="P4">
З імовірністю 66% середньорічна глобальна температура в проміжку між 2023 та2027 роками підніметься принаймні протягом одного року більш як на 1,5°Cпорівняно з доіндустріальним періодом. І щонайменше один із цих п'яти років зімовірністю 98% буде найтеплішими за всю історію спостережень (More than 300 years).</text:p>
      <text:p text:style-name="P4">
Очікується, що, крім змін, спричинених діяльністю людини, у найближчі місяціна <text:a xlink:type="simple" xlink:href="https://www.ukrinform.ua/tag-klimat" text:style-name="Internet_20_link" text:visited-style-name="Visited_20_Internet_20_Link">
 </text:a>
The phenomenon of El-Nignyo will influence. “Tsatimet far -reaching consequences for health, food safety, water management and the environment. We must be ready, ”said Professor Petter Taalas, Secretary General of WMO.</text:p>
      <text:p text:style-name="P4">
<text:span text:style-name="T4">
 Read also: </text:span>
 <text:a xlink:type="simple" xlink:href="https://www.ukrinform.ua/rubric-world/3699440-naselenna-u-vsomu-sviti-strazdae-vid-ekstremalnih-pogodnih-i-klimaticnih-avis-vmo.html" text:style-name="Internet_20_link" text:visited-style-name="Visited_20_Internet_20_Link">
<text:span text:style-name="T4">
 population </text:span>
 <text:span text:style-name="T4">
 </text:span>
 <text:span text:style-name="T4">
 </text:span>
 <text:span text:style-name="T4">
 </text:span>
 <text:span text:style-name="T4">
 </text:span>
 suffering <text:span text:style-name="T4">
 </text:span>
 <text:span text:style-name="T4">
 from </text:span>
<text:span text:style-name="T4">
 Extreme </text:span>
 <text:span text:style-name="T4">
 weather </text:span>
 <text:span text:style-name="T4">
 </text:span>
 climatic <text:span text:style-name="T4">
 </text:span>
 <text:span text:style-name="T4">
 </text:span>
 <text:span text:style-name="T4">
 phenomena </text:span>
 <text:span text:style-name="T4">
 WMO </text:span>
</text:a>
It is noted that the average global temperature in 2022 was higher than 1.15 ° C for the average 1850-1900. During the last three years, the tennation of warming has partially restrained the opposite to El-Ninio phenomenon-lan-nigna(cooling water and atmosphere in the same part of the Pacific Ocean). Алецьогоріч із березня охолодження змінюється на потепління.</text:p>
      <text:p text:style-name="P4">
Прогнозується, що середньорічна глобальна приповерхнева температура між 2023 і2027 роками буде на 1,1–1,8°C вища, ніж у середньому за 1850–1900 роки. Цейпоказник використовується як базовий, оскільки тоді не було викидів парниковихгазів.</text:p>
      <text:p text:style-name="P4">
Як повідомляв, <text:a xlink:type="simple" xlink:href="https://www.ukrinform.ua/rubric-world/3705983-v-azii-fiksuut-novi-temperaturni-rekordi-na-tli-zmini-klimatu.html" text:style-name="Internet_20_link" text:visited-style-name="Visited_20_Internet_20_Link">
 </text:a>
, just above 44 degrees Celsius, while experts predict that it will soon be exacerbated due to climate change.</text:p>
      <text:p text:style-name="P4">
News Source: <text:a xlink:type="simple" xlink:href="https://www.ukrinform.ua/rubric-world/3710673-protagom-pati-rokiv-svit-cekae-novij-temperaturnij-rekord-ostannih-troh-stolit-vmo.html" text:style-name="Internet_20_link" text:visited-style-name="Visited_20_Internet_20_Link">
https://www.ukrinform.ua/rubric-world/3710673-protagom-pati-rokiv-svit-cekae-novij-temperaturnij-rekord-ostannih-troh-stolit-vmo.html</text:a>
</text:p>
      <!--NEWS-->
      <text:h text:style-name="P10" text:outline-level="1">
<text:span text:style-name="T4">
Zelensky: Even more consolidation of the world is required to pressure Russia</text:span>
</text:h>
      <text:p text:style-name="P4">
Authors: Ukrinform (Person)</text:p>
      <text:p text:style-name="P4">
Publisher: Укринформ (Organization)</text:p>
      <text:p text:style-name="P4">
Published Time: 2023-05-17T22:37:00+03:00</text:p>
      <text:p text:style-name="P4">
Modified Time: 2023-05-17T22:37:00+03:00</text:p>
      <text:p text:style-name="P4">
Description: The next shelling of Sumy region, Chernihiv region, Dnipropetrovsk, Zaporizhzhya region, Donbass - all this again and again proves that even more consolidation of the world is needed to pressure on Russia. - Ukrinform.</text:p>
      <text:p text:style-name="P4">
Images: ["<text:a xlink:type="simple" xlink:href="https://static.ukrinform.com/photos/2023_04/thumb_files/630_360_1682862659-378.jpeg" text:style-name="Internet_20_link" text:visited-style-name="Visited_20_Internet_20_Link">
630_360_16828...</text:a>
"]</text:p>
      <text:p text:style-name="P4">
Tags: ['Обстріл', 'Зеленський', 'Війна з Росією', '#stoprussia']</text:p>
      <text:p text:style-name="P4">
Type: Article</text:p>
      <!--METADATA-->
      <text:p text:style-name="P4">
<draw:frame draw:style-name="fr1" draw:name="Image220" text:anchor-type="as-char" svg:width="6.9236in" svg:height="3.956343in" draw:z-index="0">
<draw:image xlink:href="../Images/yкринформ/2023-05-17T22-37-00-03-00/630_360_1682862659-378.jpeg" xlink:type="simple" xlink:show="embed" xlink:actuate="onLoad" draw:mime-type="image/jpeg"/>
</draw:frame>
Regular -executives of Sumy region, Chernihiv region, Dnipropetrovsk, Zaporizhzhya region, Donbass - all this again and again proves that more than more consolidation of the world is needed for pressure on Russia.</text:p>
      <text:p text:style-name="P4">
He emphasized this in the evening <text:a xlink:type="simple" xlink:href="https://www.youtube.com/watch" text:style-name="Internet_20_link" text:visited-style-name="Visited_20_Internet_20_Link">
</text:a>
President Volodymyr Zelenskyy, reports Ukrinform.</text:p>
      <text:p text:style-name="P4">
<text:span text:style-name="T5">
Viso: <text:a xlink:type="simple" xlink:href="https://t.me/OP_UA/9518" text:style-name="Internet_20_link" text:visited-style-name="Visited_20_Internet_20_Link">
</text:a>
</text:span>
</text:p>
      <text:p text:style-name="P4">
<text:span text:style-name="T4">
 _ Dear Ukrainians!_ </text:span>
</text:p>
      <text:p text:style-name="P4">
Today, the Russian shelling of our Kherson region has taken another child's life. He was called Vsevolod. In July, he should be six years old. My sympathy for relatives and loved ones!</text:p>
      <text:p text:style-name="P4">
It was another artillery strike of terrorists. People just were on the street of a regular store.</text:p>
      <text:p text:style-name="P4">
Regular <text:a xlink:type="simple" xlink:href="https://www.ukrinform.ua/tag-obstril" text:style-name="Internet_20_link" text:visited-style-name="Visited_20_Internet_20_Link">
</text:a>
Sumy region, Chernihiv region, Dnipropetrovsk region, Zaporizhzhya region, Donbass - all this again and renewed that even more consolidation of the world is needed to pressure on Russia, even more power for our soldiers to destroy every position of terrorists, even more support for our people to save lives and lives. return safety for our cities and villages.</text:p>
      <text:p text:style-name="P4">
Today, he held several preparatory meetings on new steps to strengthen our defense and our international positions.</text:p>
      <text:p text:style-name="P4">
It took place - and quite successfully - the visit of the Ukrainian delegation to the Republic of Korea.Koreovtsi, the first lady of Ukraine. There were meetings, negotiations of different levels, the appeal of Elena to the people of Korea and all peoples of the region at the significant forum "Asian leadership". I thank Mr. President of the Republic of Korea for the clear expression of Russian aggression and supporting global efforts for peace.</text:p>
      <text:p text:style-name="P4">
There is an important decision of the Council of Europe: in the final resolution of the summit held by Vistland, the support of the Ukrainian formula of peace was recorded. And it is important that the Europa is so consolidated for the sake of an honest peace plan. Thank you for all the leaders of our Europe and every state of the Council of Europe.</text:p>
      <text:p text:style-name="P4">
On the basis of such consolidation, we will continue to limit the capabilities of the terrorist to continue this aggression and will continue to increase our can return justice, liberate our land, and save our people.</text:p>
      <text:p text:style-name="P4">
I want to thank the parliamentarians of two European countries separately.</text:p>
      <text:p text:style-name="P4">
The Senate of France today voted in favor of recognizing the famine of the 32-33 years of the Ukrainian people. I am grateful to everyone and everyone who supported the shrill. Strengthening the historical truth is the mission of the strong.Thank you all who help us protect our people, our Ukraine and life in general!</text:p>
      <text:p text:style-name="P4">
Glory to all our soldiers, who are now in battle, on combat missions and combatants!Glory to everyone and anyone who is now at the epicenter of hostilities in a nurtured country and the insulation does not allow the enemy to step. I thank you, warriors!</text:p>
      <text:p text:style-name="P4">
<text:span text:style-name="T4">
<text:span text:style-name="T5">
Glory to Ukraine!</text:span>
 </text:span>
</text:p>
      <text:p text:style-name="P4">
News Source: <text:a xlink:type="simple" xlink:href="https://www.ukrinform.ua/rubric-ato/3710676-zelenskij-potribno-se-bilse-konsolidacii-svitu-dla-tisku-na-rosiu.html" text:style-name="Internet_20_link" text:visited-style-name="Visited_20_Internet_20_Link">
https://www.ukrinform.ua/rubric-ato/3710676-zelenskij-potribno-se-bilse-konsolidacii-svitu-dla-tisku-na-rosiu.html</text:a>
</text:p>
      <!--NEWS-->
      <text:h text:style-name="P10" text:outline-level="1">
<text:span text:style-name="T4">
Polish Foreign Ministry: NATO Membership will be a security guarantee in Europe</text:span>
</text:h>
      <text:p text:style-name="P4">
Authors: Ukrinform (Person)</text:p>
      <text:p text:style-name="P4">
Publisher: Укринформ (Organization)</text:p>
      <text:p text:style-name="P4">
Published Time: 2023-05-17T22:45:00+03:00</text:p>
      <text:p text:style-name="P4">
Modified Time: 2023-05-17T22:45:00+03:00</text:p>
      <text:p text:style-name="P4">
Description: NATO membership will be a guarantee of security in Europe. The Alliance Summit should make a decision on the political and practical integration of Ukraine with the Alliance. - Ukrinform.</text:p>
      <text:p text:style-name="P4">
Images: ["<text:a xlink:type="simple" xlink:href="https://static.ukrinform.com/photos/2023_05/thumb_files/630_360_1684261562-570.jpg" text:style-name="Internet_20_link" text:visited-style-name="Visited_20_Internet_20_Link">
630_360_16842...</text:a>
"]</text:p>
      <text:p text:style-name="P4">
Tags: ['Європа', 'НАТО', 'Польща', 'Україна', 'Гарантії безпеки']</text:p>
      <text:p text:style-name="P4">
Type: Article</text:p>
      <!--METADATA-->
      <text:p text:style-name="P4">
<draw:frame draw:style-name="fr1" draw:name="Image221" text:anchor-type="as-char" svg:width="6.9236in" svg:height="3.956343in" draw:z-index="0">
<draw:image xlink:href="../Images/yкринформ/2023-05-17T22-45-00-03-00/630_360_1684261562-570.jpg" xlink:type="simple" xlink:show="embed" xlink:actuate="onLoad" draw:mime-type="image/jpeg"/>
</draw:frame>
NATO's membership will be a guarantee of security in Europe. The Vilnius Summitian should make a decision on political and practical integration of Ukraine with the Alliance.</text:p>
      <text:p text:style-name="P4">
This was stated in a comment by Ukrinform by Polish Foreign Ministry Lukash Yasin.</text:p>
      <text:p text:style-name="P4">
According to him, Poland was, is and will be a strong supporter of Ukraine as soon as possible.</text:p>
      <text:p text:style-name="P4">
"Only Ukraine's membership in the North Atlantic Alliance will become a guarantee of long-term stability and security in Europe," Yasina said.</text:p>
      <text:p text:style-name="P4">
He noted that in Poland they are aware that the position of Warsaw, unfortunately, is shared by Neus allies in NATO.</text:p>
      <text:p text:style-name="P4">
<text:span text:style-name="T4">
 Read also: </text:span>
 <text:a xlink:type="simple" xlink:href="https://www.ukrinform.ua/rubric-polytics/3710669-ukraina-mae-sansi-vstupiti-v-nato-do-zaversenna-vijni-volker.html" text:style-name="Internet_20_link" text:visited-style-name="Visited_20_Internet_20_Link">
<text:span text:style-name="T4">
 NATO </text:span>
</text:a>
“That is why we do our best to dispel the doubts of those capitals that preferred to the Euro -Atlantic integration of Kyiv into an indefinite future. At the same time, we can imagine a scenario for which no decisions aimed at deepening the integration of Ukraine -NATO both in the Vilnius Summit were not fascinating both in the Vilnius Summit, ”the Ministry of Foreign Affairs of the RP emphasized.</text:p>
      <text:p text:style-name="P4">
It was reported that in July 2023 in Vilnius there will be a summit <text:a xlink:type="simple" xlink:href="https://www.ukrinform.ua/tag-nato" text:style-name="Internet_20_link" text:visited-style-name="Visited_20_Internet_20_Link">
</text:a>
, during which Ukraine expects to maintain a clearer position of the Allies on the future membership of the country in Nattot to hear certain security guarantees for a while while this intention to membership in Ntone becomes a reality.</text:p>
      <text:p text:style-name="P4">
_ Photo: Pap/Piotr Nowak _</text:p>
      <text:p text:style-name="P4">
News Source: <text:a xlink:type="simple" xlink:href="https://www.ukrinform.ua/rubric-polytics/3710675-mzs-polsi-clenstvo-ukraini-v-nato-bude-garantieu-bezpeki-v-evropi.html" text:style-name="Internet_20_link" text:visited-style-name="Visited_20_Internet_20_Link">
https://www.ukrinform.ua/rubric-polytics/3710675-mzs-polsi-clenstvo-ukraini-v-nato-bude-garantieu-bezpeki-v-evropi.html</text:a>
</text:p>
      <!--NEWS-->
      <text:h text:style-name="P10" text:outline-level="1">
<text:span text:style-name="T4">
Hurricane in Ankara destroyed the minaret of the mosques, the woman was injured</text:span>
</text:h>
      <text:p text:style-name="P4">
Authors: Ukrinform (Person)</text:p>
      <text:p text:style-name="P4">
Publisher: Укринформ (Organization)</text:p>
      <text:p text:style-name="P4">
Published Time: 2023-05-17T22:56:00+03:00</text:p>
      <text:p text:style-name="P4">
Modified Time: 2023-05-17T22:56:00+03:00</text:p>
      <text:p text:style-name="P4">
Description: A powerful hurricane with a shower that happened in Ankara today, torn the roofs from the buildings and destroyed the minarets of the mosquita, one person was injured. - Ukrinform.</text:p>
      <text:p text:style-name="P4">
Images: ["<text:a xlink:type="simple" xlink:href="https://static.ukrinform.com/photos/2023_05/thumb_files/630_360_1684353637-917.jpg" text:style-name="Internet_20_link" text:visited-style-name="Visited_20_Internet_20_Link">
630_360_16843...</text:a>
"]</text:p>
      <text:p text:style-name="P4">
Tags: ['Мечеть', 'Туреччина', 'Ураган']</text:p>
      <text:p text:style-name="P4">
Type: Article</text:p>
      <!--METADATA-->
      <text:p text:style-name="P4">
<draw:frame draw:style-name="fr1" draw:name="Image222" text:anchor-type="as-char" svg:width="6.9236in" svg:height="3.956343in" draw:z-index="0">
<draw:image xlink:href="../Images/yкринформ/2023-05-17T22-56-00-03-00/630_360_1684353637-917.jpg" xlink:type="simple" xlink:show="embed" xlink:actuate="onLoad" draw:mime-type="image/jpeg"/>
</draw:frame>
The downpour, which happened today in Ankara, tore the roofs from the buildings, the minaret of the mosquita, one person was injured.</text:p>
      <text:p text:style-name="P4">
About it reports Ukrinform with reference to <text:a xlink:type="simple" xlink:href="https://www.trthaber.com/haber/turkiye/ankarada-firtina-etkili-oldu-cami-minareleri-yikildi-768104.html" text:style-name="Internet_20_link" text:visited-style-name="Visited_20_Internet_20_Link">
</text:a>
.</text:p>
      <text:p text:style-name="P4">
“During the rain and a hurricane in Ankar, part of the roof of the building, which destroyed the central mosque of Etimesut, destroyed. As a result of the fall, a woman who passed by. The affected woman was taken to <text:a xlink:type="simple" xlink:href="https://www.ukrinform.ua/tag-bolnica" text:style-name="Internet_20_link" text:visited-style-name="Visited_20_Internet_20_Link">
</text:a>
», - reports the TV channel.</text:p>
      <text:p text:style-name="P4">
Also damaged vehicles parked nearby.</text:p>
      <text:p text:style-name="P4">
The mosque minaret was destroyed in the Chaole area, torn the roof of the Nastmubul Highway. The roof fragments damaged the roof of the adjacent building.</text:p>
      <text:p text:style-name="P4">
<text:span text:style-name="T4">
 Read also: </text:span>
 <text:a xlink:type="simple" xlink:href="https://www.ukrinform.ua/rubric-world/3710128-kilkist-zertv-ciklonu-mokko-u-manmi-zrosla-do-32.html" text:style-name="Internet_20_link" text:visited-style-name="Visited_20_Internet_20_Link">
</text:a>
The governor of Ankara has warned the negative effects that may be drained and strong wind gusts. The statement states that in the areas of Nallennyk, Bapazari, Hyadul, Kiziljakham, Chamider, Chubuk, Caulika, strongly and thunderstorms are expected, and there is a threat of sudden floods and climbing villages.</text:p>
      <text:p text:style-name="P4">
As reported by Ukrinform, in the summer of last year a strong storm, which was drawn in heavy rainfall, <text:a xlink:type="simple" xlink:href="https://www.ukrinform.ua/amp/rubric-world/3504971-potuznij-uragan-v-ankari-zrivav-dahi-ta-valiv-dereva-e-zagiblij.html" text:style-name="Internet_20_link" text:visited-style-name="Visited_20_Internet_20_Link">
</text:a>
Significant destruction and flooding in Ankara, one person died.</text:p>
      <text:p text:style-name="P4">
<text:span text:style-name="T5">
Foto: ̇ha</text:span>
</text:p>
      <text:p text:style-name="P4">
News Source: <text:a xlink:type="simple" xlink:href="https://www.ukrinform.ua/rubric-world/3710678-uragan-v-ankari-zrujnuvav-minareti-mecetej-postrazdala-zinka.html" text:style-name="Internet_20_link" text:visited-style-name="Visited_20_Internet_20_Link">
https://www.ukrinform.ua/rubric-world/3710678-uragan-v-ankari-zrujnuvav-minareti-mecetej-postrazdala-zinka.html</text:a>
</text:p>
      <!--NEWS-->
      <text:h text:style-name="P10" text:outline-level="1">
<text:span text:style-name="T4">
The President thanked Korea, France and Estonia for the support of Ukraine and condemnation of Russian aggression</text:span>
</text:h>
      <text:p text:style-name="P4">
Authors: Ukrinform (Person)</text:p>
      <text:p text:style-name="P4">
Publisher: Укринформ (Organization)</text:p>
      <text:p text:style-name="P4">
Published Time: 2023-05-17T23:10:00+03:00</text:p>
      <text:p text:style-name="P4">
Modified Time: 2023-05-17T23:10:00+03:00</text:p>
      <text:p text:style-name="P4">
Description: President of Ukraine Volodymyr Zelensky considers a successful visit to the Ukrainian delegation to the Republic of Korea.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Естонія', 'Франція', 'Корея', 'Зеленський']</text:p>
      <text:p text:style-name="P4">
Type: Article</text:p>
      <!--METADATA-->
      <text:p text:style-name="P4">
<draw:frame draw:style-name="fr1" draw:name="Image223" text:anchor-type="as-char" svg:width="6.9236in" svg:height="3.956343in" draw:z-index="0">
<draw:image xlink:href="../Images/yкринформ/2023-05-17T23-10-00-03-00/630_360_1682451261-591.jpeg" xlink:type="simple" xlink:show="embed" xlink:actuate="onLoad" draw:mime-type="image/jpeg"/>
</draw:frame>
President of Ukraine Volodymyr Zelensky considers successful visit of the Ukrainian delegation of Korea's Resumption.</text:p>
      <text:p text:style-name="P4">
This was stated in the evening <text:a xlink:type="simple" xlink:href="https://www.youtube.com/watch" text:style-name="Internet_20_link" text:visited-style-name="Visited_20_Internet_20_Link">
</text:a>
President Volodymyr Zelenskyy, reports Ukrinform.</text:p>
      <text:p text:style-name="P4">
*!(http://https://t.me/OP_UA/9518)"It happened - and quite successfully - the visit of the Ukrainian delegation to the Republic of Korea.Koreovtsi, the first lady of Ukraine. There were meetings, negotiations of different level For the clear expression of Russian aggression and support of global efforts for the sake of peace, "said <text:a xlink:type="simple" xlink:href="https://www.ukrinform.ua/tag-zelenskij" text:style-name="Internet_20_link" text:visited-style-name="Visited_20_Internet_20_Link">
</text:a>
.</text:p>
      <text:p text:style-name="P4">
The Head of State also expressed gratitude to the Senate of France, who voted on May 17 for recognition of the famine of the 32-33 years by the genocide of the Ukrainian Narode.</text:p>
      <text:p text:style-name="P4">
<text:span text:style-name="T4">
 Read also: </text:span>
 <text:a xlink:type="simple" xlink:href="https://www.ukrinform.ua/rubric-polytics/3710604-specpredstavnik-kitau-zustrilisa-z-kulebou-v-kievi-govorili-pro-pripinenna-vijni.html" text:style-name="Internet_20_link" text:visited-style-name="Visited_20_Internet_20_Link">
</text:a>
"I want to thank the parliamentarians of the two European countries separately. The Senate of France has voted for recognition of the famine of the 32-33 years of the genocide-Ukrainian people. I am grateful to everyone and anyone who supported this decision.</text:p>
      <text:p text:style-name="P4">
In addition, the President expressed gratitude to the Estonia Parliament. What adopted to support Ukraine's desire to become a full member of NATO and urge to support this decision. "I thank the whole Estonian people, the whole political class of Estonia for such clear support for our joint -hero -Atlantic security," Zelensky emphasized.</text:p>
      <text:p text:style-name="P4">
In addition, he reported that there is an important decision of the Council of Europe: the summary of the summit held in Iceland, the support of the Ukrainian formula peace was recorded. "And it is important that Europe is so consolidated for the sake of a honest plan. Thank you for all the leaders of our Europe and every state of the Council of Europe," the Head of State said.</text:p>
      <text:p text:style-name="P4">
<text:span text:style-name="T4">
 Read also: </text:span>
 <text:a xlink:type="simple" xlink:href="https://www.ukrinform.ua/rubric-ato/3710596-francia-dumae-nad-peredaceu-ukraini-dalekobijnih-raket-le-monde.html" text:style-name="Internet_20_link" text:visited-style-name="Visited_20_Internet_20_Link">
<text:span text:style-name="T4">
 France </text:span>
</text:a>
In his opinion, on the basis of such consolidation, we will continue to construct the possibilities of the terrorist state and to continue this aggression and the rosemonist to increase our opportunities to return justice, to release our landlords, and to save our people.</text:p>
      <text:p text:style-name="P4">
News Source: <text:a xlink:type="simple" xlink:href="https://www.ukrinform.ua/rubric-polytics/3710680-prezident-podakuvav-korei-francii-ta-estonii-za-pidtrimku-ukraini-ta-zasudzenna-agresii-rf.html" text:style-name="Internet_20_link" text:visited-style-name="Visited_20_Internet_20_Link">
https://www.ukrinform.ua/rubric-polytics/3710680-prezident-podakuvav-korei-francii-ta-estonii-za-pidtrimku-ukraini-ta-zasudzenna-agresii-rf.html</text:a>
</text:p>
      <!--NEWS-->
      <text:h text:style-name="P10" text:outline-level="1">
<text:span text:style-name="T4">
The US will evaluate the risks and decide which combat systems to transfer to Ukraine - State Department</text:span>
</text:h>
      <text:p text:style-name="P4">
Authors: Ukrinform (Person)</text:p>
      <text:p text:style-name="P4">
Publisher: Укринформ (Organization)</text:p>
      <text:p text:style-name="P4">
Published Time: 2023-05-17T23:17:00+03:00</text:p>
      <text:p text:style-name="P4">
Modified Time: 2023-05-17T23:17:00+03:00</text:p>
      <text:p text:style-name="P4">
Description: The United States, together with partners, will continue to evaluate the development of the situation in Ukraine and, on the basis of this, make decisions that can be given to the Ukrainian forces in the future for effective struggle. - Ukrinform.</text:p>
      <text:p text:style-name="P4">
Images: ["<text:a xlink:type="simple" xlink:href="https://static.ukrinform.com/photos/2019_02/thumb_files/630_360_1550947989-503.jpg" text:style-name="Internet_20_link" text:visited-style-name="Visited_20_Internet_20_Link">
630_360_15509...</text:a>
"]</text:p>
      <text:p text:style-name="P4">
Tags: ['США', 'Україна', 'Держдеп', 'Військова техніка']</text:p>
      <text:p text:style-name="P4">
Type: Article</text:p>
      <!--METADATA-->
      <text:p text:style-name="P4">
<draw:frame draw:style-name="fr1" draw:name="Image224" text:anchor-type="as-char" svg:width="6.9236in" svg:height="3.956343in" draw:z-index="0">
<draw:image xlink:href="../Images/yкринформ/2023-05-17T23-17-00-03-00/630_360_1550947989-503.jpg" xlink:type="simple" xlink:show="embed" xlink:actuate="onLoad" draw:mime-type="image/jpeg"/>
</draw:frame>
Combining with the partners will continue to evaluate the development of the situation in Ukraine and to make this basis that combat systems can be given to Ukrainian forces in the future for effective struggle.</text:p>
      <text:p text:style-name="P4">
This was stated on Wednesday by the State Department Vedant Patel, commenting on Britain and the Netherlands to create an international coalition for Ukraine, Ukrinform correspondent reports.</text:p>
      <text:p text:style-name="P4">
“A number of countries are actively involved in the wider efforts to strengthen the apparatus of security Ukrainian partners. The United States, apparently, at each stage of the conflict, used the means that our Ukrainian partners have the means necessary for the protection of their territory and integrity, ”the US Deputy District State Administration said.</text:p>
      <text:p text:style-name="P4">
He recalled that in recent times, great attention has been paid to the reinforcement of the protrusion of Ukraine. “And now we see how our Ukrainian partners are successfully used by these tools <text:a xlink:type="simple" xlink:href="https://www.ukrinform.ua/tag-ppo" text:style-name="Internet_20_link" text:visited-style-name="Visited_20_Internet_20_Link">
</text:a>
”,- said Patel.</text:p>
      <text:p text:style-name="P4">
At the same time, he expressed his readiness to cooperate with partners on additional assets that may be allocated in the future.</text:p>
      <text:p text:style-name="P4">
<text:span text:style-name="T4">
 Read also: </text:span>
 <text:a xlink:type="simple" xlink:href="https://www.ukrinform.ua/rubric-ato/3710657-ssa-gotuut-paket-dopomogi-ukraini-na-60-milardiv.html" text:style-name="Internet_20_link" text:visited-style-name="Visited_20_Internet_20_Link">
<text:span text:style-name="T4">
 Package </text:span>
 <text:span text:style-name="T4">
 Help </text:span>
</text:a>
"We will continue to evaluate - taking into account the situation and circumstances in the field of security places - what systems make sense," - said a representative of the State Department.</text:p>
      <text:p text:style-name="P4">
He emphasized that the US and other partners of Ukraine seek to hold its effective battle systems as soon as possible.</text:p>
      <text:p text:style-name="P4">
As reported by Ukrinform, on Wednesday Prime Ministers of the United Kingdom, Risha Sakaki of the Netherlands Mark Rutte <text:a xlink:type="simple" xlink:href="https://www.ukrinform.ua/rubric-ato/3710188-britania-i-niderlandi-spilno-pracuvatimut-nad-stvorennam-koalicii-vinisuvaciv-dla-ukraini.html" text:style-name="Internet_20_link" text:visited-style-name="Visited_20_Internet_20_Link">
</text:a>
that will work on the creation of the International Coalition of Fighters for Ukraine.</text:p>
      <text:p text:style-name="P4">
News Source: <text:a xlink:type="simple" xlink:href="https://www.ukrinform.ua/rubric-ato/3710681-ssa-ocinuvatimut-riziki-i-virisuvatimut-aki-bojovi-sistemi-peredavati-ukraini-derzdep.html" text:style-name="Internet_20_link" text:visited-style-name="Visited_20_Internet_20_Link">
https://www.ukrinform.ua/rubric-ato/3710681-ssa-ocinuvatimut-riziki-i-virisuvatimut-aki-bojovi-sistemi-peredavati-ukraini-derzdep.html</text:a>
</text:p>
      <!--NEWS-->
      <text:h text:style-name="P10" text:outline-level="1">
<text:span text:style-name="T4">
Ukraine is spreading air alarm</text:span>
</text:h>
      <text:p text:style-name="P4">
Authors: Ukrinform (Person)</text:p>
      <text:p text:style-name="P4">
Publisher: Укринформ (Organization)</text:p>
      <text:p text:style-name="P4">
Published Time: 2023-05-17T23:22:00+03:00</text:p>
      <text:p text:style-name="P4">
Modified Time: 2023-05-17T23:22:00+03:00</text:p>
      <text:p text:style-name="P4">
Description: Air alarm has been announced in Kyiv and nine regions of Ukraine.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text:p>
      <text:p text:style-name="P4">
Type: Article</text:p>
      <!--METADATA-->
      <text:p text:style-name="P4">
<draw:frame draw:style-name="fr1" draw:name="Image225" text:anchor-type="as-char" svg:width="6.9236in" svg:height="3.956343in" draw:z-index="0">
<draw:image xlink:href="../Images/yкринформ/2023-05-17T23-22-00-03-00/630_360_1645871571-868.jpg" xlink:type="simple" xlink:show="embed" xlink:actuate="onLoad" draw:mime-type="image/jpeg"/>
</draw:frame>
Air alarm has been announced in Kiev.</text:p>
      <text:p text:style-name="P4">
The alarm in the capital was informed by KSCA in <text:a xlink:type="simple" xlink:href="https://t.me/KyivCityOfficial/6714" text:style-name="Internet_20_link" text:visited-style-name="Visited_20_Internet_20_Link">
</text:a>
, reports Ukrinform.</text:p>
      <text:p text:style-name="P4">
"In Kiev declared <text:a xlink:type="simple" xlink:href="https://www.ukrinform.ua/tag-povitrana-trivoga" text:style-name="Internet_20_link" text:visited-style-name="Visited_20_Internet_20_Link">
</text:a>
!</text:p>
      <text:p text:style-name="P4">
Besides, as evidenced by <text:a xlink:type="simple" xlink:href="https://map.ukrainealarm.com/" text:style-name="Internet_20_link" text:visited-style-name="Visited_20_Internet_20_Link">
</text:a>
Air alarm, alarm has now been announced in Kyiv, Zhytomyr, Cherkasy, Kirovograd, Poltava, Dnipropetrovsk, Zaporizhia, Donetsk Ilugansk regions.</text:p>
      <text:p text:style-name="P4">
<text:span text:style-name="T4">
 Read also: </text:span>
 <text:a xlink:type="simple" xlink:href="https://www.ukrinform.ua/rubric-ato/3710414-v-ofisi-prezidenta-zaavlaut-so-efektivnist-patriot-stala-velikim-geopoliticnim-udarom-po-rosii.html" text:style-name="Internet_20_link" text:visited-style-name="Visited_20_Internet_20_Link">
</text:a>
As reported by Ukrinform, earlier air alarm <text:a xlink:type="simple" xlink:href="https://www.ukrinform.ua/rubric-ato/3710674-v-odesi-ogolosili-povitranu-trivogu-zmi-povidomlaut-pro-vibuhi.html" text:style-name="Internet_20_link" text:visited-style-name="Visited_20_Internet_20_Link">
</text:a>
The media reported a series of explosions</text:p>
      <text:p text:style-name="P4">
News Source: <text:a xlink:type="simple" xlink:href="https://www.ukrinform.ua/rubric-ato/3710682-ukrainou-siritsa-povitrana-trivoga.html" text:style-name="Internet_20_link" text:visited-style-name="Visited_20_Internet_20_Link">
https://www.ukrinform.ua/rubric-ato/3710682-ukrainou-siritsa-povitrana-trivoga.html</text:a>
</text:p>
      <!--NEWS-->
      <text:h text:style-name="P10" text:outline-level="1">
<text:span text:style-name="T4">
The United States congratulated the continuation of the "grain agreement" and reproached Russia for its behavior</text:span>
</text:h>
      <text:p text:style-name="P4">
Authors: Ukrinform (Person)</text:p>
      <text:p text:style-name="P4">
Publisher: Укринформ (Organization)</text:p>
      <text:p text:style-name="P4">
Published Time: 2023-05-17T23:26:00+03:00</text:p>
      <text:p text:style-name="P4">
Modified Time: 2023-05-17T23:26:00+03:00</text:p>
      <text:p text:style-name="P4">
Description: Official Washington congratulated the continuation of the Black Sea Grain Agreement and at the same time emphasized that Russia should stop obstructing this initiative and put an end to the war in Ukraine. - Ukrinform.</text:p>
      <text:p text:style-name="P4">
Images: ["<text:a xlink:type="simple" xlink:href="https://static.ukrinform.com/photos/2022_10/thumb_files/630_360_1666031974-150.jpg" text:style-name="Internet_20_link" text:visited-style-name="Visited_20_Internet_20_Link">
630_360_16660...</text:a>
"]</text:p>
      <text:p text:style-name="P4">
Tags: ['США', 'Україна', 'Агресія РФ', 'Держдеп', 'Росія', 'зерновий коридор']</text:p>
      <text:p text:style-name="P4">
Type: Article</text:p>
      <!--METADATA-->
      <text:p text:style-name="P4">
<draw:frame draw:style-name="fr1" draw:name="Image226" text:anchor-type="as-char" svg:width="6.9236in" svg:height="3.956343in" draw:z-index="0">
<draw:image xlink:href="../Images/yкринформ/2023-05-17T23-26-00-03-00/630_360_1666031974-150.jpg" xlink:type="simple" xlink:show="embed" xlink:actuate="onLoad" draw:mime-type="image/jpeg"/>
</draw:frame>
Official Vashington congratulated the continuation of the Black Sea Grain Agreement and simultaneously signed that Russia should stop obstructing this initiative, as well as to put the end of the war in Ukraine.</text:p>
      <text:p text:style-name="P4">
The relevant statement was made on Wednesday during a briefing in Washington, the US Department of State Department Vedant Patel, reports his own correspondent.</text:p>
      <text:p text:style-name="P4">
“First of all, we welcome the announcement of President Erdogan on the continuation of the Sea Grain Initiative. As we said earlier, we strongly support the efforts of the UN and Turkey on an agreement that supports the world prices for food and <text:a xlink:type="simple" xlink:href="https://www.ukrinform.ua/tag-zerno" text:style-name="Internet_20_link" text:visited-style-name="Visited_20_Internet_20_Link">
</text:a>
at a low level, ”the State Department representative said.</text:p>
      <text:p text:style-name="P4">
He also reminded how personally US Secretary of State Anthony Blinken has repeatedly declared that the world should not persuade Moscowing the use of famine in the world as weapons in the war against Ukraine every few weeks.</text:p>
      <text:p text:style-name="P4">
<text:span text:style-name="T4">
 Read also: </text:span>
 <text:a xlink:type="simple" xlink:href="https://www.ukrinform.ua/rubric-world/3710649-gensek-oon-prodovzenna-zernovoi-ugodi-e-garnou-novinou-dla-svitu.html" text:style-name="Internet_20_link" text:visited-style-name="Visited_20_Internet_20_Link">
</text:a>
"We should not remind Russia that it stopped preventing the verification in order to allow the grain to come to the vulnerable population that makes the need for it," the Patel said.</text:p>
      <text:p text:style-name="P4">
He stressed that the Black Sea Grain Initiative is needed by the world.</text:p>
      <text:p text:style-name="P4">
"Moreover, the world requires Russia to cease its illegal anti-Ukraine war, which would allow farmers to return to their fields, which returned to the bug-in agricultural products into a normal channel and in a short-term significantly improved global food safety," the USE has said.</text:p>
      <text:p text:style-name="P4">
<text:span text:style-name="T4">
 Read also: </text:span>
 <text:a xlink:type="simple" xlink:href="https://www.ukrinform.ua/rubric-economy/3709670-ssa-pro-blokuvanna-zernovoi-ugodi-putin-uzav-u-zarucniki-narodi-aki-poterpaut-vid-golodu.html" text:style-name="Internet_20_link" text:visited-style-name="Visited_20_Internet_20_Link">
<text:span text:style-name="T4">
 grain </text:span>
</text:a>
As reported by Ukrinform, Turkish President Recep Tayyip Erdogan on Wednesday <text:a xlink:type="simple" xlink:href="https://www.ukrinform.ua/rubric-economy/3710574-zernovu-ugodu-prodovzili-na-dva-misaci.html" text:style-name="Internet_20_link" text:visited-style-name="Visited_20_Internet_20_Link">
</text:a>
that the action of the Black Sea Grain Agreement was extended on the two. He also noted that the Russian side promised not to interfere with the departure of Turkish ships to the ports of Nikolaev and Olbia.</text:p>
      <text:p text:style-name="P4">
News Source: <text:a xlink:type="simple" xlink:href="https://www.ukrinform.ua/rubric-world/3710653-ssa-privitali-prodovzenna-zernovoi-ugodi-j-doriknuli-rosii-za-ii-povedinku.html" text:style-name="Internet_20_link" text:visited-style-name="Visited_20_Internet_20_Link">
https://www.ukrinform.ua/rubric-world/3710653-ssa-privitali-prodovzenna-zernovoi-ugodi-j-doriknuli-rosii-za-ii-povedinku.html</text:a>
</text:p>
      <!--NEWS-->
      <text:h text:style-name="P10" text:outline-level="1">
<text:span text:style-name="T4">
Energoatom handed Mi-2 to the military helicopter</text:span>
</text:h>
      <text:p text:style-name="P4">
Authors: Ukrinform (Person)</text:p>
      <text:p text:style-name="P4">
Publisher: Укринформ (Organization)</text:p>
      <text:p text:style-name="P4">
Published Time: 2023-05-17T23:37:00+03:00</text:p>
      <text:p text:style-name="P4">
Modified Time: 2023-05-17T23:37:00+03:00</text:p>
      <text:p text:style-name="P4">
Description: The Armed Forces received the Mi-2 Guhril, which was previously owned by Energoatom. - Ukrinform.</text:p>
      <text:p text:style-name="P4">
Images: ["<text:a xlink:type="simple" xlink:href="https://static.ukrinform.com/photos/2023_05/thumb_files/630_360_1684333722-866.jpeg" text:style-name="Internet_20_link" text:visited-style-name="Visited_20_Internet_20_Link">
630_360_16843...</text:a>
", "<text:a xlink:type="simple" xlink:href="https://static.ukrinform.com/photos/2023_05/1684333722-250.jpeg" text:style-name="Internet_20_link" text:visited-style-name="Visited_20_Internet_20_Link">
1684333722-25...</text:a>
", "<text:a xlink:type="simple" xlink:href="https://static.ukrinform.com/photos/2023_05/1684333722-975.jpeg" text:style-name="Internet_20_link" text:visited-style-name="Visited_20_Internet_20_Link">
1684333722-97...</text:a>
", "<text:a xlink:type="simple" xlink:href="https://static.ukrinform.com/photos/2023_05/1684333722-509.jpeg" text:style-name="Internet_20_link" text:visited-style-name="Visited_20_Internet_20_Link">
1684333722-50...</text:a>
"]</text:p>
      <text:p text:style-name="P4">
Tags: ['Енергоатом', 'ЗСУ', 'Вертоліт']</text:p>
      <text:p text:style-name="P4">
Type: Article</text:p>
      <!--METADATA-->
      <text:p text:style-name="P4">
<draw:frame draw:style-name="fr1" draw:name="Image227" text:anchor-type="as-char" svg:width="6.9236in" svg:height="3.956343in" draw:z-index="0">
<draw:image xlink:href="../Images/yкринформ/2023-05-17T23-37-00-03-00/630_360_1684333722-866.jpeg" xlink:type="simple" xlink:show="embed" xlink:actuate="onLoad" draw:mime-type="image/jpeg"/>
</draw:frame>
The Mi-2 screws, which previously belonged to Energoatom, were drained.</text:p>
      <text:p text:style-name="P4">
About it in <text:a xlink:type="simple" xlink:href="https://t.me/VA_Kyiv/1729" text:style-name="Internet_20_link" text:visited-style-name="Visited_20_Internet_20_Link">
</text:a>
The press service of the Kyiv City Military Administration reported, Ukrinform reports.</text:p>
      <text:p text:style-name="P4">
As it is noted, the Aviation forces were handed over to the director of the enterprise Petrocotin. He wished that this helicopter helped the defenders to release the landlord, in particular <text:a xlink:type="simple" xlink:href="https://www.ukrinform.ua/tag-zaporizka-aes" text:style-name="Internet_20_link" text:visited-style-name="Visited_20_Internet_20_Link">
</text:a>
 .</text:p>
      <text:p text:style-name="P4">
<draw:frame draw:style-name="fr1" draw:name="Image228" text:anchor-type="as-char" svg:width="6.9236in" svg:height="4.59009in" draw:z-index="0">
<draw:image xlink:href="../Images/yкринформ/2023-05-17T23-37-00-03-00/1684333722-250.jpeg" xlink:type="simple" xlink:show="embed" xlink:actuate="onLoad" draw:mime-type="image/jpeg"/>
</draw:frame>
In his turn, the head of the Kyiv City Military Administration, Sergeipopko, stressed that all means and strength, especially technical.</text:p>
      <text:p text:style-name="P4">
<text:span text:style-name="T4">
 Read also: </text:span>
 <text:a xlink:type="simple" xlink:href="https://www.ukrinform.ua/rubric-ato/3710035-nimeccina-peredala-ukraini-se-34-pikapi-dla-vijskovih.html" text:style-name="Internet_20_link" text:visited-style-name="Visited_20_Internet_20_Link">
<text:span text:style-name="T4">
 POPACE </text:span>
</text:a>
“Therefore, every unit of equipment, and even more so, as a screw, is a vagodo -assistance to the Armed Forces of Ukraine. I believe that this helicopter will serve our warriors and will help to bring peace in Ukraine after our victory!”</text:p>
      <text:p text:style-name="P4">
<draw:frame draw:style-name="fr1" draw:name="Image229" text:anchor-type="as-char" svg:width="6.9236in" svg:height="4.615733in" draw:z-index="0">
<draw:image xlink:href="../Images/yкринформ/2023-05-17T23-37-00-03-00/1684333722-975.jpeg" xlink:type="simple" xlink:show="embed" xlink:actuate="onLoad" draw:mime-type="image/jpeg"/>
</draw:frame>
<draw:frame draw:style-name="fr1" draw:name="Image230" text:anchor-type="as-char" svg:width="6.9236in" svg:height="4.615733in" draw:z-index="0">
<draw:image xlink:href="../Images/yкринформ/2023-05-17T23-37-00-03-00/1684333722-509.jpeg" xlink:type="simple" xlink:show="embed" xlink:actuate="onLoad" draw:mime-type="image/jpeg"/>
</draw:frame>
As reported by Ukrinform, earlier President of "Energoatom" Petro Kotin, the head of the trade union organization of the company Alexei Lich and the General Directorivne NPP Pavlo Kovtonyuk <text:a xlink:type="simple" xlink:href="https://www.ukrinform.ua/rubric-ato/3705122-energoatom-peredav-vijskovim-visim-pozaslahovikiv.html" text:style-name="Internet_20_link" text:visited-style-name="Visited_20_Internet_20_Link">
</text:a>
National Guards, which protect nuclear objects and representatives of the Armed Forces of Eighthwater.</text:p>
      <text:p text:style-name="P4">
<text:span text:style-name="T5">
Foto: kmw</text:span>
</text:p>
      <text:p text:style-name="P4">
News Source: <text:a xlink:type="simple" xlink:href="https://www.ukrinform.ua/rubric-ato/3710564-energoatom-peredav-vijskovim-vertolit-mi2.html" text:style-name="Internet_20_link" text:visited-style-name="Visited_20_Internet_20_Link">
https://www.ukrinform.ua/rubric-ato/3710564-energoatom-peredav-vijskovim-vertolit-mi2.html</text:a>
</text:p>
      <!--NEWS-->
      <text:h text:style-name="P10" text:outline-level="1">
<text:span text:style-name="T4">
Elections in Turkey: Media released Erdogan's strategies and rugging to the second round</text:span>
</text:h>
      <text:p text:style-name="P4">
Authors: Ukrinform (Person)</text:p>
      <text:p text:style-name="P4">
Publisher: Укринформ (Organization)</text:p>
      <text:p text:style-name="P4">
Published Time: 2023-05-17T23:43:00+03:00</text:p>
      <text:p text:style-name="P4">
Modified Time: 2023-05-17T23:43:00+03:00</text:p>
      <text:p text:style-name="P4">
Description: Before the second round of presidential elections in Turkey, the incumbent President Erdogan will visit the earthquake area and focus on television programs, the candidate from the opposition of the rugge will work more on the ground. - Ukrinform.</text:p>
      <text:p text:style-name="P4">
Images: ["<text:a xlink:type="simple" xlink:href="https://static.ukrinform.com/photos/2022_07/thumb_files/630_360_1656891223-699.jpg" text:style-name="Internet_20_link" text:visited-style-name="Visited_20_Internet_20_Link">
630_360_16568...</text:a>
"]</text:p>
      <text:p text:style-name="P4">
Tags: ['Вибори', 'Туреччина', 'Вибори у Туреччині']</text:p>
      <text:p text:style-name="P4">
Type: Article</text:p>
      <!--METADATA-->
      <text:p text:style-name="P4">
<draw:frame draw:style-name="fr1" draw:name="Image231" text:anchor-type="as-char" svg:width="6.9236in" svg:height="3.956343in" draw:z-index="0">
<draw:image xlink:href="../Images/yкринформ/2023-05-17T23-43-00-03-00/630_360_1656891223-699.jpg" xlink:type="simple" xlink:show="embed" xlink:actuate="onLoad" draw:mime-type="image/jpeg"/>
</draw:frame>
Presidential elections in Turkey, the incumbent President Erdogan, deploy an earthquake area and focus on television programs, the candidate of the rugging rugge will work more on the ground.</text:p>
      <text:p text:style-name="P4">
About it reports Ukrinform with reference to <text:a xlink:type="simple" xlink:href="https://www.trthaber.com/haber/gundem/liderlerin-ikinci-tur-stratejileri-belli-oldu-767969.html" text:style-name="Internet_20_link" text:visited-style-name="Visited_20_Internet_20_Link">
</text:a>
"President Erdogan is expected to carry out series to the earthquake area before the election, and also plans to go to seats and hold some provinces protections," the TV channel reports.</text:p>
      <text:p text:style-name="P4">
The pro -government party also plans to hold election events in Ankara, Istanbulita Izmiri.</text:p>
      <text:p text:style-name="P4">
It is noted that Erdogan President will emphasize on "stability" and "integrity" in discourses before the second round, explaining that the system should not be worn in a new period, subject to receiving the People's Alliance with the People's Alliance(pro -government)most in parliament.</text:p>
      <text:p text:style-name="P4">
<text:span text:style-name="T4">
 Read also: </text:span>
 <text:a xlink:type="simple" xlink:href="https://www.ukrinform.ua/rubric-world/3710117-majbutne-tureccini-viznacatimut-u-drugomu-turi.html" text:style-name="Internet_20_link" text:visited-style-name="Visited_20_Internet_20_Link">
<text:span text:style-name="T4">
 Turkey </text:span>
</text:a>
Authorized President, Candidate of National Alliance(Opposition)Kilichdaroglu Kilicdaroglu will take part in <text:a xlink:type="simple" xlink:href="https://www.ukrinform.ua/tag-vibori" text:style-name="Internet_20_link" text:visited-style-name="Visited_20_Internet_20_Link">
</text:a>
focusing on the fight against terrorism.</text:p>
      <text:p text:style-name="P4">
“Preference will be given to strategic places. Also, a businesswoman is planned to the earthquake area, ”the TV channel announces.</text:p>
      <text:p text:style-name="P4">
As reported by Ukrinform, <text:a xlink:type="simple" xlink:href="https://www.ukrinform.ua/rubric-world/3709536-u-tureccini-ogolosili-datu-drugogo-turu-prezidentskih-viboriv.html" text:style-name="Internet_20_link" text:visited-style-name="Visited_20_Internet_20_Link">
</text:a>
</text:p>
      <text:p text:style-name="P4">
News Source: <text:a xlink:type="simple" xlink:href="https://www.ukrinform.ua/rubric-world/3710513-vibori-v-tureccini-zmi-opriludnili-strategii-erdogana-ta-kilicdaroglu-do-drugogo-turu.html" text:style-name="Internet_20_link" text:visited-style-name="Visited_20_Internet_20_Link">
https://www.ukrinform.ua/rubric-world/3710513-vibori-v-tureccini-zmi-opriludnili-strategii-erdogana-ta-kilicdaroglu-do-drugogo-turu.html</text:a>
</text:p>
      <!--NEWS-->
      <text:h text:style-name="P10" text:outline-level="1">
<text:span text:style-name="T4">
War, Reconstruction, Economy: The White House named the topics about Ukraine for discussion at the G7 summit</text:span>
</text:h>
      <text:p text:style-name="P4">
Authors: Ukrinform (Person)</text:p>
      <text:p text:style-name="P4">
Publisher: Укринформ (Organization)</text:p>
      <text:p text:style-name="P4">
Published Time: 2023-05-17T23:59:00+03:00</text:p>
      <text:p text:style-name="P4">
Modified Time: 2023-05-17T23:59:00+03:00</text:p>
      <text:p text:style-name="P4">
Description: In addition to the situation on the front and continuation of international support of Ukraine, G7 leaders will discuss opportunities to strengthen the negotiation positions of Kyiv to complete the war, as well as the reconstruction of Ukrainian infrastructure. - Ukrinform.</text:p>
      <text:p text:style-name="P4">
Images: ["<text:a xlink:type="simple" xlink:href="https://static.ukrinform.com/photos/2022_02/thumb_files/630_360_1644169650-867.jpg" text:style-name="Internet_20_link" text:visited-style-name="Visited_20_Internet_20_Link">
630_360_16441...</text:a>
"]</text:p>
      <text:p text:style-name="P4">
Tags: ['США', 'Україна', 'Білий дім', 'Війна з Росією', 'Саміт G7']</text:p>
      <text:p text:style-name="P4">
Type: Article</text:p>
      <!--METADATA-->
      <text:p text:style-name="P4">
<draw:frame draw:style-name="fr1" draw:name="Image232" text:anchor-type="as-char" svg:width="6.9236in" svg:height="3.956343in" draw:z-index="0">
<draw:image xlink:href="../Images/yкринформ/2023-05-17T23-59-00-03-00/630_360_1644169650-867.jpg" xlink:type="simple" xlink:show="embed" xlink:actuate="onLoad" draw:mime-type="image/jpeg"/>
</draw:frame>
In addition to the settlement on the front and the continuation of international support of Ukraine, G7 leaders will enhance opportunities to strengthen Kyiv's negotiation positions for completion, as well as the issue of reconstruction of Ukrainian infrastructure.</text:p>
      <text:p text:style-name="P4">
This was said on Wednesday during a briefing for journalists, the White House Advisor of National Security Jake Sullivan, Ukrinform correspondent reports.</text:p>
      <text:p text:style-name="P4">
"First of all, it is obvious that the war in Ukraine, the invasion of Russia into Ukraine is a central place and will become an important topic for discussions," Sullivan said.</text:p>
      <text:p text:style-name="P4">
He added that the situation on the battlefield will be discussed. In addition, according to its words, it will be about realization <text:a xlink:type="simple" xlink:href="https://www.ukrinform.ua/tag-sankcii" text:style-name="Internet_20_link" text:visited-style-name="Visited_20_Internet_20_Link">
</text:a>
, as well as the steps that will be taken together in the G7 countries in this direction, in that number, the detection of loopholes and the schemes of bypassing restrictions, as well as increased pressure from NACF during the near future.</text:p>
      <text:p text:style-name="P4">
<text:span text:style-name="T4">
 Read also: </text:span>
 <text:a xlink:type="simple" xlink:href="https://www.ukrinform.ua/rubric-economy/3709231-na-samiti-g7-mozut-ogolositi-pro-ekonomicnu-dopomogu-ukraini-zmi.html" text:style-name="Internet_20_link" text:visited-style-name="Visited_20_Internet_20_Link">
<text:span text:style-name="T4">
 Summit </text:span>
</text:a>
"They(G7 leaders - ed.)They will also talk about reconstruction, the economic humanitarian support of Ukraine and how to create appropriate conditions for progress on the battlefield, forming progress over a possible table, if and when Ukraine is ready to do so in the future, ”the US Presidential advisor.</text:p>
      <text:p text:style-name="P4">
As reported by Ukrinform, <text:a xlink:type="simple" xlink:href="https://www.ukrinform.ua/rubric-polytics/3708511-lideri-g7-obgovorat-pidtrimku-ukraini-ta-pritagnenna-rf-do-vidpovidi-bilij-dim.html" text:style-name="Internet_20_link" text:visited-style-name="Visited_20_Internet_20_Link">
</text:a>
It should take place in the period 19-21 in the Japanese city of Hiroshima.</text:p>
      <text:p text:style-name="P4">
News Source: <text:a xlink:type="simple" xlink:href="https://www.ukrinform.ua/rubric-polytics/3710684-vijna-vidbudova-ekonomika-bilij-dim-nazvav-temi-sodo-ukraini-dla-obgovorenna-na-samiti-g7.html" text:style-name="Internet_20_link" text:visited-style-name="Visited_20_Internet_20_Link">
https://www.ukrinform.ua/rubric-polytics/3710684-vijna-vidbudova-ekonomika-bilij-dim-nazvav-temi-sodo-ukraini-dla-obgovorenna-na-samiti-g7.html</text:a>
</text:p>
      <!--NEWS-->
      <text:h text:style-name="P10" text:outline-level="1">
<text:span text:style-name="T4">
Short. War. Day 447. Videoodigest</text:span>
</text:h>
      <text:p text:style-name="P4">
Author: ['АРМІЯINFORM']</text:p>
      <text:p text:style-name="P4">
Time: 2023-05-17T2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ДЕОДАЙДЖЕСТ', 'ВТОРГНЕННЯ РФ', 'ГШ ЗСУ']</text:p>
      <text:p text:style-name="P4">
Category: News</text:p>
      <!--METADATA-->
      <text:p text:style-name="P4">
News Source: <text:a xlink:type="simple" xlink:href="https://armyinform.com.ua/2023/05/17/korotko-vijna-den-447-videodajdzhest/" text:style-name="Internet_20_link" text:visited-style-name="Visited_20_Internet_20_Link">
https://armyinform.com.ua/2023/05/17/korotko-vijna-den-447-videodajdzhest/</text:a>
</text:p>
      <!--NEWS-->
      <text:h text:style-name="P10" text:outline-level="1">
<text:span text:style-name="T4">
UkrPoshta has released audiostyles with stories of military and volunteers to assemble on drones for the Armed Forces</text:span>
</text:h>
      <text:p text:style-name="P4">
Author: ['АРМІЯINFORM']</text:p>
      <text:p text:style-name="P4">
Time: 2023-05-17T30:00:00-04:00</text:p>
      <text:p text:style-name="P4">
Description: About Tse at Facebook, Ukrposhta. In the auditers, you can feel the same: ... war with Ukraine 2022, war with Ukraine latest news today, news war with Ukraine 2022 The last for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3/05/photo_2023-05-16_16-48-40.jpg" text:style-name="Internet_20_link" text:visited-style-name="Visited_20_Internet_20_Link">
photo_2023-05-16_16-48-40.jpg</text:a>
']</text:p>
      <text:p text:style-name="P4">
Tags: []</text:p>
      <text:p text:style-name="P4">
Category: News</text:p>
      <!--METADATA-->
      <text:p text:style-name="P4">
<draw:frame draw:style-name="fr1" draw:name="Image233" text:anchor-type="as-char" svg:width="6.9236in" svg:height="6.9236in" draw:z-index="0">
<draw:image xlink:href="../Images/AРМІЯINFORM/2023-05-17T30-00-00-04-00/photo_2023-05-16_16-48-40.jpg" xlink:type="simple" xlink:show="embed" xlink:actuate="onLoad" draw:mime-type="image/jpeg"/>
</draw:frame>
About it on Facebook <text:a xlink:type="simple" xlink:href="https://www.facebook.com/story.php" text:style-name="Internet_20_link" text:visited-style-name="Visited_20_Internet_20_Link">
reports</text:a>
UkrPoshta.</text:p>
      <text:p text:style-name="P4">
In the audiostyles you can hear stories from:</text:p>
      <ul>
        <li>
Vadim Voroshilov's fighter pilot with the call sign "Karaya", * Volunteer Igor Lachenko; * Alexander Budka's military with the terrain.</li>
      </ul>
      <text:p text:style-name="P4">
You can buy "Heroes" postcards in the central branches of Ukrposhta and online.</text:p>
      <text:p text:style-name="P4">
News Source: <text:a xlink:type="simple" xlink:href="https://armyinform.com.ua/2023/05/17/ukrposhta-vypustyla-audiolystivky-z-istoriyamy-vijskovyh-i-volonteriv-shhob-zibraty-na-drony-dlya-zsu/" text:style-name="Internet_20_link" text:visited-style-name="Visited_20_Internet_20_Link">
https://armyinform.com.ua/2023/05/17/ukrposhta-vypustyla-audiolystivky-z-istoriyamy-vijskovyh-i-volonteriv-shhob-zibraty-na-drony-dlya-zsu/</text:a>
</text:p>
      <!--NEWS-->
      <text:h text:style-name="P10" text:outline-level="1">
<text:span text:style-name="T4">
Three residents of Donetsk region were reported suspicion of collaboration activity</text:span>
</text:h>
      <text:p text:style-name="P4">
Author: ['АРМІЯINFORM']</text:p>
      <text:p text:style-name="P4">
Time: 2023-05-17T31:00:00-04:00</text:p>
      <text:p text:style-name="P4">
Description: For the proprietary Kerivnitvva, Donetskiye Prosecutor's Office, the Tom Gromyans is crushed ... War with Ukraine 2022, the war with Ukraine Latest news today, News War with Ukraine 2022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zobrazhennya-whatsapp-data-2023-05-16-o-145738.jpg" text:style-name="Internet_20_link" text:visited-style-name="Visited_20_Internet_20_Link">
zobrazhennya-whatsapp-data-2023-05-16-o-145738.jpg</text:a>
']</text:p>
      <text:p text:style-name="P4">
Tags: ['STOPRUSSIA', 'АГРЕСІЯ РФ', 'ВТОРГНЕННЯ РФ']</text:p>
      <text:p text:style-name="P4">
Category: News</text:p>
      <!--METADATA-->
      <text:p text:style-name="P4">
<draw:frame draw:style-name="fr1" draw:name="Image234" text:anchor-type="as-char" svg:width="6.9236in" svg:height="5.1927in" draw:z-index="0">
<draw:image xlink:href="../Images/AРМІЯINFORM/2023-05-17T31-00-00-04-00/zobrazhennya-whatsapp-data-2023-05-16-o-145738.jpg" xlink:type="simple" xlink:show="embed" xlink:actuate="onLoad" draw:mime-type="image/jpeg"/>
</draw:frame>
Under the procedural leadership of the Donetsk Regional Prosecutor's Office, three citizens were reported suspected of collaborative activity, justification, recognition of right, denial of the armed aggression of the Russian Federation against Ukraine, glorification of its participants(Part 6 of Art. 111-1, Part 2 of Art. 436-2 of the Criminal Code of Ukraine).</text:p>
      <text:p text:style-name="P4">
Про це <text:a xlink:type="simple" xlink:href="https://www.gp.gov.ua/ua/posts/vipravdovuyut-zlocini-okupantiv-ta-posiryuyut-dopisi-rosiiskix-propagandistiv-tryom-meskancyam-doneccini-povidomleno-pro-pidozru" text:style-name="Internet_20_link" text:visited-style-name="Visited_20_Internet_20_Link">
повідомляє</text:a>
Office of the Prosecutor General.</text:p>
      <text:p text:style-name="P4">
According to the investigation, in March 2022, a resident of Mariupol created a page in Ukraine for information support for information support.</text:p>
      <text:p text:style-name="P4">
By positioning himself the so -called military correspondent, fake journalist favorably blames the Armed Forces of Ukraine of shelling of Donetsk region. In his "articles" and "interviews", the Russian Media "War" tells about the "feats" of illegal armed formations. For his faithful service to the occupiers, he was raised by the title of "Honored Journalist of the DNR". He is currently conducting a special pre -trial investigation and he has been wanted.</text:p>
      <text:p text:style-name="P4">
Another suspect-a resident of Pokrovskaya in April and October last year reprimanded information from pro-Russian online resources on the social network. She paid special attention to the posts of propagandists of the Russian Federation. A resident of the city of Mykolaivk Kramatorsk district justified the crimes of Russian invaders. He was in another pro -Russian social network material with the glorification of persons who killed Ukrainians - in particular "Wagnets" and "Immortal Heroes -More." He also spread other persons to support the aggressor state.</text:p>
      <text:p text:style-name="P4">
The pre -trial investigation conducts the Security Service of Ukraine in Donetsk and Luhansk regions.</text:p>
      <text:p text:style-name="P4">
Note: According to Art. 62 of the Constitution of Ukraine, a person is considered to be uninvited in committing a crime and cannot be criminally punished until his guilt is proved legally and established by an indictment of the court.</text:p>
      <text:p text:style-name="P4">
News Source: <text:a xlink:type="simple" xlink:href="https://armyinform.com.ua/2023/05/17/trom-meshkanczyam-donechchyny-povidomleno-pro-pidozru-u-kolaboraczijnij-diyalnosti/" text:style-name="Internet_20_link" text:visited-style-name="Visited_20_Internet_20_Link">
https://armyinform.com.ua/2023/05/17/trom-meshkanczyam-donechchyny-povidomleno-pro-pidozru-u-kolaboraczijnij-diyalnosti/</text:a>
</text:p>
      <!--NEWS-->
      <text:h text:style-name="P10" text:outline-level="1">
<text:span text:style-name="T4">
According to the UN from Russian aggression, more than 23 thousand civilians of Ukraine were injured</text:span>
</text:h>
      <text:p text:style-name="P4">
Author: ['АРМІЯINFORM']</text:p>
      <text:p text:style-name="P4">
Time: 2023-05-17T32:00:00-04:00</text:p>
      <text:p text:style-name="P4">
Description: On the Sideenni for the sake of the UN Bezpeki, the Secretary of Generals of the Humanities, Putan Martin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vbbq3j-c1200x630x50px50p-c1200x630x50px50p-db2950dbed813286c8b24c8e0865676f.png" text:style-name="Internet_20_link" text:visited-style-name="Visited_20_Internet_20_Link">
vbbq3j-c1200x630x50px50p-c1200x630x50px50p-db2950dbed813286c8b24c8e0865676f.png</text:a>
']</text:p>
      <text:p text:style-name="P4">
Tags: ['STOPRUSSIA', 'АГРЕСІЯ РФ', 'ВТОРГНЕННЯ РФ']</text:p>
      <text:p text:style-name="P4">
Category: News</text:p>
      <!--METADATA-->
      <text:p text:style-name="P4">
<draw:frame draw:style-name="fr1" draw:name="Image235" text:anchor-type="as-char" svg:width="6.9236in" svg:height="3.63489in" draw:z-index="0">
<draw:image xlink:href="../Images/AРМІЯINFORM/2023-05-17T32-00-00-04-00/vbbq3j-c1200x630x50px50p-c1200x630x50px50p-db2950dbed813286c8b24c8e0865676f.png" xlink:type="simple" xlink:show="embed" xlink:actuate="onLoad" draw:mime-type="image/png"/>
</draw:frame>
Illustrative photo</text:p>
      <text:p text:style-name="P4">
At a meeting of the UN Security Council, the Deputy Secretary -General on Humanitarian Affairs Marteringriffhhitns <text:a xlink:type="simple" xlink:href="https://news.un.org/en/story/2023/05/1136657" text:style-name="Internet_20_link" text:visited-style-name="Visited_20_Internet_20_Link">
declared</text:a>
that from the beginning of large -scale Russian aggression, 23 600 victims have been recorded. He also added that the loss is probably much larger.</text:p>
      <text:p text:style-name="P4">
In addition, the UN Deputy Secretary General noted that in the first quarter of this year, almost 3.6 million people received humanitarian aid in Ukraine. It is, in particular, about cash payments, food, medical services.</text:p>
      <text:p text:style-name="P4">
However, according to Griffiths, the biggest problem remains the inability to reach all districts in Donetsk, Luhansk, Kherson and Zaporizhia region. He stressed that Russia has never allowed to deliver humanitarian assistance to communities along the front line in the occupied areas.</text:p>
      <text:p text:style-name="P4">
_ Dude:(https://minre.gov.ua/)_</text:p>
      <text:p text:style-name="P4">
News Source: <text:a xlink:type="simple" xlink:href="https://armyinform.com.ua/2023/05/17/za-danymy-oon-vid-rosijskoyi-agresiyi-postrazhdalo-ponad-23-tysyachi-myrnyh-zhyteliv-ukrayiny/" text:style-name="Internet_20_link" text:visited-style-name="Visited_20_Internet_20_Link">
https://armyinform.com.ua/2023/05/17/za-danymy-oon-vid-rosijskoyi-agresiyi-postrazhdalo-ponad-23-tysyachi-myrnyh-zhyteliv-ukrayiny/</text:a>
</text:p>
      <!--NEWS-->
      <text:h text:style-name="P10" text:outline-level="1">
<text:span text:style-name="T4">
SBU continues to deliver "explosive gifts" to the occupiers</text:span>
</text:h>
      <text:p text:style-name="P4">
Author: ['АРМІЯINFORM']</text:p>
      <text:p text:style-name="P4">
Time: 2023-05-17T33:00:00-04:00</text:p>
      <text:p text:style-name="P4">
Description: Special sign of the SBU ZBASNISTENIT SUBSTAL Delivery Boyspasiv directly on the heads of Rashistiv.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ВІЙНА', 'ВТОРГНЕННЯ РФ', 'СБУ']</text:p>
      <text:p text:style-name="P4">
Category: News</text:p>
      <!--METADATA-->
      <text:p text:style-name="P4">
<draw:frame draw:style-name="fr1" draw:name="Image236" text:anchor-type="as-char" svg:width="6.9236in" svg:height="4.367194in" draw:z-index="0">
<draw:image xlink:href="../Images/AРМІЯINFORM/2023-05-17T33-00-00-04-00/a8879da467f5ef3186c59aa101cecbce_id76321_1300x820_141_650x410.jpg" xlink:type="simple" xlink:show="embed" xlink:actuate="onLoad" draw:mime-type="image/jpeg"/>
</draw:frame>
Illustrative photo</text:p>
      <text:p text:style-name="P4">
The SBU special forces make targeted ammunition delivery directly to the heads.</text:p>
      <text:p text:style-name="P4">
Video <text:a xlink:type="simple" xlink:href="https://www.facebook.com/SecurSerUkraine/videos/1006591356902175/" text:style-name="Internet_20_link" text:visited-style-name="Visited_20_Internet_20_Link">
made public</text:a>
on the Security Service of Ukraine on Facebook.</text:p>
      <text:p text:style-name="P4">
“The Russians complain that they lack ammunition? Special forces SBUZAPS Direct Address Delivery Without delays. The invaders receive their order simply "on the go." And the operators of shock drones with CSO "A" are all forcibly to receive parcels to process as many orders as possible. And more than the work of our soldiers, there will soon be even more destroyed and their equipment, ”the message reads.</text:p>
      <text:p text:style-name="P4">
News Source: <text:a xlink:type="simple" xlink:href="https://armyinform.com.ua/2023/05/17/sbu-prodovzhuye-dostavlyaty-vybuhovi-podarunky-okupantam/" text:style-name="Internet_20_link" text:visited-style-name="Visited_20_Internet_20_Link">
https://armyinform.com.ua/2023/05/17/sbu-prodovzhuye-dostavlyaty-vybuhovi-podarunky-okupantam/</text:a>
</text:p>
      <!--NEWS-->
      <text:h text:style-name="P10" text:outline-level="1">
<text:span text:style-name="T4">
Veteran Hub, together with SoftServe Ukraine, launched a free course for veterans who want to try themselves in IT</text:span>
</text:h>
      <text:p text:style-name="P4">
Author: ['АРМІЯINFORM']</text:p>
      <text:p text:style-name="P4">
Time: 2023-05-17T34:00:00-04:00</text:p>
      <text:p text:style-name="P4">
Description: About Tse at Facebook, Veteran Hub. "Empoweru. The basement of the Tesets course is equipped with ... war with Ukraine 2022, war with Ukraine latest news today, news war with Ukraine 2022 last today, will there be a war between Ukraine and Russia and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3/05/347099444_636904661200682_6454432333693675441_n.png" text:style-name="Internet_20_link" text:visited-style-name="Visited_20_Internet_20_Link">
347099444_636904661200682_6454432333693675441_n.png</text:a>
']</text:p>
      <text:p text:style-name="P4">
Tags: ['STOPRUSSIA', 'АГРЕСІЯ РФ', 'ВТОРГНЕННЯ РФ']</text:p>
      <text:p text:style-name="P4">
Category: News</text:p>
      <!--METADATA-->
      <text:p text:style-name="P4">
<draw:frame draw:style-name="fr1" draw:name="Image237" text:anchor-type="as-char" svg:width="6.9236in" svg:height="6.888982in" draw:z-index="0">
<draw:image xlink:href="../Images/AРМІЯINFORM/2023-05-17T34-00-00-04-00/347099444_636904661200682_6454432333693675441_n.png" xlink:type="simple" xlink:show="embed" xlink:actuate="onLoad" draw:mime-type="image/png"/>
</draw:frame>
About it on Facebook reports <text:a xlink:type="simple" xlink:href="https://www.facebook.com/VeteranHubUa/" text:style-name="Internet_20_link" text:visited-style-name="Visited_20_Internet_20_Link">
Veteranhub</text:a>
.</text:p>
      <text:p text:style-name="P4">
«EmpowerU. Базовий курс тестування та основи IT» — це курс для тих, хто тількипочинає свій шлях в програмуванні, незалежно від знань чи досвіду. Тут тиотримаєш знання, менторську підтримку та мотивацію для подальшого карʼєрногорозвитку в IT.</text:p>
      <text:p text:style-name="P4">
Після завершення курсу ти зможеш:</text:p>
      <ul>
        <li>
розрізняти різні типи тестування ПЗ;  * створювати та проходити тестові випадки;  * розуміти архітектуру сучасних програм;  * застосовувати знання про бази даних та мережі, а також HTML;  * розуміти, які комунікативні навички потрібні для успішної кар’єри в ІТ.</li>
      </ul>
      <text:p text:style-name="P4">
<text:span text:style-name="T4">
Курс стартує 29 травня в онлайн-форматі.</text:span>
</text:p>
      <text:p text:style-name="P4">
Тривалість курсу: 2 місяці. Заняття проходитимуть 2 рази на тиждень по 2години.</text:p>
      <text:p text:style-name="P4">
Для проходження курсу важливо володіти англійською мовою на рівні не нижчомуPre-intermediate.</text:p>
      <text:p text:style-name="P4">
Якщо хочеш долучитися до навчання, заповнюй реєстраційну форму за посиланням:<text:a xlink:type="simple" xlink:href="https://l.facebook.com/l.php" text:style-name="Internet_20_link" text:visited-style-name="Visited_20_Internet_20_Link">
https://forms.gle/vBAuMgVNv5hHpHf47</text:a>
</text:p>
      <text:p text:style-name="P4">
News Source: <text:a xlink:type="simple" xlink:href="https://armyinform.com.ua/2023/05/17/veteran-hub-razom-iz-kompaniyeyu-softserve-ukraine-zapustyly-bezoplatnyj-kurs-dlya-veteraniv-yaki-hochut-sprobuvaty-sebe-v-it/" text:style-name="Internet_20_link" text:visited-style-name="Visited_20_Internet_20_Link">
https://armyinform.com.ua/2023/05/17/veteran-hub-razom-iz-kompaniyeyu-softserve-ukraine-zapustyly-bezoplatnyj-kurs-dlya-veteraniv-yaki-hochut-sprobuvaty-sebe-v-it/</text:a>
</text:p>
      <!--NEWS-->
      <text:h text:style-name="P10" text:outline-level="1">
<text:span text:style-name="T4">
The occupier was reported suspected of ill -treatment of civilian population in Kyiv region</text:span>
</text:h>
      <text:p text:style-name="P4">
Author: ['АРМІЯINFORM']</text:p>
      <text:p text:style-name="P4">
Time: 2023-05-17T35:00:00-04:00</text:p>
      <text:p text:style-name="P4">
Description: The DBR pratsikhniki yielded about the Pіdozra to the same commander of the Rosiyki payders .... War with Ukraine 2022, the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dbr.jpeg" text:style-name="Internet_20_link" text:visited-style-name="Visited_20_Internet_20_Link">
dbr.jpeg</text:a>
']</text:p>
      <text:p text:style-name="P4">
Tags: ['STOPRUSSIA', 'АГРЕСІЯ РФ', 'ВТОРГНЕННЯ РФ', 'ДБР']</text:p>
      <text:p text:style-name="P4">
Category: News</text:p>
      <!--METADATA-->
      <text:p text:style-name="P4">
<draw:frame draw:style-name="fr1" draw:name="Image238" text:anchor-type="as-char" svg:width="6.9236in" svg:height="4.32148in" draw:z-index="0">
<draw:image xlink:href="../Images/AРМІЯINFORM/2023-05-17T35-00-00-04-00/dbr.jpeg" xlink:type="simple" xlink:show="embed" xlink:actuate="onLoad" draw:mime-type="image/jpeg"/>
</draw:frame>
The DBR employees reported suspicion to one of the commanders of the Russian Russian Troops. During the temporary stay of his unit of Nakyiv region, he gave orders to his subordinates for the cruelty of civil registration, committed other violations of the laws and customs of war.</text:p>
      <text:p text:style-name="P4">
About it <text:a xlink:type="simple" xlink:href="https://dbr.gov.ua/news/dbr-povidomilo-pro-pidozru-rosijskomu-vijskovomu-u-zhorstokomu-povodzhenni-z-civilnim-naselennyam-na-kiivshhini" text:style-name="Internet_20_link" text:visited-style-name="Visited_20_Internet_20_Link">
reports</text:a>
State Bureau Investigations.</text:p>
      <text:p text:style-name="P4">
In particular, the commander of one of the mouth of the 137th Parachut Regiment of the 106th Airborne Division of Captain Pavel Babalich in March 2022 was positions on the site of the Kiev-Warsawa-Warsawa Highway of the Uriers of Nemishayevo and Mykulychi district.</text:p>
      <text:p text:style-name="P4">
In anticipation of the offensive of the Armed Forces, the offender ordered the firing of civilian vehicles moving along the route. In cooperation with the National Police, it is documented that at least two cars with civilians who remained miraculously remained in small arms.</text:p>
      <text:p text:style-name="P4">
Currently, Babalich and his subordinates are reasonably suspected of committing the crime under Part 2 of Art. 28, Part 1 of Art. 438 of the Criminal Code of Ukraine, namely in the abuse with the civilian population and other violations of laws and customs provided for by international treaties.</text:p>
      <text:p text:style-name="P4">
The procedural guidance is carried out by the Office of the Prosecutor General of Ukraine.</text:p>
      <text:p text:style-name="P4">
News Source: <text:a xlink:type="simple" xlink:href="https://armyinform.com.ua/2023/05/17/okupantu-povidemlono-pro-pidozru-za-zhorstoke-povodzhennya-z-czyvilnym-naselennyam-na-kyyivshhyni/" text:style-name="Internet_20_link" text:visited-style-name="Visited_20_Internet_20_Link">
https://armyinform.com.ua/2023/05/17/okupantu-povidemlono-pro-pidozru-za-zhorstoke-povodzhennya-z-czyvilnym-naselennyam-na-kyyivshhyni/</text:a>
</text:p>
      <!--NEWS-->
      <text:h text:style-name="P10" text:outline-level="1">
<text:span text:style-name="T4">
The wife of the Armed Forces of the Armed Forces is shared</text:span>
</text:h>
      <text:p text:style-name="P4">
Author: ['АРМІЯINFORM']</text:p>
      <text:p text:style-name="P4">
Time: 2023-05-17T36:00:00-04:00</text:p>
      <text:p text:style-name="P4">
Description: Dan Klumen Rozmova at Telegram was published by Golovna Directorate Rosvіki Minіsteniy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ТОРГНЕННЯ РФ']</text:p>
      <text:p text:style-name="P4">
Category: News</text:p>
      <!--METADATA-->
      <text:p text:style-name="P4">
<draw:frame draw:style-name="fr1" draw:name="Image239" text:anchor-type="as-char" svg:width="6.9236in" svg:height="3.894525in" draw:z-index="0">
<draw:image xlink:href="../Images/AРМІЯINFORM/2023-05-17T36-00-00-04-00/gurperehoplennya.jpg" xlink:type="simple" xlink:show="embed" xlink:actuate="onLoad" draw:mime-type="image/jpeg"/>
</draw:frame>
This telephone conversation in Telegram <text:a xlink:type="simple" xlink:href="https://t.me/DIUkraine" text:style-name="Internet_20_link" text:visited-style-name="Visited_20_Internet_20_Link">
Posted</text:a>
Main Directorate of Intelligence of the Ministry of Defense of Ukraine.</text:p>
      <ul>
        <li>
"You want this, spare, do not take out, heroes not give in this way"; * "Soldiers in the trenches under the series serve, but they do not get a head ..."</li>
      </ul>
      <text:p text:style-name="P4">
For every military crime committed against Ukraine, there will be a fair payment.</text:p>
      <text:p text:style-name="P4">
News Source: <text:a xlink:type="simple" xlink:href="https://armyinform.com.ua/2023/05/17/druzhyna-vijskovosluzhbovczya-zs-rf-dilytsya-hvylyuvannyamy-shhodo-nastupalnyh-dij-zi-storony-zsu-perehoplennya-gur/" text:style-name="Internet_20_link" text:visited-style-name="Visited_20_Internet_20_Link">
https://armyinform.com.ua/2023/05/17/druzhyna-vijskovosluzhbovczya-zs-rf-dilytsya-hvylyuvannyamy-shhodo-nastupalnyh-dij-zi-storony-zsu-perehoplennya-gur/</text:a>
</text:p>
      <!--NEWS-->
      <text:h text:style-name="P10" text:outline-level="1">
<text:span text:style-name="T4">
There were 55 combat clashes with the enemy in Donetsk region: heavy battles continue for Bakhmut and Marinka</text:span>
</text:h>
      <text:p text:style-name="P4">
Author: ['АРМІЯINFORM']</text:p>
      <text:p text:style-name="P4">
Time: 2023-05-17T37:00:00-04:00</text:p>
      <text:p text:style-name="P4">
Description: The enemy is the sinking of Zoedzhuvati Major Zuill on Limansky, Bakhmutsky, ... the war with Ukraine 2022, the war with Ukraine is the latest news today, the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bahmut-sytuacziya.jpg" text:style-name="Internet_20_link" text:visited-style-name="Visited_20_Internet_20_Link">
bahmut-sytuacziya.jpg</text:a>
']</text:p>
      <text:p text:style-name="P4">
Tags: ['STOPRUSSIA', 'АГРЕСІЯ РФ', 'ВІЙНА', 'ВТОРГНЕННЯ РФ', 'ГШ ЗСУ', 'ОПЕРАТИВНА ІНФОРМАЦІЯ', 'РАНКОВЕ ЗВЕДЕННЯ', 'ХРОНІКА ОБОРОНИ']</text:p>
      <text:p text:style-name="P4">
Category: News</text:p>
      <!--METADATA-->
      <text:p text:style-name="P4">
<draw:frame draw:style-name="fr1" draw:name="Image240" text:anchor-type="as-char" svg:width="6.9236in" svg:height="4.275627in" draw:z-index="0">
<draw:image xlink:href="../Images/AРМІЯINFORM/2023-05-17T37-00-00-04-00/bahmut-sytuacziya.jpg" xlink:type="simple" xlink:show="embed" xlink:actuate="onLoad" draw:mime-type="image/jpeg"/>
</draw:frame>
Illustrative Photo <text:span text:style-name="T4">
 🔥 Situation on Russian invasion </text:span>
</text:p>
      <text:p text:style-name="P4">
The enemy continues to focus on the main efforts on the Liman, Bakhmut, Avdiiv and Mariinsky directions - last day there have been 55 combat clashes. Bakhmut Tamarinka remains at the epicenter of hostilities.</text:p>
      <text:p text:style-name="P4">
About it on Facebook <text:a xlink:type="simple" xlink:href="https://www.facebook.com/GeneralStaff.ua/posts/pfbid0LLXF6EDDbPMSx9VCwzsmgj6KK5WMSyqHhF5EDmgvYtJgZpUwpvYe1XH3jbudpNAal" text:style-name="Internet_20_link" text:visited-style-name="Visited_20_Internet_20_Link">
reports</text:a>
The General Staff of the Armed Forces.</text:p>
      <text:p text:style-name="P4">
“In the Bakhmut direction, the enemy continues to take offensive actions. There is a weighted battle for Bakhmut. The enemy also conducted unsuccessful offensive actions in the direction. In the Mariinsky direction, the units of the Defense Forces reflected the enemy's numerous attacks in the city of Marinka. The invaders struck the Krasnogorivka aviation strike. At the same time, hostile shelling was suffered by Krasnogorivka, sharp, Marinka and Victory of Donetsk region, ”the message reads.</text:p>
      <text:p text:style-name="P4">
News Source: <text:a xlink:type="simple" xlink:href="https://armyinform.com.ua/2023/05/17/na-donechchyni-vidbulosya-55-bojovyh-zitknen-z-protyvnykom-vazhki-boyi-tryvayut-za-bahmut-i-maryinku/" text:style-name="Internet_20_link" text:visited-style-name="Visited_20_Internet_20_Link">
https://armyinform.com.ua/2023/05/17/na-donechchyni-vidbulosya-55-bojovyh-zitknen-z-protyvnykom-vazhki-boyi-tryvayut-za-bahmut-i-maryinku/</text:a>
</text:p>
      <!--NEWS-->
      <text:h text:style-name="P10" text:outline-level="1">
<text:span text:style-name="T4">
In the Zaporozhye region, the occupiers place their troops in kindergarten</text:span>
</text:h>
      <text:p text:style-name="P4">
Author: ['АРМІЯINFORM']</text:p>
      <text:p text:style-name="P4">
Time: 2023-05-17T38:00:00-04:00</text:p>
      <text:p text:style-name="P4">
Description: The enemy is the same as a zynly Vikoristovati Doshkilleni Timchasovo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9/2022-09-22-okupanty-planuyut-zaluchaty-ditej2.jpg" text:style-name="Internet_20_link" text:visited-style-name="Visited_20_Internet_20_Link">
2022-09-22-okupanty-planuyut-zaluchaty-ditej2.jpg</text:a>
']</text:p>
      <text:p text:style-name="P4">
Tags: ['STOPRUSSIA', 'АГРЕСІЯ РФ', 'ВТОРГНЕННЯ РФ', 'ГШ ЗСУ', 'ОПЕРАТИВНА ІНФОРМАЦІЯ', 'РАНКОВЕ ЗВЕДЕННЯ']</text:p>
      <text:p text:style-name="P4">
Category: News</text:p>
      <!--METADATA-->
      <text:p text:style-name="P4">
<draw:frame draw:style-name="fr1" draw:name="Image241" text:anchor-type="as-char" svg:width="6.9236in" svg:height="3.472134in" draw:z-index="0">
<draw:image xlink:href="../Images/AРМІЯINFORM/2023-05-17T38-00-00-04-00/2022-09-22-okupanty-planuyut-zaluchaty-ditej2.jpg" xlink:type="simple" xlink:show="embed" xlink:actuate="onLoad" draw:mime-type="image/jpeg"/>
</draw:frame>
Illustrative Photo <text:span text:style-name="T4">
 🔥 Situation on Russian Completion </text:span>
</text:p>
      <text:p text:style-name="P4">
The enemy continues to cynically use preschool lamps to their own purposes for their own purposes.</text:p>
      <text:p text:style-name="P4">
About it on Facebook <text:a xlink:type="simple" xlink:href="https://www.facebook.com/GeneralStaff.ua/posts/pfbid0LLXF6EDDbPMSx9VCwzsmgj6KK5WMSyqHhF5EDmgvYtJgZpUwpvYe1XH3jbudpNAal" text:style-name="Internet_20_link" text:visited-style-name="Visited_20_Internet_20_Link">
reports</text:a>
The General Staff of the Armed Forces.</text:p>
      <text:p text:style-name="P4">
«The kindergarten building of the village of Yuryevka of Zaporizhzhia region, Russian -owned by Russian ones are used to accommodate personnel. At the same time, the kindergarten spiterium is resided by civilians who have been taken out of the combat line of settlements, ”the presentation reads.</text:p>
      <text:p text:style-name="P4">
News Source: <text:a xlink:type="simple" xlink:href="https://armyinform.com.ua/2023/05/17/u-zaporizkij-oblasti-okupanty-rozmishhuyut-svoyi-vijska-u-dytyachomu-sadochku/" text:style-name="Internet_20_link" text:visited-style-name="Visited_20_Internet_20_Link">
https://armyinform.com.ua/2023/05/17/u-zaporizkij-oblasti-okupanty-rozmishhuyut-svoyi-vijska-u-dytyachomu-sadochku/</text:a>
</text:p>
      <!--NEWS-->
      <text:h text:style-name="P10" text:outline-level="1">
<text:span text:style-name="T4">
Our defenders last day destroyed 16 enemy UAVs of different types</text:span>
</text:h>
      <text:p text:style-name="P4">
Author: ['АРМІЯINFORM']</text:p>
      <text:p text:style-name="P4">
Time: 2023-05-17T39:00:00-04:00</text:p>
      <text:p text:style-name="P4">
Description: The Avіiaziya defense forces for Past Dob took 14 strikes in the areas of Zserdzhennya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0/2022-10-04-avtor-1-zsu-za-visim-misyacziv-znyshhyly-bilshu-polovynu-vijskovyh-bpla1-e1664889963810.jpg" text:style-name="Internet_20_link" text:visited-style-name="Visited_20_Internet_20_Link">
2022-10-04-avtor-1-zsu-za-visim-misyacziv-znyshhyly-bilshu-polovynu-vijskovyh-bpla1-e1664889963810.jpg</text:a>
']</text:p>
      <text:p text:style-name="P4">
Tags: ['STOPRUSSIA', 'АГРЕСІЯ РФ', 'ВІЙНА', 'ВТОРГНЕННЯ РФ', 'ГШ ЗСУ', 'ОПЕРАТИВНА ІНФОРМАЦІЯ', 'РАНКОВЕ ЗВЕДЕННЯ', 'ХРОНІКА ОБОРОНИ']</text:p>
      <text:p text:style-name="P4">
Category: News</text:p>
      <!--METADATA-->
      <text:p text:style-name="P4">
<draw:frame draw:style-name="fr1" draw:name="Image242" text:anchor-type="as-char" svg:width="6.9236in" svg:height="4.669802in" draw:z-index="0">
<draw:image xlink:href="../Images/AРМІЯINFORM/2023-05-17T39-00-00-04-00/2022-10-04-avtor-1-zsu-za-visim-misyacziv-znyshhyly-bilshu-polovynu-vijskovyh-bpla1-e1664889963810.jpg" xlink:type="simple" xlink:show="embed" xlink:actuate="onLoad" draw:mime-type="image/jpeg"/>
</draw:frame>
Illustrative Photo <text:span text:style-name="T4">
 🔥Set on Russian invasion </text:span>
</text:p>
      <text:p text:style-name="P4">
The aircraft forces of defense over the past 24 hours has struck 14 beats in the areas of concentration of personal staff and military equipment of the enemy, as well as 4-on the anti-aircraft missile complexes of the enemy. Over the past 24 hours, our defenders have destroyed 10 shock and 6 reconnaissance UAVs.</text:p>
      <text:p text:style-name="P4">
About it on Facebook <text:a xlink:type="simple" xlink:href="https://www.facebook.com/GeneralStaff.ua/posts/pfbid0LLXF6EDDbPMSx9VCwzsmgj6KK5WMSyqHhF5EDmgvYtJgZpUwpvYe1XH3jbudpNAal" text:style-name="Internet_20_link" text:visited-style-name="Visited_20_Internet_20_Link">
reports</text:a>
The General Staff of the Armed Forces.</text:p>
      <text:p text:style-name="P4">
"The missile troops and artillery units were affected by 6 districts of living force, 3 radio electronic struggle stations, 4 enemy storage and 1 point of fuel and lubricants of the occupiers," the message goes.</text:p>
      <text:p text:style-name="P4">
News Source: <text:a xlink:type="simple" xlink:href="https://armyinform.com.ua/2023/05/17/nashi-zahysnyky-mynuloyi-doby-znyshhyly-16-rosijkyh-bpla-riznyh-typiv/" text:style-name="Internet_20_link" text:visited-style-name="Visited_20_Internet_20_Link">
https://armyinform.com.ua/2023/05/17/nashi-zahysnyky-mynuloyi-doby-znyshhyly-16-rosijkyh-bpla-riznyh-typiv/</text:a>
</text:p>
      <!--NEWS-->
      <text:h text:style-name="P10" text:outline-level="1">
<text:span text:style-name="T4">
More than 200,000 soldiers have lost the army of the Russian Federation since the beginning of large -scale aggression against Ukraine</text:span>
</text:h>
      <text:p text:style-name="P4">
Author: ['АРМІЯINFORM']</text:p>
      <text:p text:style-name="P4">
Time: 2023-05-17T40:00:00-04:00</text:p>
      <text:p text:style-name="P4">
Description: Zagalni Boyov, Find the enemy on 02/24/22 to 05/17/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e1e7cd27-2e6e-4a3a-b5f4-53420431b742-scaled.jpg" text:style-name="Internet_20_link" text:visited-style-name="Visited_20_Internet_20_Link">
e1e7cd27-2e6e-4a3a-b5f4-53420431b742-scaled.jpg</text:a>
']</text:p>
      <text:p text:style-name="P4">
Tags: ['STOPRUSSIA', 'АГРЕСІЯ РФ', 'ВТОРГНЕННЯ РФ', 'ВТРАТИ ВОРОГА', 'ГШ ЗСУ']</text:p>
      <text:p text:style-name="P4">
Category: News</text:p>
      <!--METADATA-->
      <text:p text:style-name="P4">
<draw:frame draw:style-name="fr1" draw:name="Image243" text:anchor-type="as-char" svg:width="6.9236in" svg:height="6.975527in" draw:z-index="0">
<draw:image xlink:href="../Images/AРМІЯINFORM/2023-05-17T40-00-00-04-00/e1e7cd27-2e6e-4a3a-b5f4-53420431b742-scaled.jpg" xlink:type="simple" xlink:show="embed" xlink:actuate="onLoad" draw:mime-type="image/jpeg"/>
</draw:frame>
The total fighting loss of the enemy from 24.02.22 to 17.05.23 will be orientated:</text:p>
      <text:p text:style-name="P4">
<text:span text:style-name="T4">
<text:span text:style-name="T5">
 Personnel - </text:span>
* 200590(+610)persons eliminated</text:span>
<text:span text:style-name="T5">
 tanks - </text:span>
<text:span text:style-name="T5">
 3771(+9)</text:span>
<text:span text:style-name="T4">
 combat armored vehicles - </text:span>
 7365(+17)<text:span text:style-name="T4">
<text:span text:style-name="T5">
 Artillery Systems - </text:span>
<text:span text:style-name="T5">
 3166(+16)</text:span>
 </text:span>
 RSZV - <text:span text:style-name="T4">
 562(0)</text:span>
<text:span text:style-name="T5">
 air defense means - </text:span>
<text:span text:style-name="T5">
 318(+2)</text:span>
<text:span text:style-name="T4">
 aircraft - </text:span>
 308(0)<text:span text:style-name="T4">
<text:span text:style-name="T5">
 helicopters - </text:span>
* 294(0)</text:span>
<text:span text:style-name="T5">
 UAV Operative Tactical Level-</text:span>
<text:span text:style-name="T5">
 2748(+16)</text:span>
<text:span text:style-name="T4">
 Winged missiles - </text:span>
 982(+9)<text:span text:style-name="T4">
<text:span text:style-name="T5">
 ships / boats - </text:span>
* 18(0)</text:span>
<text:span text:style-name="T5">
 Automobile equipment and tanks - </text:span>
<text:span text:style-name="T5">
 6067(+19)</text:span>
<text:span text:style-name="T4">
 SPECIAL TECHANGE - </text:span>
 417(+7)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17.05.23.</text:p>
      <text:p text:style-name="P4">
News Source: <text:a xlink:type="simple" xlink:href="https://armyinform.com.ua/2023/05/17/ponad-200-tysyach-vijskovyh-vtratyla-armiya-rf-z-pochatku-shyrokomasshtabnoyi-agresiyi-proty-ukrayiny/" text:style-name="Internet_20_link" text:visited-style-name="Visited_20_Internet_20_Link">
https://armyinform.com.ua/2023/05/17/ponad-200-tysyach-vijskovyh-vtratyla-armiya-rf-z-pochatku-shyrokomasshtabnoyi-agresiyi-proty-ukrayiny/</text:a>
</text:p>
      <!--NEWS-->
      <text:h text:style-name="P10" text:outline-level="1">
<text:span text:style-name="T4">
Dmytro Kuleba discussed with the Foreign Minister of Greece Countering Russian aggression and the formula of peace</text:span>
</text:h>
      <text:p text:style-name="P4">
Author: ['АРМІЯINFORM']</text:p>
      <text:p text:style-name="P4">
Time: 2023-05-17T41:00:00-04:00</text:p>
      <text:p text:style-name="P4">
Description: The Ministry of Law Formation of the Herds of Ukraine Dmitro Kuleba Proviv Povyv Rozmov Zmovstrom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fwpym8vx0aajunp-e1684301399188.jpg" text:style-name="Internet_20_link" text:visited-style-name="Visited_20_Internet_20_Link">
fwpym8vx0aajunp-e1684301399188.jpg</text:a>
']</text:p>
      <text:p text:style-name="P4">
Tags: ['ВІЙНА', 'ГРЕЦІЯ', 'ФОРМУЛА МИРУ']</text:p>
      <text:p text:style-name="P4">
Category: News</text:p>
      <!--METADATA-->
      <text:p text:style-name="P4">
<draw:frame draw:style-name="fr1" draw:name="Image244" text:anchor-type="as-char" svg:width="6.9236in" svg:height="3.558669in" draw:z-index="0">
<draw:image xlink:href="../Images/AРМІЯINFORM/2023-05-17T41-00-00-04-00/fwpym8vx0aajunp-e1684301399188.jpg" xlink:type="simple" xlink:show="embed" xlink:actuate="onLoad" draw:mime-type="image/jpeg"/>
</draw:frame>
Foreign Minister of Ukraine Dmytro Kuleba conducted a telephone conversation by a shift in Greek foreign affairs Nicos Dandias.</text:p>
      <text:p text:style-name="P4">
The Foreign Minister of Ukraine <text:a xlink:type="simple" xlink:href="https://twitter.com/DmytroKuleba/status/1658475546580508672" text:style-name="Internet_20_link" text:visited-style-name="Visited_20_Internet_20_Link">
reported</text:a>
In Twitter.</text:p>
      <text:p text:style-name="P4">
“We have discussed a number of important bilateral and international issues, including the opposition of Russian aggression against Ukraine and the achievement of a valid and strong peace on the basis of <text:a xlink:type="simple" xlink:href="https://armyinform.com.ua/2023/02/24/yak-formula-myru-prezydenta-ukrayiny-stala-fundamentom-rezolyucziyi-genasambleyi-oon/" text:style-name="Internet_20_link" text:visited-style-name="Visited_20_Internet_20_Link">
formular</text:a>
, proposed by the president of Ukraine Vladimir Zelensky, ”he wrote.</text:p>
      <text:p text:style-name="P4">
Nicos Dendias <text:a xlink:type="simple" xlink:href="https://twitter.com/NikosDendias/status/1658406809525256192" text:style-name="Internet_20_link" text:visited-style-name="Visited_20_Internet_20_Link">
reported</text:a>
that during the call, the parties discussed the further strengthening of the Greek-Ukrainian relations and the development of events concerning the Russian invasion of Ukraine.</text:p>
      <text:p text:style-name="P4">
News Source: <text:a xlink:type="simple" xlink:href="https://armyinform.com.ua/2023/05/17/dmytro-kuleba-obgovoryv-iz-glavoyu-mzs-grecziyi-protydiyu-agresiyi-rf-i-formulu-myru/" text:style-name="Internet_20_link" text:visited-style-name="Visited_20_Internet_20_Link">
https://armyinform.com.ua/2023/05/17/dmytro-kuleba-obgovoryv-iz-glavoyu-mzs-grecziyi-protydiyu-agresiyi-rf-i-formulu-myru/</text:a>
</text:p>
      <!--NEWS-->
      <text:h text:style-name="P10" text:outline-level="1">
<text:span text:style-name="T4">
At the G7 summit, Russia is even more isolate and weaken its ability to wage war - the White House</text:span>
</text:h>
      <text:p text:style-name="P4">
Author: ['АРМІЯINFORM']</text:p>
      <text:p text:style-name="P4">
Time: 2023-05-17T42:00:00-04:00</text:p>
      <text:p text:style-name="P4">
Description: At the Great Simti in the Japanici XIrosIMI Tizhoy Lideri Krayan,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russiabanned.jpg" text:style-name="Internet_20_link" text:visited-style-name="Visited_20_Internet_20_Link">
russiabanned.jpg</text:a>
']</text:p>
      <text:p text:style-name="P4">
Tags: ['G7', 'STOPRUSSIA', 'БІЛИЙ ДІМ', 'ВТОРГНЕННЯ РФ', 'ДОПОМОГА ПАРТНЕРІВ', 'СВІТ ПІДТРИМУЄ УКРАЇНУ']</text:p>
      <text:p text:style-name="P4">
Category: News</text:p>
      <!--METADATA-->
      <text:p text:style-name="P4">
<draw:frame draw:style-name="fr1" draw:name="Image245" text:anchor-type="as-char" svg:width="6.9236in" svg:height="3.894525in" draw:z-index="0">
<draw:image xlink:href="../Images/AРМІЯINFORM/2023-05-17T42-00-00-04-00/russiabanned.jpg" xlink:type="simple" xlink:show="embed" xlink:actuate="onLoad" draw:mime-type="image/jpeg"/>
</draw:frame>
At the Great Seven Summit in Japanese Hiroshima this week, the leaders of the countries are considering specific steps to strengthen Russia's isolation and weaken its ability to wage war.</text:p>
      <text:p text:style-name="P4">
This during a press conference <text:a xlink:type="simple" xlink:href="https://www.whitehouse.gov/briefing-room/press-briefings/2023/05/16/press-briefing-by-press-secretary-karine-jean-pierre-and-national-security-council-coordinator-for-strategic-communications-john-kirby-11/" text:style-name="Internet_20_link" text:visited-style-name="Visited_20_Internet_20_Link">
reported</text:a>
Coordinator on Strategic Communications of the White Domudzhon Kirby National Security Council.</text:p>
      <text:p text:style-name="P4">
“Over the last 15 months, G7 has expressed solidarity with Ukraine after the deployment of Russia, uniting the world in support of Ukraine and cutting off Putinavid key technologies and funding around the world. This solidarity is now even stronger than last year. And you will see specific actions for further isolation of Russia and weaken its ability to lead cruelty, ”said John Kirby.</text:p>
      <text:p text:style-name="P4">
We will remind, at the summit of the countries of G7, which will take place on May 19-21, 2023 Vyapanese Hiroshima, one of the key issues will be <text:a xlink:type="simple" xlink:href="https://armyinform.com.ua/2023/05/05/ukrayina-priorytetna-tema-na-samiti-g7-glava-yevrokomisiyi-u-rozmovi-z-premyerom-kanady/" text:style-name="Internet_20_link" text:visited-style-name="Visited_20_Internet_20_Link">
comprehensive support of Ukraine</text:a>
. США та іншікраїни «великої сімки» <text:a xlink:type="simple" xlink:href="https://armyinform.com.ua/2023/04/20/krayiny-g7-rozglyadayut-mozhlyvist-majzhe-povnoyi-zaborony-eksportu-do-rosiyi/" text:style-name="Internet_20_link" text:visited-style-name="Visited_20_Internet_20_Link">
розглядаютьможливість</text:a>
Full prohibition of more exports to Russia except for medicines, agricultural products and food.</text:p>
      <text:p text:style-name="P4">
News Source: <text:a xlink:type="simple" xlink:href="https://armyinform.com.ua/2023/05/17/na-samiti-g7-rosiyu-shhe-bilshe-izolyuyut-ta-poslablyat-yiyi-zdatnosti-vesty-vijnu-bilyj-dim/" text:style-name="Internet_20_link" text:visited-style-name="Visited_20_Internet_20_Link">
https://armyinform.com.ua/2023/05/17/na-samiti-g7-rosiyu-shhe-bilshe-izolyuyut-ta-poslablyat-yiyi-zdatnosti-vesty-vijnu-bilyj-dim/</text:a>
</text:p>
      <!--NEWS-->
      <text:h text:style-name="P10" text:outline-level="1">
<text:span text:style-name="T4">
In Ukraine a moment of silence</text:span>
</text:h>
      <text:p text:style-name="P4">
Author: ['АРМІЯINFORM']</text:p>
      <text:p text:style-name="P4">
Time: 2023-05-17T43: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46" text:anchor-type="as-char" svg:width="6.9236in" svg:height="3.895992in" draw:z-index="0">
<draw:image xlink:href="../Images/AРМІЯINFORM/2023-05-17T43-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17/v-ukrayini-hvylyna-movchannya/" text:style-name="Internet_20_link" text:visited-style-name="Visited_20_Internet_20_Link">
https://armyinform.com.ua/2023/05/17/v-ukrayini-hvylyna-movchannya/</text:a>
</text:p>
      <!--NEWS-->
      <text:h text:style-name="P10" text:outline-level="1">
<text:span text:style-name="T4">
The Ukrainian military participated in the Symposium of Lawyers in Canada</text:span>
</text:h>
      <text:p text:style-name="P4">
Author: ['АРМІЯINFORM']</text:p>
      <text:p text:style-name="P4">
Time: 2023-05-17T44:00:00-04:00</text:p>
      <text:p text:style-name="P4">
Description: Otvavi has a sympositical of the zbroyshay forces of Canadi - OFIS - the war with Ukraine 2022, the war with Ukraine is the latest news today, the News War with Ukraine 2022 is the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6795712_599894412207482_8968244842073288850_n.jpg" text:style-name="Internet_20_link" text:visited-style-name="Visited_20_Internet_20_Link">
346795712_599894412207482_8968244842073288850_n.jpg</text:a>
']</text:p>
      <text:p text:style-name="P4">
Tags: ['ДССТ МО УКРАЇНИ', 'КАНАДА', 'СИМПОЗІУМ З БЕЗПЕРЕРВНОЇ ЮРИДИЧНОЇ ОСВІТИ']</text:p>
      <text:p text:style-name="P4">
Category: News</text:p>
      <!--METADATA-->
      <text:p text:style-name="P4">
<draw:frame draw:style-name="fr1" draw:name="Image247" text:anchor-type="as-char" svg:width="6.9236in" svg:height="5.1927in" draw:z-index="0">
<draw:image xlink:href="../Images/AРМІЯINFORM/2023-05-17T44-00-00-04-00/346795712_599894412207482_8968244842073288850_n.jpg" xlink:type="simple" xlink:show="embed" xlink:actuate="onLoad" draw:mime-type="image/jpeg"/>
</draw:frame>
In Ottawa, a symposium of continuous legal education of armed Silkanada was held-the Office of the General Advocacy Judge General, to which the Office of the Embassy of Canada in Ukraine was invited by the Lieutenant of Justice Lieutenant of the State Special Transport Service of the State Special Transport Service.</text:p>
      <text:p text:style-name="P4">
About it <text:a xlink:type="simple" xlink:href="https://www.facebook.com/uadsst/posts/pfbid02SS2wm3PXJ383dj4XeFueTnH76wudnvQGBgLwSch8tDwxqVZXJvc3xow2zV4ijBvQl" text:style-name="Internet_20_link" text:visited-style-name="Visited_20_Internet_20_Link">
reports</text:a>
Press Service State Special Transport Service of the Ministry of Defense of Ukraine.</text:p>
      <text:p text:style-name="P4">
Lieutenant Maxim Trykur covered the issue of practical experience in the functioning of military justice during a large -scale armed conflict, informed the Canadian side about the procedure for organizing the legal provision of units of the State Special Transport Service of the Ministry of Defense of Ukraine, and also spoke about the prospects of international work.</text:p>
      <text:p text:style-name="P4">
The symposium is the most important conference of the year for Canadian military lawyers because it highlights topical issues of defense and national security. Condencies in the event are invited by representatives of the legal services of NATO member states.</text:p>
      <text:p text:style-name="P4">
In general, the organization of educational measures of this level, the exchange of experience of inter -border partners contributes to the development and deepening of new knowledge of the precursors in the field of justice of NATO countries.</text:p>
      <text:p text:style-name="P4">
News Source: <text:a xlink:type="simple" xlink:href="https://armyinform.com.ua/2023/05/17/ukrayinski-vijskovi-na-sympoziumi-yurystiv-u-kanadi-obgovoryly-pravovi-pytannya-nashyh-zahysnykiv/" text:style-name="Internet_20_link" text:visited-style-name="Visited_20_Internet_20_Link">
https://armyinform.com.ua/2023/05/17/ukrayinski-vijskovi-na-sympoziumi-yurystiv-u-kanadi-obgovoryly-pravovi-pytannya-nashyh-zahysnykiv/</text:a>
</text:p>
      <!--NEWS-->
      <text:h text:style-name="P10" text:outline-level="1">
<text:span text:style-name="T4">
Northern Europe countries will conduct large -scale air forces training</text:span>
</text:h>
      <text:p text:style-name="P4">
Author: ['АРМІЯINFORM']</text:p>
      <text:p text:style-name="P4">
Time: 2023-05-17T45:00:00-04:00</text:p>
      <text:p text:style-name="P4">
Description: Shveiya, Finland, Norwegia, Towed 29 Herbalns of 9 Chervnya, hold a forefront Arctic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ace23.jpg" text:style-name="Internet_20_link" text:visited-style-name="Visited_20_Internet_20_Link">
ace23.jpg</text:a>
']</text:p>
      <text:p text:style-name="P4">
Tags: ['МІЖНАРОДНІ НАВЧАННЯ', 'ПОВІТРЯНІ СИЛИ']</text:p>
      <text:p text:style-name="P4">
Category: News</text:p>
      <!--METADATA-->
      <text:p text:style-name="P4">
<draw:frame draw:style-name="fr1" draw:name="Image248" text:anchor-type="as-char" svg:width="6.9236in" svg:height="3.894525in" draw:z-index="0">
<draw:image xlink:href="../Images/AРМІЯINFORM/2023-05-17T45-00-00-04-00/ace23.jpg" xlink:type="simple" xlink:show="embed" xlink:actuate="onLoad" draw:mime-type="image/jpeg"/>
</draw:frame>
Sweden, Finland, Norway and Denmark from May 29 to June 9 will be conducted by Arctic Challenge Exercise 23(spread).</text:p>
      <text:p text:style-name="P4">
Про це<text:a xlink:type="simple" xlink:href="https://www.forsvarsmakten.se/en/activities/exercises/arctic-challenge-exercise-2023/" text:style-name="Internet_20_link" text:visited-style-name="Visited_20_Internet_20_Link">
повідомляє</text:a>
Swedish Armed Forces press service.</text:p>
      <text:p text:style-name="P4">
ACE23 are international air training, which involves 120 aircraft 2,700 personnel from 14 different countries, which makes them one of the largest air exercises in Europe this year.</text:p>
      <text:p text:style-name="P4">
ACE23 member countries: Sweden, Switzerland, Czech Republic, Finland, United Kingdom, the Netherlands, Denmark, Germany, France, Belgium, Italy, Norway, USA Takanada. NATO is also involved with the AVACS system.</text:p>
      <text:p text:style-name="P4">
The purpose of maneuvers is to strengthen the national defense of participants, to study jointly interact and to promote a general decision.</text:p>
      <text:p text:style-name="P4">
"Cooperation should lead to an increase in operational effect, improvement of quality, better distribution of resources and economy of the armed forces of each country," the message is in place.</text:p>
      <text:p text:style-name="P4">
ACE23 is also an opportunity to train cooperation and operational compatibility of the 4th and 5th generations.</text:p>
      <text:p text:style-name="P4">
News Source: <text:a xlink:type="simple" xlink:href="https://armyinform.com.ua/2023/05/17/krayiny-pivnichnoyi-yevropy-provodyat-masshtabni-navchannya-povitryanyh-syl/" text:style-name="Internet_20_link" text:visited-style-name="Visited_20_Internet_20_Link">
https://armyinform.com.ua/2023/05/17/krayiny-pivnichnoyi-yevropy-provodyat-masshtabni-navchannya-povitryanyh-syl/</text:a>
</text:p>
      <!--NEWS-->
      <text:h text:style-name="P10" text:outline-level="1">
<text:span text:style-name="T4">
During the day, rescuers went to eliminate the consequences of enemy shelling almost 200 times</text:span>
</text:h>
      <text:p text:style-name="P4">
Author: ['АРМІЯINFORM']</text:p>
      <text:p text:style-name="P4">
Time: 2023-05-17T46:00:00-04:00</text:p>
      <text:p text:style-name="P4">
Description: The last time, 16 injuries, the holding of the Service of Ukraine Zvazvichahi ... the war with Ukraine 2022, the war with Ukraine is the latest news today, the News War with Ukraine 2022 are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c9232d099cb3d54f7d73ef2deca81a2_l.jpg" text:style-name="Internet_20_link" text:visited-style-name="Visited_20_Internet_20_Link">
ac9232d099cb3d54f7d73ef2deca81a2_l.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49" text:anchor-type="as-char" svg:width="6.9236in" svg:height="4.592655in" draw:z-index="0">
<draw:image xlink:href="../Images/AРМІЯINFORM/2023-05-17T46-00-00-04-00/ac9232d099cb3d54f7d73ef2deca81a2_l.jpg" xlink:type="simple" xlink:show="embed" xlink:actuate="onLoad" draw:mime-type="image/jpeg"/>
</draw:frame>
Illustrative photo</text:p>
      <text:p text:style-name="P4">
During the last day, <text:span text:style-name="T4">
 May 16, </text:span>
 Divisions of the Civil Service of Ukraine of Uncertain Situations <text:span text:style-name="T4">
 185 departures </text:span>
 to eliminate the consequences of the occupants of settlements and infrastructure. Eliminated <text:span text:style-name="T4">
 8 </text:span>
 fires. Psychological assistance is provided <text:span text:style-name="T4">
 106 </text:span>
 to persons.</text:p>
      <text:p text:style-name="P4">
This is stated in <text:a xlink:type="simple" xlink:href="https://dsns.gov.ua/uk/news/nadzvicaini-podiyi/operativna-informaciia-dsns-shhodo-naslidkiv-vedennia-boiovix-dii-rosiiskoiu-federacijeiu-159" text:style-name="Internet_20_link" text:visited-style-name="Visited_20_Internet_20_Link">
message</text:a>
SES of Ukraine.</text:p>
      <text:p text:style-name="P4">
Since the beginning of large -scale aggression of Russia, the units of the SES of Ukraine made 94 684 departures for the elimination of the consequences of shelling, 14 577 fires have been liquidated, 4052 persons were rescued, 214 352 persons were provided with psychological assistance.</text:p>
      <text:p text:style-name="P4">
News Source: <text:a xlink:type="simple" xlink:href="https://armyinform.com.ua/2023/05/17/za-dobu-ryatuvalnyky-majzhe-200-raziv-vyyizhdzhaly-na-likvidacziyu-naslidkiv-vorozhyh-obstriliv-6/" text:style-name="Internet_20_link" text:visited-style-name="Visited_20_Internet_20_Link">
https://armyinform.com.ua/2023/05/17/za-dobu-ryatuvalnyky-majzhe-200-raziv-vyyizhdzhaly-na-likvidacziyu-naslidkiv-vorozhyh-obstriliv-6/</text:a>
</text:p>
      <!--NEWS-->
      <text:h text:style-name="P10" text:outline-level="1">
<text:span text:style-name="T4">
Britain and the Netherlands initiate the creation of an international coalition for the purchase of F-16 fighter jets for Ukraine</text:span>
</text:h>
      <text:p text:style-name="P4">
Author: ['АРМІЯINFORM']</text:p>
      <text:p text:style-name="P4">
Time: 2023-05-17T47:00:00-04:00</text:p>
      <text:p text:style-name="P4">
Description: Prem-Min-Min) Great British Rishi Sunak I Prem'r-Ministra Nirdlande Mark Rutte ... War with Ukraine 2022, War with Ukraine Latest News today, News War with Ukraine 2022 Last for Ukraine, will there be a war between Ukraine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f16-2.jpg" text:style-name="Internet_20_link" text:visited-style-name="Visited_20_Internet_20_Link">
f16-2.jpg</text:a>
']</text:p>
      <text:p text:style-name="P4">
Tags: ['F-16', 'STOPRUSSIA', 'АГРЕСІЯ РФ', 'ВЕЛИКА БРИТАНІЯ', 'ВТОРГНЕННЯ РФ', 'СВІТ ПІДТРИМУЄ УКРАЇНУ']</text:p>
      <text:p text:style-name="P4">
Category: News</text:p>
      <!--METADATA-->
      <text:p text:style-name="P4">
<draw:frame draw:style-name="fr1" draw:name="Image250" text:anchor-type="as-char" svg:width="6.9236in" svg:height="3.894525in" draw:z-index="0">
<draw:image xlink:href="../Images/AРМІЯINFORM/2023-05-17T47-00-00-04-00/f16-2.jpg" xlink:type="simple" xlink:show="embed" xlink:actuate="onLoad" draw:mime-type="image/jpeg"/>
</draw:frame>
The UK Prime Minister Risha Snak and the Prime Minister of the Netherlands Marchutte agreed to work on the creation of an international coalition, which could help to improve Ukraine's combat capabilities in the air. Support will be included-from training to the purchase of F-16 aircraft.</text:p>
      <text:p text:style-name="P4">
This is stated in <text:a xlink:type="simple" xlink:href="https://www.gov.uk/government/news/pm-meeting-with-prime-minister-of-the-netherlands-mark-rutte" text:style-name="Internet_20_link" text:visited-style-name="Visited_20_Internet_20_Link">
message</text:a>
The British Government is a meeting of leaders at the Council of Europe Summit in Iceland.</text:p>
      <text:p text:style-name="P4">
"Prime Minister Risha Sunak has confirmed his faith that Ukraine is in trusted in NATO, and the leaders agreed with the importance of providing long-term assistance to Ukraine in the field of security in the field .</text:p>
      <text:p text:style-name="P4">
We will remind, on May 15, 2023 Volodymyr Zelenskyy <text:a xlink:type="simple" xlink:href="https://armyinform.com.ua/2023/05/15/volodymyr-zelenskyj-zustrivsya-z-rishi-sunakom-u-brytaniyi/" text:style-name="Internet_20_link" text:visited-style-name="Visited_20_Internet_20_Link">
met</text:a>
From Rishi Sunak in the United Kingdom. So the Ukrainian president <text:a xlink:type="simple" xlink:href="https://armyinform.com.ua/2023/05/15/volodymyr-zelenskyj-pro-vynyshhuvachi-dlya-ukrayiny-najblyzhchym-chasom-vy-pochuyete-vazhlyvi-rishennya/" text:style-name="Internet_20_link" text:visited-style-name="Visited_20_Internet_20_Link">
announced</text:a>
on making important decisions in the near future, including the piercing of fighter Ukraine. Subsequently, the United Kingdom declared that thisite in Britain <text:a xlink:type="simple" xlink:href="https://armyinform.com.ua/2023/05/15/czogo-lita-u-brytaniyi-rozpochnutsya-navchannya-ukrayinskyh-pilotiv/" text:style-name="Internet_20_link" text:visited-style-name="Visited_20_Internet_20_Link">
will begin</text:a>
training in Ukrainian pilots on F-16 aircraft.</text:p>
      <text:p text:style-name="P4">
News Source: <text:a xlink:type="simple" xlink:href="https://armyinform.com.ua/2023/05/17/brytaniya-ta-niderlandy-inicziyuyut-stvorennya-mizhnarodnoyi-koalicziyi-dlya-zakupivli-vynyshhuvachiv-f-16-dlya-ukrayiny/" text:style-name="Internet_20_link" text:visited-style-name="Visited_20_Internet_20_Link">
https://armyinform.com.ua/2023/05/17/brytaniya-ta-niderlandy-inicziyuyut-stvorennya-mizhnarodnoyi-koalicziyi-dlya-zakupivli-vynyshhuvachiv-f-16-dlya-ukrayiny/</text:a>
</text:p>
      <!--NEWS-->
      <text:h text:style-name="P10" text:outline-level="1">
<text:span text:style-name="T4">
At the Council of Europe Summit, Denis Shmigal urged to support the creation of special jobs for Russian crimes</text:span>
</text:h>
      <text:p text:style-name="P4">
Author: ['АРМІЯINFORM']</text:p>
      <text:p text:style-name="P4">
Time: 2023-05-17T48:00:00-04:00</text:p>
      <text:p text:style-name="P4">
Description: Prem-Ministure Ukrainian Denis Schmigal PID Hour Vistup at Samiti for the sake of єvropa jam ... War with Ukraine 2022, War with Ukraine Latest news today, News War with Ukraine 2022 Last for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photo_5413868365111477538_y.jpg" text:style-name="Internet_20_link" text:visited-style-name="Visited_20_Internet_20_Link">
photo_5413868365111477538_y.jpg</text:a>
']</text:p>
      <text:p text:style-name="P4">
Tags: ['ДЕНИС ШМИГАЛЬ', 'РАДА ЄВРОПИ', 'СПЕЦТРИБУНАЛ ПРОТИ РФ']</text:p>
      <text:p text:style-name="P4">
Category: News</text:p>
      <!--METADATA-->
      <text:p text:style-name="P4">
<draw:frame draw:style-name="fr1" draw:name="Image251" text:anchor-type="as-char" svg:width="6.9236in" svg:height="4.615733in" draw:z-index="0">
<draw:image xlink:href="../Images/AРМІЯINFORM/2023-05-17T48-00-00-04-00/photo_5413868365111477538_y.jpg" xlink:type="simple" xlink:show="embed" xlink:actuate="onLoad" draw:mime-type="image/jpeg"/>
</draw:frame>
Prime Minister of Ukraine Denis Shmigal during a speech at the Council of Europe Summit wedged the Member States and the observer countries to support the idea of creating an international special tribunal for the punishment of Russia for the crime of aggression.</text:p>
      <text:p text:style-name="P4">
About this <text:a xlink:type="simple" xlink:href="https://t.me/Denys_Smyhal/5233" text:style-name="Internet_20_link" text:visited-style-name="Visited_20_Internet_20_Link">
it is referred</text:a>
In his telegram channel.</text:p>
      <text:p text:style-name="P4">
“It is important to hold the political and military leadership of the Russia. Only by bringing the aggressor to justice, Europe will be able to prevent the glowing wars on the continent, ”he said.</text:p>
      <text:p text:style-name="P4">
The Prime Minister also stated the need to concentrate the efforts of establishing a compensation commission and the compensation fund, which would allow the process of compensation for damages to all victims as a result of Russian aggression.</text:p>
      <text:p text:style-name="P4">
According to him, the support of the Heads of State and Government of the Council of Europe will be a historical solution that will allow the process of establishing justice.</text:p>
      <text:p text:style-name="P4">
"At the same time, this is only the first step towards creating a comprehensive international compensation mechanism," Denis Shmigal emphasized.</text:p>
      <text:p text:style-name="P4">
As it was reported, a coalition to create a special joint about a crime of aggression <text:a xlink:type="simple" xlink:href="https://armyinform.com.ua/2023/05/10/do-koalicziyi-zi-stvorennya-specztrybunalu-shhodo-zlochynu-agresiyi-vhodyat-uzhe-37-krayin/" text:style-name="Internet_20_link" text:visited-style-name="Visited_20_Internet_20_Link">
includes</text:a>
Already 37 countries.</text:p>
      <text:p text:style-name="P4">
News Source: <text:a xlink:type="simple" xlink:href="https://armyinform.com.ua/2023/05/17/na-samiti-rady-yevropy-denys-shmygal-zaklykav-pidtrymaty-stvorennya-specztrybunalu-za-zlochyny-rf/" text:style-name="Internet_20_link" text:visited-style-name="Visited_20_Internet_20_Link">
https://armyinform.com.ua/2023/05/17/na-samiti-rady-yevropy-denys-shmygal-zaklykav-pidtrymaty-stvorennya-specztrybunalu-za-zlochyny-rf/</text:a>
</text:p>
      <!--NEWS-->
      <text:h text:style-name="P10" text:outline-level="1">
<text:span text:style-name="T4">
Invictus Games 2023: Formation of the National Team of Ukraine</text:span>
</text:h>
      <text:p text:style-name="P4">
Author: ['АРМІЯINFORM']</text:p>
      <text:p text:style-name="P4">
Time: 2023-05-17T49:00:00-04:00</text:p>
      <text:p text:style-name="P4">
Description: Vidnova Vydannya Vidbirko Komi Knitzhennya Candidates before the warehouse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invictus-games-e1684307587259.jpg" text:style-name="Internet_20_link" text:visited-style-name="Visited_20_Internet_20_Link">
invictus-games-e1684307587259.jpg</text:a>
', '<text:a xlink:type="simple" xlink:href="https://armyinform.com.ua/wp-content/uploads/2023/05/07-whatsapp-image-2023-05-17-at-082733-1-e1684307624418.jpeg" text:style-name="Internet_20_link" text:visited-style-name="Visited_20_Internet_20_Link">
07-whatsapp-image-2023-05-17-at-082733-1-e1684307624418.jpeg</text:a>
']</text:p>
      <text:p text:style-name="P4">
Tags: ['INVICTUS GAMES-2023', 'МІНВЕТЕРАНІВ']</text:p>
      <text:p text:style-name="P4">
Category: News</text:p>
      <!--METADATA-->
      <text:p text:style-name="P4">
<draw:frame draw:style-name="fr1" draw:name="Image252" text:anchor-type="as-char" svg:width="6.9236in" svg:height="3.68526in" draw:z-index="0">
<draw:image xlink:href="../Images/AРМІЯINFORM/2023-05-17T49-00-00-04-00/invictus-games-e1684307587259.jpg" xlink:type="simple" xlink:show="embed" xlink:actuate="onLoad" draw:mime-type="image/jpeg"/>
</draw:frame>
The first meeting of the qualifying commission for determining the candidates of the National Team of Ukraine for participation in international sports competitions "Games of the Unconquered" 2023, which will take place in September Udusseldorf(Germany).</text:p>
      <text:p text:style-name="P4">
Про це <text:a xlink:type="simple" xlink:href="https://mva.gov.ua/ua/news/rozpochato-formuvannya-nacionalnoyi-zbirnoyi-ukrayini-dlya-uchasti-v-mizhnarodnih-sportivnih-zmagannyah-igri-neskorenih-2023-u-dyusseldorfi" text:style-name="Internet_20_link" text:visited-style-name="Visited_20_Internet_20_Link">
повідомляє</text:a>
Ministry of Affairs of Ukraine.</text:p>
      <text:p text:style-name="P4">
The members of the qualifying commission should identify 24 participants of the national team from 120 qualifying competitions that took place in April this year.</text:p>
      <text:p text:style-name="P4">
The International Charitable Foundation "Come back Alive", NGO "Stratko UA" and "Gaminwiktus" presented a program of selection of candidates for the National Center of Ukraine according to the criteria of the Invictus Games International Foundation.</text:p>
      <text:p text:style-name="P4">
<draw:frame draw:style-name="fr1" draw:name="Image253" text:anchor-type="as-char" svg:width="6.9236in" svg:height="3.756053in" draw:z-index="0">
<draw:image xlink:href="../Images/AРМІЯINFORM/2023-05-17T49-00-00-04-00/07-whatsapp-image-2023-05-17-at-082733-1-e1684307624418.jpeg" xlink:type="simple" xlink:show="embed" xlink:actuate="onLoad" draw:mime-type="image/jpeg"/>
</draw:frame>
The members of the qualifying commission received data on candidates in the national team of Ukraine. Afterhand with the materials next week, they will collectively determine which of the applicants will represent Ukraine in Dusseldorf in 9 adaptive sports.</text:p>
      <text:p text:style-name="P4">
News Source: <text:a xlink:type="simple" xlink:href="https://armyinform.com.ua/2023/05/17/rozpochato-formuvannya-naczionalnoyi-zbirnoyi-ukrayiny-dlya-uchasti-v-invictus-games-2023/" text:style-name="Internet_20_link" text:visited-style-name="Visited_20_Internet_20_Link">
https://armyinform.com.ua/2023/05/17/rozpochato-formuvannya-naczionalnoyi-zbirnoyi-ukrayiny-dlya-uchasti-v-invictus-games-2023/</text:a>
</text:p>
      <!--NEWS-->
      <text:h text:style-name="P10" text:outline-level="1">
<text:span text:style-name="T4">
The President noted Ukrainian defenders with state awards</text:span>
</text:h>
      <text:p text:style-name="P4">
Author: ['АРМІЯINFORM']</text:p>
      <text:p text:style-name="P4">
Time: 2023-05-17T50:00:00-04:00</text:p>
      <text:p text:style-name="P4">
Description: President of Ukraine Volodymyr Zelensky VIDSHENSHICE OF THE Order “For HUSHNOOL” III step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orden-za-muzhnist.jpg" text:style-name="Internet_20_link" text:visited-style-name="Visited_20_Internet_20_Link">
orden-za-muzhnist.jpg</text:a>
']</text:p>
      <text:p text:style-name="P4">
Tags: ['ОРДЕН «ЗА МУЖНІСТЬ» ІІІ СТУПЕНЯ', 'ПРЕЗИДЕНТ УКРАЇНИ']</text:p>
      <text:p text:style-name="P4">
Category: News</text:p>
      <!--METADATA-->
      <text:p text:style-name="P4">
<draw:frame draw:style-name="fr1" draw:name="Image254" text:anchor-type="as-char" svg:width="6.9236in" svg:height="4.613378in" draw:z-index="0">
<draw:image xlink:href="../Images/AРМІЯINFORM/2023-05-17T50-00-00-04-00/orden-za-muzhnist.jpg" xlink:type="simple" xlink:show="embed" xlink:actuate="onLoad" draw:mime-type="image/jpeg"/>
</draw:frame>
Order “For Courage”</text:p>
      <text:p text:style-name="P4">
President of Ukraine Volodymyr Zelensky celebrated the Order of Courage III of Ukrainian Servicemen.</text:p>
      <text:p text:style-name="P4">
The corresponding decree <text:a xlink:type="simple" xlink:href="https://www.president.gov.ua/documents/2812023-46769" text:style-name="Internet_20_link" text:visited-style-name="Visited_20_Internet_20_Link">
No. 281/2023</text:a>
Posted by the Presidential Office website.</text:p>
      <text:p text:style-name="P4">
It is noted that the awards were awarded "for personal courage, revealed in the protection of the state sovereignty and territorial integrity of Ukraine, selfless military duty."</text:p>
      <text:p text:style-name="P4">
<text:span text:style-name="T4">
 Order of "For Courage" of the 3rd degree </text:span>
 awarded:</text:p>
      <text:p text:style-name="P4">
Oleksandr Nikolaevich - junior sergeant;</text:p>
      <text:p text:style-name="P4">
Krajana Roman Yurievich - soldier;</text:p>
      <text:p text:style-name="P4">
Alexander Pylypenko - soldier;</text:p>
      <text:p text:style-name="P4">
Shpotov Alexander Yuliyovich - senior sergeant.</text:p>
      <text:p text:style-name="P4">
News Source: <text:a xlink:type="simple" xlink:href="https://armyinform.com.ua/2023/05/17/ordenom-za-muzhnist-iii-stupenya-prezydent-nagorodyv-chotyroh-ukrayinskyh-zahysnykiv/" text:style-name="Internet_20_link" text:visited-style-name="Visited_20_Internet_20_Link">
https://armyinform.com.ua/2023/05/17/ordenom-za-muzhnist-iii-stupenya-prezydent-nagorodyv-chotyroh-ukrayinskyh-zahysnykiv/</text:a>
</text:p>
      <!--NEWS-->
      <text:h text:style-name="P10" text:outline-level="1">
<text:span text:style-name="T4">
The coordination headquarters revealed the reasons for braking the exchange of prisoners with the Russian Federation</text:span>
</text:h>
      <text:p text:style-name="P4">
Author: ['АРМІЯINFORM']</text:p>
      <text:p text:style-name="P4">
Time: 2023-05-17T51:00:00-04:00</text:p>
      <text:p text:style-name="P4">
Description: At the coordinating headquarters of the online-Zustinch to Rodinov Vіskovoovskovsky, the war with Ukraine 2022, the war with Ukrain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ksh3-5.jpg" text:style-name="Internet_20_link" text:visited-style-name="Visited_20_Internet_20_Link">
ksh3-5.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55" text:anchor-type="as-char" svg:width="6.9236in" svg:height="4.823441in" draw:z-index="0">
<draw:image xlink:href="../Images/AРМІЯINFORM/2023-05-17T51-00-00-04-00/ksh3-5.jpg" xlink:type="simple" xlink:show="embed" xlink:actuate="onLoad" draw:mime-type="image/jpeg"/>
</draw:frame>
At the coordination headquarters, an online meeting was held from the family services of a separate mechanized brigade named after King Daniel, during a time, the representative of the staff noted that Ukraine should minimize the risky exchange of "all of all".</text:p>
      <text:p text:style-name="P4">
About it <text:a xlink:type="simple" xlink:href="https://t.me/Koord_shtab/1065" text:style-name="Internet_20_link" text:visited-style-name="Visited_20_Internet_20_Link">
reports</text:a>
Coordination headquarters of inquiries for the treatment of prisoners of war.</text:p>
      <text:p text:style-name="P4">
First of all, the risks relate to the accounting of missing persons. To do this, the staffs are necessary to confirm the captivity of those who are not available, in particular with the participation of the International Committee of the Red Cross. As well as the exchange of the defenders convicted by Russia. Ukraine managed to return the goal, who has already received a "sentence" and those who are under investigation. However, sometimes processes are a obstacle for exchange.</text:p>
      <text:p text:style-name="P4">
"It happens that a person is not confirmed to the exchange, because they seem to be under investigation. But the Russian side refuses to comment on details of cases," - said the representative of the staff.</text:p>
      <text:p text:style-name="P4">
According to him, the list of wounded is extremely large. Following the Non -Budsmans in Turkey, a list of 780 people was handed over to the Russians. Then it was about the seriously wounded.</text:p>
      <text:p text:style-name="P4">
“A great job is done with the wounded. During the possible exchange of "all on all" they should be returned first. We offered the repatriation of the wounded. Now the word behind the Russian side. We have already given "heavy" without any conditions. But we cannot take the next steps without being sure that Russia will answer the same. Arrangements are required. Every second exchange is tolerated. Not comprehension is completed by exchanges, ”the headquarters representative explained.</text:p>
      <text:p text:style-name="P4">
Also, during the meeting, they discussed the issues of payments to the families of prisoners and missing.</text:p>
      <text:p text:style-name="P4">
News Source: <text:a xlink:type="simple" xlink:href="https://armyinform.com.ua/2023/05/17/sudovi-proczesy-u-rf-nad-ukrayinskymy-zahysnykamy-stayut-pereponoyu-dlya-obminiv-koordynaczijnyj-shtab/" text:style-name="Internet_20_link" text:visited-style-name="Visited_20_Internet_20_Link">
https://armyinform.com.ua/2023/05/17/sudovi-proczesy-u-rf-nad-ukrayinskymy-zahysnykamy-stayut-pereponoyu-dlya-obminiv-koordynaczijnyj-shtab/</text:a>
</text:p>
      <!--NEWS-->
      <text:h text:style-name="P10" text:outline-level="1">
<text:span text:style-name="T4">
The army of the Russian Federation fired at more than a hundred settlements in nine regions a day</text:span>
</text:h>
      <text:p text:style-name="P4">
Author: ['АРМІЯINFORM']</text:p>
      <text:p text:style-name="P4">
Time: 2023-05-17T52:00:00-04:00</text:p>
      <text:p text:style-name="P4">
Description: The last passes of the Rosiyski Vіsyska were shelled by the Teritarian of 9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photo_5413713888022743613_y.jpg" text:style-name="Internet_20_link" text:visited-style-name="Visited_20_Internet_20_Link">
photo_5413713888022743613_y.jpg</text:a>
']</text:p>
      <text:p text:style-name="P4">
Tags: ['ВОРОЖІ ОБСТРІЛИ', 'ХАРКІВСЬКИЙ ТРИБУНАЛ']</text:p>
      <text:p text:style-name="P4">
Category: News</text:p>
      <!--METADATA-->
      <text:p text:style-name="P4">
<draw:frame draw:style-name="fr1" draw:name="Image256" text:anchor-type="as-char" svg:width="6.9236in" svg:height="4.758251in" draw:z-index="0">
<draw:image xlink:href="../Images/AРМІЯINFORM/2023-05-17T52-00-00-04-00/photo_5413713888022743613_y.jpg" xlink:type="simple" xlink:show="embed" xlink:actuate="onLoad" draw:mime-type="image/jpeg"/>
</draw:frame>
During the last day, Russian troops fired at the territory of 9 regions of Ukraine.</text:p>
      <text:p text:style-name="P4">
About it <text:a xlink:type="simple" xlink:href="https://t.me/militarymediacenter/1959" text:style-name="Internet_20_link" text:visited-style-name="Visited_20_Internet_20_Link">
reports</text:a>
Military Mediacenter.</text:p>
      <text:p text:style-name="P4">
“In general from different types of weapons(mortars, tanks, artillery, RSZV, SCR, UAV, tactical aviation, ships of the turn of the Russian)123 populated points and 93 infrastructure sites were fired, ”the message reads.</text:p>
      <text:p text:style-name="P4">
Among the civilian population are dead and injured, the number of victims is clarified.</text:p>
      <text:p text:style-name="P4">
News Source: <text:a xlink:type="simple" xlink:href="https://armyinform.com.ua/2023/05/17/armiya-rf-za-dobu-obstrilyala-ponad-sotnyu-naselenyh-punktiv-u-devyaty-regionah/" text:style-name="Internet_20_link" text:visited-style-name="Visited_20_Internet_20_Link">
https://armyinform.com.ua/2023/05/17/armiya-rf-za-dobu-obstrilyala-ponad-sotnyu-naselenyh-punktiv-u-devyaty-regionah/</text:a>
</text:p>
      <!--NEWS-->
      <text:h text:style-name="P10" text:outline-level="1">
<text:span text:style-name="T4">
The SBU has installed persons who "lit up" information about air defense in Kiev</text:span>
</text:h>
      <text:p text:style-name="P4">
Author: ['АРМІЯINFORM']</text:p>
      <text:p text:style-name="P4">
Time: 2023-05-17T53:00:00-04:00</text:p>
      <text:p text:style-name="P4">
Description: The individuals of Shystookh Meshkantziv Capital, Yaki illegally sewed up the ilnomatza about ... the war with Ukraine 2022, the war with Ukraine is the latest news today, the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47e04879f2c85dfc85a0781cd0d6c0ad-e1684310602846.jpeg" text:style-name="Internet_20_link" text:visited-style-name="Visited_20_Internet_20_Link">
47e04879f2c85dfc85a0781cd0d6c0ad-e1684310602846.jpeg</text:a>
']</text:p>
      <text:p text:style-name="P4">
Tags: ['STOPRUSSIA', 'АГРЕСІЯ РФ', 'ВТОРГНЕННЯ РФ', 'СБУ']</text:p>
      <text:p text:style-name="P4">
Category: News</text:p>
      <!--METADATA-->
      <text:p text:style-name="P4">
<draw:frame draw:style-name="fr1" draw:name="Image257" text:anchor-type="as-char" svg:width="6.9236in" svg:height="5.310049in" draw:z-index="0">
<draw:image xlink:href="../Images/AРМІЯINFORM/2023-05-17T53-00-00-04-00/47e04879f2c85dfc85a0781cd0d6c0ad-e1684310602846.jpeg" xlink:type="simple" xlink:show="embed" xlink:actuate="onLoad" draw:mime-type="image/jpeg"/>
</draw:frame>
Persons of six residents of the capital were identified, who illegally disseminated the work of air defense forces during a massive attack of the Russian Federation on Kiev.</text:p>
      <text:p text:style-name="P4">
About it <text:a xlink:type="simple" xlink:href="https://ssu.gov.ua/novyny/sbu-vykryla-bloheriv-ta-zablokuvala-onlainkamery-yaki-zasvityly-robotu-ppo-pid-chas-udaru-rf-po-kyievu-16-travnia-video" text:style-name="Internet_20_link" text:visited-style-name="Visited_20_Internet_20_Link">
informs</text:a>
Security Service of Ukraine.</text:p>
      <text:p text:style-name="P4">
Thus, on the night of May 16, they made an unauthorized photo and video of Ukrainian air defense and placed appropriate materials in social networks.</text:p>
      <text:p text:style-name="P4">
Among other things, the defendants recorded the results of the lesions of Russian winged andbalistic missiles. In doing so, they could reveal the locations and the specifics of domestic air defense.</text:p>
      <text:p text:style-name="P4">
In a few minutes, these videos "picked up" numerous telegrams and Russian propaganda publications. Among them are online resources that are under the control of the aggressor country.</text:p>
      <text:p text:style-name="P4">
In addition, the SBU cyberfactors blocked the work of online cameras that recorded the work of Ukrainian air defense.</text:p>
      <text:p text:style-name="P4">
According to the investigations, the camcorders found on the balance of several sequel commercial structures. At the same time, access to the files rented for a wide range of users, which posted a video of Naki night attacks in YouTube.</text:p>
      <text:p text:style-name="P4">
The information obtained thus obtained could be used to adjust the repetitive air strikes in the capital of Ukraine.</text:p>
      <text:p text:style-name="P4">
During urgent investigative actions, mobile phones and computer equipment that they used to distribute the forbidden content were drawn to the places of actual residence.</text:p>
      <text:p text:style-name="P4">
According to these facts, the SBU investigators registered criminal proceedings of the entry dissemination of information about the referral, movement of weapons, weapons and ammunition to Ukraine, the movement, movement or deployment of the Armory Forces of Ukraine or other formed in accordance with the laws of Ukraine of the military formations, committed in martial law.</text:p>
      <text:p text:style-name="P4">
The attackers are threatened with up to 8 years in prison.</text:p>
      <text:p text:style-name="P4">
News Source: <text:a xlink:type="simple" xlink:href="https://armyinform.com.ua/2023/05/17/sbu-vidreaguvala-na-zasvichennya-roboty-ppo-u-kyyevi-blogeram-zagrozhuye-do-8-rokiv-tyurmy/" text:style-name="Internet_20_link" text:visited-style-name="Visited_20_Internet_20_Link">
https://armyinform.com.ua/2023/05/17/sbu-vidreaguvala-na-zasvichennya-roboty-ppo-u-kyyevi-blogeram-zagrozhuye-do-8-rokiv-tyurmy/</text:a>
</text:p>
      <!--NEWS-->
      <text:h text:style-name="P10" text:outline-level="1">
<text:span text:style-name="T4">
Russia significantly increased the number of military people at the Zaporozhye NPP - Energoatom</text:span>
</text:h>
      <text:p text:style-name="P4">
Author: ['АРМІЯINFORM']</text:p>
      <text:p text:style-name="P4">
Time: 2023-05-17T54:00:00-04:00</text:p>
      <text:p text:style-name="P4">
Description: On Timchasovo Obrojorziykiye Elektrostani Suttasovo zrosla Kilkіst ... War with Ukraine 2022, War with Ukraine Latest News today, News War with Ukraine 2022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2/censor_social.jpg" text:style-name="Internet_20_link" text:visited-style-name="Visited_20_Internet_20_Link">
censor_social.jpg</text:a>
']</text:p>
      <text:p text:style-name="P4">
Tags: ['ЗАЕС', 'НАЕК ЕНЕРГОАТОМ']</text:p>
      <text:p text:style-name="P4">
Category: News</text:p>
      <!--METADATA-->
      <text:p text:style-name="P4">
<draw:frame draw:style-name="fr1" draw:name="Image258" text:anchor-type="as-char" svg:width="6.9236in" svg:height="3.63489in" draw:z-index="0">
<draw:image xlink:href="../Images/AРМІЯINFORM/2023-05-17T54-00-00-04-00/censor_social.jpg" xlink:type="simple" xlink:show="embed" xlink:actuate="onLoad" draw:mime-type="image/jpeg"/>
</draw:frame>
Illustrative photo</text:p>
      <text:p text:style-name="P4">
At a temporarily occupied Zaporizhzhya nuclear power plant, the growth of armed Russian military. Their number is now more than 2.5 thousand people.</text:p>
      <text:p text:style-name="P4">
About it <text:a xlink:type="simple" xlink:href="https://t.me/energoatom_ua/13100" text:style-name="Internet_20_link" text:visited-style-name="Visited_20_Internet_20_Link">
reports</text:a>
NNEGC "Energoatom".</text:p>
      <text:p text:style-name="P4">
"That is, the largest atomic station in Europe, the occupiers were completely and completely converted to their fortified military base," the message reads.</text:p>
      <text:p text:style-name="P4">
Both the military and patrols have increased in the energy itself.</text:p>
      <text:p text:style-name="P4">
"Yes, the invaders still remain on the NPP site and in the cities of atomic, but very soon the Armed Forces will come to the preserved Energodar land - and the Rashistana will finally end," - added in Energoatom.</text:p>
      <text:p text:style-name="P4">
In addition, after the so -called vacations, during which the occupation authorities, documentation and equipment from the energy exporting representatives of the occupying power, the occupiers return the city. The branches of the banks of the Russian Federation and the local administration function again.</text:p>
      <text:p text:style-name="P4">
News Source: <text:a xlink:type="simple" xlink:href="https://armyinform.com.ua/2023/05/17/rosiya-suttyevo-zbilshyla-kilkist-vijskovyh-na-zaporizkij-aes-energoatom/" text:style-name="Internet_20_link" text:visited-style-name="Visited_20_Internet_20_Link">
https://armyinform.com.ua/2023/05/17/rosiya-suttyevo-zbilshyla-kilkist-vijskovyh-na-zaporizkij-aes-energoatom/</text:a>
</text:p>
      <!--NEWS-->
      <text:h text:style-name="P10" text:outline-level="1">
<text:span text:style-name="T4">
More than 3,000 explosive items have been neutralized per day of Pyrotechnics</text:span>
</text:h>
      <text:p text:style-name="P4">
Author: ['АРМІЯINFORM']</text:p>
      <text:p text:style-name="P4">
Time: 2023-05-17T55:00:00-04:00</text:p>
      <text:p text:style-name="P4">
Description: Lent out, 16 injuries, pirotechnicly, the holding of Ukrainian services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 '<text:a xlink:type="simple" xlink:href="https://armyinform.com.ua/wp-content/uploads/2023/05/12be044d-09b2-4a1f-9c0d-612851995a00.jpg" text:style-name="Internet_20_link" text:visited-style-name="Visited_20_Internet_20_Link">
12be044d-09b2-4a1f-9c0d-612851995a00.jpg</text:a>
']</text:p>
      <text:p text:style-name="P4">
Tags: ['STOPRUSSIA', 'АГРЕСІЯ РФ', 'ВІЙНА', 'ВТОРГНЕННЯ РФ', 'ДСНС УКРАЇНИ', 'РОЗМІНУВАННЯ']</text:p>
      <text:p text:style-name="P4">
Category: News</text:p>
      <!--METADATA-->
      <text:p text:style-name="P4">
<draw:frame draw:style-name="fr1" draw:name="Image259" text:anchor-type="as-char" svg:width="6.9236in" svg:height="3.89773in" draw:z-index="0">
<draw:image xlink:href="../Images/AРМІЯINFORM/2023-05-17T55-00-00-04-00/051f0000-0aff-0242-be2f-08da173df50a_w1080_h608.png" xlink:type="simple" xlink:show="embed" xlink:actuate="onLoad" draw:mime-type="image/png"/>
</draw:frame>
Illustrative photo</text:p>
      <text:p text:style-name="P4">
During the last day, <text:span text:style-name="T4">
 May 16 </text:span>
, pyrotechnic units of the State Service of Ukraine for Emergency Situations <text:span text:style-name="T4">
 150 times </text:span>
 were involved in the execution of demining.</text:p>
      <text:p text:style-name="P4">
About it _ <text:a xlink:type="simple" xlink:href="https://dsns.gov.ua/uk/news/nadzvicaini-podiyi/operativna-informaciia-shhodo-roboti-pirotexnicnix-pidrozdiliv-dsns-ukrayini-50" text:style-name="Internet_20_link" text:visited-style-name="Visited_20_Internet_20_Link">
reports</text:a>
_ SES of Ukraine.</text:p>
      <text:p text:style-name="P4">
Pyrotechnical units found, seized and disposed of <text:span text:style-name="T4">
 3107 </text:span>
<text:span text:style-name="T4">
 explosive </text:span>
 <text:span text:style-name="T4">
 items.(cleared)Territory of an area of more than 160 hectares </text:span>
.</text:p>
      <text:p text:style-name="P4">
During the large -scale aggression, pyrotechnic units worked: Nakarkiv region 18 086 times, Kyiv region - 7704, Donetsk region - 5264, Mykolaiv region - 4891, Kherson - 4837, Chernihiv region - 4607, Sumy region - 2001, Cherkasy region.</text:p>
      <text:p text:style-name="P4">
Reference: 365 125 units have been disposed of from the beginning of large -scale aggression of the Russian Federation of Ukraine. Explosive objects and 2891 kg of explosive, including 2225 units. aviation bombs. A survey of about 85 501 hectares.</text:p>
      <text:p text:style-name="P4">
A total of 174 thousand square meters remain. km of potentially dangerous territories, measuring 30% of the total area of the state.</text:p>
      <text:p text:style-name="P4">
<draw:frame draw:style-name="fr1" draw:name="Image260" text:anchor-type="as-char" svg:width="6.9236in" svg:height="8.6545in" draw:z-index="0">
<draw:image xlink:href="../Images/AРМІЯINFORM/2023-05-17T55-00-00-04-00/12be044d-09b2-4a1f-9c0d-612851995a00.jpg" xlink:type="simple" xlink:show="embed" xlink:actuate="onLoad" draw:mime-type="image/jpeg"/>
</draw:frame>
We would like to remind you if you find suspicious objects similar to wreckage from rockets or rockets, in no case touch your finds yourself and do not allow it to be made by others.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5/17/za-dobu-pirotehniky-dsns-zneshkodyly-ponad-3000-vybuhonebezpechnyh-predmetiv/" text:style-name="Internet_20_link" text:visited-style-name="Visited_20_Internet_20_Link">
https://armyinform.com.ua/2023/05/17/za-dobu-pirotehniky-dsns-zneshkodyly-ponad-3000-vybuhonebezpechnyh-predmetiv/</text:a>
</text:p>
      <!--NEWS-->
      <text:h text:style-name="P10" text:outline-level="1">
<text:span text:style-name="T4">
The capabilities of military intelligence will be strengthened - Alexander Pavlyuk about the first meeting of the Strategic Planning Committee</text:span>
</text:h>
      <text:p text:style-name="P4">
Author: ['АРМІЯINFORM']</text:p>
      <text:p text:style-name="P4">
Time: 2023-05-17T56:00:00-04:00</text:p>
      <text:p text:style-name="P4">
Description: At the Minіstniky defense of Ukraine, Vidbulo Pershe Zhizdannya Komizteta Zwan Strategic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32109021_1183108922393737_2077347089359499215_n-e1684315441702.jpg" text:style-name="Internet_20_link" text:visited-style-name="Visited_20_Internet_20_Link">
332109021_1183108922393737_2077347089359499215_n-e1684315441702.jpg</text:a>
']</text:p>
      <text:p text:style-name="P4">
Tags: ['ВОЄННА РОЗВІДКА', 'ДЕРЖСПЕЦТРАНССЛУЖБА', 'МІНІСТЕРСТВО ОБОРОНИ УКРАЇНИ', 'ОЛЕКСАНДР ПАВЛЮК']</text:p>
      <text:p text:style-name="P4">
Category: News</text:p>
      <!--METADATA-->
      <text:p text:style-name="P4">
<draw:frame draw:style-name="fr1" draw:name="Image261" text:anchor-type="as-char" svg:width="6.9236in" svg:height="5.451718in" draw:z-index="0">
<draw:image xlink:href="../Images/AРМІЯINFORM/2023-05-17T56-00-00-04-00/332109021_1183108922393737_2077347089359499215_n-e1684315441702.jpg" xlink:type="simple" xlink:show="embed" xlink:actuate="onLoad" draw:mime-type="image/jpeg"/>
</draw:frame>
The Ministry of Defense of Ukraine hosted the first meeting of the Strategic Planning Committee. The event was attended by the Deputy Minister of Defense of Ukraine, heads of units of the Defense Office apparatus, the definitive composition of the Armed Forces of Ukraine and the Administration of the State Special Service of Transport.</text:p>
      <text:p text:style-name="P4">
About it <text:a xlink:type="simple" xlink:href="https://www.mil.gov.ua/news/2023/05/17/spromozhnosti-voennoi-rozvidki-budut-posileni-%E2%80%93-general-lejtenant-oleksandr-pavlyuk-pro-pershe-zasidannya-komitetu-z-pitan-strategichnogo-planuvannya/" text:style-name="Internet_20_link" text:visited-style-name="Visited_20_Internet_20_Link">
reports</text:a>
Ministry of Defence Ukraine.</text:p>
      <text:p text:style-name="P4">
According to the results of the meeting, the Chairman of the Committee-the First Deputy Minister of Defense Guardian Lieutenant Alexander Pavlyuk made agreed decisions on strengthening the records of military intelligence.</text:p>
      <text:p text:style-name="P4">
During the meeting, the issues of automation of the processes of collecting intelligence information and managing the forces and means of intelligence with the deduction of NATO principles and standards were considered. In the priority of development of intelligence in the framework of the implementation of the fifth strategic goal of the Strategic Bulletin of Ukraine - the prompt implementation of procedures and cyclprocession intelligence assessment of the operational situation, planning and management of forces and intelligence facilities of troops and forces.</text:p>
      <text:p text:style-name="P4">
-The first meeting of the Strategic Planning Committee gives the start realization of the practical phase of committees as one of the key directions of implementation in the defense department of procedures and practices of NATO Member States of joint governance. According to the results of the joint developments of the members of the military intelligence, the Lieutenant General Oleksandr Pavlyuk said.</text:p>
      <text:p text:style-name="P4">
_Dear: _</text:p>
      <text:p text:style-name="P4">
<text:span text:style-name="T4">
 The Strategic Planning Committee in the Ministry of Defense System </text:span>
 is a permanent advisory body that was created by the Ministry of Defense's assistant in order to support the Ministry of Defense of the Ministry implementation of strategic defense bruising of Ukraine, organization of planning and coordination of activity of state bodies in the preparation and implementation of the defense forces of armed protection of the state, implementation of measures of the Defense Plan of Ukraine.The joint governance system involves functioning:</text:p>
      <ul>
        <li>
on the highest(strategic)levels - the Strategic Council of the Ministry of Defense of Ukraine; * on second(functional)- five committees(on strategic planning, personnel management, weapons management, property management, management of defense forces).</li>
      </ul>
      <text:p text:style-name="P4">
News Source: <text:a xlink:type="simple" xlink:href="https://armyinform.com.ua/2023/05/17/spromozhnosti-voyennoyi-rozvidky-budut-posyleni-oleksandr-pavlyuk-pro-pershe-zasidannya-komitetu-z-pytan-strategichnogo-planuvannya/" text:style-name="Internet_20_link" text:visited-style-name="Visited_20_Internet_20_Link">
https://armyinform.com.ua/2023/05/17/spromozhnosti-voyennoyi-rozvidky-budut-posyleni-oleksandr-pavlyuk-pro-pershe-zasidannya-komitetu-z-pytan-strategichnogo-planuvannya/</text:a>
</text:p>
      <!--NEWS-->
      <text:h text:style-name="P10" text:outline-level="1">
<text:span text:style-name="T4">
On May 18, Military Media Center will take place on the "Help Help" Information Campaign</text:span>
</text:h>
      <text:p text:style-name="P4">
Author: ['АРМІЯINFORM']</text:p>
      <text:p text:style-name="P4">
Time: 2023-05-17T57:00:00-04:00</text:p>
      <text:p text:style-name="P4">
Description: 18 Herbalop 2023 Rock about 11:00 at the Military Media Center for the Settlement of the Representatives of the Directorate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09/big-mmc.jpg" text:style-name="Internet_20_link" text:visited-style-name="Visited_20_Internet_20_Link">
big-mmc.jpg</text:a>
']</text:p>
      <text:p text:style-name="P4">
Tags: ['БРИФІНГ', 'ВІЙСЬКОВО-ЛІКАРСЬКА КОМІСІЯ']</text:p>
      <text:p text:style-name="P4">
Category: News</text:p>
      <!--METADATA-->
      <text:p text:style-name="P4">
<draw:frame draw:style-name="fr1" draw:name="Image262" text:anchor-type="as-char" svg:width="6.9236in" svg:height="3.894525in" draw:z-index="0">
<draw:image xlink:href="../Images/AРМІЯINFORM/2023-05-17T57-00-00-04-00/big-mmc.jpg" xlink:type="simple" xlink:show="embed" xlink:actuate="onLoad" draw:mime-type="image/jpeg"/>
</draw:frame>
Briefing</text:p>
      <text:p text:style-name="P4">
<text:span text:style-name="T4">
 May 18 2023 at 11:00 </text:span>
 <text:a xlink:type="simple" xlink:href="https://t.me/militarymediacenter/1962" text:style-name="Internet_20_link" text:visited-style-name="Visited_20_Internet_20_Link">
in Military Mediacenter</text:a>
With the participation of the representatives of the strategic communications of the apparatus of the commander -in -chief of the Armed Forces of Ukraine, Gorbach will take place on the topic: "As an information campaign" Help after injury "supports servicemen when passing the VLK".</text:p>
      <text:p text:style-name="P4">
<text:span text:style-name="T4">
 Accreditation of media representatives is required and will last until 10:00 on May 18. </text:span>
</text:p>
      <text:p text:style-name="P4">
Accreditation applications send to the e -mail address: <text:a xlink:type="simple" xlink:href="https://armyinform.com.ua/cdn-cgi/l/email-protection#9fefecf2f0fbeadfeff0ecebb1f2f6f3b1f8f0e9b1eafe" text:style-name="Internet_20_link" text:visited-style-name="Visited_20_Internet_20_Link">
[emailprotected]</text:a>
indicating the magazine, name and patronymic of the journalist, name of the publication, contact telephone, electronic address.</text:p>
      <text:p text:style-name="P4">
Briefing will be broadcast online on YouTube Channel of military television-&lt;https://www.youtube.com/channel/ucwrz7Gegbry5fi2-46Ex3ja&gt;
</text:p>
      <text:p text:style-name="P4">
News Source: <text:a xlink:type="simple" xlink:href="https://armyinform.com.ua/2023/05/17/18-travnya-u-military-media-center-vidbudetsya-bryfing-shhodo-informaczijnoyi-kampaniyi-dopomoga-pislya-poranennya/" text:style-name="Internet_20_link" text:visited-style-name="Visited_20_Internet_20_Link">
https://armyinform.com.ua/2023/05/17/18-travnya-u-military-media-center-vidbudetsya-bryfing-shhodo-informaczijnoyi-kampaniyi-dopomoga-pislya-poranennya/</text:a>
</text:p>
      <!--NEWS-->
      <text:h text:style-name="P10" text:outline-level="1">
<text:span text:style-name="T4">
Russia brought all the carriers of the Calibers in the Black and Azov Seas - the Navy of the Armed Forces to the base</text:span>
</text:h>
      <text:p text:style-name="P4">
Author: ['АРМІЯINFORM']</text:p>
      <text:p text:style-name="P4">
Time: 2023-05-17T58:00:00-04:00</text:p>
      <text:p text:style-name="P4">
Description: At the Chorny, the Azov seas in the village of 17 ADS FORGEN THE PAITS RosIyki Boyovikh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630_360_1646648510-235.jpg" text:style-name="Internet_20_link" text:visited-style-name="Visited_20_Internet_20_Link">
630_360_1646648510-235.jpg</text:a>
']</text:p>
      <text:p text:style-name="P4">
Tags: ['ВМС ЗС УКРАЇНИ', 'РАКЕТИ «КАЛІБР»', 'ЧОРНЕ ТА АЗОВСЬКЕ МОРЯ']</text:p>
      <text:p text:style-name="P4">
Category: News</text:p>
      <!--METADATA-->
      <text:p text:style-name="P4">
<draw:frame draw:style-name="fr1" draw:name="Image263" text:anchor-type="as-char" svg:width="6.9236in" svg:height="3.956343in" draw:z-index="0">
<draw:image xlink:href="../Images/AРМІЯINFORM/2023-05-17T58-00-00-04-00/630_360_1646648510-235.jpg" xlink:type="simple" xlink:show="embed" xlink:actuate="onLoad" draw:mime-type="image/jpeg"/>
</draw:frame>
In the Black and Azov Seas, as of May 17, there are five Russian boobs, among them there are no carbon rockets.</text:p>
      <text:p text:style-name="P4">
About it <text:a xlink:type="simple" xlink:href="https://t.me/ukrainian_navy/3133" text:style-name="Internet_20_link" text:visited-style-name="Visited_20_Internet_20_Link">
reports</text:a>
The press service of the Navy of the Armed Forces.</text:p>
      <text:p text:style-name="P4">
In the Black Sea, there are four enemy ships on the fighting, the Vasovsky Sea - one.</text:p>
      <text:p text:style-name="P4">
In the Mediterranean, Russia holds seven ships, including two carriers of the Caliber winged missiles, a total volley of up to 20 missiles.</text:p>
      <text:p text:style-name="P4">
During the day in the interests of the Russian Federation the passage of the Kerch-Yenikhal Strait made:</text:p>
      <ul>
        <li>
to the Azov Sea - 5 vessels; * To the Black Sea - 38 vessels, 13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5/17/rosiya-zavela-do-punktiv-bazuvannya-usi-nosiyi-kalibriv-u-chornomu-ta-azovskomu-moryah-vms-zsu/" text:style-name="Internet_20_link" text:visited-style-name="Visited_20_Internet_20_Link">
https://armyinform.com.ua/2023/05/17/rosiya-zavela-do-punktiv-bazuvannya-usi-nosiyi-kalibriv-u-chornomu-ta-azovskomu-moryah-vms-zsu/</text:a>
</text:p>
      <!--NEWS-->
      <text:h text:style-name="P10" text:outline-level="1">
<text:span text:style-name="T4">
Yuri Ignat told about the unique TTH and the survivability of the Patriot SC</text:span>
</text:h>
      <text:p text:style-name="P4">
Author: ['Вячеслав Діордієв']</text:p>
      <text:p text:style-name="P4">
Time: 2023-05-17T59:00:00-04:00</text:p>
      <text:p text:style-name="P4">
Description: In the Efir TVsiyny marathon “єini novel”, Rechnik commandsnika of the Vitriyani forces of the ZS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zrk-patriot.jpg" text:style-name="Internet_20_link" text:visited-style-name="Visited_20_Internet_20_Link">
zrk-patriot.jpg</text:a>
']</text:p>
      <text:p text:style-name="P4">
Tags: ['ЗРК PATRIOT', 'ЮРІЙ ІГНАТ']</text:p>
      <text:p text:style-name="P4">
Category: News</text:p>
      <!--METADATA-->
      <text:p text:style-name="P4">
<draw:frame draw:style-name="fr1" draw:name="Image264" text:anchor-type="as-char" svg:width="6.9236in" svg:height="3.89132in" draw:z-index="0">
<draw:image xlink:href="../Images/AРМІЯINFORM/2023-05-17T59-00-00-04-00/zrk-patriot.jpg" xlink:type="simple" xlink:show="embed" xlink:actuate="onLoad" draw:mime-type="image/jpeg"/>
</draw:frame>
Srkpatriot</text:p>
      <text:p text:style-name="P4">
On the air <text:a xlink:type="simple" xlink:href="https://www.youtube.com/watch" text:style-name="Internet_20_link" text:visited-style-name="Visited_20_Internet_20_Link">
television marathon</text:a>
The "only news" of the Air Force Command of the Armed Forces of Ukraine Yuriy Ignatius reported how the Russian "daggers" were destroyed, aimed at Kiev, so that no one was worried The Patriot SAC in Kiev was struck by a dagger rocket.</text:p>
      <ul>
        <li>
From a technical point of view it is called both complex and division, and is system. But in the same division there is a team point where there is a combat service that, according to the information received about the air situation, works out the enemy's air purposes. In general, Patriot can work in manual, semi -automatic and automatic modes. And it is in automatic mode that depends on the speed of decision -making, the detection of goals and the use of release, hostile missiles were destroyed during a recent massive attack of Nakyiv region, - said Colonel Yuri Ignat.</li>
      </ul>
      <text:p text:style-name="P4">
The spokesman of the Air Force Command of Ukraine also added that the Patriot SCR is a creepy powerful system, whose combat work is also provided by radar and close -sided rocket launchers, which are located at a certain distance. Therefore, it is simply impossible to destroy this anti-aircraft missile complex.</text:p>
      <text:p text:style-name="P4">
Answering the leading question about the purpose pursued by the Russians during the day -old massive blow to the Kyiv region, the officer replied that thanks to the professional work of our air defense forces about the ultimate goal of the Russians, we did not know, since all the hostile rockets were destroyed in the air.</text:p>
      <ul>
        <li>
If the interception by our means of air defense of the same "dagger" happened in the air, then it is impossible to calculate where it was the enemy. After all, in times the enemy rocket, only a few degrees, its movement can change overweight kilometers. We can only understand that the enemy aimed at our military and infrastructure sites. That is, he tried to impress the goals that united him priority. But what the goals are, we do not know, Borossian missiles did not fly there. And that's very good!- summed up Yuri Ignat.</li>
      </ul>
      <text:p text:style-name="P4">
News Source: <text:a xlink:type="simple" xlink:href="https://armyinform.com.ua/2023/05/17/yurij-ignat-rozpoviv-pro-unikalni-tth-ta-zhyvuchist-zrk-patriot/" text:style-name="Internet_20_link" text:visited-style-name="Visited_20_Internet_20_Link">
https://armyinform.com.ua/2023/05/17/yurij-ignat-rozpoviv-pro-unikalni-tth-ta-zhyvuchist-zrk-patriot/</text:a>
</text:p>
      <!--NEWS-->
      <text:h text:style-name="P10" text:outline-level="1">
<text:span text:style-name="T4">
The Committee of the House of Representatives of the United States supported the Special Tribune Resolution for the Russian Federation</text:span>
</text:h>
      <text:p text:style-name="P4">
Author: ['АРМІЯINFORM']</text:p>
      <text:p text:style-name="P4">
Time: 2023-05-17T60:00:00-04:00</text:p>
      <text:p text:style-name="P4">
Description: Vidpovydny document is pinky on the website of the US Congres. “Syogodni mi on Krok Divi until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5/638f2b218e99a294951481-1.png" text:style-name="Internet_20_link" text:visited-style-name="Visited_20_Internet_20_Link">
638f2b218e99a294951481-1.png</text:a>
']</text:p>
      <text:p text:style-name="P4">
Tags: ['STOPRUSSIA', 'ВТОРГНЕННЯ РФ', 'ДОПОМОГА ПАРТНЕРІВ', 'КОНГРЕС США', 'СВІТ ПІДТРИМУЄ УКРАЇНУ', 'СПЕЦІАЛЬНИЙ ТРИБУНАЛ']</text:p>
      <text:p text:style-name="P4">
Category: News</text:p>
      <!--METADATA-->
      <text:p text:style-name="P4">
<draw:frame draw:style-name="fr1" draw:name="Image265" text:anchor-type="as-char" svg:width="6.9236in" svg:height="3.63489in" draw:z-index="0">
<draw:image xlink:href="../Images/AРМІЯINFORM/2023-05-17T60-00-00-04-00/638f2b218e99a294951481-1.png" xlink:type="simple" xlink:show="embed" xlink:actuate="onLoad" draw:mime-type="image/png"/>
</draw:frame>
Illustrative photo</text:p>
      <text:p text:style-name="P4">
Relevant <text:a xlink:type="simple" xlink:href="https://www.congress.gov/bill/118th-congress/house-resolution/81/text" text:style-name="Internet_20_link" text:visited-style-name="Visited_20_Internet_20_Link">
document</text:a>
Posted on the US Congress website.</text:p>
      <text:p text:style-name="P4">
“Today we are one step closer to justice for Ukraine. My law was officially supported by the creation of a special tribunal on investigation of aggression in Ukraine in the Committee of Foreign Affairs, ”<text:a xlink:type="simple" xlink:href="https://twitter.com/USRepKeating/status/1658601782866526210" text:style-name="Internet_20_link" text:visited-style-name="Visited_20_Internet_20_Link">
reported</text:a>
Author of Congressman Bill Kiting.</text:p>
      <text:p text:style-name="P4">
The text of the resolution states that the Russian Federation and its officials must inevitably be responsible for all crimes against the Ukrainian people.</text:p>
      <text:p text:style-name="P4">
“The House of Representatives strongly condemns the large -scale invasion of Russian federation into Ukraine, supports the people of Ukraine in its struggle for freedom, independence and democracy, emphasizes the sovereignty and territorial integrity of Ukraine in its internationally recognized borders and believes that there is a significant evidence , this requires an appropriate decision of the international community, ”the document will be.</text:p>
      <text:p text:style-name="P4">
We will remind, on March 4, 2022, Foreign Minister Dmitry Kuleb <text:a xlink:type="simple" xlink:href="https://armyinform.com.ua/2023/01/27/speczialnyj-trybunal-nad-putinym-i-lukashenkom-algorytm-stvorennya-mozhlyve-pokarannya/" text:style-name="Internet_20_link" text:visited-style-name="Visited_20_Internet_20_Link">
presented</text:a>
Declaration for the creation of a special tribunal for punishment for crime of aggression of anti -Ukraine. As of May 10, 2023 to the coalition for the creation of a special tribunal crime of aggression of the Russian Federation <text:a xlink:type="simple" xlink:href="https://armyinform.com.ua/2023/05/10/do-koalicziyi-zi-stvorennya-specztrybunalu-shhodo-zlochynu-agresiyi-vhodyat-uzhe-37-krayin/" text:style-name="Internet_20_link" text:visited-style-name="Visited_20_Internet_20_Link">
includes</text:a>
37 countries.</text:p>
      <text:p text:style-name="P4">
News Source: <text:a xlink:type="simple" xlink:href="https://armyinform.com.ua/2023/05/17/komitet-palaty-predstavnykiv-kongresu-ssha-pidtrymav-rezolyucziyu-pro-specztrybunal-dlya-rf/" text:style-name="Internet_20_link" text:visited-style-name="Visited_20_Internet_20_Link">
https://armyinform.com.ua/2023/05/17/komitet-palaty-predstavnykiv-kongresu-ssha-pidtrymav-rezolyucziyu-pro-specztrybunal-dlya-rf/</text:a>
</text:p>
      <!--NEWS-->
      <text:h text:style-name="P10" text:outline-level="1">
<text:span text:style-name="T4">
Having stood now, Ukraine gives freedom to all new generations - the head of state</text:span>
</text:h>
      <text:p text:style-name="P4">
Author: ['АРМІЯINFORM']</text:p>
      <text:p text:style-name="P4">
Time: 2023-05-17T61:00:00-04:00</text:p>
      <text:p text:style-name="P4">
Description: - Weting a damn, our land is at the same time, give a reservoir to the abyss is a skin ... War with Ukraine 2022, the war with Ukraine is the latest news today, the News War with Ukraine 2022 The last to today, whether there will be a war between Ukraine and Russia and when, the war, the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fb3f0f24-d7be-450a-8432-115db59748da.jpg" text:style-name="Internet_20_link" text:visited-style-name="Visited_20_Internet_20_Link">
fb3f0f24-d7be-450a-8432-115db59748da.jpg</text:a>
', '<text:a xlink:type="simple" xlink:href="https://armyinform.com.ua/wp-content/uploads/2023/05/5b990043-3f7c-4cae-b89e-7a9dc3f2dfbd-150x150.jpg" text:style-name="Internet_20_link" text:visited-style-name="Visited_20_Internet_20_Link">
5b990043-3f7c-4cae-b89e-7a9dc3f2dfbd-150x150.jpg</text:a>
', '<text:a xlink:type="simple" xlink:href="https://armyinform.com.ua/wp-content/uploads/2023/05/83793149-1c52-48bc-bdb8-ea91486772b9-150x150.jpg" text:style-name="Internet_20_link" text:visited-style-name="Visited_20_Internet_20_Link">
83793149-1c52-48bc-bdb8-ea91486772b9-150x150.jpg</text:a>
', '<text:a xlink:type="simple" xlink:href="https://armyinform.com.ua/wp-content/uploads/2023/05/f13c5211-a2a9-4f74-b8d9-e1e229f2f132-150x150.jpg" text:style-name="Internet_20_link" text:visited-style-name="Visited_20_Internet_20_Link">
f13c5211-a2a9-4f74-b8d9-e1e229f2f132-150x150.jpg</text:a>
', '<text:a xlink:type="simple" xlink:href="https://armyinform.com.ua/wp-content/uploads/2023/05/0c19d6b5-96f0-4005-9753-06beb083eab0-150x150.jpg" text:style-name="Internet_20_link" text:visited-style-name="Visited_20_Internet_20_Link">
0c19d6b5-96f0-4005-9753-06beb083eab0-150x150.jpg</text:a>
', '<text:a xlink:type="simple" xlink:href="https://armyinform.com.ua/wp-content/uploads/2023/05/65fb15c5-5756-47a3-b561-6b699e7cd804-150x150.jpg" text:style-name="Internet_20_link" text:visited-style-name="Visited_20_Internet_20_Link">
65fb15c5-5756-47a3-b561-6b699e7cd804-150x150.jpg</text:a>
', '<text:a xlink:type="simple" xlink:href="https://armyinform.com.ua/wp-content/uploads/2023/05/af4fa59c-347a-4bac-a22a-ff5d1a57a2a4-150x150.jpg" text:style-name="Internet_20_link" text:visited-style-name="Visited_20_Internet_20_Link">
af4fa59c-347a-4bac-a22a-ff5d1a57a2a4-150x150.jpg</text:a>
', '<text:a xlink:type="simple" xlink:href="https://armyinform.com.ua/wp-content/uploads/2023/05/91f712d4-c032-4d09-a732-768a148083f2-150x150.jpg" text:style-name="Internet_20_link" text:visited-style-name="Visited_20_Internet_20_Link">
91f712d4-c032-4d09-a732-768a148083f2-150x150.jpg</text:a>
', '<text:a xlink:type="simple" xlink:href="https://armyinform.com.ua/wp-content/uploads/2023/05/3ec95483-2029-41a4-b79a-02cd7c1ec841-150x150.jpg" text:style-name="Internet_20_link" text:visited-style-name="Visited_20_Internet_20_Link">
3ec95483-2029-41a4-b79a-02cd7c1ec841-150x150.jpg</text:a>
', '<text:a xlink:type="simple" xlink:href="https://armyinform.com.ua/wp-content/uploads/2023/05/72695b5c-da74-4e00-a8b3-71b650417e52-150x150.jpg" text:style-name="Internet_20_link" text:visited-style-name="Visited_20_Internet_20_Link">
72695b5c-da74-4e00-a8b3-71b650417e52-150x150.jpg</text:a>
']</text:p>
      <text:p text:style-name="P4">
Tags: ['STOPRUSSIA', 'АГРЕСІЯ РФ', 'ВОЛОДИМИР ЗЕЛЕНСЬКИЙ', 'ВТОРГНЕННЯ РФ']</text:p>
      <text:p text:style-name="P4">
Category: News</text:p>
      <!--METADATA-->
      <text:p text:style-name="P4">
<draw:frame draw:style-name="fr1" draw:name="Image266" text:anchor-type="as-char" svg:width="6.9236in" svg:height="4.615733in" draw:z-index="0">
<draw:image xlink:href="../Images/AРМІЯINFORM/2023-05-17T61-00-00-04-00/fb3f0f24-d7be-450a-8432-115db59748da.jpg" xlink:type="simple" xlink:show="embed" xlink:actuate="onLoad" draw:mime-type="image/jpeg"/>
</draw:frame>
- Having stood now, liberating our land now, giving Ukraine to win now - everyone who is fighting for the sake of Ukraine gives freedom and all the new peoples of our people - [wrote] <text:a xlink:type="simple" xlink:href="https://armyinform.com.ua/reformator/script%20async%20src=%22https:/telegram.org/js/telegram-widget.js" text:style-name="Internet_20_link" text:visited-style-name="Visited_20_Internet_20_Link">
wrote</text:a>
Volodymyr Zelenskyy in his telegram channel.</text:p>
      <text:p text:style-name="P4">
<text:a xlink:type="simple" xlink:href="https://armyinform.com.ua/wp-content/uploads/2023/05/5b990043-3f7c-4cae-b89e-7a9dc3f2dfbd.jpg" text:style-name="Internet_20_link" text:visited-style-name="Visited_20_Internet_20_Link">
!(Images/AРМІЯINFORM/2023-05-17T61-00-00-04-00/5b990043-3f7c-4cae-b89e-7a9dc3f2dfbd-150x150.jpg)</text:a>
</text:p>
      <text:p text:style-name="P4">
<text:a xlink:type="simple" xlink:href="https://armyinform.com.ua/wp-content/uploads/2023/05/83793149-1c52-48bc-bdb8-ea91486772b9.jpg" text:style-name="Internet_20_link" text:visited-style-name="Visited_20_Internet_20_Link">
<draw:frame draw:style-name="fr1" draw:name="Image267" text:anchor-type="as-char" svg:width="6.9236in" svg:height="6.9236in" draw:z-index="0">
<draw:image xlink:href="../Images/AРМІЯINFORM/2023-05-17T61-00-00-04-00/83793149-1c52-48bc-bdb8-ea91486772b9-150x150.jpg" xlink:type="simple" xlink:show="embed" xlink:actuate="onLoad" draw:mime-type="image/jpeg"/>
</draw:frame>
</text:a>
</text:p>
      <text:p text:style-name="P4">
<text:a xlink:type="simple" xlink:href="https://armyinform.com.ua/wp-content/uploads/2023/05/f13c5211-a2a9-4f74-b8d9-e1e229f2f132.jpg" text:style-name="Internet_20_link" text:visited-style-name="Visited_20_Internet_20_Link">
<draw:frame draw:style-name="fr1" draw:name="Image268" text:anchor-type="as-char" svg:width="6.9236in" svg:height="6.9236in" draw:z-index="0">
<draw:image xlink:href="../Images/AРМІЯINFORM/2023-05-17T61-00-00-04-00/f13c5211-a2a9-4f74-b8d9-e1e229f2f132-150x150.jpg" xlink:type="simple" xlink:show="embed" xlink:actuate="onLoad" draw:mime-type="image/jpeg"/>
</draw:frame>
</text:a>
</text:p>
      <text:p text:style-name="P4">
<text:a xlink:type="simple" xlink:href="https://armyinform.com.ua/wp-content/uploads/2023/05/0c19d6b5-96f0-4005-9753-06beb083eab0.jpg" text:style-name="Internet_20_link" text:visited-style-name="Visited_20_Internet_20_Link">
<draw:frame draw:style-name="fr1" draw:name="Image269" text:anchor-type="as-char" svg:width="6.9236in" svg:height="6.9236in" draw:z-index="0">
<draw:image xlink:href="../Images/AРМІЯINFORM/2023-05-17T61-00-00-04-00/0c19d6b5-96f0-4005-9753-06beb083eab0-150x150.jpg" xlink:type="simple" xlink:show="embed" xlink:actuate="onLoad" draw:mime-type="image/jpeg"/>
</draw:frame>
</text:a>
</text:p>
      <text:p text:style-name="P4">
<text:a xlink:type="simple" xlink:href="https://armyinform.com.ua/wp-content/uploads/2023/05/65fb15c5-5756-47a3-b561-6b699e7cd804.jpg" text:style-name="Internet_20_link" text:visited-style-name="Visited_20_Internet_20_Link">
<draw:frame draw:style-name="fr1" draw:name="Image270" text:anchor-type="as-char" svg:width="6.9236in" svg:height="6.9236in" draw:z-index="0">
<draw:image xlink:href="../Images/AРМІЯINFORM/2023-05-17T61-00-00-04-00/65fb15c5-5756-47a3-b561-6b699e7cd804-150x150.jpg" xlink:type="simple" xlink:show="embed" xlink:actuate="onLoad" draw:mime-type="image/jpeg"/>
</draw:frame>
</text:a>
</text:p>
      <text:p text:style-name="P4">
<text:a xlink:type="simple" xlink:href="https://armyinform.com.ua/wp-content/uploads/2023/05/af4fa59c-347a-4bac-a22a-ff5d1a57a2a4.jpg" text:style-name="Internet_20_link" text:visited-style-name="Visited_20_Internet_20_Link">
<draw:frame draw:style-name="fr1" draw:name="Image271" text:anchor-type="as-char" svg:width="6.9236in" svg:height="6.9236in" draw:z-index="0">
<draw:image xlink:href="../Images/AРМІЯINFORM/2023-05-17T61-00-00-04-00/af4fa59c-347a-4bac-a22a-ff5d1a57a2a4-150x150.jpg" xlink:type="simple" xlink:show="embed" xlink:actuate="onLoad" draw:mime-type="image/jpeg"/>
</draw:frame>
</text:a>
</text:p>
      <text:p text:style-name="P4">
<text:a xlink:type="simple" xlink:href="https://armyinform.com.ua/wp-content/uploads/2023/05/91f712d4-c032-4d09-a732-768a148083f2.jpg" text:style-name="Internet_20_link" text:visited-style-name="Visited_20_Internet_20_Link">
<draw:frame draw:style-name="fr1" draw:name="Image272" text:anchor-type="as-char" svg:width="6.9236in" svg:height="6.9236in" draw:z-index="0">
<draw:image xlink:href="../Images/AРМІЯINFORM/2023-05-17T61-00-00-04-00/91f712d4-c032-4d09-a732-768a148083f2-150x150.jpg" xlink:type="simple" xlink:show="embed" xlink:actuate="onLoad" draw:mime-type="image/jpeg"/>
</draw:frame>
</text:a>
</text:p>
      <text:p text:style-name="P4">
<text:a xlink:type="simple" xlink:href="https://armyinform.com.ua/wp-content/uploads/2023/05/3ec95483-2029-41a4-b79a-02cd7c1ec841.jpg" text:style-name="Internet_20_link" text:visited-style-name="Visited_20_Internet_20_Link">
<draw:frame draw:style-name="fr1" draw:name="Image273" text:anchor-type="as-char" svg:width="6.9236in" svg:height="6.9236in" draw:z-index="0">
<draw:image xlink:href="../Images/AРМІЯINFORM/2023-05-17T61-00-00-04-00/3ec95483-2029-41a4-b79a-02cd7c1ec841-150x150.jpg" xlink:type="simple" xlink:show="embed" xlink:actuate="onLoad" draw:mime-type="image/jpeg"/>
</draw:frame>
</text:a>
</text:p>
      <text:p text:style-name="P4">
<text:a xlink:type="simple" xlink:href="https://armyinform.com.ua/wp-content/uploads/2023/05/72695b5c-da74-4e00-a8b3-71b650417e52.jpg" text:style-name="Internet_20_link" text:visited-style-name="Visited_20_Internet_20_Link">
<draw:frame draw:style-name="fr1" draw:name="Image274" text:anchor-type="as-char" svg:width="6.9236in" svg:height="6.9236in" draw:z-index="0">
<draw:image xlink:href="../Images/AРМІЯINFORM/2023-05-17T61-00-00-04-00/72695b5c-da74-4e00-a8b3-71b650417e52-150x150.jpg" xlink:type="simple" xlink:show="embed" xlink:actuate="onLoad" draw:mime-type="image/jpeg"/>
</draw:frame>
</text:a>
</text:p>
      <text:p text:style-name="P4">
News Source: <text:a xlink:type="simple" xlink:href="https://armyinform.com.ua/2023/05/17/vystoyavshy-zaraz-ukrayiny-daye-svobodu-vsim-novym-pokolinnyam-glava-derzhavy/" text:style-name="Internet_20_link" text:visited-style-name="Visited_20_Internet_20_Link">
https://armyinform.com.ua/2023/05/17/vystoyavshy-zaraz-ukrayiny-daye-svobodu-vsim-novym-pokolinnyam-glava-derzhavy/</text:a>
</text:p>
      <!--NEWS-->
      <text:h text:style-name="P10" text:outline-level="1">
<text:span text:style-name="T4">
Over the last month the enemy has increased the fire of border areas - Anna Malyar</text:span>
</text:h>
      <text:p text:style-name="P4">
Author: ['АРМІЯINFORM']</text:p>
      <text:p text:style-name="P4">
Time: 2023-05-17T62:00:00-04:00</text:p>
      <text:p text:style-name="P4">
Description: For the remaining Tizhenya near Pereoda, 8 to 16, 2023 Roku Rosiyski Vіsyska Zdіs were 162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2/malyar-ganna-1.jpg" text:style-name="Internet_20_link" text:visited-style-name="Visited_20_Internet_20_Link">
malyar-ganna-1.jpg</text:a>
']</text:p>
      <text:p text:style-name="P4">
Tags: ['STOPRUSSIA', 'АГРЕСІЯ РФ', 'ВТОРГНЕННЯ РФ', 'ГАННА МАЛЯР']</text:p>
      <text:p text:style-name="P4">
Category: News</text:p>
      <!--METADATA-->
      <text:p text:style-name="P4">
<draw:frame draw:style-name="fr1" draw:name="Image275" text:anchor-type="as-char" svg:width="6.9236in" svg:height="5.532059in" draw:z-index="0">
<draw:image xlink:href="../Images/AРМІЯINFORM/2023-05-17T62-00-00-04-00/malyar-ganna-1.jpg" xlink:type="simple" xlink:show="embed" xlink:actuate="onLoad" draw:mime-type="image/jpeg"/>
</draw:frame>
Over the last week, 162 shelling in three regions have been sheltered from May 8 to May 16, 2023. Sumy region - 110. Chernihiv - 29. Kharkiv - 23.</text:p>
      <text:p text:style-name="P4">
About it <text:a xlink:type="simple" xlink:href="https://armyinform.com.ua/reformator/script%20async%20src=%22https:/telegram.org/js/telegram-widget.js" text:style-name="Internet_20_link" text:visited-style-name="Visited_20_Internet_20_Link">
reports</text:a>
Deputy Minister of Defense Anna Malyar.</text:p>
      <ul>
        <li>
The hostile army shoots daily in the peaceful population of different types of weapons tagging civilian objects - kindergartens, hospitals, schools. There are dead and wounded, including children. Russia wages a war without rules and systematically violates the normative humanitarian law, - said Deputy Minister of Defense Hannamars.</li>
      </ul>
      <text:p text:style-name="P4">
According to her, the enemy, using artillery and aviation strikes in the border regions, tries to keep our troops in tension constantly to allow them to be promoted in other areas.</text:p>
      <text:p text:style-name="P4">
News Source: <text:a xlink:type="simple" xlink:href="https://armyinform.com.ua/2023/05/17/za-ostannij-misyacz-vorog-zbilshyv-obstrily-prykordonnyh-oblastej-ganna-malyar/" text:style-name="Internet_20_link" text:visited-style-name="Visited_20_Internet_20_Link">
https://armyinform.com.ua/2023/05/17/za-ostannij-misyacz-vorog-zbilshyv-obstrily-prykordonnyh-oblastej-ganna-malyar/</text:a>
</text:p>
      <!--NEWS-->
      <text:h text:style-name="P10" text:outline-level="1">
<text:span text:style-name="T4">
"Last War" is a documentary project that tells the transformation of Rashism and the Russian-Ukrainian war</text:span>
</text:h>
      <text:p text:style-name="P4">
Author: ['Світлана Кирган']</text:p>
      <text:p text:style-name="P4">
Time: 2023-05-17T63:00:00-04:00</text:p>
      <text:p text:style-name="P4">
Description: At the capital, the prime ministry of Author's documentary Miroslavi Barchuk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golovne-foto-1.jpg" text:style-name="Internet_20_link" text:visited-style-name="Visited_20_Internet_20_Link">
golovne-foto-1.jpg</text:a>
', '<text:a xlink:type="simple" xlink:href="https://armyinform.com.ua/wp-content/uploads/2023/05/foto-1-2-1.jpg" text:style-name="Internet_20_link" text:visited-style-name="Visited_20_Internet_20_Link">
foto-1-2-1.jpg</text:a>
', '<text:a xlink:type="simple" xlink:href="https://armyinform.com.ua/wp-content/uploads/2023/05/foto-2-13.jpg" text:style-name="Internet_20_link" text:visited-style-name="Visited_20_Internet_20_Link">
foto-2-13.jpg</text:a>
', '<text:a xlink:type="simple" xlink:href="https://armyinform.com.ua/wp-content/uploads/2023/05/foto-3-12.jpg" text:style-name="Internet_20_link" text:visited-style-name="Visited_20_Internet_20_Link">
foto-3-12.jpg</text:a>
']</text:p>
      <text:p text:style-name="P4">
Tags: ['STOPRUSSIA', 'АГРЕСІЯ РФ', 'ВТОРГНЕННЯ РФ', 'ОСТАННЯ ВІЙНА']</text:p>
      <text:p text:style-name="P4">
Category: News</text:p>
      <!--METADATA-->
      <text:p text:style-name="P4">
<draw:frame draw:style-name="fr1" draw:name="Image276" text:anchor-type="as-char" svg:width="6.9236in" svg:height="3.744514in" draw:z-index="0">
<draw:image xlink:href="../Images/AРМІЯINFORM/2023-05-17T63-00-00-04-00/golovne-foto-1.jpg" xlink:type="simple" xlink:show="embed" xlink:actuate="onLoad" draw:mime-type="image/jpeg"/>
</draw:frame>
In the capital, the premiere of the author's documentary project Miroslavibarchuk "Last War" took place. It is a series of documentary films in which Ukrainian and Western intellectuals have begun to talk about how much the Russian-Ukrainian war continues, as the Ukrainian army is opposed to Russian and destroys the myth of the invincibility of the Second Army of the World.</text:p>
      <text:p text:style-name="P4">
Yesterday presented the first movie of the cycle called "Anatomy of Rashism", in which the command of the project showed the study of the formation of Rashism as an ideology of modern Russia, which resulted in the Russian-Ukrainian war.</text:p>
      <text:p text:style-name="P4">
<draw:frame draw:style-name="fr1" draw:name="Image277" text:anchor-type="as-char" svg:width="6.9236in" svg:height="4.615733in" draw:z-index="0">
<draw:image xlink:href="../Images/AРМІЯINFORM/2023-05-17T63-00-00-04-00/foto-1-2-1.jpg" xlink:type="simple" xlink:show="embed" xlink:actuate="onLoad" draw:mime-type="image/jpeg"/>
</draw:frame>
-The films "Last War" refer to frankly and honestly about the historical facts of the Idium, who crashed in the memory of several generations in the Soviet times and until 20122 were not reflected in either Ukraine or the event,-said the Avtock of the Project Miroslav Barchuk.</text:p>
      <text:p text:style-name="P4">
The producer of the Documentary Cycle "Last War" Vladimir Ladyzhets tells that the purpose of this project is to give an audience of evidence that the Ukrainians of the Trosians are different nations that have no common history or traditions or nuimentality. He also notes that the idea of making such content has long been, and the large -scale invasion of Russians has accelerated this process.</text:p>
      <ul>
        <li>
It is very important now to speak aloud about our difference, because the loss in this will mean returning to the next famine, red terror and all the horror that our country has been from our neighbor for years, - emphasized Ladyzhets.</li>
      </ul>
      <text:p text:style-name="P4">
<draw:frame draw:style-name="fr1" draw:name="Image278" text:anchor-type="as-char" svg:width="6.9236in" svg:height="4.615733in" draw:z-index="0">
<draw:image xlink:href="../Images/AРМІЯINFORM/2023-05-17T63-00-00-04-00/foto-2-13.jpg" xlink:type="simple" xlink:show="embed" xlink:actuate="onLoad" draw:mime-type="image/jpeg"/>
</draw:frame>
The screenwriter of the documentary cycle Darius Girna said that during the work of the super-prose had to read the Russian ideologists of Rashism and to look at the hours of Russian propaganda to show the audience, as Rashism has been shown in the last 30 years.In the author's documentary project Miroslav Barchuk, the participants of the film, namely such famous personalities as Sergey Plohiy, Francis Fukuyama, Oksana Zabuzhko, Taras February, Peter Pomeransev, Vladimir Maroslav, Yaroslav, Yaroslav, Yaroslav, Yaroslav. Ablaev and others.</text:p>
      <text:p text:style-name="P4">
<draw:frame draw:style-name="fr1" draw:name="Image279" text:anchor-type="as-char" svg:width="6.9236in" svg:height="3.877216in" draw:z-index="0">
<draw:image xlink:href="../Images/AРМІЯINFORM/2023-05-17T63-00-00-04-00/foto-3-12.jpg" xlink:type="simple" xlink:show="embed" xlink:actuate="onLoad" draw:mime-type="image/jpeg"/>
</draw:frame>
The first part of the documentary project showed a fragment of the opening of the monument to Vladimir the Great in Moscow in 2016.</text:p>
      <ul>
        <li>
The monument to Prince Vladimir in Moscow in 2016 was erected because Rosiaodos feels lost both in time and in space, and sees neither his prominent nor his roots. This act was shown that Kievan Rus is an Epeduce of the Moscow kingdom, which is the forerunner of the Russian Empire, which is the forerunner of the Soviet Union, and his heir is the Russian Federation, - said the religious expert, the head of the State Service for Ethnopolitics.</li>
      </ul>
      <text:p text:style-name="P4">
News Source: <text:a xlink:type="simple" xlink:href="https://armyinform.com.ua/2023/05/17/ostannya-vijna-dokumentalnyj-proyekt-yakyj-rozpovidaye-pro-transformacziyu-rashyzmu-ta-rosijsko-ukrayinsku-vijnu/" text:style-name="Internet_20_link" text:visited-style-name="Visited_20_Internet_20_Link">
https://armyinform.com.ua/2023/05/17/ostannya-vijna-dokumentalnyj-proyekt-yakyj-rozpovidaye-pro-transformacziyu-rashyzmu-ta-rosijsko-ukrayinsku-vijnu/</text:a>
</text:p>
      <!--NEWS-->
      <text:h text:style-name="P10" text:outline-level="1">
<text:span text:style-name="T4">
Participants of the Council of Europe Summit supported the creation of a register of losses caused by Russia's aggression against Ukraine</text:span>
</text:h>
      <text:p text:style-name="P4">
Author: ['АРМІЯINFORM']</text:p>
      <text:p text:style-name="P4">
Time: 2023-05-17T64:00:00-04:00</text:p>
      <text:p text:style-name="P4">
Description: Prem-Minist Ukrainian Denis Schmigal at once Is Prem'r-Ministrom izlani Kartin ... War with Ukraine 2022, War with Ukraine Latest News today, News War with Ukraine 2022 Last for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thumb_203790_820_360_0_0_auto.jpg" text:style-name="Internet_20_link" text:visited-style-name="Visited_20_Internet_20_Link">
thumb_203790_820_360_0_0_auto.jpg</text:a>
']</text:p>
      <text:p text:style-name="P4">
Tags: ['STOPRUSSIA', 'АГРЕСІЯ РФ', 'ВТОРГНЕННЯ РФ', 'ДЕНИС ШМИГАЛЬ', 'СВІТ ПІДТРИМУЄ УКРАЇНУ']</text:p>
      <text:p text:style-name="P4">
Category: News</text:p>
      <!--METADATA-->
      <text:p text:style-name="P4">
<draw:frame draw:style-name="fr1" draw:name="Image280" text:anchor-type="as-char" svg:width="6.9236in" svg:height="4.610104in" draw:z-index="0">
<draw:image xlink:href="../Images/AРМІЯINFORM/2023-05-17T64-00-00-04-00/thumb_203790_820_360_0_0_auto.jpg" xlink:type="simple" xlink:show="embed" xlink:actuate="onLoad" draw:mime-type="image/jpeg"/>
</draw:frame>
Prime Minister of Ukraine Denis Shmigal, together with Iceland Prime Minister, Jacobsdott, and the Prime Minister of the Netherlands Mark Rutte, signed a political declaration on joining an extended partial agreement on registers caused by Russia's aggression against Ukraine. The signing ceremony took place in Reykjavik(Iceland)In the fields of the 4th summit of the heads of states and governments of the Council.</text:p>
      <text:p text:style-name="P4">
About it <text:a xlink:type="simple" xlink:href="https://www.kmu.gov.ua/news/uchasnyky-samitu-rady-ievropy-pidtrymaly-stvorennia-reiestru-zbytkiv-zavdanykh-ahresiieiu-rosii-proty-ukrainy" text:style-name="Internet_20_link" text:visited-style-name="Visited_20_Internet_20_Link">
reports</text:a>
Government portal.</text:p>
      <text:p text:style-name="P4">
Denis Shmigal thanked the Council of Europe and all member states who supported this significant solution.</text:p>
      <text:p text:style-name="P4">
“The register is an important stage in the way to justice and compensation of Ukraine to Ukrainians the losses that Russia caused its cruel war. Now it is necessary to ensure directly the work of the register so that the victims of the Ed Russian aggression can submit their statements, ” - said the head of the Ukrainian government.</text:p>
      <text:p text:style-name="P4">
As Denis Shmigal emphasized, Ukraine, together with partners, continues to go to a dominant goal - to create a comprehensive compensation mechanism, which to ensure the release of full compensation by Russia in accordance with international law. In particular, at the expense of Russian assets in the world.</text:p>
      <text:p text:style-name="P4">
News Source: <text:a xlink:type="simple" xlink:href="https://armyinform.com.ua/2023/05/17/uchasnyky-samitu-rady-yevropy-pidtrymaly-stvorennya-reyestru-zbytkiv-zavdanyh-agresiyeyu-rosiyi-proty-ukrayiny/" text:style-name="Internet_20_link" text:visited-style-name="Visited_20_Internet_20_Link">
https://armyinform.com.ua/2023/05/17/uchasnyky-samitu-rady-yevropy-pidtrymaly-stvorennya-reyestru-zbytkiv-zavdanyh-agresiyeyu-rosiyi-proty-ukrayiny/</text:a>
</text:p>
      <!--NEWS-->
      <text:h text:style-name="P10" text:outline-level="1">
<text:span text:style-name="T4">
In some areas of the Bakhmut direction we have advancement - Anna Malyar</text:span>
</text:h>
      <text:p text:style-name="P4">
Author: ['АРМІЯINFORM']</text:p>
      <text:p text:style-name="P4">
Time: 2023-05-17T65:00:00-04:00</text:p>
      <text:p text:style-name="P4">
Description: The intercessor of the Ministan defense of Ukraine Ganna Malleser at Telegram-Canal, Shcho at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bahmut-sytuacziya.jpg" text:style-name="Internet_20_link" text:visited-style-name="Visited_20_Internet_20_Link">
bahmut-sytuacziya.jpg</text:a>
']</text:p>
      <text:p text:style-name="P4">
Tags: ['БАХМУТ', 'ГАННА МАЛЯР']</text:p>
      <text:p text:style-name="P4">
Category: News</text:p>
      <!--METADATA-->
      <text:p text:style-name="P4">
<draw:frame draw:style-name="fr1" draw:name="Image281" text:anchor-type="as-char" svg:width="6.9236in" svg:height="4.275627in" draw:z-index="0">
<draw:image xlink:href="../Images/AРМІЯINFORM/2023-05-17T65-00-00-04-00/bahmut-sytuacziya.jpg" xlink:type="simple" xlink:show="embed" xlink:actuate="onLoad" draw:mime-type="image/jpeg"/>
</draw:frame>
Illustrative photo</text:p>
      <text:p text:style-name="P4">
Deputy Minister of Defense of Ukraine Anna Malyar in Telegram channel <text:a xlink:type="simple" xlink:href="https://t.me/annamaliar/753" text:style-name="Internet_20_link" text:visited-style-name="Visited_20_Internet_20_Link">
reported</text:a>
that in the Bakhmut direction <text:a xlink:type="simple" xlink:href="https://armyinform.com.ua/2023/05/16/za-dekilka-dniv-syly-oborony-zvilnyly-20-kv-km-pid-bahmutom-ganna-malyar/" text:style-name="Internet_20_link" text:visited-style-name="Visited_20_Internet_20_Link">
released</text:a>
In recent days, 20 square km of defense of Ukraine have not lost in the suburban.</text:p>
      <text:p text:style-name="P4">
“We move on. We have a promotion in some areas, ”she said.</text:p>
      <text:p text:style-name="P4">
As for the situation in Bakhmut itself, according to Anna Malyar, fierce battles are moving in the city and the enemy moves somewhat.</text:p>
      <text:p text:style-name="P4">
“Everything that can be done in this situation is that our teams and fighters do. They do professionally and on the verge of opportunities, ”the Deputy Minister of Defense of Ukraine said.</text:p>
      <text:p text:style-name="P4">
News Source: <text:a xlink:type="simple" xlink:href="https://armyinform.com.ua/2023/05/17/na-okremyh-dilyankah-bahmutskogo-napryamku-mayemo-prosuvannya-ganna-malyar/" text:style-name="Internet_20_link" text:visited-style-name="Visited_20_Internet_20_Link">
https://armyinform.com.ua/2023/05/17/na-okremyh-dilyankah-bahmutskogo-napryamku-mayemo-prosuvannya-ganna-malyar/</text:a>
</text:p>
      <!--NEWS-->
      <text:h text:style-name="P10" text:outline-level="1">
<text:span text:style-name="T4">
9 Buchansky executioners were convicted: they beat and mocked the city inhabitant</text:span>
</text:h>
      <text:p text:style-name="P4">
Author: ['АРМІЯINFORM']</text:p>
      <text:p text:style-name="P4">
Time: 2023-05-17T66:00:00-04:00</text:p>
      <text:p text:style-name="P4">
Description: The court of Vinniy Vorushenni Vorushenni Tu Zvichav Viyn 9 Viexkovo Service 64-ї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rysunok2.jpg" text:style-name="Internet_20_link" text:visited-style-name="Visited_20_Internet_20_Link">
rysunok2.jpg</text:a>
']</text:p>
      <text:p text:style-name="P4">
Tags: ['АГРЕСІЯ РФ', 'БУЧА', 'ВТОРГНЕННЯ РФ', 'ОФІС ГЕНЕРАЛЬНОГО ПРОКУРОРА УКРАЇНИ', 'ПОРУШЕННЯ ЗАКОНІВ ТА ЗВИЧАЇВ ВІЙНИ']</text:p>
      <text:p text:style-name="P4">
Category: News</text:p>
      <!--METADATA-->
      <text:p text:style-name="P4">
<draw:frame draw:style-name="fr1" draw:name="Image282" text:anchor-type="as-char" svg:width="6.9236in" svg:height="5.002301in" draw:z-index="0">
<draw:image xlink:href="../Images/AРМІЯINFORM/2023-05-17T66-00-00-04-00/rysunok2.jpg" xlink:type="simple" xlink:show="embed" xlink:actuate="onLoad" draw:mime-type="image/jpeg"/>
</draw:frame>
The court found guilty of violating the laws and customs of the 9th servicemen of the 64th Separate Rifle Brigade of the Land Forces of the Armed Forces of the Russian Federation complications of the 35th Army Army.</text:p>
      <text:p text:style-name="P4">
About it <text:a xlink:type="simple" xlink:href="https://www.gp.gov.ua/ua/posts/zasudzeno-9-viiskovosluzbovciv-rf-yaki-bili-katuvali-ta-pogrozuvali-vbivstvom-meskancyu-buci" text:style-name="Internet_20_link" text:visited-style-name="Visited_20_Internet_20_Link">
reports</text:a>
Office of the General Prosecutor of Ukraine.</text:p>
      <text:p text:style-name="P4">
One of the military personnel of the Russian Federation was sentenced to 12 years in prison, four - 11 years 6 months, the other - up to 11 years in prison.</text:p>
      <text:p text:style-name="P4">
Prosecutors proved that the convicts during the occupation of the city of Bucha during March2022 were held in hostages of a civilian man who did not participate in the poor and had no weapons. They did not provide it with food and water.</text:p>
      <text:p text:style-name="P4">
The invaders deprived the victim's opportunity to move freely, tied the ribbon, tied their hands with plastic clamps and threatened murders.</text:p>
      <text:p text:style-name="P4">
They inflicted bodily injury to the man in order to obtain information from the Armed Forces and Territorial Defense servicemen, and in a separate time and unreasonable. They beaten their fists on the body, as well as an example of weapons, toes and chest.</text:p>
      <text:p text:style-name="P4">
Currently, Russian servicemen are wanted.</text:p>
      <text:p text:style-name="P4">
News Source: <text:a xlink:type="simple" xlink:href="https://armyinform.com.ua/2023/05/17/zasudzheno-9-buchanskyh-kativ-byly-i-znushhalysya-nad-meshkanczem-mista/" text:style-name="Internet_20_link" text:visited-style-name="Visited_20_Internet_20_Link">
https://armyinform.com.ua/2023/05/17/zasudzheno-9-buchanskyh-kativ-byly-i-znushhalysya-nad-meshkanczem-mista/</text:a>
</text:p>
      <!--NEWS-->
      <text:h text:style-name="P10" text:outline-level="1">
<text:span text:style-name="T4">
Emmanuel Macron: We have to come to the aid</text:span>
</text:h>
      <text:p text:style-name="P4">
Author: ['АРМІЯINFORM']</text:p>
      <text:p text:style-name="P4">
Time: 2023-05-17T67:00:00-04:00</text:p>
      <text:p text:style-name="P4">
Description: Svitova spiylom, come to the pretext of Ukrainians, yaki puppy іz with layers ... War with Ukraine 2022, war with Ukraine latest news today, news war with Ukraine 2022 The last ones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macron.jpg" text:style-name="Internet_20_link" text:visited-style-name="Visited_20_Internet_20_Link">
macron.jpg</text:a>
']</text:p>
      <text:p text:style-name="P4">
Tags: ['АГРЕСІЯ РФ', 'ДОПОМОГА ПАРТНЕРІВ', 'ЕММАНЮЕЛЬ МАКРОН', 'СВІТ ПІДТРИМУЄ УКРАЇНУ']</text:p>
      <text:p text:style-name="P4">
Category: News</text:p>
      <!--METADATA-->
      <text:p text:style-name="P4">
<draw:frame draw:style-name="fr1" draw:name="Image283" text:anchor-type="as-char" svg:width="6.9236in" svg:height="3.894525in" draw:z-index="0">
<draw:image xlink:href="../Images/AРМІЯINFORM/2023-05-17T67-00-00-04-00/macron.jpg" xlink:type="simple" xlink:show="embed" xlink:actuate="onLoad" draw:mime-type="image/jpeg"/>
</draw:frame>
The world community should come to the aid of Ukrainians who face the aggression of Russia daily.</text:p>
      <text:p text:style-name="P4">
On this <text:a xlink:type="simple" xlink:href="https://twitter.com/EmmanuelMacron/status/1658578993212162049" text:style-name="Internet_20_link" text:visited-style-name="Visited_20_Internet_20_Link">
emphasizes</text:a>
French President Emmanuel Macron.</text:p>
      <text:p text:style-name="P4">
"In the Council of Europe, I propose a big project to support the opening of mental health centers in Ukraine as soon as possible," the French president said.</text:p>
      <text:p text:style-name="P4">
Emmanuel Macron at the opening of the Council of Europe Summit in Iceland congratulated the creation <text:a xlink:type="simple" xlink:href="https://armyinform.com.ua/2023/05/17/na-samiti-rady-yevropy-denys-shmygal-zaklykav-pidtrymaty-stvorennya-specztrybunalu-za-zlochyny-rf/" text:style-name="Internet_20_link" text:visited-style-name="Visited_20_Internet_20_Link">
of the International Register of Losses</text:a>
, caused by Russia's aggression against Ukraine.</text:p>
      <text:p text:style-name="P4">
“By creating an international register of losses caused by Russia's anti -Ukraine aggression, the Council of Europe again heads the parties of the victims of aggression. I urge the All -States to join and contribute, ”said Emmanuel Macron.</text:p>
      <text:p text:style-name="P4">
In addition, the French leader called on the Russian Federation to immediately return forced children from Ukraine.</text:p>
      <text:p text:style-name="P4">
“The forced movement of children is a war crime. Generally, they can establish crimes against humanity. Russia should return children to Ukraine. She is to do it immediately, ”he stressed.</text:p>
      <text:p text:style-name="P4">
Recall that the Sumith of the Council of Europe in Iceland, during which 46 Member States met, became the first step to the requirements of reparations and the trial against the Kremlin.(https://armyinform.com.ua/2023/05/16/razom-iz-partneramy-ukrayiny-zrobymo-zahyst-vid-teroru-maksymalno-micznym-zvernennya-prezydenta-volodymyra-zelenskogo/)to criminal responsibility for the destruction and crimes of in Ukraine.</text:p>
      <text:p text:style-name="P4">
Following the work of the Summit, Prime Minister Richa Snak Ipremier-Minister of the Netherlands Mark Rutte <text:a xlink:type="simple" xlink:href="https://armyinform.com.ua/2023/05/17/brytaniya-ta-niderlandy-inicziyuyut-stvorennya-mizhnarodnoyi-koalicziyi-dlya-zakupivli-vynyshhuvachiv-f-16-dlya-ukrayiny/" text:style-name="Internet_20_link" text:visited-style-name="Visited_20_Internet_20_Link">
Agreed</text:a>
that will work on the creation of an international coalition that will help to improve Ukraine's combat capabilities. Support will include everything from training to the purchase of F-16 aircraft.</text:p>
      <text:p text:style-name="P4">
News Source: <text:a xlink:type="simple" xlink:href="https://armyinform.com.ua/2023/05/17/emmanyuel-makron-my-mayemo-pryjty-na-dopomogu-ukrayinczyam-yaki-shhodenno-perezhyvayut-tyazhki-travmy-vijny/" text:style-name="Internet_20_link" text:visited-style-name="Visited_20_Internet_20_Link">
https://armyinform.com.ua/2023/05/17/emmanyuel-makron-my-mayemo-pryjty-na-dopomogu-ukrayinczyam-yaki-shhodenno-perezhyvayut-tyazhki-travmy-vijny/</text:a>
</text:p>
      <!--NEWS-->
      <text:h text:style-name="P10" text:outline-level="1">
<text:span text:style-name="T4">
Lifetime Up ’ Closure: "Created" Russian missiles on bridges and factories</text:span>
</text:h>
      <text:p text:style-name="P4">
Author: ['АРМІЯINFORM']</text:p>
      <text:p text:style-name="P4">
Time: 2023-05-17T68:00:00-04:00</text:p>
      <text:p text:style-name="P4">
Description: The Service of the Bezleckei Zibrala Bezelessly Propes on the Shchel of one Rosieki Agent, Yaki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i75_articleimage_203629.webp" text:style-name="Internet_20_link" text:visited-style-name="Visited_20_Internet_20_Link">
i75_articleimage_203629.webp</text:a>
']</text:p>
      <text:p text:style-name="P4">
Tags: ['STOPRUSSIA', 'АГРЕСІЯ РФ', 'ВТОРГНЕННЯ РФ', 'СБУ']</text:p>
      <text:p text:style-name="P4">
Category: News</text:p>
      <!--METADATA-->
      <text:p text:style-name="P4">
<draw:frame draw:style-name="fr1" draw:name="Image284" text:anchor-type="as-char" svg:width="6.9236in" svg:height="3.952222in" draw:z-index="0">
<draw:image xlink:href="../ConvertedIMGs/AРМІЯINFORM/2023-05-17T68-00-00-04-00/i75_articleimage_203629.png" xlink:type="simple" xlink:show="embed" xlink:actuate="onLoad" draw:mime-type="image/png"/>
</draw:frame>
Illustrative photo</text:p>
      <text:p text:style-name="P4">
The Security Service has gathered unquestionable evidence to another Russian agent, which transmitted the Russian Federation of Location of Defense and Strategic Enterprises in Western Ukraine.</text:p>
      <text:p text:style-name="P4">
The aggressor used its intelligence to adjust repeated rocket launchers on key transport arteries and industrial sites of the region.</text:p>
      <text:p text:style-name="P4">
The SBU counterintelligence officers detained the attacker last May as a result of a multi -stage special operation in Lviv.</text:p>
      <text:p text:style-name="P4">
According to the materials of the Ukrainian special service, the court appointed the enemy associate of the most punishment - life imprisonment with confiscation of property.</text:p>
      <text:p text:style-name="P4">
According to the investigation, a resident of the regional center is convicted, who was postponed by the Russian intelligence service after the full -scale invasion.</text:p>
      <text:p text:style-name="P4">
In the field of view of the enemy got through his destructive activity of the Pro-Kremlin telegrams, including "Solovyev Live" and "Kadyrov95".</text:p>
      <text:p text:style-name="P4">
In order to accomplish the tasks of the aggressor, their headman personally went around the territory and recorded the location of military objects and critical infrastructure.</text:p>
      <text:p text:style-name="P4">
In addition, the Russian agent tracked the consequences of hostile air attacks and sent the corresponding "reports" to the occupiers, which indicated the protective condition of Ukrainian objects.</text:p>
      <text:p text:style-name="P4">
Messengers used messengers to communicate with the aggressor.</text:p>
      <text:p text:style-name="P4">
During the searches at the place of residence of the attacker, a mobile phone, which he used for intelligence and subversive activities in favor of the Russian Federation, was found.</text:p>
      <text:p text:style-name="P4">
On the basis of the evidence collected by the Security Service, the court found him guilty of the state.</text:p>
      <text:p text:style-name="P4">
<text:span text:style-name="T4">
 Source: </text:span>
 <text:a xlink:type="simple" xlink:href="https://t.me/SBUkr/8336" text:style-name="Internet_20_link" text:visited-style-name="Visited_20_Internet_20_Link">
<text:span text:style-name="T5">
sbu</text:span>
</text:a>
</text:p>
      <text:p text:style-name="P4">
News Source: <text:a xlink:type="simple" xlink:href="https://armyinform.com.ua/2023/05/17/dovichne-uvyaznennya-navodyv-rosijski-rakety-na-mosty-i-zavody/" text:style-name="Internet_20_link" text:visited-style-name="Visited_20_Internet_20_Link">
https://armyinform.com.ua/2023/05/17/dovichne-uvyaznennya-navodyv-rosijski-rakety-na-mosty-i-zavody/</text:a>
</text:p>
      <!--NEWS-->
      <text:h text:style-name="P10" text:outline-level="1">
<text:span text:style-name="T4">
In the north of the Atlantic Ocean there are large -scale training</text:span>
</text:h>
      <text:p text:style-name="P4">
Author: ['АРМІЯINFORM']</text:p>
      <text:p text:style-name="P4">
Time: 2023-05-17T69:00:00-04:00</text:p>
      <text:p text:style-name="P4">
Description: At the Urals -PINECHIA TO PIVNICHICISHIP ATLANTICAL Ocean VIDALOSIS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formible-shield-04-2.jpg" text:style-name="Internet_20_link" text:visited-style-name="Visited_20_Internet_20_Link">
formible-shield-04-2.jpg</text:a>
', '<text:a xlink:type="simple" xlink:href="https://armyinform.com.ua/wp-content/uploads/2023/05/formible-shield-01-150x150.jpg" text:style-name="Internet_20_link" text:visited-style-name="Visited_20_Internet_20_Link">
formible-shield-01-150x150.jpg</text:a>
', '<text:a xlink:type="simple" xlink:href="https://armyinform.com.ua/wp-content/uploads/2023/05/formible-shield-03-150x150.jpg" text:style-name="Internet_20_link" text:visited-style-name="Visited_20_Internet_20_Link">
formible-shield-03-150x150.jpg</text:a>
', '<text:a xlink:type="simple" xlink:href="https://armyinform.com.ua/wp-content/uploads/2023/05/formible-shield-02-150x150.jpg" text:style-name="Internet_20_link" text:visited-style-name="Visited_20_Internet_20_Link">
formible-shield-02-150x150.jpg</text:a>
']</text:p>
      <text:p text:style-name="P4">
Tags: ['FORMIBLE SHIELD', 'ВІЙСЬКОВІ НАВЧАННЯ']</text:p>
      <text:p text:style-name="P4">
Category: News</text:p>
      <!--METADATA-->
      <text:p text:style-name="P4">
<draw:frame draw:style-name="fr1" draw:name="Image285" text:anchor-type="as-char" svg:width="6.9236in" svg:height="3.894525in" draw:z-index="0">
<draw:image xlink:href="../Images/AРМІЯINFORM/2023-05-17T69-00-00-04-00/formible-shield-04-2.jpg" xlink:type="simple" xlink:show="embed" xlink:actuate="onLoad" draw:mime-type="image/jpeg"/>
</draw:frame>
In the Far North and in the Northern Atlantic Ocean, a large -scale military exercise of Formidable Shield 2023 occurs(<text:span text:style-name="T5">
 "Grizzly Shield 2023" _ </text:span>
 - Ed._). Маневри демонструють безпрецедентну згуртованість альянсу НАТО,неперевершену спроможність і можливості Альянсу, а також спільну відданістьстримуванню та захисту євроатлантичного регіону та Крайньої Півночі.</text:p>
      <text:p text:style-name="P4">
Про це <text:a xlink:type="simple" xlink:href="https://twitter.com/USNATO/status/1658737654194733056" text:style-name="Internet_20_link" text:visited-style-name="Visited_20_Internet_20_Link">
повідомляє</text:a>
The US Mission Press Service at NATO.</text:p>
      <text:p text:style-name="P4">
13 NATO members and partners, more than 20 ships and 35 aircraft, 8 landflakes consisting of radars, an advanced anti-aircraft missile system of Himars High-Antiler High Mobility System, as well as approximately 4,000 personnel from all alliance, which will participate in maneuver May 2023.</text:p>
      <text:p text:style-name="P4">
<text:a xlink:type="simple" xlink:href="https://armyinform.com.ua/wp-content/uploads/2023/05/formible-shield-01.jpg" text:style-name="Internet_20_link" text:visited-style-name="Visited_20_Internet_20_Link">
!(Images/AРМІЯINFORM/2023-05-17T69-00-00-04-00/formible-shield-01-150x150.jpg)</text:a>
</text:p>
      <text:p text:style-name="P4">
<text:a xlink:type="simple" xlink:href="https://armyinform.com.ua/wp-content/uploads/2023/05/formible-shield-03.jpg" text:style-name="Internet_20_link" text:visited-style-name="Visited_20_Internet_20_Link">
<draw:frame draw:style-name="fr1" draw:name="Image286" text:anchor-type="as-char" svg:width="6.9236in" svg:height="6.9236in" draw:z-index="0">
<draw:image xlink:href="../Images/AРМІЯINFORM/2023-05-17T69-00-00-04-00/formible-shield-03-150x150.jpg" xlink:type="simple" xlink:show="embed" xlink:actuate="onLoad" draw:mime-type="image/jpeg"/>
</draw:frame>
</text:a>
</text:p>
      <text:p text:style-name="P4">
<text:a xlink:type="simple" xlink:href="https://armyinform.com.ua/wp-content/uploads/2023/05/formible-shield-02.jpg" text:style-name="Internet_20_link" text:visited-style-name="Visited_20_Internet_20_Link">
<draw:frame draw:style-name="fr1" draw:name="Image287" text:anchor-type="as-char" svg:width="6.9236in" svg:height="6.9236in" draw:z-index="0">
<draw:image xlink:href="../Images/AРМІЯINFORM/2023-05-17T69-00-00-04-00/formible-shield-02-150x150.jpg" xlink:type="simple" xlink:show="embed" xlink:actuate="onLoad" draw:mime-type="image/jpeg"/>
</draw:frame>
</text:a>
<text:span text:style-name="T4">
 Formible Shield </text:span>
 demonstrates the operational compatibility of allies in a common integrated integrated agricultural and anti -missile defense environment using NATO command and management structures.</text:p>
      <text:p text:style-name="P4">
News Source: <text:a xlink:type="simple" xlink:href="https://armyinform.com.ua/2023/05/17/na-pivnochi-atlantychnogo-okeanu-vidbuvayutsya-masshtabni-navchannya/" text:style-name="Internet_20_link" text:visited-style-name="Visited_20_Internet_20_Link">
https://armyinform.com.ua/2023/05/17/na-pivnochi-atlantychnogo-okeanu-vidbuvayutsya-masshtabni-navchannya/</text:a>
</text:p>
      <!--NEWS-->
      <text:h text:style-name="P10" text:outline-level="1">
<text:span text:style-name="T4">
Ukrainian experts have mastered new ways to confront Russian hackers</text:span>
</text:h>
      <text:p text:style-name="P4">
Author: ['АРМІЯINFORM']</text:p>
      <text:p text:style-name="P4">
Time: 2023-05-17T70:00:00-04:00</text:p>
      <text:p text:style-name="P4">
Description: Pan 20 Representatives of the Zbroyni forces of Ukraine, the Minіsteniy defense of Ukraine, took a fat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whatsapp-image-2023-05-17-at-12.25.27.jpeg" text:style-name="Internet_20_link" text:visited-style-name="Visited_20_Internet_20_Link">
whatsapp-image-2023-05-17-at-12.25.27.jpeg</text:a>
']</text:p>
      <text:p text:style-name="P4">
Tags: ['КІБЕРБЕЗПЕКА', 'НАВЧАЛЬНИЙ ТРЕНІНГ', 'РНБО']</text:p>
      <text:p text:style-name="P4">
Category: News</text:p>
      <!--METADATA-->
      <text:p text:style-name="P4">
<draw:frame draw:style-name="fr1" draw:name="Image288" text:anchor-type="as-char" svg:width="6.9236in" svg:height="5.1927in" draw:z-index="0">
<draw:image xlink:href="../Images/AРМІЯINFORM/2023-05-17T70-00-00-04-00/whatsapp-image-2023-05-17-at-12.25.27.jpeg" xlink:type="simple" xlink:show="embed" xlink:actuate="onLoad" draw:mime-type="image/jpeg"/>
</draw:frame>
More than 20 representatives of the Armed Forces of Ukraine and the Ministry of Defense of Ukraine were involved in a two -day training in cybersecurity and cyber intelligence for the safety and defense sector.</text:p>
      <text:p text:style-name="P4">
About it <text:a xlink:type="simple" xlink:href="https://www.rnbo.gov.ua/ua/Diialnist/6338.html" text:style-name="Internet_20_link" text:visited-style-name="Visited_20_Internet_20_Link">
reports</text:a>
Radanational Security and Defense of Ukraine.</text:p>
      <text:p text:style-name="P4">
It is noted that participants have mastered the latest technologies in the field of cybersecurity, including collecting intelligence, identify and respond to threats.</text:p>
      <text:p text:style-name="P4">
“Cyber security specialists are an important component of the Cybersecurity Strategy of Ukraine. That is why the NCCC constantly conducts specialized trainings and pays special attention to the security and defense sector. Unfortunately, the war is ongoing, and every day our military is on the front not only in physical but also in cyberspace - protecting Ukraine of relevant attacks of Russian hackers, ”said Natalia Tkachuk, the head of the NSFO Information and Cybersecurity Service.</text:p>
      <text:p text:style-name="P4">
The NSDC emphasized that the acquired knowledge will allow the specialists of cyber divisions to perform more effectively to perform the tasks of kibroboron, which in turn will bring Victory closer.</text:p>
      <text:p text:style-name="P4">
News Source: <text:a xlink:type="simple" xlink:href="https://armyinform.com.ua/2023/05/17/zadlya-peremogy-dlya-fahivcziv-sektoru-bezpeky-i-oborony-provely-treningy-z-kiberrozvidky/" text:style-name="Internet_20_link" text:visited-style-name="Visited_20_Internet_20_Link">
https://armyinform.com.ua/2023/05/17/zadlya-peremogy-dlya-fahivcziv-sektoru-bezpeky-i-oborony-provely-treningy-z-kiberrozvidky/</text:a>
</text:p>
      <!--NEWS-->
      <text:h text:style-name="P10" text:outline-level="1">
<text:span text:style-name="T4">
In Mariupol and on the parade in Moscow, Putin - GUR was false</text:span>
</text:h>
      <text:p text:style-name="P4">
Author: ['АРМІЯINFORM']</text:p>
      <text:p text:style-name="P4">
Time: 2023-05-17T71:00:00-04:00</text:p>
      <text:p text:style-name="P4">
Description: At Timchasovo, the perpetual marigopoli of the Moscow Buvas Buvasi, the war with Ukraine 2022, the war with Ukraine is the latest news today, the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hoto_5416071301082236823_y.jpg" text:style-name="Internet_20_link" text:visited-style-name="Visited_20_Internet_20_Link">
photo_5416071301082236823_y.jpg</text:a>
']</text:p>
      <text:p text:style-name="P4">
Tags: ['STOPRUSSIA', 'АГРЕСІЯ РФ', 'ВТОРГНЕННЯ РФ', 'ГУР МО УКРАЇНИ', 'КИРИЛО БУДАНОВ']</text:p>
      <text:p text:style-name="P4">
Category: News</text:p>
      <!--METADATA-->
      <text:p text:style-name="P4">
<draw:frame draw:style-name="fr1" draw:name="Image289" text:anchor-type="as-char" svg:width="6.9236in" svg:height="3.89773in" draw:z-index="0">
<draw:image xlink:href="../Images/AРМІЯINFORM/2023-05-17T71-00-00-04-00/photo_5416071301082236823_y.jpg" xlink:type="simple" xlink:show="embed" xlink:actuate="onLoad" draw:mime-type="image/jpeg"/>
</draw:frame>
In the temporarily occupied Mariupol and on the parade in Moscow, on May 9, the President of the aggressor country was present.</text:p>
      <text:p text:style-name="P4">
About it <text:a xlink:type="simple" xlink:href="https://gur.gov.ua/content/za-viinu-rosiianam-dovedetsia-duzhe-dovho-platyty-nachalnyk-hur-mo-ukrainy-kyrylo-budanov.html" text:style-name="Internet_20_link" text:visited-style-name="Visited_20_Internet_20_Link">
stated</text:a>
Head of the Intelligence Department of the Ministry of Defense of Ukraine General-General Budanov.</text:p>
      <text:p text:style-name="P4">
"Putin is a legitimate goal for Ukraine, but we do not attempt to destroy it at this time. In theory, it's difficult. The recognition of Putin's death will change everything very quickly and sharply. We will use this moment - that's the question, ”he said.</text:p>
      <text:p text:style-name="P4">
The head of GUR MOU confirmed that they know that in 2021 Putin was very ill.</text:p>
      <text:p text:style-name="P4">
“He has cancer, and he has undergone serious treatment from the best experts in the world. What happens next? Let's wait, ”summarizes Major-General Budanov.</text:p>
      <text:p text:style-name="P4">
News Source: <text:a xlink:type="simple" xlink:href="https://armyinform.com.ua/2023/05/17/u-mariupoli-ta-na-paradi-u-moskvi-buv-nespravzhnij-putin-gur/" text:style-name="Internet_20_link" text:visited-style-name="Visited_20_Internet_20_Link">
https://armyinform.com.ua/2023/05/17/u-mariupoli-ta-na-paradi-u-moskvi-buv-nespravzhnij-putin-gur/</text:a>
</text:p>
      <!--NEWS-->
      <text:h text:style-name="P10" text:outline-level="1">
<text:span text:style-name="T4">
Specialists from the United States, the Netherlands and Germany have been attached to the Ukrainian soldiers on Patriot use</text:span>
</text:h>
      <text:p text:style-name="P4">
Author: ['АРМІЯINFORM']</text:p>
      <text:p text:style-name="P4">
Time: 2023-05-17T72:00:00-04:00</text:p>
      <text:p text:style-name="P4">
Description: Fakhivtsi defense defendes TROOKHASAN - USA, NIDERNAV TO NIMECHINI - Hodі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petriot-1.jpg" text:style-name="Internet_20_link" text:visited-style-name="Visited_20_Internet_20_Link">
petriot-1.jpg</text:a>
']</text:p>
      <text:p text:style-name="P4">
Tags: ['ВІЙСЬКОВІ НАВЧАННЯ', 'ЗРК PATRIOT']</text:p>
      <text:p text:style-name="P4">
Category: News</text:p>
      <!--METADATA-->
      <text:p text:style-name="P4">
<draw:frame draw:style-name="fr1" draw:name="Image290" text:anchor-type="as-char" svg:width="6.9236in" svg:height="3.894525in" draw:z-index="0">
<draw:image xlink:href="../Images/AРМІЯINFORM/2023-05-17T72-00-00-04-00/petriot-1.jpg" xlink:type="simple" xlink:show="embed" xlink:actuate="onLoad" draw:mime-type="image/jpeg"/>
</draw:frame>
Experts from the Air Defense of the three countries - the US, the Netherlands and Germany - in the course of a two -week course of study at the military training ground were certified by Ukrainian military for the use of the Patriot system.</text:p>
      <text:p text:style-name="P4">
About it <text:a xlink:type="simple" xlink:href="https://www.bundeswehr.de/de/organisation/luftwaffe/aktuelles/multinationale-ausbildung-der-ukrainer-am-waffensystem-patriot-5614226" text:style-name="Internet_20_link" text:visited-style-name="Visited_20_Internet_20_Link">
reports</text:a>
press service.</text:p>
      <text:p text:style-name="P4">
Ukrainians have received the last introductory to successfully use the Patriot radar for reflecting Russian air strikes.</text:p>
      <text:p text:style-name="P4">
The purpose of the training was to jointly use the knowledge gained during the classroom training courses, in the still unknown area of action in the maximum realistic conditions. All instructors who trained Ukrainian military service for air defense in different countries were combined together to one country in order to harmonize the level of training.</text:p>
      <text:p text:style-name="P4">
"We were able to mutually provide optimal training and materials. The Ukrainians are capable of Ukrainians," said the commander of the 21st Anti-aircraft missile group, Lieutenant Colonel Marcus Kenig after successfully completed attestation certification.</text:p>
      <text:p text:style-name="P4">
Since February 2023, he has been responsible for the training of Ukrainians on the Patriot anti-aircraft missile complex in Germany. His training team was taught a group of Ukrainian military to use the Patriot system for a few weeks, which usually takes 18 months.</text:p>
      <text:p text:style-name="P4">
The skills were also worked at night to fully prepare the staff of long possible scenarios.</text:p>
      <text:p text:style-name="P4">
“My servicemen conveyed their knowledge with maximum devotion, despite the parallel deployment in Slovakia and Poland. The Ukrainians, who thought about their families at home, used every minute to use the Patriot tracking radars for safe intercepting goats, ”Marcus Kenig emphasized.</text:p>
      <text:p text:style-name="P4">
Recall that in April 2023 Ukraine <text:a xlink:type="simple" xlink:href="https://armyinform.com.ua/2023/04/19/ukrayina-otrymala-systemy-ppo-patriot-oleksij-reznikov/" text:style-name="Internet_20_link" text:visited-style-name="Visited_20_Internet_20_Link">
received</text:a>
Patriot air defense systems. According to Yuri Ignati Air Force Air Force, Patriot <text:a xlink:type="simple" xlink:href="https://armyinform.com.ua/2023/04/22/zrk-patriot-suttyevo-posylyly-potenczial-povitryanyh-syl-zsu-yurij-ignat/" text:style-name="Internet_20_link" text:visited-style-name="Visited_20_Internet_20_Link">
substantially dismissed</text:a>
The potential of the Armed Forces of the Armed Forces.</text:p>
      <text:p text:style-name="P4">
News Source: <text:a xlink:type="simple" xlink:href="https://armyinform.com.ua/2023/05/17/ukrayinski-vijskovi-narostyly-boyezdatnist-u-korystuvanni-patriot-bundesver/" text:style-name="Internet_20_link" text:visited-style-name="Visited_20_Internet_20_Link">
https://armyinform.com.ua/2023/05/17/ukrayinski-vijskovi-narostyly-boyezdatnist-u-korystuvanni-patriot-bundesver/</text:a>
</text:p>
      <!--NEWS-->
      <text:h text:style-name="P10" text:outline-level="1">
<text:span text:style-name="T4">
For the war the Russians will have to pay a very long time - Kirill Budanov</text:span>
</text:h>
      <text:p text:style-name="P4">
Author: ['АРМІЯINFORM']</text:p>
      <text:p text:style-name="P4">
Time: 2023-05-17T73:00:00-04:00</text:p>
      <text:p text:style-name="P4">
Description: Peresnikh Rosіyans will bring Douge Dovgo Plati for Vіin: Yak Ekononichnoye, so 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20230517-2-scaled.jpg" text:style-name="Internet_20_link" text:visited-style-name="Visited_20_Internet_20_Link">
20230517-2-scaled.jpg</text:a>
']</text:p>
      <text:p text:style-name="P4">
Tags: ['АГРЕСІЯ РФ', 'ВОЄННІ ЗЛОЧИНЦІ', 'ВТОРГНЕННЯ РФ', 'ГУР МОУ', 'КИРИЛО БУДАНОВ']</text:p>
      <text:p text:style-name="P4">
Category: News</text:p>
      <!--METADATA-->
      <text:p text:style-name="P4">
<draw:frame draw:style-name="fr1" draw:name="Image291" text:anchor-type="as-char" svg:width="6.9236in" svg:height="3.784901in" draw:z-index="0">
<draw:image xlink:href="../Images/AРМІЯINFORM/2023-05-17T73-00-00-04-00/20230517-2-scaled.jpg" xlink:type="simple" xlink:show="embed" xlink:actuate="onLoad" draw:mime-type="image/jpeg"/>
</draw:frame>
The average Russians will have to pay for the war for a very long time: as economically, such a reputation and politically.</text:p>
      <text:p text:style-name="P4">
This was stated(https://gur.gov.ua/content/za-viinu-rosiianam-dovedetsia-duzhe-dovho-platyty-nachalnyk-hur-mo-ukrainy-kyrylo-budanov.html)Gurmoou press service.</text:p>
      <text:p text:style-name="P4">
In addition, all military criminals should be punished.</text:p>
      <text:p text:style-name="P4">
“Outright scums, rapists, military criminals will carry a well-deserved punishment in any country in the world. The deserved punishment for such actions may be exceptional elimination. I don't look at anything else. This is my personal opinion, I will keep it and put it into life, ”Major General Kirilobudanov said.</text:p>
      <text:p text:style-name="P4">
News Source: <text:a xlink:type="simple" xlink:href="https://armyinform.com.ua/2023/05/17/za-vijnu-rosiyanam-dovedetsya-duzhe-dovgo-platyty-kyrylo-budanov/" text:style-name="Internet_20_link" text:visited-style-name="Visited_20_Internet_20_Link">
https://armyinform.com.ua/2023/05/17/za-vijnu-rosiyanam-dovedetsya-duzhe-dovgo-platyty-kyrylo-budanov/</text:a>
</text:p>
      <!--NEWS-->
      <text:h text:style-name="P10" text:outline-level="1">
<text:span text:style-name="T4">
The Armed Forces of the Armed Forces undergo an in -depth study of international humanitarian law</text:span>
</text:h>
      <text:p text:style-name="P4">
Author: ['АРМІЯINFORM']</text:p>
      <text:p text:style-name="P4">
Time: 2023-05-17T74:00:00-04:00</text:p>
      <text:p text:style-name="P4">
Description: For the Piditrims of the Generalian Center Zwan Uryadovanni in sectors Bezpeki (DCAF) i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47395755_1977306665937580_6602507246904446016_n.jpg" text:style-name="Internet_20_link" text:visited-style-name="Visited_20_Internet_20_Link">
347395755_1977306665937580_6602507246904446016_n.jpg</text:a>
', '<text:a xlink:type="simple" xlink:href="https://armyinform.com.ua/wp-content/uploads/2023/05/347117390_822734605939226_2507618916384212777_n-150x150.jpg" text:style-name="Internet_20_link" text:visited-style-name="Visited_20_Internet_20_Link">
347117390_822734605939226_2507618916384212777_n-150x150.jpg</text:a>
', '<text:a xlink:type="simple" xlink:href="https://armyinform.com.ua/wp-content/uploads/2023/05/347122363_971032924040423_5579371864166409505_n-150x150.jpg" text:style-name="Internet_20_link" text:visited-style-name="Visited_20_Internet_20_Link">
347122363_971032924040423_5579371864166409505_n-150x150.jpg</text:a>
', '<text:a xlink:type="simple" xlink:href="https://armyinform.com.ua/wp-content/uploads/2023/05/347251553_624316239313346_1285863472509786012_n-150x150.jpg" text:style-name="Internet_20_link" text:visited-style-name="Visited_20_Internet_20_Link">
347251553_624316239313346_1285863472509786012_n-150x150.jpg</text:a>
', '<text:a xlink:type="simple" xlink:href="https://armyinform.com.ua/wp-content/uploads/2023/05/347416398_223763907022837_8086271320810066025_n-150x150.jpg" text:style-name="Internet_20_link" text:visited-style-name="Visited_20_Internet_20_Link">
347416398_223763907022837_8086271320810066025_n-150x150.jpg</text:a>
', '<text:a xlink:type="simple" xlink:href="https://armyinform.com.ua/wp-content/uploads/2023/05/347551640_231276026184948_6536129433466712753_n-150x150.jpg" text:style-name="Internet_20_link" text:visited-style-name="Visited_20_Internet_20_Link">
347551640_231276026184948_6536129433466712753_n-150x150.jpg</text:a>
']</text:p>
      <text:p text:style-name="P4">
Tags: ['DCAF', 'ГШ ЗСУ', 'МІЖНАРОДНЕ ГУМАНІТАРНЕ ПРАВО', 'СЕРЖАНТИ ЗСУ']</text:p>
      <text:p text:style-name="P4">
Category: News</text:p>
      <!--METADATA-->
      <text:p text:style-name="P4">
<draw:frame draw:style-name="fr1" draw:name="Image292" text:anchor-type="as-char" svg:width="6.9236in" svg:height="5.1927in" draw:z-index="0">
<draw:image xlink:href="../Images/AРМІЯINFORM/2023-05-17T74-00-00-04-00/347395755_1977306665937580_6602507246904446016_n.jpg" xlink:type="simple" xlink:show="embed" xlink:actuate="onLoad" draw:mime-type="image/jpeg"/>
</draw:frame>
With the support of the Geneva Center for Governance in Security Sector(Dust)The second stage of the Ministry of Defense of Ukraine began with the Ministry of Defense(MHP).</text:p>
      <text:p text:style-name="P4">
Про це<text:a xlink:type="simple" xlink:href="https://www.facebook.com/GeneralStaff.ua/posts/pfbid0HKTX27jPaZZaEWJkEj8o57JjNx7TiLmfpVeAifMFyaaoNFykXoM29sYBeD25GgFZl" text:style-name="Internet_20_link" text:visited-style-name="Visited_20_Internet_20_Link">
повідомляє</text:a>
General Staff of the Armed Forces of Ukraine.</text:p>
      <text:p text:style-name="P4">
Classes are held in the form of trainings with a sergeant staff, which is involved in the tasks in the fighting areas. At the same time, the course training program and information and reference materials for conducting classes within the framework were developed with the participation of international experts. And this gave the teachers a unique opportunity to combine national experience with the best international practitioners in the field of IGP, which significantly increased the interest of the target audience.</text:p>
      <text:p text:style-name="P4">
It should be noted that the training program for military personnel of armed force Ukraine has seven training modules, which thoroughly reveal the key issues of international humanitarian law.</text:p>
      <text:p text:style-name="P4">
<text:a xlink:type="simple" xlink:href="https://armyinform.com.ua/wp-content/uploads/2023/05/347117390_822734605939226_2507618916384212777_n.jpg" text:style-name="Internet_20_link" text:visited-style-name="Visited_20_Internet_20_Link">
!(Images/AРМІЯINFORM/2023-05-17T74-00-00-04-00/347117390_822734605939226_2507618916384212777_n-150x150.jpg)</text:a>
</text:p>
      <text:p text:style-name="P4">
<text:a xlink:type="simple" xlink:href="https://armyinform.com.ua/wp-content/uploads/2023/05/347122363_971032924040423_5579371864166409505_n.jpg" text:style-name="Internet_20_link" text:visited-style-name="Visited_20_Internet_20_Link">
<draw:frame draw:style-name="fr1" draw:name="Image293" text:anchor-type="as-char" svg:width="6.9236in" svg:height="6.9236in" draw:z-index="0">
<draw:image xlink:href="../Images/AРМІЯINFORM/2023-05-17T74-00-00-04-00/347122363_971032924040423_5579371864166409505_n-150x150.jpg" xlink:type="simple" xlink:show="embed" xlink:actuate="onLoad" draw:mime-type="image/jpeg"/>
</draw:frame>
</text:a>
</text:p>
      <text:p text:style-name="P4">
<text:a xlink:type="simple" xlink:href="https://armyinform.com.ua/wp-content/uploads/2023/05/347251553_624316239313346_1285863472509786012_n.jpg" text:style-name="Internet_20_link" text:visited-style-name="Visited_20_Internet_20_Link">
<draw:frame draw:style-name="fr1" draw:name="Image294" text:anchor-type="as-char" svg:width="6.9236in" svg:height="6.9236in" draw:z-index="0">
<draw:image xlink:href="../Images/AРМІЯINFORM/2023-05-17T74-00-00-04-00/347251553_624316239313346_1285863472509786012_n-150x150.jpg" xlink:type="simple" xlink:show="embed" xlink:actuate="onLoad" draw:mime-type="image/jpeg"/>
</draw:frame>
</text:a>
</text:p>
      <text:p text:style-name="P4">
<text:a xlink:type="simple" xlink:href="https://armyinform.com.ua/wp-content/uploads/2023/05/347416398_223763907022837_8086271320810066025_n.jpg" text:style-name="Internet_20_link" text:visited-style-name="Visited_20_Internet_20_Link">
<draw:frame draw:style-name="fr1" draw:name="Image295" text:anchor-type="as-char" svg:width="6.9236in" svg:height="6.9236in" draw:z-index="0">
<draw:image xlink:href="../Images/AРМІЯINFORM/2023-05-17T74-00-00-04-00/347416398_223763907022837_8086271320810066025_n-150x150.jpg" xlink:type="simple" xlink:show="embed" xlink:actuate="onLoad" draw:mime-type="image/jpeg"/>
</draw:frame>
</text:a>
</text:p>
      <text:p text:style-name="P4">
<text:a xlink:type="simple" xlink:href="https://armyinform.com.ua/wp-content/uploads/2023/05/347551640_231276026184948_6536129433466712753_n.jpg" text:style-name="Internet_20_link" text:visited-style-name="Visited_20_Internet_20_Link">
<draw:frame draw:style-name="fr1" draw:name="Image296" text:anchor-type="as-char" svg:width="6.9236in" svg:height="6.9236in" draw:z-index="0">
<draw:image xlink:href="../Images/AРМІЯINFORM/2023-05-17T74-00-00-04-00/347551640_231276026184948_6536129433466712753_n-150x150.jpg" xlink:type="simple" xlink:show="embed" xlink:actuate="onLoad" draw:mime-type="image/jpeg"/>
</draw:frame>
</text:a>
The implementation of the project is taken care of by the NGO "League of Officers", which has a memorandum of cooperation concluded by the generation headquarters of the Armed Forces of Ukraine.</text:p>
      <text:p text:style-name="P4">
News Source: <text:a xlink:type="simple" xlink:href="https://armyinform.com.ua/2023/05/17/serzhanty-zsu-prohodyat-poglyblene-vyvchennya-norm-mizhnarodnogo-gumanitarnogo-prava/" text:style-name="Internet_20_link" text:visited-style-name="Visited_20_Internet_20_Link">
https://armyinform.com.ua/2023/05/17/serzhanty-zsu-prohodyat-poglyblene-vyvchennya-norm-mizhnarodnogo-gumanitarnogo-prava/</text:a>
</text:p>
      <!--NEWS-->
      <text:h text:style-name="P10" text:outline-level="1">
<text:span text:style-name="T4">
The Defense Ministry and the YouControl Platform signed a memorandum of interaction and cooperation</text:span>
</text:h>
      <text:p text:style-name="P4">
Author: ['АРМІЯINFORM']</text:p>
      <text:p text:style-name="P4">
Time: 2023-05-17T75:00:00-04:00</text:p>
      <text:p text:style-name="P4">
Description: Minіtynatya Defense of Ukraine, that Ukrainian Anali is an anal-style online system of YouControl PIDSISE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02e284b9be58db3d46a9d31490538857a0693354-1.jpg" text:style-name="Internet_20_link" text:visited-style-name="Visited_20_Internet_20_Link">
02e284b9be58db3d46a9d31490538857a0693354-1.jpg</text:a>
']</text:p>
      <text:p text:style-name="P4">
Tags: ['МЕМОРАНДУМ', 'МІНОБОРОНИ']</text:p>
      <text:p text:style-name="P4">
Category: News</text:p>
      <!--METADATA-->
      <text:p text:style-name="P4">
<draw:frame draw:style-name="fr1" draw:name="Image297" text:anchor-type="as-char" svg:width="6.9236in" svg:height="4.376989in" draw:z-index="0">
<draw:image xlink:href="../Images/AРМІЯINFORM/2023-05-17T75-00-00-04-00/02e284b9be58db3d46a9d31490538857a0693354-1.jpg" xlink:type="simple" xlink:show="embed" xlink:actuate="onLoad" draw:mime-type="image/jpeg"/>
</draw:frame>
The Ministry of Defense of Ukraine and the Ukrainian analytical online systemYucontrol have signed a memorandum on interaction and cooperation.</text:p>
      <text:p text:style-name="P4">
About this <text:a xlink:type="simple" xlink:href="https://www.mil.gov.ua/news/2023/05/17/ministerstvo-oboroni-ukraini-ta-platforma-youcontrol-pidpisali-memorandum-pro-vzaemodiyu-i-spivpraczyu/" text:style-name="Internet_20_link" text:visited-style-name="Visited_20_Internet_20_Link">
it is referred</text:a>
on the site of the Ministry of Defense of Ukraine.</text:p>
      <text:p text:style-name="P4">
As part of the cooperation, representatives of the internal audit service of the Ministry of Defense of Ukraine, as well as other specialized structural subdivisions of the Defense of Ukraine, will receive access to the system services, which allows to form a complete dossier for each company and FOP of Ukraine on the basis of detailed data from 180 sources.</text:p>
      <text:p text:style-name="P4">
In addition, YouControl will conduct a training training and appropriate certification of representatives of the internal audit service and other specialized structural units of the Ministry of Defense of Ukraine.</text:p>
      <text:p text:style-name="P4">
Qualitative and efficient use of the capabilities of the information-analytical systemyouControl will increase the capabilities of the Ministry of Defense of Ukraine during the monitoring and assessment(Relationships of parties, court cases, fiscal data of companies and information on debts, financial and market capacity of the counterparty, etc.).</text:p>
      <text:p text:style-name="P4">
Меморандум про взаємодію та співпрацю оборонного відомства з українськоюаналітичною онлайн-системою YouControl від Міноборони підписав директорДепартаменту внутрішнього аудиту Міністерства оборони України полковникОлександр Титковський.</text:p>
      <text:p text:style-name="P4">
News Source: <text:a xlink:type="simple" xlink:href="https://armyinform.com.ua/2023/05/17/minoborony-ta-platforma-youcontrol-pidpysaly-memorandum-pro-vzayemodiyu-i-spivpraczyu/" text:style-name="Internet_20_link" text:visited-style-name="Visited_20_Internet_20_Link">
https://armyinform.com.ua/2023/05/17/minoborony-ta-platforma-youcontrol-pidpysaly-memorandum-pro-vzayemodiyu-i-spivpraczyu/</text:a>
</text:p>
      <!--NEWS-->
      <text:h text:style-name="P10" text:outline-level="1">
<text:span text:style-name="T4">
Russian troops lost offensive potential - GUR</text:span>
</text:h>
      <text:p text:style-name="P4">
Author: ['АРМІЯINFORM']</text:p>
      <text:p text:style-name="P4">
Time: 2023-05-17T76:00:00-04:00</text:p>
      <text:p text:style-name="P4">
Description: VID of a special warehouse of Rosіysko Army, Yaka Rizpa a large -scale invader in Ukrainia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chmobiki.jpg" text:style-name="Internet_20_link" text:visited-style-name="Visited_20_Internet_20_Link">
chmobiki.jpg</text:a>
']</text:p>
      <text:p text:style-name="P4">
Tags: ['АГРЕСІЯ РФ', 'ВТОРГНЕННЯ РФ', 'ГУР МОУ', 'КИРИЛО БУДАНОВ']</text:p>
      <text:p text:style-name="P4">
Category: News</text:p>
      <!--METADATA-->
      <text:p text:style-name="P4">
<draw:frame draw:style-name="fr1" draw:name="Image298" text:anchor-type="as-char" svg:width="6.9236in" svg:height="3.934913in" draw:z-index="0">
<draw:image xlink:href="../Images/AРМІЯINFORM/2023-05-17T76-00-00-04-00/chmobiki.jpg" xlink:type="simple" xlink:show="embed" xlink:actuate="onLoad" draw:mime-type="image/jpeg"/>
</draw:frame>
Illustrative photo</text:p>
      <text:p text:style-name="P4">
From the personnel of the Russian army, which began a large -scale entry into Ukraine on February 24, 2022, as of now, almost nothing has been unused.</text:p>
      <text:p text:style-name="P4">
This was stated(https://gur.gov.ua/content/za-viinu-rosiianam-dovedetsia-duzhe-dovho-platyty-nachalnyk-hur-mo-ukrainy-kyrylo-budanov.html)Gurmoou press service.</text:p>
      <text:p text:style-name="P4">
“The standard face of the military brigades of the Armed Forces of the Russian Federation is the third and fourth composition. That is, from February 24, 2022, nothing remained. Yaccostine. Only the number remained, ”he said.</text:p>
      <text:p text:style-name="P4">
The head of military intelligence of Ukraine added that the Armyaggressor will be able to keep the number of the ArmyAgressor, since the population of the Russian Federation is over 110 million. However, the offensive potential of the Russian armed sill was lost.</text:p>
      <text:p text:style-name="P4">
News Source: <text:a xlink:type="simple" xlink:href="https://armyinform.com.ua/2023/05/17/vijska-rf-vtratyly-nastupalnyj-potenczial-gur/" text:style-name="Internet_20_link" text:visited-style-name="Visited_20_Internet_20_Link">
https://armyinform.com.ua/2023/05/17/vijska-rf-vtratyly-nastupalnyj-potenczial-gur/</text:a>
</text:p>
      <!--NEWS-->
      <text:h text:style-name="P10" text:outline-level="1">
<text:span text:style-name="T4">
Ukraine appreciates the fundamental position of the Council of Europe in counteracting Russia - Denis Shmigal</text:span>
</text:h>
      <text:p text:style-name="P4">
Author: ['АРМІЯINFORM']</text:p>
      <text:p text:style-name="P4">
Time: 2023-05-17T77:00:00-04:00</text:p>
      <text:p text:style-name="P4">
Description: Prem and Ministure Ukrainian Denis Schmigal Proviv Zustych Iz General Secretary for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thumb_203837_820_360_0_0_auto.jpg" text:style-name="Internet_20_link" text:visited-style-name="Visited_20_Internet_20_Link">
thumb_203837_820_360_0_0_auto.jpg</text:a>
']</text:p>
      <text:p text:style-name="P4">
Tags: ['STOPRUSSIA', 'АГРЕСІЯ РФ', 'ВТОРГНЕННЯ РФ', 'ДЕНИС ШМИГАЛЬ', 'МАРІЯ ПЕЙЧИНОВИЧ-БУРИЧ', 'РАДА ЄВРОПИ']</text:p>
      <text:p text:style-name="P4">
Category: News</text:p>
      <!--METADATA-->
      <text:p text:style-name="P4">
<draw:frame draw:style-name="fr1" draw:name="Image299" text:anchor-type="as-char" svg:width="6.9236in" svg:height="4.610104in" draw:z-index="0">
<draw:image xlink:href="../Images/AРМІЯINFORM/2023-05-17T77-00-00-04-00/thumb_203837_820_360_0_0_auto.jpg" xlink:type="simple" xlink:show="embed" xlink:actuate="onLoad" draw:mime-type="image/jpeg"/>
</draw:frame>
Prime Minister of Ukraine Denis Shmigal met with the General Secretaries of Europe Maria Peychinovich-Burich. He thanked for the important decisions made during the Council of Europe Summit in Reykjavik. In particular, in the creation of an international register of losses of Ukraine caused by Russian aggression, which is a self -important stage on the path to justice.</text:p>
      <ul>
        <li>
We value the fundamental position of the Council of Europe in counteracting the Russian Federation, - the head of the Ukrainian government reported.</li>
      </ul>
      <text:p text:style-name="P4">
At the same time, the meeting discussed the following steps to win our country.</text:p>
      <ul>
        <li>
We are counting on the Council of Europe as an important platform of communication of the European states to approach a just peace and to punish the aggressor, - summed up Denis Shmigal.</li>
      </ul>
      <text:p text:style-name="P4">
Maria Peychinovich-Burich assured that the Council of Europe will continue to demonstrate a noise with Ukraine and make efforts to attract Russia's reference.</text:p>
      <text:p text:style-name="P4">
<text:span text:style-name="T4">
 Source: </text:span>
 _ <text:a xlink:type="simple" xlink:href="https://www.kmu.gov.ua/news/denys-shmyhal-ukraina-tsinuie-pryntsypovu-pozytsiiu-rady-ievropy-v-protydii-rosii" text:style-name="Internet_20_link" text:visited-style-name="Visited_20_Internet_20_Link">
Government portal</text:a>
_</text:p>
      <text:p text:style-name="P4">
News Source: <text:a xlink:type="simple" xlink:href="https://armyinform.com.ua/2023/05/17/ukrayina-czinuye-prynczypovu-pozycziyu-rady-yevropy-v-protydiyi-rosiyi-denys-shmygal/" text:style-name="Internet_20_link" text:visited-style-name="Visited_20_Internet_20_Link">
https://armyinform.com.ua/2023/05/17/ukrayina-czinuye-prynczypovu-pozycziyu-rady-yevropy-v-protydiyi-rosiyi-denys-shmygal/</text:a>
</text:p>
      <!--NEWS-->
      <text:h text:style-name="P10" text:outline-level="1">
<text:span text:style-name="T4">
Poland has already handed over 300 tanks to Ukraine - Andrzej Duda</text:span>
</text:h>
      <text:p text:style-name="P4">
Author: ['АРМІЯINFORM']</text:p>
      <text:p text:style-name="P4">
Time: 2023-05-17T78:00:00-04:00</text:p>
      <text:p text:style-name="P4">
Description: I will say to Taku by the president of the Polish, the Polish Andrzej Duda, Vidpovlychi to Write ... The war with Ukraine 2022, the war with Ukraine is the latest news today, the News War with Ukraine 2022 are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duda-1.jpg" text:style-name="Internet_20_link" text:visited-style-name="Visited_20_Internet_20_Link">
duda-1.jpg</text:a>
']</text:p>
      <text:p text:style-name="P4">
Tags: ['STOPRUSSIA', 'АГРЕСІЯ РФ', 'АНДЖЕЙ ДУДА', 'ВТОРГНЕННЯ РФ', 'СВІТ ПІДТРИМУЄ УКРАЇНУ']</text:p>
      <text:p text:style-name="P4">
Category: News</text:p>
      <!--METADATA-->
      <text:p text:style-name="P4">
<draw:frame draw:style-name="fr1" draw:name="Image300" text:anchor-type="as-char" svg:width="6.9236in" svg:height="3.894525in" draw:z-index="0">
<draw:image xlink:href="../Images/AРМІЯINFORM/2023-05-17T78-00-00-04-00/duda-1.jpg" xlink:type="simple" xlink:show="embed" xlink:actuate="onLoad" draw:mime-type="image/jpeg"/>
</draw:frame>
This statement was made by the President of the Republic of Poland Andrzej Duda, answering the calling of journalists to support Ukraine during the 4th summit of the Heads of State of the Council of Europe.</text:p>
      <text:p text:style-name="P4">
About it <text:a xlink:type="simple" xlink:href="https://www.prezydent.pl/aktualnosci/wypowiedzi-prezydenta-rp/wystapienia/reykjavik-wypowiedz-prezydneta-dla-mediow,68582" text:style-name="Internet_20_link" text:visited-style-name="Visited_20_Internet_20_Link">
reports</text:a>
The official website of the President of the Republic of Poland.</text:p>
      <text:p text:style-name="P4">
“Dear colleagues, when it comes to the transfer of weapons to Ukraine, here we are a miserable avant -garde. As you know, we have actually donated the unprecedented weapon. We have transferred more than 300 tanks to Ukraine. We have already transferred almost all of our MiG-29, which Ukraine actually asked us from the beginning of the conflict,-Andrzej Duda stressed. - Then we handed over tanks to Ukraine. We sacrificed many of these weapons for billions of dollars. So this is really effective help. And we, as I said, in the top three countries(US, Great Britain, Poland)who help Ukraine most in its struggle. "</text:p>
      <text:p text:style-name="P4">
He also noted that Poland is ready to support the process of preparation of Ukrainian pilots for F-16 aircraft, but the transfer of these aircraft is Ukrainian in connection with their limited number.</text:p>
      <text:p text:style-name="P4">
News Source: <text:a xlink:type="simple" xlink:href="https://armyinform.com.ua/2023/05/17/polshha-vzhe-peredala-ukrayini-ponad-300-tankiv-andzhej-duda/" text:style-name="Internet_20_link" text:visited-style-name="Visited_20_Internet_20_Link">
https://armyinform.com.ua/2023/05/17/polshha-vzhe-peredala-ukrayini-ponad-300-tankiv-andzhej-duda/</text:a>
</text:p>
      <!--NEWS-->
      <text:h text:style-name="P10" text:outline-level="1">
<text:span text:style-name="T4">
In the Tavriysk direction in the last day, the enemy fired at the positions of Ukrainian military almost 500 times</text:span>
</text:h>
      <text:p text:style-name="P4">
Author: ['Вячеслав Діордієв']</text:p>
      <text:p text:style-name="P4">
Time: 2023-05-17T79:00:00-04:00</text:p>
      <text:p text:style-name="P4">
Description: About the TSE in the Eterine TV Marathon “єini News”, the renmits of the Obdnanna River ... War with Ukraine 2022, the war with Ukraine Latest news today, the war with Ukraine 2022 The last to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valerij-shershen.jpg" text:style-name="Internet_20_link" text:visited-style-name="Visited_20_Internet_20_Link">
valerij-shershen.jpg</text:a>
']</text:p>
      <text:p text:style-name="P4">
Tags: ['STOPRUSSIA', 'АГРЕСІЯ РФ', 'ВТОРГНЕННЯ РФ']</text:p>
      <text:p text:style-name="P4">
Category: News</text:p>
      <!--METADATA-->
      <text:p text:style-name="P4">
<draw:frame draw:style-name="fr1" draw:name="Image301" text:anchor-type="as-char" svg:width="6.9236in" svg:height="4.61393in" draw:z-index="0">
<draw:image xlink:href="../Images/AРМІЯINFORM/2023-05-17T79-00-00-04-00/valerij-shershen.jpg" xlink:type="simple" xlink:show="embed" xlink:actuate="onLoad" draw:mime-type="image/jpeg"/>
</draw:frame>
About it in the ether <text:a xlink:type="simple" xlink:href="https://www.youtube.com/watch" text:style-name="Internet_20_link" text:visited-style-name="Visited_20_Internet_20_Link">
television marathon</text:a>
The only news was informed by a spokesman for the united Press Center of Defense forces of Tavriya Direction of Shershn. According to him, the operational situation in Zaporizhzhya Tadonechyna as a whole remains unchanged and is controlled by Ukrainian defenders.</text:p>
      <ul>
        <li>
The enemy continues the assault actions on certain sections of the front, firing both the positions of our military and settlements that borders with the line. In particular, using tanks, rocket launchers of tastvole artillery, during the last day the Russians made 16 attacks, but, having received a decent repel from the defense forces, they were forced to depart, - informed the corner of Shershn.</li>
      </ul>
      <text:p text:style-name="P4">
The officer also reported that in general, the Russian troops performed for the last day, and the number of enemy shelling is 493, of which373 falls in Donetsk region and 120 - in Zaporizhzhia.</text:p>
      <text:p text:style-name="P4">
News Source: <text:a xlink:type="simple" xlink:href="https://armyinform.com.ua/2023/05/17/na-tavrijskomu-napryamku-za-mynulu-dobu-vorog-majzhe-500-raziv-obstrilyav-pozycziyi-ukrayinskyh-vijskovyh/" text:style-name="Internet_20_link" text:visited-style-name="Visited_20_Internet_20_Link">
https://armyinform.com.ua/2023/05/17/na-tavrijskomu-napryamku-za-mynulu-dobu-vorog-majzhe-500-raziv-obstrilyav-pozycziyi-ukrayinskyh-vijskovyh/</text:a>
</text:p>
      <!--NEWS-->
      <text:h text:style-name="P10" text:outline-level="1">
<text:span text:style-name="T4">
The number of enemy shellings in the Avdiivka area decreased, the Russians directed their efforts to storm Marinka - Valery Shershn</text:span>
</text:h>
      <text:p text:style-name="P4">
Author: ['Вячеслав Діордієв']</text:p>
      <text:p text:style-name="P4">
Time: 2023-05-17T80:00:00-04:00</text:p>
      <text:p text:style-name="P4">
Description: About the gender of the yeter of the television -based marathon “єdini novel” Rechnik Obnany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shershen-e1684335161577.jpg" text:style-name="Internet_20_link" text:visited-style-name="Visited_20_Internet_20_Link">
shershen-e1684335161577.jpg</text:a>
']</text:p>
      <text:p text:style-name="P4">
Tags: ['STOPRUSSIA', 'АГРЕСІЯ РФ', 'ВТОРГНЕННЯ РФ']</text:p>
      <text:p text:style-name="P4">
Category: News</text:p>
      <!--METADATA-->
      <text:p text:style-name="P4">
<draw:frame draw:style-name="fr1" draw:name="Image302" text:anchor-type="as-char" svg:width="6.9236in" svg:height="3.831607in" draw:z-index="0">
<draw:image xlink:href="../Images/AРМІЯINFORM/2023-05-17T80-00-00-04-00/shershen-e1684335161577.jpg" xlink:type="simple" xlink:show="embed" xlink:actuate="onLoad" draw:mime-type="image/jpeg"/>
</draw:frame>
This was reported in the Ether <text:a xlink:type="simple" xlink:href="https://www.youtube.com/watch" text:style-name="Internet_20_link" text:visited-style-name="Visited_20_Internet_20_Link">
TV Marathon</text:a>
The "only news" of the correct Press Center of Defense forces of the Tavriysk direction Valery Shershn.</text:p>
      <ul>
        <li>
There are now more than a thousand people in Avdiivka. There is an indomitable point where there is an internet and the ability to eat. As for the shelling of the city, they are giving away, but they are chaotic and their number has decreased significantly. The research records that there is a minimum of Russian infantry in the trenches of the enemy and that the intensity of movement of Russian technology has decreased, - said Valery Shershn.</li>
      </ul>
      <text:p text:style-name="P4">
According to the officer, it is probably due to the fact that the enemy directed his Zao's assault on Marinka. There, the situation remains unchanged, and the defense of the city is designed because all the buildings are actually destroyed in the settlement.</text:p>
      <ul>
        <li>
And among these ruins are rigid street close battles using models, machine guns and hand grenades. The distance to the enemy is sometimes only tens of meters. But, nevertheless, our warriors courageously keep the nations of the front. No wonder Marinka has already been called the second Bakhmut, - summed up the spokesman of the united Press Center of Defense forces of Tavriya Direction of Shershn.</li>
      </ul>
      <text:p text:style-name="P4">
News Source: <text:a xlink:type="simple" xlink:href="https://armyinform.com.ua/2023/05/17/kilkist-vorozhyh-obstriliv-u-rajoni-avdiyivky-zmenshylasya-rosiyany-spryamuvaly-svoyi-zusyllya-na-shturm-maryinky-valerij-shershen/" text:style-name="Internet_20_link" text:visited-style-name="Visited_20_Internet_20_Link">
https://armyinform.com.ua/2023/05/17/kilkist-vorozhyh-obstriliv-u-rajoni-avdiyivky-zmenshylasya-rosiyany-spryamuvaly-svoyi-zusyllya-na-shturm-maryinky-valerij-shershen/</text:a>
</text:p>
      <!--NEWS-->
      <text:h text:style-name="P10" text:outline-level="1">
<text:span text:style-name="T4">
The Cabinet has introduced a single approach to mine activity in Ukraine</text:span>
</text:h>
      <text:p text:style-name="P4">
Author: ['АРМІЯINFORM']</text:p>
      <text:p text:style-name="P4">
Time: 2023-05-17T81:00:00-04:00</text:p>
      <text:p text:style-name="P4">
Description: The detachment requested єdini pіdhіd to Vikonnn in Ukrainian Vyphydvyno Dyynost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nebezpechno-miny.jpg" text:style-name="Internet_20_link" text:visited-style-name="Visited_20_Internet_20_Link">
nebezpechno-miny.jpg</text:a>
']</text:p>
      <text:p text:style-name="P4">
Tags: ['STOPRUSSIA', 'АГРЕСІЯ РФ', 'ВТОРГНЕННЯ РФ', 'МІНІСТЕРСТВО ОБОРОНИ УКРАЇНИ', 'ОЛЕКСАНДР ПАВЛЮК', 'ПРОТИМІННА ДІЯЛЬНІСТЬ']</text:p>
      <text:p text:style-name="P4">
Category: News</text:p>
      <!--METADATA-->
      <text:p text:style-name="P4">
<draw:frame draw:style-name="fr1" draw:name="Image303" text:anchor-type="as-char" svg:width="6.9236in" svg:height="4.619339in" draw:z-index="0">
<draw:image xlink:href="../Images/AРМІЯINFORM/2023-05-17T81-00-00-04-00/nebezpechno-miny.jpg" xlink:type="simple" xlink:show="embed" xlink:actuate="onLoad" draw:mime-type="image/jpeg"/>
</draw:frame>
"Dangerously. Mines. " Illustrative photo</text:p>
      <text:p text:style-name="P4">
The Government has introduced a unified approach to the implementation of mine -acting measures in Ukraine by ministries and other executive bodies. The corresponding position developed by the Ministry of Defense has adopted the Cabinet of Ministers. The document determines the powers of a number of departments in this area, ensuring the implementation of measures in accordance with international standards.</text:p>
      <text:p text:style-name="P4">
About it <text:a xlink:type="simple" xlink:href="https://www.mil.gov.ua/news/2023/05/17/kabmin-zaprovadiv-edinij-pidhid-do-protiminnoi-diyalnosti-v-ukraini/" text:style-name="Internet_20_link" text:visited-style-name="Visited_20_Internet_20_Link">
reports</text:a>
Ministry of Defence Ukraine.</text:p>
      <ul>
        <li>
The need for such a single approach to increase Ukraine's potential of the general activity is due to the extent of pollution of the territory by expediency objects as a result of armed aggression of the Russian Federation opposite Ukraine. Therefore, the Ministry of Defense has developed a draft resolution, which ensures the implementation of the implementation of mine action measures, the formation of state policy in this area, taking into account international standards of reservoir activity, - said the Minister of Defense Alexei Reznikov.</li>
      </ul>
      <text:p text:style-name="P4">
Thus, potentially polluted are all the territories in which active fighting, which are in the temporary occupation of Taterier, were made, which were attached to aviation and rocket strikes. The released -circuit conducts measures of non -technical, technical inspection of potentially dangerous areas and their marking.</text:p>
      <ul>
        <li>
Work on improving the processes of demining the Ukrainian territories is continuously: both in the field and in the normative plane. It will come about today's circumstances, fighting and missile shelling of Ukraine to Russia, as well as the creation of favorable conditions for the post -war state, - the first deputy added. Minister of Defense General-General Pavlyuk.</li>
      </ul>
      <text:p text:style-name="P4">
According to him, today, units from the Armed Forces of Ukraine, the State Special Service of Ukraine, the State Emergency Service, the National Police of Ukraine, the National Guard of Ukraine and the State Border Service are being implemented in Ukraine.</text:p>
      <text:p text:style-name="P4">
In order to coordinate the action measures, the Cabinet of Ministers of Ukraine, in 2021, formed an interagency auxiliary body, which operates on the collegial principle under the chairmanship of the Minister of Defense of Ukraine.</text:p>
      <text:p text:style-name="P4">
News Source: <text:a xlink:type="simple" xlink:href="https://armyinform.com.ua/2023/05/17/kabmin-zaprovadyv-yedynyj-pidhid-do-protyminnoyi-diyalnosti-v-ukrayini/" text:style-name="Internet_20_link" text:visited-style-name="Visited_20_Internet_20_Link">
https://armyinform.com.ua/2023/05/17/kabmin-zaprovadyv-yedynyj-pidhid-do-protyminnoyi-diyalnosti-v-ukrayini/</text:a>
</text:p>
      <!--NEWS-->
      <text:h text:style-name="P10" text:outline-level="1">
<text:span text:style-name="T4">
Energoatom handed the helicopter to military aviators</text:span>
</text:h>
      <text:p text:style-name="P4">
Author: ['Олександр Шульман']</text:p>
      <text:p text:style-name="P4">
Time: 2023-05-17T82:00:00-04:00</text:p>
      <text:p text:style-name="P4">
Description: Syogodni President of the DP "NAK" Energiata "Petro Kotin, transferring the MI-2 to the newspaper ZSU forces.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golovna-4.jpeg" text:style-name="Internet_20_link" text:visited-style-name="Visited_20_Internet_20_Link">
golovna-4.jpeg</text:a>
', '<text:a xlink:type="simple" xlink:href="https://armyinform.com.ua/wp-content/uploads/2023/05/1-1-150x150.jpeg" text:style-name="Internet_20_link" text:visited-style-name="Visited_20_Internet_20_Link">
1-1-150x150.jpeg</text:a>
', '<text:a xlink:type="simple" xlink:href="https://armyinform.com.ua/wp-content/uploads/2023/05/2-1-150x150.jpeg" text:style-name="Internet_20_link" text:visited-style-name="Visited_20_Internet_20_Link">
2-1-150x150.jpeg</text:a>
', '<text:a xlink:type="simple" xlink:href="https://armyinform.com.ua/wp-content/uploads/2023/05/3-2-150x150.jpeg" text:style-name="Internet_20_link" text:visited-style-name="Visited_20_Internet_20_Link">
3-2-150x150.jpeg</text:a>
']</text:p>
      <text:p text:style-name="P4">
Tags: ['STOPRUSSIA', 'ВТОРГНЕННЯ РФ', 'ЕНЕРГОАТОМ']</text:p>
      <text:p text:style-name="P4">
Category: News</text:p>
      <!--METADATA-->
      <text:p text:style-name="P4">
<draw:frame draw:style-name="fr1" draw:name="Image304" text:anchor-type="as-char" svg:width="6.9236in" svg:height="5.1927in" draw:z-index="0">
<draw:image xlink:href="../Images/AРМІЯINFORM/2023-05-17T82-00-00-04-00/golovna-4.jpeg" xlink:type="simple" xlink:show="embed" xlink:actuate="onLoad" draw:mime-type="image/jpeg"/>
</draw:frame>
Today, President of NNEGC "Energoatom" Petro Kotin passed the MI-2 to the Armed Forces of the Armed Forces.</text:p>
      <ul>
        <li>
This helicopter was used by us for various purposes, in particular for radiation intelligence. He worked well and actively, performing various tasks, but now there are drones that can reliably conduct the same radiation intelligence. Therefore, we were moving that this helicopter will be more useful our armed forces, - said Petro Kotin. - It is on the Armed Forces that the liberation of our Ukraine depends, the return of our pearl of nuclear power - the Zaporozhye nuclear power plant. We will help the military for the first time - the volume of our help reached more than a million hryvnias. It is the money that was collected by our team, the trade union organization. We purchased drones, cars, nation devices, sights, tools. Many of our employees are now on the front. Therefore, we give this helicopter thanks to the military and believe in them.</li>
      </ul>
      <text:p text:style-name="P4">
<text:a xlink:type="simple" xlink:href="https://armyinform.com.ua/wp-content/uploads/2023/05/1-1.jpeg" text:style-name="Internet_20_link" text:visited-style-name="Visited_20_Internet_20_Link">
!(Images/AРМІЯINFORM/2023-05-17T82-00-00-04-00/1-1-150x150.jpeg)</text:a>
</text:p>
      <text:p text:style-name="P4">
<text:a xlink:type="simple" xlink:href="https://armyinform.com.ua/wp-content/uploads/2023/05/2-1.jpeg" text:style-name="Internet_20_link" text:visited-style-name="Visited_20_Internet_20_Link">
<draw:frame draw:style-name="fr1" draw:name="Image305" text:anchor-type="as-char" svg:width="6.9236in" svg:height="6.9236in" draw:z-index="0">
<draw:image xlink:href="../Images/AРМІЯINFORM/2023-05-17T82-00-00-04-00/2-1-150x150.jpeg" xlink:type="simple" xlink:show="embed" xlink:actuate="onLoad" draw:mime-type="image/jpeg"/>
</draw:frame>
</text:a>
</text:p>
      <text:p text:style-name="P4">
<text:a xlink:type="simple" xlink:href="https://armyinform.com.ua/wp-content/uploads/2023/05/3-2.jpeg" text:style-name="Internet_20_link" text:visited-style-name="Visited_20_Internet_20_Link">
<draw:frame draw:style-name="fr1" draw:name="Image306" text:anchor-type="as-char" svg:width="6.9236in" svg:height="6.9236in" draw:z-index="0">
<draw:image xlink:href="../Images/AРМІЯINFORM/2023-05-17T82-00-00-04-00/3-2-150x150.jpeg" xlink:type="simple" xlink:show="embed" xlink:actuate="onLoad" draw:mime-type="image/jpeg"/>
</draw:frame>
</text:a>
For his part, the head of the Kyiv City Military Administration, Colonel-General Sergey Popko, noted that today every car, including this gyms, is a significant assistance to the Armed Forces.</text:p>
      <ul>
        <li>
I hope that this helicopter will reliably serve our warriors, - said the Chief of the KMVA.</li>
      </ul>
      <text:p text:style-name="P4">
Colonel Roman Leshchenko, a representative of the Air Force Command, said that this helicopter will be used to enhance the skills of the current IMIFICATION PILLOTES.</text:p>
      <text:p text:style-name="P4">
<text:span text:style-name="T5">
Opto author and SE "NNEC" Energoatom "</text:span>
</text:p>
      <text:p text:style-name="P4">
News Source: <text:a xlink:type="simple" xlink:href="https://armyinform.com.ua/2023/05/17/energoatom-peredav-vertolit-vijskovym-aviatoram/" text:style-name="Internet_20_link" text:visited-style-name="Visited_20_Internet_20_Link">
https://armyinform.com.ua/2023/05/17/energoatom-peredav-vertolit-vijskovym-aviatoram/</text:a>
</text:p>
      <!--NEWS-->
      <text:h text:style-name="P10" text:outline-level="1">
<text:span text:style-name="T4">
Word and weapons: a book about journalists on the front line was presented in Kiev</text:span>
</text:h>
      <text:p text:style-name="P4">
Author: ['Євген Букет']</text:p>
      <text:p text:style-name="P4">
Time: 2023-05-17T83:00:00-04:00</text:p>
      <text:p text:style-name="P4">
Description: In Ukrinformi, the book "Ukraine: Journalism on Office" was presented. Vidannya of the exile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img_20230517_173458_437.jpg" text:style-name="Internet_20_link" text:visited-style-name="Visited_20_Internet_20_Link">
img_20230517_173458_437.jpg</text:a>
', '<text:a xlink:type="simple" xlink:href="https://armyinform.com.ua/wp-content/uploads/2023/05/img_20230517_173504_020.jpg" text:style-name="Internet_20_link" text:visited-style-name="Visited_20_Internet_20_Link">
img_20230517_173504_020.jpg</text:a>
']</text:p>
      <text:p text:style-name="P4">
Tags: ['STOPRUSSIA', 'АГРЕСІЯ РФ', 'ВТОРГНЕННЯ РФ']</text:p>
      <text:p text:style-name="P4">
Category: News</text:p>
      <!--METADATA-->
      <text:p text:style-name="P4">
<draw:frame draw:style-name="fr1" draw:name="Image307" text:anchor-type="as-char" svg:width="6.9236in" svg:height="4.615733in" draw:z-index="0">
<draw:image xlink:href="../Images/AРМІЯINFORM/2023-05-17T83-00-00-04-00/img_20230517_173458_437.jpg" xlink:type="simple" xlink:show="embed" xlink:actuate="onLoad" draw:mime-type="image/jpeg"/>
</draw:frame>
In Ukrinform presented the book "Ukraine: Journalists on the front line". The editions are administered to the masters of the words that were defense of our country both on the information front and on the battlefield. The peculiarity of the book is that the journalists act in it in two hypostases - as authors and as heroes of stories.</text:p>
      <text:p text:style-name="P4">
The book contains more than 60 essays, combined in six sections, the first of which - "on the leading land" tells of military journalists who serve the Armed Forces of Ukraine. Among them-an essay about our colleague Vladislavoloshin, who saw with his own eyes and described more than ten wars, and when this war began in 2014, he participated in the creation of the ATO press center, he frequently on business trips on the forefront, and now continues to document the Opirals.</text:p>
      <text:p text:style-name="P4">
The same cover contains materials of different genres: reports, interviews, essays, reviews, as well as photographs and documents. These are the living evidence of eyewitnesses of the content of events and the impression of direct participants in hostilities, experienced work and information resistance.</text:p>
      <text:p text:style-name="P4">
The book also feeds on other editions that describe the course of large-scale interaction and poems of poet journalists, written after February 24, 2022.</text:p>
      <text:p text:style-name="P4">
The publication became a kind of continuation of the book that was published in the early 2022 - "Journalists in the War", the compiled by the head of the Kiev organization Mikhail Soroka. There are stories about the events of the Russian-Ukrainian war since 2014. Mikhail Mikhailovich, who was the presenter of the presentation of the book "Ukraine: Journalists on the Advanced", announced the beginning of work on the Thirdtoom, which, convinced, will describe our victory.</text:p>
      <text:p text:style-name="P4">
The head of the National Union of Journalists of Ukraine Serhiy Tomilenko said in his own, 59 Ukrainian journalists were killed in the war, including14 - during his professional duties. One of the books of the book is "Memory". In it, the essays of the died of colleagues and friends-Mikola Kravchenko, Alexander Kuzenkov, Alexei Chubashev, Maxim Levin, Irina Tzvil, Pavel Lee, Dmitry Shipovsky. As well as the material of our colleague Olgimossonz about Dmitry Labutkin's TV studio officer. The attendees were honored with a moment of silence ...</text:p>
      <text:p text:style-name="P4">
<draw:frame draw:style-name="fr1" draw:name="Image308" text:anchor-type="as-char" svg:width="6.9236in" svg:height="4.615733in" draw:z-index="0">
<draw:image xlink:href="../Images/AРМІЯINFORM/2023-05-17T83-00-00-04-00/img_20230517_173504_020.jpg" xlink:type="simple" xlink:show="embed" xlink:actuate="onLoad" draw:mime-type="image/jpeg"/>
</draw:frame>
</text:p>
      <text:p text:style-name="P4">
Military journalist Colonel Sergey Kuzmin and Head of the Department of Military Comrade of the Window Colonel Alexei Poznyakov shared the experience of cooperation between public and civilian journalists during the Russian-Ukrainian war.</text:p>
      <text:p text:style-name="P4">
Editor of the Ivanka District Newspaper "Tribune of Labor" in Kyiv region Pavlo Smovzh, ex-editor of the newspaper "Donetskchina" Igor Zots, Professor of the Department of Social Communications of the Educational and Scientific Institute of Journalism that entered the book.</text:p>
      <text:p text:style-name="P4">
Of course, the presented publication does not claim exhaustiveness - too wide the Jauralist palette of belligerent Ukraine. However, this book contains great masses of specific facts that will be useful for future researchers of the Russian-Ukrainian war and perhaps to those who will determine the punishment of military ransoms on the tribunal. Therefore, the time of its preparation is recorded under each publication. The task of all Ukrainian journalists today is to fix the rates of the aggressor country, victory over misinformation and fakes of hostile propagandists. After all, journalists, like no other, know that the war is waged more than the territory, but also for human souls. And the victory certainly awaits us on these fronts!</text:p>
      <text:p text:style-name="P4">
<text:span text:style-name="T5">
Foto Dmitry Yurchenko</text:span>
</text:p>
      <text:p text:style-name="P4">
News Source: <text:a xlink:type="simple" xlink:href="https://armyinform.com.ua/2023/05/17/slovo-i-zbroya-u-kyyevi-prezentuvaly-knygu-pro-zhurnalistiv-na-peredovij/" text:style-name="Internet_20_link" text:visited-style-name="Visited_20_Internet_20_Link">
https://armyinform.com.ua/2023/05/17/slovo-i-zbroya-u-kyyevi-prezentuvaly-knygu-pro-zhurnalistiv-na-peredovij/</text:a>
</text:p>
      <!--NEWS-->
      <text:h text:style-name="P10" text:outline-level="1">
<text:span text:style-name="T4">
The discussion platform "Science for the sake of victory: challenges and decisions" took place in Kiev</text:span>
</text:h>
      <text:p text:style-name="P4">
Author: ['АРМІЯINFORM']</text:p>
      <text:p text:style-name="P4">
Time: 2023-05-17T84:00:00-04:00</text:p>
      <text:p text:style-name="P4">
Description: Naukovtsi Zbroyni forces of Ukraine took a fate from the discisive platforms “Science of Zaradi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47627506_1086359065654154_571365845762694180_n.jpg" text:style-name="Internet_20_link" text:visited-style-name="Visited_20_Internet_20_Link">
347627506_1086359065654154_571365845762694180_n.jpg</text:a>
']</text:p>
      <text:p text:style-name="P4">
Tags: ['STOPRUSSIA', 'АГРЕСІЯ РФ', 'ВТОРГНЕННЯ РФ', 'ГШ ЗСУ']</text:p>
      <text:p text:style-name="P4">
Category: News</text:p>
      <!--METADATA-->
      <text:p text:style-name="P4">
<draw:frame draw:style-name="fr1" draw:name="Image309" text:anchor-type="as-char" svg:width="6.9236in" svg:height="4.615733in" draw:z-index="0">
<draw:image xlink:href="../Images/AРМІЯINFORM/2023-05-17T84-00-00-04-00/347627506_1086359065654154_571365845762694180_n.jpg" xlink:type="simple" xlink:show="embed" xlink:actuate="onLoad" draw:mime-type="image/jpeg"/>
</draw:frame>
Scientists of the Armed Forces of Ukraine participated in the discussion platform "Naukerad Victory: Challenges and Decisions", which took place today in Kiev.</text:p>
      <text:p text:style-name="P4">
About it reports <text:a xlink:type="simple" xlink:href="https://www.facebook.com/GeneralStaff.ua/posts/pfbid02UztSXH6LfK1wG9bL2eFMQWvuT6xsedXcaGgSJX6ctwRWNM7bGN6RFgp3CSQznFcel" text:style-name="Internet_20_link" text:visited-style-name="Visited_20_Internet_20_Link">
GSZSU.</text:a>
To participate in the discussion initiated by the Central Military and Scientific Department of the Armed Forces of Ukraine and the deputy head of the Armed Forces of Ukraine, the Major-General Volodymyr Koval, the deputy headquarters of the Armed Forces of Ukraine, the deputy headquarters of Ukraine, the Major-General Volodymyr Koval, were presented by ministries and heads of profile departments of military and scientific management of the Armed Forces of Ukraine.</text:p>
      <text:p text:style-name="P4">
The central theme was to discuss the prospects for the development of military science with the utmost satisfaction of the needs of the Armed Forces of Ukraine and to ensure the highest level of compliance of our country.</text:p>
      <text:p text:style-name="P4">
Minister for Strategic Industry of Ukraine Oleksandr Kamyshyn, Deputy Minister of Digital Transformation of Ukraine Oleksandr Bornyakov, Deputy General Director - Head of the Expert Group of the Ministry of Education and Science of Ukraine Darya Chaika and other officials outlined the current Stanreform in the development some projects.</text:p>
      <text:p text:style-name="P4">
The head of the coordination platform for the development of defense technologies Brave1 Natalia Kushnenskaya spoke about new promising developments, which are being used to be used to the Ukrainian military during the fighting, as well as also recommended for use and testing.</text:p>
      <text:p text:style-name="P4">
The reports of the heads of department of department and scientific management and research institutions: study of trophy and testing of research models of the latest developments of weapons of ZSSUkraine, as well as the problem of practical use of available resources to protect civilians and objects of critical infrastructure were of great interest.- Military science is an instrument of digitalization of troops, analyzing the cost of hostilities, forecasting and studying prospective opportunities, studying the latest types of weapons, which is the basis for the most effective decisions on the use of forces and means for the implementation of the Armed Forces of Ukraine. Qualitative research is the key to successful achievement of our goal-victory by the adverse and achieving a positive security situation in the territory of our Ukrainian,-said Major General Volodymyr Koval, Deputy Chief of General Staff of Armed Forces.</text:p>
      <text:p text:style-name="P4">
News Source: <text:a xlink:type="simple" xlink:href="https://armyinform.com.ua/2023/05/17/v-kyyevi-vidbulasya-dyskusijna-platforma-nauka-zarady-peremogy-vyklyky-ta-rishennya/" text:style-name="Internet_20_link" text:visited-style-name="Visited_20_Internet_20_Link">
https://armyinform.com.ua/2023/05/17/v-kyyevi-vidbulasya-dyskusijna-platforma-nauka-zarady-peremogy-vyklyky-ta-rishennya/</text:a>
</text:p>
      <!--NEWS-->
      <text:h text:style-name="P10" text:outline-level="1">
<text:span text:style-name="T4">
The occupiers destroyed the oldest high school in Kherson</text:span>
</text:h>
      <text:p text:style-name="P4">
Author: ['Дмитро Завтонов']</text:p>
      <text:p text:style-name="P4">
Time: 2023-05-17T85:00:00-04:00</text:p>
      <text:p text:style-name="P4">
Description: PISLALE deokupatsi Kherson VIISKOVI RF hardened by Gimnazi No. 20 at MISTI .... War with Ukraine 2022, War with Ukraine Latest News today, News War with Ukraine 2022 Last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0_golovna-4.jpg" text:style-name="Internet_20_link" text:visited-style-name="Visited_20_Internet_20_Link">
0_golovna-4.jpg</text:a>
', '<text:a xlink:type="simple" xlink:href="https://armyinform.com.ua/wp-content/uploads/2023/05/4-57-150x150.jpg" text:style-name="Internet_20_link" text:visited-style-name="Visited_20_Internet_20_Link">
4-57-150x150.jpg</text:a>
', '<text:a xlink:type="simple" xlink:href="https://armyinform.com.ua/wp-content/uploads/2023/05/3-63-150x150.jpg" text:style-name="Internet_20_link" text:visited-style-name="Visited_20_Internet_20_Link">
3-63-150x150.jpg</text:a>
', '<text:a xlink:type="simple" xlink:href="https://armyinform.com.ua/wp-content/uploads/2023/05/1-74-150x150.jpg" text:style-name="Internet_20_link" text:visited-style-name="Visited_20_Internet_20_Link">
1-74-150x150.jpg</text:a>
', '<text:a xlink:type="simple" xlink:href="https://armyinform.com.ua/wp-content/uploads/2023/05/2-1-3-150x150.jpg" text:style-name="Internet_20_link" text:visited-style-name="Visited_20_Internet_20_Link">
2-1-3-150x150.jpg</text:a>
', '<text:a xlink:type="simple" xlink:href="https://armyinform.com.ua/wp-content/uploads/2023/05/8-22-150x150.jpg" text:style-name="Internet_20_link" text:visited-style-name="Visited_20_Internet_20_Link">
8-22-150x150.jpg</text:a>
', '<text:a xlink:type="simple" xlink:href="https://armyinform.com.ua/wp-content/uploads/2023/05/7-30-150x150.jpg" text:style-name="Internet_20_link" text:visited-style-name="Visited_20_Internet_20_Link">
7-30-150x150.jpg</text:a>
', '<text:a xlink:type="simple" xlink:href="https://armyinform.com.ua/wp-content/uploads/2023/05/9_sergij.jpg" text:style-name="Internet_20_link" text:visited-style-name="Visited_20_Internet_20_Link">
9_sergij.jpg</text:a>
']</text:p>
      <text:p text:style-name="P4">
Tags: ['STOPRUSSIA', 'АГРЕСІЯ РФ', 'ВТОРГНЕННЯ РФ', 'ХЕРСОН']</text:p>
      <text:p text:style-name="P4">
Category: News</text:p>
      <!--METADATA-->
      <text:p text:style-name="P4">
<draw:frame draw:style-name="fr1" draw:name="Image310" text:anchor-type="as-char" svg:width="6.9236in" svg:height="4.615733in" draw:z-index="0">
<draw:image xlink:href="../Images/AРМІЯINFORM/2023-05-17T85-00-00-04-00/0_golovna-4.jpg" xlink:type="simple" xlink:show="embed" xlink:actuate="onLoad" draw:mime-type="image/jpeg"/>
</draw:frame>
<text:span text:style-name="T4">
 After Kherson's de -occupation, the Russian military was already fired at the Gymnasium No. 20U in the city for the fourth time. The first times the walls, school classes and the windows were distorted. After the last shelling, there was a serious fire that almost completely destroyed. </text:span>
 **</text:p>
      <text:p text:style-name="P4">
<text:a xlink:type="simple" xlink:href="https://armyinform.com.ua/wp-content/uploads/2023/05/4-57.jpg" text:style-name="Internet_20_link" text:visited-style-name="Visited_20_Internet_20_Link">
!(Images/AРМІЯINFORM/2023-05-17T85-00-00-04-00/4-57-150x150.jpg)</text:a>
</text:p>
      <text:p text:style-name="P4">
<text:a xlink:type="simple" xlink:href="https://armyinform.com.ua/wp-content/uploads/2023/05/3-63.jpg" text:style-name="Internet_20_link" text:visited-style-name="Visited_20_Internet_20_Link">
<draw:frame draw:style-name="fr1" draw:name="Image311" text:anchor-type="as-char" svg:width="6.9236in" svg:height="6.9236in" draw:z-index="0">
<draw:image xlink:href="../Images/AРМІЯINFORM/2023-05-17T85-00-00-04-00/3-63-150x150.jpg" xlink:type="simple" xlink:show="embed" xlink:actuate="onLoad" draw:mime-type="image/jpeg"/>
</draw:frame>
</text:a>
</text:p>
      <text:p text:style-name="P4">
<text:a xlink:type="simple" xlink:href="https://armyinform.com.ua/wp-content/uploads/2023/05/1-74.jpg" text:style-name="Internet_20_link" text:visited-style-name="Visited_20_Internet_20_Link">
<draw:frame draw:style-name="fr1" draw:name="Image312" text:anchor-type="as-char" svg:width="6.9236in" svg:height="6.9236in" draw:z-index="0">
<draw:image xlink:href="../Images/AРМІЯINFORM/2023-05-17T85-00-00-04-00/1-74-150x150.jpg" xlink:type="simple" xlink:show="embed" xlink:actuate="onLoad" draw:mime-type="image/jpeg"/>
</draw:frame>
</text:a>
</text:p>
      <text:p text:style-name="P4">
<text:a xlink:type="simple" xlink:href="https://armyinform.com.ua/wp-content/uploads/2023/05/2-1-3.jpg" text:style-name="Internet_20_link" text:visited-style-name="Visited_20_Internet_20_Link">
<draw:frame draw:style-name="fr1" draw:name="Image313" text:anchor-type="as-char" svg:width="6.9236in" svg:height="6.9236in" draw:z-index="0">
<draw:image xlink:href="../Images/AРМІЯINFORM/2023-05-17T85-00-00-04-00/2-1-3-150x150.jpg" xlink:type="simple" xlink:show="embed" xlink:actuate="onLoad" draw:mime-type="image/jpeg"/>
</draw:frame>
</text:a>
According to the employees of the educational institution, almost all the second floor burned out, the overlap failed to the ground floor. The property of the gymnasium is destroyed.</text:p>
      <text:p text:style-name="P4">
<text:a xlink:type="simple" xlink:href="https://armyinform.com.ua/wp-content/uploads/2023/05/8-22.jpg" text:style-name="Internet_20_link" text:visited-style-name="Visited_20_Internet_20_Link">
!(Images/AРМІЯINFORM/2023-05-17T85-00-00-04-00/8-22-150x150.jpg)</text:a>
</text:p>
      <text:p text:style-name="P4">
<text:a xlink:type="simple" xlink:href="https://armyinform.com.ua/wp-content/uploads/2023/05/7-30.jpg" text:style-name="Internet_20_link" text:visited-style-name="Visited_20_Internet_20_Link">
<draw:frame draw:style-name="fr1" draw:name="Image314" text:anchor-type="as-char" svg:width="6.9236in" svg:height="6.9236in" draw:z-index="0">
<draw:image xlink:href="../Images/AРМІЯINFORM/2023-05-17T85-00-00-04-00/7-30-150x150.jpg" xlink:type="simple" xlink:show="embed" xlink:actuate="onLoad" draw:mime-type="image/jpeg"/>
</draw:frame>
</text:a>
- And although the fire was at first extinguished, then within four days still there were noble ignition, only yesterday rescuers confirmed that everything was already, - the deputy director of economic work Irina was told. -This institution had a 2018 years of history. Its destruction is a pain for all parents, students. It will be very difficult to restore, because, as you can see, only walls have been cut in buildings.</text:p>
      <text:p text:style-name="P4">
Also under artillery and mortar shelling of the enemy were residential cities and objects of critical infrastructure</text:p>
      <text:p text:style-name="P4">
<draw:frame draw:style-name="fr1" draw:name="Image315" text:anchor-type="as-char" svg:width="6.9236in" svg:height="4.615733in" draw:z-index="0">
<draw:image xlink:href="../Images/AРМІЯINFORM/2023-05-17T85-00-00-04-00/9_sergij.jpg" xlink:type="simple" xlink:show="embed" xlink:actuate="onLoad" draw:mime-type="image/jpeg"/>
</draw:frame>
- Over the last day, the enemy fired at the Kherson region 79 times, it was 406 attaches. Unfortunately, there are wounded, seven civilians, including three children of childhood, - said the situation of serviceman Sergey. - Slashing to terrorize the civilian population. We record all the crimes for the commercial court over the occupiers in the Hague.</text:p>
      <text:p text:style-name="P4">
Look more in the story</text:p>
      <text:p text:style-name="P4">
<text:span text:style-name="T5">
Opto and video author</text:span>
</text:p>
      <text:p text:style-name="P4">
News Source: <text:a xlink:type="simple" xlink:href="https://armyinform.com.ua/2023/05/17/okupanty-znyshhyly-najstarishu-gimnaziyu-v-hersoni/" text:style-name="Internet_20_link" text:visited-style-name="Visited_20_Internet_20_Link">
https://armyinform.com.ua/2023/05/17/okupanty-znyshhyly-najstarishu-gimnaziyu-v-hersoni/</text:a>
</text:p>
      <!--NEWS-->
      <text:h text:style-name="P10" text:outline-level="1">
<text:span text:style-name="T4">
General Staff reports 25 combat clashes in four sections of the front</text:span>
</text:h>
      <text:p text:style-name="P4">
Author: ['АРМІЯINFORM']</text:p>
      <text:p text:style-name="P4">
Time: 2023-05-17T86:00:00-04:00</text:p>
      <text:p text:style-name="P4">
Description: The opponent of the head of the head of the 5 rocket strokes on the mines of Bakhmut Tu Kherson Is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golovna-54.jpg" text:style-name="Internet_20_link" text:visited-style-name="Visited_20_Internet_20_Link">
golovna-54.jpg</text:a>
']</text:p>
      <text:p text:style-name="P4">
Tags: ['STOPRUSSIA', 'АГРЕСІЯ РФ', 'ВТОРГНЕННЯ РФ']</text:p>
      <text:p text:style-name="P4">
Category: News</text:p>
      <!--METADATA-->
      <text:p text:style-name="P4">
<draw:frame draw:style-name="fr1" draw:name="Image316" text:anchor-type="as-char" svg:width="6.9236in" svg:height="5.031149in" draw:z-index="0">
<draw:image xlink:href="../Images/AРМІЯINFORM/2023-05-17T86-00-00-04-00/golovna-54.jpg" xlink:type="simple" xlink:show="embed" xlink:actuate="onLoad" draw:mime-type="image/jpeg"/>
</draw:frame>
<text:span text:style-name="T4">
 🔥 Situation on Russian invasion </text:span>
</text:p>
      <text:p text:style-name="P4">
During the day, the enemy struck 5 rocket strokes in Bakhmut and Kherson by C-300 SPR. In addition, he made 32 aircraft strikes and made 40 shellings of rocket launchers on the positions of our military and settlements. Unfortunately, there are killed and injured among peacekeepers, private dwellings were damaged, and another civilian and administrative infrastructure is damaged.</text:p>
      <text:p text:style-name="P4">
The likelihood of rocket and aviation strikes throughout Ukraine is high, because the enemy continues to apply terror tactics.</text:p>
      <text:p text:style-name="P4">
The enemy continues to focus on the main efforts on the Lyman, Bakhmut, Avdiiv and Mariinsky directions. During the day, there were25 combat clashes in these areas of the front, and Bakhmut and Marinka are released at the epicenter of the fighting.</text:p>
      <text:p text:style-name="P4">
<text:span text:style-name="T4">
 Source: </text:span>
 _ <text:a xlink:type="simple" xlink:href="https://www.facebook.com/GeneralStaff.ua/posts/pfbid02bGtHQmdAvJy2DqSaMYU7GRC2sLWzA4f9HDVaN6eC8Pcw4iPsUM99GM327Wqqpjafl" text:style-name="Internet_20_link" text:visited-style-name="Visited_20_Internet_20_Link">
GSZSU</text:a>
_</text:p>
      <text:p text:style-name="P4">
News Source: <text:a xlink:type="simple" xlink:href="https://armyinform.com.ua/2023/05/17/genshtab-povidomlyaye-pro-25-bojovyh-zitknen-na-chotyroh-dilyankah-frontu/" text:style-name="Internet_20_link" text:visited-style-name="Visited_20_Internet_20_Link">
https://armyinform.com.ua/2023/05/17/genshtab-povidomlyaye-pro-25-bojovyh-zitknen-na-chotyroh-dilyankah-frontu/</text:a>
</text:p>
      <!--NEWS-->
      <text:h text:style-name="P10" text:outline-level="1">
<text:span text:style-name="T4">
The Armed Forces Aviation has made 14 blows on the enemy, 5</text:span>
</text:h>
      <text:p text:style-name="P4">
Author: ['АРМІЯINFORM']</text:p>
      <text:p text:style-name="P4">
Time: 2023-05-17T87:00:00-04:00</text:p>
      <text:p text:style-name="P4">
Description: “The Avіiaziya defense forces for Dob was headed by 14 strokes in the areas of Zseridzhennya of a special warehous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ukrayinska-aviacziya.jpg" text:style-name="Internet_20_link" text:visited-style-name="Visited_20_Internet_20_Link">
ukrayinska-aviacziya.jpg</text:a>
']</text:p>
      <text:p text:style-name="P4">
Tags: ['STOPRUSSIA', 'АГРЕСІЯ РФ', 'ВТОРГНЕННЯ РФ', 'ГШ ЗСУ', 'ХРОНІКА ОБОРОНИ']</text:p>
      <text:p text:style-name="P4">
Category: News</text:p>
      <!--METADATA-->
      <text:p text:style-name="P4">
<draw:frame draw:style-name="fr1" draw:name="Image317" text:anchor-type="as-char" svg:width="6.9236in" svg:height="5.185007in" draw:z-index="0">
<draw:image xlink:href="../Images/AРМІЯINFORM/2023-05-17T87-00-00-04-00/ukrayinska-aviacziya.jpg" xlink:type="simple" xlink:show="embed" xlink:actuate="onLoad" draw:mime-type="image/jpeg"/>
</draw:frame>
Illustrative photo</text:p>
      <text:p text:style-name="P4">
<text:span text:style-name="T4">
 🔥 Situation on Russian invasion </text:span>
</text:p>
      <text:p text:style-name="P4">
“Aviation of defense forces per day made 14 beats in the areas of concentration of personal staff and military equipment of the enemy, of which 5 were on the anti-aircraft missile complexes of the invaders. In addition, during this day our defenders have described 2 reconnaissance UAVs of the type "Orlan-10",-reports the General Staff of Ukraine. The General Staff informs that the units of missile troops and artillery have impressed the 1-maker of management, 6 areas of concentration of live force, 2 ammunition depots, 2 warehouses of fuel and lubricants, 1 artillery unit for fire deployment, 2 means of air defense and two more important hostages.</text:p>
      <text:p text:style-name="P4">
<text:span text:style-name="T4">
 Source: </text:span>
 <text:a xlink:type="simple" xlink:href="https://www.facebook.com/GeneralStaff.ua/posts/pfbid02bGtHQmdAvJy2DqSaMYU7GRC2sLWzA4f9HDVaN6eC8Pcw4iPsUM99GM327Wqqpjafl" text:style-name="Internet_20_link" text:visited-style-name="Visited_20_Internet_20_Link">
<text:span text:style-name="T5">
gshzu</text:span>
</text:a>
</text:p>
      <text:p text:style-name="P4">
News Source: <text:a xlink:type="simple" xlink:href="https://armyinform.com.ua/2023/05/17/aviacziya-zsu-zavdala-14-udariv-po-vorogu-5-z-yakyh-po-zrk-okupantiv/" text:style-name="Internet_20_link" text:visited-style-name="Visited_20_Internet_20_Link">
https://armyinform.com.ua/2023/05/17/aviacziya-zsu-zavdala-14-udariv-po-vorogu-5-z-yakyh-po-zrk-okupantiv/</text:a>
</text:p>
      <!--NEWS-->
      <text:h text:style-name="P10" text:outline-level="1">
<text:span text:style-name="T4">
In July, a joint venture of Ukroboronprom and RheinMetall will start work</text:span>
</text:h>
      <text:p text:style-name="P4">
Author: ['АРМІЯINFORM']</text:p>
      <text:p text:style-name="P4">
Time: 2023-05-17T88:00:00-04:00</text:p>
      <text:p text:style-name="P4">
Description: The Holder Concern "Ukroboronprom" I is one zy svikhihi lideri -… war with Ukraine 2022, the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screenshot_2-2.jpg" text:style-name="Internet_20_link" text:visited-style-name="Visited_20_Internet_20_Link">
screenshot_2-2.jpg</text:a>
']</text:p>
      <text:p text:style-name="P4">
Tags: ['RHEINMETALL', 'УКРАЇНА-НІМЕЧЧИНА', 'УКРОБОРОНПРОМ']</text:p>
      <text:p text:style-name="P4">
Category: News</text:p>
      <!--METADATA-->
      <text:p text:style-name="P4">
<draw:frame draw:style-name="fr1" draw:name="Image318" text:anchor-type="as-char" svg:width="6.9236in" svg:height="3.882986in" draw:z-index="0">
<draw:image xlink:href="../Images/AРМІЯINFORM/2023-05-17T88-00-00-04-00/screenshot_2-2.jpg" xlink:type="simple" xlink:show="embed" xlink:actuate="onLoad" draw:mime-type="image/jpeg"/>
</draw:frame>
Illustrative photo</text:p>
      <text:p text:style-name="P4">
The State Concern "Ukroboronprom" and one of the world leaders of the defense industry - the German company Rheinmetall - have concluded an agreement on strategic partnership. The purpose is to strengthen the defense industry of Ukraine and its national security by creating a joint venture.</text:p>
      <text:p text:style-name="P4">
About it <text:a xlink:type="simple" xlink:href="https://www.facebook.com/ukroboronprom/posts/pfbid0VSLLkVCtZrvsqkWb2AuUqsBne3KQ9LCZCgnmwG1skkrUFiAbXWo6skfvnUjBtNLcl" text:style-name="Internet_20_link" text:visited-style-name="Visited_20_Internet_20_Link">
reports</text:a>
State concern "Ukroboronprom".</text:p>
      <ul>
        <li>
As soon as possible, Ukraine's urgent needs for its struggle and democracy are an extremely important business for us. Thanks to its extent and capabilities, Rheinmetall has everything to be a valuable and powerful partner for Ukraine in both short -term and long -term spectrics. In turn, Ukroboronprom, led by Yuri Gusev, is a duplicate partner for us, - said Armin Papperger's executive director of the German company.</li>
      </ul>
      <text:p text:style-name="P4">
As it is noted, according to the agreement, the basis and first step for cooperation is the maintenance and repair of armored vehicles, transferred to Ukraine. Nadal partners intend to produce Rheinmetall products in Ukraine jointly, as well as jointly develop promising samples German specialists.</text:p>
      <ul>
        <li>
It is a great honor for me to create a joint venture between one of the leading world manufacturers of the RheinMetall defense industry and Ukroboronprom, which increased the manufacture of military equipment and armored vehicles. Working for the victory 24/7, Ukroboronprom, can do even more. We are grateful to Rheinmetall for his willingness to help Russia, - said Director General of Ukroboronprom Yuri Gusev.</li>
      </ul>
      <text:p text:style-name="P4">
The joint venture is scheduled for mid -July 2023.</text:p>
      <text:p text:style-name="P4">
News Source: <text:a xlink:type="simple" xlink:href="https://armyinform.com.ua/2023/05/17/u-lypni-rozpochne-robotu-spilne-pidpryyemstvo-ukroboronpromu-ta-rheinmetall/" text:style-name="Internet_20_link" text:visited-style-name="Visited_20_Internet_20_Link">
https://armyinform.com.ua/2023/05/17/u-lypni-rozpochne-robotu-spilne-pidpryyemstvo-ukroboronpromu-ta-rheinmetall/</text:a>
</text:p>
      <!--NEWS-->
      <text:h text:style-name="P10" text:outline-level="1">
<text:span text:style-name="T4">
Lublin discussed the implementation of NATO Deep in Ukraine</text:span>
</text:h>
      <text:p text:style-name="P4">
Author: ['АРМІЯINFORM']</text:p>
      <text:p text:style-name="P4">
Time: 2023-05-17T89:00:00-04:00</text:p>
      <text:p text:style-name="P4">
Description: Head of the National Academy of Academy of Academy of Law of the Ground Vieman Imeni Getman Peter Sagaidachny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347137214_559156549746811_3560449308113648167_n.jpg" text:style-name="Internet_20_link" text:visited-style-name="Visited_20_Internet_20_Link">
347137214_559156549746811_3560449308113648167_n.jpg</text:a>
']</text:p>
      <text:p text:style-name="P4">
Tags: ['НАЦІОНАЛЬНА АКАДЕМІЯ СУХОПУТНИХ ВІЙСЬК ІМЕНІ ГЕТЬМАНА ПЕТРА САГАЙДАЧНОГО', 'ПРОГРАМА НАТО']</text:p>
      <text:p text:style-name="P4">
Category: News</text:p>
      <!--METADATA-->
      <text:p text:style-name="P4">
<draw:frame draw:style-name="fr1" draw:name="Image319" text:anchor-type="as-char" svg:width="6.9236in" svg:height="5.1927in" draw:z-index="0">
<draw:image xlink:href="../Images/AРМІЯINFORM/2023-05-17T89-00-00-04-00/347137214_559156549746811_3560449308113648167_n.jpg" xlink:type="simple" xlink:show="embed" xlink:actuate="onLoad" draw:mime-type="image/jpeg"/>
</draw:frame>
Head of the National Academy of Land Forces named after Hetman Petrasagaydachny Lieutenant-General Pavel Tkachuk in the Polish city of Lublin, in the summing up of the implementation of the NATO Deep program in Ukraine.</text:p>
      <text:p text:style-name="P4">
He [wrote] about it(https://www.facebook.com/tkachukpp/posts/pfbid02dun7uGcYoFRPaSx9Re75BB8uWT2yEJwj4qv1wGSsDhXu6Qn1zGxahtEBTL5yP9eyl)On his Facebook page.</text:p>
      <text:p text:style-name="P4">
-Today, the headquarters of the Lithuanian-Polish-Ukrainian multinational brigades summarized the results of the implementation of the NATO Deep program in Ukraine and discussed with famous reliable friends and partners areas of further cooperation.</text:p>
      <text:p text:style-name="P4">
Despite the difficult wartime, the staff of the National Academy of Land Activities has been implemented(DEEP). Активно працюємо над покращенням методик навчання. Нашіінструктори, що завершили підготовку під егідою військових освітян НАТО, своєїроботи не припиняють.</text:p>
      <text:p text:style-name="P4">
До слова, одним із пріоритетів для нашого навчального закладу залишаєтьсявивчення англійської мови як курсантами, так і викладачами. Серед іншихдосягнень у рамках програми DEEP бачимо також використання технологійдистанційної освіти та інші важливі напрямки, — підкреслив Павло Ткачук.</text:p>
      <text:p text:style-name="P4">
Також він подякував керівникам програми DEEP, зокрема її директору пануМаріушу Солісу, за підтримку та можливість нашим викладачам підвищувати своюпрофесійну майстерність у межах широкого спектра запропонованих програм.</text:p>
      <text:p text:style-name="P4">
News Source: <text:a xlink:type="simple" xlink:href="https://armyinform.com.ua/2023/05/17/u-lyublini-obgovoryly-realizacziyu-programy-nato-deep-v-ukrayini/" text:style-name="Internet_20_link" text:visited-style-name="Visited_20_Internet_20_Link">
https://armyinform.com.ua/2023/05/17/u-lyublini-obgovoryly-realizacziyu-programy-nato-deep-v-ukrayini/</text:a>
</text:p>
      <!--NEWS-->
      <text:h text:style-name="P10" text:outline-level="1">
<text:span text:style-name="T4">
46 of the Council of Europe States approved the Declaration to support Ukraine</text:span>
</text:h>
      <text:p text:style-name="P4">
Author: ['АРМІЯINFORM']</text:p>
      <text:p text:style-name="P4">
Time: 2023-05-17T90:00:00-04:00</text:p>
      <text:p text:style-name="P4">
Description: The MITENTENT OF THE OF THE OF THE MAST MASHISED THE BUSTICTION OF KARATI ALICK TO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thumb_203862_820_360_0_0_auto.jpg" text:style-name="Internet_20_link" text:visited-style-name="Visited_20_Internet_20_Link">
thumb_203862_820_360_0_0_auto.jpg</text:a>
']</text:p>
      <text:p text:style-name="P4">
Tags: ['STOPRUSSIA', 'АГРЕСІЯ РФ', 'ВТОРГНЕННЯ РФ', 'ДЕНИС ШМИГАЛЬ', 'УРЯДОВИЙ ПОРТАЛ']</text:p>
      <text:p text:style-name="P4">
Category: News</text:p>
      <!--METADATA-->
      <text:p text:style-name="P4">
<draw:frame draw:style-name="fr1" draw:name="Image320" text:anchor-type="as-char" svg:width="6.9236in" svg:height="4.610104in" draw:z-index="0">
<draw:image xlink:href="../Images/AРМІЯINFORM/2023-05-17T90-00-00-04-00/thumb_203862_820_360_0_0_auto.jpg" xlink:type="simple" xlink:show="embed" xlink:actuate="onLoad" draw:mime-type="image/jpeg"/>
</draw:frame>
International justice should demonstrate their ability to punish criminals tauvido. The aggressor state should be responsible for its rank.</text:p>
      <text:p text:style-name="P4">
This was emphasized by Prime Minister of Ukraine Denis Shmigal during the final treatment conference on the results of the Fourth Summit of the Council of Europe in Reykjavik, <text:a xlink:type="simple" xlink:href="https://www.kmu.gov.ua/news/46-derzhav-rady-ievropy-ukhvalyly-deklaratsiiu-na-pidtrymku-ukrainy" text:style-name="Internet_20_link" text:visited-style-name="Visited_20_Internet_20_Link">
reports</text:a>
Government portal.</text:p>
      <text:p text:style-name="P4">
“Today, Europe is faced with extraordinary challenges in the conditions of full -scale, barbaric and cruel aggression of Russia against Ukraine. Thisaggression is contrary to all our values and principles, as well as the basic European architecture, which was formed to avoid the repetition of the world of world war. I am convinced that in these dark time for our continent, the union of Council of Europe to these values and principles is more important than ever, ”the Prime Minister said.</text:p>
      <text:p text:style-name="P4">
Denis Shmigal emphasized the importance of realization of the formula of the President of Ukraine of the Volodymyr Zelensky and called the historical decision to create registries caused by Russia's aggression against Ukraine.</text:p>
      <text:p text:style-name="P4">
“A clear message of the Council of Europe Summit to support further efforts to create a special tribunal for the punishment of the Russian political tava leadership for the crime of aggression is extremely important. I want to dress all friends of Ukraine for the effective manifestation of solidarity, ”Denyshmigal said.</text:p>
      <text:p text:style-name="P4">
According to the results of the summit of 46 states, they approved a declaration in which:</text:p>
      <ul>
        <li>
          <text:p text:style-name="P4">
supported the Ukrainian formula of peace;</text:p>
        </li>
        <li>
          <text:p text:style-name="P4">
progress in the creation of a special joint for the leadership of Russia;</text:p>
        </li>
        <li>
          <text:p text:style-name="P4">
proclaimed the creation of a register of losses caused by Russia's aggression against Ukraine as the first component of the international compensation mechanism;</text:p>
        </li>
        <li>
          <text:p text:style-name="P4">
declared a willingness to participate in further initiatives on building a mechanism. Including in the creation of a compensation commission and the compensation fund;</text:p>
        </li>
        <li>
          <text:p text:style-name="P4">
called on the Russian Federation to release civilian Ukrainians, including deported Ukrainian children.</text:p>
        </li>
      </ul>
      <text:p text:style-name="P4">
News Source: <text:a xlink:type="simple" xlink:href="https://armyinform.com.ua/2023/05/17/46-derzhav-rady-yevropy-uhvalyly-deklaracziyu-na-pidtrymku-ukrayiny/" text:style-name="Internet_20_link" text:visited-style-name="Visited_20_Internet_20_Link">
https://armyinform.com.ua/2023/05/17/46-derzhav-rady-yevropy-uhvalyly-deklaracziyu-na-pidtrymku-ukrayiny/</text:a>
</text:p>
      <!--NEWS-->
      <text:h text:style-name="P10" text:outline-level="1">
<text:span text:style-name="T4">
Vinnytsia Garrison's Military Pandained Blood for Wounded</text:span>
</text:h>
      <text:p text:style-name="P4">
Author: ['Оксана Уретій']</text:p>
      <text:p text:style-name="P4">
Time: 2023-05-17T91:00:00-04:00</text:p>
      <text:p text:style-name="P4">
Description: Vid ears of great vinei in Ukrainian RIZOKO Delivee in the blood of such drugs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1-2-1.jpg" text:style-name="Internet_20_link" text:visited-style-name="Visited_20_Internet_20_Link">
1-2-1.jpg</text:a>
', '<text:a xlink:type="simple" xlink:href="https://armyinform.com.ua/wp-content/uploads/2023/05/4-2-1-150x150.jpg" text:style-name="Internet_20_link" text:visited-style-name="Visited_20_Internet_20_Link">
4-2-1-150x150.jpg</text:a>
', '<text:a xlink:type="simple" xlink:href="https://armyinform.com.ua/wp-content/uploads/2023/05/3-2-2-150x150.jpg" text:style-name="Internet_20_link" text:visited-style-name="Visited_20_Internet_20_Link">
3-2-2-150x150.jpg</text:a>
', '<text:a xlink:type="simple" xlink:href="https://armyinform.com.ua/wp-content/uploads/2023/05/5-44-150x150.jpg" text:style-name="Internet_20_link" text:visited-style-name="Visited_20_Internet_20_Link">
5-44-150x150.jpg</text:a>
', '<text:a xlink:type="simple" xlink:href="https://armyinform.com.ua/wp-content/uploads/2023/05/2-3-1-150x150.jpg" text:style-name="Internet_20_link" text:visited-style-name="Visited_20_Internet_20_Link">
2-3-1-150x150.jpg</text:a>
']</text:p>
      <text:p text:style-name="P4">
Tags: ['STOPRUSSIA', 'АГРЕСІЯ РФ', 'ВТОРГНЕННЯ РФ']</text:p>
      <text:p text:style-name="P4">
Category: News</text:p>
      <!--METADATA-->
      <text:p text:style-name="P4">
<draw:frame draw:style-name="fr1" draw:name="Image321" text:anchor-type="as-char" svg:width="6.9236in" svg:height="3.894525in" draw:z-index="0">
<draw:image xlink:href="../Images/AРМІЯINFORM/2023-05-17T91-00-00-04-00/1-2-1.jpg" xlink:type="simple" xlink:show="embed" xlink:actuate="onLoad" draw:mime-type="image/jpeg"/>
</draw:frame>
Since the beginning of the Great War, the need for blood and its products needed to save both military and civilians has increased sharply. Donation, without exaggeration, has become the line of defense that every Ukrainian can be.</text:p>
      <text:p text:style-name="P4">
Recently, at the initiative of the Civil-Military Cooperation Group of the Armed Forces of the Armed Forces, another blood donation was organized to replenish the donor blood.</text:p>
      <ul>
        <li>
Today, the importance of such measures is difficult to overestimate, - Alexey Popik, a senior CVD Group Officer Army, commented on the shortcuts of the Army. - We are well aware of the need for donor blood necessary for the rescue of the life of our brothers and the scenes. So they decided to involve the military Dononor action. There were even more people who planned.</li>
      </ul>
      <text:p text:style-name="P4">
<text:a xlink:type="simple" xlink:href="https://armyinform.com.ua/wp-content/uploads/2023/05/4-2-1.jpg" text:style-name="Internet_20_link" text:visited-style-name="Visited_20_Internet_20_Link">
!(Images/AРМІЯINFORM/2023-05-17T91-00-00-04-00/4-2-1-150x150.jpg)</text:a>
</text:p>
      <text:p text:style-name="P4">
<text:a xlink:type="simple" xlink:href="https://armyinform.com.ua/wp-content/uploads/2023/05/3-2-2.jpg" text:style-name="Internet_20_link" text:visited-style-name="Visited_20_Internet_20_Link">
<draw:frame draw:style-name="fr1" draw:name="Image322" text:anchor-type="as-char" svg:width="6.9236in" svg:height="6.9236in" draw:z-index="0">
<draw:image xlink:href="../Images/AРМІЯINFORM/2023-05-17T91-00-00-04-00/3-2-2-150x150.jpg" xlink:type="simple" xlink:show="embed" xlink:actuate="onLoad" draw:mime-type="image/jpeg"/>
</draw:frame>
</text:a>
</text:p>
      <text:p text:style-name="P4">
<text:a xlink:type="simple" xlink:href="https://armyinform.com.ua/wp-content/uploads/2023/05/5-44.jpg" text:style-name="Internet_20_link" text:visited-style-name="Visited_20_Internet_20_Link">
<draw:frame draw:style-name="fr1" draw:name="Image323" text:anchor-type="as-char" svg:width="6.9236in" svg:height="6.9236in" draw:z-index="0">
<draw:image xlink:href="../Images/AРМІЯINFORM/2023-05-17T91-00-00-04-00/5-44-150x150.jpg" xlink:type="simple" xlink:show="embed" xlink:actuate="onLoad" draw:mime-type="image/jpeg"/>
</draw:frame>
</text:a>
</text:p>
      <text:p text:style-name="P4">
<text:a xlink:type="simple" xlink:href="https://armyinform.com.ua/wp-content/uploads/2023/05/2-3-1.jpg" text:style-name="Internet_20_link" text:visited-style-name="Visited_20_Internet_20_Link">
<draw:frame draw:style-name="fr1" draw:name="Image324" text:anchor-type="as-char" svg:width="6.9236in" svg:height="6.9236in" draw:z-index="0">
<draw:image xlink:href="../Images/AРМІЯINFORM/2023-05-17T91-00-00-04-00/2-3-1-150x150.jpg" xlink:type="simple" xlink:show="embed" xlink:actuate="onLoad" draw:mime-type="image/jpeg"/>
</draw:frame>
</text:a>
During the week, the Vinnytsia garrison was donated more than 100 liters of blood.</text:p>
      <ul>
        <li>
We are very grateful to all who have joined the event, as well as those who have come to the end. We all know that half a liter of donor blood can save the lives of three patients. So, these days, we have done a good deed, designed to rescue the life and health of our colleagues, as well as peaceful Ukrainians affected The West of the Armed Forces of the Armed Forces. Let's get good things together!</li>
      </ul>
      <text:p text:style-name="P4">
Read also:</text:p>
      <text:p text:style-name="P4">
[Every day civilians in Zaporozhye think - whether or not a Russian shell of the eight house] will hit(https://armyinform.com.ua/2023/05/14/shhodnya-myrni-meshkanczi-na-zaporizhzhi-gadayut-vluchyt-chy-ni-rosijskyj-snaryad-u-yihnij-budynok/?fbclid=IwAR0jg_n3c2W0TEG-53zNAAGb5mcSmDsoiALZHGBNBR-RjmDqIjVWW7qLbL0)<text:span text:style-name="T5">
Foto and video Vladislav Demyanenko</text:span>
</text:p>
      <text:p text:style-name="P4">
News Source: <text:a xlink:type="simple" xlink:href="https://armyinform.com.ua/2023/05/17/vijskovi-vinnyczkogo-garnizonu-zdaly-krov-dlya-poranenyh/" text:style-name="Internet_20_link" text:visited-style-name="Visited_20_Internet_20_Link">
https://armyinform.com.ua/2023/05/17/vijskovi-vinnyczkogo-garnizonu-zdaly-krov-dlya-poranenyh/</text:a>
</text:p>
      <!--NEWS-->
      <text:h text:style-name="P10" text:outline-level="1">
<text:span text:style-name="T4">
We expect NATO to offer a clear algorithm of Ukraine's movement before entering the Alliance - Olga Stefanyshyn</text:span>
</text:h>
      <text:p text:style-name="P4">
Author: ['АРМІЯINFORM']</text:p>
      <text:p text:style-name="P4">
Time: 2023-05-17T92:00:00-04:00</text:p>
      <text:p text:style-name="P4">
Description: Syogodnі, 17 herbal, widen Chergov Zavidannya Komii Zwan Coordina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nato.jpg" text:style-name="Internet_20_link" text:visited-style-name="Visited_20_Internet_20_Link">
nato.jpg</text:a>
']</text:p>
      <text:p text:style-name="P4">
Tags: ['STOPRUSSIA', 'АГРЕСІЯ РФ', 'ВСТУП ДО НАТО', 'ВТОРГНЕННЯ РФ']</text:p>
      <text:p text:style-name="P4">
Category: News</text:p>
      <!--METADATA-->
      <text:p text:style-name="P4">
<draw:frame draw:style-name="fr1" draw:name="Image325" text:anchor-type="as-char" svg:width="6.9236in" svg:height="4.609778in" draw:z-index="0">
<draw:image xlink:href="../Images/AРМІЯINFORM/2023-05-17T92-00-00-04-00/nato.jpg" xlink:type="simple" xlink:show="embed" xlink:actuate="onLoad" draw:mime-type="image/jpeg"/>
</draw:frame>
Illustrative photo</text:p>
      <text:p text:style-name="P4">
Today, on May 17, the next meeting of the Commission on Coordination of Evi-Atlantic Integration of Ukraine under the chairmanship of the Vice Prime Minister of Internal Affairs of European and Euro-Atlantic Integration Olga Stefanyshyn.</text:p>
      <text:p text:style-name="P4">
About it <text:a xlink:type="simple" xlink:href="https://www.kmu.gov.ua/news/ochikuiemo-shcho-nato-zaproponuie-chitkyi-alhorytm-rukhu-ukrainy-do-vstupu-v-alians-olha-stefanishyna" text:style-name="Internet_20_link" text:visited-style-name="Visited_20_Internet_20_Link">
reports</text:a>
Government portal.</text:p>
      <text:p text:style-name="P4">
The focus of the event was the issue of preparation for the meeting of the Commission of Ukraine-NATO, along with the heads of state and governments in the fields of the NATO summit, which will take place on July 11-12, Vilnius, Lithuania.</text:p>
      <text:p text:style-name="P4">
Vice Prime Minister outlined the main expectations of the Ukrainian side of NATO's outlook: “It is important to get assurance of readiness from states-to support the formula of peace of President of Ukraine Vladimir Zelensky. We are aware that Ukraine will become a member of NATO A clear motion algorithm to entry. By that time, it is critical that Ukraine has security guarantees from NATO member states that in no way can be an alternative to membership. In particular, we are counting on NATO member states until Ukraine's territorial integrity restoration of sovereignty within the internationally recognized borders of 1991. "</text:p>
      <text:p text:style-name="P4">
Olga Stefanyshyn also noted that in the fields of NATO Summit, Ukraine awaits the updated comprehensive NATO assistance package to Ukraine in order to reconcile Ukraine with a complete alliance and a comprehensive transition to NATO standards. The document should focus on medium-term projects. Ukraine has identified a number of priorities that, in addition to the provision of military interoperability, covers areas related to the overcoming of Russia's competences of Russia. This is, in particular, humanitarian demining, building a medical system(psychological)Rehabilitation of wounded military servicemen, as well as a system of transition from a military career of a pre -trial life.</text:p>
      <text:p text:style-name="P4">
At the meeting of the commission, the current issues of Ukraine's interaction were also spoken, in particular, the state of fulfillment of the objectives of the goals of partnership within the participation of Ukraine in the process of planning and evaluation of forces, integration of programs and courses of European and Euro -Atlantic integration of Ukraine into the system of secondary education.</text:p>
      <text:p text:style-name="P4">
News Source: <text:a xlink:type="simple" xlink:href="https://armyinform.com.ua/2023/05/17/ochikuyemo-shho-nato-zaproponuye-chitkyj-algorytm-ruhu-ukrayiny-do-vstupu-v-alyans-olga-stefanishyna/" text:style-name="Internet_20_link" text:visited-style-name="Visited_20_Internet_20_Link">
https://armyinform.com.ua/2023/05/17/ochikuyemo-shho-nato-zaproponuye-chitkyj-algorytm-ruhu-ukrayiny-do-vstupu-v-alyans-olga-stefanishyna/</text:a>
</text:p>
      <!--NEWS-->
      <text:h text:style-name="P10" text:outline-level="1">
<text:span text:style-name="T4">
Office of the Prosecutor General of Ukraine: more than 87 thousand military crimes are documented</text:span>
</text:h>
      <text:p text:style-name="P4">
Author: ['АРМІЯINFORM']</text:p>
      <text:p text:style-name="P4">
Time: 2023-05-17T93: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arcrime-17052023ua.jpg" text:style-name="Internet_20_link" text:visited-style-name="Visited_20_Internet_20_Link">
warcrime-17052023ua.jpg</text:a>
', '<text:a xlink:type="simple" xlink:href="https://armyinform.com.ua/wp-content/uploads/2023/05/warcrime-17052023en.jpg" text:style-name="Internet_20_link" text:visited-style-name="Visited_20_Internet_20_Link">
warcrime-17052023en.jpg</text:a>
']</text:p>
      <text:p text:style-name="P4">
Tags: []</text:p>
      <text:p text:style-name="P4">
Category: News</text:p>
      <!--METADATA-->
      <text:p text:style-name="P4">
<draw:frame draw:style-name="fr1" draw:name="Image326" text:anchor-type="as-char" svg:width="6.9236in" svg:height="4.448413in" draw:z-index="0">
<draw:image xlink:href="../Images/AРМІЯINFORM/2023-05-17T93-00-00-04-00/warcrime-1705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May 17 </text:span>
 Registered:</text:p>
      <ul>
        <li>
87 350 Military Crimes, * 17 161 Crime against National Security of Ukraine.</li>
      </ul>
      <text:p text:style-name="P4">
In addition, according to the official data of juvenile prosecutors, <text:span text:style-name="T4">
 1458 children have become </text:span>
 due to Russian aggression, of which:</text:p>
      <ul>
        <li>
481 - the child was killed; * 977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27" text:anchor-type="as-char" svg:width="6.9236in" svg:height="4.448413in" draw:z-index="0">
<draw:image xlink:href="../Images/AРМІЯINFORM/2023-05-17T93-00-00-04-00/warcrime-17052023en.jpg" xlink:type="simple" xlink:show="embed" xlink:actuate="onLoad" draw:mime-type="image/jpeg"/>
</draw:frame>
</text:p>
      <text:p text:style-name="P4">
News Source: <text:a xlink:type="simple" xlink:href="https://armyinform.com.ua/2023/05/17/ofis-genprokurora-ukrayiny-zadokumentovano-bilshe-87-tysyach-voyennyh-zlochyniv/" text:style-name="Internet_20_link" text:visited-style-name="Visited_20_Internet_20_Link">
https://armyinform.com.ua/2023/05/17/ofis-genprokurora-ukrayiny-zadokumentovano-bilshe-87-tysyach-voyennyh-zlochyniv/</text:a>
</text:p>
      <!--NEWS-->
      <text:h text:style-name="P10" text:outline-level="1">
<text:span text:style-name="T4">
The Senate of France voted for the recognition of the 1932-1933 famine by the genocide of the Ukrainian people</text:span>
</text:h>
      <text:p text:style-name="P4">
Author: ['АРМІЯINFORM']</text:p>
      <text:p text:style-name="P4">
Time: 2023-05-17T94:00:00-04:00</text:p>
      <text:p text:style-name="P4">
Description: At the Syogodnishomovo Senate Franziya Schvalovan, the resolution of the Voznate Holodomor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98475af361802fe49778e9c94c6b4cb7.jpg" text:style-name="Internet_20_link" text:visited-style-name="Visited_20_Internet_20_Link">
98475af361802fe49778e9c94c6b4cb7.jpg</text:a>
']</text:p>
      <text:p text:style-name="P4">
Tags: ['STOPRUSSIA', 'АГРЕСІЯ РФ', 'ВТОРГНЕННЯ РФ', 'ДМИТРО КУЛЕБА']</text:p>
      <text:p text:style-name="P4">
Category: News</text:p>
      <!--METADATA-->
      <text:p text:style-name="P4">
<draw:frame draw:style-name="fr1" draw:name="Image328" text:anchor-type="as-char" svg:width="6.9236in" svg:height="4.597703in" draw:z-index="0">
<draw:image xlink:href="../Images/AРМІЯINFORM/2023-05-17T94-00-00-04-00/98475af361802fe49778e9c94c6b4cb7.jpg" xlink:type="simple" xlink:show="embed" xlink:actuate="onLoad" draw:mime-type="image/jpeg"/>
</draw:frame>
At today's meeting, the Senate of France approved the resolution on the recognition of the 1932-1933 genocide of the Ukrainian people.</text:p>
      <text:p text:style-name="P4">
About this the head of the Ministry of Foreign Affairs of Ukraine Dmytro Kuleba <text:a xlink:type="simple" xlink:href="https://twitter.com/DmytroKuleba/status/1658884917302788097" text:style-name="Internet_20_link" text:visited-style-name="Visited_20_Internet_20_Link">
reported</text:a>
Votteri.</text:p>
      <text:p text:style-name="P4">
“The Senate of France has just recognized the famine of 1932-1933 by the genocide of the Ukrainian Narode. I am grateful to the French senators for this historical vote that respects justice and honor the memory of millions of victims. Such crimes should not be repeated and should never be forgotten, ” - said Dmitry Kuleba.</text:p>
      <text:p text:style-name="P4">
News Source: <text:a xlink:type="simple" xlink:href="https://armyinform.com.ua/2023/05/17/senat-francziyi-progolosuvav-za-vyznannya-golodomoru-1932-1933-rokiv-genoczydom-ukrayinskogo-narodu/" text:style-name="Internet_20_link" text:visited-style-name="Visited_20_Internet_20_Link">
https://armyinform.com.ua/2023/05/17/senat-francziyi-progolosuvav-za-vyznannya-golodomoru-1932-1933-rokiv-genoczydom-ukrayinskogo-narodu/</text:a>
</text:p>
      <!--NEWS-->
      <text:h text:style-name="P10" text:outline-level="1">
<text:span text:style-name="T4">
The occupier under the action of drugs shortened his age - intercepting GUR</text:span>
</text:h>
      <text:p text:style-name="P4">
Author: ['АРМІЯINFORM']</text:p>
      <text:p text:style-name="P4">
Time: 2023-05-17T95:00:00-04:00</text:p>
      <text:p text:style-name="P4">
Description: VIISKOVOVOVOVEV RF ROZPOVIDEN about self -DISH ONE Soldier -PIDRODILA on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foto1-9.jpg" text:style-name="Internet_20_link" text:visited-style-name="Visited_20_Internet_20_Link">
foto1-9.jpg</text:a>
']</text:p>
      <text:p text:style-name="P4">
Tags: []</text:p>
      <text:p text:style-name="P4">
Category: News</text:p>
      <!--METADATA-->
      <text:p text:style-name="P4">
<draw:frame draw:style-name="fr1" draw:name="Image329" text:anchor-type="as-char" svg:width="6.9236in" svg:height="3.750283in" draw:z-index="0">
<draw:image xlink:href="../Images/AРМІЯINFORM/2023-05-17T95-00-00-04-00/foto1-9.jpg" xlink:type="simple" xlink:show="embed" xlink:actuate="onLoad" draw:mime-type="image/jpeg"/>
</draw:frame>
Illustrative photo</text:p>
      <text:p text:style-name="P4">
The Russian serviceman tells the self -blowing of one of the soldiers of his or her departure unit in a state of drug intoxication.</text:p>
      <text:p text:style-name="P4">
“I was sleepy in the basement. Then he came out, illuminated the lantern, I look: stem, thought that the window flew into the window, and there - guts, stuffing lies, ” - said.</text:p>
      <text:p text:style-name="P4">
He also says that the suicide was under the influence of narcotic substances.</text:p>
      <text:p text:style-name="P4">
“Because he was under drugs. Take blood for examination. We offered me when he was sleeping, ”the occupier added.</text:p>
      <text:p text:style-name="P4">
<text:span text:style-name="T4">
 Source: </text:span>
 _ <text:a xlink:type="simple" xlink:href="https://gur.gov.ua/content/podumaly-chto-v-okno-pryletelo-a-on-bl-d-ves-tam---kyshky-farsh-lezhyt-vse-vot-chto-ia-vydel.html" text:style-name="Internet_20_link" text:visited-style-name="Visited_20_Internet_20_Link">
GUR MOU of Ukraine</text:a>
_</text:p>
      <text:p text:style-name="P4">
News Source: <text:a xlink:type="simple" xlink:href="https://armyinform.com.ua/2023/05/17/okupant-pid-diyeyu-narkotykiv-vkorotyv-sobi-viku-perehoplennya-gur/" text:style-name="Internet_20_link" text:visited-style-name="Visited_20_Internet_20_Link">
https://armyinform.com.ua/2023/05/17/okupant-pid-diyeyu-narkotykiv-vkorotyv-sobi-viku-perehoplennya-gur/</text:a>
</text:p>
      <!--NEWS-->
      <text:h text:style-name="P10" text:outline-level="1">
<text:span text:style-name="T4">
Elena Zelenskaya thanked the Government of the Republic of Korea for the support of Ukraine</text:span>
</text:h>
      <text:p text:style-name="P4">
Author: ['АРМІЯINFORM']</text:p>
      <text:p text:style-name="P4">
Time: 2023-05-17T96:00:00-04:00</text:p>
      <text:p text:style-name="P4">
Description: At the intergraces of Vizita before the Korea Persha Korea, Olena Zelenska spent Zustych Iz ... War with Ukraine 2022, the war with Ukraine is the latest news today, the news with Ukraine 2022 is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d9ed5691e7abf74b7168b4829cdb0dad_1684317133_extra_large.jpeg" text:style-name="Internet_20_link" text:visited-style-name="Visited_20_Internet_20_Link">
d9ed5691e7abf74b7168b4829cdb0dad_1684317133_extra_large.jpeg</text:a>
']</text:p>
      <text:p text:style-name="P4">
Tags: []</text:p>
      <text:p text:style-name="P4">
Category: News</text:p>
      <!--METADATA-->
      <text:p text:style-name="P4">
<draw:frame draw:style-name="fr1" draw:name="Image330" text:anchor-type="as-char" svg:width="6.9236in" svg:height="4.622384in" draw:z-index="0">
<draw:image xlink:href="../Images/AРМІЯINFORM/2023-05-17T96-00-00-04-00/d9ed5691e7abf74b7168b4829cdb0dad_1684317133_extra_large.jpeg" xlink:type="simple" xlink:show="embed" xlink:actuate="onLoad" draw:mime-type="image/jpeg"/>
</draw:frame>
Within the framework of the visit to the Republic of Korea, the First Lady of Ukraine Olena Zelenska carried out with the Minister of Foreign Affairs of the country Pak Cin.</text:p>
      <text:p text:style-name="P4">
About it <text:a xlink:type="simple" xlink:href="https://www.president.gov.ua/news/olena-zelenska-spravedlivist-potribna-ne-lishe-ukrayini-j-us-82953" text:style-name="Internet_20_link" text:visited-style-name="Visited_20_Internet_20_Link">
reports</text:a>
Office of the President of Ukraine.</text:p>
      <text:p text:style-name="P4">
The first Vice Prime Minister-Minister of Economy of Ukraine Yulia Sviridenko, Deputy Head of the President Rostislav Shurma, Ambassador Extraordinary and Plenipotentiary of Ukraine Dmitry Ponomarenko took part in the meeting.</text:p>
      <text:p text:style-name="P4">
Elena Zelenskaya thanked the Government of the Republic of Korea for the support of the formula of the Peaceful President of Ukraine Volodymyr Zelensky and condemnation of the abductions of Ukrainian children by Russia. She emphasized the urgent needs of the country, including the humanitarian demining.</text:p>
      <text:p text:style-name="P4">
“About 30% of the territory of Ukraine(over 174,000 square kilometers)The fighting was affected. So, ahead of Afghanistan and Syria, our country is now the most replaced in the world. Our sappers and rescuers are neutralized by the enemy traps every day. Only on May 6 did we lose six pyrotechnics of the SES Kherson region ... We hope to assist the Government of the Republic of Korea to meet the pre -fermentation needs for mine machines and protective equipment, ”she said.</text:p>
      <text:p text:style-name="P4">
According to the results of the negotiations, as the first lady reported, Korean is a willingness to provide vehicles and mobile X-ray devices for Ukraine.</text:p>
      <text:p text:style-name="P4">
The president's wife expressed his hope for the creation of a special tribunal that will hold the Russian leadership accountable for the solution of war.</text:p>
      <text:p text:style-name="P4">
"Justice is needed not only in Ukraine, but also to all countries seeking to live," the first lady emphasized.</text:p>
      <text:p text:style-name="P4">
In addition, Elena Zelenskaya held a meeting with the mayor of Hun in City Hall. In the presence of the first lady and Othuna, a Memorandum of Salvation was signed between the Embassy of Ukraine in the Republic of Korea and the City Hall of Seoul, the implementation of cultural and artistic exchanges, in particular on the implementation of the project for the establishment of Ukrainian -language audio guidance at the Cedzon Arts Center.</text:p>
      <text:p text:style-name="P4">
The museum is dedicated to the king of the country in the 1418-1450 years of Sedjon, the fourth Koroludodia Choson, who is considered the creator of Korean writing. Also UCCAC is located: the country's largest theater, the Art Gallery of the Art Forum, the Seul Opera and the teams of traditional arts are presented.</text:p>
      <text:p text:style-name="P4">
News Source: <text:a xlink:type="simple" xlink:href="https://armyinform.com.ua/2023/05/17/olena-zelenska-podyakuvala-uryadu-respubliky-koreya-za-pidtrymku-ukrayiny/" text:style-name="Internet_20_link" text:visited-style-name="Visited_20_Internet_20_Link">
https://armyinform.com.ua/2023/05/17/olena-zelenska-podyakuvala-uryadu-respubliky-koreya-za-pidtrymku-ukrayiny/</text:a>
</text:p>
      <!--NEWS-->
      <text:h text:style-name="P10" text:outline-level="1">
<text:span text:style-name="T4">
Estonia urged NATO to support Ukraine's desire for alliance membership</text:span>
</text:h>
      <text:p text:style-name="P4">
Author: ['АРМІЯINFORM']</text:p>
      <text:p text:style-name="P4">
Time: 2023-05-17T97:00:00-04:00</text:p>
      <text:p text:style-name="P4">
Description: - Etoni, having spent a statement on the Piditrim of Nashu Pragnenny, the stature will be enraged by a member of the NATO ... War with Ukraine 2022, the war with Ukraine is the latest news today, the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d925feec478c71b2782b8615f86a4f71_1684352371_extra_large.png" text:style-name="Internet_20_link" text:visited-style-name="Visited_20_Internet_20_Link">
d925feec478c71b2782b8615f86a4f71_1684352371_extra_large.png</text:a>
']</text:p>
      <text:p text:style-name="P4">
Tags: ['STOPRUSSIA', 'АГРЕСІЯ РФ', 'ВОЛОДИМИР ЗЕЛЕНСЬКИЙ', 'ВТОРГНЕННЯ РФ']</text:p>
      <text:p text:style-name="P4">
Category: News</text:p>
      <!--METADATA-->
      <text:p text:style-name="P4">
<draw:frame draw:style-name="fr1" draw:name="Image331" text:anchor-type="as-char" svg:width="6.9236in" svg:height="4.398448in" draw:z-index="0">
<draw:image xlink:href="../Images/AРМІЯINFORM/2023-05-17T97-00-00-04-00/d925feec478c71b2782b8615f86a4f71_1684352371_extra_large.png" xlink:type="simple" xlink:show="embed" xlink:actuate="onLoad" draw:mime-type="image/png"/>
</draw:frame>
- Estonia has made a statement to support our desire to become a full NATO and called on the Alliance to support this decision. I thank all the Estonian Narode, the whole political class of Estonia for such clear support for our journal Euro -Atlantic security. I thank everyone who helps us to protect our people, our Ukraine and life in general!, - said the President of Ukraine in his conclusion at the end of the 448th Day of the War.</text:p>
      <text:p text:style-name="P4">
News Source: <text:a xlink:type="simple" xlink:href="https://armyinform.com.ua/2023/05/17/estoniya-zaklykala-nato-pidtrymaty-pragnennya-ukrayiny-shhodo-chlenstva-v-alyansi/" text:style-name="Internet_20_link" text:visited-style-name="Visited_20_Internet_20_Link">
https://armyinform.com.ua/2023/05/17/estoniya-zaklykala-nato-pidtrymaty-pragnennya-ukrayiny-shhodo-chlenstva-v-alyansi/</text:a>
</text:p>
      <!--NEWS-->
      <text:h text:style-name="P10" text:outline-level="1">
<text:span text:style-name="T4">
Even more consolidation of the world for pressure on Russia is required - President of Ukraine</text:span>
</text:h>
      <text:p text:style-name="P4">
Author: ['АРМІЯINFORM']</text:p>
      <text:p text:style-name="P4">
Time: 2023-05-17T98:00:00-04:00</text:p>
      <text:p text:style-name="P4">
Description: - Sogodnі Rosіyskiy broke through Nashi Khersonshchini, taking the living of the same Ditini. Clamp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d925feec478c71b2782b8615f86a4f71_1684352371_extra_large.png" text:style-name="Internet_20_link" text:visited-style-name="Visited_20_Internet_20_Link">
d925feec478c71b2782b8615f86a4f71_1684352371_extra_large.png</text:a>
']</text:p>
      <text:p text:style-name="P4">
Tags: ['STOPRUSSIA', 'АГРЕСІЯ РФ', 'ВТОРГНЕННЯ РФ', 'ПРЕЗИДЕНТ УКРАЇНИ']</text:p>
      <text:p text:style-name="P4">
Category: News</text:p>
      <!--METADATA-->
      <text:p text:style-name="P4">
<draw:frame draw:style-name="fr1" draw:name="Image332" text:anchor-type="as-char" svg:width="6.9236in" svg:height="4.398448in" draw:z-index="0">
<draw:image xlink:href="../Images/AРМІЯINFORM/2023-05-17T98-00-00-04-00/d925feec478c71b2782b8615f86a4f71_1684352371_extra_large.png" xlink:type="simple" xlink:show="embed" xlink:actuate="onLoad" draw:mime-type="image/png"/>
</draw:frame>
- Today, the Russian shelling of our Kherson region has taken another child's life. He was called Vsevolod. In July, he should be six years old. My sympathy for relatives and loved ones!</text:p>
      <text:p text:style-name="P4">
It was another artillery strike of terrorists. People just were on the street of the ordinary store, - <text:a xlink:type="simple" xlink:href="https://t.me/V_Zelenskiy_official/6260" text:style-name="Internet_20_link" text:visited-style-name="Visited_20_Internet_20_Link">
reported</text:a>
The President of Ukraine in his end at the end of the 448th Day of the War.</text:p>
      <text:p text:style-name="P4">
According to Vladimir Zelensky, the next shelling of Sumy region, Chernihiv region, Dnipropetrovsk, Zaporizhzhya region, Donbass - all this again and renewed that even more consolidation of the world is needed for pressure on Russia, even more forces for our soldiers to destroy every position of terrorists. of our people to save lives and return safety for our cities and villages.</text:p>
      <text:p text:style-name="P4">
News Source: <text:a xlink:type="simple" xlink:href="https://armyinform.com.ua/2023/05/17/potribno-shhe-bilshe-konsolidacziyi-svitu-dlya-tysku-na-rosiyu-prezydent-ukrayiny/" text:style-name="Internet_20_link" text:visited-style-name="Visited_20_Internet_20_Link">
https://armyinform.com.ua/2023/05/17/potribno-shhe-bilshe-konsolidacziyi-svitu-dlya-tysku-na-rosiyu-prezydent-ukrayiny/</text:a>
</text:p>
      <!--NEWS-->
      <text:h text:style-name="P10" text:outline-level="1">
<text:span text:style-name="T4">
Short. War. Day 448</text:span>
</text:h>
      <text:p text:style-name="P4">
Author: ['АРМІЯINFORM']</text:p>
      <text:p text:style-name="P4">
Time: 2023-05-17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ДЕОДАЙДЖЕСТ', 'ВТОРГНЕННЯ РФ', 'ГШ ЗСУ']</text:p>
      <text:p text:style-name="P4">
Category: News</text:p>
      <!--METADATA-->
      <text:p text:style-name="P4">
News Source: <text:a xlink:type="simple" xlink:href="https://armyinform.com.ua/2023/05/17/korotko-vijna-den-448/" text:style-name="Internet_20_link" text:visited-style-name="Visited_20_Internet_20_Link">
https://armyinform.com.ua/2023/05/17/korotko-vijna-den-448/</text:a>
</text:p>
      <!--NEWS-->
      <text:h text:style-name="P10" text:outline-level="1">
<text:span text:style-name="T4">
Ukraine needs to start preparation for obtaining F -16 - Volker</text:span>
</text:h>
      <text:p text:style-name="P4">
Authors: Ukrinform (Person)</text:p>
      <text:p text:style-name="P4">
Publisher: Укринформ (Organization)</text:p>
      <text:p text:style-name="P4">
Published Time: 2023-05-18T-31:25:00+03:00</text:p>
      <text:p text:style-name="P4">
Modified Time: 2023-05-18T00:25:00+03:00</text:p>
      <text:p text:style-name="P4">
Description: In order to obtain modern fighters of Ukraine, it is necessary to start the development of the appropriate logistics component and preparation of pilots. - Ukrinform.</text:p>
      <text:p text:style-name="P4">
Images: ["<text:a xlink:type="simple" xlink:href="https://static.ukrinform.com/photos/2018_08/thumb_files/630_360_1534162690-2376.jpg" text:style-name="Internet_20_link" text:visited-style-name="Visited_20_Internet_20_Link">
630_360_15341...</text:a>
"]</text:p>
      <text:p text:style-name="P4">
Tags: ['США', 'Волкер', 'Повітряні сили ЗСУ', 'Винищувач', 'Війна з Росією', '#stoprussia']</text:p>
      <text:p text:style-name="P4">
Type: Article</text:p>
      <!--METADATA-->
      <text:p text:style-name="P4">
<draw:frame draw:style-name="fr1" draw:name="Image333" text:anchor-type="as-char" svg:width="6.9236in" svg:height="3.915903in" draw:z-index="0">
<draw:image xlink:href="../Images/yкринформ/2023-05-18T-31-25-00-03-00/630_360_1534162690-2376.jpg" xlink:type="simple" xlink:show="embed" xlink:actuate="onLoad" draw:mime-type="image/jpeg"/>
</draw:frame>
It is necessary to start building the relevant logistics component and preparation of pilots to support modern fighters of Ukraine.</text:p>
      <text:p text:style-name="P4">
The former Special Representative of the State Department for Ukraine Kurt Volker reported this during a briefing in Odessa, Ukrinform reports.</text:p>
      <text:p text:style-name="P4">
“There will always be references to what you need to teach pilots and build logistics. We had to do this last year, so you can no longer delay it now, ”Volker said.</text:p>
      <text:p text:style-name="P4">
<text:span text:style-name="T4">
 Read also: </text:span>
 <text:a xlink:type="simple" xlink:href="https://www.ukrinform.ua/rubric-ato/3710188-britania-i-niderlandi-spilno-pracuvatimut-nad-stvorennam-koalicii-vinisuvaciv-dla-ukraini.html" text:style-name="Internet_20_link" text:visited-style-name="Visited_20_Internet_20_Link">
<text:span text:style-name="T4">
 Netherlands </text:span>
</text:a>
He also added that <text:a xlink:type="simple" xlink:href="https://www.ukrinform.ua/tag-vinisuvac" text:style-name="Internet_20_link" text:visited-style-name="Visited_20_Internet_20_Link">
</text:a>
MiG-29, which convey Poland and Slovakia, is not enough to win Ukraine.</text:p>
      <text:p text:style-name="P4">
It was reported that the Minister of Foreign Affairs of Ukraine Dmitry Kuleb has no doubt that <text:a xlink:type="simple" xlink:href="https://www.ukrinform.ua/rubric-ato/3710421-aviacijna-koalicia-sformuetsa-tocno-cogo-roku-dmitro-kuleba.html" text:style-name="Internet_20_link" text:visited-style-name="Visited_20_Internet_20_Link">
</text:a>
It will be formed this year.</text:p>
      <text:p text:style-name="P4">
News Source: <text:a xlink:type="simple" xlink:href="https://www.ukrinform.ua/rubric-ato/3710670-ukraini-potribno-pocinati-pidgotovku-dla-otrimanna-f16-volker.html" text:style-name="Internet_20_link" text:visited-style-name="Visited_20_Internet_20_Link">
https://www.ukrinform.ua/rubric-ato/3710670-ukraini-potribno-pocinati-pidgotovku-dla-otrimanna-f16-volker.html</text:a>
</text:p>
      <!--NEWS-->
      <text:h text:style-name="P10" text:outline-level="1">
<text:span text:style-name="T4">
In Kiev and three areas - a loot of air alarm</text:span>
</text:h>
      <text:p text:style-name="P4">
Authors: Ukrinform (Person)</text:p>
      <text:p text:style-name="P4">
Publisher: Укринформ (Organization)</text:p>
      <text:p text:style-name="P4">
Published Time: 2023-05-18T-33:12:00+03:00</text:p>
      <text:p text:style-name="P4">
Modified Time: 2023-05-18T00:12:00+03:00</text:p>
      <text:p text:style-name="P4">
Description: Air alarm was announced in Kiev and three regions. Instead, air alarm was declared in Kharkiv region - Ukrinform.</text:p>
      <text:p text:style-name="P4">
Images: ["<text:a xlink:type="simple" xlink:href="https://static.ukrinform.com/photos/2023_02/thumb_files/630_360_1677573461-244.jpg" text:style-name="Internet_20_link" text:visited-style-name="Visited_20_Internet_20_Link">
630_360_16775...</text:a>
", "<text:a xlink:type="simple" xlink:href="https://static.ukrinform.com/photos/2023_05/1684358235-834.png" text:style-name="Internet_20_link" text:visited-style-name="Visited_20_Internet_20_Link">
1684358235-83...</text:a>
"]</text:p>
      <text:p text:style-name="P4">
Tags: ['Війна з Росією', 'Повітряна тривога']</text:p>
      <text:p text:style-name="P4">
Type: Article</text:p>
      <!--METADATA-->
      <text:p text:style-name="P4">
<draw:frame draw:style-name="fr1" draw:name="Image334" text:anchor-type="as-char" svg:width="6.9236in" svg:height="3.956343in" draw:z-index="0">
<draw:image xlink:href="../Images/yкринформ/2023-05-18T-33-12-00-03-00/630_360_1677573461-244.jpg" xlink:type="simple" xlink:show="embed" xlink:actuate="onLoad" draw:mime-type="image/jpeg"/>
</draw:frame>
In Kiev, three regions announced a pile of air alarm. Instead, the Air Authority has been declared in Kharkiv region</text:p>
      <text:p text:style-name="P4">
This is evidenced by <text:a xlink:type="simple" xlink:href="https://map.ukrainealarm.com/" text:style-name="Internet_20_link" text:visited-style-name="Visited_20_Internet_20_Link">
</text:a>
Air anxiety, reports Ukrinform.</text:p>
      <text:p text:style-name="P4">
<draw:frame draw:style-name="fr1" draw:name="Image335" text:anchor-type="as-char" svg:width="6.9236in" svg:height="3.89773in" draw:z-index="0">
<draw:image xlink:href="../Images/yкринформ/2023-05-18T-33-12-00-03-00/1684358235-834.png" xlink:type="simple" xlink:show="embed" xlink:actuate="onLoad" draw:mime-type="image/png"/>
</draw:frame>
Currently mode <text:a xlink:type="simple" xlink:href="https://www.ukrinform.ua/tag-povitrana-trivoga" text:style-name="Internet_20_link" text:visited-style-name="Visited_20_Internet_20_Link">
</text:a>
It is stored in Cherkasy, Kirovograd, Poltava, Dnipropetrovsk, Luhansk Idonetsk regions. Air alarm was also announced in Kharkiv region.</text:p>
      <text:p text:style-name="P4">
As reported by Ukrinform, earlier <text:a xlink:type="simple" xlink:href="https://www.ukrinform.ua/rubric-ato/3710682-ukrainou-siritsa-povitrana-trivoga.html" text:style-name="Internet_20_link" text:visited-style-name="Visited_20_Internet_20_Link">
</text:a>
Air Aircraft was announced.</text:p>
      <text:p text:style-name="P4">
News Source: <text:a xlink:type="simple" xlink:href="https://www.ukrinform.ua/rubric-ato/3710687-u-kievi-j-troh-oblastah-vidbij-povitranoi-trivogi.html" text:style-name="Internet_20_link" text:visited-style-name="Visited_20_Internet_20_Link">
https://www.ukrinform.ua/rubric-ato/3710687-u-kievi-j-troh-oblastah-vidbij-povitranoi-trivogi.html</text:a>
</text:p>
      <!--NEWS-->
      <text:h text:style-name="P10" text:outline-level="1">
<text:span text:style-name="T4">
Man City defeated Real and went to the Champions League finals</text:span>
</text:h>
      <text:p text:style-name="P4">
Authors: Ukrinform (Person)</text:p>
      <text:p text:style-name="P4">
Publisher: Укринформ (Organization)</text:p>
      <text:p text:style-name="P4">
Published Time: 2023-05-18T-35:02:27+03:00</text:p>
      <text:p text:style-name="P4">
Modified Time: 2023-05-18T00:02:27+03:00</text:p>
      <text:p text:style-name="P4">
Description: The "locals" overcame "creamy" and play with "intere" in the Champions League finals. - Ukrinform.</text:p>
      <text:p text:style-name="P4">
Images: ["<text:a xlink:type="simple" xlink:href="https://static.ukrinform.com/photos/2023_05/thumb_files/630_360_1684357273-714.jpg" text:style-name="Internet_20_link" text:visited-style-name="Visited_20_Internet_20_Link">
630_360_16843...</text:a>
"]</text:p>
      <text:p text:style-name="P4">
Tags: ['Футбол', 'Ліга чемпіонів', 'Реал Мадрид', 'Манчестер Сіті']</text:p>
      <text:p text:style-name="P4">
Type: Article</text:p>
      <!--METADATA-->
      <text:p text:style-name="P4">
<draw:frame draw:style-name="fr1" draw:name="Image336" text:anchor-type="as-char" svg:width="6.9236in" svg:height="3.956343in" draw:z-index="0">
<draw:image xlink:href="../Images/yкринформ/2023-05-18T-35-02-27-03-00/630_360_1684357273-714.jpg" xlink:type="simple" xlink:show="embed" xlink:actuate="onLoad" draw:mime-type="image/jpeg"/>
</draw:frame>
The "locals" overcame "creamy" and play with "intere" in the Champions League finals.</text:p>
      <text:p text:style-name="P4">
Manchester City on his field won Real Madrid 4: 0(5: 1 Final 1/2 finals)In the second semi -final match of the Champions League, Ukrinform reports.</text:p>
      <text:p text:style-name="P4">
In the Manchester, Alvarez scored, twice scored Silva. Another ball of the Ural Gate sent Militao.</text:p>
      <text:p text:style-name="P4">
Manchester City went to the finals of the Champions League, where he will meet with Inter. The beginning of the mat - June 10 at 22:00 for Kiev.</text:p>
      <text:p text:style-name="P4">
<text:span text:style-name="T4">
 Read also: </text:span>
 <text:a xlink:type="simple" xlink:href="https://www.ukrinform.ua/rubric-sports/3710206-inter-vijsov-u-final-ligi-cempioniv-uefa-obigravsi-milan.html" text:style-name="Internet_20_link" text:visited-style-name="Visited_20_Internet_20_Link">
</text:a>
In parallel semi -final matches, Inter proved to be stronger than Milan(3:0).</text:p>
      <text:p text:style-name="P4">
Фото: mancity.com</text:p>
      <text:p text:style-name="P4">
News Source: <text:a xlink:type="simple" xlink:href="https://www.ukrinform.ua/rubric-sports/3710685-man-siti-rozgromiv-real-i-vijsov-do-finalu-ligi-cempioniv.html" text:style-name="Internet_20_link" text:visited-style-name="Visited_20_Internet_20_Link">
https://www.ukrinform.ua/rubric-sports/3710685-man-siti-rozgromiv-real-i-vijsov-do-finalu-ligi-cempioniv.html</text:a>
</text:p>
      <!--NEWS-->
      <text:h text:style-name="P10" text:outline-level="1">
<text:span text:style-name="T4">
Man City defeated Real and went to the Champions League finals</text:span>
</text:h>
      <text:p text:style-name="P4">
Authors: Ukrinform (Person)</text:p>
      <text:p text:style-name="P4">
Publisher: Укринформ (Organization)</text:p>
      <text:p text:style-name="P4">
Published Time: 2023-05-18T00:02:27+03:00</text:p>
      <text:p text:style-name="P4">
Modified Time: 2023-05-18T00:02:27+03:00</text:p>
      <text:p text:style-name="P4">
Description: The "locals" overcame "creamy" and play with "intere" in the Champions League finals. - Ukrinform.</text:p>
      <text:p text:style-name="P4">
Images: ["<text:a xlink:type="simple" xlink:href="https://static.ukrinform.com/photos/2023_05/thumb_files/630_360_1684357273-714.jpg" text:style-name="Internet_20_link" text:visited-style-name="Visited_20_Internet_20_Link">
630_360_16843...</text:a>
"]</text:p>
      <text:p text:style-name="P4">
Tags: ['Футбол', 'Ліга чемпіонів', 'Реал Мадрид', 'Манчестер Сіті']</text:p>
      <text:p text:style-name="P4">
Type: Article</text:p>
      <!--METADATA-->
      <text:p text:style-name="P4">
<draw:frame draw:style-name="fr1" draw:name="Image337" text:anchor-type="as-char" svg:width="6.9236in" svg:height="3.956343in" draw:z-index="0">
<draw:image xlink:href="../Images/yкринформ/2023-05-18T00-02-27-03-00/630_360_1684357273-714.jpg" xlink:type="simple" xlink:show="embed" xlink:actuate="onLoad" draw:mime-type="image/jpeg"/>
</draw:frame>
The "locals" overcame "creamy" and play with "intere" in the Champions League finals.</text:p>
      <text:p text:style-name="P4">
Manchester City on his field won Real Madrid 4: 0(5: 1 Final 1/2 finals)In the second semi -final match of the Champions League, Ukrinform reports.</text:p>
      <text:p text:style-name="P4">
In the Manchester, Alvarez scored, twice scored Silva. Another ball of the Ural Gate sent Militao.</text:p>
      <text:p text:style-name="P4">
Manchester City went to the finals of the Champions League, where he will meet with Inter. The beginning of the mat - June 10 at 22:00 for Kiev.</text:p>
      <text:p text:style-name="P4">
<text:span text:style-name="T4">
 Read also: </text:span>
 <text:a xlink:type="simple" xlink:href="https://www.ukrinform.ua/rubric-sports/3710206-inter-vijsov-u-final-ligi-cempioniv-uefa-obigravsi-milan.html" text:style-name="Internet_20_link" text:visited-style-name="Visited_20_Internet_20_Link">
</text:a>
In parallel semi -final matches, Inter proved to be stronger than Milan(3:0).</text:p>
      <text:p text:style-name="P4">
Фото: mancity.com</text:p>
      <text:p text:style-name="P4">
News Source: <text:a xlink:type="simple" xlink:href="https://www.ukrinform.ua/rubric-sports/3710685-man-siti-rozgromiv-real-i-vijsov-do-finalu-ligi-cempioniv.html" text:style-name="Internet_20_link" text:visited-style-name="Visited_20_Internet_20_Link">
https://www.ukrinform.ua/rubric-sports/3710685-man-siti-rozgromiv-real-i-vijsov-do-finalu-ligi-cempioniv.html</text:a>
</text:p>
      <!--NEWS-->
      <text:h text:style-name="P10" text:outline-level="1">
<text:span text:style-name="T4">
In Kiev and three areas - a loot of air alarm</text:span>
</text:h>
      <text:p text:style-name="P4">
Authors: Ukrinform (Person)</text:p>
      <text:p text:style-name="P4">
Publisher: Укринформ (Organization)</text:p>
      <text:p text:style-name="P4">
Published Time: 2023-05-18T00:12:00+03:00</text:p>
      <text:p text:style-name="P4">
Modified Time: 2023-05-18T00:12:00+03:00</text:p>
      <text:p text:style-name="P4">
Description: Air alarm was announced in Kiev and three regions. Instead, air alarm was declared in Kharkiv region - Ukrinform.</text:p>
      <text:p text:style-name="P4">
Images: ["<text:a xlink:type="simple" xlink:href="https://static.ukrinform.com/photos/2023_02/thumb_files/630_360_1677573461-244.jpg" text:style-name="Internet_20_link" text:visited-style-name="Visited_20_Internet_20_Link">
630_360_16775...</text:a>
", "<text:a xlink:type="simple" xlink:href="https://static.ukrinform.com/photos/2023_05/1684358235-834.png" text:style-name="Internet_20_link" text:visited-style-name="Visited_20_Internet_20_Link">
1684358235-83...</text:a>
"]</text:p>
      <text:p text:style-name="P4">
Tags: ['Війна з Росією', 'Повітряна тривога']</text:p>
      <text:p text:style-name="P4">
Type: Article</text:p>
      <!--METADATA-->
      <text:p text:style-name="P4">
<draw:frame draw:style-name="fr1" draw:name="Image338" text:anchor-type="as-char" svg:width="6.9236in" svg:height="3.956343in" draw:z-index="0">
<draw:image xlink:href="../Images/yкринформ/2023-05-18T00-12-00-03-00/630_360_1677573461-244.jpg" xlink:type="simple" xlink:show="embed" xlink:actuate="onLoad" draw:mime-type="image/jpeg"/>
</draw:frame>
In Kiev, the Tatrrian regions declared a jack of air alarm. Instead, the Air Authority has been declared in Kharkiv region</text:p>
      <text:p text:style-name="P4">
This is evidenced by <text:a xlink:type="simple" xlink:href="https://map.ukrainealarm.com/" text:style-name="Internet_20_link" text:visited-style-name="Visited_20_Internet_20_Link">
</text:a>
Air anxiety, reports Ukrinform.</text:p>
      <text:p text:style-name="P4">
<draw:frame draw:style-name="fr1" draw:name="Image339" text:anchor-type="as-char" svg:width="6.9236in" svg:height="3.89773in" draw:z-index="0">
<draw:image xlink:href="../Images/yкринформ/2023-05-18T00-12-00-03-00/1684358235-834.png" xlink:type="simple" xlink:show="embed" xlink:actuate="onLoad" draw:mime-type="image/png"/>
</draw:frame>
Currently mode <text:a xlink:type="simple" xlink:href="https://www.ukrinform.ua/tag-povitrana-trivoga" text:style-name="Internet_20_link" text:visited-style-name="Visited_20_Internet_20_Link">
</text:a>
It is stored in Cherkasy, Kirovograd, Poltava, Dnipropetrovsk, Luhansk Idonetsk regions. Air alarm was also announced in Kharkiv region.</text:p>
      <text:p text:style-name="P4">
As reported by Ukrinform, earlier <text:a xlink:type="simple" xlink:href="https://www.ukrinform.ua/rubric-ato/3710682-ukrainou-siritsa-povitrana-trivoga.html" text:style-name="Internet_20_link" text:visited-style-name="Visited_20_Internet_20_Link">
</text:a>
Air Aircraft was announced.</text:p>
      <text:p text:style-name="P4">
News Source: <text:a xlink:type="simple" xlink:href="https://www.ukrinform.ua/rubric-ato/3710687-u-kievi-j-troh-oblastah-vidbij-povitranoi-trivogi.html" text:style-name="Internet_20_link" text:visited-style-name="Visited_20_Internet_20_Link">
https://www.ukrinform.ua/rubric-ato/3710687-u-kievi-j-troh-oblastah-vidbij-povitranoi-trivogi.html</text:a>
</text:p>
      <!--NEWS-->
      <text:h text:style-name="P10" text:outline-level="1">
<text:span text:style-name="T4">
Ukraine needs to start preparation for obtaining F -16 - Volker</text:span>
</text:h>
      <text:p text:style-name="P4">
Authors: Ukrinform (Person)</text:p>
      <text:p text:style-name="P4">
Publisher: Укринформ (Organization)</text:p>
      <text:p text:style-name="P4">
Published Time: 2023-05-18T00:25:00+03:00</text:p>
      <text:p text:style-name="P4">
Modified Time: 2023-05-18T00:25:00+03:00</text:p>
      <text:p text:style-name="P4">
Description: In order to obtain modern fighters of Ukraine, it is necessary to start the development of the appropriate logistics component and preparation of pilots. - Ukrinform.</text:p>
      <text:p text:style-name="P4">
Images: ["<text:a xlink:type="simple" xlink:href="https://static.ukrinform.com/photos/2018_08/thumb_files/630_360_1534162690-2376.jpg" text:style-name="Internet_20_link" text:visited-style-name="Visited_20_Internet_20_Link">
630_360_15341...</text:a>
"]</text:p>
      <text:p text:style-name="P4">
Tags: ['США', 'Волкер', 'Повітряні сили ЗСУ', 'Винищувач', 'Війна з Росією', '#stoprussia']</text:p>
      <text:p text:style-name="P4">
Type: Article</text:p>
      <!--METADATA-->
      <text:p text:style-name="P4">
<draw:frame draw:style-name="fr1" draw:name="Image340" text:anchor-type="as-char" svg:width="6.9236in" svg:height="3.915903in" draw:z-index="0">
<draw:image xlink:href="../Images/yкринформ/2023-05-18T00-25-00-03-00/630_360_1534162690-2376.jpg" xlink:type="simple" xlink:show="embed" xlink:actuate="onLoad" draw:mime-type="image/jpeg"/>
</draw:frame>
It is necessary to start building the relevant logistics component and preparation of pilots to support modern fighters of Ukraine.</text:p>
      <text:p text:style-name="P4">
The former Special Representative of the State Department for Ukraine Kurt Volker reported this during a briefing in Odessa, Ukrinform reports.</text:p>
      <text:p text:style-name="P4">
“There will always be references to what you need to teach pilots and build logistics. We had to do this last year, so you can no longer delay it now, ”Volker said.</text:p>
      <text:p text:style-name="P4">
<text:span text:style-name="T4">
 Read also: </text:span>
 <text:a xlink:type="simple" xlink:href="https://www.ukrinform.ua/rubric-ato/3710188-britania-i-niderlandi-spilno-pracuvatimut-nad-stvorennam-koalicii-vinisuvaciv-dla-ukraini.html" text:style-name="Internet_20_link" text:visited-style-name="Visited_20_Internet_20_Link">
<text:span text:style-name="T4">
 Netherlands </text:span>
</text:a>
He also added that <text:a xlink:type="simple" xlink:href="https://www.ukrinform.ua/tag-vinisuvac" text:style-name="Internet_20_link" text:visited-style-name="Visited_20_Internet_20_Link">
</text:a>
MiG-29, which convey Poland and Slovakia, is not enough to win Ukraine.</text:p>
      <text:p text:style-name="P4">
It was reported that the Minister of Foreign Affairs of Ukraine Dmitry Kuleb has no doubt that <text:a xlink:type="simple" xlink:href="https://www.ukrinform.ua/rubric-ato/3710421-aviacijna-koalicia-sformuetsa-tocno-cogo-roku-dmitro-kuleba.html" text:style-name="Internet_20_link" text:visited-style-name="Visited_20_Internet_20_Link">
</text:a>
It will be formed this year.</text:p>
      <text:p text:style-name="P4">
News Source: <text:a xlink:type="simple" xlink:href="https://www.ukrinform.ua/rubric-ato/3710670-ukraini-potribno-pocinati-pidgotovku-dla-otrimanna-f16-volker.html" text:style-name="Internet_20_link" text:visited-style-name="Visited_20_Internet_20_Link">
https://www.ukrinform.ua/rubric-ato/3710670-ukraini-potribno-pocinati-pidgotovku-dla-otrimanna-f16-volker.html</text:a>
</text:p>
      <!--NEWS-->
      <text:h text:style-name="P10" text:outline-level="1">
<text:span text:style-name="T4">
Britain in the OSCE: In Russia now forces, as well as February 24, but it is mobilized on outdated equipment</text:span>
</text:h>
      <text:p text:style-name="P4">
Authors: Ukrinform (Person)</text:p>
      <text:p text:style-name="P4">
Publisher: Укринформ (Organization)</text:p>
      <text:p text:style-name="P4">
Published Time: 2023-05-18T00:47:00+03:00</text:p>
      <text:p text:style-name="P4">
Modified Time: 2023-05-18T00:47:00+03:00</text:p>
      <text:p text:style-name="P4">
Description: Russia has not been able to achieve military success in Ukraine with the help of a professional army at the beginning of the invasion, and therefore only further defeats with the current army of mobilized and reservists equipped with outdated equipment are now waiting for it. - Ukrinform.</text:p>
      <text:p text:style-name="P4">
Images: ["<text:a xlink:type="simple" xlink:href="https://static.ukrinform.com/photos/2023_02/thumb_files/630_360_1675756522-669.jpg" text:style-name="Internet_20_link" text:visited-style-name="Visited_20_Internet_20_Link">
630_360_16757...</text:a>
"]</text:p>
      <text:p text:style-name="P4">
Tags: ['Британія', 'ОБСЄ', 'ЗСУ', 'Російські військові', 'ПВК "Вагнера"', 'Війна з Росією']</text:p>
      <text:p text:style-name="P4">
Type: Article</text:p>
      <!--METADATA-->
      <text:p text:style-name="P4">
<draw:frame draw:style-name="fr1" draw:name="Image341" text:anchor-type="as-char" svg:width="6.9236in" svg:height="3.956343in" draw:z-index="0">
<draw:image xlink:href="../Images/yкринформ/2023-05-18T00-47-00-03-00/630_360_1675756522-669.jpg" xlink:type="simple" xlink:show="embed" xlink:actuate="onLoad" draw:mime-type="image/jpeg"/>
</draw:frame>
Russia has not been able to achieve military success in Ukraine with the help of a professional army to start the invasion, and therefore it is now awaited only by further defeats by a discounted army of mobilized and reservists equipped with outdated equipment.</text:p>
      <text:p text:style-name="P4">
This was stated by the Senior Military Advisor of the UK delegation to the OSCE Iensstabbs during a meeting of the Security Cooperation Forum in Vienna, Ukrinform reports.</text:p>
      <text:p text:style-name="P4">
"The Russian invasion is punching. In Bakhmut, despite the multifaceted and thousands of casualties, Russia has never been able cities. Ukrainian attacks also pushed the Russian front line to the northwest.</text:p>
      <text:p text:style-name="P4">
He also pointed out that since the summer of 2022, according to some estimates, the so -called "Wagner group" and regular <text:a xlink:type="simple" xlink:href="https://www.ukrinform.ua/tag-rosijski-vijskovi" text:style-name="Internet_20_link" text:visited-style-name="Visited_20_Internet_20_Link">
</text:a>
More than 30,000 people were killed and injured only in the Popasna-Bakhmut sector.</text:p>
      <text:p text:style-name="P4">
<text:span text:style-name="T4">
 Read also: </text:span>
 <text:a xlink:type="simple" xlink:href="https://www.ukrinform.ua/rubric-ato/3710496-risenna-pro-nadanna-ukraini-f16-zalezit-vid-ssa-ministri-oboroni-britanii-i-nimeccini.html" text:style-name="Internet_20_link" text:visited-style-name="Visited_20_Internet_20_Link">
</text:a>
"If we look at the state of the Russian forces of invasion of Ukraine in a greater sense, then we will see a similar situation. The current Russian united troops(OUV)It looks like the size and composition of the silage on February 24 last year, but it is not. At that time, this group consisted of professional soldiers, was mainly equipped with quite modern equipment and the troops regularly were trained, seeking to conduct complex joint operations. But professional troops were unable to achieve strategic and operational goals, "Stabbs said.</text:p>
      <text:p text:style-name="P4">
According to him, the Russian OUV "consists mostly of poorly prepared mobilized reservists and is increasingly relying on outdated equipment, and many of its units are extremely undergraduate. Ou, usually conducts only simple infantry operations," the OSCE said the Senior Council. .<text:span text:style-name="T4">
 Read also: </text:span>
 <text:a xlink:type="simple" xlink:href="https://www.ukrinform.ua/rubric-ato/3710358-zsu-znisili-na-tavrijskomu-napramku-majze-rotu-zagarbnikiv-i-ponad-20-odinic-tehniki.html" text:style-name="Internet_20_link" text:visited-style-name="Visited_20_Internet_20_Link">
<text:span text:style-name="T4">
 Armed Forces </text:span>
</text:a>
"How can the Russian military leadership think that forces consisting mostly of amateur soldiers will be able to succeed where Russia's professional army has already been defeated? , - Stabbs stressed.</text:p>
      <text:p text:style-name="P4">
He assured that the United Kingdom and its international partners are adamant in support of Ukraine, as evidenced by the continuation of military assistance.</text:p>
      <text:p text:style-name="P4">
"Together, the United Kingdom and its partners will ensure that Ukraine wins. The our consignment approach to providing Ukraine with the support necessary for its protection of Russia's tavitization from the sovereign territory of Ukraine is the fastest and only fair and lasting peace," said a representative of the British WOBSE mission.</text:p>
      <text:p text:style-name="P4">
<text:span text:style-name="T4">
 Read also: </text:span>
 <text:a xlink:type="simple" xlink:href="https://www.ukrinform.ua/rubric-ato/3709695-sturmova-brigada-policii-lut-gotova-do-kontrnastupu-vigivskij.html" text:style-name="Internet_20_link" text:visited-style-name="Visited_20_Internet_20_Link">
<text:span text:style-name="T4">
 counter -offensive </text:span>
</text:a>
As reported by Ukrinform, earlier President of Ukraine Volodymyr Zelensky stated that this year it is possible to make the defeat of Russia irreversible.</text:p>
      <text:p text:style-name="P4">
News Source: <text:a xlink:type="simple" xlink:href="https://www.ukrinform.ua/rubric-ato/3710689-britania-v-obse-u-rosii-zaraz-sil-ak-i-24-lutogo-ale-ce-mobilizovani-na-zastarilij-tehnici.html" text:style-name="Internet_20_link" text:visited-style-name="Visited_20_Internet_20_Link">
https://www.ukrinform.ua/rubric-ato/3710689-britania-v-obse-u-rosii-zaraz-sil-ak-i-24-lutogo-ale-ce-mobilizovani-na-zastarilij-tehnici.html</text:a>
</text:p>
      <!--NEWS-->
      <text:h text:style-name="P10" text:outline-level="1">
<text:span text:style-name="T4">
TG channels report the activity of enemy aviation</text:span>
</text:h>
      <text:p text:style-name="P4">
Authors: Ukrinform (Person)</text:p>
      <text:p text:style-name="P4">
Publisher: Укринформ (Organization)</text:p>
      <text:p text:style-name="P4">
Published Time: 2023-05-18T00:54:00+03:00</text:p>
      <text:p text:style-name="P4">
Modified Time: 2023-05-18T00:54:00+03:00</text:p>
      <text:p text:style-name="P4">
Description: A number of telegram channels report the activity of enemy aviation. - Ukrinform.</text:p>
      <text:p text:style-name="P4">
Images: ["<text:a xlink:type="simple" xlink:href="https://static.ukrinform.com/photos/2022_02/thumb_files/630_360_1645860187-937.jpg" text:style-name="Internet_20_link" text:visited-style-name="Visited_20_Internet_20_Link">
630_360_16458...</text:a>
"]</text:p>
      <text:p text:style-name="P4">
Tags: ['Російська авіація', 'Єрмак', 'Офіс Президента', 'Війна з Росією', 'Повітряна тривога']</text:p>
      <text:p text:style-name="P4">
Type: Article</text:p>
      <!--METADATA-->
      <text:p text:style-name="P4">
<draw:frame draw:style-name="fr1" draw:name="Image342" text:anchor-type="as-char" svg:width="6.9236in" svg:height="3.956343in" draw:z-index="0">
<draw:image xlink:href="../Images/yкринформ/2023-05-18T00-54-00-03-00/630_360_1645860187-937.jpg" xlink:type="simple" xlink:show="embed" xlink:actuate="onLoad" draw:mime-type="image/jpeg"/>
</draw:frame>
Low-leggings are reported by the activity of enemy aviation.</text:p>
      <text:p text:style-name="P4">
In this connection, Presidential Office Head Andriy Yermak again urged Ukrainian not to ignore air anxieties, Ukrinform reports.</text:p>
      <text:p text:style-name="P4">
“Very carefully to <text:a xlink:type="simple" xlink:href="https://www.ukrinform.ua/tag-povitrana-trivoga" text:style-name="Internet_20_link" text:visited-style-name="Visited_20_Internet_20_Link">
</text:a>
"," Ermak wrote in <text:a xlink:type="simple" xlink:href="https://t.me/ermaka2022/2701" text:style-name="Internet_20_link" text:visited-style-name="Visited_20_Internet_20_Link">
</text:a>
.</text:p>
      <text:p text:style-name="P4">
<text:span text:style-name="T4">
Читайте також:</text:span>
 <text:a xlink:type="simple" xlink:href="https://www.ukrinform.ua/rubric-ato/3710327-premer-zaaviv-pro-neobhidnist-aknajsvidse-pidgotuvati-ukrainskih-pilotiv.html" text:style-name="Internet_20_link" text:visited-style-name="Visited_20_Internet_20_Link">
 </text:a>
As reported by Ukrinform, earlier in Kiev and three regions <text:a xlink:type="simple" xlink:href="https://www.ukrinform.ua/rubric-ato/3710687-u-kievi-j-troh-oblastah-vidbij-povitranoi-trivogi.html" text:style-name="Internet_20_link" text:visited-style-name="Visited_20_Internet_20_Link">
</text:a>
Air anxiety.</text:p>
      <text:p text:style-name="P4">
News Source: <text:a xlink:type="simple" xlink:href="https://www.ukrinform.ua/rubric-ato/3710692-tgkanali-povidomlaut-pro-aktivnist-vorozoi-aviacii.html" text:style-name="Internet_20_link" text:visited-style-name="Visited_20_Internet_20_Link">
https://www.ukrinform.ua/rubric-ato/3710692-tgkanali-povidomlaut-pro-aktivnist-vorozoi-aviacii.html</text:a>
</text:p>
      <!--NEWS-->
      <text:h text:style-name="P10" text:outline-level="1">
<text:span text:style-name="T4">
The Russian commander was exposed, who ordered the shelling of the center of Kherson</text:span>
</text:h>
      <text:p text:style-name="P4">
Author: ['АРМІЯINFORM']</text:p>
      <text:p text:style-name="P4">
Time: 2023-05-18T98:00:00-04:00</text:p>
      <text:p text:style-name="P4">
Description: Slidchі got a person who was firing to Masovani Artobstriliv Kherson that drov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e7dabfff-8a2b-42c5-bee6-4eeb8825c776.jpg" text:style-name="Internet_20_link" text:visited-style-name="Visited_20_Internet_20_Link">
e7dabfff-8a2b-42c5-bee6-4eeb8825c776.jpg</text:a>
']</text:p>
      <text:p text:style-name="P4">
Tags: ['STOPRUSSIA', 'АГРЕСІЯ РФ', 'ВТОРГНЕННЯ РФ', 'СБУ']</text:p>
      <text:p text:style-name="P4">
Category: News</text:p>
      <!--METADATA-->
      <text:p text:style-name="P4">
<draw:frame draw:style-name="fr1" draw:name="Image343" text:anchor-type="as-char" svg:width="6.9236in" svg:height="8.764051in" draw:z-index="0">
<draw:image xlink:href="../Images/AРМІЯINFORM/2023-05-18T98-00-00-04-00/e7dabfff-8a2b-42c5-bee6-4eeb8825c776.jpg" xlink:type="simple" xlink:show="embed" xlink:actuate="onLoad" draw:mime-type="image/jpeg"/>
</draw:frame>
Investigators have identified a person involved in the massive articles of Kherson's Taurus of civilians of the city. He turned out to be Lieutenant Colonel Dmitry Zharki-Commandir of the 8th Separate Artillery Regiment of the 22nd Army Corpsor troops of the Black Sea Fleet of the Russian Federation.</text:p>
      <text:p text:style-name="P4">
About it <text:a xlink:type="simple" xlink:href="https://ssu.gov.ua/novyny/sbu-vstanovyla-komandyra-artpolku-rf-yakyi-viddav-nakaz-na-obstril-zhytlovykh-kvartaliv-khersona" text:style-name="Internet_20_link" text:visited-style-name="Visited_20_Internet_20_Link">
reports</text:a>
Security Service of Ukraine.</text:p>
      <text:p text:style-name="P4">
-On December 24, 2022, the occupier ordered a fire blow to the central part of Kherson from the jet systems of the BM-21 Grad, which were laid on the left bank of the Dnieper River. Then the racists kissed residential buildings, shops, hospital and humanitarian aid in the central part of the regional center. As a result of hostile shelling, 11 civilians were killed, 64 more were injured. Most of the victims are women and people of the age, - the message reads.</text:p>
      <text:p text:style-name="P4">
As it is noted, shortly after that the hot was invited to the Kremlin, where it was awarded for terror against the civilian population of Ukraine.</text:p>
      <text:p text:style-name="P4">
According to the investigation, the military criminal in 2014 took an active part of the imbued Crimea. Subsequently, his regiment began to be stationed on the temporarily occupied territory of the Ukrainian Peninsula.</text:p>
      <text:p text:style-name="P4">
After the start of a full -scale invasion, subordinate units involved on the Southern Front.</text:p>
      <text:p text:style-name="P4">
On the basis of the evidence collected, the security services of the Security Service reported to the attacker proading for violation of the laws and customs of war.</text:p>
      <text:p text:style-name="P4">
Complex measures are ongoing to be held accountable for the crimes of our country.</text:p>
      <text:p text:style-name="P4">
The investigation was conducted by SBU staff in the Kherson region of the preservation leadership of the regional prosecutor's office.</text:p>
      <text:p text:style-name="P4">
News Source: <text:a xlink:type="simple" xlink:href="https://armyinform.com.ua/2023/05/18/vykryto-rosijskogo-komandyra-yakyj-viddav-nakaz-na-obstril-czentra-hersonu/" text:style-name="Internet_20_link" text:visited-style-name="Visited_20_Internet_20_Link">
https://armyinform.com.ua/2023/05/18/vykryto-rosijskogo-komandyra-yakyj-viddav-nakaz-na-obstril-czentra-herson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